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va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5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9.794cm"/>
    </style:style>
    <style:style style:name="co7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709cm"/>
    </style:style>
    <style:style style:name="co11" style:family="table-column">
      <style:table-column-properties fo:break-before="auto" style:column-width="1.254cm"/>
    </style:style>
    <style:style style:name="co12" style:family="table-column">
      <style:table-column-properties fo:break-before="auto" style:column-width="17.36cm"/>
    </style:style>
    <style:style style:name="co13" style:family="table-column">
      <style:table-column-properties fo:break-before="auto" style:column-width="0.483cm"/>
    </style:style>
    <style:style style:name="co14" style:family="table-column">
      <style:table-column-properties fo:break-before="auto" style:column-width="0.512cm"/>
    </style:style>
    <style:style style:name="co15" style:family="table-column">
      <style:table-column-properties fo:break-before="auto" style:column-width="2.593cm"/>
    </style:style>
    <style:style style:name="co16" style:family="table-column">
      <style:table-column-properties fo:break-before="auto" style:column-width="7.382cm"/>
    </style:style>
    <style:style style:name="co18" style:family="table-column">
      <style:table-column-properties fo:break-before="auto" style:column-width="0.997cm"/>
    </style:style>
    <style:style style:name="co19" style:family="table-column">
      <style:table-column-properties fo:break-before="auto" style:column-width="1.653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282cm"/>
    </style:style>
    <style:style style:name="co22" style:family="table-column">
      <style:table-column-properties fo:break-before="auto" style:column-width="0.769cm"/>
    </style:style>
    <style:style style:name="co23" style:family="table-column">
      <style:table-column-properties fo:break-before="auto" style:column-width="24.943cm"/>
    </style:style>
    <style:style style:name="co24" style:family="table-column">
      <style:table-column-properties fo:break-before="auto" style:column-width="6.071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7" style:family="table-cell" style:parent-style-name="Default" style:data-style-name="N0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 style:data-style-name="N0">
      <style:table-cell-properties fo:background-color="#b7b3ca" style:text-align-source="fix" style:repeat-content="false" fo:border="0.06pt solid #000000" style:vertical-align="middle"/>
      <style:paragraph-properties fo:text-align="center" fo:margin-left="0cm"/>
    </style:style>
    <style:style style:name="ce111" style:family="table-cell" style:parent-style-name="Default" style:data-style-name="N0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112" style:family="table-cell" style:parent-style-name="Default" style:data-style-name="N0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136" style:family="table-cell" style:parent-style-name="Default" style:data-style-name="N0">
      <style:table-cell-properties fo:border-bottom="none" fo:background-color="#dee6ef" fo:border-left="none" fo:border-right="0.06pt solid #000000" fo:border-top="none"/>
    </style:style>
    <style:style style:name="ce29" style:family="table-cell" style:parent-style-name="Default" style:data-style-name="N0">
      <style:table-cell-properties fo:border-bottom="none" fo:background-color="#f6f9d4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7" style:family="table-cell" style:parent-style-name="Default" style:data-style-name="N0">
      <style:table-cell-properties fo:background-color="#cccccc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358" style:family="table-cell" style:parent-style-name="Default" style:data-style-name="N0">
      <style:table-cell-properties fo:border-bottom="none" fo:background-color="#cccccc" fo:border-left="0.06pt solid #000000" fo:border-right="0.06pt solid #000000" style:rotation-angle="90" fo:border-top="none"/>
    </style:style>
    <style:style style:name="ce359" style:family="table-cell" style:parent-style-name="Default" style:data-style-name="N0">
      <style:table-cell-properties fo:border-bottom="0.06pt solid #000000" fo:background-color="#cccccc" fo:border-left="0.06pt solid #000000" fo:border-right="0.06pt solid #000000" style:rotation-angle="90" fo:border-top="none"/>
    </style:style>
    <style:style style:name="ce360" style:family="table-cell" style:parent-style-name="Default" style:data-style-name="N0">
      <style:table-cell-properties fo:background-color="#e8f2a1" style:text-align-source="fix" style:repeat-content="false" fo:border="0.06pt solid #000000" style:rotation-angle="90" style:vertical-align="middle"/>
      <style:paragraph-properties fo:text-align="center"/>
    </style:style>
    <style:style style:name="ce361" style:family="table-cell" style:parent-style-name="Default" style:data-style-name="N0">
      <style:table-cell-properties fo:border-bottom="none" fo:background-color="#e8f2a1" fo:border-left="0.06pt solid #000000" fo:border-right="0.06pt solid #000000" style:rotation-angle="90" fo:border-top="none" style:vertical-align="automatic"/>
    </style:style>
    <style:style style:name="ce362" style:family="table-cell" style:parent-style-name="Default" style:data-style-name="N0">
      <style:table-cell-properties fo:border-bottom="0.06pt solid #000000" fo:background-color="#e8f2a1" fo:border-left="0.06pt solid #000000" fo:border-right="0.06pt solid #000000" style:rotation-angle="90" fo:border-top="none" style:vertical-align="automatic"/>
    </style:style>
    <style:style style:name="ce363" style:family="table-cell" style:parent-style-name="Default">
      <style:table-cell-properties fo:background-color="#afd095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364" style:family="table-cell" style:parent-style-name="Default">
      <style:table-cell-properties fo:border-bottom="none" fo:background-color="#afd095" fo:border-left="0.06pt solid #000000" fo:border-right="0.06pt solid #000000" style:rotation-angle="90" fo:border-top="none"/>
    </style:style>
    <style:style style:name="ce365" style:family="table-cell" style:parent-style-name="Default">
      <style:table-cell-properties fo:border-bottom="0.06pt solid #000000" fo:background-color="#afd095" fo:border-left="0.06pt solid #000000" fo:border-right="0.06pt solid #000000" style:rotation-angle="90" fo:border-top="none"/>
    </style:style>
    <style:style style:name="ce366" style:family="table-cell" style:parent-style-name="Default" style:data-style-name="N0">
      <style:table-cell-properties fo:background-color="#b3cac7" style:text-align-source="fix" style:repeat-content="false" fo:border="0.06pt solid #000000" style:rotation-angle="90" style:vertical-align="middle"/>
      <style:paragraph-properties fo:text-align="center"/>
    </style:style>
    <style:style style:name="ce367" style:family="table-cell" style:parent-style-name="Default" style:data-style-name="N0">
      <style:table-cell-properties fo:border-bottom="none" fo:background-color="#b3cac7" fo:border-left="0.06pt solid #000000" fo:border-right="0.06pt solid #000000" style:rotation-angle="90" fo:border-top="none"/>
    </style:style>
    <style:style style:name="ce368" style:family="table-cell" style:parent-style-name="Default" style:data-style-name="N0">
      <style:table-cell-properties fo:border-bottom="0.06pt solid #000000" fo:background-color="#b3cac7" fo:border-left="0.06pt solid #000000" fo:border-right="0.06pt solid #000000" style:rotation-angle="90" fo:border-top="none"/>
    </style:style>
    <style:style style:name="ce369" style:family="table-cell" style:parent-style-name="Default" style:data-style-name="N0">
      <style:table-cell-properties fo:background-color="#b4c7dc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70" style:family="table-cell" style:parent-style-name="Default" style:data-style-name="N0">
      <style:table-cell-properties fo:border-bottom="none" fo:background-color="#b4c7dc" style:text-align-source="fix" style:repeat-content="false" fo:border-left="0.06pt solid #000000" fo:border-right="0.06pt solid #000000" style:rotation-angle="90" fo:border-top="none"/>
      <style:paragraph-properties fo:text-align="center" fo:margin-left="0cm"/>
    </style:style>
    <style:style style:name="ce371" style:family="table-cell" style:parent-style-name="Default" style:data-style-name="N0">
      <style:table-cell-properties fo:border-bottom="0.06pt solid #000000" fo:background-color="#b4c7dc" style:text-align-source="fix" style:repeat-content="false" fo:border-left="0.06pt solid #000000" fo:border-right="0.06pt solid #000000" style:rotation-angle="90" fo:border-top="none"/>
      <style:paragraph-properties fo:text-align="center" fo:margin-left="0cm"/>
    </style:style>
    <style:style style:name="ce372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middle"/>
      <style:paragraph-properties fo:text-align="center"/>
    </style:style>
    <style:style style:name="ce373" style:family="table-cell" style:parent-style-name="Default" style:data-style-name="N0">
      <style:table-cell-properties fo:border-bottom="0.06pt solid #000000" fo:background-color="#b7b3ca" fo:border-left="0.06pt solid #000000" fo:border-right="0.06pt solid #000000" fo:border-top="none"/>
    </style:style>
    <style:style style:name="ce374" style:family="table-cell" style:parent-style-name="Default" style:data-style-name="N0">
      <style:table-cell-properties fo:background-color="#bf819e" fo:border="0.06pt solid #000000"/>
    </style:style>
    <style:style style:name="ce375" style:family="table-cell" style:parent-style-name="Default" style:data-style-name="N0">
      <style:table-cell-properties fo:background-color="#ec9ba4" style:text-align-source="fix" style:repeat-content="false" fo:border="0.06pt solid #000000" style:rotation-angle="90" style:vertical-align="middle"/>
      <style:paragraph-properties fo:text-align="center"/>
    </style:style>
    <style:style style:name="ce376" style:family="table-cell" style:parent-style-name="Default" style:data-style-name="N0">
      <style:table-cell-properties fo:border-bottom="0.06pt solid #000000" fo:background-color="#ec9ba4" fo:border-left="0.06pt solid #000000" fo:border-right="0.06pt solid #000000" style:rotation-angle="90" fo:border-top="none"/>
    </style:style>
    <style:style style:name="ce377" style:family="table-cell" style:parent-style-name="Default" style:data-style-name="N0">
      <style:table-cell-properties fo:background-color="#ffa6a6" style:text-align-source="fix" style:repeat-content="false" fo:border="0.06pt solid #000000" style:rotation-angle="90" style:vertical-align="middle"/>
      <style:paragraph-properties fo:text-align="center"/>
    </style:style>
    <style:style style:name="ce378" style:family="table-cell" style:parent-style-name="Default" style:data-style-name="N0">
      <style:table-cell-properties fo:border-bottom="none" fo:background-color="#ffa6a6" fo:border-left="0.06pt solid #000000" fo:border-right="0.06pt solid #000000" style:rotation-angle="90" fo:border-top="none"/>
    </style:style>
    <style:style style:name="ce379" style:family="table-cell" style:parent-style-name="Default" style:data-style-name="N0">
      <style:table-cell-properties fo:border-bottom="0.06pt solid #000000" fo:background-color="#ffa6a6" fo:border-left="0.06pt solid #000000" fo:border-right="0.06pt solid #000000" style:rotation-angle="90" fo:border-top="none"/>
    </style:style>
    <style:style style:name="ce380" style:family="table-cell" style:parent-style-name="Default" style:data-style-name="N0"/>
    <style:style style:name="ce381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382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8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85" style:family="table-cell" style:parent-style-name="Default" style:data-style-name="N0">
      <style:table-cell-properties fo:border-bottom="none" fo:background-color="#f6f9d4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86" style:family="table-cell" style:parent-style-name="Default" style:data-style-name="N0">
      <style:table-cell-properties fo:border-bottom="0.06pt solid #000000" fo:background-color="#f6f9d4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87" style:family="table-cell" style:parent-style-name="Default">
      <style:table-cell-properties fo:border-bottom="none" fo:background-color="#dde8cb" fo:border-left="none" fo:border-right="none" fo:border-top="0.06pt solid #000000" style:vertical-align="middle"/>
    </style:style>
    <style:style style:name="ce388" style:family="table-cell" style:parent-style-name="Default">
      <style:table-cell-properties fo:background-color="#dde8cb" style:vertical-align="middle"/>
    </style:style>
    <style:style style:name="ce389" style:family="table-cell" style:parent-style-name="Default">
      <style:table-cell-properties fo:border-bottom="0.06pt solid #000000" fo:background-color="#dde8cb" fo:border-left="none" fo:border-right="none" fo:border-top="none" style:vertical-align="middle"/>
    </style:style>
    <style:style style:name="ce390" style:family="table-cell" style:parent-style-name="Default" style:data-style-name="N0">
      <style:table-cell-properties fo:border-bottom="none" fo:background-color="#dee7e5" fo:border-left="none" fo:border-right="none" fo:border-top="0.06pt solid #000000" style:vertical-align="middle"/>
    </style:style>
    <style:style style:name="ce391" style:family="table-cell" style:parent-style-name="Default" style:data-style-name="N0">
      <style:table-cell-properties fo:background-color="#dee7e5" style:vertical-align="middle"/>
    </style:style>
    <style:style style:name="ce392" style:family="table-cell" style:parent-style-name="Default" style:data-style-name="N0">
      <style:table-cell-properties fo:border-bottom="0.06pt solid #000000" fo:background-color="#dee7e5" fo:border-left="none" fo:border-right="none" fo:border-top="none" style:vertical-align="middle"/>
    </style:style>
    <style:style style:name="ce393" style:family="table-cell" style:parent-style-name="Default" style:data-style-name="N0">
      <style:table-cell-properties fo:border-bottom="none" fo:background-color="#dee6ef" fo:border-left="none" fo:border-right="none" fo:border-top="0.06pt solid #000000" style:vertical-align="middle"/>
    </style:style>
    <style:style style:name="ce394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start" fo:margin-left="0cm"/>
    </style:style>
    <style:style style:name="ce395" style:family="table-cell" style:parent-style-name="Default" style:data-style-name="N0">
      <style:table-cell-properties fo:background-color="#dee6ef" style:vertical-align="middle"/>
    </style:style>
    <style:style style:name="ce396" style:family="table-cell" style:parent-style-name="Default" style:data-style-name="N0">
      <style:table-cell-properties fo:border-bottom="0.06pt solid #000000" fo:background-color="#dee6ef" fo:border-left="none" fo:border-right="none" fo:border-top="none" style:vertical-align="middle"/>
    </style:style>
    <style:style style:name="ce397" style:family="table-cell" style:parent-style-name="Default" style:data-style-name="N0">
      <style:table-cell-properties fo:border-bottom="none" fo:background-color="#dedce6" fo:border-left="none" fo:border-right="none" fo:border-top="0.06pt solid #000000" style:vertical-align="middle"/>
    </style:style>
    <style:style style:name="ce398" style:family="table-cell" style:parent-style-name="Default" style:data-style-name="N0">
      <style:table-cell-properties fo:border-bottom="0.06pt solid #000000" fo:background-color="#dedce6" fo:border-left="none" fo:border-right="none" fo:border-top="none" style:vertical-align="middle"/>
    </style:style>
    <style:style style:name="ce399" style:family="table-cell" style:parent-style-name="Default" style:data-style-name="N0">
      <style:table-cell-properties fo:border-bottom="0.06pt solid #000000" fo:background-color="#e0c2cd" fo:border-left="none" fo:border-right="none" fo:border-top="0.06pt solid #000000" style:vertical-align="middle"/>
    </style:style>
    <style:style style:name="ce40" style:family="table-cell" style:parent-style-name="Default" style:data-style-name="N0">
      <style:table-cell-properties fo:background-color="#dee6ef" style:vertical-align="middle"/>
    </style:style>
    <style:style style:name="ce400" style:family="table-cell" style:parent-style-name="Default" style:data-style-name="N0">
      <style:table-cell-properties fo:border-bottom="none" fo:background-color="#f7d1d5" fo:border-left="none" fo:border-right="none" fo:border-top="0.06pt solid #000000" style:vertical-align="middle"/>
    </style:style>
    <style:style style:name="ce401" style:family="table-cell" style:parent-style-name="Default" style:data-style-name="N0">
      <style:table-cell-properties fo:border-bottom="0.06pt solid #000000" fo:background-color="#f7d1d5" fo:border-left="none" fo:border-right="none" fo:border-top="none" style:vertical-align="middle"/>
    </style:style>
    <style:style style:name="ce402" style:family="table-cell" style:parent-style-name="Default" style:data-style-name="N0">
      <style:table-cell-properties fo:border-bottom="none" fo:background-color="#ffd7d7" fo:border-left="none" fo:border-right="none" fo:border-top="0.06pt solid #000000" style:vertical-align="middle"/>
    </style:style>
    <style:style style:name="ce403" style:family="table-cell" style:parent-style-name="Default" style:data-style-name="N0">
      <style:table-cell-properties fo:background-color="#ffd7d7" style:vertical-align="middle"/>
    </style:style>
    <style:style style:name="ce404" style:family="table-cell" style:parent-style-name="Default" style:data-style-name="N0">
      <style:table-cell-properties fo:background-color="#ffd7d7" style:text-align-source="fix" style:repeat-content="false" style:vertical-align="middle"/>
      <style:paragraph-properties fo:text-align="start" fo:margin-left="0cm"/>
    </style:style>
    <style:style style:name="ce405" style:family="table-cell" style:parent-style-name="Default" style:data-style-name="N0">
      <style:table-cell-properties fo:border-bottom="0.06pt solid #000000" fo:background-color="#ffd7d7" fo:border-left="none" fo:border-right="none" fo:border-top="none" style:vertical-align="middle"/>
    </style:style>
    <style:style style:name="ce40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7" style:family="table-cell" style:parent-style-name="Default" style:data-style-name="N0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0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409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0" style:family="table-cell" style:parent-style-name="Default" style:data-style-name="N0">
      <style:table-cell-properties fo:border-bottom="none" fo:background-color="#e8f2a1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412" style:family="table-cell" style:parent-style-name="Default" style:data-style-name="N0">
      <style:table-cell-properties fo:border-bottom="0.06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416" style:family="table-cell" style:parent-style-name="Default" style:data-style-name="N0">
      <style:table-cell-properties fo:border-bottom="none" fo:background-color="#b3cac7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17" style:family="table-cell" style:parent-style-name="Default" style:data-style-name="N0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418" style:family="table-cell" style:parent-style-name="Default" style:data-style-name="N0">
      <style:table-cell-properties fo:border-bottom="0.06pt solid #000000" fo:background-color="#b3cac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9" style:family="table-cell" style:parent-style-name="Default" style:data-style-name="N0">
      <style:table-cell-properties fo:border-bottom="none" fo:background-color="#b4c7d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20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21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22" style:family="table-cell" style:parent-style-name="Default" style:data-style-name="N0">
      <style:table-cell-properties fo:border-bottom="none" fo:background-color="#b7b3ca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23" style:family="table-cell" style:parent-style-name="Default" style:data-style-name="N0">
      <style:table-cell-properties fo:border-bottom="0.06pt solid #000000" fo:background-color="#b7b3ca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24" style:family="table-cell" style:parent-style-name="Default" style:data-style-name="N0">
      <style:table-cell-properties fo:border-bottom="0.06pt solid #000000" fo:background-color="#bf819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25" style:family="table-cell" style:parent-style-name="Default" style:data-style-name="N0">
      <style:table-cell-properties fo:border-bottom="none" fo:background-color="#ec9ba4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26" style:family="table-cell" style:parent-style-name="Default" style:data-style-name="N0">
      <style:table-cell-properties fo:border-bottom="0.06pt solid #000000" fo:background-color="#ec9ba4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27" style:family="table-cell" style:parent-style-name="Default" style:data-style-name="N0">
      <style:table-cell-properties fo:border-bottom="none" fo:background-color="#ffa6a6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28" style:family="table-cell" style:parent-style-name="Default" style:data-style-name="N0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429" style:family="table-cell" style:parent-style-name="Default" style:data-style-name="N0">
      <style:table-cell-properties fo:border-bottom="0.06pt solid #000000" fo:background-color="#ffa6a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30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31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3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33" style:family="table-cell" style:parent-style-name="Default" style:data-style-name="N0">
      <style:table-cell-properties fo:border-bottom="none" fo:background-color="#f6f9d4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34" style:family="table-cell" style:parent-style-name="Default" style:data-style-name="N0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435" style:family="table-cell" style:parent-style-name="Default" style:data-style-name="N0">
      <style:table-cell-properties fo:border-bottom="0.06pt solid #000000" fo:background-color="#f6f9d4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36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37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438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39" style:family="table-cell" style:parent-style-name="Default" style:data-style-name="N0">
      <style:table-cell-properties fo:border-bottom="none" fo:background-color="#dee7e5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40" style:family="table-cell" style:parent-style-name="Default" style:data-style-name="N0">
      <style:table-cell-properties fo:background-color="#dee7e5" style:text-align-source="fix" style:repeat-content="false" style:vertical-align="middle"/>
      <style:paragraph-properties fo:text-align="center" fo:margin-left="0cm"/>
    </style:style>
    <style:style style:name="ce441" style:family="table-cell" style:parent-style-name="Default" style:data-style-name="N0">
      <style:table-cell-properties fo:border-bottom="0.06pt solid #000000" fo:background-color="#dee7e5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42" style:family="table-cell" style:parent-style-name="Default" style:data-style-name="N0">
      <style:table-cell-properties fo:border-bottom="none" fo:background-color="#dee6ef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43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444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45" style:family="table-cell" style:parent-style-name="Default" style:data-style-name="N0">
      <style:table-cell-properties fo:border-bottom="none" fo:background-color="#dedce6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46" style:family="table-cell" style:parent-style-name="Default" style:data-style-name="N0">
      <style:table-cell-properties fo:border-bottom="0.06pt solid #00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47" style:family="table-cell" style:parent-style-name="Default" style:data-style-name="N0">
      <style:table-cell-properties fo:border-bottom="0.06pt solid #000000" fo:background-color="#e0c2cd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48" style:family="table-cell" style:parent-style-name="Default" style:data-style-name="N0">
      <style:table-cell-properties fo:border-bottom="none" fo:background-color="#f7d1d5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49" style:family="table-cell" style:parent-style-name="Default" style:data-style-name="N0">
      <style:table-cell-properties fo:border-bottom="0.06pt solid #000000" fo:background-color="#f7d1d5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50" style:family="table-cell" style:parent-style-name="Default" style:data-style-name="N0">
      <style:table-cell-properties fo:border-bottom="none" fo:background-color="#ffd7d7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51" style:family="table-cell" style:parent-style-name="Default" style:data-style-name="N0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452" style:family="table-cell" style:parent-style-name="Default" style:data-style-name="N0">
      <style:table-cell-properties fo:border-bottom="0.06pt solid #00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5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54" style:family="table-cell" style:parent-style-name="Default" style:data-style-name="N0">
      <style:table-cell-properties fo:border-bottom="none" fo:background-color="#e8f2a1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55" style:family="table-cell" style:parent-style-name="Default" style:data-style-name="N0">
      <style:table-cell-properties fo:border-bottom="none" fo:background-color="#e8f2a1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56" style:family="table-cell" style:parent-style-name="Default" style:data-style-name="N0">
      <style:table-cell-properties fo:border-bottom="0.06pt solid #000000" fo:background-color="#e8f2a1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57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58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59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60" style:family="table-cell" style:parent-style-name="Default" style:data-style-name="N0">
      <style:table-cell-properties fo:background-color="#b3cac7" style:text-align-source="fix" style:repeat-content="false" fo:border="0.06pt solid #000000" style:vertical-align="middle"/>
      <style:paragraph-properties fo:text-align="center" fo:margin-left="0cm"/>
    </style:style>
    <style:style style:name="ce46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464" style:family="table-cell" style:parent-style-name="Default" style:data-style-name="N0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  <style:style style:name="ce467" style:family="table-cell" style:parent-style-name="Default" style:data-style-name="N0">
      <style:table-cell-properties fo:background-color="#e8f2a1" style:text-align-source="fix" style:repeat-content="false" fo:border="none" style:vertical-align="middle"/>
      <style:paragraph-properties fo:text-align="center" fo:margin-left="0cm"/>
    </style:style>
    <style:style style:name="ce468" style:family="table-cell" style:parent-style-name="Default">
      <style:table-cell-properties fo:background-color="#afd095" style:text-align-source="fix" style:repeat-content="false" fo:border="none" style:vertical-align="middle"/>
      <style:paragraph-properties fo:text-align="center" fo:margin-left="0cm"/>
    </style:style>
    <style:style style:name="ce469" style:family="table-cell" style:parent-style-name="Default" style:data-style-name="N0">
      <style:table-cell-properties fo:border-bottom="none" fo:background-color="#e8f2a1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70" style:family="table-cell" style:parent-style-name="Default" style:data-style-name="N0">
      <style:table-cell-properties fo:border-bottom="none" fo:background-color="#e8f2a1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1" style:family="table-cell" style:parent-style-name="Default" style:data-style-name="N0">
      <style:table-cell-properties fo:border-bottom="0.06pt solid #000000" fo:background-color="#e8f2a1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2" style:family="table-cell" style:parent-style-name="Default" style:data-style-name="N0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473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74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5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76" style:family="table-cell" style:parent-style-name="Default" style:data-style-name="N0">
      <style:table-cell-properties fo:border-bottom="none" fo:background-color="#dddddd" fo:border-left="none" fo:border-right="0.06pt solid #000000" fo:border-top="0.06pt solid #000000"/>
    </style:style>
    <style:style style:name="ce477" style:family="table-cell" style:parent-style-name="Default" style:data-style-name="N0">
      <style:table-cell-properties fo:border-bottom="none" fo:background-color="#dddddd" fo:border-left="none" fo:border-right="0.06pt solid #000000" fo:border-top="none"/>
    </style:style>
    <style:style style:name="ce478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</style:style>
    <style:style style:name="ce479" style:family="table-cell" style:parent-style-name="Default" style:data-style-name="N0">
      <style:table-cell-properties fo:border-bottom="none" fo:background-color="#f6f9d4" fo:border-left="none" fo:border-right="0.06pt solid #000000" fo:border-top="0.06pt solid #000000"/>
    </style:style>
    <style:style style:name="ce480" style:family="table-cell" style:parent-style-name="Default" style:data-style-name="N0">
      <style:table-cell-properties fo:border-bottom="none" fo:background-color="#f6f9d4" fo:border-left="none" fo:border-right="0.06pt solid #000000" fo:border-top="none"/>
    </style:style>
    <style:style style:name="ce481" style:family="table-cell" style:parent-style-name="Default" style:data-style-name="N0">
      <style:table-cell-properties fo:border-bottom="0.06pt solid #000000" fo:background-color="#f6f9d4" fo:border-left="none" fo:border-right="0.06pt solid #000000" fo:border-top="none"/>
    </style:style>
    <style:style style:name="ce482" style:family="table-cell" style:parent-style-name="Default">
      <style:table-cell-properties fo:border-bottom="none" fo:background-color="#dde8cb" fo:border-left="none" fo:border-right="0.06pt solid #000000" fo:border-top="0.06pt solid #000000"/>
    </style:style>
    <style:style style:name="ce483" style:family="table-cell" style:parent-style-name="Default">
      <style:table-cell-properties fo:border-bottom="none" fo:background-color="#dde8cb" fo:border-left="none" fo:border-right="0.06pt solid #000000" fo:border-top="none"/>
    </style:style>
    <style:style style:name="ce484" style:family="table-cell" style:parent-style-name="Default">
      <style:table-cell-properties fo:border-bottom="0.06pt solid #000000" fo:background-color="#dde8cb" fo:border-left="none" fo:border-right="0.06pt solid #000000" fo:border-top="none"/>
    </style:style>
    <style:style style:name="ce485" style:family="table-cell" style:parent-style-name="Default" style:data-style-name="N0">
      <style:table-cell-properties fo:border-bottom="none" fo:background-color="#dee7e5" fo:border-left="none" fo:border-right="0.06pt solid #000000" fo:border-top="0.06pt solid #000000"/>
    </style:style>
    <style:style style:name="ce486" style:family="table-cell" style:parent-style-name="Default" style:data-style-name="N0">
      <style:table-cell-properties fo:border-bottom="none" fo:background-color="#dee7e5" fo:border-left="none" fo:border-right="0.06pt solid #000000" fo:border-top="none"/>
    </style:style>
    <style:style style:name="ce487" style:family="table-cell" style:parent-style-name="Default" style:data-style-name="N0">
      <style:table-cell-properties fo:border-bottom="0.06pt solid #000000" fo:background-color="#dee7e5" fo:border-left="none" fo:border-right="0.06pt solid #000000" fo:border-top="none"/>
    </style:style>
    <style:style style:name="ce488" style:family="table-cell" style:parent-style-name="Default" style:data-style-name="N0">
      <style:table-cell-properties fo:border-bottom="none" fo:background-color="#dee6ef" fo:border-left="none" fo:border-right="0.06pt solid #000000" fo:border-top="0.06pt solid #000000"/>
    </style:style>
    <style:style style:name="ce489" style:family="table-cell" style:parent-style-name="Default" style:data-style-name="N0">
      <style:table-cell-properties fo:border-bottom="none" fo:background-color="#dee6ef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490" style:family="table-cell" style:parent-style-name="Default" style:data-style-name="N0">
      <style:table-cell-properties fo:border-bottom="none" fo:background-color="#dee6ef" fo:border-left="none" fo:border-right="0.06pt solid #000000" fo:border-top="none"/>
    </style:style>
    <style:style style:name="ce491" style:family="table-cell" style:parent-style-name="Default" style:data-style-name="N0">
      <style:table-cell-properties fo:border-bottom="0.06pt solid #000000" fo:background-color="#dee6ef" fo:border-left="none" fo:border-right="0.06pt solid #000000" fo:border-top="none"/>
    </style:style>
    <style:style style:name="ce492" style:family="table-cell" style:parent-style-name="Default" style:data-style-name="N0">
      <style:table-cell-properties fo:border-bottom="none" fo:background-color="#dedce6" fo:border-left="none" fo:border-right="0.06pt solid #000000" fo:border-top="0.06pt solid #000000"/>
    </style:style>
    <style:style style:name="ce493" style:family="table-cell" style:parent-style-name="Default" style:data-style-name="N0">
      <style:table-cell-properties fo:border-bottom="0.06pt solid #000000" fo:background-color="#dedce6" fo:border-left="none" fo:border-right="0.06pt solid #000000" fo:border-top="none"/>
    </style:style>
    <style:style style:name="ce494" style:family="table-cell" style:parent-style-name="Default" style:data-style-name="N0">
      <style:table-cell-properties fo:border-bottom="0.06pt solid #000000" fo:background-color="#e0c2cd" fo:border-left="none" fo:border-right="0.06pt solid #000000" fo:border-top="0.06pt solid #000000"/>
    </style:style>
    <style:style style:name="ce495" style:family="table-cell" style:parent-style-name="Default" style:data-style-name="N0">
      <style:table-cell-properties fo:border-bottom="none" fo:background-color="#f7d1d5" fo:border-left="none" fo:border-right="0.06pt solid #000000" fo:border-top="0.06pt solid #000000"/>
    </style:style>
    <style:style style:name="ce496" style:family="table-cell" style:parent-style-name="Default" style:data-style-name="N0">
      <style:table-cell-properties fo:border-bottom="0.06pt solid #000000" fo:background-color="#f7d1d5" fo:border-left="none" fo:border-right="0.06pt solid #000000" fo:border-top="none"/>
    </style:style>
    <style:style style:name="ce497" style:family="table-cell" style:parent-style-name="Default" style:data-style-name="N0">
      <style:table-cell-properties fo:border-bottom="none" fo:background-color="#ffd7d7" fo:border-left="none" fo:border-right="0.06pt solid #000000" fo:border-top="0.06pt solid #000000"/>
    </style:style>
    <style:style style:name="ce498" style:family="table-cell" style:parent-style-name="Default" style:data-style-name="N0">
      <style:table-cell-properties fo:border-bottom="none" fo:background-color="#ffd7d7" fo:border-left="none" fo:border-right="0.06pt solid #000000" fo:border-top="none"/>
    </style:style>
    <style:style style:name="ce499" style:family="table-cell" style:parent-style-name="Default" style:data-style-name="N0">
      <style:table-cell-properties fo:border-bottom="0.06pt solid #000000" fo:background-color="#ffd7d7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afd095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9" style:family="table-cell" style:parent-style-name="Default">
      <style:table-cell-properties style:rotation-angle="0"/>
    </style:style>
    <style:style style:name="ce154" style:family="table-cell" style:parent-style-name="Default">
      <style:table-cell-properties fo:background-color="#e8f2a1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384" style:family="table-cell" style:parent-style-name="Default" style:data-style-name="N0">
      <style:table-cell-properties fo:border-bottom="none" fo:background-color="#f6f9d4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500" style:family="table-cell" style:parent-style-name="Default" style:data-style-name="N0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1" style:family="table-cell" style:parent-style-name="Default">
      <style:table-cell-properties fo:background-color="#b4c7dc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503" style:family="table-cell" style:parent-style-name="Default">
      <style:table-cell-properties fo:background-color="#ec9ba4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504" style:family="table-cell" style:parent-style-name="Default">
      <style:table-cell-properties fo:background-color="#b7b3ca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505" style:family="table-cell" style:parent-style-name="Default">
      <style:table-cell-properties fo:background-color="#bf819e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506" style:family="table-cell" style:parent-style-name="Default">
      <style:table-cell-properties fo:background-color="#afd095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508" style:family="table-cell" style:parent-style-name="Default">
      <style:table-cell-properties fo:background-color="#cccccc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509" style:family="table-cell" style:parent-style-name="Default">
      <style:table-cell-properties fo:background-color="#b3cac7" style:text-align-source="fix" style:repeat-content="false" fo:wrap-option="wrap" fo:border="0.74pt solid #000000" style:rotation-angle="0" style:vertical-align="middle"/>
      <style:paragraph-properties fo:text-align="center" fo:margin-left="0cm"/>
    </style:style>
    <style:style style:name="ce510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11" style:family="table-cell" style:parent-style-name="Default">
      <style:table-cell-properties fo:background-color="#b3cac7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512" style:family="table-cell" style:parent-style-name="Default">
      <style:table-cell-properties fo:border="0.74pt solid #000000" style:rotation-angle="0"/>
    </style:style>
    <style:style style:name="ce513" style:family="table-cell" style:parent-style-name="Default">
      <style:table-cell-properties fo:background-color="#ffa6a6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514" style:family="table-cell" style:parent-style-name="Default" style:data-style-name="N0">
      <style:table-cell-properties fo:border-bottom="0.74pt solid #000000" fo:background-color="#dee7e5" fo:border-left="none" fo:border-right="none" fo:border-top="none" style:vertical-align="middle"/>
    </style:style>
    <style:style style:name="ce515" style:family="table-cell" style:parent-style-name="Default" style:data-style-name="N0">
      <style:table-cell-properties fo:border-bottom="none" fo:background-color="#dee7e5" fo:border-left="none" fo:border-right="none" fo:border-top="0.74pt solid #000000" style:vertical-align="middle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7" style:family="table-cell" style:parent-style-name="Default" style:data-style-name="N0">
      <style:table-cell-properties fo:border-bottom="0.74pt solid #000000" fo:background-color="#b3cac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18" style:family="table-cell" style:parent-style-name="Default" style:data-style-name="N0">
      <style:table-cell-properties fo:border-bottom="none" fo:background-color="#b3cac7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19" style:family="table-cell" style:parent-style-name="Default" style:data-style-name="N0">
      <style:table-cell-properties fo:border-bottom="0.74pt solid #000000" fo:background-color="#dee7e5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20" style:family="table-cell" style:parent-style-name="Default" style:data-style-name="N0">
      <style:table-cell-properties fo:border-bottom="none" fo:background-color="#dee7e5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21" style:family="table-cell" style:parent-style-name="Default" style:data-style-name="N0">
      <style:table-cell-properties fo:border-bottom="0.74pt solid #000000" fo:background-color="#dee7e5" fo:border-left="none" fo:border-right="0.06pt solid #000000" fo:border-top="none"/>
    </style:style>
    <style:style style:name="ce522" style:family="table-cell" style:parent-style-name="Default" style:data-style-name="N0">
      <style:table-cell-properties fo:border-bottom="none" fo:background-color="#dee7e5" fo:border-left="none" fo:border-right="0.06pt solid #000000" fo:border-top="0.74pt solid #000000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3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76" style:family="table-cell" style:parent-style-name="Default">
      <style:text-properties style:font-name="Liberation Mono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4" style:family="table-cell" style:parent-style-name="Default">
      <style:table-cell-properties fo:background-color="#302709"/>
      <style:text-properties fo:color="#729fcf" style:font-name="Liberation Mono" fo:font-weight="bold" style:font-weight-asian="bold" style:font-weight-complex="bold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6" style:family="table-cell" style:parent-style-name="Default">
      <style:table-cell-properties fo:background-color="#302709" style:text-align-source="fix" style:repeat-content="false"/>
      <style:paragraph-properties fo:text-align="start" fo:margin-left="0cm"/>
      <style:text-properties fo:color="#b4c7dc" style:font-name="Liberation Mono"/>
    </style:style>
    <style:style style:name="ce527" style:family="table-cell" style:parent-style-name="Default">
      <style:table-cell-properties fo:background-color="#302709"/>
      <style:text-properties fo:color="#dde8cb" style:font-name="Liberation Mono"/>
    </style:style>
    <style:style style:name="ce528" style:family="table-cell" style:parent-style-name="Default">
      <style:table-cell-properties fo:background-color="#302709"/>
      <style:text-properties fo:color="#ffffd7" style:font-name="Liberation Mono"/>
    </style:style>
    <style:style style:name="ce529" style:family="table-cell" style:parent-style-name="Default">
      <style:table-cell-properties fo:background-color="#302709"/>
      <style:text-properties fo:color="#729fcf" style:font-name="Liberation Mono"/>
    </style:style>
    <style:style style:name="ce530" style:family="table-cell" style:parent-style-name="Default">
      <style:text-properties fo:color="#468a1a"/>
    </style:style>
    <style:style style:name="ce531" style:family="table-cell" style:parent-style-name="Default">
      <style:table-cell-properties fo:background-color="#302709"/>
      <style:text-properties fo:color="#468a1a" style:font-name="Liberation Mono"/>
    </style:style>
    <style:style style:name="ce19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ackground-color="#cccccc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201" style:family="table-cell" style:parent-style-name="Default" style:data-style-name="N0">
      <style:table-cell-properties fo:border-bottom="none" fo:background-color="#cccccc" fo:border-left="0.06pt solid #000000" fo:border-right="0.06pt solid #000000" style:rotation-angle="90" fo:border-top="none"/>
    </style:style>
    <style:style style:name="ce202" style:family="table-cell" style:parent-style-name="Default" style:data-style-name="N0">
      <style:table-cell-properties fo:border-bottom="0.06pt solid #000000" fo:background-color="#cccccc" fo:border-left="0.06pt solid #000000" fo:border-right="0.06pt solid #000000" style:rotation-angle="90" fo:border-top="none"/>
    </style:style>
    <style:style style:name="ce203" style:family="table-cell" style:parent-style-name="Default" style:data-style-name="N0">
      <style:table-cell-properties fo:background-color="#e8f2a1" style:text-align-source="fix" style:repeat-content="false" fo:border="0.06pt solid #000000" style:rotation-angle="90" style:vertical-align="middle"/>
      <style:paragraph-properties fo:text-align="center"/>
    </style:style>
    <style:style style:name="ce204" style:family="table-cell" style:parent-style-name="Default" style:data-style-name="N0">
      <style:table-cell-properties fo:border-bottom="none" fo:background-color="#e8f2a1" fo:border-left="0.06pt solid #000000" fo:border-right="0.06pt solid #000000" style:rotation-angle="90" fo:border-top="none" style:vertical-align="automatic"/>
    </style:style>
    <style:style style:name="ce205" style:family="table-cell" style:parent-style-name="Default" style:data-style-name="N0">
      <style:table-cell-properties fo:border-bottom="0.06pt solid #000000" fo:background-color="#e8f2a1" fo:border-left="0.06pt solid #000000" fo:border-right="0.06pt solid #000000" style:rotation-angle="90" fo:border-top="none" style:vertical-align="automatic"/>
    </style:style>
    <style:style style:name="ce206" style:family="table-cell" style:parent-style-name="Default">
      <style:table-cell-properties fo:background-color="#afd095"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207" style:family="table-cell" style:parent-style-name="Default">
      <style:table-cell-properties fo:border-bottom="none" fo:background-color="#afd095" fo:border-left="0.06pt solid #000000" fo:border-right="0.06pt solid #000000" style:rotation-angle="90" fo:border-top="none"/>
    </style:style>
    <style:style style:name="ce208" style:family="table-cell" style:parent-style-name="Default">
      <style:table-cell-properties fo:border-bottom="0.06pt solid #000000" fo:background-color="#afd095" fo:border-left="0.06pt solid #000000" fo:border-right="0.06pt solid #000000" style:rotation-angle="90" fo:border-top="none"/>
    </style:style>
    <style:style style:name="ce209" style:family="table-cell" style:parent-style-name="Default" style:data-style-name="N0">
      <style:table-cell-properties fo:background-color="#b3cac7" style:text-align-source="fix" style:repeat-content="false" fo:border="0.06pt solid #000000" style:rotation-angle="90" style:vertical-align="middle"/>
      <style:paragraph-properties fo:text-align="center"/>
    </style:style>
    <style:style style:name="ce210" style:family="table-cell" style:parent-style-name="Default" style:data-style-name="N0">
      <style:table-cell-properties fo:border-bottom="none" fo:background-color="#b3cac7" fo:border-left="0.06pt solid #000000" fo:border-right="0.06pt solid #000000" style:rotation-angle="90" fo:border-top="none"/>
    </style:style>
    <style:style style:name="ce211" style:family="table-cell" style:parent-style-name="Default" style:data-style-name="N0">
      <style:table-cell-properties fo:border-bottom="0.06pt solid #000000" fo:background-color="#b3cac7" fo:border-left="0.06pt solid #000000" fo:border-right="0.06pt solid #000000" style:rotation-angle="90" fo:border-top="none"/>
    </style:style>
    <style:style style:name="ce212" style:family="table-cell" style:parent-style-name="Default" style:data-style-name="N0">
      <style:table-cell-properties fo:background-color="#b4c7dc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13" style:family="table-cell" style:parent-style-name="Default" style:data-style-name="N0">
      <style:table-cell-properties fo:border-bottom="none" fo:background-color="#b4c7dc" style:text-align-source="fix" style:repeat-content="false" fo:border-left="0.06pt solid #000000" fo:border-right="0.06pt solid #000000" style:rotation-angle="90" fo:border-top="none"/>
      <style:paragraph-properties fo:text-align="center" fo:margin-left="0cm"/>
    </style:style>
    <style:style style:name="ce214" style:family="table-cell" style:parent-style-name="Default" style:data-style-name="N0">
      <style:table-cell-properties fo:border-bottom="0.06pt solid #000000" fo:background-color="#b4c7dc" style:text-align-source="fix" style:repeat-content="false" fo:border-left="0.06pt solid #000000" fo:border-right="0.06pt solid #000000" style:rotation-angle="90" fo:border-top="none"/>
      <style:paragraph-properties fo:text-align="center" fo:margin-left="0cm"/>
    </style:style>
    <style:style style:name="ce215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middle"/>
      <style:paragraph-properties fo:text-align="center"/>
    </style:style>
    <style:style style:name="ce216" style:family="table-cell" style:parent-style-name="Default" style:data-style-name="N0">
      <style:table-cell-properties fo:border-bottom="0.06pt solid #000000" fo:background-color="#b7b3ca" fo:border-left="0.06pt solid #000000" fo:border-right="0.06pt solid #000000" fo:border-top="none"/>
    </style:style>
    <style:style style:name="ce217" style:family="table-cell" style:parent-style-name="Default" style:data-style-name="N0">
      <style:table-cell-properties fo:background-color="#bf819e" fo:border="0.06pt solid #000000"/>
    </style:style>
    <style:style style:name="ce218" style:family="table-cell" style:parent-style-name="Default" style:data-style-name="N0">
      <style:table-cell-properties fo:background-color="#ec9ba4" style:text-align-source="fix" style:repeat-content="false" fo:border="0.06pt solid #000000" style:rotation-angle="90" style:vertical-align="middle"/>
      <style:paragraph-properties fo:text-align="center"/>
    </style:style>
    <style:style style:name="ce219" style:family="table-cell" style:parent-style-name="Default" style:data-style-name="N0">
      <style:table-cell-properties fo:border-bottom="0.06pt solid #000000" fo:background-color="#ec9ba4" fo:border-left="0.06pt solid #000000" fo:border-right="0.06pt solid #000000" style:rotation-angle="90" fo:border-top="none"/>
    </style:style>
    <style:style style:name="ce220" style:family="table-cell" style:parent-style-name="Default" style:data-style-name="N0">
      <style:table-cell-properties fo:background-color="#ffa6a6" style:text-align-source="fix" style:repeat-content="false" fo:border="0.06pt solid #000000" style:rotation-angle="90" style:vertical-align="middle"/>
      <style:paragraph-properties fo:text-align="center"/>
    </style:style>
    <style:style style:name="ce221" style:family="table-cell" style:parent-style-name="Default" style:data-style-name="N0">
      <style:table-cell-properties fo:border-bottom="none" fo:background-color="#ffa6a6" fo:border-left="0.06pt solid #000000" fo:border-right="0.06pt solid #000000" style:rotation-angle="90" fo:border-top="none"/>
    </style:style>
    <style:style style:name="ce222" style:family="table-cell" style:parent-style-name="Default" style:data-style-name="N0">
      <style:table-cell-properties fo:border-bottom="0.06pt solid #000000" fo:background-color="#ffa6a6" fo:border-left="0.06pt solid #000000" fo:border-right="0.06pt solid #000000" style:rotation-angle="90" fo:border-top="none"/>
    </style:style>
    <style:style style:name="ce223" style:family="table-cell" style:parent-style-name="Default" style:data-style-name="N0"/>
    <style:style style:name="ce224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25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22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27" style:family="table-cell" style:parent-style-name="Default" style:data-style-name="N0">
      <style:table-cell-properties fo:border-bottom="none" fo:background-color="#f6f9d4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28" style:family="table-cell" style:parent-style-name="Default" style:data-style-name="N0">
      <style:table-cell-properties fo:border-bottom="none" fo:background-color="#f6f9d4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9" style:family="table-cell" style:parent-style-name="Default" style:data-style-name="N0">
      <style:table-cell-properties fo:border-bottom="0.06pt solid #000000" fo:background-color="#f6f9d4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0" style:family="table-cell" style:parent-style-name="Default">
      <style:table-cell-properties fo:border-bottom="none" fo:background-color="#dde8cb" fo:border-left="none" fo:border-right="none" fo:border-top="0.06pt solid #000000" style:vertical-align="middle"/>
    </style:style>
    <style:style style:name="ce231" style:family="table-cell" style:parent-style-name="Default">
      <style:table-cell-properties fo:background-color="#dde8cb" style:vertical-align="middle"/>
    </style:style>
    <style:style style:name="ce232" style:family="table-cell" style:parent-style-name="Default">
      <style:table-cell-properties fo:border-bottom="0.06pt solid #000000" fo:background-color="#dde8cb" fo:border-left="none" fo:border-right="none" fo:border-top="none" style:vertical-align="middle"/>
    </style:style>
    <style:style style:name="ce233" style:family="table-cell" style:parent-style-name="Default" style:data-style-name="N0">
      <style:table-cell-properties fo:border-bottom="none" fo:background-color="#dee7e5" fo:border-left="none" fo:border-right="none" fo:border-top="0.06pt solid #000000" style:vertical-align="middle"/>
    </style:style>
    <style:style style:name="ce234" style:family="table-cell" style:parent-style-name="Default" style:data-style-name="N0">
      <style:table-cell-properties fo:background-color="#dee7e5" style:vertical-align="middle"/>
    </style:style>
    <style:style style:name="ce235" style:family="table-cell" style:parent-style-name="Default" style:data-style-name="N0">
      <style:table-cell-properties fo:border-bottom="0.06pt solid #000000" fo:background-color="#dee7e5" fo:border-left="none" fo:border-right="none" fo:border-top="none" style:vertical-align="middle"/>
    </style:style>
    <style:style style:name="ce236" style:family="table-cell" style:parent-style-name="Default" style:data-style-name="N0">
      <style:table-cell-properties fo:border-bottom="none" fo:background-color="#dee6ef" fo:border-left="none" fo:border-right="none" fo:border-top="0.06pt solid #000000" style:vertical-align="middle"/>
    </style:style>
    <style:style style:name="ce237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start" fo:margin-left="0cm"/>
    </style:style>
    <style:style style:name="ce238" style:family="table-cell" style:parent-style-name="Default" style:data-style-name="N0">
      <style:table-cell-properties fo:background-color="#dee6ef" style:vertical-align="middle"/>
    </style:style>
    <style:style style:name="ce239" style:family="table-cell" style:parent-style-name="Default" style:data-style-name="N0">
      <style:table-cell-properties fo:border-bottom="0.06pt solid #000000" fo:background-color="#dee6ef" fo:border-left="none" fo:border-right="none" fo:border-top="none" style:vertical-align="middle"/>
    </style:style>
    <style:style style:name="ce240" style:family="table-cell" style:parent-style-name="Default" style:data-style-name="N0">
      <style:table-cell-properties fo:border-bottom="none" fo:background-color="#dedce6" fo:border-left="none" fo:border-right="none" fo:border-top="0.06pt solid #000000" style:vertical-align="middle"/>
    </style:style>
    <style:style style:name="ce241" style:family="table-cell" style:parent-style-name="Default" style:data-style-name="N0">
      <style:table-cell-properties fo:border-bottom="0.06pt solid #000000" fo:background-color="#dedce6" fo:border-left="none" fo:border-right="none" fo:border-top="none" style:vertical-align="middle"/>
    </style:style>
    <style:style style:name="ce242" style:family="table-cell" style:parent-style-name="Default" style:data-style-name="N0">
      <style:table-cell-properties fo:border-bottom="0.06pt solid #000000" fo:background-color="#e0c2cd" fo:border-left="none" fo:border-right="none" fo:border-top="0.06pt solid #000000" style:vertical-align="middle"/>
    </style:style>
    <style:style style:name="ce243" style:family="table-cell" style:parent-style-name="Default" style:data-style-name="N0">
      <style:table-cell-properties fo:border-bottom="none" fo:background-color="#f7d1d5" fo:border-left="none" fo:border-right="none" fo:border-top="0.06pt solid #000000" style:vertical-align="middle"/>
    </style:style>
    <style:style style:name="ce244" style:family="table-cell" style:parent-style-name="Default" style:data-style-name="N0">
      <style:table-cell-properties fo:border-bottom="0.06pt solid #000000" fo:background-color="#f7d1d5" fo:border-left="none" fo:border-right="none" fo:border-top="none" style:vertical-align="middle"/>
    </style:style>
    <style:style style:name="ce245" style:family="table-cell" style:parent-style-name="Default" style:data-style-name="N0">
      <style:table-cell-properties fo:border-bottom="none" fo:background-color="#ffd7d7" fo:border-left="none" fo:border-right="none" fo:border-top="0.06pt solid #000000" style:vertical-align="middle"/>
    </style:style>
    <style:style style:name="ce246" style:family="table-cell" style:parent-style-name="Default" style:data-style-name="N0">
      <style:table-cell-properties fo:background-color="#ffd7d7" style:vertical-align="middle"/>
    </style:style>
    <style:style style:name="ce247" style:family="table-cell" style:parent-style-name="Default" style:data-style-name="N0">
      <style:table-cell-properties fo:background-color="#ffd7d7" style:text-align-source="fix" style:repeat-content="false" style:vertical-align="middle"/>
      <style:paragraph-properties fo:text-align="start" fo:margin-left="0cm"/>
    </style:style>
    <style:style style:name="ce248" style:family="table-cell" style:parent-style-name="Default" style:data-style-name="N0">
      <style:table-cell-properties fo:border-bottom="0.06pt solid #000000" fo:background-color="#ffd7d7" fo:border-left="none" fo:border-right="none" fo:border-top="none" style:vertical-align="middle"/>
    </style:style>
    <style:style style:name="ce2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5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52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3" style:family="table-cell" style:parent-style-name="Default" style:data-style-name="N0">
      <style:table-cell-properties fo:border-bottom="none" fo:background-color="#e8f2a1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54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55" style:family="table-cell" style:parent-style-name="Default" style:data-style-name="N0">
      <style:table-cell-properties fo:border-bottom="0.06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6" style:family="table-cell" style:parent-style-name="Default">
      <style:table-cell-properties fo:border-bottom="none" fo:background-color="#afd095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5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9" style:family="table-cell" style:parent-style-name="Default" style:data-style-name="N0">
      <style:table-cell-properties fo:border-bottom="none" fo:background-color="#b3cac7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60" style:family="table-cell" style:parent-style-name="Default" style:data-style-name="N0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order-bottom="0.06pt solid #000000" fo:background-color="#b3cac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62" style:family="table-cell" style:parent-style-name="Default" style:data-style-name="N0">
      <style:table-cell-properties fo:border-bottom="none" fo:background-color="#b4c7d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63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64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65" style:family="table-cell" style:parent-style-name="Default" style:data-style-name="N0">
      <style:table-cell-properties fo:border-bottom="none" fo:background-color="#b7b3ca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66" style:family="table-cell" style:parent-style-name="Default" style:data-style-name="N0">
      <style:table-cell-properties fo:border-bottom="0.06pt solid #000000" fo:background-color="#b7b3ca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67" style:family="table-cell" style:parent-style-name="Default" style:data-style-name="N0">
      <style:table-cell-properties fo:border-bottom="0.06pt solid #000000" fo:background-color="#bf819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68" style:family="table-cell" style:parent-style-name="Default" style:data-style-name="N0">
      <style:table-cell-properties fo:border-bottom="none" fo:background-color="#ec9ba4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69" style:family="table-cell" style:parent-style-name="Default" style:data-style-name="N0">
      <style:table-cell-properties fo:border-bottom="0.06pt solid #000000" fo:background-color="#ec9ba4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0" style:family="table-cell" style:parent-style-name="Default" style:data-style-name="N0">
      <style:table-cell-properties fo:border-bottom="none" fo:background-color="#ffa6a6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71" style:family="table-cell" style:parent-style-name="Default" style:data-style-name="N0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72" style:family="table-cell" style:parent-style-name="Default" style:data-style-name="N0">
      <style:table-cell-properties fo:border-bottom="0.06pt solid #000000" fo:background-color="#ffa6a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3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74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75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6" style:family="table-cell" style:parent-style-name="Default" style:data-style-name="N0">
      <style:table-cell-properties fo:border-bottom="none" fo:background-color="#f6f9d4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77" style:family="table-cell" style:parent-style-name="Default" style:data-style-name="N0">
      <style:table-cell-properties fo:background-color="#f6f9d4" style:text-align-source="fix" style:repeat-content="false" style:vertical-align="middle"/>
      <style:paragraph-properties fo:text-align="center" fo:margin-left="0cm"/>
    </style:style>
    <style:style style:name="ce278" style:family="table-cell" style:parent-style-name="Default" style:data-style-name="N0">
      <style:table-cell-properties fo:border-bottom="0.06pt solid #000000" fo:background-color="#f6f9d4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8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2" style:family="table-cell" style:parent-style-name="Default" style:data-style-name="N0">
      <style:table-cell-properties fo:border-bottom="none" fo:background-color="#dee7e5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83" style:family="table-cell" style:parent-style-name="Default" style:data-style-name="N0">
      <style:table-cell-properties fo:background-color="#dee7e5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 style:data-style-name="N0">
      <style:table-cell-properties fo:border-bottom="0.06pt solid #000000" fo:background-color="#dee7e5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5" style:family="table-cell" style:parent-style-name="Default" style:data-style-name="N0">
      <style:table-cell-properties fo:border-bottom="none" fo:background-color="#dee6ef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86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287" style:family="table-cell" style:parent-style-name="Default" style:data-style-name="N0">
      <style:table-cell-properties fo:border-bottom="0.06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8" style:family="table-cell" style:parent-style-name="Default" style:data-style-name="N0">
      <style:table-cell-properties fo:border-bottom="none" fo:background-color="#dedce6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89" style:family="table-cell" style:parent-style-name="Default" style:data-style-name="N0">
      <style:table-cell-properties fo:border-bottom="0.06pt solid #00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90" style:family="table-cell" style:parent-style-name="Default" style:data-style-name="N0">
      <style:table-cell-properties fo:border-bottom="0.06pt solid #000000" fo:background-color="#e0c2cd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91" style:family="table-cell" style:parent-style-name="Default" style:data-style-name="N0">
      <style:table-cell-properties fo:border-bottom="none" fo:background-color="#f7d1d5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92" style:family="table-cell" style:parent-style-name="Default" style:data-style-name="N0">
      <style:table-cell-properties fo:border-bottom="0.06pt solid #000000" fo:background-color="#f7d1d5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93" style:family="table-cell" style:parent-style-name="Default" style:data-style-name="N0">
      <style:table-cell-properties fo:border-bottom="none" fo:background-color="#ffd7d7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94" style:family="table-cell" style:parent-style-name="Default" style:data-style-name="N0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295" style:family="table-cell" style:parent-style-name="Default" style:data-style-name="N0">
      <style:table-cell-properties fo:border-bottom="0.06pt solid #00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96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7" style:family="table-cell" style:parent-style-name="Default" style:data-style-name="N0">
      <style:table-cell-properties fo:border-bottom="none" fo:background-color="#e8f2a1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98" style:family="table-cell" style:parent-style-name="Default" style:data-style-name="N0">
      <style:table-cell-properties fo:border-bottom="none" fo:background-color="#e8f2a1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99" style:family="table-cell" style:parent-style-name="Default" style:data-style-name="N0">
      <style:table-cell-properties fo:border-bottom="0.06pt solid #000000" fo:background-color="#e8f2a1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00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01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02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03" style:family="table-cell" style:parent-style-name="Default" style:data-style-name="N0">
      <style:table-cell-properties fo:background-color="#b3cac7"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0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30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306" style:family="table-cell" style:parent-style-name="Default" style:data-style-name="N0">
      <style:table-cell-properties fo:background-color="#b7b3ca" style:text-align-source="fix" style:repeat-content="false" fo:border="0.06pt solid #000000" style:vertical-align="middle"/>
      <style:paragraph-properties fo:text-align="center" fo:margin-left="0cm"/>
    </style:style>
    <style:style style:name="ce307" style:family="table-cell" style:parent-style-name="Default" style:data-style-name="N0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  <style:style style:name="ce308" style:family="table-cell" style:parent-style-name="Default" style:data-style-name="N0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309" style:family="table-cell" style:parent-style-name="Default" style:data-style-name="N0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e8f2a1" style:text-align-source="fix" style:repeat-content="false" fo:border="none" style:vertical-align="middle"/>
      <style:paragraph-properties fo:text-align="center" fo:margin-left="0cm"/>
    </style:style>
    <style:style style:name="ce311" style:family="table-cell" style:parent-style-name="Default">
      <style:table-cell-properties fo:background-color="#afd095" style:text-align-source="fix" style:repeat-content="false" fo:border="none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fo:background-color="#e8f2a1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none" fo:background-color="#e8f2a1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14" style:family="table-cell" style:parent-style-name="Default" style:data-style-name="N0">
      <style:table-cell-properties fo:border-bottom="0.06pt solid #000000" fo:background-color="#e8f2a1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15" style:family="table-cell" style:parent-style-name="Default" style:data-style-name="N0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16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317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18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19" style:family="table-cell" style:parent-style-name="Default" style:data-style-name="N0">
      <style:table-cell-properties fo:border-bottom="none" fo:background-color="#dddddd" fo:border-left="none" fo:border-right="0.06pt solid #000000" fo:border-top="0.06pt solid #000000"/>
    </style:style>
    <style:style style:name="ce320" style:family="table-cell" style:parent-style-name="Default" style:data-style-name="N0">
      <style:table-cell-properties fo:border-bottom="none" fo:background-color="#dddddd" fo:border-left="none" fo:border-right="0.06pt solid #000000" fo:border-top="none"/>
    </style:style>
    <style:style style:name="ce321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</style:style>
    <style:style style:name="ce322" style:family="table-cell" style:parent-style-name="Default" style:data-style-name="N0">
      <style:table-cell-properties fo:border-bottom="none" fo:background-color="#f6f9d4" fo:border-left="none" fo:border-right="0.06pt solid #000000" fo:border-top="0.06pt solid #000000"/>
    </style:style>
    <style:style style:name="ce323" style:family="table-cell" style:parent-style-name="Default" style:data-style-name="N0">
      <style:table-cell-properties fo:border-bottom="none" fo:background-color="#f6f9d4" fo:border-left="none" fo:border-right="0.06pt solid #000000" fo:border-top="none"/>
    </style:style>
    <style:style style:name="ce324" style:family="table-cell" style:parent-style-name="Default" style:data-style-name="N0">
      <style:table-cell-properties fo:border-bottom="0.06pt solid #000000" fo:background-color="#f6f9d4" fo:border-left="none" fo:border-right="0.06pt solid #000000" fo:border-top="none"/>
    </style:style>
    <style:style style:name="ce326" style:family="table-cell" style:parent-style-name="Default">
      <style:table-cell-properties fo:border-bottom="none" fo:background-color="#dde8cb" fo:border-left="none" fo:border-right="0.06pt solid #000000" fo:border-top="0.06pt solid #000000"/>
    </style:style>
    <style:style style:name="ce327" style:family="table-cell" style:parent-style-name="Default">
      <style:table-cell-properties fo:border-bottom="none" fo:background-color="#dde8cb" fo:border-left="none" fo:border-right="0.06pt solid #000000" fo:border-top="none"/>
    </style:style>
    <style:style style:name="ce328" style:family="table-cell" style:parent-style-name="Default">
      <style:table-cell-properties fo:border-bottom="0.06pt solid #000000" fo:background-color="#dde8cb" fo:border-left="none" fo:border-right="0.06pt solid #000000" fo:border-top="none"/>
    </style:style>
    <style:style style:name="ce329" style:family="table-cell" style:parent-style-name="Default" style:data-style-name="N0">
      <style:table-cell-properties fo:border-bottom="none" fo:background-color="#dee7e5" fo:border-left="none" fo:border-right="0.06pt solid #000000" fo:border-top="0.06pt solid #000000"/>
    </style:style>
    <style:style style:name="ce330" style:family="table-cell" style:parent-style-name="Default" style:data-style-name="N0">
      <style:table-cell-properties fo:border-bottom="none" fo:background-color="#dee7e5" fo:border-left="none" fo:border-right="0.06pt solid #000000" fo:border-top="none"/>
    </style:style>
    <style:style style:name="ce331" style:family="table-cell" style:parent-style-name="Default" style:data-style-name="N0">
      <style:table-cell-properties fo:border-bottom="0.06pt solid #000000" fo:background-color="#dee7e5" fo:border-left="none" fo:border-right="0.06pt solid #000000" fo:border-top="none"/>
    </style:style>
    <style:style style:name="ce332" style:family="table-cell" style:parent-style-name="Default" style:data-style-name="N0">
      <style:table-cell-properties fo:border-bottom="none" fo:background-color="#dee6ef" fo:border-left="none" fo:border-right="0.06pt solid #000000" fo:border-top="0.06pt solid #000000"/>
    </style:style>
    <style:style style:name="ce333" style:family="table-cell" style:parent-style-name="Default" style:data-style-name="N0">
      <style:table-cell-properties fo:border-bottom="none" fo:background-color="#dee6ef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334" style:family="table-cell" style:parent-style-name="Default" style:data-style-name="N0">
      <style:table-cell-properties fo:border-bottom="none" fo:background-color="#dee6ef" fo:border-left="none" fo:border-right="0.06pt solid #000000" fo:border-top="none"/>
    </style:style>
    <style:style style:name="ce335" style:family="table-cell" style:parent-style-name="Default" style:data-style-name="N0">
      <style:table-cell-properties fo:border-bottom="0.06pt solid #000000" fo:background-color="#dee6ef" fo:border-left="none" fo:border-right="0.06pt solid #000000" fo:border-top="none"/>
    </style:style>
    <style:style style:name="ce336" style:family="table-cell" style:parent-style-name="Default" style:data-style-name="N0">
      <style:table-cell-properties fo:border-bottom="none" fo:background-color="#dedce6" fo:border-left="none" fo:border-right="0.06pt solid #000000" fo:border-top="0.06pt solid #000000"/>
    </style:style>
    <style:style style:name="ce337" style:family="table-cell" style:parent-style-name="Default" style:data-style-name="N0">
      <style:table-cell-properties fo:border-bottom="0.06pt solid #000000" fo:background-color="#dedce6" fo:border-left="none" fo:border-right="0.06pt solid #000000" fo:border-top="none"/>
    </style:style>
    <style:style style:name="ce338" style:family="table-cell" style:parent-style-name="Default" style:data-style-name="N0">
      <style:table-cell-properties fo:border-bottom="0.06pt solid #000000" fo:background-color="#e0c2cd" fo:border-left="none" fo:border-right="0.06pt solid #000000" fo:border-top="0.06pt solid #000000"/>
    </style:style>
    <style:style style:name="ce339" style:family="table-cell" style:parent-style-name="Default" style:data-style-name="N0">
      <style:table-cell-properties fo:border-bottom="none" fo:background-color="#f7d1d5" fo:border-left="none" fo:border-right="0.06pt solid #000000" fo:border-top="0.06pt solid #000000"/>
    </style:style>
    <style:style style:name="ce340" style:family="table-cell" style:parent-style-name="Default" style:data-style-name="N0">
      <style:table-cell-properties fo:border-bottom="0.06pt solid #000000" fo:background-color="#f7d1d5" fo:border-left="none" fo:border-right="0.06pt solid #000000" fo:border-top="none"/>
    </style:style>
    <style:style style:name="ce341" style:family="table-cell" style:parent-style-name="Default" style:data-style-name="N0">
      <style:table-cell-properties fo:border-bottom="none" fo:background-color="#ffd7d7" fo:border-left="none" fo:border-right="0.06pt solid #000000" fo:border-top="0.06pt solid #000000"/>
    </style:style>
    <style:style style:name="ce342" style:family="table-cell" style:parent-style-name="Default" style:data-style-name="N0">
      <style:table-cell-properties fo:border-bottom="none" fo:background-color="#ffd7d7" fo:border-left="none" fo:border-right="0.06pt solid #000000" fo:border-top="none"/>
    </style:style>
    <style:style style:name="ce343" style:family="table-cell" style:parent-style-name="Default" style:data-style-name="N0">
      <style:table-cell-properties fo:border-bottom="0.06pt solid #000000" fo:background-color="#ffd7d7" fo:border-left="none" fo:border-right="0.06pt solid #000000" fo:border-top="none"/>
    </style:style>
    <style:style style:name="ce344" style:family="table-cell" style:parent-style-name="Default" style:data-style-name="N0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5" style:family="table-cell" style:parent-style-name="Default">
      <style:table-cell-properties fo:background-color="#b4c7dc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346" style:family="table-cell" style:parent-style-name="Default">
      <style:table-cell-properties style:rotation-angle="0"/>
    </style:style>
    <style:style style:name="ce347" style:family="table-cell" style:parent-style-name="Default">
      <style:table-cell-properties fo:background-color="#ec9ba4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348" style:family="table-cell" style:parent-style-name="Default">
      <style:table-cell-properties fo:background-color="#b7b3ca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349" style:family="table-cell" style:parent-style-name="Default">
      <style:table-cell-properties fo:background-color="#bf819e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350" style:family="table-cell" style:parent-style-name="Default">
      <style:table-cell-properties fo:background-color="#afd095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351" style:family="table-cell" style:parent-style-name="Default">
      <style:table-cell-properties fo:background-color="#e8f2a1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352" style:family="table-cell" style:parent-style-name="Default">
      <style:table-cell-properties fo:background-color="#cccccc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353" style:family="table-cell" style:parent-style-name="Default">
      <style:table-cell-properties fo:background-color="#b3cac7" style:text-align-source="fix" style:repeat-content="false" fo:wrap-option="wrap" fo:border="0.74pt solid #000000" style:rotation-angle="0" style:vertical-align="middle"/>
      <style:paragraph-properties fo:text-align="center" fo:margin-left="0cm"/>
    </style:style>
    <style:style style:name="ce35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355" style:family="table-cell" style:parent-style-name="Default">
      <style:table-cell-properties fo:background-color="#b3cac7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413" style:family="table-cell" style:parent-style-name="Default">
      <style:table-cell-properties fo:border="0.74pt solid #000000" style:rotation-angle="0"/>
    </style:style>
    <style:style style:name="ce415" style:family="table-cell" style:parent-style-name="Default">
      <style:table-cell-properties fo:background-color="#ffa6a6" style:text-align-source="fix" style:repeat-content="false" fo:wrap-option="wrap" fo:border="0.74pt solid #000000" style:rotation-angle="0" style:vertical-align="middle"/>
      <style:paragraph-properties fo:text-align="center"/>
    </style:style>
    <style:style style:name="ce461" style:family="table-cell" style:parent-style-name="Default" style:data-style-name="N0">
      <style:table-cell-properties fo:border-bottom="0.74pt solid #000000" fo:background-color="#dee7e5" fo:border-left="none" fo:border-right="none" fo:border-top="none" style:vertical-align="middle"/>
    </style:style>
    <style:style style:name="ce463" style:family="table-cell" style:parent-style-name="Default" style:data-style-name="N0">
      <style:table-cell-properties fo:border-bottom="none" fo:background-color="#dee7e5" fo:border-left="none" fo:border-right="none" fo:border-top="0.74pt solid #000000" style:vertical-align="middle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6" style:family="table-cell" style:parent-style-name="Default" style:data-style-name="N0">
      <style:table-cell-properties fo:border-bottom="0.74pt solid #000000" fo:background-color="#b3cac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02" style:family="table-cell" style:parent-style-name="Default" style:data-style-name="N0">
      <style:table-cell-properties fo:border-bottom="none" fo:background-color="#b3cac7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07" style:family="table-cell" style:parent-style-name="Default" style:data-style-name="N0">
      <style:table-cell-properties fo:border-bottom="0.74pt solid #000000" fo:background-color="#dee7e5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23" style:family="table-cell" style:parent-style-name="Default" style:data-style-name="N0">
      <style:table-cell-properties fo:border-bottom="none" fo:background-color="#dee7e5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2" style:family="table-cell" style:parent-style-name="Default" style:data-style-name="N0">
      <style:table-cell-properties fo:border-bottom="0.74pt solid #000000" fo:background-color="#dee7e5" fo:border-left="none" fo:border-right="0.06pt solid #000000" fo:border-top="none"/>
    </style:style>
    <style:style style:name="ce533" style:family="table-cell" style:parent-style-name="Default" style:data-style-name="N0">
      <style:table-cell-properties fo:border-bottom="none" fo:background-color="#dee7e5" fo:border-left="none" fo:border-right="0.06pt solid #000000" fo:border-top="0.74pt solid #000000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6" style:family="table-cell" style:parent-style-name="Default"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539" style:family="table-cell" style:parent-style-name="Default">
      <style:text-properties style:font-name="Liberation Mono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1" style:family="table-cell" style:parent-style-name="Default">
      <style:table-cell-properties fo:background-color="#302709"/>
      <style:text-properties fo:color="#729fcf" style:font-name="Liberation Mono" fo:font-weight="bold" style:font-weight-asian="bold" style:font-weight-complex="bold"/>
    </style:style>
    <style:style style:name="ce5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3" style:family="table-cell" style:parent-style-name="Default">
      <style:table-cell-properties fo:background-color="#302709" style:text-align-source="fix" style:repeat-content="false"/>
      <style:paragraph-properties fo:text-align="start" fo:margin-left="0cm"/>
      <style:text-properties fo:color="#b4c7dc" style:font-name="Liberation Mono"/>
    </style:style>
    <style:style style:name="ce544" style:family="table-cell" style:parent-style-name="Default">
      <style:table-cell-properties fo:background-color="#302709"/>
      <style:text-properties fo:color="#dde8cb" style:font-name="Liberation Mono"/>
    </style:style>
    <style:style style:name="ce545" style:family="table-cell" style:parent-style-name="Default">
      <style:table-cell-properties fo:background-color="#302709"/>
      <style:text-properties fo:color="#ffffd7" style:font-name="Liberation Mono"/>
    </style:style>
    <style:style style:name="ce546" style:family="table-cell" style:parent-style-name="Default">
      <style:table-cell-properties fo:background-color="#302709"/>
      <style:text-properties fo:color="#729fcf" style:font-name="Liberation Mono"/>
    </style:style>
    <style:style style:name="ce547" style:family="table-cell" style:parent-style-name="Default">
      <style:text-properties fo:color="#468a1a"/>
    </style:style>
    <style:style style:name="ce548" style:family="table-cell" style:parent-style-name="Default">
      <style:table-cell-properties fo:background-color="#302709"/>
      <style:text-properties fo:color="#468a1a" style:font-name="Liberation Mono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XFRs (datasheet)" table:style-name="ta1">
        <office:forms form:automatic-focus="false" form:apply-design-mode="false"/>
        <table:table-column table:style-name="co1" table:default-cell-style-name="ce223"/>
        <table:table-column table:style-name="co2" table:default-cell-style-name="ce223"/>
        <table:table-column table:style-name="co3" table:default-cell-style-name="ce223"/>
        <table:table-column table:style-name="co4" table:default-cell-style-name="ce223"/>
        <table:table-column table:style-name="co5" table:number-columns-repeated="8" table:default-cell-style-name="ce223"/>
        <table:table-column table:style-name="co6" table:default-cell-style-name="ce223"/>
        <table:table-column table:style-name="co7" table:number-columns-repeated="1011" table:default-cell-style-name="ce223"/>
        <table:table-row table:style-name="ro1">
          <table:table-cell table:style-name="ce199" office:value-type="string" calcext:value-type="string">
            <text:p>Group</text:p>
          </table:table-cell>
          <table:table-cell table:style-name="ce199" office:value-type="string" calcext:value-type="string">
            <text:p>Name</text:p>
          </table:table-cell>
          <table:table-cell table:style-name="ce249" office:value-type="string" calcext:value-type="string">
            <text:p>Address (hex)</text:p>
          </table:table-cell>
          <table:table-cell table:style-name="ce199" office:value-type="string" calcext:value-type="string">
            <text:p>R/W</text:p>
          </table:table-cell>
          <table:table-cell table:style-name="ce199" office:value-type="string" calcext:value-type="string">
            <text:p>bit 7</text:p>
          </table:table-cell>
          <table:table-cell table:style-name="ce199" office:value-type="string" calcext:value-type="string">
            <text:p>bit 6</text:p>
          </table:table-cell>
          <table:table-cell table:style-name="ce199" office:value-type="string" calcext:value-type="string">
            <text:p>bit 5</text:p>
          </table:table-cell>
          <table:table-cell table:style-name="ce199" office:value-type="string" calcext:value-type="string">
            <text:p>bit 4</text:p>
          </table:table-cell>
          <table:table-cell table:style-name="ce199" office:value-type="string" calcext:value-type="string">
            <text:p>bit 3</text:p>
          </table:table-cell>
          <table:table-cell table:style-name="ce199" office:value-type="string" calcext:value-type="string">
            <text:p>bit 2</text:p>
          </table:table-cell>
          <table:table-cell table:style-name="ce199" office:value-type="string" calcext:value-type="string">
            <text:p>bit 1</text:p>
          </table:table-cell>
          <table:table-cell table:style-name="ce199" office:value-type="string" calcext:value-type="string">
            <text:p>bit 0</text:p>
          </table:table-cell>
          <table:table-cell table:style-name="ce199" office:value-type="string" calcext:value-type="string">
            <text:p>Function</text:p>
          </table:table-cell>
          <table:table-cell table:number-columns-repeated="1011"/>
        </table:table-row>
        <table:table-row table:style-name="ro2">
          <table:table-cell table:style-name="ce200" office:value-type="string" calcext:value-type="string" table:number-columns-spanned="1" table:number-rows-spanned="5">
            <text:p>Chip configuration</text:p>
          </table:table-cell>
          <table:table-cell table:style-name="ce224" office:value-type="string" calcext:value-type="string" table:number-columns-spanned="1" table:number-rows-spanned="4">
            <text:p>PADMOD</text:p>
          </table:table-cell>
          <table:table-cell table:style-name="ce250" office:value-type="string" calcext:value-type="string">
            <text:p>F2B</text:p>
          </table:table-cell>
          <table:table-cell table:style-name="ce273" office:value-type="string" calcext:value-type="string">
            <text:p>W</text:p>
          </table:table-cell>
          <table:table-cell table:style-name="ce296" office:value-type="string" calcext:value-type="string">
            <text:p>HIICE</text:p>
          </table:table-cell>
          <table:table-cell table:style-name="ce296" office:value-type="string" calcext:value-type="string">
            <text:p>IICE</text:p>
          </table:table-cell>
          <table:table-cell table:style-name="ce296" office:value-type="string" calcext:value-type="string">
            <text:p>HVE</text:p>
          </table:table-cell>
          <table:table-cell table:style-name="ce296" office:value-type="string" calcext:value-type="string">
            <text:p>HclpE</text:p>
          </table:table-cell>
          <table:table-cell table:style-name="ce296" table:number-columns-repeated="2"/>
          <table:table-cell table:style-name="ce296" office:value-type="string" calcext:value-type="string">
            <text:p>FclkE</text:p>
          </table:table-cell>
          <table:table-cell table:style-name="ce296" office:value-type="string" calcext:value-type="string">
            <text:p>P26E</text:p>
          </table:table-cell>
          <table:table-cell table:style-name="ce319" office:value-type="string" calcext:value-type="string">
            <text:p>Pad mode control registers. (All are "0" in Chip Reset)</text:p>
          </table:table-cell>
          <table:table-cell table:number-columns-repeated="1011"/>
        </table:table-row>
        <table:table-row table:style-name="ro2">
          <table:covered-table-cell table:style-name="ce201"/>
          <table:covered-table-cell table:style-name="ce225" office:value-type="string" calcext:value-type="string">
            <text:p>PADMOD</text:p>
          </table:covered-table-cell>
          <table:table-cell table:style-name="ce251" office:value-type="string" calcext:value-type="string">
            <text:p>F2C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DA3E</text:p>
          </table:table-cell>
          <table:table-cell table:style-name="ce296" office:value-type="string" calcext:value-type="string">
            <text:p>DA2E</text:p>
          </table:table-cell>
          <table:table-cell table:style-name="ce296" office:value-type="string" calcext:value-type="string">
            <text:p>DA1E</text:p>
          </table:table-cell>
          <table:table-cell table:style-name="ce296" office:value-type="string" calcext:value-type="string">
            <text:p>DA0E</text:p>
          </table:table-cell>
          <table:table-cell table:style-name="ce296" office:value-type="string" calcext:value-type="string">
            <text:p>AD3E</text:p>
          </table:table-cell>
          <table:table-cell table:style-name="ce296" office:value-type="string" calcext:value-type="string">
            <text:p>AD2E</text:p>
          </table:table-cell>
          <table:table-cell table:style-name="ce296" office:value-type="string" calcext:value-type="string">
            <text:p>AD1E</text:p>
          </table:table-cell>
          <table:table-cell table:style-name="ce296" office:value-type="string" calcext:value-type="string">
            <text:p>AD0E</text:p>
          </table:table-cell>
          <table:table-cell table:style-name="ce320"/>
          <table:table-cell table:number-columns-repeated="1011"/>
        </table:table-row>
        <table:table-row table:style-name="ro2">
          <table:covered-table-cell table:style-name="ce201"/>
          <table:covered-table-cell table:style-name="ce225" office:value-type="string" calcext:value-type="string">
            <text:p>PADMOD</text:p>
          </table:covered-table-cell>
          <table:table-cell table:style-name="ce251" office:value-type="string" calcext:value-type="string">
            <text:p>F2D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P47oe</text:p>
          </table:table-cell>
          <table:table-cell table:style-name="ce296" office:value-type="string" calcext:value-type="string">
            <text:p>P46oe</text:p>
          </table:table-cell>
          <table:table-cell table:style-name="ce296" office:value-type="string" calcext:value-type="string">
            <text:p>P45oe</text:p>
          </table:table-cell>
          <table:table-cell table:style-name="ce296" office:value-type="string" calcext:value-type="string">
            <text:p>P44oe</text:p>
          </table:table-cell>
          <table:table-cell table:style-name="ce296" office:value-type="string" calcext:value-type="string">
            <text:p>P43oe</text:p>
          </table:table-cell>
          <table:table-cell table:style-name="ce296" office:value-type="string" calcext:value-type="string">
            <text:p>P42oe</text:p>
          </table:table-cell>
          <table:table-cell table:style-name="ce296" office:value-type="string" calcext:value-type="string">
            <text:p>P41oe</text:p>
          </table:table-cell>
          <table:table-cell table:style-name="ce296" office:value-type="string" calcext:value-type="string">
            <text:p>P40oe</text:p>
          </table:table-cell>
          <table:table-cell table:style-name="ce320"/>
          <table:table-cell table:number-columns-repeated="1011"/>
        </table:table-row>
        <table:table-row table:style-name="ro2">
          <table:covered-table-cell table:style-name="ce201"/>
          <table:covered-table-cell table:style-name="ce225" office:value-type="string" calcext:value-type="string">
            <text:p>PADMOD</text:p>
          </table:covered-table-cell>
          <table:table-cell table:style-name="ce251" office:value-type="string" calcext:value-type="string">
            <text:p>F2E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P57oe</text:p>
          </table:table-cell>
          <table:table-cell table:style-name="ce296" office:value-type="string" calcext:value-type="string">
            <text:p>P56oe</text:p>
          </table:table-cell>
          <table:table-cell table:style-name="ce296" office:value-type="string" calcext:value-type="string">
            <text:p>P55oe</text:p>
          </table:table-cell>
          <table:table-cell table:style-name="ce296" office:value-type="string" calcext:value-type="string">
            <text:p>P54oe</text:p>
          </table:table-cell>
          <table:table-cell table:style-name="ce296" office:value-type="string" calcext:value-type="string">
            <text:p>P53oe</text:p>
          </table:table-cell>
          <table:table-cell table:style-name="ce296" office:value-type="string" calcext:value-type="string">
            <text:p>P52oe</text:p>
          </table:table-cell>
          <table:table-cell table:style-name="ce296" office:value-type="string" calcext:value-type="string">
            <office:annotation draw:style-name="gr2" draw:text-style-name="P2" svg:width="2.899cm" svg:height="1.799cm" svg:x="21.858cm" svg:y="1.392cm" draw:caption-point-x="-0.61cm" draw:caption-point-y="1.511cm">
              <dc:date>2024-04-06T00:00:00</dc:date>
              <text:p text:style-name="P1"><text:span text:style-name="T1">test</text:span></text:p>
              <text:p text:style-name="P1"><text:span text:style-name="T1"/></text:p>
            </office:annotation>
            <text:p>P51oe</text:p>
          </table:table-cell>
          <table:table-cell table:style-name="ce296" office:value-type="string" calcext:value-type="string">
            <text:p>P50oe</text:p>
          </table:table-cell>
          <table:table-cell table:style-name="ce320"/>
          <table:table-cell table:number-columns-repeated="1011"/>
        </table:table-row>
        <table:table-row table:style-name="ro2">
          <table:covered-table-cell table:style-name="ce202"/>
          <table:table-cell table:style-name="ce226" office:value-type="string" calcext:value-type="string">
            <text:p>OPTION</text:p>
          </table:table-cell>
          <table:table-cell table:style-name="ce252" office:value-type="string" calcext:value-type="string">
            <text:p>F2F</text:p>
          </table:table-cell>
          <table:table-cell table:style-name="ce275" office:value-type="string" calcext:value-type="string">
            <text:p>W</text:p>
          </table:table-cell>
          <table:table-cell table:style-name="ce296" office:value-type="string" calcext:value-type="string">
            <text:p>PWMF</text:p>
          </table:table-cell>
          <table:table-cell table:style-name="ce296" office:value-type="string" calcext:value-type="string">
            <text:p>DIV253</text:p>
          </table:table-cell>
          <table:table-cell table:style-name="ce296" office:value-type="string" calcext:value-type="string">
            <text:p>SlvAvs1</text:p>
          </table:table-cell>
          <table:table-cell table:style-name="ce296" office:value-type="string" calcext:value-type="string">
            <text:p>SlvAbs0</text:p>
          </table:table-cell>
          <table:table-cell table:style-name="ce296" office:value-type="string" calcext:value-type="string">
            <text:p>ENSCL</text:p>
          </table:table-cell>
          <table:table-cell table:style-name="ce296" office:value-type="string" calcext:value-type="string">
            <text:p>Msel</text:p>
          </table:table-cell>
          <table:table-cell table:style-name="ce296" office:value-type="string" calcext:value-type="string">
            <text:p>MIICF1</text:p>
          </table:table-cell>
          <table:table-cell table:style-name="ce296" office:value-type="string" calcext:value-type="string">
            <text:p>MIICF0</text:p>
          </table:table-cell>
          <table:table-cell table:style-name="ce321" office:value-type="string" calcext:value-type="string">
            <text:p>Chip option configuration (All are "0" in Chip Reset)</text:p>
          </table:table-cell>
          <table:table-cell table:number-columns-repeated="1011"/>
        </table:table-row>
        <table:table-row table:style-name="ro3">
          <table:table-cell table:style-name="ce203" office:value-type="string" calcext:value-type="string" table:number-columns-spanned="1" table:number-rows-spanned="19">
            <text:p>I/O Ports</text:p>
          </table:table-cell>
          <table:table-cell table:style-name="ce227" office:value-type="string" calcext:value-type="string" table:number-columns-spanned="1" table:number-rows-spanned="8">
            <text:p>PORT4</text:p>
          </table:table-cell>
          <table:table-cell table:style-name="ce253" office:value-type="string" calcext:value-type="string">
            <text:p>F30</text:p>
          </table:table-cell>
          <table:table-cell table:style-name="ce276" office:value-type="string" calcext:value-type="string">
            <text:p>R/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40</text:p>
          </table:table-cell>
          <table:table-cell table:style-name="ce322" office:value-type="string" calcext:value-type="string">
            <text:p>Port 4 base register and pin P4.0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1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1</text:p>
          </table:table-cell>
          <table:table-cell table:style-name="ce323" office:value-type="string" calcext:value-type="string">
            <text:p>P4.1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2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2</text:p>
          </table:table-cell>
          <table:table-cell table:style-name="ce323" office:value-type="string" calcext:value-type="string">
            <text:p>P4.2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3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3</text:p>
          </table:table-cell>
          <table:table-cell table:style-name="ce323" office:value-type="string" calcext:value-type="string">
            <text:p>P4.3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4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4</text:p>
          </table:table-cell>
          <table:table-cell table:style-name="ce323" office:value-type="string" calcext:value-type="string">
            <text:p>P4.4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5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5</text:p>
          </table:table-cell>
          <table:table-cell table:style-name="ce323" office:value-type="string" calcext:value-type="string">
            <text:p>P4.5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6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6</text:p>
          </table:table-cell>
          <table:table-cell table:style-name="ce323" office:value-type="string" calcext:value-type="string">
            <text:p>P4.6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9" office:value-type="string" calcext:value-type="string">
            <text:p>PORT4</text:p>
          </table:covered-table-cell>
          <table:table-cell table:style-name="ce255" office:value-type="string" calcext:value-type="string">
            <text:p>F37</text:p>
          </table:table-cell>
          <table:table-cell table:style-name="ce278" office:value-type="string" calcext:value-type="string">
            <text:p>R/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47</text:p>
          </table:table-cell>
          <table:table-cell table:style-name="ce324" office:value-type="string" calcext:value-type="string">
            <text:p>P4.7 control</text:p>
          </table:table-cell>
          <table:table-cell table:number-columns-repeated="1011"/>
        </table:table-row>
        <table:table-row table:style-name="ro3">
          <table:covered-table-cell table:style-name="ce204"/>
          <table:table-cell table:style-name="ce227" office:value-type="string" calcext:value-type="string" table:number-columns-spanned="1" table:number-rows-spanned="8">
            <text:p>PORT5</text:p>
          </table:table-cell>
          <table:table-cell table:style-name="ce253" office:value-type="string" calcext:value-type="string">
            <text:p>F38</text:p>
          </table:table-cell>
          <table:table-cell table:style-name="ce276" office:value-type="string" calcext:value-type="string">
            <text:p>R/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50</text:p>
          </table:table-cell>
          <table:table-cell table:style-name="ce322" office:value-type="string" calcext:value-type="string">
            <text:p>Port 5 base register and pin P5.0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9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1</text:p>
          </table:table-cell>
          <table:table-cell table:style-name="ce323" office:value-type="string" calcext:value-type="string">
            <text:p>P5.1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A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2</text:p>
          </table:table-cell>
          <table:table-cell table:style-name="ce323" office:value-type="string" calcext:value-type="string">
            <text:p>P5.2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B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3</text:p>
          </table:table-cell>
          <table:table-cell table:style-name="ce323" office:value-type="string" calcext:value-type="string">
            <text:p>P5.3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C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4</text:p>
          </table:table-cell>
          <table:table-cell table:style-name="ce323" office:value-type="string" calcext:value-type="string">
            <text:p>P5.4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D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5</text:p>
          </table:table-cell>
          <table:table-cell table:style-name="ce323" office:value-type="string" calcext:value-type="string">
            <text:p>P5.5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E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6</text:p>
          </table:table-cell>
          <table:table-cell table:style-name="ce323" office:value-type="string" calcext:value-type="string">
            <text:p>P5.6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9" office:value-type="string" calcext:value-type="string">
            <text:p>PORT5</text:p>
          </table:covered-table-cell>
          <table:table-cell table:style-name="ce255" office:value-type="string" calcext:value-type="string">
            <text:p>F3F</text:p>
          </table:table-cell>
          <table:table-cell table:style-name="ce278" office:value-type="string" calcext:value-type="string">
            <text:p>R/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57</text:p>
          </table:table-cell>
          <table:table-cell table:style-name="ce324" office:value-type="string" calcext:value-type="string">
            <text:p>P5.7 control</text:p>
          </table:table-cell>
          <table:table-cell table:number-columns-repeated="1011"/>
        </table:table-row>
        <table:table-row table:style-name="ro3">
          <table:covered-table-cell table:style-name="ce204"/>
          <table:table-cell table:style-name="ce227" office:value-type="string" calcext:value-type="string" table:number-columns-spanned="1" table:number-rows-spanned="3">
            <text:p>PORT6</text:p>
          </table:table-cell>
          <table:table-cell table:style-name="ce253" office:value-type="string" calcext:value-type="string">
            <text:p>F28</text:p>
          </table:table-cell>
          <table:table-cell table:style-name="ce276" office:value-type="string" calcext:value-type="string">
            <text:p>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60</text:p>
          </table:table-cell>
          <table:table-cell table:style-name="ce322" office:value-type="string" calcext:value-type="string">
            <text:p>Port 6 base register and pin P6.0 control</text:p>
          </table:table-cell>
          <table:table-cell table:number-columns-repeated="1011"/>
        </table:table-row>
        <table:table-row table:style-name="ro3">
          <table:covered-table-cell table:style-name="ce204"/>
          <table:covered-table-cell table:style-name="ce228" office:value-type="string" calcext:value-type="string">
            <text:p>PORT6</text:p>
          </table:covered-table-cell>
          <table:table-cell table:style-name="ce254" office:value-type="string" calcext:value-type="string">
            <text:p>F29</text:p>
          </table:table-cell>
          <table:table-cell table:style-name="ce277" office:value-type="string" calcext:value-type="string">
            <text:p>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61</text:p>
          </table:table-cell>
          <table:table-cell table:style-name="ce323" office:value-type="string" calcext:value-type="string">
            <text:p>P6.1 control</text:p>
          </table:table-cell>
          <table:table-cell table:number-columns-repeated="1011"/>
        </table:table-row>
        <table:table-row table:style-name="ro3">
          <table:covered-table-cell table:style-name="ce205"/>
          <table:covered-table-cell table:style-name="ce229" office:value-type="string" calcext:value-type="string">
            <text:p>PORT6</text:p>
          </table:covered-table-cell>
          <table:table-cell table:style-name="ce255" office:value-type="string" calcext:value-type="string">
            <text:p>F30</text:p>
          </table:table-cell>
          <table:table-cell table:style-name="ce278" office:value-type="string" calcext:value-type="string">
            <text:p>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62</text:p>
          </table:table-cell>
          <table:table-cell table:style-name="ce324" office:value-type="string" calcext:value-type="string">
            <text:p>P6.2 control</text:p>
          </table:table-cell>
          <table:table-cell table:number-columns-repeated="1011"/>
        </table:table-row>
        <table:table-row table:style-name="ro3">
          <table:table-cell table:style-name="ce206" office:value-type="string" calcext:value-type="string" table:number-columns-spanned="1" table:number-rows-spanned="4">
            <text:p>PWM DAC</text:p>
          </table:table-cell>
          <table:table-cell table:style-name="ce230" office:value-type="string" calcext:value-type="string">
            <text:p>DA0</text:p>
          </table:table-cell>
          <table:table-cell table:style-name="ce256" office:value-type="string" calcext:value-type="string">
            <text:p>F20</text:p>
          </table:table-cell>
          <table:table-cell table:style-name="ce279" office:value-type="string" calcext:value-type="string">
            <text:p>R/W</text:p>
          </table:table-cell>
          <table:table-cell table:style-name="ce300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256"/>
          <table:covered-table-cell table:style-name="ce316"/>
          <table:table-cell table:style-name="ce326"/>
          <table:table-cell table:number-columns-repeated="1011"/>
        </table:table-row>
        <table:table-row table:style-name="ro3">
          <table:covered-table-cell table:style-name="ce207"/>
          <table:table-cell table:style-name="ce231" office:value-type="string" calcext:value-type="string">
            <text:p>DA1</text:p>
          </table:table-cell>
          <table:table-cell table:style-name="ce257" office:value-type="string" calcext:value-type="string">
            <text:p>F21</text:p>
          </table:table-cell>
          <table:table-cell table:style-name="ce280" office:value-type="string" calcext:value-type="string">
            <text:p>R/W</text:p>
          </table:table-cell>
          <table:table-cell table:style-name="ce301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311"/>
          <table:covered-table-cell table:style-name="ce317"/>
          <table:table-cell table:style-name="ce327"/>
          <table:table-cell table:number-columns-repeated="1011"/>
        </table:table-row>
        <table:table-row table:style-name="ro3">
          <table:covered-table-cell table:style-name="ce207"/>
          <table:table-cell table:style-name="ce231" office:value-type="string" calcext:value-type="string">
            <text:p>DA2</text:p>
          </table:table-cell>
          <table:table-cell table:style-name="ce257" office:value-type="string" calcext:value-type="string">
            <text:p>F22</text:p>
          </table:table-cell>
          <table:table-cell table:style-name="ce280" office:value-type="string" calcext:value-type="string">
            <text:p>R/W</text:p>
          </table:table-cell>
          <table:table-cell table:style-name="ce301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311"/>
          <table:covered-table-cell table:style-name="ce317"/>
          <table:table-cell table:style-name="ce327"/>
          <table:table-cell table:number-columns-repeated="1011"/>
        </table:table-row>
        <table:table-row table:style-name="ro3">
          <table:covered-table-cell table:style-name="ce208"/>
          <table:table-cell table:style-name="ce232" office:value-type="string" calcext:value-type="string">
            <text:p>DA3</text:p>
          </table:table-cell>
          <table:table-cell table:style-name="ce258" office:value-type="string" calcext:value-type="string">
            <text:p>F23</text:p>
          </table:table-cell>
          <table:table-cell table:style-name="ce281" office:value-type="string" calcext:value-type="string">
            <text:p>R/W</text:p>
          </table:table-cell>
          <table:table-cell table:style-name="ce302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258"/>
          <table:covered-table-cell table:style-name="ce318"/>
          <table:table-cell table:style-name="ce328"/>
          <table:table-cell table:number-columns-repeated="1011"/>
        </table:table-row>
        <table:table-row table:style-name="ro3">
          <table:table-cell table:style-name="ce209" office:value-type="string" calcext:value-type="string" table:number-columns-spanned="1" table:number-rows-spanned="9">
            <text:p>H/V sync <text:s/>processor</text:p>
          </table:table-cell>
          <table:table-cell table:style-name="ce233" office:value-type="string" calcext:value-type="string">
            <text:p>HVSTUS</text:p>
          </table:table-cell>
          <table:table-cell table:style-name="ce259" office:value-type="string" calcext:value-type="string">
            <text:p>F40</text:p>
          </table:table-cell>
          <table:table-cell table:style-name="ce282" office:value-type="string" calcext:value-type="string">
            <text:p>R</text:p>
          </table:table-cell>
          <table:table-cell table:style-name="ce303" office:value-type="string" calcext:value-type="string">
            <text:p>CVpre</text:p>
          </table:table-cell>
          <table:table-cell table:style-name="ce303"/>
          <table:table-cell table:style-name="ce303" office:value-type="string" calcext:value-type="string">
            <text:p>Hpol</text:p>
          </table:table-cell>
          <table:table-cell table:style-name="ce303" office:value-type="string" calcext:value-type="string">
            <text:p>Vpol</text:p>
          </table:table-cell>
          <table:table-cell table:style-name="ce303" office:value-type="string" calcext:value-type="string">
            <text:p>Hpre</text:p>
          </table:table-cell>
          <table:table-cell table:style-name="ce303" office:value-type="string" calcext:value-type="string">
            <text:p>Vpre</text:p>
          </table:table-cell>
          <table:table-cell table:style-name="ce303" office:value-type="string" calcext:value-type="string">
            <text:p>Hoff</text:p>
          </table:table-cell>
          <table:table-cell table:style-name="ce303" office:value-type="string" calcext:value-type="string">
            <text:p>Voff</text:p>
          </table:table-cell>
          <table:table-cell table:style-name="ce329" office:value-type="string" calcext:value-type="string">
            <text:p>The status of polarity, present and static level for HSYNC and VSYNC</text:p>
          </table:table-cell>
          <table:table-cell table:number-columns-repeated="1011"/>
        </table:table-row>
        <table:table-row table:style-name="ro3">
          <table:covered-table-cell table:style-name="ce210"/>
          <table:table-cell table:style-name="ce234" office:value-type="string" calcext:value-type="string">
            <text:p>HCNTH</text:p>
          </table:table-cell>
          <table:table-cell table:style-name="ce260" office:value-type="string" calcext:value-type="string">
            <text:p>F41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Hovf</text:p>
          </table:table-cell>
          <table:table-cell table:style-name="ce303"/>
          <table:table-cell table:style-name="ce303" office:value-type="string" calcext:value-type="string">
            <text:p>HF13</text:p>
          </table:table-cell>
          <table:table-cell table:style-name="ce303" office:value-type="string" calcext:value-type="string">
            <text:p>HF12</text:p>
          </table:table-cell>
          <table:table-cell table:style-name="ce303" office:value-type="string" calcext:value-type="string">
            <text:p>HF11</text:p>
          </table:table-cell>
          <table:table-cell table:style-name="ce303" office:value-type="string" calcext:value-type="string">
            <text:p>HF10</text:p>
          </table:table-cell>
          <table:table-cell table:style-name="ce303" office:value-type="string" calcext:value-type="string">
            <text:p>HF9</text:p>
          </table:table-cell>
          <table:table-cell table:style-name="ce303" office:value-type="string" calcext:value-type="string">
            <text:p>HF8</text:p>
          </table:table-cell>
          <table:table-cell table:style-name="ce330" office:value-type="string" calcext:value-type="string">
            <text:p>High byte of hor. frequency counter</text:p>
          </table:table-cell>
          <table:table-cell table:number-columns-repeated="1011"/>
        </table:table-row>
        <table:table-row table:style-name="ro3">
          <table:covered-table-cell table:style-name="ce210"/>
          <table:table-cell table:style-name="ce234" office:value-type="string" calcext:value-type="string">
            <text:p>HCNTL</text:p>
          </table:table-cell>
          <table:table-cell table:style-name="ce260" office:value-type="string" calcext:value-type="string">
            <text:p>F42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HF7</text:p>
          </table:table-cell>
          <table:table-cell table:style-name="ce303" office:value-type="string" calcext:value-type="string">
            <text:p>HF6</text:p>
          </table:table-cell>
          <table:table-cell table:style-name="ce303" office:value-type="string" calcext:value-type="string">
            <text:p>HF5</text:p>
          </table:table-cell>
          <table:table-cell table:style-name="ce303" office:value-type="string" calcext:value-type="string">
            <text:p>HF4</text:p>
          </table:table-cell>
          <table:table-cell table:style-name="ce303" office:value-type="string" calcext:value-type="string">
            <text:p>HF3</text:p>
          </table:table-cell>
          <table:table-cell table:style-name="ce303" office:value-type="string" calcext:value-type="string">
            <text:p>HF2</text:p>
          </table:table-cell>
          <table:table-cell table:style-name="ce303" office:value-type="string" calcext:value-type="string">
            <text:p>HF1</text:p>
          </table:table-cell>
          <table:table-cell table:style-name="ce303" office:value-type="string" calcext:value-type="string">
            <text:p>HF0</text:p>
          </table:table-cell>
          <table:table-cell table:style-name="ce330" office:value-type="string" calcext:value-type="string">
            <text:p>Low byte of hor. frequency counter</text:p>
          </table:table-cell>
          <table:table-cell table:number-columns-repeated="1011"/>
        </table:table-row>
        <table:table-row table:style-name="ro3">
          <table:covered-table-cell table:style-name="ce210"/>
          <table:table-cell table:style-name="ce234" office:value-type="string" calcext:value-type="string">
            <text:p>VCNTH</text:p>
          </table:table-cell>
          <table:table-cell table:style-name="ce260" office:value-type="string" calcext:value-type="string">
            <text:p>F43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Vovf</text:p>
          </table:table-cell>
          <table:table-cell table:style-name="ce303" table:number-columns-repeated="3"/>
          <table:table-cell table:style-name="ce303" office:value-type="string" calcext:value-type="string">
            <text:p>VF11</text:p>
          </table:table-cell>
          <table:table-cell table:style-name="ce303" office:value-type="string" calcext:value-type="string">
            <text:p>VF10</text:p>
          </table:table-cell>
          <table:table-cell table:style-name="ce303" office:value-type="string" calcext:value-type="string">
            <text:p>VF9</text:p>
          </table:table-cell>
          <table:table-cell table:style-name="ce303" office:value-type="string" calcext:value-type="string">
            <text:p>VF8</text:p>
          </table:table-cell>
          <table:table-cell table:style-name="ce330" office:value-type="string" calcext:value-type="string">
            <text:p>High byte of vert. frequency counter</text:p>
          </table:table-cell>
          <table:table-cell table:number-columns-repeated="1011"/>
        </table:table-row>
        <table:table-row table:style-name="ro3">
          <table:covered-table-cell table:style-name="ce210"/>
          <table:table-cell table:style-name="ce234" office:value-type="string" calcext:value-type="string">
            <text:p>VCNTL</text:p>
          </table:table-cell>
          <table:table-cell table:style-name="ce260" office:value-type="string" calcext:value-type="string">
            <text:p>F44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VF7</text:p>
          </table:table-cell>
          <table:table-cell table:style-name="ce303" office:value-type="string" calcext:value-type="string">
            <text:p>VF6</text:p>
          </table:table-cell>
          <table:table-cell table:style-name="ce303" office:value-type="string" calcext:value-type="string">
            <text:p>VF5</text:p>
          </table:table-cell>
          <table:table-cell table:style-name="ce303" office:value-type="string" calcext:value-type="string">
            <text:p>VF4</text:p>
          </table:table-cell>
          <table:table-cell table:style-name="ce303" office:value-type="string" calcext:value-type="string">
            <text:p>VF3</text:p>
          </table:table-cell>
          <table:table-cell table:style-name="ce303" office:value-type="string" calcext:value-type="string">
            <text:p>VF2</text:p>
          </table:table-cell>
          <table:table-cell table:style-name="ce303" office:value-type="string" calcext:value-type="string">
            <text:p>VF1</text:p>
          </table:table-cell>
          <table:table-cell table:style-name="ce303" office:value-type="string" calcext:value-type="string">
            <text:p>VF0</text:p>
          </table:table-cell>
          <table:table-cell table:style-name="ce330" office:value-type="string" calcext:value-type="string">
            <text:p>Low byte of vert. frequency counter</text:p>
          </table:table-cell>
          <table:table-cell table:number-columns-repeated="1011"/>
        </table:table-row>
        <table:table-row table:style-name="ro3">
          <table:covered-table-cell table:style-name="ce210"/>
          <table:table-cell table:style-name="ce234" office:value-type="string" calcext:value-type="string">
            <text:p>HVCTR0</text:p>
          </table:table-cell>
          <table:table-cell table:style-name="ce260" office:value-type="string" calcext:value-type="string">
            <text:p>F40</text:p>
          </table:table-cell>
          <table:table-cell table:style-name="ce283" office:value-type="string" calcext:value-type="string">
            <text:p>W</text:p>
          </table:table-cell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NoHins</text:p>
          </table:table-cell>
          <table:table-cell table:style-name="ce303" table:number-columns-repeated="3"/>
          <table:table-cell table:style-name="ce303" office:value-type="string" calcext:value-type="string">
            <text:p>HBpl</text:p>
          </table:table-cell>
          <table:table-cell table:style-name="ce303" office:value-type="string" calcext:value-type="string">
            <text:p>VBpl</text:p>
          </table:table-cell>
          <table:table-cell table:style-name="ce330" office:value-type="string" calcext:value-type="string">
            <text:p>H/V sync processor control register 0</text:p>
          </table:table-cell>
          <table:table-cell table:number-columns-repeated="1011"/>
        </table:table-row>
        <table:table-row table:style-name="ro3">
          <table:covered-table-cell table:style-name="ce210"/>
          <table:table-cell table:style-name="ce234" office:value-type="string" calcext:value-type="string">
            <text:p>HVCTR3</text:p>
          </table:table-cell>
          <table:table-cell table:style-name="ce260" office:value-type="string" calcext:value-type="string">
            <text:p>F43</text:p>
          </table:table-cell>
          <table:table-cell table:style-name="ce283" office:value-type="string" calcext:value-type="string">
            <text:p>W</text:p>
          </table:table-cell>
          <table:table-cell table:style-name="ce303"/>
          <table:table-cell table:style-name="ce303" office:value-type="string" calcext:value-type="string">
            <text:p>CLPEG</text:p>
          </table:table-cell>
          <table:table-cell table:style-name="ce303" office:value-type="string" calcext:value-type="string">
            <text:p>CLPPO</text:p>
          </table:table-cell>
          <table:table-cell table:style-name="ce303" office:value-type="string" calcext:value-type="string">
            <text:p>CLPW2</text:p>
          </table:table-cell>
          <table:table-cell table:style-name="ce303" office:value-type="string" calcext:value-type="string">
            <text:p>CLPW1</text:p>
          </table:table-cell>
          <table:table-cell table:style-name="ce303" office:value-type="string" calcext:value-type="string">
            <text:p>CLPW0</text:p>
          </table:table-cell>
          <table:table-cell table:style-name="ce303" table:number-columns-repeated="2"/>
          <table:table-cell table:style-name="ce330" office:value-type="string" calcext:value-type="string">
            <text:p>HSYNC clamp pulse control register</text:p>
          </table:table-cell>
          <table:table-cell table:number-columns-repeated="1011"/>
        </table:table-row>
        <table:table-row table:style-name="ro3">
          <table:covered-table-cell table:style-name="ce210"/>
          <table:table-cell table:style-name="ce234" office:value-type="string" calcext:value-type="string">
            <text:p>INTFLG</text:p>
          </table:table-cell>
          <table:table-cell table:style-name="ce260" office:value-type="string" calcext:value-type="string">
            <text:p>F48</text:p>
          </table:table-cell>
          <table:table-cell table:style-name="ce283" office:value-type="string" calcext:value-type="string">
            <text:p>R/W</text:p>
          </table:table-cell>
          <table:table-cell table:style-name="ce303" office:value-type="string" calcext:value-type="string">
            <text:p>HPRchg</text:p>
          </table:table-cell>
          <table:table-cell table:style-name="ce303" office:value-type="string" calcext:value-type="string">
            <text:p>VPRchg</text:p>
          </table:table-cell>
          <table:table-cell table:style-name="ce303" office:value-type="string" calcext:value-type="string">
            <text:p>HPLchg</text:p>
          </table:table-cell>
          <table:table-cell table:style-name="ce303" office:value-type="string" calcext:value-type="string">
            <text:p>VPLchg</text:p>
          </table:table-cell>
          <table:table-cell table:style-name="ce303" office:value-type="string" calcext:value-type="string">
            <text:p>Hchg</text:p>
          </table:table-cell>
          <table:table-cell table:style-name="ce303" office:value-type="string" calcext:value-type="string">
            <text:p>VFchg</text:p>
          </table:table-cell>
          <table:table-cell table:style-name="ce303"/>
          <table:table-cell table:style-name="ce303" office:value-type="string" calcext:value-type="string">
            <text:p>Vsync</text:p>
          </table:table-cell>
          <table:table-cell table:style-name="ce330" office:value-type="string" calcext:value-type="string">
            <text:p>Interrupt flag register. Interrupts set the flag bits, writing 1 to a bit will clear it.</text:p>
          </table:table-cell>
          <table:table-cell table:number-columns-repeated="1011"/>
        </table:table-row>
        <table:table-row table:style-name="ro3">
          <table:covered-table-cell table:style-name="ce211"/>
          <table:table-cell table:style-name="ce235" office:value-type="string" calcext:value-type="string">
            <text:p>INTEN</text:p>
          </table:table-cell>
          <table:table-cell table:style-name="ce261" office:value-type="string" calcext:value-type="string">
            <text:p>F49</text:p>
          </table:table-cell>
          <table:table-cell table:style-name="ce284" office:value-type="string" calcext:value-type="string">
            <text:p>W</text:p>
          </table:table-cell>
          <table:table-cell table:style-name="ce303" office:value-type="string" calcext:value-type="string">
            <text:p>EHPR</text:p>
          </table:table-cell>
          <table:table-cell table:style-name="ce303" office:value-type="string" calcext:value-type="string">
            <text:p>EVPR</text:p>
          </table:table-cell>
          <table:table-cell table:style-name="ce303" office:value-type="string" calcext:value-type="string">
            <text:p>EHPL</text:p>
          </table:table-cell>
          <table:table-cell table:style-name="ce303" office:value-type="string" calcext:value-type="string">
            <text:p>EVPL</text:p>
          </table:table-cell>
          <table:table-cell table:style-name="ce303" office:value-type="string" calcext:value-type="string">
            <text:p>EHF</text:p>
          </table:table-cell>
          <table:table-cell table:style-name="ce303" office:value-type="string" calcext:value-type="string">
            <text:p>EVF</text:p>
          </table:table-cell>
          <table:table-cell table:style-name="ce303"/>
          <table:table-cell table:style-name="ce303" office:value-type="string" calcext:value-type="string">
            <text:p>Evsync</text:p>
          </table:table-cell>
          <table:table-cell table:style-name="ce331" office:value-type="string" calcext:value-type="string">
            <text:p>Interrupt enable register</text:p>
          </table:table-cell>
          <table:table-cell table:number-columns-repeated="1011"/>
        </table:table-row>
        <table:table-row table:style-name="ro3">
          <table:table-cell table:style-name="ce212" office:value-type="string" calcext:value-type="string" table:number-columns-spanned="1" table:number-rows-spanned="13">
            <text:p>DDC &amp; IIC interface</text:p>
          </table:table-cell>
          <table:table-cell table:style-name="ce236" office:value-type="string" calcext:value-type="string">
            <text:p>IICCTR</text:p>
          </table:table-cell>
          <table:table-cell table:style-name="ce262" office:value-type="string" calcext:value-type="string">
            <text:p>F00</text:p>
          </table:table-cell>
          <table:table-cell table:style-name="ce285" office:value-type="string" calcext:value-type="string">
            <text:p>R/W</text:p>
          </table:table-cell>
          <table:table-cell table:style-name="ce304" table:number-columns-repeated="5"/>
          <table:table-cell table:style-name="ce304" office:value-type="string" calcext:value-type="string">
            <text:p>MackO</text:p>
          </table:table-cell>
          <table:table-cell table:style-name="ce304" office:value-type="string" calcext:value-type="string">
            <text:p>P</text:p>
          </table:table-cell>
          <table:table-cell table:style-name="ce304" office:value-type="string" calcext:value-type="string">
            <text:p>S</text:p>
          </table:table-cell>
          <table:table-cell table:style-name="ce332" office:value-type="string" calcext:value-type="string">
            <text:p>IIC interface control register</text:p>
          </table:table-cell>
          <table:table-cell table:number-columns-repeated="1011"/>
        </table:table-row>
        <table:table-row table:style-name="ro3">
          <table:covered-table-cell table:style-name="ce213"/>
          <table:table-cell table:style-name="ce237" office:value-type="string" calcext:value-type="string" table:number-columns-spanned="1" table:number-rows-spanned="2">
            <text:p>IICSTUS</text:p>
          </table:table-cell>
          <table:table-cell table:style-name="ce263" office:value-type="string" calcext:value-type="string">
            <text:p>F01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>
            <text:p>WadrB</text:p>
          </table:table-cell>
          <table:table-cell table:style-name="ce304" office:value-type="string" calcext:value-type="string">
            <text:p>WadrA</text:p>
          </table:table-cell>
          <table:table-cell table:style-name="ce304" office:value-type="string" calcext:value-type="string">
            <text:p>SlvRWB</text:p>
          </table:table-cell>
          <table:table-cell table:style-name="ce304" office:value-type="string" calcext:value-type="string">
            <text:p>SackIn</text:p>
          </table:table-cell>
          <table:table-cell table:style-name="ce304" office:value-type="string" calcext:value-type="string">
            <text:p>SLVS</text:p>
          </table:table-cell>
          <table:table-cell table:style-name="ce304"/>
          <table:table-cell table:style-name="ce304" office:value-type="string" calcext:value-type="string">
            <text:p>SlvAlsb1</text:p>
          </table:table-cell>
          <table:table-cell table:style-name="ce304" office:value-type="string" calcext:value-type="string">
            <text:p>SlvAlsb0</text:p>
          </table:table-cell>
          <table:table-cell table:style-name="ce333" office:value-type="string" calcext:value-type="string" table:number-columns-spanned="1" table:number-rows-spanned="2">
            <text:p>IIC interface status register</text:p>
          </table:table-cell>
          <table:table-cell table:number-columns-repeated="1011"/>
        </table:table-row>
        <table:table-row table:style-name="ro3">
          <table:covered-table-cell table:style-name="ce213"/>
          <table:covered-table-cell table:style-name="ce238" office:value-type="string" calcext:value-type="string">
            <text:p>IICSTUS</text:p>
          </table:covered-table-cell>
          <table:table-cell table:style-name="ce263" office:value-type="string" calcext:value-type="string">
            <text:p>F02</text:p>
          </table:table-cell>
          <table:table-cell table:style-name="ce286" office:value-type="string" calcext:value-type="string">
            <text:p>R</text:p>
          </table:table-cell>
          <table:table-cell table:style-name="ce305" table:formula="of:=&quot;MAckIn&quot;" office:value-type="string" office:string-value="MAckIn" calcext:value-type="string">
            <text:p>MAckIn</text:p>
          </table:table-cell>
          <table:table-cell table:style-name="ce305" table:number-columns-repeated="7"/>
          <table:covered-table-cell table:style-name="ce334"/>
          <table:table-cell table:number-columns-repeated="1011"/>
        </table:table-row>
        <table:table-row table:style-name="ro3">
          <table:covered-table-cell table:style-name="ce213"/>
          <table:table-cell table:style-name="ce237" office:value-type="string" calcext:value-type="string" table:number-columns-spanned="1" table:number-rows-spanned="2">
            <text:p>INTFLG</text:p>
          </table:table-cell>
          <table:table-cell table:style-name="ce263" office:value-type="string" calcext:value-type="string">
            <text:p>F03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>
            <text:p>TXBI</text:p>
          </table:table-cell>
          <table:table-cell table:style-name="ce304" office:value-type="string" calcext:value-type="string">
            <text:p>RCBI</text:p>
          </table:table-cell>
          <table:table-cell table:style-name="ce304" office:value-type="string" calcext:value-type="string">
            <text:p>SlvBMI</text:p>
          </table:table-cell>
          <table:table-cell table:style-name="ce304" office:value-type="string" calcext:value-type="string">
            <text:p>TXAI</text:p>
          </table:table-cell>
          <table:table-cell table:style-name="ce304" office:value-type="string" calcext:value-type="string">
            <text:p>RCAI</text:p>
          </table:table-cell>
          <table:table-cell table:style-name="ce304" office:value-type="string" calcext:value-type="string">
            <text:p>SlvAMI</text:p>
          </table:table-cell>
          <table:table-cell table:style-name="ce304"/>
          <table:table-cell table:style-name="ce304" office:value-type="string" calcext:value-type="string">
            <text:p>Mbufl</text:p>
          </table:table-cell>
          <table:table-cell table:style-name="ce333" office:value-type="string" calcext:value-type="string" table:number-columns-spanned="1" table:number-rows-spanned="2">
            <text:p>Interrupt flag register. Interrupts set the flag bits, writing 1 to a bit will clear it.</text:p>
          </table:table-cell>
          <table:table-cell table:number-columns-repeated="1011"/>
        </table:table-row>
        <table:table-row table:style-name="ro3">
          <table:covered-table-cell table:style-name="ce213"/>
          <table:covered-table-cell table:style-name="ce238" office:value-type="string" calcext:value-type="string">
            <text:p>INTFLG</text:p>
          </table:covered-table-cell>
          <table:table-cell table:style-name="ce263" office:value-type="string" calcext:value-type="string">
            <text:p>F03</text:p>
          </table:table-cell>
          <table:table-cell table:style-name="ce286" office:value-type="string" calcext:value-type="string">
            <text:p>W</text:p>
          </table:table-cell>
          <table:table-cell table:style-name="ce304" table:number-columns-repeated="2"/>
          <table:table-cell table:style-name="ce304" office:value-type="string" calcext:value-type="string">
            <text:p>SlvBMI</text:p>
          </table:table-cell>
          <table:table-cell table:style-name="ce304" table:number-columns-repeated="2"/>
          <table:table-cell table:style-name="ce304" office:value-type="string" calcext:value-type="string">
            <text:p>SlvAMI</text:p>
          </table:table-cell>
          <table:table-cell table:style-name="ce304"/>
          <table:table-cell table:style-name="ce304" office:value-type="string" calcext:value-type="string">
            <text:p>Mbufl</text:p>
          </table:table-cell>
          <table:covered-table-cell table:style-name="ce334"/>
          <table:table-cell table:number-columns-repeated="1011"/>
        </table:table-row>
        <table:table-row table:style-name="ro3">
          <table:covered-table-cell table:style-name="ce213"/>
          <table:table-cell table:style-name="ce238" office:value-type="string" calcext:value-type="string">
            <text:p>INTEN</text:p>
          </table:table-cell>
          <table:table-cell table:style-name="ce263" office:value-type="string" calcext:value-type="string">
            <text:p>F04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>
            <text:p>ETXBI</text:p>
          </table:table-cell>
          <table:table-cell table:style-name="ce304" office:value-type="string" calcext:value-type="string">
            <text:p>ERCBI</text:p>
          </table:table-cell>
          <table:table-cell table:style-name="ce304" office:value-type="string" calcext:value-type="string">
            <text:p>ESlvBMI</text:p>
          </table:table-cell>
          <table:table-cell table:style-name="ce304" office:value-type="string" calcext:value-type="string">
            <text:p>ETXAI</text:p>
          </table:table-cell>
          <table:table-cell table:style-name="ce304" office:value-type="string" calcext:value-type="string">
            <text:p>ERCAI</text:p>
          </table:table-cell>
          <table:table-cell table:style-name="ce304" office:value-type="string" calcext:value-type="string">
            <text:p>ESlvAMI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EMbufl</text:p>
          </table:table-cell>
          <table:table-cell table:style-name="ce334" office:value-type="string" calcext:value-type="string">
            <text:p>Interrupt enable register</text:p>
          </table:table-cell>
          <table:table-cell table:number-columns-repeated="1011"/>
        </table:table-row>
        <table:table-row table:style-name="ro3">
          <table:covered-table-cell table:style-name="ce213"/>
          <table:table-cell table:style-name="ce238" office:value-type="string" calcext:value-type="string">
            <text:p>MBUF</text:p>
          </table:table-cell>
          <table:table-cell table:style-name="ce263" office:value-type="string" calcext:value-type="string">
            <text:p>F05</text:p>
          </table:table-cell>
          <table:table-cell table:style-name="ce286" office:value-type="string" calcext:value-type="string">
            <text:p>R/W</text:p>
          </table:table-cell>
          <table:table-cell table:style-name="ce304" office:value-type="string" calcext:value-type="string" table:number-columns-spanned="8" table:number-rows-spanned="1">
            <text:p>Master IIC receive/transmit buffer</text:p>
          </table:table-cell>
          <table:covered-table-cell table:number-columns-repeated="7" table:style-name="ce304"/>
          <table:table-cell table:style-name="ce334"/>
          <table:table-cell table:number-columns-repeated="1011"/>
        </table:table-row>
        <table:table-row table:style-name="ro3">
          <table:covered-table-cell table:style-name="ce213"/>
          <table:table-cell table:style-name="ce238" office:value-type="string" calcext:value-type="string">
            <text:p>RCABUF</text:p>
          </table:table-cell>
          <table:table-cell table:style-name="ce263" office:value-type="string" calcext:value-type="string">
            <text:p>F06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 table:number-columns-spanned="8" table:number-rows-spanned="1">
            <text:p>Slave A IIC receive buffer</text:p>
          </table:table-cell>
          <table:covered-table-cell table:number-columns-repeated="7" table:style-name="ce304"/>
          <table:table-cell table:style-name="ce334"/>
          <table:table-cell table:number-columns-repeated="1011"/>
        </table:table-row>
        <table:table-row table:style-name="ro3">
          <table:covered-table-cell table:style-name="ce213"/>
          <table:table-cell table:style-name="ce238" office:value-type="string" calcext:value-type="string">
            <text:p>TXABUF</text:p>
          </table:table-cell>
          <table:table-cell table:style-name="ce263" office:value-type="string" calcext:value-type="string">
            <text:p>F06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 table:number-columns-spanned="8" table:number-rows-spanned="1">
            <text:p>Slave A IIC transmit buffer</text:p>
          </table:table-cell>
          <table:covered-table-cell table:number-columns-repeated="7" table:style-name="ce304"/>
          <table:table-cell table:style-name="ce334"/>
          <table:table-cell table:number-columns-repeated="1011"/>
        </table:table-row>
        <table:table-row table:style-name="ro3">
          <table:covered-table-cell table:style-name="ce213"/>
          <table:table-cell table:style-name="ce238" office:value-type="string" calcext:value-type="string">
            <text:p>SLVAADR</text:p>
          </table:table-cell>
          <table:table-cell table:style-name="ce263" office:value-type="string" calcext:value-type="string">
            <text:p>F07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>
            <text:p>ENSlvA</text:p>
          </table:table-cell>
          <table:table-cell table:style-name="ce304" office:value-type="string" calcext:value-type="string" table:number-columns-spanned="7" table:number-rows-spanned="1">
            <text:p>Slave A IIC address</text:p>
          </table:table-cell>
          <table:covered-table-cell table:number-columns-repeated="6" table:style-name="ce304"/>
          <table:table-cell table:style-name="ce334"/>
          <table:table-cell table:number-columns-repeated="1011"/>
        </table:table-row>
        <table:table-row table:style-name="ro3">
          <table:covered-table-cell table:style-name="ce213"/>
          <table:table-cell table:style-name="ce238" office:value-type="string" calcext:value-type="string">
            <text:p>RCBBUF</text:p>
          </table:table-cell>
          <table:table-cell table:style-name="ce263" office:value-type="string" calcext:value-type="string">
            <text:p>F08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 table:number-columns-spanned="8" table:number-rows-spanned="1">
            <text:p>Slave B IIC receive buffer</text:p>
          </table:table-cell>
          <table:covered-table-cell table:number-columns-repeated="7" table:style-name="ce304"/>
          <table:table-cell table:style-name="ce334"/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covered-table-cell table:style-name="ce213"/>
          <table:table-cell table:style-name="ce238" office:value-type="string" calcext:value-type="string">
            <text:p>TXBBUF</text:p>
          </table:table-cell>
          <table:table-cell table:style-name="ce263" office:value-type="string" calcext:value-type="string">
            <text:p>F08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 table:number-columns-spanned="8" table:number-rows-spanned="1">
            <text:p>Slave B IIC transmit buffer</text:p>
          </table:table-cell>
          <table:covered-table-cell table:number-columns-repeated="7" table:style-name="ce304"/>
          <table:table-cell table:style-name="ce334"/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covered-table-cell table:style-name="ce214"/>
          <table:table-cell table:style-name="ce239" office:value-type="string" calcext:value-type="string">
            <text:p>SLVBADR</text:p>
          </table:table-cell>
          <table:table-cell table:style-name="ce264" office:value-type="string" calcext:value-type="string">
            <text:p>F09</text:p>
          </table:table-cell>
          <table:table-cell table:style-name="ce287" office:value-type="string" calcext:value-type="string">
            <text:p>W</text:p>
          </table:table-cell>
          <table:table-cell table:style-name="ce304" office:value-type="string" calcext:value-type="string">
            <text:p>ENSlvB</text:p>
          </table:table-cell>
          <table:table-cell table:style-name="ce304" office:value-type="string" calcext:value-type="string" table:number-columns-spanned="7" table:number-rows-spanned="1">
            <text:p>Slave B IIC address</text:p>
          </table:table-cell>
          <table:covered-table-cell table:number-columns-repeated="6" table:style-name="ce304"/>
          <table:table-cell table:style-name="ce335"/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table-cell table:style-name="ce215" office:value-type="string" calcext:value-type="string" table:number-columns-spanned="1" table:number-rows-spanned="2">
            <text:p>A/D converter</text:p>
          </table:table-cell>
          <table:table-cell table:style-name="ce240" office:value-type="string" calcext:value-type="string">
            <text:p>ADC</text:p>
          </table:table-cell>
          <table:table-cell table:style-name="ce265" office:value-type="string" calcext:value-type="string">
            <text:p>F10</text:p>
          </table:table-cell>
          <table:table-cell table:style-name="ce288" office:value-type="string" calcext:value-type="string">
            <text:p>W</text:p>
          </table:table-cell>
          <table:table-cell table:style-name="ce306" office:value-type="string" calcext:value-type="string">
            <text:p>ENADC</text:p>
          </table:table-cell>
          <table:table-cell table:style-name="ce306" table:number-columns-repeated="3"/>
          <table:table-cell table:style-name="ce306" office:value-type="string" calcext:value-type="string">
            <text:p>SADC3</text:p>
          </table:table-cell>
          <table:table-cell table:style-name="ce306" office:value-type="string" calcext:value-type="string">
            <text:p>SADC2</text:p>
          </table:table-cell>
          <table:table-cell table:style-name="ce306" office:value-type="string" calcext:value-type="string">
            <text:p>SADC1</text:p>
          </table:table-cell>
          <table:table-cell table:style-name="ce306" office:value-type="string" calcext:value-type="string">
            <text:p>SADC0</text:p>
          </table:table-cell>
          <table:table-cell table:style-name="ce336" office:value-type="string" calcext:value-type="string">
            <text:p>ADC control register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covered-table-cell table:style-name="ce216"/>
          <table:table-cell table:style-name="ce241" office:value-type="string" calcext:value-type="string">
            <text:p>ADC</text:p>
          </table:table-cell>
          <table:table-cell table:style-name="ce266" office:value-type="string" calcext:value-type="string">
            <text:p>F10</text:p>
          </table:table-cell>
          <table:table-cell table:style-name="ce289" office:value-type="string" calcext:value-type="string">
            <text:p>R</text:p>
          </table:table-cell>
          <table:table-cell table:style-name="ce306" table:number-columns-repeated="2"/>
          <table:table-cell table:style-name="ce306" office:value-type="string" calcext:value-type="string" table:number-columns-spanned="6" table:number-rows-spanned="1">
            <text:p>ADC conversion result</text:p>
          </table:table-cell>
          <table:covered-table-cell table:number-columns-repeated="5" table:style-name="ce306"/>
          <table:table-cell table:style-name="ce337"/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table-cell table:style-name="ce217" office:value-type="string" calcext:value-type="string">
            <text:p>Watchdog</text:p>
          </table:table-cell>
          <table:table-cell table:style-name="ce242" office:value-type="string" calcext:value-type="string">
            <text:p>WDT</text:p>
          </table:table-cell>
          <table:table-cell table:style-name="ce267" office:value-type="string" calcext:value-type="string">
            <text:p>F18</text:p>
          </table:table-cell>
          <table:table-cell table:style-name="ce290" office:value-type="string" calcext:value-type="string">
            <text:p>W</text:p>
          </table:table-cell>
          <table:table-cell table:style-name="ce307" office:value-type="string" calcext:value-type="string">
            <text:p>WEN</text:p>
          </table:table-cell>
          <table:table-cell table:style-name="ce307" office:value-type="string" calcext:value-type="string">
            <text:p>WCLR</text:p>
          </table:table-cell>
          <table:table-cell table:style-name="ce307" table:number-columns-repeated="3"/>
          <table:table-cell table:style-name="ce307" office:value-type="string" calcext:value-type="string">
            <text:p>WDT2</text:p>
          </table:table-cell>
          <table:table-cell table:style-name="ce307" office:value-type="string" calcext:value-type="string">
            <text:p>WDT1</text:p>
          </table:table-cell>
          <table:table-cell table:style-name="ce307" office:value-type="string" calcext:value-type="string">
            <text:p>WDT0</text:p>
          </table:table-cell>
          <table:table-cell table:style-name="ce338" office:value-type="string" calcext:value-type="string">
            <text:p>Watchdog timer control register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table-cell table:style-name="ce218" office:value-type="string" calcext:value-type="string" table:number-columns-spanned="1" table:number-rows-spanned="2">
            <text:p>ISP</text:p>
          </table:table-cell>
          <table:table-cell table:style-name="ce243" office:value-type="string" calcext:value-type="string">
            <text:p>ISPSLV</text:p>
          </table:table-cell>
          <table:table-cell table:style-name="ce268" office:value-type="string" calcext:value-type="string">
            <text:p>F0B</text:p>
          </table:table-cell>
          <table:table-cell table:style-name="ce291" office:value-type="string" calcext:value-type="string">
            <text:p>W</text:p>
          </table:table-cell>
          <table:table-cell table:style-name="ce308" office:value-type="string" calcext:value-type="string" table:number-columns-spanned="6" table:number-rows-spanned="1">
            <text:p>ISP slave address</text:p>
          </table:table-cell>
          <table:covered-table-cell table:number-columns-repeated="5" table:style-name="ce308"/>
          <table:table-cell table:style-name="ce308" table:number-columns-repeated="2"/>
          <table:table-cell table:style-name="ce339"/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covered-table-cell table:style-name="ce219"/>
          <table:table-cell table:style-name="ce244" office:value-type="string" calcext:value-type="string">
            <text:p>ISPEN</text:p>
          </table:table-cell>
          <table:table-cell table:style-name="ce269" office:value-type="string" calcext:value-type="string">
            <text:p>F0C</text:p>
          </table:table-cell>
          <table:table-cell table:style-name="ce292" office:value-type="string" calcext:value-type="string">
            <text:p>W</text:p>
          </table:table-cell>
          <table:table-cell table:style-name="ce308" office:value-type="string" calcext:value-type="string" table:number-columns-spanned="8" table:number-rows-spanned="1">
            <text:p>Write 0x93 to enable ISP mode</text:p>
          </table:table-cell>
          <table:covered-table-cell table:number-columns-repeated="7" table:style-name="ce308"/>
          <table:table-cell table:style-name="ce340"/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table-cell table:style-name="ce220" office:value-type="string" calcext:value-type="string" table:number-columns-spanned="1" table:number-rows-spanned="29">
            <text:p>OSD processor</text:p>
          </table:table-cell>
          <table:table-cell table:style-name="ce245" office:value-type="string" calcext:value-type="string">
            <text:p>OSDRA</text:p>
          </table:table-cell>
          <table:table-cell table:style-name="ce270" office:value-type="string" calcext:value-type="string">
            <text:p>FA0</text:p>
          </table:table-cell>
          <table:table-cell table:style-name="ce293" office:value-type="string" calcext:value-type="string">
            <text:p>W</text:p>
          </table:table-cell>
          <table:table-cell table:style-name="ce309" office:value-type="string" calcext:value-type="string">
            <text:p>A1</text:p>
          </table:table-cell>
          <table:table-cell table:style-name="ce309" office:value-type="string" calcext:value-type="string">
            <text:p>A0</text:p>
          </table:table-cell>
          <table:table-cell table:style-name="ce309" table:number-columns-repeated="2"/>
          <table:table-cell table:style-name="ce309" office:value-type="string" calcext:value-type="string">
            <text:p>R3</text:p>
          </table:table-cell>
          <table:table-cell table:style-name="ce309" office:value-type="string" calcext:value-type="string">
            <text:p>R2</text:p>
          </table:table-cell>
          <table:table-cell table:style-name="ce309" office:value-type="string" calcext:value-type="string">
            <text:p>R1</text:p>
          </table:table-cell>
          <table:table-cell table:style-name="ce309" office:value-type="string" calcext:value-type="string">
            <text:p>R0</text:p>
          </table:table-cell>
          <table:table-cell table:style-name="ce341"/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covered-table-cell table:style-name="ce221"/>
          <table:table-cell table:style-name="ce246" office:value-type="string" calcext:value-type="string">
            <text:p>OSDCA</text:p>
          </table:table-cell>
          <table:table-cell table:style-name="ce271" office:value-type="string" calcext:value-type="string">
            <text:p>FA1</text:p>
          </table:table-cell>
          <table:table-cell table:style-name="ce294" office:value-type="string" calcext:value-type="string">
            <text:p>W</text:p>
          </table:table-cell>
          <table:table-cell table:style-name="ce309" table:number-columns-repeated="3"/>
          <table:table-cell table:style-name="ce309" office:value-type="string" calcext:value-type="string">
            <text:p>C4</text:p>
          </table:table-cell>
          <table:table-cell table:style-name="ce309" office:value-type="string" calcext:value-type="string">
            <text:p>C3</text:p>
          </table:table-cell>
          <table:table-cell table:style-name="ce309" office:value-type="string" calcext:value-type="string">
            <text:p>C2</text:p>
          </table:table-cell>
          <table:table-cell table:style-name="ce309" office:value-type="string" calcext:value-type="string">
            <text:p>C1</text:p>
          </table:table-cell>
          <table:table-cell table:style-name="ce309" office:value-type="string" calcext:value-type="string">
            <text:p>C0</text:p>
          </table:table-cell>
          <table:table-cell table:style-name="ce342" office:value-type="string" calcext:value-type="string">
            <text:p>This is the column address of the display RAM that next 9-bit data should be written into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covered-table-cell table:style-name="ce221"/>
          <table:table-cell table:style-name="ce246" office:value-type="string" calcext:value-type="string">
            <text:p>OSDDT0</text:p>
          </table:table-cell>
          <table:table-cell table:style-name="ce271" office:value-type="string" calcext:value-type="string">
            <text:p>FA2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D7</text:p>
          </table:table-cell>
          <table:table-cell table:style-name="ce309" office:value-type="string" calcext:value-type="string">
            <text:p>D6</text:p>
          </table:table-cell>
          <table:table-cell table:style-name="ce309" office:value-type="string" calcext:value-type="string">
            <text:p>D5</text:p>
          </table:table-cell>
          <table:table-cell table:style-name="ce309" office:value-type="string" calcext:value-type="string">
            <text:p>D4</text:p>
          </table:table-cell>
          <table:table-cell table:style-name="ce309" office:value-type="string" calcext:value-type="string">
            <text:p>D3</text:p>
          </table:table-cell>
          <table:table-cell table:style-name="ce309" office:value-type="string" calcext:value-type="string">
            <text:p>D2</text:p>
          </table:table-cell>
          <table:table-cell table:style-name="ce309" office:value-type="string" calcext:value-type="string">
            <text:p>D1</text:p>
          </table:table-cell>
          <table:table-cell table:style-name="ce309" office:value-type="string" calcext:value-type="string">
            <text:p>D0</text:p>
          </table:table-cell>
          <table:table-cell table:style-name="ce342" office:value-type="string" calcext:value-type="string">
            <text:p>Form a 9-bit value – (0 &lt;&lt; 8) || OSDDT0 and write into current display RAM address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covered-table-cell table:style-name="ce221"/>
          <table:table-cell table:style-name="ce246" office:value-type="string" calcext:value-type="string">
            <text:p>OSDDT1</text:p>
          </table:table-cell>
          <table:table-cell table:style-name="ce271" office:value-type="string" calcext:value-type="string">
            <text:p>FA3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D7</text:p>
          </table:table-cell>
          <table:table-cell table:style-name="ce309" office:value-type="string" calcext:value-type="string">
            <text:p>D6</text:p>
          </table:table-cell>
          <table:table-cell table:style-name="ce309" office:value-type="string" calcext:value-type="string">
            <text:p>D5</text:p>
          </table:table-cell>
          <table:table-cell table:style-name="ce309" office:value-type="string" calcext:value-type="string">
            <text:p>D4</text:p>
          </table:table-cell>
          <table:table-cell table:style-name="ce309" office:value-type="string" calcext:value-type="string">
            <text:p>D3</text:p>
          </table:table-cell>
          <table:table-cell table:style-name="ce309" office:value-type="string" calcext:value-type="string">
            <text:p>D2</text:p>
          </table:table-cell>
          <table:table-cell table:style-name="ce309" office:value-type="string" calcext:value-type="string">
            <text:p>D1</text:p>
          </table:table-cell>
          <table:table-cell table:style-name="ce309" office:value-type="string" calcext:value-type="string">
            <text:p>D0</text:p>
          </table:table-cell>
          <table:table-cell table:style-name="ce342" office:value-type="string" calcext:value-type="string">
            <text:p>Form a 9-bit value – (1 &lt;&lt; 8) || OSDDT1 and write into current display RAM address</text:p>
          </table:table-cell>
          <table:table-cell table:number-columns-repeated="5"/>
          <table:table-cell table:style-name="Default"/>
          <table:table-cell table:number-columns-repeated="1005"/>
        </table:table-row>
        <table:table-row table:style-name="ro3">
          <table:covered-table-cell table:style-name="ce221"/>
          <table:table-cell table:style-name="ce246" office:value-type="string" calcext:value-type="string">
            <text:p>W1ROW</text:p>
          </table:table-cell>
          <table:table-cell table:style-name="ce271" office:value-type="string" calcext:value-type="string">
            <text:p>FC0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1COL</text:p>
          </table:table-cell>
          <table:table-cell table:style-name="ce271" office:value-type="string" calcext:value-type="string">
            <text:p>FC1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1COL</text:p>
          </table:table-cell>
          <table:table-cell table:style-name="ce271" office:value-type="string" calcext:value-type="string">
            <text:p>FC2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2ROW</text:p>
          </table:table-cell>
          <table:table-cell table:style-name="ce271" office:value-type="string" calcext:value-type="string">
            <text:p>FC3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2COL</text:p>
          </table:table-cell>
          <table:table-cell table:style-name="ce271" office:value-type="string" calcext:value-type="string">
            <text:p>FC4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2COL</text:p>
          </table:table-cell>
          <table:table-cell table:style-name="ce271" office:value-type="string" calcext:value-type="string">
            <text:p>FC5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3ROW</text:p>
          </table:table-cell>
          <table:table-cell table:style-name="ce271" office:value-type="string" calcext:value-type="string">
            <text:p>FC6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3COL</text:p>
          </table:table-cell>
          <table:table-cell table:style-name="ce271" office:value-type="string" calcext:value-type="string">
            <text:p>FC7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3COL</text:p>
          </table:table-cell>
          <table:table-cell table:style-name="ce271" office:value-type="string" calcext:value-type="string">
            <text:p>FC8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4ROW</text:p>
          </table:table-cell>
          <table:table-cell table:style-name="ce271" office:value-type="string" calcext:value-type="string">
            <text:p>FC9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4COL</text:p>
          </table:table-cell>
          <table:table-cell table:style-name="ce271" office:value-type="string" calcext:value-type="string">
            <text:p>FCA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4COL</text:p>
          </table:table-cell>
          <table:table-cell table:style-name="ce271" office:value-type="string" calcext:value-type="string">
            <text:p>FCB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VERTD</text:p>
          </table:table-cell>
          <table:table-cell table:style-name="ce271" office:value-type="string" calcext:value-type="string">
            <text:p>FCC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8" table:number-rows-spanned="1">
            <text:p>Vertical delay</text:p>
          </table:table-cell>
          <table:covered-table-cell table:number-columns-repeated="7" table:style-name="ce309"/>
          <table:table-cell table:style-name="ce342" office:value-type="string" calcext:value-type="string">
            <text:p>Starting position for vert. display. Starts at line 4*VERTD + 1. Power-up value: 4</text:p>
          </table:table-cell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HORD</text:p>
          </table:table-cell>
          <table:table-cell table:style-name="ce271" office:value-type="string" calcext:value-type="string">
            <text:p>FCD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8" table:number-rows-spanned="1">
            <text:p>Horizontal delay</text:p>
          </table:table-cell>
          <table:covered-table-cell table:number-columns-repeated="7" table:style-name="ce309"/>
          <table:table-cell table:style-name="ce342" office:value-type="string" calcext:value-type="string">
            <text:p>Starting position for hor. display. Starts at dot 6*HORD + 49. Power-up value: 15</text:p>
          </table:table-cell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CH</text:p>
          </table:table-cell>
          <table:table-cell table:style-name="ce271" office:value-type="string" calcext:value-type="string">
            <text:p>FCE</text:p>
          </table:table-cell>
          <table:table-cell table:style-name="ce294" office:value-type="string" calcext:value-type="string">
            <text:p>W</text:p>
          </table:table-cell>
          <table:table-cell table:style-name="ce309"/>
          <table:table-cell table:style-name="ce309" office:value-type="string" calcext:value-type="string" table:number-columns-spanned="7" table:number-rows-spanned="1">
            <text:p>Character height</text:p>
          </table:table-cell>
          <table:covered-table-cell table:number-columns-repeated="6" table:style-name="ce309"/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RSPACE</text:p>
          </table:table-cell>
          <table:table-cell table:style-name="ce271" office:value-type="string" calcext:value-type="string">
            <text:p>FD0</text:p>
          </table:table-cell>
          <table:table-cell table:style-name="ce294" office:value-type="string" calcext:value-type="string">
            <text:p>W</text:p>
          </table:table-cell>
          <table:table-cell table:style-name="ce309" table:number-columns-repeated="3"/>
          <table:table-cell table:style-name="ce309" office:value-type="string" calcext:value-type="string" table:number-columns-spanned="5" table:number-rows-spanned="1">
            <text:p>Row to row spacing</text:p>
          </table:table-cell>
          <table:covered-table-cell table:number-columns-repeated="4" table:style-name="ce309"/>
          <table:table-cell table:style-name="ce342"/>
          <table:table-cell table:number-columns-repeated="1011"/>
        </table:table-row>
        <table:table-row table:style-name="ro3">
          <table:covered-table-cell table:style-name="ce221"/>
          <table:table-cell table:style-name="ce247" office:value-type="string" calcext:value-type="string" table:number-columns-spanned="1" table:number-rows-spanned="2">
            <text:p>OSDCON</text:p>
          </table:table-cell>
          <table:table-cell table:style-name="ce271" office:value-type="string" calcext:value-type="string">
            <text:p>FD1</text:p>
          </table:table-cell>
          <table:table-cell table:style-name="ce294" office:value-type="string" calcext:value-type="string">
            <text:p>R/W</text:p>
          </table:table-cell>
          <table:table-cell table:style-name="ce309" office:value-type="string" calcext:value-type="string">
            <text:p>OSDEN</text:p>
          </table:table-cell>
          <table:table-cell table:style-name="ce309" office:value-type="string" calcext:value-type="string">
            <text:p>BSEN</text:p>
          </table:table-cell>
          <table:table-cell table:style-name="ce309" office:value-type="string" calcext:value-type="string">
            <text:p>Shadow</text:p>
          </table:table-cell>
          <table:table-cell table:style-name="ce309" office:value-type="string" calcext:value-type="string">
            <text:p>FBEN</text:p>
          </table:table-cell>
          <table:table-cell table:style-name="ce309" office:value-type="string" calcext:value-type="string">
            <text:p>Blend</text:p>
          </table:table-cell>
          <table:table-cell table:style-name="ce309" office:value-type="string" calcext:value-type="string">
            <text:p>WENclr</text:p>
          </table:table-cell>
          <table:table-cell table:style-name="ce309" office:value-type="string" calcext:value-type="string">
            <text:p>RAMclr</text:p>
          </table:table-cell>
          <table:table-cell table:style-name="ce309" office:value-type="string" calcext:value-type="string">
            <text:p>FBKGC</text:p>
          </table:table-cell>
          <table:table-cell table:style-name="ce342" office:value-type="string" calcext:value-type="string">
            <text:p>OSD control register</text:p>
          </table:table-cell>
          <table:table-cell table:number-columns-repeated="1011"/>
        </table:table-row>
        <table:table-row table:style-name="ro3">
          <table:covered-table-cell table:style-name="ce221"/>
          <table:covered-table-cell table:style-name="ce246" office:value-type="string" calcext:value-type="string">
            <text:p>OSDCON</text:p>
          </table:covered-table-cell>
          <table:table-cell table:style-name="ce271" office:value-type="string" calcext:value-type="string">
            <text:p>FD2</text:p>
          </table:table-cell>
          <table:table-cell table:style-name="ce294" office:value-type="string" calcext:value-type="string">
            <text:p>R/W</text:p>
          </table:table-cell>
          <table:table-cell table:style-name="ce309" table:number-columns-repeated="3"/>
          <table:table-cell table:style-name="ce309" office:value-type="string" calcext:value-type="string">
            <text:p>DWE</text:p>
          </table:table-cell>
          <table:table-cell table:style-name="ce309" office:value-type="string" calcext:value-type="string">
            <text:p>HSP</text:p>
          </table:table-cell>
          <table:table-cell table:style-name="ce309" office:value-type="string" calcext:value-type="string">
            <text:p>VSP</text:p>
          </table:table-cell>
          <table:table-cell table:style-name="ce309" table:number-columns-repeated="2"/>
          <table:table-cell table:style-name="ce342" office:value-type="string" calcext:value-type="string">
            <text:p>OSD control register</text:p>
          </table:table-cell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CHSC</text:p>
          </table:table-cell>
          <table:table-cell table:style-name="ce271" office:value-type="string" calcext:value-type="string">
            <text:p>FD3</text:p>
          </table:table-cell>
          <table:table-cell table:style-name="ce294" office:value-type="string" calcext:value-type="string">
            <text:p>W</text:p>
          </table:table-cell>
          <table:table-cell table:style-name="ce309" table:number-columns-repeated="5"/>
          <table:table-cell table:style-name="ce309" office:value-type="string" calcext:value-type="string">
            <text:p>CSR</text:p>
          </table:table-cell>
          <table:table-cell table:style-name="ce309" office:value-type="string" calcext:value-type="string">
            <text:p>CSG</text:p>
          </table:table-cell>
          <table:table-cell table:style-name="ce309" office:value-type="string" calcext:value-type="string">
            <text:p>CSB</text:p>
          </table:table-cell>
          <table:table-cell table:style-name="ce342" office:value-type="string" calcext:value-type="string">
            <text:p>Character shadow colour</text:p>
          </table:table-cell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FSSTP</text:p>
          </table:table-cell>
          <table:table-cell table:style-name="ce271" office:value-type="string" calcext:value-type="string">
            <text:p>FD4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FSW</text:p>
          </table:table-cell>
          <table:table-cell table:style-name="ce309" table:number-columns-repeated="4"/>
          <table:table-cell table:style-name="ce309" office:value-type="string" calcext:value-type="string">
            <text:p>FSR</text:p>
          </table:table-cell>
          <table:table-cell table:style-name="ce309" office:value-type="string" calcext:value-type="string">
            <text:p>FSG</text:p>
          </table:table-cell>
          <table:table-cell table:style-name="ce309" office:value-type="string" calcext:value-type="string">
            <text:p>FSB</text:p>
          </table:table-cell>
          <table:table-cell table:style-name="ce342" office:value-type="string" calcext:value-type="string">
            <text:p>Full screen self-test pattern control register</text:p>
          </table:table-cell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INSW</text:p>
          </table:table-cell>
          <table:table-cell table:style-name="ce271" office:value-type="string" calcext:value-type="string">
            <text:p>FD5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WW41</text:p>
          </table:table-cell>
          <table:table-cell table:style-name="ce309" office:value-type="string" calcext:value-type="string">
            <text:p>WW40</text:p>
          </table:table-cell>
          <table:table-cell table:style-name="ce309" office:value-type="string" calcext:value-type="string">
            <text:p>WW31</text:p>
          </table:table-cell>
          <table:table-cell table:style-name="ce309" office:value-type="string" calcext:value-type="string">
            <text:p>WW30</text:p>
          </table:table-cell>
          <table:table-cell table:style-name="ce309" office:value-type="string" calcext:value-type="string">
            <text:p>WW21</text:p>
          </table:table-cell>
          <table:table-cell table:style-name="ce309" office:value-type="string" calcext:value-type="string">
            <text:p>WW20</text:p>
          </table:table-cell>
          <table:table-cell table:style-name="ce309" office:value-type="string" calcext:value-type="string">
            <text:p>WW11</text:p>
          </table:table-cell>
          <table:table-cell table:style-name="ce309" office:value-type="string" calcext:value-type="string">
            <text:p>WW10</text:p>
          </table:table-cell>
          <table:table-cell table:style-name="ce342" office:value-type="string" calcext:value-type="string">
            <text:p>Window shadow width control register</text:p>
          </table:table-cell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INSH</text:p>
          </table:table-cell>
          <table:table-cell table:style-name="ce271" office:value-type="string" calcext:value-type="string">
            <text:p>FD6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WH41</text:p>
          </table:table-cell>
          <table:table-cell table:style-name="ce309" office:value-type="string" calcext:value-type="string">
            <text:p>WH40</text:p>
          </table:table-cell>
          <table:table-cell table:style-name="ce309" office:value-type="string" calcext:value-type="string">
            <text:p>WH31</text:p>
          </table:table-cell>
          <table:table-cell table:style-name="ce309" office:value-type="string" calcext:value-type="string">
            <text:p>WH30</text:p>
          </table:table-cell>
          <table:table-cell table:style-name="ce309" office:value-type="string" calcext:value-type="string">
            <text:p>WH21</text:p>
          </table:table-cell>
          <table:table-cell table:style-name="ce309" office:value-type="string" calcext:value-type="string">
            <text:p>WH20</text:p>
          </table:table-cell>
          <table:table-cell table:style-name="ce309" office:value-type="string" calcext:value-type="string">
            <text:p>WH11</text:p>
          </table:table-cell>
          <table:table-cell table:style-name="ce309" office:value-type="string" calcext:value-type="string">
            <text:p>WH10</text:p>
          </table:table-cell>
          <table:table-cell table:style-name="ce342" office:value-type="string" calcext:value-type="string">
            <text:p>Window shadows height control register</text:p>
          </table:table-cell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INSC</text:p>
          </table:table-cell>
          <table:table-cell table:style-name="ce271" office:value-type="string" calcext:value-type="string">
            <text:p>FD7</text:p>
          </table:table-cell>
          <table:table-cell table:style-name="ce294" office:value-type="string" calcext:value-type="string">
            <text:p>W</text:p>
          </table:table-cell>
          <table:table-cell table:style-name="ce309"/>
          <table:table-cell table:style-name="ce309" office:value-type="string" calcext:value-type="string">
            <text:p>R1</text:p>
          </table:table-cell>
          <table:table-cell table:style-name="ce309" office:value-type="string" calcext:value-type="string">
            <text:p>G1</text:p>
          </table:table-cell>
          <table:table-cell table:style-name="ce309" office:value-type="string" calcext:value-type="string">
            <text:p>B1</text:p>
          </table:table-cell>
          <table:table-cell table:style-name="ce309"/>
          <table:table-cell table:style-name="ce309" office:value-type="string" calcext:value-type="string">
            <text:p>R2</text:p>
          </table:table-cell>
          <table:table-cell table:style-name="ce309" office:value-type="string" calcext:value-type="string">
            <text:p>G2</text:p>
          </table:table-cell>
          <table:table-cell table:style-name="ce309" office:value-type="string" calcext:value-type="string">
            <text:p>B2</text:p>
          </table:table-cell>
          <table:table-cell table:style-name="ce342" office:value-type="string" calcext:value-type="string">
            <text:p>Window shadow colour register</text:p>
          </table:table-cell>
          <table:table-cell table:number-columns-repeated="1011"/>
        </table:table-row>
        <table:table-row table:style-name="ro3">
          <table:covered-table-cell table:style-name="ce221"/>
          <table:table-cell table:style-name="ce246" office:value-type="string" calcext:value-type="string">
            <text:p>WINSC</text:p>
          </table:table-cell>
          <table:table-cell table:style-name="ce271" office:value-type="string" calcext:value-type="string">
            <text:p>FD8</text:p>
          </table:table-cell>
          <table:table-cell table:style-name="ce294" office:value-type="string" calcext:value-type="string">
            <text:p>W</text:p>
          </table:table-cell>
          <table:table-cell table:style-name="ce309"/>
          <table:table-cell table:style-name="ce309" office:value-type="string" calcext:value-type="string">
            <text:p>R3</text:p>
          </table:table-cell>
          <table:table-cell table:style-name="ce309" office:value-type="string" calcext:value-type="string">
            <text:p>G3</text:p>
          </table:table-cell>
          <table:table-cell table:style-name="ce309" office:value-type="string" calcext:value-type="string">
            <text:p>B3</text:p>
          </table:table-cell>
          <table:table-cell table:style-name="ce309"/>
          <table:table-cell table:style-name="ce309" office:value-type="string" calcext:value-type="string">
            <text:p>R4</text:p>
          </table:table-cell>
          <table:table-cell table:style-name="ce309" office:value-type="string" calcext:value-type="string">
            <text:p>G4</text:p>
          </table:table-cell>
          <table:table-cell table:style-name="ce309" office:value-type="string" calcext:value-type="string">
            <text:p>B4</text:p>
          </table:table-cell>
          <table:table-cell table:style-name="ce342" office:value-type="string" calcext:value-type="string">
            <text:p>Window shadow colour register</text:p>
          </table:table-cell>
          <table:table-cell table:number-columns-repeated="1011"/>
        </table:table-row>
        <table:table-row table:style-name="ro3">
          <table:covered-table-cell table:style-name="ce222"/>
          <table:table-cell table:style-name="ce248" office:value-type="string" calcext:value-type="string">
            <text:p>XDEL</text:p>
          </table:table-cell>
          <table:table-cell table:style-name="ce272" office:value-type="string" calcext:value-type="string">
            <text:p>FD9</text:p>
          </table:table-cell>
          <table:table-cell table:style-name="ce295" office:value-type="string" calcext:value-type="string">
            <text:p>W</text:p>
          </table:table-cell>
          <table:table-cell table:style-name="ce309" table:number-columns-repeated="5"/>
          <table:table-cell table:style-name="ce309" office:value-type="string" calcext:value-type="string">
            <text:p>D2</text:p>
          </table:table-cell>
          <table:table-cell table:style-name="ce309" office:value-type="string" calcext:value-type="string">
            <text:p>D1</text:p>
          </table:table-cell>
          <table:table-cell table:style-name="ce309" office:value-type="string" calcext:value-type="string">
            <text:p>D0</text:p>
          </table:table-cell>
          <table:table-cell table:style-name="ce343" office:value-type="string" calcext:value-type="string">
            <text:p>Rout, Gout, Bout, FBKG and INT outputs delay reference to pin XIN input falling edge control register</text:p>
          </table:table-cell>
          <table:table-cell table:number-columns-repeated="1011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FRs (memmap)" table:style-name="ta2">
        <office:forms form:automatic-focus="false" form:apply-design-mode="false"/>
        <table:table-column table:style-name="co9" table:default-cell-style-name="ce346"/>
        <table:table-column table:style-name="co8" table:default-cell-style-name="Default"/>
        <table:table-column table:style-name="co10" table:default-cell-style-name="ce465"/>
        <table:table-column table:style-name="co11" table:default-cell-style-name="Default"/>
        <table:table-column table:style-name="co8" table:number-columns-repeated="8" table:default-cell-style-name="Default"/>
        <table:table-column table:style-name="co12" table:default-cell-style-name="Default"/>
        <table:table-row table:style-name="ro1">
          <table:table-cell table:style-name="ce344" office:value-type="string" calcext:value-type="string">
            <text:p>Group</text:p>
          </table:table-cell>
          <table:table-cell table:style-name="ce199" office:value-type="string" calcext:value-type="string">
            <text:p>Name</text:p>
          </table:table-cell>
          <table:table-cell table:style-name="ce249" office:value-type="string" calcext:value-type="string">
            <text:p>Address (hex)</text:p>
          </table:table-cell>
          <table:table-cell table:style-name="ce199" office:value-type="string" calcext:value-type="string">
            <text:p>R/W</text:p>
          </table:table-cell>
          <table:table-cell table:style-name="ce199" office:value-type="string" calcext:value-type="string">
            <text:p>bit 7</text:p>
          </table:table-cell>
          <table:table-cell table:style-name="ce199" office:value-type="string" calcext:value-type="string">
            <text:p>bit 6</text:p>
          </table:table-cell>
          <table:table-cell table:style-name="ce199" office:value-type="string" calcext:value-type="string">
            <text:p>bit 5</text:p>
          </table:table-cell>
          <table:table-cell table:style-name="ce199" office:value-type="string" calcext:value-type="string">
            <text:p>bit 4</text:p>
          </table:table-cell>
          <table:table-cell table:style-name="ce199" office:value-type="string" calcext:value-type="string">
            <text:p>bit 3</text:p>
          </table:table-cell>
          <table:table-cell table:style-name="ce199" office:value-type="string" calcext:value-type="string">
            <text:p>bit 2</text:p>
          </table:table-cell>
          <table:table-cell table:style-name="ce199" office:value-type="string" calcext:value-type="string">
            <text:p>bit 1</text:p>
          </table:table-cell>
          <table:table-cell table:style-name="ce199" office:value-type="string" calcext:value-type="string">
            <text:p>bit 0</text:p>
          </table:table-cell>
          <table:table-cell table:style-name="ce199" office:value-type="string" calcext:value-type="string">
            <text:p>Function</text:p>
          </table:table-cell>
        </table:table-row>
        <table:table-row table:style-name="ro3">
          <table:table-cell table:style-name="ce345" office:value-type="string" calcext:value-type="string" table:number-columns-spanned="1" table:number-rows-spanned="13">
            <text:p>DDC &amp; IIC interface</text:p>
          </table:table-cell>
          <table:table-cell table:style-name="ce236" office:value-type="string" calcext:value-type="string">
            <text:p>IICCTR</text:p>
          </table:table-cell>
          <table:table-cell table:style-name="ce262" office:value-type="string" calcext:value-type="string">
            <text:p>F00</text:p>
          </table:table-cell>
          <table:table-cell table:style-name="ce285" office:value-type="string" calcext:value-type="string">
            <text:p>R/W</text:p>
          </table:table-cell>
          <table:table-cell table:style-name="ce304" table:number-columns-repeated="5"/>
          <table:table-cell table:style-name="ce304" office:value-type="string" calcext:value-type="string">
            <text:p>MackO</text:p>
          </table:table-cell>
          <table:table-cell table:style-name="ce304" office:value-type="string" calcext:value-type="string">
            <text:p>P</text:p>
          </table:table-cell>
          <table:table-cell table:style-name="ce304" office:value-type="string" calcext:value-type="string">
            <text:p>S</text:p>
          </table:table-cell>
          <table:table-cell table:style-name="ce332" office:value-type="string" calcext:value-type="string">
            <text:p>IIC interface control register</text:p>
          </table:table-cell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7" office:value-type="string" calcext:value-type="string">
            <text:p>IICSTUS</text:p>
          </table:table-cell>
          <table:table-cell table:style-name="ce263" office:value-type="string" calcext:value-type="string">
            <text:p>F01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>
            <text:p>WadrB</text:p>
          </table:table-cell>
          <table:table-cell table:style-name="ce304" office:value-type="string" calcext:value-type="string">
            <text:p>WadrA</text:p>
          </table:table-cell>
          <table:table-cell table:style-name="ce304" office:value-type="string" calcext:value-type="string">
            <text:p>SlvRWB</text:p>
          </table:table-cell>
          <table:table-cell table:style-name="ce304" office:value-type="string" calcext:value-type="string">
            <text:p>SackIn</text:p>
          </table:table-cell>
          <table:table-cell table:style-name="ce304" office:value-type="string" calcext:value-type="string">
            <text:p>SLVS</text:p>
          </table:table-cell>
          <table:table-cell table:style-name="ce304"/>
          <table:table-cell table:style-name="ce304" office:value-type="string" calcext:value-type="string">
            <text:p>SlvAlsb1</text:p>
          </table:table-cell>
          <table:table-cell table:style-name="ce304" office:value-type="string" calcext:value-type="string">
            <text:p>SlvAlsb0</text:p>
          </table:table-cell>
          <table:table-cell table:style-name="ce333" office:value-type="string" calcext:value-type="string">
            <text:p>IIC interface status register</text:p>
          </table:table-cell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8" office:value-type="string" calcext:value-type="string">
            <text:p>IICSTUS</text:p>
          </table:table-cell>
          <table:table-cell table:style-name="ce263" office:value-type="string" calcext:value-type="string">
            <text:p>F02</text:p>
          </table:table-cell>
          <table:table-cell table:style-name="ce286" office:value-type="string" calcext:value-type="string">
            <text:p>R</text:p>
          </table:table-cell>
          <table:table-cell table:style-name="ce305" table:formula="of:=&quot;MAckIn&quot;" office:value-type="string" office:string-value="MAckIn" calcext:value-type="string">
            <text:p>MAckIn</text:p>
          </table:table-cell>
          <table:table-cell table:style-name="ce305" table:number-columns-repeated="7"/>
          <table:table-cell table:style-name="ce334"/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7" office:value-type="string" calcext:value-type="string">
            <text:p>INTFLG</text:p>
          </table:table-cell>
          <table:table-cell table:style-name="ce263" office:value-type="string" calcext:value-type="string">
            <text:p>F03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>
            <text:p>TXBI</text:p>
          </table:table-cell>
          <table:table-cell table:style-name="ce304" office:value-type="string" calcext:value-type="string">
            <text:p>RCBI</text:p>
          </table:table-cell>
          <table:table-cell table:style-name="ce304" office:value-type="string" calcext:value-type="string">
            <text:p>SlvBMI</text:p>
          </table:table-cell>
          <table:table-cell table:style-name="ce304" office:value-type="string" calcext:value-type="string">
            <text:p>TXAI</text:p>
          </table:table-cell>
          <table:table-cell table:style-name="ce304" office:value-type="string" calcext:value-type="string">
            <text:p>RCAI</text:p>
          </table:table-cell>
          <table:table-cell table:style-name="ce304" office:value-type="string" calcext:value-type="string">
            <text:p>SlvAMI</text:p>
          </table:table-cell>
          <table:table-cell table:style-name="ce304"/>
          <table:table-cell table:style-name="ce304" office:value-type="string" calcext:value-type="string">
            <text:p>Mbufl</text:p>
          </table:table-cell>
          <table:table-cell table:style-name="ce333" office:value-type="string" calcext:value-type="string">
            <text:p>Interrupt flag register. Interrupts set the flag bits, writing 1 to a bit will clear it.</text:p>
          </table:table-cell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8" office:value-type="string" calcext:value-type="string">
            <text:p>INTFLG</text:p>
          </table:table-cell>
          <table:table-cell table:style-name="ce263" office:value-type="string" calcext:value-type="string">
            <text:p>F03</text:p>
          </table:table-cell>
          <table:table-cell table:style-name="ce286" office:value-type="string" calcext:value-type="string">
            <text:p>W</text:p>
          </table:table-cell>
          <table:table-cell table:style-name="ce304" table:number-columns-repeated="2"/>
          <table:table-cell table:style-name="ce304" office:value-type="string" calcext:value-type="string">
            <text:p>SlvBMI</text:p>
          </table:table-cell>
          <table:table-cell table:style-name="ce304" table:number-columns-repeated="2"/>
          <table:table-cell table:style-name="ce304" office:value-type="string" calcext:value-type="string">
            <text:p>SlvAMI</text:p>
          </table:table-cell>
          <table:table-cell table:style-name="ce304"/>
          <table:table-cell table:style-name="ce304" office:value-type="string" calcext:value-type="string">
            <text:p>Mbufl</text:p>
          </table:table-cell>
          <table:table-cell table:style-name="ce334"/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8" office:value-type="string" calcext:value-type="string">
            <text:p>INTEN</text:p>
          </table:table-cell>
          <table:table-cell table:style-name="ce263" office:value-type="string" calcext:value-type="string">
            <text:p>F04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>
            <text:p>ETXBI</text:p>
          </table:table-cell>
          <table:table-cell table:style-name="ce304" office:value-type="string" calcext:value-type="string">
            <text:p>ERCBI</text:p>
          </table:table-cell>
          <table:table-cell table:style-name="ce304" office:value-type="string" calcext:value-type="string">
            <text:p>ESlvBMI</text:p>
          </table:table-cell>
          <table:table-cell table:style-name="ce304" office:value-type="string" calcext:value-type="string">
            <text:p>ETXAI</text:p>
          </table:table-cell>
          <table:table-cell table:style-name="ce304" office:value-type="string" calcext:value-type="string">
            <text:p>ERCAI</text:p>
          </table:table-cell>
          <table:table-cell table:style-name="ce304" office:value-type="string" calcext:value-type="string">
            <text:p>ESlvAMI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EMbufl</text:p>
          </table:table-cell>
          <table:table-cell table:style-name="ce334" office:value-type="string" calcext:value-type="string">
            <text:p>Interrupt enable register</text:p>
          </table:table-cell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8" office:value-type="string" calcext:value-type="string">
            <text:p>MBUF</text:p>
          </table:table-cell>
          <table:table-cell table:style-name="ce263" office:value-type="string" calcext:value-type="string">
            <text:p>F05</text:p>
          </table:table-cell>
          <table:table-cell table:style-name="ce286" office:value-type="string" calcext:value-type="string">
            <text:p>R/W</text:p>
          </table:table-cell>
          <table:table-cell table:style-name="ce304" office:value-type="string" calcext:value-type="string" table:number-columns-spanned="8" table:number-rows-spanned="1">
            <text:p>Master IIC receive/transmit buffer</text:p>
          </table:table-cell>
          <table:covered-table-cell table:number-columns-repeated="7" table:style-name="ce304"/>
          <table:table-cell table:style-name="ce334"/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8" office:value-type="string" calcext:value-type="string">
            <text:p>RCABUF</text:p>
          </table:table-cell>
          <table:table-cell table:style-name="ce263" office:value-type="string" calcext:value-type="string">
            <text:p>F06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 table:number-columns-spanned="8" table:number-rows-spanned="1">
            <text:p>Slave A IIC receive buffer</text:p>
          </table:table-cell>
          <table:covered-table-cell table:number-columns-repeated="7" table:style-name="ce304"/>
          <table:table-cell table:style-name="ce334"/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8" office:value-type="string" calcext:value-type="string">
            <text:p>TXABUF</text:p>
          </table:table-cell>
          <table:table-cell table:style-name="ce263" office:value-type="string" calcext:value-type="string">
            <text:p>F06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 table:number-columns-spanned="8" table:number-rows-spanned="1">
            <text:p>Slave A IIC transmit buffer</text:p>
          </table:table-cell>
          <table:covered-table-cell table:number-columns-repeated="7" table:style-name="ce304"/>
          <table:table-cell table:style-name="ce334"/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8" office:value-type="string" calcext:value-type="string">
            <text:p>SLVAADR</text:p>
          </table:table-cell>
          <table:table-cell table:style-name="ce263" office:value-type="string" calcext:value-type="string">
            <text:p>F07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>
            <text:p>ENSlvA</text:p>
          </table:table-cell>
          <table:table-cell table:style-name="ce304" office:value-type="string" calcext:value-type="string" table:number-columns-spanned="7" table:number-rows-spanned="1">
            <text:p>Slave A IIC address</text:p>
          </table:table-cell>
          <table:covered-table-cell table:number-columns-repeated="6" table:style-name="ce304"/>
          <table:table-cell table:style-name="ce334"/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8" office:value-type="string" calcext:value-type="string">
            <text:p>RCBBUF</text:p>
          </table:table-cell>
          <table:table-cell table:style-name="ce263" office:value-type="string" calcext:value-type="string">
            <text:p>F08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 table:number-columns-spanned="8" table:number-rows-spanned="1">
            <text:p>Slave B IIC receive buffer</text:p>
          </table:table-cell>
          <table:covered-table-cell table:number-columns-repeated="7" table:style-name="ce304"/>
          <table:table-cell table:style-name="ce334"/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8" office:value-type="string" calcext:value-type="string">
            <text:p>TXBBUF</text:p>
          </table:table-cell>
          <table:table-cell table:style-name="ce263" office:value-type="string" calcext:value-type="string">
            <text:p>F08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 table:number-columns-spanned="8" table:number-rows-spanned="1">
            <text:p>Slave B IIC transmit buffer</text:p>
          </table:table-cell>
          <table:covered-table-cell table:number-columns-repeated="7" table:style-name="ce304"/>
          <table:table-cell table:style-name="ce334"/>
        </table:table-row>
        <table:table-row table:style-name="ro3">
          <table:covered-table-cell office:value-type="string" calcext:value-type="string">
            <text:p>DDC &amp; IIC interface</text:p>
          </table:covered-table-cell>
          <table:table-cell table:style-name="ce239" office:value-type="string" calcext:value-type="string">
            <text:p>SLVBADR</text:p>
          </table:table-cell>
          <table:table-cell table:style-name="ce264" office:value-type="string" calcext:value-type="string">
            <text:p>F09</text:p>
          </table:table-cell>
          <table:table-cell table:style-name="ce287" office:value-type="string" calcext:value-type="string">
            <text:p>W</text:p>
          </table:table-cell>
          <table:table-cell table:style-name="ce304" office:value-type="string" calcext:value-type="string">
            <text:p>ENSlvB</text:p>
          </table:table-cell>
          <table:table-cell table:style-name="ce304" office:value-type="string" calcext:value-type="string" table:number-columns-spanned="7" table:number-rows-spanned="1">
            <text:p>Slave B IIC address</text:p>
          </table:table-cell>
          <table:covered-table-cell table:number-columns-repeated="6" table:style-name="ce304"/>
          <table:table-cell table:style-name="ce335"/>
        </table:table-row>
        <table:table-row table:style-name="ro3">
          <table:table-cell table:number-columns-repeated="2"/>
          <table:table-cell office:value-type="string" calcext:value-type="string">
            <text:p>F0A</text:p>
          </table:table-cell>
          <table:table-cell table:number-columns-repeated="10"/>
        </table:table-row>
        <table:table-row table:style-name="ro3">
          <table:table-cell table:style-name="ce347" office:value-type="string" calcext:value-type="string" table:number-columns-spanned="1" table:number-rows-spanned="2">
            <text:p>ISP</text:p>
          </table:table-cell>
          <table:table-cell table:style-name="ce243" office:value-type="string" calcext:value-type="string">
            <text:p>ISPSLV</text:p>
          </table:table-cell>
          <table:table-cell table:style-name="ce268" office:value-type="string" calcext:value-type="string">
            <text:p>F0B</text:p>
          </table:table-cell>
          <table:table-cell table:style-name="ce291" office:value-type="string" calcext:value-type="string">
            <text:p>W</text:p>
          </table:table-cell>
          <table:table-cell table:style-name="ce308" office:value-type="string" calcext:value-type="string" table:number-columns-spanned="8" table:number-rows-spanned="1">
            <text:p>ISP slave address</text:p>
          </table:table-cell>
          <table:covered-table-cell table:number-columns-repeated="7" table:style-name="ce308"/>
          <table:table-cell table:style-name="ce339"/>
        </table:table-row>
        <table:table-row table:style-name="ro3">
          <table:covered-table-cell office:value-type="string" calcext:value-type="string">
            <text:p>ISP</text:p>
          </table:covered-table-cell>
          <table:table-cell table:style-name="ce244" office:value-type="string" calcext:value-type="string">
            <text:p>ISPEN</text:p>
          </table:table-cell>
          <table:table-cell table:style-name="ce269" office:value-type="string" calcext:value-type="string">
            <text:p>F0C</text:p>
          </table:table-cell>
          <table:table-cell table:style-name="ce292" office:value-type="string" calcext:value-type="string">
            <text:p>W</text:p>
          </table:table-cell>
          <table:table-cell table:style-name="ce308" office:value-type="string" calcext:value-type="string" table:number-columns-spanned="8" table:number-rows-spanned="1">
            <text:p>Write 0x93 to enable ISP mode</text:p>
          </table:table-cell>
          <table:covered-table-cell table:number-columns-repeated="7" table:style-name="ce308"/>
          <table:table-cell table:style-name="ce340"/>
        </table:table-row>
        <table:table-row table:style-name="ro3">
          <table:table-cell table:number-columns-repeated="2"/>
          <table:table-cell office:value-type="string" calcext:value-type="string">
            <text:p>F0D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0E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0F</text:p>
          </table:table-cell>
          <table:table-cell table:number-columns-repeated="10"/>
        </table:table-row>
        <table:table-row table:style-name="ro3">
          <table:table-cell table:style-name="ce348" office:value-type="string" calcext:value-type="string" table:number-columns-spanned="1" table:number-rows-spanned="2">
            <text:p>A/D Converter</text:p>
          </table:table-cell>
          <table:table-cell table:style-name="ce240" office:value-type="string" calcext:value-type="string">
            <text:p>ADC</text:p>
          </table:table-cell>
          <table:table-cell table:style-name="ce265" office:value-type="string" calcext:value-type="string">
            <text:p>F10</text:p>
          </table:table-cell>
          <table:table-cell table:style-name="ce288" office:value-type="string" calcext:value-type="string">
            <text:p>W</text:p>
          </table:table-cell>
          <table:table-cell table:style-name="ce306" office:value-type="string" calcext:value-type="string">
            <text:p>ENADC</text:p>
          </table:table-cell>
          <table:table-cell table:style-name="ce306" table:number-columns-repeated="3"/>
          <table:table-cell table:style-name="ce306" office:value-type="string" calcext:value-type="string">
            <text:p>SADC3</text:p>
          </table:table-cell>
          <table:table-cell table:style-name="ce306" office:value-type="string" calcext:value-type="string">
            <text:p>SADC2</text:p>
          </table:table-cell>
          <table:table-cell table:style-name="ce306" office:value-type="string" calcext:value-type="string">
            <text:p>SADC1</text:p>
          </table:table-cell>
          <table:table-cell table:style-name="ce306" office:value-type="string" calcext:value-type="string">
            <text:p>SADC0</text:p>
          </table:table-cell>
          <table:table-cell table:style-name="ce336" office:value-type="string" calcext:value-type="string">
            <text:p>ADC control register</text:p>
          </table:table-cell>
        </table:table-row>
        <table:table-row table:style-name="ro3">
          <table:covered-table-cell office:value-type="string" calcext:value-type="string">
            <text:p>A/D Converter</text:p>
          </table:covered-table-cell>
          <table:table-cell table:style-name="ce241" office:value-type="string" calcext:value-type="string">
            <text:p>ADC</text:p>
          </table:table-cell>
          <table:table-cell table:style-name="ce266" office:value-type="string" calcext:value-type="string">
            <text:p>F10</text:p>
          </table:table-cell>
          <table:table-cell table:style-name="ce289" office:value-type="string" calcext:value-type="string">
            <text:p>R</text:p>
          </table:table-cell>
          <table:table-cell table:style-name="ce306" table:number-columns-repeated="2"/>
          <table:table-cell table:style-name="ce306" office:value-type="string" calcext:value-type="string" table:number-columns-spanned="6" table:number-rows-spanned="1">
            <text:p>ADC conversion result</text:p>
          </table:table-cell>
          <table:covered-table-cell table:number-columns-repeated="5" table:style-name="ce306"/>
          <table:table-cell table:style-name="ce337"/>
        </table:table-row>
        <table:table-row table:style-name="ro3">
          <table:table-cell table:number-columns-repeated="2"/>
          <table:table-cell office:value-type="string" calcext:value-type="string">
            <text:p>F11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1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1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14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1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1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17</text:p>
          </table:table-cell>
          <table:table-cell table:number-columns-repeated="10"/>
        </table:table-row>
        <table:table-row table:style-name="ro4">
          <table:table-cell table:style-name="ce349" office:value-type="string" calcext:value-type="string">
            <text:p>Watchdog</text:p>
          </table:table-cell>
          <table:table-cell table:style-name="ce242" office:value-type="string" calcext:value-type="string">
            <text:p>WDT</text:p>
          </table:table-cell>
          <table:table-cell table:style-name="ce267" office:value-type="string" calcext:value-type="string">
            <text:p>F18</text:p>
          </table:table-cell>
          <table:table-cell table:style-name="ce290" office:value-type="string" calcext:value-type="string">
            <text:p>W</text:p>
          </table:table-cell>
          <table:table-cell table:style-name="ce307" office:value-type="string" calcext:value-type="string">
            <text:p>WEN</text:p>
          </table:table-cell>
          <table:table-cell table:style-name="ce307" office:value-type="string" calcext:value-type="string">
            <text:p>WCLR</text:p>
          </table:table-cell>
          <table:table-cell table:style-name="ce307" table:number-columns-repeated="3"/>
          <table:table-cell table:style-name="ce307" office:value-type="string" calcext:value-type="string">
            <text:p>WDT2</text:p>
          </table:table-cell>
          <table:table-cell table:style-name="ce307" office:value-type="string" calcext:value-type="string">
            <text:p>WDT1</text:p>
          </table:table-cell>
          <table:table-cell table:style-name="ce307" office:value-type="string" calcext:value-type="string">
            <text:p>WDT0</text:p>
          </table:table-cell>
          <table:table-cell table:style-name="ce338" office:value-type="string" calcext:value-type="string">
            <text:p>Watchdog timer control register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19</text:p>
          </table:table-cell>
          <table:table-cell table:number-columns-repeated="10"/>
        </table:table-row>
        <table:table-row table:style-name="ro3">
          <table:table-cell table:style-name="ce350" office:value-type="string" calcext:value-type="string" table:number-columns-spanned="1" table:number-rows-spanned="4">
            <text:p>PWM DAC</text:p>
          </table:table-cell>
          <table:table-cell table:style-name="ce230" office:value-type="string" calcext:value-type="string">
            <text:p>DA0</text:p>
          </table:table-cell>
          <table:table-cell table:style-name="ce256" office:value-type="string" calcext:value-type="string">
            <text:p>F20</text:p>
          </table:table-cell>
          <table:table-cell table:style-name="ce279" office:value-type="string" calcext:value-type="string">
            <text:p>R/W</text:p>
          </table:table-cell>
          <table:table-cell table:style-name="ce300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256"/>
          <table:covered-table-cell table:style-name="ce316"/>
          <table:table-cell table:style-name="ce326"/>
        </table:table-row>
        <table:table-row table:style-name="ro3">
          <table:covered-table-cell office:value-type="string" calcext:value-type="string">
            <text:p>PWM DAC</text:p>
          </table:covered-table-cell>
          <table:table-cell table:style-name="ce231" office:value-type="string" calcext:value-type="string">
            <text:p>DA1</text:p>
          </table:table-cell>
          <table:table-cell table:style-name="ce257" office:value-type="string" calcext:value-type="string">
            <text:p>F21</text:p>
          </table:table-cell>
          <table:table-cell table:style-name="ce280" office:value-type="string" calcext:value-type="string">
            <text:p>R/W</text:p>
          </table:table-cell>
          <table:table-cell table:style-name="ce301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311"/>
          <table:covered-table-cell table:style-name="ce317"/>
          <table:table-cell table:style-name="ce327"/>
        </table:table-row>
        <table:table-row table:style-name="ro3">
          <table:covered-table-cell office:value-type="string" calcext:value-type="string">
            <text:p>PWM DAC</text:p>
          </table:covered-table-cell>
          <table:table-cell table:style-name="ce231" office:value-type="string" calcext:value-type="string">
            <text:p>DA2</text:p>
          </table:table-cell>
          <table:table-cell table:style-name="ce257" office:value-type="string" calcext:value-type="string">
            <text:p>F22</text:p>
          </table:table-cell>
          <table:table-cell table:style-name="ce280" office:value-type="string" calcext:value-type="string">
            <text:p>R/W</text:p>
          </table:table-cell>
          <table:table-cell table:style-name="ce301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311"/>
          <table:covered-table-cell table:style-name="ce317"/>
          <table:table-cell table:style-name="ce327"/>
        </table:table-row>
        <table:table-row table:style-name="ro3">
          <table:covered-table-cell office:value-type="string" calcext:value-type="string">
            <text:p>PWM DAC</text:p>
          </table:covered-table-cell>
          <table:table-cell table:style-name="ce232" office:value-type="string" calcext:value-type="string">
            <text:p>DA3</text:p>
          </table:table-cell>
          <table:table-cell table:style-name="ce258" office:value-type="string" calcext:value-type="string">
            <text:p>F23</text:p>
          </table:table-cell>
          <table:table-cell table:style-name="ce281" office:value-type="string" calcext:value-type="string">
            <text:p>R/W</text:p>
          </table:table-cell>
          <table:table-cell table:style-name="ce302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258"/>
          <table:covered-table-cell table:style-name="ce318"/>
          <table:table-cell table:style-name="ce328"/>
        </table:table-row>
        <table:table-row table:style-name="ro3">
          <table:table-cell table:number-columns-repeated="2"/>
          <table:table-cell office:value-type="string" calcext:value-type="string">
            <text:p>F24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2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2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27</text:p>
          </table:table-cell>
          <table:table-cell table:number-columns-repeated="10"/>
        </table:table-row>
        <table:table-row table:style-name="ro3">
          <table:table-cell table:style-name="ce351" office:value-type="string" calcext:value-type="string" table:number-columns-spanned="1" table:number-rows-spanned="3">
            <text:p>I/O Ports</text:p>
          </table:table-cell>
          <table:table-cell table:style-name="ce227" office:value-type="string" calcext:value-type="string">
            <text:p>PORT6</text:p>
          </table:table-cell>
          <table:table-cell table:style-name="ce253" office:value-type="string" calcext:value-type="string">
            <text:p>F28</text:p>
          </table:table-cell>
          <table:table-cell table:style-name="ce276" office:value-type="string" calcext:value-type="string">
            <text:p>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60</text:p>
          </table:table-cell>
          <table:table-cell table:style-name="ce322" office:value-type="string" calcext:value-type="string">
            <text:p>Port 6 base register and pin P6.0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6</text:p>
          </table:table-cell>
          <table:table-cell table:style-name="ce254" office:value-type="string" calcext:value-type="string">
            <text:p>F29</text:p>
          </table:table-cell>
          <table:table-cell table:style-name="ce277" office:value-type="string" calcext:value-type="string">
            <text:p>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61</text:p>
          </table:table-cell>
          <table:table-cell table:style-name="ce323" office:value-type="string" calcext:value-type="string">
            <text:p>P6.1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9" office:value-type="string" calcext:value-type="string">
            <text:p>PORT6</text:p>
          </table:table-cell>
          <table:table-cell table:style-name="ce255" office:value-type="string" calcext:value-type="string">
            <text:p>F2A</text:p>
          </table:table-cell>
          <table:table-cell table:style-name="ce278" office:value-type="string" calcext:value-type="string">
            <text:p>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62</text:p>
          </table:table-cell>
          <table:table-cell table:style-name="ce324" office:value-type="string" calcext:value-type="string">
            <text:p>P6.2 control</text:p>
          </table:table-cell>
        </table:table-row>
        <table:table-row table:style-name="ro3">
          <table:table-cell table:style-name="ce352" office:value-type="string" calcext:value-type="string" table:number-columns-spanned="1" table:number-rows-spanned="5">
            <text:p>Chip configuration</text:p>
          </table:table-cell>
          <table:table-cell table:style-name="ce224" office:value-type="string" calcext:value-type="string">
            <text:p>PADMOD</text:p>
          </table:table-cell>
          <table:table-cell table:style-name="ce250" office:value-type="string" calcext:value-type="string">
            <text:p>F2B</text:p>
          </table:table-cell>
          <table:table-cell table:style-name="ce273" office:value-type="string" calcext:value-type="string">
            <text:p>W</text:p>
          </table:table-cell>
          <table:table-cell table:style-name="ce296" office:value-type="string" calcext:value-type="string">
            <text:p>HIICE</text:p>
          </table:table-cell>
          <table:table-cell table:style-name="ce296" office:value-type="string" calcext:value-type="string">
            <text:p>IICE</text:p>
          </table:table-cell>
          <table:table-cell table:style-name="ce296" office:value-type="string" calcext:value-type="string">
            <text:p>HVE</text:p>
          </table:table-cell>
          <table:table-cell table:style-name="ce296" office:value-type="string" calcext:value-type="string">
            <text:p>HclpE</text:p>
          </table:table-cell>
          <table:table-cell table:style-name="ce296" table:number-columns-repeated="2"/>
          <table:table-cell table:style-name="ce296" office:value-type="string" calcext:value-type="string">
            <text:p>FclkE</text:p>
          </table:table-cell>
          <table:table-cell table:style-name="ce296" office:value-type="string" calcext:value-type="string">
            <text:p>P26E</text:p>
          </table:table-cell>
          <table:table-cell table:style-name="ce319" office:value-type="string" calcext:value-type="string">
            <text:p>Pad mode control registers. (All are "0" in Chip Reset)</text:p>
          </table:table-cell>
        </table:table-row>
        <table:table-row table:style-name="ro3">
          <table:covered-table-cell office:value-type="string" calcext:value-type="string">
            <text:p>Chip configuration</text:p>
          </table:covered-table-cell>
          <table:table-cell table:style-name="ce225" office:value-type="string" calcext:value-type="string">
            <text:p>PADMOD</text:p>
          </table:table-cell>
          <table:table-cell table:style-name="ce251" office:value-type="string" calcext:value-type="string">
            <text:p>F2C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DA3E</text:p>
          </table:table-cell>
          <table:table-cell table:style-name="ce296" office:value-type="string" calcext:value-type="string">
            <text:p>DA2E</text:p>
          </table:table-cell>
          <table:table-cell table:style-name="ce296" office:value-type="string" calcext:value-type="string">
            <text:p>DA1E</text:p>
          </table:table-cell>
          <table:table-cell table:style-name="ce296" office:value-type="string" calcext:value-type="string">
            <text:p>DA0E</text:p>
          </table:table-cell>
          <table:table-cell table:style-name="ce296" office:value-type="string" calcext:value-type="string">
            <text:p>AD3E</text:p>
          </table:table-cell>
          <table:table-cell table:style-name="ce296" office:value-type="string" calcext:value-type="string">
            <text:p>AD2E</text:p>
          </table:table-cell>
          <table:table-cell table:style-name="ce296" office:value-type="string" calcext:value-type="string">
            <text:p>AD1E</text:p>
          </table:table-cell>
          <table:table-cell table:style-name="ce296" office:value-type="string" calcext:value-type="string">
            <text:p>AD0E</text:p>
          </table:table-cell>
          <table:table-cell table:style-name="ce320"/>
        </table:table-row>
        <table:table-row table:style-name="ro3">
          <table:covered-table-cell office:value-type="string" calcext:value-type="string">
            <text:p>Chip configuration</text:p>
          </table:covered-table-cell>
          <table:table-cell table:style-name="ce225" office:value-type="string" calcext:value-type="string">
            <text:p>PADMOD</text:p>
          </table:table-cell>
          <table:table-cell table:style-name="ce251" office:value-type="string" calcext:value-type="string">
            <text:p>F2D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P47oe</text:p>
          </table:table-cell>
          <table:table-cell table:style-name="ce296" office:value-type="string" calcext:value-type="string">
            <text:p>P46oe</text:p>
          </table:table-cell>
          <table:table-cell table:style-name="ce296" office:value-type="string" calcext:value-type="string">
            <text:p>P45oe</text:p>
          </table:table-cell>
          <table:table-cell table:style-name="ce296" office:value-type="string" calcext:value-type="string">
            <text:p>P44oe</text:p>
          </table:table-cell>
          <table:table-cell table:style-name="ce296" office:value-type="string" calcext:value-type="string">
            <text:p>P43oe</text:p>
          </table:table-cell>
          <table:table-cell table:style-name="ce296" office:value-type="string" calcext:value-type="string">
            <text:p>P42oe</text:p>
          </table:table-cell>
          <table:table-cell table:style-name="ce296" office:value-type="string" calcext:value-type="string">
            <text:p>P41oe</text:p>
          </table:table-cell>
          <table:table-cell table:style-name="ce296" office:value-type="string" calcext:value-type="string">
            <text:p>P40oe</text:p>
          </table:table-cell>
          <table:table-cell table:style-name="ce320"/>
        </table:table-row>
        <table:table-row table:style-name="ro3">
          <table:covered-table-cell office:value-type="string" calcext:value-type="string">
            <text:p>Chip configuration</text:p>
          </table:covered-table-cell>
          <table:table-cell table:style-name="ce225" office:value-type="string" calcext:value-type="string">
            <text:p>PADMOD</text:p>
          </table:table-cell>
          <table:table-cell table:style-name="ce251" office:value-type="string" calcext:value-type="string">
            <text:p>F2E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P57oe</text:p>
          </table:table-cell>
          <table:table-cell table:style-name="ce296" office:value-type="string" calcext:value-type="string">
            <text:p>P56oe</text:p>
          </table:table-cell>
          <table:table-cell table:style-name="ce296" office:value-type="string" calcext:value-type="string">
            <text:p>P55oe</text:p>
          </table:table-cell>
          <table:table-cell table:style-name="ce296" office:value-type="string" calcext:value-type="string">
            <text:p>P54oe</text:p>
          </table:table-cell>
          <table:table-cell table:style-name="ce296" office:value-type="string" calcext:value-type="string">
            <text:p>P53oe</text:p>
          </table:table-cell>
          <table:table-cell table:style-name="ce296" office:value-type="string" calcext:value-type="string">
            <text:p>P52oe</text:p>
          </table:table-cell>
          <table:table-cell table:style-name="ce296" office:value-type="string" calcext:value-type="string">
            <office:annotation draw:style-name="gr2" draw:text-style-name="P2" svg:width="2.899cm" svg:height="1.799cm" svg:x="24.561cm" svg:y="21.116cm" draw:caption-point-x="-0.61cm" draw:caption-point-y="1.511cm">
              <dc:date>2024-04-06T00:00:00</dc:date>
              <text:p text:style-name="P1"><text:span text:style-name="T1">test</text:span></text:p>
              <text:p text:style-name="P1"><text:span text:style-name="T1"/></text:p>
            </office:annotation>
            <text:p>P51oe</text:p>
          </table:table-cell>
          <table:table-cell table:style-name="ce296" office:value-type="string" calcext:value-type="string">
            <text:p>P50oe</text:p>
          </table:table-cell>
          <table:table-cell table:style-name="ce320"/>
        </table:table-row>
        <table:table-row table:style-name="ro3">
          <table:covered-table-cell office:value-type="string" calcext:value-type="string">
            <text:p>Chip configuration</text:p>
          </table:covered-table-cell>
          <table:table-cell table:style-name="ce226" office:value-type="string" calcext:value-type="string">
            <text:p>OPTION</text:p>
          </table:table-cell>
          <table:table-cell table:style-name="ce252" office:value-type="string" calcext:value-type="string">
            <text:p>F2F</text:p>
          </table:table-cell>
          <table:table-cell table:style-name="ce275" office:value-type="string" calcext:value-type="string">
            <text:p>W</text:p>
          </table:table-cell>
          <table:table-cell table:style-name="ce296" office:value-type="string" calcext:value-type="string">
            <text:p>PWMF</text:p>
          </table:table-cell>
          <table:table-cell table:style-name="ce296" office:value-type="string" calcext:value-type="string">
            <text:p>DIV253</text:p>
          </table:table-cell>
          <table:table-cell table:style-name="ce296" office:value-type="string" calcext:value-type="string">
            <text:p>SlvAvs1</text:p>
          </table:table-cell>
          <table:table-cell table:style-name="ce296" office:value-type="string" calcext:value-type="string">
            <text:p>SlvAbs0</text:p>
          </table:table-cell>
          <table:table-cell table:style-name="ce296" office:value-type="string" calcext:value-type="string">
            <text:p>ENSCL</text:p>
          </table:table-cell>
          <table:table-cell table:style-name="ce296" office:value-type="string" calcext:value-type="string">
            <text:p>Msel</text:p>
          </table:table-cell>
          <table:table-cell table:style-name="ce296" office:value-type="string" calcext:value-type="string">
            <text:p>MIICF1</text:p>
          </table:table-cell>
          <table:table-cell table:style-name="ce296" office:value-type="string" calcext:value-type="string">
            <text:p>MIICF0</text:p>
          </table:table-cell>
          <table:table-cell table:style-name="ce321" office:value-type="string" calcext:value-type="string">
            <text:p>Chip option configuration (All are "0" in Chip Reset)</text:p>
          </table:table-cell>
        </table:table-row>
        <table:table-row table:style-name="ro3">
          <table:table-cell table:style-name="ce351" office:value-type="string" calcext:value-type="string" table:number-columns-spanned="1" table:number-rows-spanned="16">
            <text:p>I/O Ports</text:p>
          </table:table-cell>
          <table:table-cell table:style-name="ce227" office:value-type="string" calcext:value-type="string">
            <text:p>PORT4</text:p>
          </table:table-cell>
          <table:table-cell table:style-name="ce253" office:value-type="string" calcext:value-type="string">
            <text:p>F30</text:p>
          </table:table-cell>
          <table:table-cell table:style-name="ce276" office:value-type="string" calcext:value-type="string">
            <text:p>R/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40</text:p>
          </table:table-cell>
          <table:table-cell table:style-name="ce322" office:value-type="string" calcext:value-type="string">
            <text:p>Port 4 base register and pin P4.0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4</text:p>
          </table:table-cell>
          <table:table-cell table:style-name="ce254" office:value-type="string" calcext:value-type="string">
            <text:p>F31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1</text:p>
          </table:table-cell>
          <table:table-cell table:style-name="ce323" office:value-type="string" calcext:value-type="string">
            <text:p>P4.1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4</text:p>
          </table:table-cell>
          <table:table-cell table:style-name="ce254" office:value-type="string" calcext:value-type="string">
            <text:p>F32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2</text:p>
          </table:table-cell>
          <table:table-cell table:style-name="ce323" office:value-type="string" calcext:value-type="string">
            <text:p>P4.2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4</text:p>
          </table:table-cell>
          <table:table-cell table:style-name="ce254" office:value-type="string" calcext:value-type="string">
            <text:p>F33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3</text:p>
          </table:table-cell>
          <table:table-cell table:style-name="ce323" office:value-type="string" calcext:value-type="string">
            <text:p>P4.3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4</text:p>
          </table:table-cell>
          <table:table-cell table:style-name="ce254" office:value-type="string" calcext:value-type="string">
            <text:p>F34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4</text:p>
          </table:table-cell>
          <table:table-cell table:style-name="ce323" office:value-type="string" calcext:value-type="string">
            <text:p>P4.4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4</text:p>
          </table:table-cell>
          <table:table-cell table:style-name="ce254" office:value-type="string" calcext:value-type="string">
            <text:p>F35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5</text:p>
          </table:table-cell>
          <table:table-cell table:style-name="ce323" office:value-type="string" calcext:value-type="string">
            <text:p>P4.5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4</text:p>
          </table:table-cell>
          <table:table-cell table:style-name="ce254" office:value-type="string" calcext:value-type="string">
            <text:p>F36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6</text:p>
          </table:table-cell>
          <table:table-cell table:style-name="ce323" office:value-type="string" calcext:value-type="string">
            <text:p>P4.6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9" office:value-type="string" calcext:value-type="string">
            <text:p>PORT4</text:p>
          </table:table-cell>
          <table:table-cell table:style-name="ce255" office:value-type="string" calcext:value-type="string">
            <text:p>F37</text:p>
          </table:table-cell>
          <table:table-cell table:style-name="ce278" office:value-type="string" calcext:value-type="string">
            <text:p>R/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47</text:p>
          </table:table-cell>
          <table:table-cell table:style-name="ce324" office:value-type="string" calcext:value-type="string">
            <text:p>P4.7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7" office:value-type="string" calcext:value-type="string">
            <text:p>PORT5</text:p>
          </table:table-cell>
          <table:table-cell table:style-name="ce253" office:value-type="string" calcext:value-type="string">
            <text:p>F38</text:p>
          </table:table-cell>
          <table:table-cell table:style-name="ce276" office:value-type="string" calcext:value-type="string">
            <text:p>R/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50</text:p>
          </table:table-cell>
          <table:table-cell table:style-name="ce322" office:value-type="string" calcext:value-type="string">
            <text:p>Port 5 base register and pin P5.0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5</text:p>
          </table:table-cell>
          <table:table-cell table:style-name="ce254" office:value-type="string" calcext:value-type="string">
            <text:p>F39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1</text:p>
          </table:table-cell>
          <table:table-cell table:style-name="ce323" office:value-type="string" calcext:value-type="string">
            <text:p>P5.1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5</text:p>
          </table:table-cell>
          <table:table-cell table:style-name="ce254" office:value-type="string" calcext:value-type="string">
            <text:p>F3A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2</text:p>
          </table:table-cell>
          <table:table-cell table:style-name="ce323" office:value-type="string" calcext:value-type="string">
            <text:p>P5.2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5</text:p>
          </table:table-cell>
          <table:table-cell table:style-name="ce254" office:value-type="string" calcext:value-type="string">
            <text:p>F3B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3</text:p>
          </table:table-cell>
          <table:table-cell table:style-name="ce323" office:value-type="string" calcext:value-type="string">
            <text:p>P5.3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5</text:p>
          </table:table-cell>
          <table:table-cell table:style-name="ce254" office:value-type="string" calcext:value-type="string">
            <text:p>F3C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4</text:p>
          </table:table-cell>
          <table:table-cell table:style-name="ce323" office:value-type="string" calcext:value-type="string">
            <text:p>P5.4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5</text:p>
          </table:table-cell>
          <table:table-cell table:style-name="ce254" office:value-type="string" calcext:value-type="string">
            <text:p>F3D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5</text:p>
          </table:table-cell>
          <table:table-cell table:style-name="ce323" office:value-type="string" calcext:value-type="string">
            <text:p>P5.5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8" office:value-type="string" calcext:value-type="string">
            <text:p>PORT5</text:p>
          </table:table-cell>
          <table:table-cell table:style-name="ce254" office:value-type="string" calcext:value-type="string">
            <text:p>F3E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6</text:p>
          </table:table-cell>
          <table:table-cell table:style-name="ce323" office:value-type="string" calcext:value-type="string">
            <text:p>P5.6 control</text:p>
          </table:table-cell>
        </table:table-row>
        <table:table-row table:style-name="ro3">
          <table:covered-table-cell office:value-type="string" calcext:value-type="string">
            <text:p>I/O Ports</text:p>
          </table:covered-table-cell>
          <table:table-cell table:style-name="ce229" office:value-type="string" calcext:value-type="string">
            <text:p>PORT5</text:p>
          </table:table-cell>
          <table:table-cell table:style-name="ce255" office:value-type="string" calcext:value-type="string">
            <text:p>F3F</text:p>
          </table:table-cell>
          <table:table-cell table:style-name="ce278" office:value-type="string" calcext:value-type="string">
            <text:p>R/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57</text:p>
          </table:table-cell>
          <table:table-cell table:style-name="ce324" office:value-type="string" calcext:value-type="string">
            <text:p>P5.7 control</text:p>
          </table:table-cell>
        </table:table-row>
        <table:table-row table:style-name="ro3">
          <table:table-cell table:style-name="ce353" office:value-type="string" calcext:value-type="string" table:number-columns-spanned="1" table:number-rows-spanned="7">
            <text:p>H/V sync processor</text:p>
          </table:table-cell>
          <table:table-cell table:style-name="ce233" office:value-type="string" calcext:value-type="string">
            <text:p>HVSTUS</text:p>
          </table:table-cell>
          <table:table-cell table:style-name="ce259" office:value-type="string" calcext:value-type="string">
            <text:p>F40</text:p>
          </table:table-cell>
          <table:table-cell table:style-name="ce282" office:value-type="string" calcext:value-type="string">
            <text:p>R</text:p>
          </table:table-cell>
          <table:table-cell table:style-name="ce303" office:value-type="string" calcext:value-type="string">
            <text:p>CVpre</text:p>
          </table:table-cell>
          <table:table-cell table:style-name="ce303"/>
          <table:table-cell table:style-name="ce303" office:value-type="string" calcext:value-type="string">
            <text:p>Hpol</text:p>
          </table:table-cell>
          <table:table-cell table:style-name="ce303" office:value-type="string" calcext:value-type="string">
            <text:p>Vpol</text:p>
          </table:table-cell>
          <table:table-cell table:style-name="ce303" office:value-type="string" calcext:value-type="string">
            <text:p>Hpre</text:p>
          </table:table-cell>
          <table:table-cell table:style-name="ce303" office:value-type="string" calcext:value-type="string">
            <text:p>Vpre</text:p>
          </table:table-cell>
          <table:table-cell table:style-name="ce303" office:value-type="string" calcext:value-type="string">
            <text:p>Hoff</text:p>
          </table:table-cell>
          <table:table-cell table:style-name="ce303" office:value-type="string" calcext:value-type="string">
            <text:p>Voff</text:p>
          </table:table-cell>
          <table:table-cell table:style-name="ce329" office:value-type="string" calcext:value-type="string">
            <text:p>The status of polarity, present and static level for HSYNC and VSYNC</text:p>
          </table:table-cell>
        </table:table-row>
        <table:table-row table:style-name="ro3">
          <table:covered-table-cell table:style-name="ce354" office:value-type="string" calcext:value-type="string">
            <text:p>H/V sync processor</text:p>
          </table:covered-table-cell>
          <table:table-cell table:style-name="ce234" office:value-type="string" calcext:value-type="string">
            <text:p>HVCTR0</text:p>
          </table:table-cell>
          <table:table-cell table:style-name="ce260" office:value-type="string" calcext:value-type="string">
            <text:p>F40</text:p>
          </table:table-cell>
          <table:table-cell table:style-name="ce283" office:value-type="string" calcext:value-type="string">
            <text:p>W</text:p>
          </table:table-cell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NoHins</text:p>
          </table:table-cell>
          <table:table-cell table:style-name="ce303" table:number-columns-repeated="3"/>
          <table:table-cell table:style-name="ce303" office:value-type="string" calcext:value-type="string">
            <text:p>HBpl</text:p>
          </table:table-cell>
          <table:table-cell table:style-name="ce303" office:value-type="string" calcext:value-type="string">
            <text:p>VBpl</text:p>
          </table:table-cell>
          <table:table-cell table:style-name="ce330" office:value-type="string" calcext:value-type="string">
            <text:p>H/V sync processor control register 0</text:p>
          </table:table-cell>
        </table:table-row>
        <table:table-row table:style-name="ro3">
          <table:covered-table-cell table:style-name="ce354" office:value-type="string" calcext:value-type="string">
            <text:p>H/V sync processor</text:p>
          </table:covered-table-cell>
          <table:table-cell table:style-name="ce234" office:value-type="string" calcext:value-type="string">
            <text:p>HCNTH</text:p>
          </table:table-cell>
          <table:table-cell table:style-name="ce260" office:value-type="string" calcext:value-type="string">
            <text:p>F41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Hovf</text:p>
          </table:table-cell>
          <table:table-cell table:style-name="ce303"/>
          <table:table-cell table:style-name="ce303" office:value-type="string" calcext:value-type="string">
            <text:p>HF13</text:p>
          </table:table-cell>
          <table:table-cell table:style-name="ce303" office:value-type="string" calcext:value-type="string">
            <text:p>HF12</text:p>
          </table:table-cell>
          <table:table-cell table:style-name="ce303" office:value-type="string" calcext:value-type="string">
            <text:p>HF11</text:p>
          </table:table-cell>
          <table:table-cell table:style-name="ce303" office:value-type="string" calcext:value-type="string">
            <text:p>HF10</text:p>
          </table:table-cell>
          <table:table-cell table:style-name="ce303" office:value-type="string" calcext:value-type="string">
            <text:p>HF9</text:p>
          </table:table-cell>
          <table:table-cell table:style-name="ce303" office:value-type="string" calcext:value-type="string">
            <text:p>HF8</text:p>
          </table:table-cell>
          <table:table-cell table:style-name="ce330" office:value-type="string" calcext:value-type="string">
            <text:p>High byte of hor. frequency counter</text:p>
          </table:table-cell>
        </table:table-row>
        <table:table-row table:style-name="ro3">
          <table:covered-table-cell table:style-name="ce354" office:value-type="string" calcext:value-type="string">
            <text:p>H/V sync processor</text:p>
          </table:covered-table-cell>
          <table:table-cell table:style-name="ce234" office:value-type="string" calcext:value-type="string">
            <text:p>HCNTL</text:p>
          </table:table-cell>
          <table:table-cell table:style-name="ce260" office:value-type="string" calcext:value-type="string">
            <text:p>F42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HF7</text:p>
          </table:table-cell>
          <table:table-cell table:style-name="ce303" office:value-type="string" calcext:value-type="string">
            <text:p>HF6</text:p>
          </table:table-cell>
          <table:table-cell table:style-name="ce303" office:value-type="string" calcext:value-type="string">
            <text:p>HF5</text:p>
          </table:table-cell>
          <table:table-cell table:style-name="ce303" office:value-type="string" calcext:value-type="string">
            <text:p>HF4</text:p>
          </table:table-cell>
          <table:table-cell table:style-name="ce303" office:value-type="string" calcext:value-type="string">
            <text:p>HF3</text:p>
          </table:table-cell>
          <table:table-cell table:style-name="ce303" office:value-type="string" calcext:value-type="string">
            <text:p>HF2</text:p>
          </table:table-cell>
          <table:table-cell table:style-name="ce303" office:value-type="string" calcext:value-type="string">
            <text:p>HF1</text:p>
          </table:table-cell>
          <table:table-cell table:style-name="ce303" office:value-type="string" calcext:value-type="string">
            <text:p>HF0</text:p>
          </table:table-cell>
          <table:table-cell table:style-name="ce330" office:value-type="string" calcext:value-type="string">
            <text:p>Low byte of hor. frequency counter</text:p>
          </table:table-cell>
        </table:table-row>
        <table:table-row table:style-name="ro3">
          <table:covered-table-cell table:style-name="ce354" office:value-type="string" calcext:value-type="string">
            <text:p>H/V sync processor</text:p>
          </table:covered-table-cell>
          <table:table-cell table:style-name="ce234" office:value-type="string" calcext:value-type="string">
            <text:p>VCNTH</text:p>
          </table:table-cell>
          <table:table-cell table:style-name="ce260" office:value-type="string" calcext:value-type="string">
            <text:p>F43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Vovf</text:p>
          </table:table-cell>
          <table:table-cell table:style-name="ce303" table:number-columns-repeated="3"/>
          <table:table-cell table:style-name="ce303" office:value-type="string" calcext:value-type="string">
            <text:p>VF11</text:p>
          </table:table-cell>
          <table:table-cell table:style-name="ce303" office:value-type="string" calcext:value-type="string">
            <text:p>VF10</text:p>
          </table:table-cell>
          <table:table-cell table:style-name="ce303" office:value-type="string" calcext:value-type="string">
            <text:p>VF9</text:p>
          </table:table-cell>
          <table:table-cell table:style-name="ce303" office:value-type="string" calcext:value-type="string">
            <text:p>VF8</text:p>
          </table:table-cell>
          <table:table-cell table:style-name="ce330" office:value-type="string" calcext:value-type="string">
            <text:p>High byte of vert. frequency counter</text:p>
          </table:table-cell>
        </table:table-row>
        <table:table-row table:style-name="ro3">
          <table:covered-table-cell table:style-name="ce354" office:value-type="string" calcext:value-type="string">
            <text:p>H/V sync processor</text:p>
          </table:covered-table-cell>
          <table:table-cell table:style-name="ce234" office:value-type="string" calcext:value-type="string">
            <text:p>HVCTR3</text:p>
          </table:table-cell>
          <table:table-cell table:style-name="ce260" office:value-type="string" calcext:value-type="string">
            <text:p>F43</text:p>
          </table:table-cell>
          <table:table-cell table:style-name="ce283" office:value-type="string" calcext:value-type="string">
            <text:p>W</text:p>
          </table:table-cell>
          <table:table-cell table:style-name="ce303"/>
          <table:table-cell table:style-name="ce303" office:value-type="string" calcext:value-type="string">
            <text:p>CLPEG</text:p>
          </table:table-cell>
          <table:table-cell table:style-name="ce303" office:value-type="string" calcext:value-type="string">
            <text:p>CLPPO</text:p>
          </table:table-cell>
          <table:table-cell table:style-name="ce303" office:value-type="string" calcext:value-type="string">
            <text:p>CLPW2</text:p>
          </table:table-cell>
          <table:table-cell table:style-name="ce303" office:value-type="string" calcext:value-type="string">
            <text:p>CLPW1</text:p>
          </table:table-cell>
          <table:table-cell table:style-name="ce303" office:value-type="string" calcext:value-type="string">
            <text:p>CLPW0</text:p>
          </table:table-cell>
          <table:table-cell table:style-name="ce303" table:number-columns-repeated="2"/>
          <table:table-cell table:style-name="ce330" office:value-type="string" calcext:value-type="string">
            <text:p>HSYNC clamp pulse control register</text:p>
          </table:table-cell>
        </table:table-row>
        <table:table-row table:style-name="ro3">
          <table:covered-table-cell table:style-name="ce354" office:value-type="string" calcext:value-type="string">
            <text:p>H/V sync processor</text:p>
          </table:covered-table-cell>
          <table:table-cell table:style-name="ce461" office:value-type="string" calcext:value-type="string">
            <text:p>VCNTL</text:p>
          </table:table-cell>
          <table:table-cell table:style-name="ce466" office:value-type="string" calcext:value-type="string">
            <text:p>F44</text:p>
          </table:table-cell>
          <table:table-cell table:style-name="ce507" office:value-type="string" calcext:value-type="string">
            <text:p>R</text:p>
          </table:table-cell>
          <table:table-cell table:style-name="ce303" office:value-type="string" calcext:value-type="string">
            <text:p>VF7</text:p>
          </table:table-cell>
          <table:table-cell table:style-name="ce303" office:value-type="string" calcext:value-type="string">
            <text:p>VF6</text:p>
          </table:table-cell>
          <table:table-cell table:style-name="ce303" office:value-type="string" calcext:value-type="string">
            <text:p>VF5</text:p>
          </table:table-cell>
          <table:table-cell table:style-name="ce303" office:value-type="string" calcext:value-type="string">
            <text:p>VF4</text:p>
          </table:table-cell>
          <table:table-cell table:style-name="ce303" office:value-type="string" calcext:value-type="string">
            <text:p>VF3</text:p>
          </table:table-cell>
          <table:table-cell table:style-name="ce303" office:value-type="string" calcext:value-type="string">
            <text:p>VF2</text:p>
          </table:table-cell>
          <table:table-cell table:style-name="ce303" office:value-type="string" calcext:value-type="string">
            <text:p>VF1</text:p>
          </table:table-cell>
          <table:table-cell table:style-name="ce303" office:value-type="string" calcext:value-type="string">
            <text:p>VF0</text:p>
          </table:table-cell>
          <table:table-cell table:style-name="ce532" office:value-type="string" calcext:value-type="string">
            <text:p>Low byte of vert. frequency counter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4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4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47</text:p>
          </table:table-cell>
          <table:table-cell table:number-columns-repeated="10"/>
        </table:table-row>
        <table:table-row table:style-name="ro3">
          <table:table-cell table:style-name="ce355" office:value-type="string" calcext:value-type="string" table:number-columns-spanned="1" table:number-rows-spanned="2">
            <text:p>H/V sync processor</text:p>
          </table:table-cell>
          <table:table-cell table:style-name="ce463" office:value-type="string" calcext:value-type="string">
            <text:p>INTFLG</text:p>
          </table:table-cell>
          <table:table-cell table:style-name="ce502" office:value-type="string" calcext:value-type="string">
            <text:p>F48</text:p>
          </table:table-cell>
          <table:table-cell table:style-name="ce523" office:value-type="string" calcext:value-type="string">
            <text:p>R/W</text:p>
          </table:table-cell>
          <table:table-cell table:style-name="ce303" office:value-type="string" calcext:value-type="string">
            <text:p>HPRchg</text:p>
          </table:table-cell>
          <table:table-cell table:style-name="ce303" office:value-type="string" calcext:value-type="string">
            <text:p>VPRchg</text:p>
          </table:table-cell>
          <table:table-cell table:style-name="ce303" office:value-type="string" calcext:value-type="string">
            <text:p>HPLchg</text:p>
          </table:table-cell>
          <table:table-cell table:style-name="ce303" office:value-type="string" calcext:value-type="string">
            <text:p>VPLchg</text:p>
          </table:table-cell>
          <table:table-cell table:style-name="ce303" office:value-type="string" calcext:value-type="string">
            <text:p>Hchg</text:p>
          </table:table-cell>
          <table:table-cell table:style-name="ce303" office:value-type="string" calcext:value-type="string">
            <text:p>VFchg</text:p>
          </table:table-cell>
          <table:table-cell table:style-name="ce303"/>
          <table:table-cell table:style-name="ce303" office:value-type="string" calcext:value-type="string">
            <text:p>Vsync</text:p>
          </table:table-cell>
          <table:table-cell table:style-name="ce533" office:value-type="string" calcext:value-type="string">
            <text:p>Interrupt flag register. Interrupts set the flag bits, writing 1 to a bit will clear it.</text:p>
          </table:table-cell>
        </table:table-row>
        <table:table-row table:style-name="ro3">
          <table:covered-table-cell table:style-name="ce413" office:value-type="string" calcext:value-type="string">
            <text:p>H/V sync processor</text:p>
          </table:covered-table-cell>
          <table:table-cell table:style-name="ce235" office:value-type="string" calcext:value-type="string">
            <text:p>INTEN</text:p>
          </table:table-cell>
          <table:table-cell table:style-name="ce261" office:value-type="string" calcext:value-type="string">
            <text:p>F49</text:p>
          </table:table-cell>
          <table:table-cell table:style-name="ce284" office:value-type="string" calcext:value-type="string">
            <text:p>W</text:p>
          </table:table-cell>
          <table:table-cell table:style-name="ce303" office:value-type="string" calcext:value-type="string">
            <text:p>EHPR</text:p>
          </table:table-cell>
          <table:table-cell table:style-name="ce303" office:value-type="string" calcext:value-type="string">
            <text:p>EVPR</text:p>
          </table:table-cell>
          <table:table-cell table:style-name="ce303" office:value-type="string" calcext:value-type="string">
            <text:p>EHPL</text:p>
          </table:table-cell>
          <table:table-cell table:style-name="ce303" office:value-type="string" calcext:value-type="string">
            <text:p>EVPL</text:p>
          </table:table-cell>
          <table:table-cell table:style-name="ce303" office:value-type="string" calcext:value-type="string">
            <text:p>EHF</text:p>
          </table:table-cell>
          <table:table-cell table:style-name="ce303" office:value-type="string" calcext:value-type="string">
            <text:p>EVF</text:p>
          </table:table-cell>
          <table:table-cell table:style-name="ce303"/>
          <table:table-cell table:style-name="ce303" office:value-type="string" calcext:value-type="string">
            <text:p>Evsync</text:p>
          </table:table-cell>
          <table:table-cell table:style-name="ce331" office:value-type="string" calcext:value-type="string">
            <text:p>Interrupt enable register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4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4B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4C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4D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4E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4F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1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4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7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8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9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B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C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D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E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5F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1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4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7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8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9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B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C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D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E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6F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1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4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7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8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9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B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C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D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E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7F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1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4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7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8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9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B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C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D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E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8F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1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4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5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7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8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9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B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C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D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E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F9F</text:p>
          </table:table-cell>
          <table:table-cell table:number-columns-repeated="10"/>
        </table:table-row>
        <table:table-row table:style-name="ro3">
          <table:table-cell table:style-name="ce415" office:value-type="string" calcext:value-type="string" table:number-columns-spanned="1" table:number-rows-spanned="29">
            <text:p>OSD Processor</text:p>
          </table:table-cell>
          <table:table-cell table:style-name="ce245" office:value-type="string" calcext:value-type="string">
            <text:p>OSDRA</text:p>
          </table:table-cell>
          <table:table-cell table:style-name="ce270" office:value-type="string" calcext:value-type="string">
            <text:p>FA0</text:p>
          </table:table-cell>
          <table:table-cell table:style-name="ce293" office:value-type="string" calcext:value-type="string">
            <text:p>W</text:p>
          </table:table-cell>
          <table:table-cell table:style-name="ce309" office:value-type="string" calcext:value-type="string">
            <text:p>A1</text:p>
          </table:table-cell>
          <table:table-cell table:style-name="ce309" office:value-type="string" calcext:value-type="string">
            <text:p>A0</text:p>
          </table:table-cell>
          <table:table-cell table:style-name="ce309" table:number-columns-repeated="2"/>
          <table:table-cell table:style-name="ce309" office:value-type="string" calcext:value-type="string">
            <text:p>R3</text:p>
          </table:table-cell>
          <table:table-cell table:style-name="ce309" office:value-type="string" calcext:value-type="string">
            <text:p>R2</text:p>
          </table:table-cell>
          <table:table-cell table:style-name="ce309" office:value-type="string" calcext:value-type="string">
            <text:p>R1</text:p>
          </table:table-cell>
          <table:table-cell table:style-name="ce309" office:value-type="string" calcext:value-type="string">
            <text:p>R0</text:p>
          </table:table-cell>
          <table:table-cell table:style-name="ce341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OSDCA</text:p>
          </table:table-cell>
          <table:table-cell table:style-name="ce271" office:value-type="string" calcext:value-type="string">
            <text:p>FA1</text:p>
          </table:table-cell>
          <table:table-cell table:style-name="ce294" office:value-type="string" calcext:value-type="string">
            <text:p>W</text:p>
          </table:table-cell>
          <table:table-cell table:style-name="ce309" table:number-columns-repeated="3"/>
          <table:table-cell table:style-name="ce309" office:value-type="string" calcext:value-type="string">
            <text:p>C4</text:p>
          </table:table-cell>
          <table:table-cell table:style-name="ce309" office:value-type="string" calcext:value-type="string">
            <text:p>C3</text:p>
          </table:table-cell>
          <table:table-cell table:style-name="ce309" office:value-type="string" calcext:value-type="string">
            <text:p>C2</text:p>
          </table:table-cell>
          <table:table-cell table:style-name="ce309" office:value-type="string" calcext:value-type="string">
            <text:p>C1</text:p>
          </table:table-cell>
          <table:table-cell table:style-name="ce309" office:value-type="string" calcext:value-type="string">
            <text:p>C0</text:p>
          </table:table-cell>
          <table:table-cell table:style-name="ce342" office:value-type="string" calcext:value-type="string">
            <text:p>This is the column address of the display RAM that next 9-bit data should be written into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OSDDT0</text:p>
          </table:table-cell>
          <table:table-cell table:style-name="ce271" office:value-type="string" calcext:value-type="string">
            <text:p>FA2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D7</text:p>
          </table:table-cell>
          <table:table-cell table:style-name="ce309" office:value-type="string" calcext:value-type="string">
            <text:p>D6</text:p>
          </table:table-cell>
          <table:table-cell table:style-name="ce309" office:value-type="string" calcext:value-type="string">
            <text:p>D5</text:p>
          </table:table-cell>
          <table:table-cell table:style-name="ce309" office:value-type="string" calcext:value-type="string">
            <text:p>D4</text:p>
          </table:table-cell>
          <table:table-cell table:style-name="ce309" office:value-type="string" calcext:value-type="string">
            <text:p>D3</text:p>
          </table:table-cell>
          <table:table-cell table:style-name="ce309" office:value-type="string" calcext:value-type="string">
            <text:p>D2</text:p>
          </table:table-cell>
          <table:table-cell table:style-name="ce309" office:value-type="string" calcext:value-type="string">
            <text:p>D1</text:p>
          </table:table-cell>
          <table:table-cell table:style-name="ce309" office:value-type="string" calcext:value-type="string">
            <text:p>D0</text:p>
          </table:table-cell>
          <table:table-cell table:style-name="ce342" office:value-type="string" calcext:value-type="string">
            <text:p>Form a 9-bit value – (0 &lt;&lt; 8) || OSDDT0 and write into current display RAM address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OSDDT1</text:p>
          </table:table-cell>
          <table:table-cell table:style-name="ce271" office:value-type="string" calcext:value-type="string">
            <text:p>FA3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D7</text:p>
          </table:table-cell>
          <table:table-cell table:style-name="ce309" office:value-type="string" calcext:value-type="string">
            <text:p>D6</text:p>
          </table:table-cell>
          <table:table-cell table:style-name="ce309" office:value-type="string" calcext:value-type="string">
            <text:p>D5</text:p>
          </table:table-cell>
          <table:table-cell table:style-name="ce309" office:value-type="string" calcext:value-type="string">
            <text:p>D4</text:p>
          </table:table-cell>
          <table:table-cell table:style-name="ce309" office:value-type="string" calcext:value-type="string">
            <text:p>D3</text:p>
          </table:table-cell>
          <table:table-cell table:style-name="ce309" office:value-type="string" calcext:value-type="string">
            <text:p>D2</text:p>
          </table:table-cell>
          <table:table-cell table:style-name="ce309" office:value-type="string" calcext:value-type="string">
            <text:p>D1</text:p>
          </table:table-cell>
          <table:table-cell table:style-name="ce309" office:value-type="string" calcext:value-type="string">
            <text:p>D0</text:p>
          </table:table-cell>
          <table:table-cell table:style-name="ce342" office:value-type="string" calcext:value-type="string">
            <text:p>Form a 9-bit value – (1 &lt;&lt; 8) || OSDDT1 and write into current display RAM address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1ROW</text:p>
          </table:table-cell>
          <table:table-cell table:style-name="ce271" office:value-type="string" calcext:value-type="string">
            <text:p>FC0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1COL</text:p>
          </table:table-cell>
          <table:table-cell table:style-name="ce271" office:value-type="string" calcext:value-type="string">
            <text:p>FC1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1COL</text:p>
          </table:table-cell>
          <table:table-cell table:style-name="ce271" office:value-type="string" calcext:value-type="string">
            <text:p>FC2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2ROW</text:p>
          </table:table-cell>
          <table:table-cell table:style-name="ce271" office:value-type="string" calcext:value-type="string">
            <text:p>FC3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2COL</text:p>
          </table:table-cell>
          <table:table-cell table:style-name="ce271" office:value-type="string" calcext:value-type="string">
            <text:p>FC4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2COL</text:p>
          </table:table-cell>
          <table:table-cell table:style-name="ce271" office:value-type="string" calcext:value-type="string">
            <text:p>FC5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3ROW</text:p>
          </table:table-cell>
          <table:table-cell table:style-name="ce271" office:value-type="string" calcext:value-type="string">
            <text:p>FC6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3COL</text:p>
          </table:table-cell>
          <table:table-cell table:style-name="ce271" office:value-type="string" calcext:value-type="string">
            <text:p>FC7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3COL</text:p>
          </table:table-cell>
          <table:table-cell table:style-name="ce271" office:value-type="string" calcext:value-type="string">
            <text:p>FC8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4ROW</text:p>
          </table:table-cell>
          <table:table-cell table:style-name="ce271" office:value-type="string" calcext:value-type="string">
            <text:p>FC9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4COL</text:p>
          </table:table-cell>
          <table:table-cell table:style-name="ce271" office:value-type="string" calcext:value-type="string">
            <text:p>FCA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4COL</text:p>
          </table:table-cell>
          <table:table-cell table:style-name="ce271" office:value-type="string" calcext:value-type="string">
            <text:p>FCB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VERTD</text:p>
          </table:table-cell>
          <table:table-cell table:style-name="ce271" office:value-type="string" calcext:value-type="string">
            <text:p>FCC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8" table:number-rows-spanned="1">
            <text:p>Vertical delay</text:p>
          </table:table-cell>
          <table:covered-table-cell table:number-columns-repeated="7" table:style-name="ce309"/>
          <table:table-cell table:style-name="ce342" office:value-type="string" calcext:value-type="string">
            <text:p>Starting position for vert. display. Starts at line 4*VERTD + 1. Power-up value: 4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HORD</text:p>
          </table:table-cell>
          <table:table-cell table:style-name="ce271" office:value-type="string" calcext:value-type="string">
            <text:p>FCD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8" table:number-rows-spanned="1">
            <text:p>Horizontal delay</text:p>
          </table:table-cell>
          <table:covered-table-cell table:number-columns-repeated="7" table:style-name="ce309"/>
          <table:table-cell table:style-name="ce342" office:value-type="string" calcext:value-type="string">
            <text:p>Starting position for hor. display. Starts at dot 6*HORD + 49. Power-up value: 15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CH</text:p>
          </table:table-cell>
          <table:table-cell table:style-name="ce271" office:value-type="string" calcext:value-type="string">
            <text:p>FCE</text:p>
          </table:table-cell>
          <table:table-cell table:style-name="ce294" office:value-type="string" calcext:value-type="string">
            <text:p>W</text:p>
          </table:table-cell>
          <table:table-cell table:style-name="ce309"/>
          <table:table-cell table:style-name="ce309" office:value-type="string" calcext:value-type="string" table:number-columns-spanned="7" table:number-rows-spanned="1">
            <text:p>Character height</text:p>
          </table:table-cell>
          <table:covered-table-cell table:number-columns-repeated="6" table:style-name="ce309"/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RSPACE</text:p>
          </table:table-cell>
          <table:table-cell table:style-name="ce271" office:value-type="string" calcext:value-type="string">
            <text:p>FD0</text:p>
          </table:table-cell>
          <table:table-cell table:style-name="ce294" office:value-type="string" calcext:value-type="string">
            <text:p>W</text:p>
          </table:table-cell>
          <table:table-cell table:style-name="ce309" table:number-columns-repeated="3"/>
          <table:table-cell table:style-name="ce309" office:value-type="string" calcext:value-type="string" table:number-columns-spanned="5" table:number-rows-spanned="1">
            <text:p>Row to row spacing</text:p>
          </table:table-cell>
          <table:covered-table-cell table:number-columns-repeated="4" table:style-name="ce309"/>
          <table:table-cell table:style-name="ce342"/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7" office:value-type="string" calcext:value-type="string">
            <text:p>OSDCON</text:p>
          </table:table-cell>
          <table:table-cell table:style-name="ce271" office:value-type="string" calcext:value-type="string">
            <text:p>FD1</text:p>
          </table:table-cell>
          <table:table-cell table:style-name="ce294" office:value-type="string" calcext:value-type="string">
            <text:p>R/W</text:p>
          </table:table-cell>
          <table:table-cell table:style-name="ce309" office:value-type="string" calcext:value-type="string">
            <text:p>OSDEN</text:p>
          </table:table-cell>
          <table:table-cell table:style-name="ce309" office:value-type="string" calcext:value-type="string">
            <text:p>BSEN</text:p>
          </table:table-cell>
          <table:table-cell table:style-name="ce309" office:value-type="string" calcext:value-type="string">
            <text:p>Shadow</text:p>
          </table:table-cell>
          <table:table-cell table:style-name="ce309" office:value-type="string" calcext:value-type="string">
            <text:p>FBEN</text:p>
          </table:table-cell>
          <table:table-cell table:style-name="ce309" office:value-type="string" calcext:value-type="string">
            <text:p>Blend</text:p>
          </table:table-cell>
          <table:table-cell table:style-name="ce309" office:value-type="string" calcext:value-type="string">
            <text:p>WENclr</text:p>
          </table:table-cell>
          <table:table-cell table:style-name="ce309" office:value-type="string" calcext:value-type="string">
            <text:p>RAMclr</text:p>
          </table:table-cell>
          <table:table-cell table:style-name="ce309" office:value-type="string" calcext:value-type="string">
            <text:p>FBKGC</text:p>
          </table:table-cell>
          <table:table-cell table:style-name="ce342" office:value-type="string" calcext:value-type="string">
            <text:p>OSD control register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OSDCON</text:p>
          </table:table-cell>
          <table:table-cell table:style-name="ce271" office:value-type="string" calcext:value-type="string">
            <text:p>FD2</text:p>
          </table:table-cell>
          <table:table-cell table:style-name="ce294" office:value-type="string" calcext:value-type="string">
            <text:p>R/W</text:p>
          </table:table-cell>
          <table:table-cell table:style-name="ce309" table:number-columns-repeated="3"/>
          <table:table-cell table:style-name="ce309" office:value-type="string" calcext:value-type="string">
            <text:p>DWE</text:p>
          </table:table-cell>
          <table:table-cell table:style-name="ce309" office:value-type="string" calcext:value-type="string">
            <text:p>HSP</text:p>
          </table:table-cell>
          <table:table-cell table:style-name="ce309" office:value-type="string" calcext:value-type="string">
            <text:p>VSP</text:p>
          </table:table-cell>
          <table:table-cell table:style-name="ce309" table:number-columns-repeated="2"/>
          <table:table-cell table:style-name="ce342" office:value-type="string" calcext:value-type="string">
            <text:p>OSD control register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CHSC</text:p>
          </table:table-cell>
          <table:table-cell table:style-name="ce271" office:value-type="string" calcext:value-type="string">
            <text:p>FD3</text:p>
          </table:table-cell>
          <table:table-cell table:style-name="ce294" office:value-type="string" calcext:value-type="string">
            <text:p>W</text:p>
          </table:table-cell>
          <table:table-cell table:style-name="ce309" table:number-columns-repeated="5"/>
          <table:table-cell table:style-name="ce309" office:value-type="string" calcext:value-type="string">
            <text:p>CSR</text:p>
          </table:table-cell>
          <table:table-cell table:style-name="ce309" office:value-type="string" calcext:value-type="string">
            <text:p>CSG</text:p>
          </table:table-cell>
          <table:table-cell table:style-name="ce309" office:value-type="string" calcext:value-type="string">
            <text:p>CSB</text:p>
          </table:table-cell>
          <table:table-cell table:style-name="ce342" office:value-type="string" calcext:value-type="string">
            <text:p>Character shadow colour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FSSTP</text:p>
          </table:table-cell>
          <table:table-cell table:style-name="ce271" office:value-type="string" calcext:value-type="string">
            <text:p>FD4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FSW</text:p>
          </table:table-cell>
          <table:table-cell table:style-name="ce309" table:number-columns-repeated="4"/>
          <table:table-cell table:style-name="ce309" office:value-type="string" calcext:value-type="string">
            <text:p>FSR</text:p>
          </table:table-cell>
          <table:table-cell table:style-name="ce309" office:value-type="string" calcext:value-type="string">
            <text:p>FSG</text:p>
          </table:table-cell>
          <table:table-cell table:style-name="ce309" office:value-type="string" calcext:value-type="string">
            <text:p>FSB</text:p>
          </table:table-cell>
          <table:table-cell table:style-name="ce342" office:value-type="string" calcext:value-type="string">
            <text:p>Full screen self-test pattern control register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INSW</text:p>
          </table:table-cell>
          <table:table-cell table:style-name="ce271" office:value-type="string" calcext:value-type="string">
            <text:p>FD5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WW41</text:p>
          </table:table-cell>
          <table:table-cell table:style-name="ce309" office:value-type="string" calcext:value-type="string">
            <text:p>WW40</text:p>
          </table:table-cell>
          <table:table-cell table:style-name="ce309" office:value-type="string" calcext:value-type="string">
            <text:p>WW31</text:p>
          </table:table-cell>
          <table:table-cell table:style-name="ce309" office:value-type="string" calcext:value-type="string">
            <text:p>WW30</text:p>
          </table:table-cell>
          <table:table-cell table:style-name="ce309" office:value-type="string" calcext:value-type="string">
            <text:p>WW21</text:p>
          </table:table-cell>
          <table:table-cell table:style-name="ce309" office:value-type="string" calcext:value-type="string">
            <text:p>WW20</text:p>
          </table:table-cell>
          <table:table-cell table:style-name="ce309" office:value-type="string" calcext:value-type="string">
            <text:p>WW11</text:p>
          </table:table-cell>
          <table:table-cell table:style-name="ce309" office:value-type="string" calcext:value-type="string">
            <text:p>WW10</text:p>
          </table:table-cell>
          <table:table-cell table:style-name="ce342" office:value-type="string" calcext:value-type="string">
            <text:p>Window shadow width control register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INSH</text:p>
          </table:table-cell>
          <table:table-cell table:style-name="ce271" office:value-type="string" calcext:value-type="string">
            <text:p>FD6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WH41</text:p>
          </table:table-cell>
          <table:table-cell table:style-name="ce309" office:value-type="string" calcext:value-type="string">
            <text:p>WH40</text:p>
          </table:table-cell>
          <table:table-cell table:style-name="ce309" office:value-type="string" calcext:value-type="string">
            <text:p>WH31</text:p>
          </table:table-cell>
          <table:table-cell table:style-name="ce309" office:value-type="string" calcext:value-type="string">
            <text:p>WH30</text:p>
          </table:table-cell>
          <table:table-cell table:style-name="ce309" office:value-type="string" calcext:value-type="string">
            <text:p>WH21</text:p>
          </table:table-cell>
          <table:table-cell table:style-name="ce309" office:value-type="string" calcext:value-type="string">
            <text:p>WH20</text:p>
          </table:table-cell>
          <table:table-cell table:style-name="ce309" office:value-type="string" calcext:value-type="string">
            <text:p>WH11</text:p>
          </table:table-cell>
          <table:table-cell table:style-name="ce309" office:value-type="string" calcext:value-type="string">
            <text:p>WH10</text:p>
          </table:table-cell>
          <table:table-cell table:style-name="ce342" office:value-type="string" calcext:value-type="string">
            <text:p>Window shadows height control register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INSC</text:p>
          </table:table-cell>
          <table:table-cell table:style-name="ce271" office:value-type="string" calcext:value-type="string">
            <text:p>FD7</text:p>
          </table:table-cell>
          <table:table-cell table:style-name="ce294" office:value-type="string" calcext:value-type="string">
            <text:p>W</text:p>
          </table:table-cell>
          <table:table-cell table:style-name="ce309"/>
          <table:table-cell table:style-name="ce309" office:value-type="string" calcext:value-type="string">
            <text:p>R1</text:p>
          </table:table-cell>
          <table:table-cell table:style-name="ce309" office:value-type="string" calcext:value-type="string">
            <text:p>G1</text:p>
          </table:table-cell>
          <table:table-cell table:style-name="ce309" office:value-type="string" calcext:value-type="string">
            <text:p>B1</text:p>
          </table:table-cell>
          <table:table-cell table:style-name="ce309"/>
          <table:table-cell table:style-name="ce309" office:value-type="string" calcext:value-type="string">
            <text:p>R2</text:p>
          </table:table-cell>
          <table:table-cell table:style-name="ce309" office:value-type="string" calcext:value-type="string">
            <text:p>G2</text:p>
          </table:table-cell>
          <table:table-cell table:style-name="ce309" office:value-type="string" calcext:value-type="string">
            <text:p>B2</text:p>
          </table:table-cell>
          <table:table-cell table:style-name="ce342" office:value-type="string" calcext:value-type="string">
            <text:p>Window shadow colour register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6" office:value-type="string" calcext:value-type="string">
            <text:p>WINSC</text:p>
          </table:table-cell>
          <table:table-cell table:style-name="ce271" office:value-type="string" calcext:value-type="string">
            <text:p>FD8</text:p>
          </table:table-cell>
          <table:table-cell table:style-name="ce294" office:value-type="string" calcext:value-type="string">
            <text:p>W</text:p>
          </table:table-cell>
          <table:table-cell table:style-name="ce309"/>
          <table:table-cell table:style-name="ce309" office:value-type="string" calcext:value-type="string">
            <text:p>R3</text:p>
          </table:table-cell>
          <table:table-cell table:style-name="ce309" office:value-type="string" calcext:value-type="string">
            <text:p>G3</text:p>
          </table:table-cell>
          <table:table-cell table:style-name="ce309" office:value-type="string" calcext:value-type="string">
            <text:p>B3</text:p>
          </table:table-cell>
          <table:table-cell table:style-name="ce309"/>
          <table:table-cell table:style-name="ce309" office:value-type="string" calcext:value-type="string">
            <text:p>R4</text:p>
          </table:table-cell>
          <table:table-cell table:style-name="ce309" office:value-type="string" calcext:value-type="string">
            <text:p>G4</text:p>
          </table:table-cell>
          <table:table-cell table:style-name="ce309" office:value-type="string" calcext:value-type="string">
            <text:p>B4</text:p>
          </table:table-cell>
          <table:table-cell table:style-name="ce342" office:value-type="string" calcext:value-type="string">
            <text:p>Window shadow colour register</text:p>
          </table:table-cell>
        </table:table-row>
        <table:table-row table:style-name="ro3">
          <table:covered-table-cell office:value-type="string" calcext:value-type="string">
            <text:p>OSD Processor</text:p>
          </table:covered-table-cell>
          <table:table-cell table:style-name="ce248" office:value-type="string" calcext:value-type="string">
            <text:p>XDEL</text:p>
          </table:table-cell>
          <table:table-cell table:style-name="ce272" office:value-type="string" calcext:value-type="string">
            <text:p>FD9</text:p>
          </table:table-cell>
          <table:table-cell table:style-name="ce295" office:value-type="string" calcext:value-type="string">
            <text:p>W</text:p>
          </table:table-cell>
          <table:table-cell table:style-name="ce309" table:number-columns-repeated="5"/>
          <table:table-cell table:style-name="ce309" office:value-type="string" calcext:value-type="string">
            <text:p>D2</text:p>
          </table:table-cell>
          <table:table-cell table:style-name="ce309" office:value-type="string" calcext:value-type="string">
            <text:p>D1</text:p>
          </table:table-cell>
          <table:table-cell table:style-name="ce309" office:value-type="string" calcext:value-type="string">
            <text:p>D0</text:p>
          </table:table-cell>
          <table:table-cell table:style-name="ce343" office:value-type="string" calcext:value-type="string">
            <text:p>Rout, Gout, Bout, FBKG and INT outputs delay reference to pin XIN input falling edge control register</text:p>
          </table:table-cell>
        </table:table-row>
        <table:table-row table:style-name="ro3" table:number-rows-repeated="1048385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XFR masks" table:style-name="ta2">
        <office:forms form:automatic-focus="false" form:apply-design-mode="false"/>
        <table:table-column table:style-name="co8" table:default-cell-style-name="ce246"/>
        <table:table-column table:style-name="co8" table:default-cell-style-name="ce271"/>
        <table:table-column table:style-name="co8" table:default-cell-style-name="ce294"/>
        <table:table-column table:style-name="co8" table:number-columns-repeated="4" table:default-cell-style-name="ce309"/>
        <table:table-column table:style-name="co8" table:default-cell-style-name="ce310"/>
        <table:table-column table:style-name="co8" table:number-columns-repeated="3" table:default-cell-style-name="ce309"/>
        <table:table-column table:style-name="co8" table:default-cell-style-name="Default"/>
        <table:table-column table:style-name="co13" table:default-cell-style-name="ce535"/>
        <table:table-column table:style-name="co14" table:number-columns-repeated="7" table:default-cell-style-name="ce535"/>
        <table:table-column table:style-name="co8" table:default-cell-style-name="Default"/>
        <table:table-column table:style-name="co15" table:default-cell-style-name="ce538"/>
        <table:table-column table:style-name="co8" table:default-cell-style-name="Default"/>
        <table:table-column table:style-name="co16" table:default-cell-style-name="ce539"/>
        <table:table-row table:style-name="ro1">
          <table:table-cell table:style-name="ce199" office:value-type="string" calcext:value-type="string">
            <text:p>Name</text:p>
          </table:table-cell>
          <table:table-cell table:style-name="ce249" office:value-type="string" calcext:value-type="string">
            <text:p>Address (hex)</text:p>
          </table:table-cell>
          <table:table-cell table:style-name="ce199" office:value-type="string" calcext:value-type="string">
            <text:p>R/W</text:p>
          </table:table-cell>
          <table:table-cell table:style-name="ce199" office:value-type="string" calcext:value-type="string">
            <text:p>bit 7</text:p>
          </table:table-cell>
          <table:table-cell table:style-name="ce199" office:value-type="string" calcext:value-type="string">
            <text:p>bit 6</text:p>
          </table:table-cell>
          <table:table-cell table:style-name="ce199" office:value-type="string" calcext:value-type="string">
            <text:p>bit 5</text:p>
          </table:table-cell>
          <table:table-cell table:style-name="ce199" office:value-type="string" calcext:value-type="string">
            <text:p>bit 4</text:p>
          </table:table-cell>
          <table:table-cell table:style-name="ce199" office:value-type="string" calcext:value-type="string">
            <text:p>bit 3</text:p>
          </table:table-cell>
          <table:table-cell table:style-name="ce199" office:value-type="string" calcext:value-type="string">
            <text:p>bit 2</text:p>
          </table:table-cell>
          <table:table-cell table:style-name="ce199" office:value-type="string" calcext:value-type="string">
            <text:p>bit 1</text:p>
          </table:table-cell>
          <table:table-cell table:style-name="ce199" office:value-type="string" calcext:value-type="string">
            <text:p>bit 0</text:p>
          </table:table-cell>
          <table:table-cell/>
          <table:table-cell table:style-name="ce534" office:value-type="string" calcext:value-type="string" table:number-columns-spanned="8" table:number-rows-spanned="1">
            <text:p>Legal?</text:p>
          </table:table-cell>
          <table:covered-table-cell table:number-columns-repeated="7" table:style-name="ce536"/>
          <table:table-cell/>
          <table:table-cell table:style-name="ce537" office:value-type="string" calcext:value-type="string">
            <text:p>Mask</text:p>
          </table:table-cell>
          <table:table-cell/>
          <table:table-cell table:style-name="ce537" office:value-type="string" calcext:value-type="string">
            <text:p>Macro</text:p>
          </table:table-cell>
        </table:table-row>
        <table:table-row table:style-name="ro3">
          <table:table-cell table:style-name="ce224" office:value-type="string" calcext:value-type="string" table:number-columns-spanned="1" table:number-rows-spanned="4">
            <text:p>PADMOD</text:p>
          </table:table-cell>
          <table:table-cell table:style-name="ce250" office:value-type="string" calcext:value-type="string">
            <text:p>F2B</text:p>
          </table:table-cell>
          <table:table-cell table:style-name="ce273" office:value-type="string" calcext:value-type="string">
            <text:p>W</text:p>
          </table:table-cell>
          <table:table-cell table:style-name="ce296" office:value-type="string" calcext:value-type="string">
            <text:p>HIICE</text:p>
          </table:table-cell>
          <table:table-cell table:style-name="ce296" office:value-type="string" calcext:value-type="string">
            <text:p>IICE</text:p>
          </table:table-cell>
          <table:table-cell table:style-name="ce296" office:value-type="string" calcext:value-type="string">
            <text:p>HVE</text:p>
          </table:table-cell>
          <table:table-cell table:style-name="ce296" office:value-type="string" calcext:value-type="string">
            <text:p>HclpE</text:p>
          </table:table-cell>
          <table:table-cell table:style-name="ce296" table:number-columns-repeated="2"/>
          <table:table-cell table:style-name="ce296" office:value-type="string" calcext:value-type="string">
            <text:p>FclkE</text:p>
          </table:table-cell>
          <table:table-cell table:style-name="ce296" office:value-type="string" calcext:value-type="string">
            <text:p>P26E</text:p>
          </table:table-cell>
          <table:table-cell/>
          <table:table-cell table:formula="of:=IF(ISBLANK([.D2]); &quot;0&quot;; &quot;1&quot;)" office:value-type="string" office:string-value="1" calcext:value-type="string">
            <text:p>1</text:p>
          </table:table-cell>
          <table:table-cell table:formula="of:=IF(ISBLANK([.E2]); &quot;0&quot;; &quot;1&quot;)" office:value-type="string" office:string-value="1" calcext:value-type="string">
            <text:p>1</text:p>
          </table:table-cell>
          <table:table-cell table:formula="of:=IF(ISBLANK([.F2]); &quot;0&quot;; &quot;1&quot;)" office:value-type="string" office:string-value="1" calcext:value-type="string">
            <text:p>1</text:p>
          </table:table-cell>
          <table:table-cell table:formula="of:=IF(ISBLANK([.G2]); &quot;0&quot;; &quot;1&quot;)" office:value-type="string" office:string-value="1" calcext:value-type="string">
            <text:p>1</text:p>
          </table:table-cell>
          <table:table-cell table:formula="of:=IF(ISBLANK([.H2]); &quot;0&quot;; &quot;1&quot;)" office:value-type="string" office:string-value="0" calcext:value-type="string">
            <text:p>0</text:p>
          </table:table-cell>
          <table:table-cell table:formula="of:=IF(ISBLANK([.I2]); &quot;0&quot;; &quot;1&quot;)" office:value-type="string" office:string-value="0" calcext:value-type="string">
            <text:p>0</text:p>
          </table:table-cell>
          <table:table-cell table:formula="of:=IF(ISBLANK([.J2]); &quot;0&quot;; &quot;1&quot;)" office:value-type="string" office:string-value="1" calcext:value-type="string">
            <text:p>1</text:p>
          </table:table-cell>
          <table:table-cell table:formula="of:=IF(ISBLANK([.K2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2:.T2])" office:value-type="string" office:string-value="0b11110011" calcext:value-type="string">
            <text:p>0b11110011</text:p>
          </table:table-cell>
          <table:table-cell/>
          <table:table-cell table:formula="of:=COM.MICROSOFT.CONCAT(&quot;#define &quot;; [.A2]; &quot;_MASK &quot;; [.V2])" office:value-type="string" office:string-value="#define PADMOD_MASK 0b11110011" calcext:value-type="string">
            <text:p>#define PADMOD_MASK 0b11110011</text:p>
          </table:table-cell>
        </table:table-row>
        <table:table-row table:style-name="ro3">
          <table:covered-table-cell table:style-name="ce225" office:value-type="string" calcext:value-type="string">
            <text:p>PADMOD</text:p>
          </table:covered-table-cell>
          <table:table-cell table:style-name="ce251" office:value-type="string" calcext:value-type="string">
            <text:p>F2C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DA3E</text:p>
          </table:table-cell>
          <table:table-cell table:style-name="ce296" office:value-type="string" calcext:value-type="string">
            <text:p>DA2E</text:p>
          </table:table-cell>
          <table:table-cell table:style-name="ce296" office:value-type="string" calcext:value-type="string">
            <text:p>DA1E</text:p>
          </table:table-cell>
          <table:table-cell table:style-name="ce296" office:value-type="string" calcext:value-type="string">
            <text:p>DA0E</text:p>
          </table:table-cell>
          <table:table-cell table:style-name="ce296" office:value-type="string" calcext:value-type="string">
            <text:p>AD3E</text:p>
          </table:table-cell>
          <table:table-cell table:style-name="ce296" office:value-type="string" calcext:value-type="string">
            <text:p>AD2E</text:p>
          </table:table-cell>
          <table:table-cell table:style-name="ce296" office:value-type="string" calcext:value-type="string">
            <text:p>AD1E</text:p>
          </table:table-cell>
          <table:table-cell table:style-name="ce296" office:value-type="string" calcext:value-type="string">
            <text:p>AD0E</text:p>
          </table:table-cell>
          <table:table-cell/>
          <table:table-cell table:formula="of:=IF(ISBLANK([.D3]); &quot;0&quot;; &quot;1&quot;)" office:value-type="string" office:string-value="1" calcext:value-type="string">
            <text:p>1</text:p>
          </table:table-cell>
          <table:table-cell table:formula="of:=IF(ISBLANK([.E3]); &quot;0&quot;; &quot;1&quot;)" office:value-type="string" office:string-value="1" calcext:value-type="string">
            <text:p>1</text:p>
          </table:table-cell>
          <table:table-cell table:formula="of:=IF(ISBLANK([.F3]); &quot;0&quot;; &quot;1&quot;)" office:value-type="string" office:string-value="1" calcext:value-type="string">
            <text:p>1</text:p>
          </table:table-cell>
          <table:table-cell table:formula="of:=IF(ISBLANK([.G3]); &quot;0&quot;; &quot;1&quot;)" office:value-type="string" office:string-value="1" calcext:value-type="string">
            <text:p>1</text:p>
          </table:table-cell>
          <table:table-cell table:formula="of:=IF(ISBLANK([.H3]); &quot;0&quot;; &quot;1&quot;)" office:value-type="string" office:string-value="1" calcext:value-type="string">
            <text:p>1</text:p>
          </table:table-cell>
          <table:table-cell table:formula="of:=IF(ISBLANK([.I3]); &quot;0&quot;; &quot;1&quot;)" office:value-type="string" office:string-value="1" calcext:value-type="string">
            <text:p>1</text:p>
          </table:table-cell>
          <table:table-cell table:formula="of:=IF(ISBLANK([.J3]); &quot;0&quot;; &quot;1&quot;)" office:value-type="string" office:string-value="1" calcext:value-type="string">
            <text:p>1</text:p>
          </table:table-cell>
          <table:table-cell table:formula="of:=IF(ISBLANK([.K3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:.T3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3]; &quot;_MASK &quot;; [.V3])" office:value-type="string" office:string-value="#define PADMOD_MASK 0b11111111" calcext:value-type="string">
            <text:p>#define PADMOD_MASK 0b11111111</text:p>
          </table:table-cell>
        </table:table-row>
        <table:table-row table:style-name="ro3">
          <table:covered-table-cell table:style-name="ce225" office:value-type="string" calcext:value-type="string">
            <text:p>PADMOD</text:p>
          </table:covered-table-cell>
          <table:table-cell table:style-name="ce251" office:value-type="string" calcext:value-type="string">
            <text:p>F2D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P47oe</text:p>
          </table:table-cell>
          <table:table-cell table:style-name="ce296" office:value-type="string" calcext:value-type="string">
            <text:p>P46oe</text:p>
          </table:table-cell>
          <table:table-cell table:style-name="ce296" office:value-type="string" calcext:value-type="string">
            <text:p>P45oe</text:p>
          </table:table-cell>
          <table:table-cell table:style-name="ce296" office:value-type="string" calcext:value-type="string">
            <text:p>P44oe</text:p>
          </table:table-cell>
          <table:table-cell table:style-name="ce296" office:value-type="string" calcext:value-type="string">
            <text:p>P43oe</text:p>
          </table:table-cell>
          <table:table-cell table:style-name="ce296" office:value-type="string" calcext:value-type="string">
            <text:p>P42oe</text:p>
          </table:table-cell>
          <table:table-cell table:style-name="ce296" office:value-type="string" calcext:value-type="string">
            <text:p>P41oe</text:p>
          </table:table-cell>
          <table:table-cell table:style-name="ce296" office:value-type="string" calcext:value-type="string">
            <text:p>P40oe</text:p>
          </table:table-cell>
          <table:table-cell/>
          <table:table-cell table:formula="of:=IF(ISBLANK([.D4]); &quot;0&quot;; &quot;1&quot;)" office:value-type="string" office:string-value="1" calcext:value-type="string">
            <text:p>1</text:p>
          </table:table-cell>
          <table:table-cell table:formula="of:=IF(ISBLANK([.E4]); &quot;0&quot;; &quot;1&quot;)" office:value-type="string" office:string-value="1" calcext:value-type="string">
            <text:p>1</text:p>
          </table:table-cell>
          <table:table-cell table:formula="of:=IF(ISBLANK([.F4]); &quot;0&quot;; &quot;1&quot;)" office:value-type="string" office:string-value="1" calcext:value-type="string">
            <text:p>1</text:p>
          </table:table-cell>
          <table:table-cell table:formula="of:=IF(ISBLANK([.G4]); &quot;0&quot;; &quot;1&quot;)" office:value-type="string" office:string-value="1" calcext:value-type="string">
            <text:p>1</text:p>
          </table:table-cell>
          <table:table-cell table:formula="of:=IF(ISBLANK([.H4]); &quot;0&quot;; &quot;1&quot;)" office:value-type="string" office:string-value="1" calcext:value-type="string">
            <text:p>1</text:p>
          </table:table-cell>
          <table:table-cell table:formula="of:=IF(ISBLANK([.I4]); &quot;0&quot;; &quot;1&quot;)" office:value-type="string" office:string-value="1" calcext:value-type="string">
            <text:p>1</text:p>
          </table:table-cell>
          <table:table-cell table:formula="of:=IF(ISBLANK([.J4]); &quot;0&quot;; &quot;1&quot;)" office:value-type="string" office:string-value="1" calcext:value-type="string">
            <text:p>1</text:p>
          </table:table-cell>
          <table:table-cell table:formula="of:=IF(ISBLANK([.K4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4:.T4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4]; &quot;_MASK &quot;; [.V4])" office:value-type="string" office:string-value="#define PADMOD_MASK 0b11111111" calcext:value-type="string">
            <text:p>#define PADMOD_MASK 0b11111111</text:p>
          </table:table-cell>
        </table:table-row>
        <table:table-row table:style-name="ro3">
          <table:covered-table-cell table:style-name="ce225" office:value-type="string" calcext:value-type="string">
            <text:p>PADMOD</text:p>
          </table:covered-table-cell>
          <table:table-cell table:style-name="ce251" office:value-type="string" calcext:value-type="string">
            <text:p>F2E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P57oe</text:p>
          </table:table-cell>
          <table:table-cell table:style-name="ce296" office:value-type="string" calcext:value-type="string">
            <text:p>P56oe</text:p>
          </table:table-cell>
          <table:table-cell table:style-name="ce296" office:value-type="string" calcext:value-type="string">
            <text:p>P55oe</text:p>
          </table:table-cell>
          <table:table-cell table:style-name="ce296" office:value-type="string" calcext:value-type="string">
            <text:p>P54oe</text:p>
          </table:table-cell>
          <table:table-cell table:style-name="ce296" office:value-type="string" calcext:value-type="string">
            <text:p>P53oe</text:p>
          </table:table-cell>
          <table:table-cell table:style-name="ce296" office:value-type="string" calcext:value-type="string">
            <text:p>P52oe</text:p>
          </table:table-cell>
          <table:table-cell table:style-name="ce296" office:value-type="string" calcext:value-type="string">
            <office:annotation draw:style-name="gr2" draw:text-style-name="P2" svg:width="2.899cm" svg:height="1.799cm" svg:x="23.178cm" svg:y="1.064cm" draw:caption-point-x="-0.61cm" draw:caption-point-y="1.511cm">
              <dc:date>2024-04-06T00:00:00</dc:date>
              <text:p text:style-name="P1"><text:span text:style-name="T1">test</text:span></text:p>
              <text:p text:style-name="P1"><text:span text:style-name="T1"/></text:p>
            </office:annotation>
            <text:p>P51oe</text:p>
          </table:table-cell>
          <table:table-cell table:style-name="ce296" office:value-type="string" calcext:value-type="string">
            <text:p>P50oe</text:p>
          </table:table-cell>
          <table:table-cell/>
          <table:table-cell table:formula="of:=IF(ISBLANK([.D5]); &quot;0&quot;; &quot;1&quot;)" office:value-type="string" office:string-value="1" calcext:value-type="string">
            <text:p>1</text:p>
          </table:table-cell>
          <table:table-cell table:formula="of:=IF(ISBLANK([.E5]); &quot;0&quot;; &quot;1&quot;)" office:value-type="string" office:string-value="1" calcext:value-type="string">
            <text:p>1</text:p>
          </table:table-cell>
          <table:table-cell table:formula="of:=IF(ISBLANK([.F5]); &quot;0&quot;; &quot;1&quot;)" office:value-type="string" office:string-value="1" calcext:value-type="string">
            <text:p>1</text:p>
          </table:table-cell>
          <table:table-cell table:formula="of:=IF(ISBLANK([.G5]); &quot;0&quot;; &quot;1&quot;)" office:value-type="string" office:string-value="1" calcext:value-type="string">
            <text:p>1</text:p>
          </table:table-cell>
          <table:table-cell table:formula="of:=IF(ISBLANK([.H5]); &quot;0&quot;; &quot;1&quot;)" office:value-type="string" office:string-value="1" calcext:value-type="string">
            <text:p>1</text:p>
          </table:table-cell>
          <table:table-cell table:formula="of:=IF(ISBLANK([.I5]); &quot;0&quot;; &quot;1&quot;)" office:value-type="string" office:string-value="1" calcext:value-type="string">
            <text:p>1</text:p>
          </table:table-cell>
          <table:table-cell table:formula="of:=IF(ISBLANK([.J5]); &quot;0&quot;; &quot;1&quot;)" office:value-type="string" office:string-value="1" calcext:value-type="string">
            <text:p>1</text:p>
          </table:table-cell>
          <table:table-cell table:formula="of:=IF(ISBLANK([.K5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5:.T5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5]; &quot;_MASK &quot;; [.V5])" office:value-type="string" office:string-value="#define PADMOD_MASK 0b11111111" calcext:value-type="string">
            <text:p>#define PADMOD_MASK 0b11111111</text:p>
          </table:table-cell>
        </table:table-row>
        <table:table-row table:style-name="ro3">
          <table:table-cell table:style-name="ce226" office:value-type="string" calcext:value-type="string">
            <text:p>OPTION</text:p>
          </table:table-cell>
          <table:table-cell table:style-name="ce252" office:value-type="string" calcext:value-type="string">
            <text:p>F2F</text:p>
          </table:table-cell>
          <table:table-cell table:style-name="ce275" office:value-type="string" calcext:value-type="string">
            <text:p>W</text:p>
          </table:table-cell>
          <table:table-cell table:style-name="ce296" office:value-type="string" calcext:value-type="string">
            <text:p>PWMF</text:p>
          </table:table-cell>
          <table:table-cell table:style-name="ce296" office:value-type="string" calcext:value-type="string">
            <text:p>DIV253</text:p>
          </table:table-cell>
          <table:table-cell table:style-name="ce296" office:value-type="string" calcext:value-type="string">
            <text:p>SlvAvs1</text:p>
          </table:table-cell>
          <table:table-cell table:style-name="ce296" office:value-type="string" calcext:value-type="string">
            <text:p>SlvAbs0</text:p>
          </table:table-cell>
          <table:table-cell table:style-name="ce296" office:value-type="string" calcext:value-type="string">
            <text:p>ENSCL</text:p>
          </table:table-cell>
          <table:table-cell table:style-name="ce296" office:value-type="string" calcext:value-type="string">
            <text:p>Msel</text:p>
          </table:table-cell>
          <table:table-cell table:style-name="ce296" office:value-type="string" calcext:value-type="string">
            <text:p>MIICF1</text:p>
          </table:table-cell>
          <table:table-cell table:style-name="ce296" office:value-type="string" calcext:value-type="string">
            <text:p>MIICF0</text:p>
          </table:table-cell>
          <table:table-cell/>
          <table:table-cell table:formula="of:=IF(ISBLANK([.D6]); &quot;0&quot;; &quot;1&quot;)" office:value-type="string" office:string-value="1" calcext:value-type="string">
            <text:p>1</text:p>
          </table:table-cell>
          <table:table-cell table:formula="of:=IF(ISBLANK([.E6]); &quot;0&quot;; &quot;1&quot;)" office:value-type="string" office:string-value="1" calcext:value-type="string">
            <text:p>1</text:p>
          </table:table-cell>
          <table:table-cell table:formula="of:=IF(ISBLANK([.F6]); &quot;0&quot;; &quot;1&quot;)" office:value-type="string" office:string-value="1" calcext:value-type="string">
            <text:p>1</text:p>
          </table:table-cell>
          <table:table-cell table:formula="of:=IF(ISBLANK([.G6]); &quot;0&quot;; &quot;1&quot;)" office:value-type="string" office:string-value="1" calcext:value-type="string">
            <text:p>1</text:p>
          </table:table-cell>
          <table:table-cell table:formula="of:=IF(ISBLANK([.H6]); &quot;0&quot;; &quot;1&quot;)" office:value-type="string" office:string-value="1" calcext:value-type="string">
            <text:p>1</text:p>
          </table:table-cell>
          <table:table-cell table:formula="of:=IF(ISBLANK([.I6]); &quot;0&quot;; &quot;1&quot;)" office:value-type="string" office:string-value="1" calcext:value-type="string">
            <text:p>1</text:p>
          </table:table-cell>
          <table:table-cell table:formula="of:=IF(ISBLANK([.J6]); &quot;0&quot;; &quot;1&quot;)" office:value-type="string" office:string-value="1" calcext:value-type="string">
            <text:p>1</text:p>
          </table:table-cell>
          <table:table-cell table:formula="of:=IF(ISBLANK([.K6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6:.T6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6]; &quot;_MASK &quot;; [.V6])" office:value-type="string" office:string-value="#define OPTION_MASK 0b11111111" calcext:value-type="string">
            <text:p>#define OPTION_MASK 0b11111111</text:p>
          </table:table-cell>
        </table:table-row>
        <table:table-row table:style-name="ro3">
          <table:table-cell table:style-name="ce227" office:value-type="string" calcext:value-type="string" table:number-columns-spanned="1" table:number-rows-spanned="8">
            <text:p>PORT4</text:p>
          </table:table-cell>
          <table:table-cell table:style-name="ce253" office:value-type="string" calcext:value-type="string">
            <text:p>F30</text:p>
          </table:table-cell>
          <table:table-cell table:style-name="ce276" office:value-type="string" calcext:value-type="string">
            <text:p>R/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40</text:p>
          </table:table-cell>
          <table:table-cell/>
          <table:table-cell table:formula="of:=IF(ISBLANK([.D7]); &quot;0&quot;; &quot;1&quot;)" office:value-type="string" office:string-value="0" calcext:value-type="string">
            <text:p>0</text:p>
          </table:table-cell>
          <table:table-cell table:formula="of:=IF(ISBLANK([.E7]); &quot;0&quot;; &quot;1&quot;)" office:value-type="string" office:string-value="0" calcext:value-type="string">
            <text:p>0</text:p>
          </table:table-cell>
          <table:table-cell table:formula="of:=IF(ISBLANK([.F7]); &quot;0&quot;; &quot;1&quot;)" office:value-type="string" office:string-value="0" calcext:value-type="string">
            <text:p>0</text:p>
          </table:table-cell>
          <table:table-cell table:formula="of:=IF(ISBLANK([.G7]); &quot;0&quot;; &quot;1&quot;)" office:value-type="string" office:string-value="0" calcext:value-type="string">
            <text:p>0</text:p>
          </table:table-cell>
          <table:table-cell table:formula="of:=IF(ISBLANK([.H7]); &quot;0&quot;; &quot;1&quot;)" office:value-type="string" office:string-value="0" calcext:value-type="string">
            <text:p>0</text:p>
          </table:table-cell>
          <table:table-cell table:formula="of:=IF(ISBLANK([.I7]); &quot;0&quot;; &quot;1&quot;)" office:value-type="string" office:string-value="0" calcext:value-type="string">
            <text:p>0</text:p>
          </table:table-cell>
          <table:table-cell table:formula="of:=IF(ISBLANK([.J7]); &quot;0&quot;; &quot;1&quot;)" office:value-type="string" office:string-value="0" calcext:value-type="string">
            <text:p>0</text:p>
          </table:table-cell>
          <table:table-cell table:formula="of:=IF(ISBLANK([.K7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7:.T7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7]; &quot;_MASK &quot;; [.V7])" office:value-type="string" office:string-value="#define PORT4_MASK 0b00000001" calcext:value-type="string">
            <text:p>#define PORT4_MASK 0b00000001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1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41</text:p>
          </table:table-cell>
          <table:table-cell/>
          <table:table-cell table:formula="of:=IF(ISBLANK([.D8]); &quot;0&quot;; &quot;1&quot;)" office:value-type="string" office:string-value="0" calcext:value-type="string">
            <text:p>0</text:p>
          </table:table-cell>
          <table:table-cell table:formula="of:=IF(ISBLANK([.E8]); &quot;0&quot;; &quot;1&quot;)" office:value-type="string" office:string-value="0" calcext:value-type="string">
            <text:p>0</text:p>
          </table:table-cell>
          <table:table-cell table:formula="of:=IF(ISBLANK([.F8]); &quot;0&quot;; &quot;1&quot;)" office:value-type="string" office:string-value="0" calcext:value-type="string">
            <text:p>0</text:p>
          </table:table-cell>
          <table:table-cell table:formula="of:=IF(ISBLANK([.G8]); &quot;0&quot;; &quot;1&quot;)" office:value-type="string" office:string-value="0" calcext:value-type="string">
            <text:p>0</text:p>
          </table:table-cell>
          <table:table-cell table:formula="of:=IF(ISBLANK([.H8]); &quot;0&quot;; &quot;1&quot;)" office:value-type="string" office:string-value="0" calcext:value-type="string">
            <text:p>0</text:p>
          </table:table-cell>
          <table:table-cell table:formula="of:=IF(ISBLANK([.I8]); &quot;0&quot;; &quot;1&quot;)" office:value-type="string" office:string-value="0" calcext:value-type="string">
            <text:p>0</text:p>
          </table:table-cell>
          <table:table-cell table:formula="of:=IF(ISBLANK([.J8]); &quot;0&quot;; &quot;1&quot;)" office:value-type="string" office:string-value="0" calcext:value-type="string">
            <text:p>0</text:p>
          </table:table-cell>
          <table:table-cell table:formula="of:=IF(ISBLANK([.K8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8:.T8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8]; &quot;_MASK &quot;; [.V8])" office:value-type="string" office:string-value="#define PORT4_MASK 0b00000001" calcext:value-type="string">
            <text:p>#define PORT4_MASK 0b00000001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2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42</text:p>
          </table:table-cell>
          <table:table-cell/>
          <table:table-cell table:formula="of:=IF(ISBLANK([.D9]); &quot;0&quot;; &quot;1&quot;)" office:value-type="string" office:string-value="0" calcext:value-type="string">
            <text:p>0</text:p>
          </table:table-cell>
          <table:table-cell table:formula="of:=IF(ISBLANK([.E9]); &quot;0&quot;; &quot;1&quot;)" office:value-type="string" office:string-value="0" calcext:value-type="string">
            <text:p>0</text:p>
          </table:table-cell>
          <table:table-cell table:formula="of:=IF(ISBLANK([.F9]); &quot;0&quot;; &quot;1&quot;)" office:value-type="string" office:string-value="0" calcext:value-type="string">
            <text:p>0</text:p>
          </table:table-cell>
          <table:table-cell table:formula="of:=IF(ISBLANK([.G9]); &quot;0&quot;; &quot;1&quot;)" office:value-type="string" office:string-value="0" calcext:value-type="string">
            <text:p>0</text:p>
          </table:table-cell>
          <table:table-cell table:formula="of:=IF(ISBLANK([.H9]); &quot;0&quot;; &quot;1&quot;)" office:value-type="string" office:string-value="0" calcext:value-type="string">
            <text:p>0</text:p>
          </table:table-cell>
          <table:table-cell table:formula="of:=IF(ISBLANK([.I9]); &quot;0&quot;; &quot;1&quot;)" office:value-type="string" office:string-value="0" calcext:value-type="string">
            <text:p>0</text:p>
          </table:table-cell>
          <table:table-cell table:formula="of:=IF(ISBLANK([.J9]); &quot;0&quot;; &quot;1&quot;)" office:value-type="string" office:string-value="0" calcext:value-type="string">
            <text:p>0</text:p>
          </table:table-cell>
          <table:table-cell table:formula="of:=IF(ISBLANK([.K9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9:.T9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9]; &quot;_MASK &quot;; [.V9])" office:value-type="string" office:string-value="#define PORT4_MASK 0b00000001" calcext:value-type="string">
            <text:p>#define PORT4_MASK 0b00000001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3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43</text:p>
          </table:table-cell>
          <table:table-cell/>
          <table:table-cell table:formula="of:=IF(ISBLANK([.D10]); &quot;0&quot;; &quot;1&quot;)" office:value-type="string" office:string-value="0" calcext:value-type="string">
            <text:p>0</text:p>
          </table:table-cell>
          <table:table-cell table:formula="of:=IF(ISBLANK([.E10]); &quot;0&quot;; &quot;1&quot;)" office:value-type="string" office:string-value="0" calcext:value-type="string">
            <text:p>0</text:p>
          </table:table-cell>
          <table:table-cell table:formula="of:=IF(ISBLANK([.F10]); &quot;0&quot;; &quot;1&quot;)" office:value-type="string" office:string-value="0" calcext:value-type="string">
            <text:p>0</text:p>
          </table:table-cell>
          <table:table-cell table:formula="of:=IF(ISBLANK([.G10]); &quot;0&quot;; &quot;1&quot;)" office:value-type="string" office:string-value="0" calcext:value-type="string">
            <text:p>0</text:p>
          </table:table-cell>
          <table:table-cell table:formula="of:=IF(ISBLANK([.H10]); &quot;0&quot;; &quot;1&quot;)" office:value-type="string" office:string-value="0" calcext:value-type="string">
            <text:p>0</text:p>
          </table:table-cell>
          <table:table-cell table:formula="of:=IF(ISBLANK([.I10]); &quot;0&quot;; &quot;1&quot;)" office:value-type="string" office:string-value="0" calcext:value-type="string">
            <text:p>0</text:p>
          </table:table-cell>
          <table:table-cell table:formula="of:=IF(ISBLANK([.J10]); &quot;0&quot;; &quot;1&quot;)" office:value-type="string" office:string-value="0" calcext:value-type="string">
            <text:p>0</text:p>
          </table:table-cell>
          <table:table-cell table:formula="of:=IF(ISBLANK([.K10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0:.T10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0]; &quot;_MASK &quot;; [.V10])" office:value-type="string" office:string-value="#define PORT4_MASK 0b00000001" calcext:value-type="string">
            <text:p>#define PORT4_MASK 0b00000001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4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44</text:p>
          </table:table-cell>
          <table:table-cell/>
          <table:table-cell table:formula="of:=IF(ISBLANK([.D11]); &quot;0&quot;; &quot;1&quot;)" office:value-type="string" office:string-value="0" calcext:value-type="string">
            <text:p>0</text:p>
          </table:table-cell>
          <table:table-cell table:formula="of:=IF(ISBLANK([.E11]); &quot;0&quot;; &quot;1&quot;)" office:value-type="string" office:string-value="0" calcext:value-type="string">
            <text:p>0</text:p>
          </table:table-cell>
          <table:table-cell table:formula="of:=IF(ISBLANK([.F11]); &quot;0&quot;; &quot;1&quot;)" office:value-type="string" office:string-value="0" calcext:value-type="string">
            <text:p>0</text:p>
          </table:table-cell>
          <table:table-cell table:formula="of:=IF(ISBLANK([.G11]); &quot;0&quot;; &quot;1&quot;)" office:value-type="string" office:string-value="0" calcext:value-type="string">
            <text:p>0</text:p>
          </table:table-cell>
          <table:table-cell table:formula="of:=IF(ISBLANK([.H11]); &quot;0&quot;; &quot;1&quot;)" office:value-type="string" office:string-value="0" calcext:value-type="string">
            <text:p>0</text:p>
          </table:table-cell>
          <table:table-cell table:formula="of:=IF(ISBLANK([.I11]); &quot;0&quot;; &quot;1&quot;)" office:value-type="string" office:string-value="0" calcext:value-type="string">
            <text:p>0</text:p>
          </table:table-cell>
          <table:table-cell table:formula="of:=IF(ISBLANK([.J11]); &quot;0&quot;; &quot;1&quot;)" office:value-type="string" office:string-value="0" calcext:value-type="string">
            <text:p>0</text:p>
          </table:table-cell>
          <table:table-cell table:formula="of:=IF(ISBLANK([.K11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1:.T11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1]; &quot;_MASK &quot;; [.V11])" office:value-type="string" office:string-value="#define PORT4_MASK 0b00000001" calcext:value-type="string">
            <text:p>#define PORT4_MASK 0b00000001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5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45</text:p>
          </table:table-cell>
          <table:table-cell/>
          <table:table-cell table:formula="of:=IF(ISBLANK([.D12]); &quot;0&quot;; &quot;1&quot;)" office:value-type="string" office:string-value="0" calcext:value-type="string">
            <text:p>0</text:p>
          </table:table-cell>
          <table:table-cell table:formula="of:=IF(ISBLANK([.E12]); &quot;0&quot;; &quot;1&quot;)" office:value-type="string" office:string-value="0" calcext:value-type="string">
            <text:p>0</text:p>
          </table:table-cell>
          <table:table-cell table:formula="of:=IF(ISBLANK([.F12]); &quot;0&quot;; &quot;1&quot;)" office:value-type="string" office:string-value="0" calcext:value-type="string">
            <text:p>0</text:p>
          </table:table-cell>
          <table:table-cell table:formula="of:=IF(ISBLANK([.G12]); &quot;0&quot;; &quot;1&quot;)" office:value-type="string" office:string-value="0" calcext:value-type="string">
            <text:p>0</text:p>
          </table:table-cell>
          <table:table-cell table:formula="of:=IF(ISBLANK([.H12]); &quot;0&quot;; &quot;1&quot;)" office:value-type="string" office:string-value="0" calcext:value-type="string">
            <text:p>0</text:p>
          </table:table-cell>
          <table:table-cell table:formula="of:=IF(ISBLANK([.I12]); &quot;0&quot;; &quot;1&quot;)" office:value-type="string" office:string-value="0" calcext:value-type="string">
            <text:p>0</text:p>
          </table:table-cell>
          <table:table-cell table:formula="of:=IF(ISBLANK([.J12]); &quot;0&quot;; &quot;1&quot;)" office:value-type="string" office:string-value="0" calcext:value-type="string">
            <text:p>0</text:p>
          </table:table-cell>
          <table:table-cell table:formula="of:=IF(ISBLANK([.K12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2:.T12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2]; &quot;_MASK &quot;; [.V12])" office:value-type="string" office:string-value="#define PORT4_MASK 0b00000001" calcext:value-type="string">
            <text:p>#define PORT4_MASK 0b00000001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6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46</text:p>
          </table:table-cell>
          <table:table-cell/>
          <table:table-cell table:formula="of:=IF(ISBLANK([.D13]); &quot;0&quot;; &quot;1&quot;)" office:value-type="string" office:string-value="0" calcext:value-type="string">
            <text:p>0</text:p>
          </table:table-cell>
          <table:table-cell table:formula="of:=IF(ISBLANK([.E13]); &quot;0&quot;; &quot;1&quot;)" office:value-type="string" office:string-value="0" calcext:value-type="string">
            <text:p>0</text:p>
          </table:table-cell>
          <table:table-cell table:formula="of:=IF(ISBLANK([.F13]); &quot;0&quot;; &quot;1&quot;)" office:value-type="string" office:string-value="0" calcext:value-type="string">
            <text:p>0</text:p>
          </table:table-cell>
          <table:table-cell table:formula="of:=IF(ISBLANK([.G13]); &quot;0&quot;; &quot;1&quot;)" office:value-type="string" office:string-value="0" calcext:value-type="string">
            <text:p>0</text:p>
          </table:table-cell>
          <table:table-cell table:formula="of:=IF(ISBLANK([.H13]); &quot;0&quot;; &quot;1&quot;)" office:value-type="string" office:string-value="0" calcext:value-type="string">
            <text:p>0</text:p>
          </table:table-cell>
          <table:table-cell table:formula="of:=IF(ISBLANK([.I13]); &quot;0&quot;; &quot;1&quot;)" office:value-type="string" office:string-value="0" calcext:value-type="string">
            <text:p>0</text:p>
          </table:table-cell>
          <table:table-cell table:formula="of:=IF(ISBLANK([.J13]); &quot;0&quot;; &quot;1&quot;)" office:value-type="string" office:string-value="0" calcext:value-type="string">
            <text:p>0</text:p>
          </table:table-cell>
          <table:table-cell table:formula="of:=IF(ISBLANK([.K13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3:.T13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3]; &quot;_MASK &quot;; [.V13])" office:value-type="string" office:string-value="#define PORT4_MASK 0b00000001" calcext:value-type="string">
            <text:p>#define PORT4_MASK 0b00000001</text:p>
          </table:table-cell>
        </table:table-row>
        <table:table-row table:style-name="ro3">
          <table:covered-table-cell table:style-name="ce229" office:value-type="string" calcext:value-type="string">
            <text:p>PORT4</text:p>
          </table:covered-table-cell>
          <table:table-cell table:style-name="ce255" office:value-type="string" calcext:value-type="string">
            <text:p>F37</text:p>
          </table:table-cell>
          <table:table-cell table:style-name="ce278" office:value-type="string" calcext:value-type="string">
            <text:p>R/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47</text:p>
          </table:table-cell>
          <table:table-cell/>
          <table:table-cell table:formula="of:=IF(ISBLANK([.D14]); &quot;0&quot;; &quot;1&quot;)" office:value-type="string" office:string-value="0" calcext:value-type="string">
            <text:p>0</text:p>
          </table:table-cell>
          <table:table-cell table:formula="of:=IF(ISBLANK([.E14]); &quot;0&quot;; &quot;1&quot;)" office:value-type="string" office:string-value="0" calcext:value-type="string">
            <text:p>0</text:p>
          </table:table-cell>
          <table:table-cell table:formula="of:=IF(ISBLANK([.F14]); &quot;0&quot;; &quot;1&quot;)" office:value-type="string" office:string-value="0" calcext:value-type="string">
            <text:p>0</text:p>
          </table:table-cell>
          <table:table-cell table:formula="of:=IF(ISBLANK([.G14]); &quot;0&quot;; &quot;1&quot;)" office:value-type="string" office:string-value="0" calcext:value-type="string">
            <text:p>0</text:p>
          </table:table-cell>
          <table:table-cell table:formula="of:=IF(ISBLANK([.H14]); &quot;0&quot;; &quot;1&quot;)" office:value-type="string" office:string-value="0" calcext:value-type="string">
            <text:p>0</text:p>
          </table:table-cell>
          <table:table-cell table:formula="of:=IF(ISBLANK([.I14]); &quot;0&quot;; &quot;1&quot;)" office:value-type="string" office:string-value="0" calcext:value-type="string">
            <text:p>0</text:p>
          </table:table-cell>
          <table:table-cell table:formula="of:=IF(ISBLANK([.J14]); &quot;0&quot;; &quot;1&quot;)" office:value-type="string" office:string-value="0" calcext:value-type="string">
            <text:p>0</text:p>
          </table:table-cell>
          <table:table-cell table:formula="of:=IF(ISBLANK([.K14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4:.T14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4]; &quot;_MASK &quot;; [.V14])" office:value-type="string" office:string-value="#define PORT4_MASK 0b00000001" calcext:value-type="string">
            <text:p>#define PORT4_MASK 0b00000001</text:p>
          </table:table-cell>
        </table:table-row>
        <table:table-row table:style-name="ro3">
          <table:table-cell table:style-name="ce227" office:value-type="string" calcext:value-type="string" table:number-columns-spanned="1" table:number-rows-spanned="8">
            <text:p>PORT5</text:p>
          </table:table-cell>
          <table:table-cell table:style-name="ce253" office:value-type="string" calcext:value-type="string">
            <text:p>F38</text:p>
          </table:table-cell>
          <table:table-cell table:style-name="ce276" office:value-type="string" calcext:value-type="string">
            <text:p>R/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50</text:p>
          </table:table-cell>
          <table:table-cell/>
          <table:table-cell table:formula="of:=IF(ISBLANK([.D15]); &quot;0&quot;; &quot;1&quot;)" office:value-type="string" office:string-value="0" calcext:value-type="string">
            <text:p>0</text:p>
          </table:table-cell>
          <table:table-cell table:formula="of:=IF(ISBLANK([.E15]); &quot;0&quot;; &quot;1&quot;)" office:value-type="string" office:string-value="0" calcext:value-type="string">
            <text:p>0</text:p>
          </table:table-cell>
          <table:table-cell table:formula="of:=IF(ISBLANK([.F15]); &quot;0&quot;; &quot;1&quot;)" office:value-type="string" office:string-value="0" calcext:value-type="string">
            <text:p>0</text:p>
          </table:table-cell>
          <table:table-cell table:formula="of:=IF(ISBLANK([.G15]); &quot;0&quot;; &quot;1&quot;)" office:value-type="string" office:string-value="0" calcext:value-type="string">
            <text:p>0</text:p>
          </table:table-cell>
          <table:table-cell table:formula="of:=IF(ISBLANK([.H15]); &quot;0&quot;; &quot;1&quot;)" office:value-type="string" office:string-value="0" calcext:value-type="string">
            <text:p>0</text:p>
          </table:table-cell>
          <table:table-cell table:formula="of:=IF(ISBLANK([.I15]); &quot;0&quot;; &quot;1&quot;)" office:value-type="string" office:string-value="0" calcext:value-type="string">
            <text:p>0</text:p>
          </table:table-cell>
          <table:table-cell table:formula="of:=IF(ISBLANK([.J15]); &quot;0&quot;; &quot;1&quot;)" office:value-type="string" office:string-value="0" calcext:value-type="string">
            <text:p>0</text:p>
          </table:table-cell>
          <table:table-cell table:formula="of:=IF(ISBLANK([.K15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5:.T15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5]; &quot;_MASK &quot;; [.V15])" office:value-type="string" office:string-value="#define PORT5_MASK 0b00000001" calcext:value-type="string">
            <text:p>#define PORT5_MASK 0b00000001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9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51</text:p>
          </table:table-cell>
          <table:table-cell/>
          <table:table-cell table:formula="of:=IF(ISBLANK([.D16]); &quot;0&quot;; &quot;1&quot;)" office:value-type="string" office:string-value="0" calcext:value-type="string">
            <text:p>0</text:p>
          </table:table-cell>
          <table:table-cell table:formula="of:=IF(ISBLANK([.E16]); &quot;0&quot;; &quot;1&quot;)" office:value-type="string" office:string-value="0" calcext:value-type="string">
            <text:p>0</text:p>
          </table:table-cell>
          <table:table-cell table:formula="of:=IF(ISBLANK([.F16]); &quot;0&quot;; &quot;1&quot;)" office:value-type="string" office:string-value="0" calcext:value-type="string">
            <text:p>0</text:p>
          </table:table-cell>
          <table:table-cell table:formula="of:=IF(ISBLANK([.G16]); &quot;0&quot;; &quot;1&quot;)" office:value-type="string" office:string-value="0" calcext:value-type="string">
            <text:p>0</text:p>
          </table:table-cell>
          <table:table-cell table:formula="of:=IF(ISBLANK([.H16]); &quot;0&quot;; &quot;1&quot;)" office:value-type="string" office:string-value="0" calcext:value-type="string">
            <text:p>0</text:p>
          </table:table-cell>
          <table:table-cell table:formula="of:=IF(ISBLANK([.I16]); &quot;0&quot;; &quot;1&quot;)" office:value-type="string" office:string-value="0" calcext:value-type="string">
            <text:p>0</text:p>
          </table:table-cell>
          <table:table-cell table:formula="of:=IF(ISBLANK([.J16]); &quot;0&quot;; &quot;1&quot;)" office:value-type="string" office:string-value="0" calcext:value-type="string">
            <text:p>0</text:p>
          </table:table-cell>
          <table:table-cell table:formula="of:=IF(ISBLANK([.K16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6:.T16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6]; &quot;_MASK &quot;; [.V16])" office:value-type="string" office:string-value="#define PORT5_MASK 0b00000001" calcext:value-type="string">
            <text:p>#define PORT5_MASK 0b00000001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A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52</text:p>
          </table:table-cell>
          <table:table-cell/>
          <table:table-cell table:formula="of:=IF(ISBLANK([.D17]); &quot;0&quot;; &quot;1&quot;)" office:value-type="string" office:string-value="0" calcext:value-type="string">
            <text:p>0</text:p>
          </table:table-cell>
          <table:table-cell table:formula="of:=IF(ISBLANK([.E17]); &quot;0&quot;; &quot;1&quot;)" office:value-type="string" office:string-value="0" calcext:value-type="string">
            <text:p>0</text:p>
          </table:table-cell>
          <table:table-cell table:formula="of:=IF(ISBLANK([.F17]); &quot;0&quot;; &quot;1&quot;)" office:value-type="string" office:string-value="0" calcext:value-type="string">
            <text:p>0</text:p>
          </table:table-cell>
          <table:table-cell table:formula="of:=IF(ISBLANK([.G17]); &quot;0&quot;; &quot;1&quot;)" office:value-type="string" office:string-value="0" calcext:value-type="string">
            <text:p>0</text:p>
          </table:table-cell>
          <table:table-cell table:formula="of:=IF(ISBLANK([.H17]); &quot;0&quot;; &quot;1&quot;)" office:value-type="string" office:string-value="0" calcext:value-type="string">
            <text:p>0</text:p>
          </table:table-cell>
          <table:table-cell table:formula="of:=IF(ISBLANK([.I17]); &quot;0&quot;; &quot;1&quot;)" office:value-type="string" office:string-value="0" calcext:value-type="string">
            <text:p>0</text:p>
          </table:table-cell>
          <table:table-cell table:formula="of:=IF(ISBLANK([.J17]); &quot;0&quot;; &quot;1&quot;)" office:value-type="string" office:string-value="0" calcext:value-type="string">
            <text:p>0</text:p>
          </table:table-cell>
          <table:table-cell table:formula="of:=IF(ISBLANK([.K17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7:.T17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7]; &quot;_MASK &quot;; [.V17])" office:value-type="string" office:string-value="#define PORT5_MASK 0b00000001" calcext:value-type="string">
            <text:p>#define PORT5_MASK 0b00000001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B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53</text:p>
          </table:table-cell>
          <table:table-cell/>
          <table:table-cell table:formula="of:=IF(ISBLANK([.D18]); &quot;0&quot;; &quot;1&quot;)" office:value-type="string" office:string-value="0" calcext:value-type="string">
            <text:p>0</text:p>
          </table:table-cell>
          <table:table-cell table:formula="of:=IF(ISBLANK([.E18]); &quot;0&quot;; &quot;1&quot;)" office:value-type="string" office:string-value="0" calcext:value-type="string">
            <text:p>0</text:p>
          </table:table-cell>
          <table:table-cell table:formula="of:=IF(ISBLANK([.F18]); &quot;0&quot;; &quot;1&quot;)" office:value-type="string" office:string-value="0" calcext:value-type="string">
            <text:p>0</text:p>
          </table:table-cell>
          <table:table-cell table:formula="of:=IF(ISBLANK([.G18]); &quot;0&quot;; &quot;1&quot;)" office:value-type="string" office:string-value="0" calcext:value-type="string">
            <text:p>0</text:p>
          </table:table-cell>
          <table:table-cell table:formula="of:=IF(ISBLANK([.H18]); &quot;0&quot;; &quot;1&quot;)" office:value-type="string" office:string-value="0" calcext:value-type="string">
            <text:p>0</text:p>
          </table:table-cell>
          <table:table-cell table:formula="of:=IF(ISBLANK([.I18]); &quot;0&quot;; &quot;1&quot;)" office:value-type="string" office:string-value="0" calcext:value-type="string">
            <text:p>0</text:p>
          </table:table-cell>
          <table:table-cell table:formula="of:=IF(ISBLANK([.J18]); &quot;0&quot;; &quot;1&quot;)" office:value-type="string" office:string-value="0" calcext:value-type="string">
            <text:p>0</text:p>
          </table:table-cell>
          <table:table-cell table:formula="of:=IF(ISBLANK([.K18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8:.T18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8]; &quot;_MASK &quot;; [.V18])" office:value-type="string" office:string-value="#define PORT5_MASK 0b00000001" calcext:value-type="string">
            <text:p>#define PORT5_MASK 0b00000001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C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54</text:p>
          </table:table-cell>
          <table:table-cell/>
          <table:table-cell table:formula="of:=IF(ISBLANK([.D19]); &quot;0&quot;; &quot;1&quot;)" office:value-type="string" office:string-value="0" calcext:value-type="string">
            <text:p>0</text:p>
          </table:table-cell>
          <table:table-cell table:formula="of:=IF(ISBLANK([.E19]); &quot;0&quot;; &quot;1&quot;)" office:value-type="string" office:string-value="0" calcext:value-type="string">
            <text:p>0</text:p>
          </table:table-cell>
          <table:table-cell table:formula="of:=IF(ISBLANK([.F19]); &quot;0&quot;; &quot;1&quot;)" office:value-type="string" office:string-value="0" calcext:value-type="string">
            <text:p>0</text:p>
          </table:table-cell>
          <table:table-cell table:formula="of:=IF(ISBLANK([.G19]); &quot;0&quot;; &quot;1&quot;)" office:value-type="string" office:string-value="0" calcext:value-type="string">
            <text:p>0</text:p>
          </table:table-cell>
          <table:table-cell table:formula="of:=IF(ISBLANK([.H19]); &quot;0&quot;; &quot;1&quot;)" office:value-type="string" office:string-value="0" calcext:value-type="string">
            <text:p>0</text:p>
          </table:table-cell>
          <table:table-cell table:formula="of:=IF(ISBLANK([.I19]); &quot;0&quot;; &quot;1&quot;)" office:value-type="string" office:string-value="0" calcext:value-type="string">
            <text:p>0</text:p>
          </table:table-cell>
          <table:table-cell table:formula="of:=IF(ISBLANK([.J19]); &quot;0&quot;; &quot;1&quot;)" office:value-type="string" office:string-value="0" calcext:value-type="string">
            <text:p>0</text:p>
          </table:table-cell>
          <table:table-cell table:formula="of:=IF(ISBLANK([.K19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19:.T19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19]; &quot;_MASK &quot;; [.V19])" office:value-type="string" office:string-value="#define PORT5_MASK 0b00000001" calcext:value-type="string">
            <text:p>#define PORT5_MASK 0b00000001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D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55</text:p>
          </table:table-cell>
          <table:table-cell/>
          <table:table-cell table:formula="of:=IF(ISBLANK([.D20]); &quot;0&quot;; &quot;1&quot;)" office:value-type="string" office:string-value="0" calcext:value-type="string">
            <text:p>0</text:p>
          </table:table-cell>
          <table:table-cell table:formula="of:=IF(ISBLANK([.E20]); &quot;0&quot;; &quot;1&quot;)" office:value-type="string" office:string-value="0" calcext:value-type="string">
            <text:p>0</text:p>
          </table:table-cell>
          <table:table-cell table:formula="of:=IF(ISBLANK([.F20]); &quot;0&quot;; &quot;1&quot;)" office:value-type="string" office:string-value="0" calcext:value-type="string">
            <text:p>0</text:p>
          </table:table-cell>
          <table:table-cell table:formula="of:=IF(ISBLANK([.G20]); &quot;0&quot;; &quot;1&quot;)" office:value-type="string" office:string-value="0" calcext:value-type="string">
            <text:p>0</text:p>
          </table:table-cell>
          <table:table-cell table:formula="of:=IF(ISBLANK([.H20]); &quot;0&quot;; &quot;1&quot;)" office:value-type="string" office:string-value="0" calcext:value-type="string">
            <text:p>0</text:p>
          </table:table-cell>
          <table:table-cell table:formula="of:=IF(ISBLANK([.I20]); &quot;0&quot;; &quot;1&quot;)" office:value-type="string" office:string-value="0" calcext:value-type="string">
            <text:p>0</text:p>
          </table:table-cell>
          <table:table-cell table:formula="of:=IF(ISBLANK([.J20]); &quot;0&quot;; &quot;1&quot;)" office:value-type="string" office:string-value="0" calcext:value-type="string">
            <text:p>0</text:p>
          </table:table-cell>
          <table:table-cell table:formula="of:=IF(ISBLANK([.K20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20:.T20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20]; &quot;_MASK &quot;; [.V20])" office:value-type="string" office:string-value="#define PORT5_MASK 0b00000001" calcext:value-type="string">
            <text:p>#define PORT5_MASK 0b00000001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E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56</text:p>
          </table:table-cell>
          <table:table-cell/>
          <table:table-cell table:formula="of:=IF(ISBLANK([.D21]); &quot;0&quot;; &quot;1&quot;)" office:value-type="string" office:string-value="0" calcext:value-type="string">
            <text:p>0</text:p>
          </table:table-cell>
          <table:table-cell table:formula="of:=IF(ISBLANK([.E21]); &quot;0&quot;; &quot;1&quot;)" office:value-type="string" office:string-value="0" calcext:value-type="string">
            <text:p>0</text:p>
          </table:table-cell>
          <table:table-cell table:formula="of:=IF(ISBLANK([.F21]); &quot;0&quot;; &quot;1&quot;)" office:value-type="string" office:string-value="0" calcext:value-type="string">
            <text:p>0</text:p>
          </table:table-cell>
          <table:table-cell table:formula="of:=IF(ISBLANK([.G21]); &quot;0&quot;; &quot;1&quot;)" office:value-type="string" office:string-value="0" calcext:value-type="string">
            <text:p>0</text:p>
          </table:table-cell>
          <table:table-cell table:formula="of:=IF(ISBLANK([.H21]); &quot;0&quot;; &quot;1&quot;)" office:value-type="string" office:string-value="0" calcext:value-type="string">
            <text:p>0</text:p>
          </table:table-cell>
          <table:table-cell table:formula="of:=IF(ISBLANK([.I21]); &quot;0&quot;; &quot;1&quot;)" office:value-type="string" office:string-value="0" calcext:value-type="string">
            <text:p>0</text:p>
          </table:table-cell>
          <table:table-cell table:formula="of:=IF(ISBLANK([.J21]); &quot;0&quot;; &quot;1&quot;)" office:value-type="string" office:string-value="0" calcext:value-type="string">
            <text:p>0</text:p>
          </table:table-cell>
          <table:table-cell table:formula="of:=IF(ISBLANK([.K21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21:.T21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21]; &quot;_MASK &quot;; [.V21])" office:value-type="string" office:string-value="#define PORT5_MASK 0b00000001" calcext:value-type="string">
            <text:p>#define PORT5_MASK 0b00000001</text:p>
          </table:table-cell>
        </table:table-row>
        <table:table-row table:style-name="ro3">
          <table:covered-table-cell table:style-name="ce229" office:value-type="string" calcext:value-type="string">
            <text:p>PORT5</text:p>
          </table:covered-table-cell>
          <table:table-cell table:style-name="ce255" office:value-type="string" calcext:value-type="string">
            <text:p>F3F</text:p>
          </table:table-cell>
          <table:table-cell table:style-name="ce278" office:value-type="string" calcext:value-type="string">
            <text:p>R/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57</text:p>
          </table:table-cell>
          <table:table-cell/>
          <table:table-cell table:formula="of:=IF(ISBLANK([.D22]); &quot;0&quot;; &quot;1&quot;)" office:value-type="string" office:string-value="0" calcext:value-type="string">
            <text:p>0</text:p>
          </table:table-cell>
          <table:table-cell table:formula="of:=IF(ISBLANK([.E22]); &quot;0&quot;; &quot;1&quot;)" office:value-type="string" office:string-value="0" calcext:value-type="string">
            <text:p>0</text:p>
          </table:table-cell>
          <table:table-cell table:formula="of:=IF(ISBLANK([.F22]); &quot;0&quot;; &quot;1&quot;)" office:value-type="string" office:string-value="0" calcext:value-type="string">
            <text:p>0</text:p>
          </table:table-cell>
          <table:table-cell table:formula="of:=IF(ISBLANK([.G22]); &quot;0&quot;; &quot;1&quot;)" office:value-type="string" office:string-value="0" calcext:value-type="string">
            <text:p>0</text:p>
          </table:table-cell>
          <table:table-cell table:formula="of:=IF(ISBLANK([.H22]); &quot;0&quot;; &quot;1&quot;)" office:value-type="string" office:string-value="0" calcext:value-type="string">
            <text:p>0</text:p>
          </table:table-cell>
          <table:table-cell table:formula="of:=IF(ISBLANK([.I22]); &quot;0&quot;; &quot;1&quot;)" office:value-type="string" office:string-value="0" calcext:value-type="string">
            <text:p>0</text:p>
          </table:table-cell>
          <table:table-cell table:formula="of:=IF(ISBLANK([.J22]); &quot;0&quot;; &quot;1&quot;)" office:value-type="string" office:string-value="0" calcext:value-type="string">
            <text:p>0</text:p>
          </table:table-cell>
          <table:table-cell table:formula="of:=IF(ISBLANK([.K22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22:.T22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22]; &quot;_MASK &quot;; [.V22])" office:value-type="string" office:string-value="#define PORT5_MASK 0b00000001" calcext:value-type="string">
            <text:p>#define PORT5_MASK 0b00000001</text:p>
          </table:table-cell>
        </table:table-row>
        <table:table-row table:style-name="ro3">
          <table:table-cell table:style-name="ce227" office:value-type="string" calcext:value-type="string" table:number-columns-spanned="1" table:number-rows-spanned="3">
            <text:p>PORT6</text:p>
          </table:table-cell>
          <table:table-cell table:style-name="ce253" office:value-type="string" calcext:value-type="string">
            <text:p>F28</text:p>
          </table:table-cell>
          <table:table-cell table:style-name="ce276" office:value-type="string" calcext:value-type="string">
            <text:p>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60</text:p>
          </table:table-cell>
          <table:table-cell/>
          <table:table-cell table:formula="of:=IF(ISBLANK([.D23]); &quot;0&quot;; &quot;1&quot;)" office:value-type="string" office:string-value="0" calcext:value-type="string">
            <text:p>0</text:p>
          </table:table-cell>
          <table:table-cell table:formula="of:=IF(ISBLANK([.E23]); &quot;0&quot;; &quot;1&quot;)" office:value-type="string" office:string-value="0" calcext:value-type="string">
            <text:p>0</text:p>
          </table:table-cell>
          <table:table-cell table:formula="of:=IF(ISBLANK([.F23]); &quot;0&quot;; &quot;1&quot;)" office:value-type="string" office:string-value="0" calcext:value-type="string">
            <text:p>0</text:p>
          </table:table-cell>
          <table:table-cell table:formula="of:=IF(ISBLANK([.G23]); &quot;0&quot;; &quot;1&quot;)" office:value-type="string" office:string-value="0" calcext:value-type="string">
            <text:p>0</text:p>
          </table:table-cell>
          <table:table-cell table:formula="of:=IF(ISBLANK([.H23]); &quot;0&quot;; &quot;1&quot;)" office:value-type="string" office:string-value="0" calcext:value-type="string">
            <text:p>0</text:p>
          </table:table-cell>
          <table:table-cell table:formula="of:=IF(ISBLANK([.I23]); &quot;0&quot;; &quot;1&quot;)" office:value-type="string" office:string-value="0" calcext:value-type="string">
            <text:p>0</text:p>
          </table:table-cell>
          <table:table-cell table:formula="of:=IF(ISBLANK([.J23]); &quot;0&quot;; &quot;1&quot;)" office:value-type="string" office:string-value="0" calcext:value-type="string">
            <text:p>0</text:p>
          </table:table-cell>
          <table:table-cell table:formula="of:=IF(ISBLANK([.K23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23:.T23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23]; &quot;_MASK &quot;; [.V23])" office:value-type="string" office:string-value="#define PORT6_MASK 0b00000001" calcext:value-type="string">
            <text:p>#define PORT6_MASK 0b00000001</text:p>
          </table:table-cell>
        </table:table-row>
        <table:table-row table:style-name="ro3">
          <table:covered-table-cell table:style-name="ce228" office:value-type="string" calcext:value-type="string">
            <text:p>PORT6</text:p>
          </table:covered-table-cell>
          <table:table-cell table:style-name="ce254" office:value-type="string" calcext:value-type="string">
            <text:p>F29</text:p>
          </table:table-cell>
          <table:table-cell table:style-name="ce277" office:value-type="string" calcext:value-type="string">
            <text:p>W</text:p>
          </table:table-cell>
          <table:table-cell table:style-name="ce298"/>
          <table:table-cell table:style-name="ce310" table:number-columns-repeated="3"/>
          <table:table-cell/>
          <table:table-cell table:style-name="ce310"/>
          <table:table-cell table:style-name="ce313"/>
          <table:table-cell table:style-name="ce315" office:value-type="string" calcext:value-type="string">
            <text:p>P61</text:p>
          </table:table-cell>
          <table:table-cell/>
          <table:table-cell table:formula="of:=IF(ISBLANK([.D24]); &quot;0&quot;; &quot;1&quot;)" office:value-type="string" office:string-value="0" calcext:value-type="string">
            <text:p>0</text:p>
          </table:table-cell>
          <table:table-cell table:formula="of:=IF(ISBLANK([.E24]); &quot;0&quot;; &quot;1&quot;)" office:value-type="string" office:string-value="0" calcext:value-type="string">
            <text:p>0</text:p>
          </table:table-cell>
          <table:table-cell table:formula="of:=IF(ISBLANK([.F24]); &quot;0&quot;; &quot;1&quot;)" office:value-type="string" office:string-value="0" calcext:value-type="string">
            <text:p>0</text:p>
          </table:table-cell>
          <table:table-cell table:formula="of:=IF(ISBLANK([.G24]); &quot;0&quot;; &quot;1&quot;)" office:value-type="string" office:string-value="0" calcext:value-type="string">
            <text:p>0</text:p>
          </table:table-cell>
          <table:table-cell table:formula="of:=IF(ISBLANK([.H24]); &quot;0&quot;; &quot;1&quot;)" office:value-type="string" office:string-value="0" calcext:value-type="string">
            <text:p>0</text:p>
          </table:table-cell>
          <table:table-cell table:formula="of:=IF(ISBLANK([.I24]); &quot;0&quot;; &quot;1&quot;)" office:value-type="string" office:string-value="0" calcext:value-type="string">
            <text:p>0</text:p>
          </table:table-cell>
          <table:table-cell table:formula="of:=IF(ISBLANK([.J24]); &quot;0&quot;; &quot;1&quot;)" office:value-type="string" office:string-value="0" calcext:value-type="string">
            <text:p>0</text:p>
          </table:table-cell>
          <table:table-cell table:formula="of:=IF(ISBLANK([.K24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24:.T24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24]; &quot;_MASK &quot;; [.V24])" office:value-type="string" office:string-value="#define PORT6_MASK 0b00000001" calcext:value-type="string">
            <text:p>#define PORT6_MASK 0b00000001</text:p>
          </table:table-cell>
        </table:table-row>
        <table:table-row table:style-name="ro3">
          <table:covered-table-cell table:style-name="ce229" office:value-type="string" calcext:value-type="string">
            <text:p>PORT6</text:p>
          </table:covered-table-cell>
          <table:table-cell table:style-name="ce255" office:value-type="string" calcext:value-type="string">
            <text:p>F30</text:p>
          </table:table-cell>
          <table:table-cell table:style-name="ce278" office:value-type="string" calcext:value-type="string">
            <text:p>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62</text:p>
          </table:table-cell>
          <table:table-cell/>
          <table:table-cell table:formula="of:=IF(ISBLANK([.D25]); &quot;0&quot;; &quot;1&quot;)" office:value-type="string" office:string-value="0" calcext:value-type="string">
            <text:p>0</text:p>
          </table:table-cell>
          <table:table-cell table:formula="of:=IF(ISBLANK([.E25]); &quot;0&quot;; &quot;1&quot;)" office:value-type="string" office:string-value="0" calcext:value-type="string">
            <text:p>0</text:p>
          </table:table-cell>
          <table:table-cell table:formula="of:=IF(ISBLANK([.F25]); &quot;0&quot;; &quot;1&quot;)" office:value-type="string" office:string-value="0" calcext:value-type="string">
            <text:p>0</text:p>
          </table:table-cell>
          <table:table-cell table:formula="of:=IF(ISBLANK([.G25]); &quot;0&quot;; &quot;1&quot;)" office:value-type="string" office:string-value="0" calcext:value-type="string">
            <text:p>0</text:p>
          </table:table-cell>
          <table:table-cell table:formula="of:=IF(ISBLANK([.H25]); &quot;0&quot;; &quot;1&quot;)" office:value-type="string" office:string-value="0" calcext:value-type="string">
            <text:p>0</text:p>
          </table:table-cell>
          <table:table-cell table:formula="of:=IF(ISBLANK([.I25]); &quot;0&quot;; &quot;1&quot;)" office:value-type="string" office:string-value="0" calcext:value-type="string">
            <text:p>0</text:p>
          </table:table-cell>
          <table:table-cell table:formula="of:=IF(ISBLANK([.J25]); &quot;0&quot;; &quot;1&quot;)" office:value-type="string" office:string-value="0" calcext:value-type="string">
            <text:p>0</text:p>
          </table:table-cell>
          <table:table-cell table:formula="of:=IF(ISBLANK([.K25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25:.T25])" office:value-type="string" office:string-value="0b00000001" calcext:value-type="string">
            <text:p>0b00000001</text:p>
          </table:table-cell>
          <table:table-cell/>
          <table:table-cell table:formula="of:=COM.MICROSOFT.CONCAT(&quot;#define &quot;; [.A25]; &quot;_MASK &quot;; [.V25])" office:value-type="string" office:string-value="#define PORT6_MASK 0b00000001" calcext:value-type="string">
            <text:p>#define PORT6_MASK 0b00000001</text:p>
          </table:table-cell>
        </table:table-row>
        <table:table-row table:style-name="ro3">
          <table:table-cell table:style-name="ce230" office:value-type="string" calcext:value-type="string">
            <text:p>DA0</text:p>
          </table:table-cell>
          <table:table-cell table:style-name="ce256" office:value-type="string" calcext:value-type="string">
            <text:p>F20</text:p>
          </table:table-cell>
          <table:table-cell table:style-name="ce279" office:value-type="string" calcext:value-type="string">
            <text:p>R/W</text:p>
          </table:table-cell>
          <table:table-cell table:style-name="ce300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256"/>
          <table:covered-table-cell table:style-name="ce316"/>
          <table:table-cell/>
          <table:table-cell table:formula="of:=IF(ISBLANK([.D26]); &quot;0&quot;; &quot;1&quot;)" office:value-type="string" office:string-value="1" calcext:value-type="string">
            <text:p>1</text:p>
          </table:table-cell>
          <table:table-cell table:formula="of:=IF(ISBLANK([.E26]); &quot;0&quot;; &quot;1&quot;)" office:value-type="string" office:string-value="0" calcext:value-type="string">
            <text:p>0</text:p>
          </table:table-cell>
          <table:table-cell table:formula="of:=IF(ISBLANK([.F26]); &quot;0&quot;; &quot;1&quot;)" office:value-type="string" office:string-value="0" calcext:value-type="string">
            <text:p>0</text:p>
          </table:table-cell>
          <table:table-cell table:formula="of:=IF(ISBLANK([.G26]); &quot;0&quot;; &quot;1&quot;)" office:value-type="string" office:string-value="0" calcext:value-type="string">
            <text:p>0</text:p>
          </table:table-cell>
          <table:table-cell table:formula="of:=IF(ISBLANK([.H26]); &quot;0&quot;; &quot;1&quot;)" office:value-type="string" office:string-value="0" calcext:value-type="string">
            <text:p>0</text:p>
          </table:table-cell>
          <table:table-cell table:formula="of:=IF(ISBLANK([.I26]); &quot;0&quot;; &quot;1&quot;)" office:value-type="string" office:string-value="0" calcext:value-type="string">
            <text:p>0</text:p>
          </table:table-cell>
          <table:table-cell table:formula="of:=IF(ISBLANK([.J26]); &quot;0&quot;; &quot;1&quot;)" office:value-type="string" office:string-value="0" calcext:value-type="string">
            <text:p>0</text:p>
          </table:table-cell>
          <table:table-cell table:formula="of:=IF(ISBLANK([.K26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26]; &quot;_MASK &quot;; [.V26])" office:value-type="string" office:string-value="#define DA0_MASK 0b11111111" calcext:value-type="string">
            <text:p>#define DA0_MASK 0b11111111</text:p>
          </table:table-cell>
        </table:table-row>
        <table:table-row table:style-name="ro3">
          <table:table-cell table:style-name="ce231" office:value-type="string" calcext:value-type="string">
            <text:p>DA1</text:p>
          </table:table-cell>
          <table:table-cell table:style-name="ce257" office:value-type="string" calcext:value-type="string">
            <text:p>F21</text:p>
          </table:table-cell>
          <table:table-cell table:style-name="ce280" office:value-type="string" calcext:value-type="string">
            <text:p>R/W</text:p>
          </table:table-cell>
          <table:table-cell table:style-name="ce301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311"/>
          <table:covered-table-cell table:style-name="ce317"/>
          <table:table-cell/>
          <table:table-cell table:formula="of:=IF(ISBLANK([.D27]); &quot;0&quot;; &quot;1&quot;)" office:value-type="string" office:string-value="1" calcext:value-type="string">
            <text:p>1</text:p>
          </table:table-cell>
          <table:table-cell table:formula="of:=IF(ISBLANK([.E27]); &quot;0&quot;; &quot;1&quot;)" office:value-type="string" office:string-value="0" calcext:value-type="string">
            <text:p>0</text:p>
          </table:table-cell>
          <table:table-cell table:formula="of:=IF(ISBLANK([.F27]); &quot;0&quot;; &quot;1&quot;)" office:value-type="string" office:string-value="0" calcext:value-type="string">
            <text:p>0</text:p>
          </table:table-cell>
          <table:table-cell table:formula="of:=IF(ISBLANK([.G27]); &quot;0&quot;; &quot;1&quot;)" office:value-type="string" office:string-value="0" calcext:value-type="string">
            <text:p>0</text:p>
          </table:table-cell>
          <table:table-cell table:formula="of:=IF(ISBLANK([.H27]); &quot;0&quot;; &quot;1&quot;)" office:value-type="string" office:string-value="0" calcext:value-type="string">
            <text:p>0</text:p>
          </table:table-cell>
          <table:table-cell table:formula="of:=IF(ISBLANK([.I27]); &quot;0&quot;; &quot;1&quot;)" office:value-type="string" office:string-value="0" calcext:value-type="string">
            <text:p>0</text:p>
          </table:table-cell>
          <table:table-cell table:formula="of:=IF(ISBLANK([.J27]); &quot;0&quot;; &quot;1&quot;)" office:value-type="string" office:string-value="0" calcext:value-type="string">
            <text:p>0</text:p>
          </table:table-cell>
          <table:table-cell table:formula="of:=IF(ISBLANK([.K27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27]; &quot;_MASK &quot;; [.V27])" office:value-type="string" office:string-value="#define DA1_MASK 0b11111111" calcext:value-type="string">
            <text:p>#define DA1_MASK 0b11111111</text:p>
          </table:table-cell>
        </table:table-row>
        <table:table-row table:style-name="ro3">
          <table:table-cell table:style-name="ce231" office:value-type="string" calcext:value-type="string">
            <text:p>DA2</text:p>
          </table:table-cell>
          <table:table-cell table:style-name="ce257" office:value-type="string" calcext:value-type="string">
            <text:p>F22</text:p>
          </table:table-cell>
          <table:table-cell table:style-name="ce280" office:value-type="string" calcext:value-type="string">
            <text:p>R/W</text:p>
          </table:table-cell>
          <table:table-cell table:style-name="ce301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311"/>
          <table:covered-table-cell table:style-name="ce317"/>
          <table:table-cell/>
          <table:table-cell table:formula="of:=IF(ISBLANK([.D28]); &quot;0&quot;; &quot;1&quot;)" office:value-type="string" office:string-value="1" calcext:value-type="string">
            <text:p>1</text:p>
          </table:table-cell>
          <table:table-cell table:formula="of:=IF(ISBLANK([.E28]); &quot;0&quot;; &quot;1&quot;)" office:value-type="string" office:string-value="0" calcext:value-type="string">
            <text:p>0</text:p>
          </table:table-cell>
          <table:table-cell table:formula="of:=IF(ISBLANK([.F28]); &quot;0&quot;; &quot;1&quot;)" office:value-type="string" office:string-value="0" calcext:value-type="string">
            <text:p>0</text:p>
          </table:table-cell>
          <table:table-cell table:formula="of:=IF(ISBLANK([.G28]); &quot;0&quot;; &quot;1&quot;)" office:value-type="string" office:string-value="0" calcext:value-type="string">
            <text:p>0</text:p>
          </table:table-cell>
          <table:table-cell table:formula="of:=IF(ISBLANK([.H28]); &quot;0&quot;; &quot;1&quot;)" office:value-type="string" office:string-value="0" calcext:value-type="string">
            <text:p>0</text:p>
          </table:table-cell>
          <table:table-cell table:formula="of:=IF(ISBLANK([.I28]); &quot;0&quot;; &quot;1&quot;)" office:value-type="string" office:string-value="0" calcext:value-type="string">
            <text:p>0</text:p>
          </table:table-cell>
          <table:table-cell table:formula="of:=IF(ISBLANK([.J28]); &quot;0&quot;; &quot;1&quot;)" office:value-type="string" office:string-value="0" calcext:value-type="string">
            <text:p>0</text:p>
          </table:table-cell>
          <table:table-cell table:formula="of:=IF(ISBLANK([.K28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28]; &quot;_MASK &quot;; [.V28])" office:value-type="string" office:string-value="#define DA2_MASK 0b11111111" calcext:value-type="string">
            <text:p>#define DA2_MASK 0b11111111</text:p>
          </table:table-cell>
        </table:table-row>
        <table:table-row table:style-name="ro3">
          <table:table-cell table:style-name="ce232" office:value-type="string" calcext:value-type="string">
            <text:p>DA3</text:p>
          </table:table-cell>
          <table:table-cell table:style-name="ce258" office:value-type="string" calcext:value-type="string">
            <text:p>F23</text:p>
          </table:table-cell>
          <table:table-cell table:style-name="ce281" office:value-type="string" calcext:value-type="string">
            <text:p>R/W</text:p>
          </table:table-cell>
          <table:table-cell table:style-name="ce302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258"/>
          <table:covered-table-cell table:style-name="ce318"/>
          <table:table-cell/>
          <table:table-cell table:formula="of:=IF(ISBLANK([.D29]); &quot;0&quot;; &quot;1&quot;)" office:value-type="string" office:string-value="1" calcext:value-type="string">
            <text:p>1</text:p>
          </table:table-cell>
          <table:table-cell table:formula="of:=IF(ISBLANK([.E29]); &quot;0&quot;; &quot;1&quot;)" office:value-type="string" office:string-value="0" calcext:value-type="string">
            <text:p>0</text:p>
          </table:table-cell>
          <table:table-cell table:formula="of:=IF(ISBLANK([.F29]); &quot;0&quot;; &quot;1&quot;)" office:value-type="string" office:string-value="0" calcext:value-type="string">
            <text:p>0</text:p>
          </table:table-cell>
          <table:table-cell table:formula="of:=IF(ISBLANK([.G29]); &quot;0&quot;; &quot;1&quot;)" office:value-type="string" office:string-value="0" calcext:value-type="string">
            <text:p>0</text:p>
          </table:table-cell>
          <table:table-cell table:formula="of:=IF(ISBLANK([.H29]); &quot;0&quot;; &quot;1&quot;)" office:value-type="string" office:string-value="0" calcext:value-type="string">
            <text:p>0</text:p>
          </table:table-cell>
          <table:table-cell table:formula="of:=IF(ISBLANK([.I29]); &quot;0&quot;; &quot;1&quot;)" office:value-type="string" office:string-value="0" calcext:value-type="string">
            <text:p>0</text:p>
          </table:table-cell>
          <table:table-cell table:formula="of:=IF(ISBLANK([.J29]); &quot;0&quot;; &quot;1&quot;)" office:value-type="string" office:string-value="0" calcext:value-type="string">
            <text:p>0</text:p>
          </table:table-cell>
          <table:table-cell table:formula="of:=IF(ISBLANK([.K29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29]; &quot;_MASK &quot;; [.V29])" office:value-type="string" office:string-value="#define DA3_MASK 0b11111111" calcext:value-type="string">
            <text:p>#define DA3_MASK 0b11111111</text:p>
          </table:table-cell>
        </table:table-row>
        <table:table-row table:style-name="ro3">
          <table:table-cell table:style-name="ce233" office:value-type="string" calcext:value-type="string">
            <text:p>HVSTUS</text:p>
          </table:table-cell>
          <table:table-cell table:style-name="ce259" office:value-type="string" calcext:value-type="string">
            <text:p>F40</text:p>
          </table:table-cell>
          <table:table-cell table:style-name="ce282" office:value-type="string" calcext:value-type="string">
            <text:p>R</text:p>
          </table:table-cell>
          <table:table-cell table:style-name="ce303" office:value-type="string" calcext:value-type="string">
            <text:p>CVpre</text:p>
          </table:table-cell>
          <table:table-cell table:style-name="ce303"/>
          <table:table-cell table:style-name="ce303" office:value-type="string" calcext:value-type="string">
            <text:p>Hpol</text:p>
          </table:table-cell>
          <table:table-cell table:style-name="ce303" office:value-type="string" calcext:value-type="string">
            <text:p>Vpol</text:p>
          </table:table-cell>
          <table:table-cell table:style-name="ce303" office:value-type="string" calcext:value-type="string">
            <text:p>Hpre</text:p>
          </table:table-cell>
          <table:table-cell table:style-name="ce303" office:value-type="string" calcext:value-type="string">
            <text:p>Vpre</text:p>
          </table:table-cell>
          <table:table-cell table:style-name="ce303" office:value-type="string" calcext:value-type="string">
            <text:p>Hoff</text:p>
          </table:table-cell>
          <table:table-cell table:style-name="ce303" office:value-type="string" calcext:value-type="string">
            <text:p>Voff</text:p>
          </table:table-cell>
          <table:table-cell/>
          <table:table-cell table:formula="of:=IF(ISBLANK([.D30]); &quot;0&quot;; &quot;1&quot;)" office:value-type="string" office:string-value="1" calcext:value-type="string">
            <text:p>1</text:p>
          </table:table-cell>
          <table:table-cell table:formula="of:=IF(ISBLANK([.E30]); &quot;0&quot;; &quot;1&quot;)" office:value-type="string" office:string-value="0" calcext:value-type="string">
            <text:p>0</text:p>
          </table:table-cell>
          <table:table-cell table:formula="of:=IF(ISBLANK([.F30]); &quot;0&quot;; &quot;1&quot;)" office:value-type="string" office:string-value="1" calcext:value-type="string">
            <text:p>1</text:p>
          </table:table-cell>
          <table:table-cell table:formula="of:=IF(ISBLANK([.G30]); &quot;0&quot;; &quot;1&quot;)" office:value-type="string" office:string-value="1" calcext:value-type="string">
            <text:p>1</text:p>
          </table:table-cell>
          <table:table-cell table:formula="of:=IF(ISBLANK([.H30]); &quot;0&quot;; &quot;1&quot;)" office:value-type="string" office:string-value="1" calcext:value-type="string">
            <text:p>1</text:p>
          </table:table-cell>
          <table:table-cell table:formula="of:=IF(ISBLANK([.I30]); &quot;0&quot;; &quot;1&quot;)" office:value-type="string" office:string-value="1" calcext:value-type="string">
            <text:p>1</text:p>
          </table:table-cell>
          <table:table-cell table:formula="of:=IF(ISBLANK([.J30]); &quot;0&quot;; &quot;1&quot;)" office:value-type="string" office:string-value="1" calcext:value-type="string">
            <text:p>1</text:p>
          </table:table-cell>
          <table:table-cell table:formula="of:=IF(ISBLANK([.K30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0:.T30])" office:value-type="string" office:string-value="0b10111111" calcext:value-type="string">
            <text:p>0b10111111</text:p>
          </table:table-cell>
          <table:table-cell/>
          <table:table-cell table:formula="of:=COM.MICROSOFT.CONCAT(&quot;#define &quot;; [.A30]; &quot;_MASK &quot;; [.V30])" office:value-type="string" office:string-value="#define HVSTUS_MASK 0b10111111" calcext:value-type="string">
            <text:p>#define HVSTUS_MASK 0b10111111</text:p>
          </table:table-cell>
        </table:table-row>
        <table:table-row table:style-name="ro3">
          <table:table-cell table:style-name="ce234" office:value-type="string" calcext:value-type="string">
            <text:p>HCNTH</text:p>
          </table:table-cell>
          <table:table-cell table:style-name="ce260" office:value-type="string" calcext:value-type="string">
            <text:p>F41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Hovf</text:p>
          </table:table-cell>
          <table:table-cell table:style-name="ce303"/>
          <table:table-cell table:style-name="ce303" office:value-type="string" calcext:value-type="string">
            <text:p>HF13</text:p>
          </table:table-cell>
          <table:table-cell table:style-name="ce303" office:value-type="string" calcext:value-type="string">
            <text:p>HF12</text:p>
          </table:table-cell>
          <table:table-cell table:style-name="ce303" office:value-type="string" calcext:value-type="string">
            <text:p>HF11</text:p>
          </table:table-cell>
          <table:table-cell table:style-name="ce303" office:value-type="string" calcext:value-type="string">
            <text:p>HF10</text:p>
          </table:table-cell>
          <table:table-cell table:style-name="ce303" office:value-type="string" calcext:value-type="string">
            <text:p>HF9</text:p>
          </table:table-cell>
          <table:table-cell table:style-name="ce303" office:value-type="string" calcext:value-type="string">
            <text:p>HF8</text:p>
          </table:table-cell>
          <table:table-cell/>
          <table:table-cell table:formula="of:=IF(ISBLANK([.D31]); &quot;0&quot;; &quot;1&quot;)" office:value-type="string" office:string-value="1" calcext:value-type="string">
            <text:p>1</text:p>
          </table:table-cell>
          <table:table-cell table:formula="of:=IF(ISBLANK([.E31]); &quot;0&quot;; &quot;1&quot;)" office:value-type="string" office:string-value="0" calcext:value-type="string">
            <text:p>0</text:p>
          </table:table-cell>
          <table:table-cell table:formula="of:=IF(ISBLANK([.F31]); &quot;0&quot;; &quot;1&quot;)" office:value-type="string" office:string-value="1" calcext:value-type="string">
            <text:p>1</text:p>
          </table:table-cell>
          <table:table-cell table:formula="of:=IF(ISBLANK([.G31]); &quot;0&quot;; &quot;1&quot;)" office:value-type="string" office:string-value="1" calcext:value-type="string">
            <text:p>1</text:p>
          </table:table-cell>
          <table:table-cell table:formula="of:=IF(ISBLANK([.H31]); &quot;0&quot;; &quot;1&quot;)" office:value-type="string" office:string-value="1" calcext:value-type="string">
            <text:p>1</text:p>
          </table:table-cell>
          <table:table-cell table:formula="of:=IF(ISBLANK([.I31]); &quot;0&quot;; &quot;1&quot;)" office:value-type="string" office:string-value="1" calcext:value-type="string">
            <text:p>1</text:p>
          </table:table-cell>
          <table:table-cell table:formula="of:=IF(ISBLANK([.J31]); &quot;0&quot;; &quot;1&quot;)" office:value-type="string" office:string-value="1" calcext:value-type="string">
            <text:p>1</text:p>
          </table:table-cell>
          <table:table-cell table:formula="of:=IF(ISBLANK([.K31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1:.T31])" office:value-type="string" office:string-value="0b10111111" calcext:value-type="string">
            <text:p>0b10111111</text:p>
          </table:table-cell>
          <table:table-cell/>
          <table:table-cell table:formula="of:=COM.MICROSOFT.CONCAT(&quot;#define &quot;; [.A31]; &quot;_MASK &quot;; [.V31])" office:value-type="string" office:string-value="#define HCNTH_MASK 0b10111111" calcext:value-type="string">
            <text:p>#define HCNTH_MASK 0b10111111</text:p>
          </table:table-cell>
        </table:table-row>
        <table:table-row table:style-name="ro3">
          <table:table-cell table:style-name="ce234" office:value-type="string" calcext:value-type="string">
            <text:p>HCNTL</text:p>
          </table:table-cell>
          <table:table-cell table:style-name="ce260" office:value-type="string" calcext:value-type="string">
            <text:p>F42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HF7</text:p>
          </table:table-cell>
          <table:table-cell table:style-name="ce303" office:value-type="string" calcext:value-type="string">
            <text:p>HF6</text:p>
          </table:table-cell>
          <table:table-cell table:style-name="ce303" office:value-type="string" calcext:value-type="string">
            <text:p>HF5</text:p>
          </table:table-cell>
          <table:table-cell table:style-name="ce303" office:value-type="string" calcext:value-type="string">
            <text:p>HF4</text:p>
          </table:table-cell>
          <table:table-cell table:style-name="ce303" office:value-type="string" calcext:value-type="string">
            <text:p>HF3</text:p>
          </table:table-cell>
          <table:table-cell table:style-name="ce303" office:value-type="string" calcext:value-type="string">
            <text:p>HF2</text:p>
          </table:table-cell>
          <table:table-cell table:style-name="ce303" office:value-type="string" calcext:value-type="string">
            <text:p>HF1</text:p>
          </table:table-cell>
          <table:table-cell table:style-name="ce303" office:value-type="string" calcext:value-type="string">
            <text:p>HF0</text:p>
          </table:table-cell>
          <table:table-cell/>
          <table:table-cell table:formula="of:=IF(ISBLANK([.D32]); &quot;0&quot;; &quot;1&quot;)" office:value-type="string" office:string-value="1" calcext:value-type="string">
            <text:p>1</text:p>
          </table:table-cell>
          <table:table-cell table:formula="of:=IF(ISBLANK([.E32]); &quot;0&quot;; &quot;1&quot;)" office:value-type="string" office:string-value="1" calcext:value-type="string">
            <text:p>1</text:p>
          </table:table-cell>
          <table:table-cell table:formula="of:=IF(ISBLANK([.F32]); &quot;0&quot;; &quot;1&quot;)" office:value-type="string" office:string-value="1" calcext:value-type="string">
            <text:p>1</text:p>
          </table:table-cell>
          <table:table-cell table:formula="of:=IF(ISBLANK([.G32]); &quot;0&quot;; &quot;1&quot;)" office:value-type="string" office:string-value="1" calcext:value-type="string">
            <text:p>1</text:p>
          </table:table-cell>
          <table:table-cell table:formula="of:=IF(ISBLANK([.H32]); &quot;0&quot;; &quot;1&quot;)" office:value-type="string" office:string-value="1" calcext:value-type="string">
            <text:p>1</text:p>
          </table:table-cell>
          <table:table-cell table:formula="of:=IF(ISBLANK([.I32]); &quot;0&quot;; &quot;1&quot;)" office:value-type="string" office:string-value="1" calcext:value-type="string">
            <text:p>1</text:p>
          </table:table-cell>
          <table:table-cell table:formula="of:=IF(ISBLANK([.J32]); &quot;0&quot;; &quot;1&quot;)" office:value-type="string" office:string-value="1" calcext:value-type="string">
            <text:p>1</text:p>
          </table:table-cell>
          <table:table-cell table:formula="of:=IF(ISBLANK([.K32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2:.T32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32]; &quot;_MASK &quot;; [.V32])" office:value-type="string" office:string-value="#define HCNTL_MASK 0b11111111" calcext:value-type="string">
            <text:p>#define HCNTL_MASK 0b11111111</text:p>
          </table:table-cell>
        </table:table-row>
        <table:table-row table:style-name="ro3">
          <table:table-cell table:style-name="ce234" office:value-type="string" calcext:value-type="string">
            <text:p>VCNTH</text:p>
          </table:table-cell>
          <table:table-cell table:style-name="ce260" office:value-type="string" calcext:value-type="string">
            <text:p>F43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Vovf</text:p>
          </table:table-cell>
          <table:table-cell table:style-name="ce303" table:number-columns-repeated="3"/>
          <table:table-cell table:style-name="ce303" office:value-type="string" calcext:value-type="string">
            <text:p>VF11</text:p>
          </table:table-cell>
          <table:table-cell table:style-name="ce303" office:value-type="string" calcext:value-type="string">
            <text:p>VF10</text:p>
          </table:table-cell>
          <table:table-cell table:style-name="ce303" office:value-type="string" calcext:value-type="string">
            <text:p>VF9</text:p>
          </table:table-cell>
          <table:table-cell table:style-name="ce303" office:value-type="string" calcext:value-type="string">
            <text:p>VF8</text:p>
          </table:table-cell>
          <table:table-cell/>
          <table:table-cell table:formula="of:=IF(ISBLANK([.D33]); &quot;0&quot;; &quot;1&quot;)" office:value-type="string" office:string-value="1" calcext:value-type="string">
            <text:p>1</text:p>
          </table:table-cell>
          <table:table-cell table:formula="of:=IF(ISBLANK([.E33]); &quot;0&quot;; &quot;1&quot;)" office:value-type="string" office:string-value="0" calcext:value-type="string">
            <text:p>0</text:p>
          </table:table-cell>
          <table:table-cell table:formula="of:=IF(ISBLANK([.F33]); &quot;0&quot;; &quot;1&quot;)" office:value-type="string" office:string-value="0" calcext:value-type="string">
            <text:p>0</text:p>
          </table:table-cell>
          <table:table-cell table:formula="of:=IF(ISBLANK([.G33]); &quot;0&quot;; &quot;1&quot;)" office:value-type="string" office:string-value="0" calcext:value-type="string">
            <text:p>0</text:p>
          </table:table-cell>
          <table:table-cell table:formula="of:=IF(ISBLANK([.H33]); &quot;0&quot;; &quot;1&quot;)" office:value-type="string" office:string-value="1" calcext:value-type="string">
            <text:p>1</text:p>
          </table:table-cell>
          <table:table-cell table:formula="of:=IF(ISBLANK([.I33]); &quot;0&quot;; &quot;1&quot;)" office:value-type="string" office:string-value="1" calcext:value-type="string">
            <text:p>1</text:p>
          </table:table-cell>
          <table:table-cell table:formula="of:=IF(ISBLANK([.J33]); &quot;0&quot;; &quot;1&quot;)" office:value-type="string" office:string-value="1" calcext:value-type="string">
            <text:p>1</text:p>
          </table:table-cell>
          <table:table-cell table:formula="of:=IF(ISBLANK([.K33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3:.T33])" office:value-type="string" office:string-value="0b10001111" calcext:value-type="string">
            <text:p>0b10001111</text:p>
          </table:table-cell>
          <table:table-cell/>
          <table:table-cell table:formula="of:=COM.MICROSOFT.CONCAT(&quot;#define &quot;; [.A33]; &quot;_MASK &quot;; [.V33])" office:value-type="string" office:string-value="#define VCNTH_MASK 0b10001111" calcext:value-type="string">
            <text:p>#define VCNTH_MASK 0b10001111</text:p>
          </table:table-cell>
        </table:table-row>
        <table:table-row table:style-name="ro3">
          <table:table-cell table:style-name="ce234" office:value-type="string" calcext:value-type="string">
            <text:p>VCNTL</text:p>
          </table:table-cell>
          <table:table-cell table:style-name="ce260" office:value-type="string" calcext:value-type="string">
            <text:p>F44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VF7</text:p>
          </table:table-cell>
          <table:table-cell table:style-name="ce303" office:value-type="string" calcext:value-type="string">
            <text:p>VF6</text:p>
          </table:table-cell>
          <table:table-cell table:style-name="ce303" office:value-type="string" calcext:value-type="string">
            <text:p>VF5</text:p>
          </table:table-cell>
          <table:table-cell table:style-name="ce303" office:value-type="string" calcext:value-type="string">
            <text:p>VF4</text:p>
          </table:table-cell>
          <table:table-cell table:style-name="ce303" office:value-type="string" calcext:value-type="string">
            <text:p>VF3</text:p>
          </table:table-cell>
          <table:table-cell table:style-name="ce303" office:value-type="string" calcext:value-type="string">
            <text:p>VF2</text:p>
          </table:table-cell>
          <table:table-cell table:style-name="ce303" office:value-type="string" calcext:value-type="string">
            <text:p>VF1</text:p>
          </table:table-cell>
          <table:table-cell table:style-name="ce303" office:value-type="string" calcext:value-type="string">
            <text:p>VF0</text:p>
          </table:table-cell>
          <table:table-cell/>
          <table:table-cell table:formula="of:=IF(ISBLANK([.D34]); &quot;0&quot;; &quot;1&quot;)" office:value-type="string" office:string-value="1" calcext:value-type="string">
            <text:p>1</text:p>
          </table:table-cell>
          <table:table-cell table:formula="of:=IF(ISBLANK([.E34]); &quot;0&quot;; &quot;1&quot;)" office:value-type="string" office:string-value="1" calcext:value-type="string">
            <text:p>1</text:p>
          </table:table-cell>
          <table:table-cell table:formula="of:=IF(ISBLANK([.F34]); &quot;0&quot;; &quot;1&quot;)" office:value-type="string" office:string-value="1" calcext:value-type="string">
            <text:p>1</text:p>
          </table:table-cell>
          <table:table-cell table:formula="of:=IF(ISBLANK([.G34]); &quot;0&quot;; &quot;1&quot;)" office:value-type="string" office:string-value="1" calcext:value-type="string">
            <text:p>1</text:p>
          </table:table-cell>
          <table:table-cell table:formula="of:=IF(ISBLANK([.H34]); &quot;0&quot;; &quot;1&quot;)" office:value-type="string" office:string-value="1" calcext:value-type="string">
            <text:p>1</text:p>
          </table:table-cell>
          <table:table-cell table:formula="of:=IF(ISBLANK([.I34]); &quot;0&quot;; &quot;1&quot;)" office:value-type="string" office:string-value="1" calcext:value-type="string">
            <text:p>1</text:p>
          </table:table-cell>
          <table:table-cell table:formula="of:=IF(ISBLANK([.J34]); &quot;0&quot;; &quot;1&quot;)" office:value-type="string" office:string-value="1" calcext:value-type="string">
            <text:p>1</text:p>
          </table:table-cell>
          <table:table-cell table:formula="of:=IF(ISBLANK([.K34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4:.T34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34]; &quot;_MASK &quot;; [.V34])" office:value-type="string" office:string-value="#define VCNTL_MASK 0b11111111" calcext:value-type="string">
            <text:p>#define VCNTL_MASK 0b11111111</text:p>
          </table:table-cell>
        </table:table-row>
        <table:table-row table:style-name="ro3">
          <table:table-cell table:style-name="ce234" office:value-type="string" calcext:value-type="string">
            <text:p>HVCTR0</text:p>
          </table:table-cell>
          <table:table-cell table:style-name="ce260" office:value-type="string" calcext:value-type="string">
            <text:p>F40</text:p>
          </table:table-cell>
          <table:table-cell table:style-name="ce283" office:value-type="string" calcext:value-type="string">
            <text:p>W</text:p>
          </table:table-cell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NoHins</text:p>
          </table:table-cell>
          <table:table-cell table:style-name="ce303" table:number-columns-repeated="3"/>
          <table:table-cell table:style-name="ce303" office:value-type="string" calcext:value-type="string">
            <text:p>HBpl</text:p>
          </table:table-cell>
          <table:table-cell table:style-name="ce303" office:value-type="string" calcext:value-type="string">
            <text:p>VBpl</text:p>
          </table:table-cell>
          <table:table-cell/>
          <table:table-cell table:formula="of:=IF(ISBLANK([.D35]); &quot;0&quot;; &quot;1&quot;)" office:value-type="string" office:string-value="1" calcext:value-type="string">
            <text:p>1</text:p>
          </table:table-cell>
          <table:table-cell table:formula="of:=IF(ISBLANK([.E35]); &quot;0&quot;; &quot;1&quot;)" office:value-type="string" office:string-value="1" calcext:value-type="string">
            <text:p>1</text:p>
          </table:table-cell>
          <table:table-cell table:formula="of:=IF(ISBLANK([.F35]); &quot;0&quot;; &quot;1&quot;)" office:value-type="string" office:string-value="1" calcext:value-type="string">
            <text:p>1</text:p>
          </table:table-cell>
          <table:table-cell table:formula="of:=IF(ISBLANK([.G35]); &quot;0&quot;; &quot;1&quot;)" office:value-type="string" office:string-value="0" calcext:value-type="string">
            <text:p>0</text:p>
          </table:table-cell>
          <table:table-cell table:formula="of:=IF(ISBLANK([.H35]); &quot;0&quot;; &quot;1&quot;)" office:value-type="string" office:string-value="0" calcext:value-type="string">
            <text:p>0</text:p>
          </table:table-cell>
          <table:table-cell table:formula="of:=IF(ISBLANK([.I35]); &quot;0&quot;; &quot;1&quot;)" office:value-type="string" office:string-value="0" calcext:value-type="string">
            <text:p>0</text:p>
          </table:table-cell>
          <table:table-cell table:formula="of:=IF(ISBLANK([.J35]); &quot;0&quot;; &quot;1&quot;)" office:value-type="string" office:string-value="1" calcext:value-type="string">
            <text:p>1</text:p>
          </table:table-cell>
          <table:table-cell table:formula="of:=IF(ISBLANK([.K35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5:.T35])" office:value-type="string" office:string-value="0b11100011" calcext:value-type="string">
            <text:p>0b11100011</text:p>
          </table:table-cell>
          <table:table-cell/>
          <table:table-cell table:formula="of:=COM.MICROSOFT.CONCAT(&quot;#define &quot;; [.A35]; &quot;_MASK &quot;; [.V35])" office:value-type="string" office:string-value="#define HVCTR0_MASK 0b11100011" calcext:value-type="string">
            <text:p>#define HVCTR0_MASK 0b11100011</text:p>
          </table:table-cell>
        </table:table-row>
        <table:table-row table:style-name="ro3">
          <table:table-cell table:style-name="ce234" office:value-type="string" calcext:value-type="string">
            <text:p>HVCTR3</text:p>
          </table:table-cell>
          <table:table-cell table:style-name="ce260" office:value-type="string" calcext:value-type="string">
            <text:p>F43</text:p>
          </table:table-cell>
          <table:table-cell table:style-name="ce283" office:value-type="string" calcext:value-type="string">
            <text:p>W</text:p>
          </table:table-cell>
          <table:table-cell table:style-name="ce303"/>
          <table:table-cell table:style-name="ce303" office:value-type="string" calcext:value-type="string">
            <text:p>CLPEG</text:p>
          </table:table-cell>
          <table:table-cell table:style-name="ce303" office:value-type="string" calcext:value-type="string">
            <text:p>CLPPO</text:p>
          </table:table-cell>
          <table:table-cell table:style-name="ce303" office:value-type="string" calcext:value-type="string">
            <text:p>CLPW2</text:p>
          </table:table-cell>
          <table:table-cell table:style-name="ce303" office:value-type="string" calcext:value-type="string">
            <text:p>CLPW1</text:p>
          </table:table-cell>
          <table:table-cell table:style-name="ce303" office:value-type="string" calcext:value-type="string">
            <text:p>CLPW0</text:p>
          </table:table-cell>
          <table:table-cell table:style-name="ce303" table:number-columns-repeated="2"/>
          <table:table-cell/>
          <table:table-cell table:formula="of:=IF(ISBLANK([.D36]); &quot;0&quot;; &quot;1&quot;)" office:value-type="string" office:string-value="0" calcext:value-type="string">
            <text:p>0</text:p>
          </table:table-cell>
          <table:table-cell table:formula="of:=IF(ISBLANK([.E36]); &quot;0&quot;; &quot;1&quot;)" office:value-type="string" office:string-value="1" calcext:value-type="string">
            <text:p>1</text:p>
          </table:table-cell>
          <table:table-cell table:formula="of:=IF(ISBLANK([.F36]); &quot;0&quot;; &quot;1&quot;)" office:value-type="string" office:string-value="1" calcext:value-type="string">
            <text:p>1</text:p>
          </table:table-cell>
          <table:table-cell table:formula="of:=IF(ISBLANK([.G36]); &quot;0&quot;; &quot;1&quot;)" office:value-type="string" office:string-value="1" calcext:value-type="string">
            <text:p>1</text:p>
          </table:table-cell>
          <table:table-cell table:formula="of:=IF(ISBLANK([.H36]); &quot;0&quot;; &quot;1&quot;)" office:value-type="string" office:string-value="1" calcext:value-type="string">
            <text:p>1</text:p>
          </table:table-cell>
          <table:table-cell table:formula="of:=IF(ISBLANK([.I36]); &quot;0&quot;; &quot;1&quot;)" office:value-type="string" office:string-value="1" calcext:value-type="string">
            <text:p>1</text:p>
          </table:table-cell>
          <table:table-cell table:formula="of:=IF(ISBLANK([.J36]); &quot;0&quot;; &quot;1&quot;)" office:value-type="string" office:string-value="0" calcext:value-type="string">
            <text:p>0</text:p>
          </table:table-cell>
          <table:table-cell table:formula="of:=IF(ISBLANK([.K36]); &quot;0&quot;; &quot;1&quot;)" office:value-type="string" office:string-value="0" calcext:value-type="string">
            <text:p>0</text:p>
          </table:table-cell>
          <table:table-cell/>
          <table:table-cell table:formula="of:=COM.MICROSOFT.CONCAT(&quot;0b&quot;;[.M36:.T36])" office:value-type="string" office:string-value="0b01111100" calcext:value-type="string">
            <text:p>0b01111100</text:p>
          </table:table-cell>
          <table:table-cell/>
          <table:table-cell table:formula="of:=COM.MICROSOFT.CONCAT(&quot;#define &quot;; [.A36]; &quot;_MASK &quot;; [.V36])" office:value-type="string" office:string-value="#define HVCTR3_MASK 0b01111100" calcext:value-type="string">
            <text:p>#define HVCTR3_MASK 0b01111100</text:p>
          </table:table-cell>
        </table:table-row>
        <table:table-row table:style-name="ro3">
          <table:table-cell table:style-name="ce234" office:value-type="string" calcext:value-type="string">
            <text:p>INTFLG</text:p>
          </table:table-cell>
          <table:table-cell table:style-name="ce260" office:value-type="string" calcext:value-type="string">
            <text:p>F48</text:p>
          </table:table-cell>
          <table:table-cell table:style-name="ce283" office:value-type="string" calcext:value-type="string">
            <text:p>R/W</text:p>
          </table:table-cell>
          <table:table-cell table:style-name="ce303" office:value-type="string" calcext:value-type="string">
            <text:p>HPRchg</text:p>
          </table:table-cell>
          <table:table-cell table:style-name="ce303" office:value-type="string" calcext:value-type="string">
            <text:p>VPRchg</text:p>
          </table:table-cell>
          <table:table-cell table:style-name="ce303" office:value-type="string" calcext:value-type="string">
            <text:p>HPLchg</text:p>
          </table:table-cell>
          <table:table-cell table:style-name="ce303" office:value-type="string" calcext:value-type="string">
            <text:p>VPLchg</text:p>
          </table:table-cell>
          <table:table-cell table:style-name="ce303" office:value-type="string" calcext:value-type="string">
            <text:p>Hchg</text:p>
          </table:table-cell>
          <table:table-cell table:style-name="ce303" office:value-type="string" calcext:value-type="string">
            <text:p>VFchg</text:p>
          </table:table-cell>
          <table:table-cell table:style-name="ce303"/>
          <table:table-cell table:style-name="ce303" office:value-type="string" calcext:value-type="string">
            <text:p>Vsync</text:p>
          </table:table-cell>
          <table:table-cell/>
          <table:table-cell table:formula="of:=IF(ISBLANK([.D37]); &quot;0&quot;; &quot;1&quot;)" office:value-type="string" office:string-value="1" calcext:value-type="string">
            <text:p>1</text:p>
          </table:table-cell>
          <table:table-cell table:formula="of:=IF(ISBLANK([.E37]); &quot;0&quot;; &quot;1&quot;)" office:value-type="string" office:string-value="1" calcext:value-type="string">
            <text:p>1</text:p>
          </table:table-cell>
          <table:table-cell table:formula="of:=IF(ISBLANK([.F37]); &quot;0&quot;; &quot;1&quot;)" office:value-type="string" office:string-value="1" calcext:value-type="string">
            <text:p>1</text:p>
          </table:table-cell>
          <table:table-cell table:formula="of:=IF(ISBLANK([.G37]); &quot;0&quot;; &quot;1&quot;)" office:value-type="string" office:string-value="1" calcext:value-type="string">
            <text:p>1</text:p>
          </table:table-cell>
          <table:table-cell table:formula="of:=IF(ISBLANK([.H37]); &quot;0&quot;; &quot;1&quot;)" office:value-type="string" office:string-value="1" calcext:value-type="string">
            <text:p>1</text:p>
          </table:table-cell>
          <table:table-cell table:formula="of:=IF(ISBLANK([.I37]); &quot;0&quot;; &quot;1&quot;)" office:value-type="string" office:string-value="1" calcext:value-type="string">
            <text:p>1</text:p>
          </table:table-cell>
          <table:table-cell table:formula="of:=IF(ISBLANK([.J37]); &quot;0&quot;; &quot;1&quot;)" office:value-type="string" office:string-value="0" calcext:value-type="string">
            <text:p>0</text:p>
          </table:table-cell>
          <table:table-cell table:formula="of:=IF(ISBLANK([.K37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7:.T37])" office:value-type="string" office:string-value="0b11111101" calcext:value-type="string">
            <text:p>0b11111101</text:p>
          </table:table-cell>
          <table:table-cell/>
          <table:table-cell table:formula="of:=COM.MICROSOFT.CONCAT(&quot;#define &quot;; [.A37]; &quot;_MASK &quot;; [.V37])" office:value-type="string" office:string-value="#define INTFLG_MASK 0b11111101" calcext:value-type="string">
            <text:p>#define INTFLG_MASK 0b11111101</text:p>
          </table:table-cell>
        </table:table-row>
        <table:table-row table:style-name="ro3">
          <table:table-cell table:style-name="ce235" office:value-type="string" calcext:value-type="string">
            <text:p>INTEN</text:p>
          </table:table-cell>
          <table:table-cell table:style-name="ce261" office:value-type="string" calcext:value-type="string">
            <text:p>F49</text:p>
          </table:table-cell>
          <table:table-cell table:style-name="ce284" office:value-type="string" calcext:value-type="string">
            <text:p>W</text:p>
          </table:table-cell>
          <table:table-cell table:style-name="ce303" office:value-type="string" calcext:value-type="string">
            <text:p>EHPR</text:p>
          </table:table-cell>
          <table:table-cell table:style-name="ce303" office:value-type="string" calcext:value-type="string">
            <text:p>EVPR</text:p>
          </table:table-cell>
          <table:table-cell table:style-name="ce303" office:value-type="string" calcext:value-type="string">
            <text:p>EHPL</text:p>
          </table:table-cell>
          <table:table-cell table:style-name="ce303" office:value-type="string" calcext:value-type="string">
            <text:p>EVPL</text:p>
          </table:table-cell>
          <table:table-cell table:style-name="ce303" office:value-type="string" calcext:value-type="string">
            <text:p>EHF</text:p>
          </table:table-cell>
          <table:table-cell table:style-name="ce303" office:value-type="string" calcext:value-type="string">
            <text:p>EVF</text:p>
          </table:table-cell>
          <table:table-cell table:style-name="ce303"/>
          <table:table-cell table:style-name="ce303" office:value-type="string" calcext:value-type="string">
            <text:p>Evsync</text:p>
          </table:table-cell>
          <table:table-cell/>
          <table:table-cell table:formula="of:=IF(ISBLANK([.D38]); &quot;0&quot;; &quot;1&quot;)" office:value-type="string" office:string-value="1" calcext:value-type="string">
            <text:p>1</text:p>
          </table:table-cell>
          <table:table-cell table:formula="of:=IF(ISBLANK([.E38]); &quot;0&quot;; &quot;1&quot;)" office:value-type="string" office:string-value="1" calcext:value-type="string">
            <text:p>1</text:p>
          </table:table-cell>
          <table:table-cell table:formula="of:=IF(ISBLANK([.F38]); &quot;0&quot;; &quot;1&quot;)" office:value-type="string" office:string-value="1" calcext:value-type="string">
            <text:p>1</text:p>
          </table:table-cell>
          <table:table-cell table:formula="of:=IF(ISBLANK([.G38]); &quot;0&quot;; &quot;1&quot;)" office:value-type="string" office:string-value="1" calcext:value-type="string">
            <text:p>1</text:p>
          </table:table-cell>
          <table:table-cell table:formula="of:=IF(ISBLANK([.H38]); &quot;0&quot;; &quot;1&quot;)" office:value-type="string" office:string-value="1" calcext:value-type="string">
            <text:p>1</text:p>
          </table:table-cell>
          <table:table-cell table:formula="of:=IF(ISBLANK([.I38]); &quot;0&quot;; &quot;1&quot;)" office:value-type="string" office:string-value="1" calcext:value-type="string">
            <text:p>1</text:p>
          </table:table-cell>
          <table:table-cell table:formula="of:=IF(ISBLANK([.J38]); &quot;0&quot;; &quot;1&quot;)" office:value-type="string" office:string-value="0" calcext:value-type="string">
            <text:p>0</text:p>
          </table:table-cell>
          <table:table-cell table:formula="of:=IF(ISBLANK([.K38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8:.T38])" office:value-type="string" office:string-value="0b11111101" calcext:value-type="string">
            <text:p>0b11111101</text:p>
          </table:table-cell>
          <table:table-cell/>
          <table:table-cell table:formula="of:=COM.MICROSOFT.CONCAT(&quot;#define &quot;; [.A38]; &quot;_MASK &quot;; [.V38])" office:value-type="string" office:string-value="#define INTEN_MASK 0b11111101" calcext:value-type="string">
            <text:p>#define INTEN_MASK 0b11111101</text:p>
          </table:table-cell>
        </table:table-row>
        <table:table-row table:style-name="ro3">
          <table:table-cell table:style-name="ce236" office:value-type="string" calcext:value-type="string">
            <text:p>IICCTR</text:p>
          </table:table-cell>
          <table:table-cell table:style-name="ce262" office:value-type="string" calcext:value-type="string">
            <text:p>F00</text:p>
          </table:table-cell>
          <table:table-cell table:style-name="ce285" office:value-type="string" calcext:value-type="string">
            <text:p>R/W</text:p>
          </table:table-cell>
          <table:table-cell table:style-name="ce304" table:number-columns-repeated="5"/>
          <table:table-cell table:style-name="ce304" office:value-type="string" calcext:value-type="string">
            <text:p>MackO</text:p>
          </table:table-cell>
          <table:table-cell table:style-name="ce304" office:value-type="string" calcext:value-type="string">
            <text:p>P</text:p>
          </table:table-cell>
          <table:table-cell table:style-name="ce304" office:value-type="string" calcext:value-type="string">
            <text:p>S</text:p>
          </table:table-cell>
          <table:table-cell/>
          <table:table-cell table:formula="of:=IF(ISBLANK([.D39]); &quot;0&quot;; &quot;1&quot;)" office:value-type="string" office:string-value="0" calcext:value-type="string">
            <text:p>0</text:p>
          </table:table-cell>
          <table:table-cell table:formula="of:=IF(ISBLANK([.E39]); &quot;0&quot;; &quot;1&quot;)" office:value-type="string" office:string-value="0" calcext:value-type="string">
            <text:p>0</text:p>
          </table:table-cell>
          <table:table-cell table:formula="of:=IF(ISBLANK([.F39]); &quot;0&quot;; &quot;1&quot;)" office:value-type="string" office:string-value="0" calcext:value-type="string">
            <text:p>0</text:p>
          </table:table-cell>
          <table:table-cell table:formula="of:=IF(ISBLANK([.G39]); &quot;0&quot;; &quot;1&quot;)" office:value-type="string" office:string-value="0" calcext:value-type="string">
            <text:p>0</text:p>
          </table:table-cell>
          <table:table-cell table:formula="of:=IF(ISBLANK([.H39]); &quot;0&quot;; &quot;1&quot;)" office:value-type="string" office:string-value="0" calcext:value-type="string">
            <text:p>0</text:p>
          </table:table-cell>
          <table:table-cell table:formula="of:=IF(ISBLANK([.I39]); &quot;0&quot;; &quot;1&quot;)" office:value-type="string" office:string-value="1" calcext:value-type="string">
            <text:p>1</text:p>
          </table:table-cell>
          <table:table-cell table:formula="of:=IF(ISBLANK([.J39]); &quot;0&quot;; &quot;1&quot;)" office:value-type="string" office:string-value="1" calcext:value-type="string">
            <text:p>1</text:p>
          </table:table-cell>
          <table:table-cell table:formula="of:=IF(ISBLANK([.K39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39:.T39])" office:value-type="string" office:string-value="0b00000111" calcext:value-type="string">
            <text:p>0b00000111</text:p>
          </table:table-cell>
          <table:table-cell/>
          <table:table-cell table:formula="of:=COM.MICROSOFT.CONCAT(&quot;#define &quot;; [.A39]; &quot;_MASK &quot;; [.V39])" office:value-type="string" office:string-value="#define IICCTR_MASK 0b00000111" calcext:value-type="string">
            <text:p>#define IICCTR_MASK 0b00000111</text:p>
          </table:table-cell>
        </table:table-row>
        <table:table-row table:style-name="ro3">
          <table:table-cell table:style-name="ce237" office:value-type="string" calcext:value-type="string" table:number-columns-spanned="1" table:number-rows-spanned="2">
            <text:p>IICSTUS</text:p>
          </table:table-cell>
          <table:table-cell table:style-name="ce263" office:value-type="string" calcext:value-type="string">
            <text:p>F01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>
            <text:p>WadrB</text:p>
          </table:table-cell>
          <table:table-cell table:style-name="ce304" office:value-type="string" calcext:value-type="string">
            <text:p>WadrA</text:p>
          </table:table-cell>
          <table:table-cell table:style-name="ce304" office:value-type="string" calcext:value-type="string">
            <text:p>SlvRWB</text:p>
          </table:table-cell>
          <table:table-cell table:style-name="ce304" office:value-type="string" calcext:value-type="string">
            <text:p>SackIn</text:p>
          </table:table-cell>
          <table:table-cell table:style-name="ce304" office:value-type="string" calcext:value-type="string">
            <text:p>SLVS</text:p>
          </table:table-cell>
          <table:table-cell table:style-name="ce304"/>
          <table:table-cell table:style-name="ce304" office:value-type="string" calcext:value-type="string">
            <text:p>SlvAlsb1</text:p>
          </table:table-cell>
          <table:table-cell table:style-name="ce304" office:value-type="string" calcext:value-type="string">
            <text:p>SlvAlsb0</text:p>
          </table:table-cell>
          <table:table-cell/>
          <table:table-cell table:formula="of:=IF(ISBLANK([.D40]); &quot;0&quot;; &quot;1&quot;)" office:value-type="string" office:string-value="1" calcext:value-type="string">
            <text:p>1</text:p>
          </table:table-cell>
          <table:table-cell table:formula="of:=IF(ISBLANK([.E40]); &quot;0&quot;; &quot;1&quot;)" office:value-type="string" office:string-value="1" calcext:value-type="string">
            <text:p>1</text:p>
          </table:table-cell>
          <table:table-cell table:formula="of:=IF(ISBLANK([.F40]); &quot;0&quot;; &quot;1&quot;)" office:value-type="string" office:string-value="1" calcext:value-type="string">
            <text:p>1</text:p>
          </table:table-cell>
          <table:table-cell table:formula="of:=IF(ISBLANK([.G40]); &quot;0&quot;; &quot;1&quot;)" office:value-type="string" office:string-value="1" calcext:value-type="string">
            <text:p>1</text:p>
          </table:table-cell>
          <table:table-cell table:formula="of:=IF(ISBLANK([.H40]); &quot;0&quot;; &quot;1&quot;)" office:value-type="string" office:string-value="1" calcext:value-type="string">
            <text:p>1</text:p>
          </table:table-cell>
          <table:table-cell table:formula="of:=IF(ISBLANK([.I40]); &quot;0&quot;; &quot;1&quot;)" office:value-type="string" office:string-value="0" calcext:value-type="string">
            <text:p>0</text:p>
          </table:table-cell>
          <table:table-cell table:formula="of:=IF(ISBLANK([.J40]); &quot;0&quot;; &quot;1&quot;)" office:value-type="string" office:string-value="1" calcext:value-type="string">
            <text:p>1</text:p>
          </table:table-cell>
          <table:table-cell table:formula="of:=IF(ISBLANK([.K40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40:.T40])" office:value-type="string" office:string-value="0b11111011" calcext:value-type="string">
            <text:p>0b11111011</text:p>
          </table:table-cell>
          <table:table-cell/>
          <table:table-cell table:formula="of:=COM.MICROSOFT.CONCAT(&quot;#define &quot;; [.A40]; &quot;_MASK &quot;; [.V40])" office:value-type="string" office:string-value="#define IICSTUS_MASK 0b11111011" calcext:value-type="string">
            <text:p>#define IICSTUS_MASK 0b11111011</text:p>
          </table:table-cell>
        </table:table-row>
        <table:table-row table:style-name="ro3">
          <table:covered-table-cell table:style-name="ce238" office:value-type="string" calcext:value-type="string">
            <text:p>IICSTUS</text:p>
          </table:covered-table-cell>
          <table:table-cell table:style-name="ce263" office:value-type="string" calcext:value-type="string">
            <text:p>F02</text:p>
          </table:table-cell>
          <table:table-cell table:style-name="ce286" office:value-type="string" calcext:value-type="string">
            <text:p>R</text:p>
          </table:table-cell>
          <table:table-cell table:style-name="ce305" table:formula="of:=&quot;MAckIn&quot;" office:value-type="string" office:string-value="MAckIn" calcext:value-type="string">
            <text:p>MAckIn</text:p>
          </table:table-cell>
          <table:table-cell table:style-name="ce305" table:number-columns-repeated="7"/>
          <table:table-cell/>
          <table:table-cell table:formula="of:=IF(ISBLANK([.D41]); &quot;0&quot;; &quot;1&quot;)" office:value-type="string" office:string-value="1" calcext:value-type="string">
            <text:p>1</text:p>
          </table:table-cell>
          <table:table-cell table:formula="of:=IF(ISBLANK([.E41]); &quot;0&quot;; &quot;1&quot;)" office:value-type="string" office:string-value="0" calcext:value-type="string">
            <text:p>0</text:p>
          </table:table-cell>
          <table:table-cell table:formula="of:=IF(ISBLANK([.F41]); &quot;0&quot;; &quot;1&quot;)" office:value-type="string" office:string-value="0" calcext:value-type="string">
            <text:p>0</text:p>
          </table:table-cell>
          <table:table-cell table:formula="of:=IF(ISBLANK([.G41]); &quot;0&quot;; &quot;1&quot;)" office:value-type="string" office:string-value="0" calcext:value-type="string">
            <text:p>0</text:p>
          </table:table-cell>
          <table:table-cell table:formula="of:=IF(ISBLANK([.H41]); &quot;0&quot;; &quot;1&quot;)" office:value-type="string" office:string-value="0" calcext:value-type="string">
            <text:p>0</text:p>
          </table:table-cell>
          <table:table-cell table:formula="of:=IF(ISBLANK([.I41]); &quot;0&quot;; &quot;1&quot;)" office:value-type="string" office:string-value="0" calcext:value-type="string">
            <text:p>0</text:p>
          </table:table-cell>
          <table:table-cell table:formula="of:=IF(ISBLANK([.J41]); &quot;0&quot;; &quot;1&quot;)" office:value-type="string" office:string-value="0" calcext:value-type="string">
            <text:p>0</text:p>
          </table:table-cell>
          <table:table-cell table:formula="of:=IF(ISBLANK([.K41]); &quot;0&quot;; &quot;1&quot;)" office:value-type="string" office:string-value="0" calcext:value-type="string">
            <text:p>0</text:p>
          </table:table-cell>
          <table:table-cell/>
          <table:table-cell table:formula="of:=COM.MICROSOFT.CONCAT(&quot;0b&quot;;[.M41:.T41])" office:value-type="string" office:string-value="0b10000000" calcext:value-type="string">
            <text:p>0b10000000</text:p>
          </table:table-cell>
          <table:table-cell/>
          <table:table-cell table:formula="of:=COM.MICROSOFT.CONCAT(&quot;#define &quot;; [.A41]; &quot;_MASK &quot;; [.V41])" office:value-type="string" office:string-value="#define IICSTUS_MASK 0b10000000" calcext:value-type="string">
            <text:p>#define IICSTUS_MASK 0b10000000</text:p>
          </table:table-cell>
        </table:table-row>
        <table:table-row table:style-name="ro3">
          <table:table-cell table:style-name="ce237" office:value-type="string" calcext:value-type="string" table:number-columns-spanned="1" table:number-rows-spanned="2">
            <text:p>INTFLG</text:p>
          </table:table-cell>
          <table:table-cell table:style-name="ce263" office:value-type="string" calcext:value-type="string">
            <text:p>F03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>
            <text:p>TXBI</text:p>
          </table:table-cell>
          <table:table-cell table:style-name="ce304" office:value-type="string" calcext:value-type="string">
            <text:p>RCBI</text:p>
          </table:table-cell>
          <table:table-cell table:style-name="ce304" office:value-type="string" calcext:value-type="string">
            <text:p>SlvBMI</text:p>
          </table:table-cell>
          <table:table-cell table:style-name="ce304" office:value-type="string" calcext:value-type="string">
            <text:p>TXAI</text:p>
          </table:table-cell>
          <table:table-cell table:style-name="ce304" office:value-type="string" calcext:value-type="string">
            <text:p>RCAI</text:p>
          </table:table-cell>
          <table:table-cell table:style-name="ce304" office:value-type="string" calcext:value-type="string">
            <text:p>SlvAMI</text:p>
          </table:table-cell>
          <table:table-cell table:style-name="ce304"/>
          <table:table-cell table:style-name="ce304" office:value-type="string" calcext:value-type="string">
            <text:p>Mbufl</text:p>
          </table:table-cell>
          <table:table-cell/>
          <table:table-cell table:formula="of:=IF(ISBLANK([.D42]); &quot;0&quot;; &quot;1&quot;)" office:value-type="string" office:string-value="1" calcext:value-type="string">
            <text:p>1</text:p>
          </table:table-cell>
          <table:table-cell table:formula="of:=IF(ISBLANK([.E42]); &quot;0&quot;; &quot;1&quot;)" office:value-type="string" office:string-value="1" calcext:value-type="string">
            <text:p>1</text:p>
          </table:table-cell>
          <table:table-cell table:formula="of:=IF(ISBLANK([.F42]); &quot;0&quot;; &quot;1&quot;)" office:value-type="string" office:string-value="1" calcext:value-type="string">
            <text:p>1</text:p>
          </table:table-cell>
          <table:table-cell table:formula="of:=IF(ISBLANK([.G42]); &quot;0&quot;; &quot;1&quot;)" office:value-type="string" office:string-value="1" calcext:value-type="string">
            <text:p>1</text:p>
          </table:table-cell>
          <table:table-cell table:formula="of:=IF(ISBLANK([.H42]); &quot;0&quot;; &quot;1&quot;)" office:value-type="string" office:string-value="1" calcext:value-type="string">
            <text:p>1</text:p>
          </table:table-cell>
          <table:table-cell table:formula="of:=IF(ISBLANK([.I42]); &quot;0&quot;; &quot;1&quot;)" office:value-type="string" office:string-value="1" calcext:value-type="string">
            <text:p>1</text:p>
          </table:table-cell>
          <table:table-cell table:formula="of:=IF(ISBLANK([.J42]); &quot;0&quot;; &quot;1&quot;)" office:value-type="string" office:string-value="0" calcext:value-type="string">
            <text:p>0</text:p>
          </table:table-cell>
          <table:table-cell table:formula="of:=IF(ISBLANK([.K42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42:.T42])" office:value-type="string" office:string-value="0b11111101" calcext:value-type="string">
            <text:p>0b11111101</text:p>
          </table:table-cell>
          <table:table-cell/>
          <table:table-cell table:formula="of:=COM.MICROSOFT.CONCAT(&quot;#define &quot;; [.A42]; &quot;_MASK &quot;; [.V42])" office:value-type="string" office:string-value="#define INTFLG_MASK 0b11111101" calcext:value-type="string">
            <text:p>#define INTFLG_MASK 0b11111101</text:p>
          </table:table-cell>
        </table:table-row>
        <table:table-row table:style-name="ro3">
          <table:covered-table-cell table:style-name="ce238" office:value-type="string" calcext:value-type="string">
            <text:p>INTFLG</text:p>
          </table:covered-table-cell>
          <table:table-cell table:style-name="ce263" office:value-type="string" calcext:value-type="string">
            <text:p>F03</text:p>
          </table:table-cell>
          <table:table-cell table:style-name="ce286" office:value-type="string" calcext:value-type="string">
            <text:p>W</text:p>
          </table:table-cell>
          <table:table-cell table:style-name="ce304" table:number-columns-repeated="2"/>
          <table:table-cell table:style-name="ce304" office:value-type="string" calcext:value-type="string">
            <text:p>SlvBMI</text:p>
          </table:table-cell>
          <table:table-cell table:style-name="ce304" table:number-columns-repeated="2"/>
          <table:table-cell table:style-name="ce304" office:value-type="string" calcext:value-type="string">
            <text:p>SlvAMI</text:p>
          </table:table-cell>
          <table:table-cell table:style-name="ce304"/>
          <table:table-cell table:style-name="ce304" office:value-type="string" calcext:value-type="string">
            <text:p>Mbufl</text:p>
          </table:table-cell>
          <table:table-cell/>
          <table:table-cell table:formula="of:=IF(ISBLANK([.D43]); &quot;0&quot;; &quot;1&quot;)" office:value-type="string" office:string-value="0" calcext:value-type="string">
            <text:p>0</text:p>
          </table:table-cell>
          <table:table-cell table:formula="of:=IF(ISBLANK([.E43]); &quot;0&quot;; &quot;1&quot;)" office:value-type="string" office:string-value="0" calcext:value-type="string">
            <text:p>0</text:p>
          </table:table-cell>
          <table:table-cell table:formula="of:=IF(ISBLANK([.F43]); &quot;0&quot;; &quot;1&quot;)" office:value-type="string" office:string-value="1" calcext:value-type="string">
            <text:p>1</text:p>
          </table:table-cell>
          <table:table-cell table:formula="of:=IF(ISBLANK([.G43]); &quot;0&quot;; &quot;1&quot;)" office:value-type="string" office:string-value="0" calcext:value-type="string">
            <text:p>0</text:p>
          </table:table-cell>
          <table:table-cell table:formula="of:=IF(ISBLANK([.H43]); &quot;0&quot;; &quot;1&quot;)" office:value-type="string" office:string-value="0" calcext:value-type="string">
            <text:p>0</text:p>
          </table:table-cell>
          <table:table-cell table:formula="of:=IF(ISBLANK([.I43]); &quot;0&quot;; &quot;1&quot;)" office:value-type="string" office:string-value="1" calcext:value-type="string">
            <text:p>1</text:p>
          </table:table-cell>
          <table:table-cell table:formula="of:=IF(ISBLANK([.J43]); &quot;0&quot;; &quot;1&quot;)" office:value-type="string" office:string-value="0" calcext:value-type="string">
            <text:p>0</text:p>
          </table:table-cell>
          <table:table-cell table:formula="of:=IF(ISBLANK([.K43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43:.T43])" office:value-type="string" office:string-value="0b00100101" calcext:value-type="string">
            <text:p>0b00100101</text:p>
          </table:table-cell>
          <table:table-cell/>
          <table:table-cell table:formula="of:=COM.MICROSOFT.CONCAT(&quot;#define &quot;; [.A43]; &quot;_MASK &quot;; [.V43])" office:value-type="string" office:string-value="#define INTFLG_MASK 0b00100101" calcext:value-type="string">
            <text:p>#define INTFLG_MASK 0b00100101</text:p>
          </table:table-cell>
        </table:table-row>
        <table:table-row table:style-name="ro3">
          <table:table-cell table:style-name="ce238" office:value-type="string" calcext:value-type="string">
            <text:p>INTEN</text:p>
          </table:table-cell>
          <table:table-cell table:style-name="ce263" office:value-type="string" calcext:value-type="string">
            <text:p>F04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>
            <text:p>ETXBI</text:p>
          </table:table-cell>
          <table:table-cell table:style-name="ce304" office:value-type="string" calcext:value-type="string">
            <text:p>ERCBI</text:p>
          </table:table-cell>
          <table:table-cell table:style-name="ce304" office:value-type="string" calcext:value-type="string">
            <text:p>ESlvBMI</text:p>
          </table:table-cell>
          <table:table-cell table:style-name="ce304" office:value-type="string" calcext:value-type="string">
            <text:p>ETXAI</text:p>
          </table:table-cell>
          <table:table-cell table:style-name="ce304" office:value-type="string" calcext:value-type="string">
            <text:p>ERCAI</text:p>
          </table:table-cell>
          <table:table-cell table:style-name="ce304" office:value-type="string" calcext:value-type="string">
            <text:p>ESlvAMI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EMbufl</text:p>
          </table:table-cell>
          <table:table-cell/>
          <table:table-cell table:formula="of:=IF(ISBLANK([.D44]); &quot;0&quot;; &quot;1&quot;)" office:value-type="string" office:string-value="1" calcext:value-type="string">
            <text:p>1</text:p>
          </table:table-cell>
          <table:table-cell table:formula="of:=IF(ISBLANK([.E44]); &quot;0&quot;; &quot;1&quot;)" office:value-type="string" office:string-value="1" calcext:value-type="string">
            <text:p>1</text:p>
          </table:table-cell>
          <table:table-cell table:formula="of:=IF(ISBLANK([.F44]); &quot;0&quot;; &quot;1&quot;)" office:value-type="string" office:string-value="1" calcext:value-type="string">
            <text:p>1</text:p>
          </table:table-cell>
          <table:table-cell table:formula="of:=IF(ISBLANK([.G44]); &quot;0&quot;; &quot;1&quot;)" office:value-type="string" office:string-value="1" calcext:value-type="string">
            <text:p>1</text:p>
          </table:table-cell>
          <table:table-cell table:formula="of:=IF(ISBLANK([.H44]); &quot;0&quot;; &quot;1&quot;)" office:value-type="string" office:string-value="1" calcext:value-type="string">
            <text:p>1</text:p>
          </table:table-cell>
          <table:table-cell table:formula="of:=IF(ISBLANK([.I44]); &quot;0&quot;; &quot;1&quot;)" office:value-type="string" office:string-value="1" calcext:value-type="string">
            <text:p>1</text:p>
          </table:table-cell>
          <table:table-cell table:formula="of:=IF(ISBLANK([.J44]); &quot;0&quot;; &quot;1&quot;)" office:value-type="string" office:string-value="1" calcext:value-type="string">
            <text:p>1</text:p>
          </table:table-cell>
          <table:table-cell table:formula="of:=IF(ISBLANK([.K44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44:.T44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44]; &quot;_MASK &quot;; [.V44])" office:value-type="string" office:string-value="#define INTEN_MASK 0b11111111" calcext:value-type="string">
            <text:p>#define INTEN_MASK 0b11111111</text:p>
          </table:table-cell>
        </table:table-row>
        <table:table-row table:style-name="ro3">
          <table:table-cell table:style-name="ce238" office:value-type="string" calcext:value-type="string">
            <text:p>MBUF</text:p>
          </table:table-cell>
          <table:table-cell table:style-name="ce263" office:value-type="string" calcext:value-type="string">
            <text:p>F05</text:p>
          </table:table-cell>
          <table:table-cell table:style-name="ce286" office:value-type="string" calcext:value-type="string">
            <text:p>R/W</text:p>
          </table:table-cell>
          <table:table-cell table:style-name="ce304" office:value-type="string" calcext:value-type="string" table:number-columns-spanned="8" table:number-rows-spanned="1">
            <text:p>Master IIC receive/transmit buffer</text:p>
          </table:table-cell>
          <table:covered-table-cell table:number-columns-repeated="7" table:style-name="ce304"/>
          <table:table-cell/>
          <table:table-cell table:formula="of:=IF(ISBLANK([.D45]); &quot;0&quot;; &quot;1&quot;)" office:value-type="string" office:string-value="1" calcext:value-type="string">
            <text:p>1</text:p>
          </table:table-cell>
          <table:table-cell table:formula="of:=IF(ISBLANK([.E45]); &quot;0&quot;; &quot;1&quot;)" office:value-type="string" office:string-value="0" calcext:value-type="string">
            <text:p>0</text:p>
          </table:table-cell>
          <table:table-cell table:formula="of:=IF(ISBLANK([.F45]); &quot;0&quot;; &quot;1&quot;)" office:value-type="string" office:string-value="0" calcext:value-type="string">
            <text:p>0</text:p>
          </table:table-cell>
          <table:table-cell table:formula="of:=IF(ISBLANK([.G45]); &quot;0&quot;; &quot;1&quot;)" office:value-type="string" office:string-value="0" calcext:value-type="string">
            <text:p>0</text:p>
          </table:table-cell>
          <table:table-cell table:formula="of:=IF(ISBLANK([.H45]); &quot;0&quot;; &quot;1&quot;)" office:value-type="string" office:string-value="0" calcext:value-type="string">
            <text:p>0</text:p>
          </table:table-cell>
          <table:table-cell table:formula="of:=IF(ISBLANK([.I45]); &quot;0&quot;; &quot;1&quot;)" office:value-type="string" office:string-value="0" calcext:value-type="string">
            <text:p>0</text:p>
          </table:table-cell>
          <table:table-cell table:formula="of:=IF(ISBLANK([.J45]); &quot;0&quot;; &quot;1&quot;)" office:value-type="string" office:string-value="0" calcext:value-type="string">
            <text:p>0</text:p>
          </table:table-cell>
          <table:table-cell table:formula="of:=IF(ISBLANK([.K45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45]; &quot;_MASK &quot;; [.V45])" office:value-type="string" office:string-value="#define MBUF_MASK 0b11111111" calcext:value-type="string">
            <text:p>#define MBUF_MASK 0b11111111</text:p>
          </table:table-cell>
        </table:table-row>
        <table:table-row table:style-name="ro3">
          <table:table-cell table:style-name="ce238" office:value-type="string" calcext:value-type="string">
            <text:p>RCABUF</text:p>
          </table:table-cell>
          <table:table-cell table:style-name="ce263" office:value-type="string" calcext:value-type="string">
            <text:p>F06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 table:number-columns-spanned="8" table:number-rows-spanned="1">
            <text:p>Slave A IIC receive buffer</text:p>
          </table:table-cell>
          <table:covered-table-cell table:number-columns-repeated="7" table:style-name="ce304"/>
          <table:table-cell/>
          <table:table-cell table:formula="of:=IF(ISBLANK([.D46]); &quot;0&quot;; &quot;1&quot;)" office:value-type="string" office:string-value="1" calcext:value-type="string">
            <text:p>1</text:p>
          </table:table-cell>
          <table:table-cell table:formula="of:=IF(ISBLANK([.E46]); &quot;0&quot;; &quot;1&quot;)" office:value-type="string" office:string-value="0" calcext:value-type="string">
            <text:p>0</text:p>
          </table:table-cell>
          <table:table-cell table:formula="of:=IF(ISBLANK([.F46]); &quot;0&quot;; &quot;1&quot;)" office:value-type="string" office:string-value="0" calcext:value-type="string">
            <text:p>0</text:p>
          </table:table-cell>
          <table:table-cell table:formula="of:=IF(ISBLANK([.G46]); &quot;0&quot;; &quot;1&quot;)" office:value-type="string" office:string-value="0" calcext:value-type="string">
            <text:p>0</text:p>
          </table:table-cell>
          <table:table-cell table:formula="of:=IF(ISBLANK([.H46]); &quot;0&quot;; &quot;1&quot;)" office:value-type="string" office:string-value="0" calcext:value-type="string">
            <text:p>0</text:p>
          </table:table-cell>
          <table:table-cell table:formula="of:=IF(ISBLANK([.I46]); &quot;0&quot;; &quot;1&quot;)" office:value-type="string" office:string-value="0" calcext:value-type="string">
            <text:p>0</text:p>
          </table:table-cell>
          <table:table-cell table:formula="of:=IF(ISBLANK([.J46]); &quot;0&quot;; &quot;1&quot;)" office:value-type="string" office:string-value="0" calcext:value-type="string">
            <text:p>0</text:p>
          </table:table-cell>
          <table:table-cell table:formula="of:=IF(ISBLANK([.K46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46]; &quot;_MASK &quot;; [.V46])" office:value-type="string" office:string-value="#define RCABUF_MASK 0b11111111" calcext:value-type="string">
            <text:p>#define RCABUF_MASK 0b11111111</text:p>
          </table:table-cell>
        </table:table-row>
        <table:table-row table:style-name="ro3">
          <table:table-cell table:style-name="ce238" office:value-type="string" calcext:value-type="string">
            <text:p>TXABUF</text:p>
          </table:table-cell>
          <table:table-cell table:style-name="ce263" office:value-type="string" calcext:value-type="string">
            <text:p>F06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 table:number-columns-spanned="8" table:number-rows-spanned="1">
            <text:p>Slave A IIC transmit buffer</text:p>
          </table:table-cell>
          <table:covered-table-cell table:number-columns-repeated="7" table:style-name="ce304"/>
          <table:table-cell/>
          <table:table-cell table:formula="of:=IF(ISBLANK([.D47]); &quot;0&quot;; &quot;1&quot;)" office:value-type="string" office:string-value="1" calcext:value-type="string">
            <text:p>1</text:p>
          </table:table-cell>
          <table:table-cell table:formula="of:=IF(ISBLANK([.E47]); &quot;0&quot;; &quot;1&quot;)" office:value-type="string" office:string-value="0" calcext:value-type="string">
            <text:p>0</text:p>
          </table:table-cell>
          <table:table-cell table:formula="of:=IF(ISBLANK([.F47]); &quot;0&quot;; &quot;1&quot;)" office:value-type="string" office:string-value="0" calcext:value-type="string">
            <text:p>0</text:p>
          </table:table-cell>
          <table:table-cell table:formula="of:=IF(ISBLANK([.G47]); &quot;0&quot;; &quot;1&quot;)" office:value-type="string" office:string-value="0" calcext:value-type="string">
            <text:p>0</text:p>
          </table:table-cell>
          <table:table-cell table:formula="of:=IF(ISBLANK([.H47]); &quot;0&quot;; &quot;1&quot;)" office:value-type="string" office:string-value="0" calcext:value-type="string">
            <text:p>0</text:p>
          </table:table-cell>
          <table:table-cell table:formula="of:=IF(ISBLANK([.I47]); &quot;0&quot;; &quot;1&quot;)" office:value-type="string" office:string-value="0" calcext:value-type="string">
            <text:p>0</text:p>
          </table:table-cell>
          <table:table-cell table:formula="of:=IF(ISBLANK([.J47]); &quot;0&quot;; &quot;1&quot;)" office:value-type="string" office:string-value="0" calcext:value-type="string">
            <text:p>0</text:p>
          </table:table-cell>
          <table:table-cell table:formula="of:=IF(ISBLANK([.K47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47]; &quot;_MASK &quot;; [.V47])" office:value-type="string" office:string-value="#define TXABUF_MASK 0b11111111" calcext:value-type="string">
            <text:p>#define TXABUF_MASK 0b11111111</text:p>
          </table:table-cell>
        </table:table-row>
        <table:table-row table:style-name="ro3">
          <table:table-cell table:style-name="ce238" office:value-type="string" calcext:value-type="string">
            <text:p>SLVAADR</text:p>
          </table:table-cell>
          <table:table-cell table:style-name="ce263" office:value-type="string" calcext:value-type="string">
            <text:p>F07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>
            <text:p>ENSlvA</text:p>
          </table:table-cell>
          <table:table-cell table:style-name="ce304" office:value-type="string" calcext:value-type="string" table:number-columns-spanned="7" table:number-rows-spanned="1">
            <text:p>Slave A IIC address</text:p>
          </table:table-cell>
          <table:covered-table-cell table:number-columns-repeated="6" table:style-name="ce304"/>
          <table:table-cell/>
          <table:table-cell table:formula="of:=IF(ISBLANK([.D48]); &quot;0&quot;; &quot;1&quot;)" office:value-type="string" office:string-value="1" calcext:value-type="string">
            <text:p>1</text:p>
          </table:table-cell>
          <table:table-cell table:formula="of:=IF(ISBLANK([.E48]); &quot;0&quot;; &quot;1&quot;)" office:value-type="string" office:string-value="1" calcext:value-type="string">
            <text:p>1</text:p>
          </table:table-cell>
          <table:table-cell table:formula="of:=IF(ISBLANK([.F48]); &quot;0&quot;; &quot;1&quot;)" office:value-type="string" office:string-value="0" calcext:value-type="string">
            <text:p>0</text:p>
          </table:table-cell>
          <table:table-cell table:formula="of:=IF(ISBLANK([.G48]); &quot;0&quot;; &quot;1&quot;)" office:value-type="string" office:string-value="0" calcext:value-type="string">
            <text:p>0</text:p>
          </table:table-cell>
          <table:table-cell table:formula="of:=IF(ISBLANK([.H48]); &quot;0&quot;; &quot;1&quot;)" office:value-type="string" office:string-value="0" calcext:value-type="string">
            <text:p>0</text:p>
          </table:table-cell>
          <table:table-cell table:formula="of:=IF(ISBLANK([.I48]); &quot;0&quot;; &quot;1&quot;)" office:value-type="string" office:string-value="0" calcext:value-type="string">
            <text:p>0</text:p>
          </table:table-cell>
          <table:table-cell table:formula="of:=IF(ISBLANK([.J48]); &quot;0&quot;; &quot;1&quot;)" office:value-type="string" office:string-value="0" calcext:value-type="string">
            <text:p>0</text:p>
          </table:table-cell>
          <table:table-cell table:formula="of:=IF(ISBLANK([.K48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48]; &quot;_MASK &quot;; [.V48])" office:value-type="string" office:string-value="#define SLVAADR_MASK 0b11111111" calcext:value-type="string">
            <text:p>#define SLVAADR_MASK 0b11111111</text:p>
          </table:table-cell>
        </table:table-row>
        <table:table-row table:style-name="ro3">
          <table:table-cell table:style-name="ce238" office:value-type="string" calcext:value-type="string">
            <text:p>RCBBUF</text:p>
          </table:table-cell>
          <table:table-cell table:style-name="ce263" office:value-type="string" calcext:value-type="string">
            <text:p>F08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 table:number-columns-spanned="8" table:number-rows-spanned="1">
            <text:p>Slave B IIC receive buffer</text:p>
          </table:table-cell>
          <table:covered-table-cell table:number-columns-repeated="7" table:style-name="ce304"/>
          <table:table-cell/>
          <table:table-cell table:formula="of:=IF(ISBLANK([.D49]); &quot;0&quot;; &quot;1&quot;)" office:value-type="string" office:string-value="1" calcext:value-type="string">
            <text:p>1</text:p>
          </table:table-cell>
          <table:table-cell table:formula="of:=IF(ISBLANK([.E49]); &quot;0&quot;; &quot;1&quot;)" office:value-type="string" office:string-value="0" calcext:value-type="string">
            <text:p>0</text:p>
          </table:table-cell>
          <table:table-cell table:formula="of:=IF(ISBLANK([.F49]); &quot;0&quot;; &quot;1&quot;)" office:value-type="string" office:string-value="0" calcext:value-type="string">
            <text:p>0</text:p>
          </table:table-cell>
          <table:table-cell table:formula="of:=IF(ISBLANK([.G49]); &quot;0&quot;; &quot;1&quot;)" office:value-type="string" office:string-value="0" calcext:value-type="string">
            <text:p>0</text:p>
          </table:table-cell>
          <table:table-cell table:formula="of:=IF(ISBLANK([.H49]); &quot;0&quot;; &quot;1&quot;)" office:value-type="string" office:string-value="0" calcext:value-type="string">
            <text:p>0</text:p>
          </table:table-cell>
          <table:table-cell table:formula="of:=IF(ISBLANK([.I49]); &quot;0&quot;; &quot;1&quot;)" office:value-type="string" office:string-value="0" calcext:value-type="string">
            <text:p>0</text:p>
          </table:table-cell>
          <table:table-cell table:formula="of:=IF(ISBLANK([.J49]); &quot;0&quot;; &quot;1&quot;)" office:value-type="string" office:string-value="0" calcext:value-type="string">
            <text:p>0</text:p>
          </table:table-cell>
          <table:table-cell table:formula="of:=IF(ISBLANK([.K49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49]; &quot;_MASK &quot;; [.V49])" office:value-type="string" office:string-value="#define RCBBUF_MASK 0b11111111" calcext:value-type="string">
            <text:p>#define RCBBUF_MASK 0b11111111</text:p>
          </table:table-cell>
        </table:table-row>
        <table:table-row table:style-name="ro3">
          <table:table-cell table:style-name="ce238" office:value-type="string" calcext:value-type="string">
            <text:p>TXBBUF</text:p>
          </table:table-cell>
          <table:table-cell table:style-name="ce263" office:value-type="string" calcext:value-type="string">
            <text:p>F08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 table:number-columns-spanned="8" table:number-rows-spanned="1">
            <text:p>Slave B IIC transmit buffer</text:p>
          </table:table-cell>
          <table:covered-table-cell table:number-columns-repeated="7" table:style-name="ce304"/>
          <table:table-cell/>
          <table:table-cell table:formula="of:=IF(ISBLANK([.D50]); &quot;0&quot;; &quot;1&quot;)" office:value-type="string" office:string-value="1" calcext:value-type="string">
            <text:p>1</text:p>
          </table:table-cell>
          <table:table-cell table:formula="of:=IF(ISBLANK([.E50]); &quot;0&quot;; &quot;1&quot;)" office:value-type="string" office:string-value="0" calcext:value-type="string">
            <text:p>0</text:p>
          </table:table-cell>
          <table:table-cell table:formula="of:=IF(ISBLANK([.F50]); &quot;0&quot;; &quot;1&quot;)" office:value-type="string" office:string-value="0" calcext:value-type="string">
            <text:p>0</text:p>
          </table:table-cell>
          <table:table-cell table:formula="of:=IF(ISBLANK([.G50]); &quot;0&quot;; &quot;1&quot;)" office:value-type="string" office:string-value="0" calcext:value-type="string">
            <text:p>0</text:p>
          </table:table-cell>
          <table:table-cell table:formula="of:=IF(ISBLANK([.H50]); &quot;0&quot;; &quot;1&quot;)" office:value-type="string" office:string-value="0" calcext:value-type="string">
            <text:p>0</text:p>
          </table:table-cell>
          <table:table-cell table:formula="of:=IF(ISBLANK([.I50]); &quot;0&quot;; &quot;1&quot;)" office:value-type="string" office:string-value="0" calcext:value-type="string">
            <text:p>0</text:p>
          </table:table-cell>
          <table:table-cell table:formula="of:=IF(ISBLANK([.J50]); &quot;0&quot;; &quot;1&quot;)" office:value-type="string" office:string-value="0" calcext:value-type="string">
            <text:p>0</text:p>
          </table:table-cell>
          <table:table-cell table:formula="of:=IF(ISBLANK([.K50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50]; &quot;_MASK &quot;; [.V50])" office:value-type="string" office:string-value="#define TXBBUF_MASK 0b11111111" calcext:value-type="string">
            <text:p>#define TXBBUF_MASK 0b11111111</text:p>
          </table:table-cell>
        </table:table-row>
        <table:table-row table:style-name="ro3">
          <table:table-cell table:style-name="ce239" office:value-type="string" calcext:value-type="string">
            <text:p>SLVBADR</text:p>
          </table:table-cell>
          <table:table-cell table:style-name="ce264" office:value-type="string" calcext:value-type="string">
            <text:p>F09</text:p>
          </table:table-cell>
          <table:table-cell table:style-name="ce287" office:value-type="string" calcext:value-type="string">
            <text:p>W</text:p>
          </table:table-cell>
          <table:table-cell table:style-name="ce304" office:value-type="string" calcext:value-type="string">
            <text:p>ENSlvB</text:p>
          </table:table-cell>
          <table:table-cell table:style-name="ce304" office:value-type="string" calcext:value-type="string" table:number-columns-spanned="7" table:number-rows-spanned="1">
            <text:p>Slave B IIC address</text:p>
          </table:table-cell>
          <table:covered-table-cell table:number-columns-repeated="6" table:style-name="ce304"/>
          <table:table-cell/>
          <table:table-cell table:formula="of:=IF(ISBLANK([.D51]); &quot;0&quot;; &quot;1&quot;)" office:value-type="string" office:string-value="1" calcext:value-type="string">
            <text:p>1</text:p>
          </table:table-cell>
          <table:table-cell table:formula="of:=IF(ISBLANK([.E51]); &quot;0&quot;; &quot;1&quot;)" office:value-type="string" office:string-value="1" calcext:value-type="string">
            <text:p>1</text:p>
          </table:table-cell>
          <table:table-cell table:formula="of:=IF(ISBLANK([.F51]); &quot;0&quot;; &quot;1&quot;)" office:value-type="string" office:string-value="0" calcext:value-type="string">
            <text:p>0</text:p>
          </table:table-cell>
          <table:table-cell table:formula="of:=IF(ISBLANK([.G51]); &quot;0&quot;; &quot;1&quot;)" office:value-type="string" office:string-value="0" calcext:value-type="string">
            <text:p>0</text:p>
          </table:table-cell>
          <table:table-cell table:formula="of:=IF(ISBLANK([.H51]); &quot;0&quot;; &quot;1&quot;)" office:value-type="string" office:string-value="0" calcext:value-type="string">
            <text:p>0</text:p>
          </table:table-cell>
          <table:table-cell table:formula="of:=IF(ISBLANK([.I51]); &quot;0&quot;; &quot;1&quot;)" office:value-type="string" office:string-value="0" calcext:value-type="string">
            <text:p>0</text:p>
          </table:table-cell>
          <table:table-cell table:formula="of:=IF(ISBLANK([.J51]); &quot;0&quot;; &quot;1&quot;)" office:value-type="string" office:string-value="0" calcext:value-type="string">
            <text:p>0</text:p>
          </table:table-cell>
          <table:table-cell table:formula="of:=IF(ISBLANK([.K51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51]; &quot;_MASK &quot;; [.V51])" office:value-type="string" office:string-value="#define SLVBADR_MASK 0b11111111" calcext:value-type="string">
            <text:p>#define SLVBADR_MASK 0b11111111</text:p>
          </table:table-cell>
        </table:table-row>
        <table:table-row table:style-name="ro3">
          <table:table-cell table:style-name="ce240" office:value-type="string" calcext:value-type="string">
            <text:p>ADC</text:p>
          </table:table-cell>
          <table:table-cell table:style-name="ce265" office:value-type="string" calcext:value-type="string">
            <text:p>F10</text:p>
          </table:table-cell>
          <table:table-cell table:style-name="ce288" office:value-type="string" calcext:value-type="string">
            <text:p>W</text:p>
          </table:table-cell>
          <table:table-cell table:style-name="ce306" office:value-type="string" calcext:value-type="string">
            <text:p>ENADC</text:p>
          </table:table-cell>
          <table:table-cell table:style-name="ce306" table:number-columns-repeated="3"/>
          <table:table-cell table:style-name="ce306" office:value-type="string" calcext:value-type="string">
            <text:p>SADC3</text:p>
          </table:table-cell>
          <table:table-cell table:style-name="ce306" office:value-type="string" calcext:value-type="string">
            <text:p>SADC2</text:p>
          </table:table-cell>
          <table:table-cell table:style-name="ce306" office:value-type="string" calcext:value-type="string">
            <text:p>SADC1</text:p>
          </table:table-cell>
          <table:table-cell table:style-name="ce306" office:value-type="string" calcext:value-type="string">
            <text:p>SADC0</text:p>
          </table:table-cell>
          <table:table-cell/>
          <table:table-cell table:formula="of:=IF(ISBLANK([.D52]); &quot;0&quot;; &quot;1&quot;)" office:value-type="string" office:string-value="1" calcext:value-type="string">
            <text:p>1</text:p>
          </table:table-cell>
          <table:table-cell table:formula="of:=IF(ISBLANK([.E52]); &quot;0&quot;; &quot;1&quot;)" office:value-type="string" office:string-value="0" calcext:value-type="string">
            <text:p>0</text:p>
          </table:table-cell>
          <table:table-cell table:formula="of:=IF(ISBLANK([.F52]); &quot;0&quot;; &quot;1&quot;)" office:value-type="string" office:string-value="0" calcext:value-type="string">
            <text:p>0</text:p>
          </table:table-cell>
          <table:table-cell table:formula="of:=IF(ISBLANK([.G52]); &quot;0&quot;; &quot;1&quot;)" office:value-type="string" office:string-value="0" calcext:value-type="string">
            <text:p>0</text:p>
          </table:table-cell>
          <table:table-cell table:formula="of:=IF(ISBLANK([.H52]); &quot;0&quot;; &quot;1&quot;)" office:value-type="string" office:string-value="1" calcext:value-type="string">
            <text:p>1</text:p>
          </table:table-cell>
          <table:table-cell table:formula="of:=IF(ISBLANK([.I52]); &quot;0&quot;; &quot;1&quot;)" office:value-type="string" office:string-value="1" calcext:value-type="string">
            <text:p>1</text:p>
          </table:table-cell>
          <table:table-cell table:formula="of:=IF(ISBLANK([.J52]); &quot;0&quot;; &quot;1&quot;)" office:value-type="string" office:string-value="1" calcext:value-type="string">
            <text:p>1</text:p>
          </table:table-cell>
          <table:table-cell table:formula="of:=IF(ISBLANK([.K52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52:.T52])" office:value-type="string" office:string-value="0b10001111" calcext:value-type="string">
            <text:p>0b10001111</text:p>
          </table:table-cell>
          <table:table-cell/>
          <table:table-cell table:formula="of:=COM.MICROSOFT.CONCAT(&quot;#define &quot;; [.A52]; &quot;_MASK &quot;; [.V52])" office:value-type="string" office:string-value="#define ADC_MASK 0b10001111" calcext:value-type="string">
            <text:p>#define ADC_MASK 0b10001111</text:p>
          </table:table-cell>
        </table:table-row>
        <table:table-row table:style-name="ro3">
          <table:table-cell table:style-name="ce241" office:value-type="string" calcext:value-type="string">
            <text:p>ADC</text:p>
          </table:table-cell>
          <table:table-cell table:style-name="ce266" office:value-type="string" calcext:value-type="string">
            <text:p>F10</text:p>
          </table:table-cell>
          <table:table-cell table:style-name="ce289" office:value-type="string" calcext:value-type="string">
            <text:p>R</text:p>
          </table:table-cell>
          <table:table-cell table:style-name="ce306" table:number-columns-repeated="2"/>
          <table:table-cell table:style-name="ce306" office:value-type="string" calcext:value-type="string" table:number-columns-spanned="6" table:number-rows-spanned="1">
            <text:p>ADC conversion result</text:p>
          </table:table-cell>
          <table:covered-table-cell table:number-columns-repeated="5" table:style-name="ce306"/>
          <table:table-cell/>
          <table:table-cell table:formula="of:=IF(ISBLANK([.D53]); &quot;0&quot;; &quot;1&quot;)" office:value-type="string" office:string-value="0" calcext:value-type="string">
            <text:p>0</text:p>
          </table:table-cell>
          <table:table-cell table:formula="of:=IF(ISBLANK([.E53]); &quot;0&quot;; &quot;1&quot;)" office:value-type="string" office:string-value="0" calcext:value-type="string">
            <text:p>0</text:p>
          </table:table-cell>
          <table:table-cell table:formula="of:=IF(ISBLANK([.F53]); &quot;0&quot;; &quot;1&quot;)" office:value-type="string" office:string-value="1" calcext:value-type="string">
            <text:p>1</text:p>
          </table:table-cell>
          <table:table-cell table:formula="of:=IF(ISBLANK([.G53]); &quot;0&quot;; &quot;1&quot;)" office:value-type="string" office:string-value="0" calcext:value-type="string">
            <text:p>0</text:p>
          </table:table-cell>
          <table:table-cell table:formula="of:=IF(ISBLANK([.H53]); &quot;0&quot;; &quot;1&quot;)" office:value-type="string" office:string-value="0" calcext:value-type="string">
            <text:p>0</text:p>
          </table:table-cell>
          <table:table-cell table:formula="of:=IF(ISBLANK([.I53]); &quot;0&quot;; &quot;1&quot;)" office:value-type="string" office:string-value="0" calcext:value-type="string">
            <text:p>0</text:p>
          </table:table-cell>
          <table:table-cell table:formula="of:=IF(ISBLANK([.J53]); &quot;0&quot;; &quot;1&quot;)" office:value-type="string" office:string-value="0" calcext:value-type="string">
            <text:p>0</text:p>
          </table:table-cell>
          <table:table-cell table:formula="of:=IF(ISBLANK([.K53]); &quot;0&quot;; &quot;1&quot;)" office:value-type="string" office:string-value="0" calcext:value-type="string">
            <text:p>0</text:p>
          </table:table-cell>
          <table:table-cell/>
          <table:table-cell table:formula="of:=COM.MICROSOFT.CONCAT(&quot;0b&quot;;[.M53:.T53])" office:value-type="string" office:string-value="0b00100000" calcext:value-type="string">
            <text:p>0b00100000</text:p>
          </table:table-cell>
          <table:table-cell/>
          <table:table-cell table:formula="of:=COM.MICROSOFT.CONCAT(&quot;#define &quot;; [.A53]; &quot;_MASK &quot;; [.V53])" office:value-type="string" office:string-value="#define ADC_MASK 0b00100000" calcext:value-type="string">
            <text:p>#define ADC_MASK 0b00100000</text:p>
          </table:table-cell>
        </table:table-row>
        <table:table-row table:style-name="ro3">
          <table:table-cell table:style-name="ce242" office:value-type="string" calcext:value-type="string">
            <text:p>WDT</text:p>
          </table:table-cell>
          <table:table-cell table:style-name="ce267" office:value-type="string" calcext:value-type="string">
            <text:p>F18</text:p>
          </table:table-cell>
          <table:table-cell table:style-name="ce290" office:value-type="string" calcext:value-type="string">
            <text:p>W</text:p>
          </table:table-cell>
          <table:table-cell table:style-name="ce307" office:value-type="string" calcext:value-type="string">
            <text:p>WEN</text:p>
          </table:table-cell>
          <table:table-cell table:style-name="ce307" office:value-type="string" calcext:value-type="string">
            <text:p>WCLR</text:p>
          </table:table-cell>
          <table:table-cell table:style-name="ce307" table:number-columns-repeated="3"/>
          <table:table-cell table:style-name="ce307" office:value-type="string" calcext:value-type="string">
            <text:p>WDT2</text:p>
          </table:table-cell>
          <table:table-cell table:style-name="ce307" office:value-type="string" calcext:value-type="string">
            <text:p>WDT1</text:p>
          </table:table-cell>
          <table:table-cell table:style-name="ce307" office:value-type="string" calcext:value-type="string">
            <text:p>WDT0</text:p>
          </table:table-cell>
          <table:table-cell/>
          <table:table-cell table:formula="of:=IF(ISBLANK([.D54]); &quot;0&quot;; &quot;1&quot;)" office:value-type="string" office:string-value="1" calcext:value-type="string">
            <text:p>1</text:p>
          </table:table-cell>
          <table:table-cell table:formula="of:=IF(ISBLANK([.E54]); &quot;0&quot;; &quot;1&quot;)" office:value-type="string" office:string-value="1" calcext:value-type="string">
            <text:p>1</text:p>
          </table:table-cell>
          <table:table-cell table:formula="of:=IF(ISBLANK([.F54]); &quot;0&quot;; &quot;1&quot;)" office:value-type="string" office:string-value="0" calcext:value-type="string">
            <text:p>0</text:p>
          </table:table-cell>
          <table:table-cell table:formula="of:=IF(ISBLANK([.G54]); &quot;0&quot;; &quot;1&quot;)" office:value-type="string" office:string-value="0" calcext:value-type="string">
            <text:p>0</text:p>
          </table:table-cell>
          <table:table-cell table:formula="of:=IF(ISBLANK([.H54]); &quot;0&quot;; &quot;1&quot;)" office:value-type="string" office:string-value="0" calcext:value-type="string">
            <text:p>0</text:p>
          </table:table-cell>
          <table:table-cell table:formula="of:=IF(ISBLANK([.I54]); &quot;0&quot;; &quot;1&quot;)" office:value-type="string" office:string-value="1" calcext:value-type="string">
            <text:p>1</text:p>
          </table:table-cell>
          <table:table-cell table:formula="of:=IF(ISBLANK([.J54]); &quot;0&quot;; &quot;1&quot;)" office:value-type="string" office:string-value="1" calcext:value-type="string">
            <text:p>1</text:p>
          </table:table-cell>
          <table:table-cell table:formula="of:=IF(ISBLANK([.K54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54:.T54])" office:value-type="string" office:string-value="0b11000111" calcext:value-type="string">
            <text:p>0b11000111</text:p>
          </table:table-cell>
          <table:table-cell/>
          <table:table-cell table:formula="of:=COM.MICROSOFT.CONCAT(&quot;#define &quot;; [.A54]; &quot;_MASK &quot;; [.V54])" office:value-type="string" office:string-value="#define WDT_MASK 0b11000111" calcext:value-type="string">
            <text:p>#define WDT_MASK 0b11000111</text:p>
          </table:table-cell>
        </table:table-row>
        <table:table-row table:style-name="ro3">
          <table:table-cell table:style-name="ce243" office:value-type="string" calcext:value-type="string">
            <text:p>ISPSLV</text:p>
          </table:table-cell>
          <table:table-cell table:style-name="ce268" office:value-type="string" calcext:value-type="string">
            <text:p>F0B</text:p>
          </table:table-cell>
          <table:table-cell table:style-name="ce291" office:value-type="string" calcext:value-type="string">
            <text:p>W</text:p>
          </table:table-cell>
          <table:table-cell table:style-name="ce308" office:value-type="string" calcext:value-type="string" table:number-columns-spanned="6" table:number-rows-spanned="1">
            <text:p>ISP slave address</text:p>
          </table:table-cell>
          <table:covered-table-cell table:number-columns-repeated="5" table:style-name="ce308"/>
          <table:table-cell table:style-name="ce308" table:number-columns-repeated="2"/>
          <table:table-cell/>
          <table:table-cell table:formula="of:=IF(ISBLANK([.D55]); &quot;0&quot;; &quot;1&quot;)" office:value-type="string" office:string-value="1" calcext:value-type="string">
            <text:p>1</text:p>
          </table:table-cell>
          <table:table-cell table:formula="of:=IF(ISBLANK([.E55]); &quot;0&quot;; &quot;1&quot;)" office:value-type="string" office:string-value="0" calcext:value-type="string">
            <text:p>0</text:p>
          </table:table-cell>
          <table:table-cell table:formula="of:=IF(ISBLANK([.F55]); &quot;0&quot;; &quot;1&quot;)" office:value-type="string" office:string-value="0" calcext:value-type="string">
            <text:p>0</text:p>
          </table:table-cell>
          <table:table-cell table:formula="of:=IF(ISBLANK([.G55]); &quot;0&quot;; &quot;1&quot;)" office:value-type="string" office:string-value="0" calcext:value-type="string">
            <text:p>0</text:p>
          </table:table-cell>
          <table:table-cell table:formula="of:=IF(ISBLANK([.H55]); &quot;0&quot;; &quot;1&quot;)" office:value-type="string" office:string-value="0" calcext:value-type="string">
            <text:p>0</text:p>
          </table:table-cell>
          <table:table-cell table:formula="of:=IF(ISBLANK([.I55]); &quot;0&quot;; &quot;1&quot;)" office:value-type="string" office:string-value="0" calcext:value-type="string">
            <text:p>0</text:p>
          </table:table-cell>
          <table:table-cell table:formula="of:=IF(ISBLANK([.J55]); &quot;0&quot;; &quot;1&quot;)" office:value-type="string" office:string-value="0" calcext:value-type="string">
            <text:p>0</text:p>
          </table:table-cell>
          <table:table-cell table:formula="of:=IF(ISBLANK([.K55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00</text:p>
          </table:table-cell>
          <table:table-cell/>
          <table:table-cell table:formula="of:=COM.MICROSOFT.CONCAT(&quot;#define &quot;; [.A55]; &quot;_MASK &quot;; [.V55])" office:value-type="string" office:string-value="#define ISPSLV_MASK 0b11111100" calcext:value-type="string">
            <text:p>#define ISPSLV_MASK 0b11111100</text:p>
          </table:table-cell>
        </table:table-row>
        <table:table-row table:style-name="ro3">
          <table:table-cell table:style-name="ce244" office:value-type="string" calcext:value-type="string">
            <text:p>ISPEN</text:p>
          </table:table-cell>
          <table:table-cell table:style-name="ce269" office:value-type="string" calcext:value-type="string">
            <text:p>F0C</text:p>
          </table:table-cell>
          <table:table-cell table:style-name="ce292" office:value-type="string" calcext:value-type="string">
            <text:p>W</text:p>
          </table:table-cell>
          <table:table-cell table:style-name="ce308" office:value-type="string" calcext:value-type="string" table:number-columns-spanned="8" table:number-rows-spanned="1">
            <text:p>Write 0x93 to enable ISP mode</text:p>
          </table:table-cell>
          <table:covered-table-cell table:number-columns-repeated="7" table:style-name="ce308"/>
          <table:table-cell/>
          <table:table-cell table:formula="of:=IF(ISBLANK([.D56]); &quot;0&quot;; &quot;1&quot;)" office:value-type="string" office:string-value="1" calcext:value-type="string">
            <text:p>1</text:p>
          </table:table-cell>
          <table:table-cell table:formula="of:=IF(ISBLANK([.E56]); &quot;0&quot;; &quot;1&quot;)" office:value-type="string" office:string-value="0" calcext:value-type="string">
            <text:p>0</text:p>
          </table:table-cell>
          <table:table-cell table:formula="of:=IF(ISBLANK([.F56]); &quot;0&quot;; &quot;1&quot;)" office:value-type="string" office:string-value="0" calcext:value-type="string">
            <text:p>0</text:p>
          </table:table-cell>
          <table:table-cell table:formula="of:=IF(ISBLANK([.G56]); &quot;0&quot;; &quot;1&quot;)" office:value-type="string" office:string-value="0" calcext:value-type="string">
            <text:p>0</text:p>
          </table:table-cell>
          <table:table-cell table:formula="of:=IF(ISBLANK([.H56]); &quot;0&quot;; &quot;1&quot;)" office:value-type="string" office:string-value="0" calcext:value-type="string">
            <text:p>0</text:p>
          </table:table-cell>
          <table:table-cell table:formula="of:=IF(ISBLANK([.I56]); &quot;0&quot;; &quot;1&quot;)" office:value-type="string" office:string-value="0" calcext:value-type="string">
            <text:p>0</text:p>
          </table:table-cell>
          <table:table-cell table:formula="of:=IF(ISBLANK([.J56]); &quot;0&quot;; &quot;1&quot;)" office:value-type="string" office:string-value="0" calcext:value-type="string">
            <text:p>0</text:p>
          </table:table-cell>
          <table:table-cell table:formula="of:=IF(ISBLANK([.K56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56]; &quot;_MASK &quot;; [.V56])" office:value-type="string" office:string-value="#define ISPEN_MASK 0b11111111" calcext:value-type="string">
            <text:p>#define ISPEN_MASK 0b11111111</text:p>
          </table:table-cell>
        </table:table-row>
        <table:table-row table:style-name="ro3">
          <table:table-cell table:style-name="ce245" office:value-type="string" calcext:value-type="string">
            <text:p>OSDRA</text:p>
          </table:table-cell>
          <table:table-cell table:style-name="ce270" office:value-type="string" calcext:value-type="string">
            <text:p>FA0</text:p>
          </table:table-cell>
          <table:table-cell table:style-name="ce293" office:value-type="string" calcext:value-type="string">
            <text:p>W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number-columns-repeated="2"/>
          <table:table-cell table:style-name="ce309" office:value-type="string" calcext:value-type="string">
            <text:p>R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0</text:p>
          </table:table-cell>
          <table:table-cell/>
          <table:table-cell table:formula="of:=IF(ISBLANK([.D57]); &quot;0&quot;; &quot;1&quot;)" office:value-type="string" office:string-value="1" calcext:value-type="string">
            <text:p>1</text:p>
          </table:table-cell>
          <table:table-cell table:formula="of:=IF(ISBLANK([.E57]); &quot;0&quot;; &quot;1&quot;)" office:value-type="string" office:string-value="1" calcext:value-type="string">
            <text:p>1</text:p>
          </table:table-cell>
          <table:table-cell table:formula="of:=IF(ISBLANK([.F57]); &quot;0&quot;; &quot;1&quot;)" office:value-type="string" office:string-value="0" calcext:value-type="string">
            <text:p>0</text:p>
          </table:table-cell>
          <table:table-cell table:formula="of:=IF(ISBLANK([.G57]); &quot;0&quot;; &quot;1&quot;)" office:value-type="string" office:string-value="0" calcext:value-type="string">
            <text:p>0</text:p>
          </table:table-cell>
          <table:table-cell table:formula="of:=IF(ISBLANK([.H57]); &quot;0&quot;; &quot;1&quot;)" office:value-type="string" office:string-value="1" calcext:value-type="string">
            <text:p>1</text:p>
          </table:table-cell>
          <table:table-cell table:formula="of:=IF(ISBLANK([.I57]); &quot;0&quot;; &quot;1&quot;)" office:value-type="string" office:string-value="1" calcext:value-type="string">
            <text:p>1</text:p>
          </table:table-cell>
          <table:table-cell table:formula="of:=IF(ISBLANK([.J57]); &quot;0&quot;; &quot;1&quot;)" office:value-type="string" office:string-value="1" calcext:value-type="string">
            <text:p>1</text:p>
          </table:table-cell>
          <table:table-cell table:formula="of:=IF(ISBLANK([.K57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57:.T57])" office:value-type="string" office:string-value="0b11001111" calcext:value-type="string">
            <text:p>0b11001111</text:p>
          </table:table-cell>
          <table:table-cell/>
          <table:table-cell table:formula="of:=COM.MICROSOFT.CONCAT(&quot;#define &quot;; [.A57]; &quot;_MASK &quot;; [.V57])" office:value-type="string" office:string-value="#define OSDRA_MASK 0b11001111" calcext:value-type="string">
            <text:p>#define OSDRA_MASK 0b11001111</text:p>
          </table:table-cell>
        </table:table-row>
        <table:table-row table:style-name="ro3">
          <table:table-cell office:value-type="string" calcext:value-type="string">
            <text:p>OSDCA</text:p>
          </table:table-cell>
          <table:table-cell office:value-type="string" calcext:value-type="string">
            <text:p>FA1</text:p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4</text:p>
          </table:table-cell>
          <table:table-cell table:style-name="ce309"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</text:p>
          </table:table-cell>
          <table:table-cell/>
          <table:table-cell table:formula="of:=IF(ISBLANK([.D58]); &quot;0&quot;; &quot;1&quot;)" office:value-type="string" office:string-value="0" calcext:value-type="string">
            <text:p>0</text:p>
          </table:table-cell>
          <table:table-cell table:formula="of:=IF(ISBLANK([.E58]); &quot;0&quot;; &quot;1&quot;)" office:value-type="string" office:string-value="0" calcext:value-type="string">
            <text:p>0</text:p>
          </table:table-cell>
          <table:table-cell table:formula="of:=IF(ISBLANK([.F58]); &quot;0&quot;; &quot;1&quot;)" office:value-type="string" office:string-value="0" calcext:value-type="string">
            <text:p>0</text:p>
          </table:table-cell>
          <table:table-cell table:formula="of:=IF(ISBLANK([.G58]); &quot;0&quot;; &quot;1&quot;)" office:value-type="string" office:string-value="1" calcext:value-type="string">
            <text:p>1</text:p>
          </table:table-cell>
          <table:table-cell table:formula="of:=IF(ISBLANK([.H58]); &quot;0&quot;; &quot;1&quot;)" office:value-type="string" office:string-value="1" calcext:value-type="string">
            <text:p>1</text:p>
          </table:table-cell>
          <table:table-cell table:formula="of:=IF(ISBLANK([.I58]); &quot;0&quot;; &quot;1&quot;)" office:value-type="string" office:string-value="1" calcext:value-type="string">
            <text:p>1</text:p>
          </table:table-cell>
          <table:table-cell table:formula="of:=IF(ISBLANK([.J58]); &quot;0&quot;; &quot;1&quot;)" office:value-type="string" office:string-value="1" calcext:value-type="string">
            <text:p>1</text:p>
          </table:table-cell>
          <table:table-cell table:formula="of:=IF(ISBLANK([.K58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58:.T58])" office:value-type="string" office:string-value="0b00011111" calcext:value-type="string">
            <text:p>0b00011111</text:p>
          </table:table-cell>
          <table:table-cell/>
          <table:table-cell table:formula="of:=COM.MICROSOFT.CONCAT(&quot;#define &quot;; [.A58]; &quot;_MASK &quot;; [.V58])" office:value-type="string" office:string-value="#define OSDCA_MASK 0b00011111" calcext:value-type="string">
            <text:p>#define OSDCA_MASK 0b00011111</text:p>
          </table:table-cell>
        </table:table-row>
        <table:table-row table:style-name="ro3">
          <table:table-cell office:value-type="string" calcext:value-type="string">
            <text:p>OSDDT0</text:p>
          </table:table-cell>
          <table:table-cell office:value-type="string" calcext:value-type="string">
            <text:p>FA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table:style-name="ce309"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table:formula="of:=IF(ISBLANK([.D59]); &quot;0&quot;; &quot;1&quot;)" office:value-type="string" office:string-value="1" calcext:value-type="string">
            <text:p>1</text:p>
          </table:table-cell>
          <table:table-cell table:formula="of:=IF(ISBLANK([.E59]); &quot;0&quot;; &quot;1&quot;)" office:value-type="string" office:string-value="1" calcext:value-type="string">
            <text:p>1</text:p>
          </table:table-cell>
          <table:table-cell table:formula="of:=IF(ISBLANK([.F59]); &quot;0&quot;; &quot;1&quot;)" office:value-type="string" office:string-value="1" calcext:value-type="string">
            <text:p>1</text:p>
          </table:table-cell>
          <table:table-cell table:formula="of:=IF(ISBLANK([.G59]); &quot;0&quot;; &quot;1&quot;)" office:value-type="string" office:string-value="1" calcext:value-type="string">
            <text:p>1</text:p>
          </table:table-cell>
          <table:table-cell table:formula="of:=IF(ISBLANK([.H59]); &quot;0&quot;; &quot;1&quot;)" office:value-type="string" office:string-value="1" calcext:value-type="string">
            <text:p>1</text:p>
          </table:table-cell>
          <table:table-cell table:formula="of:=IF(ISBLANK([.I59]); &quot;0&quot;; &quot;1&quot;)" office:value-type="string" office:string-value="1" calcext:value-type="string">
            <text:p>1</text:p>
          </table:table-cell>
          <table:table-cell table:formula="of:=IF(ISBLANK([.J59]); &quot;0&quot;; &quot;1&quot;)" office:value-type="string" office:string-value="1" calcext:value-type="string">
            <text:p>1</text:p>
          </table:table-cell>
          <table:table-cell table:formula="of:=IF(ISBLANK([.K59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59:.T59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59]; &quot;_MASK &quot;; [.V59])" office:value-type="string" office:string-value="#define OSDDT0_MASK 0b11111111" calcext:value-type="string">
            <text:p>#define OSDDT0_MASK 0b11111111</text:p>
          </table:table-cell>
        </table:table-row>
        <table:table-row table:style-name="ro3">
          <table:table-cell office:value-type="string" calcext:value-type="string">
            <text:p>OSDDT1</text:p>
          </table:table-cell>
          <table:table-cell office:value-type="string" calcext:value-type="string">
            <text:p>FA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table:style-name="ce309"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table:formula="of:=IF(ISBLANK([.D60]); &quot;0&quot;; &quot;1&quot;)" office:value-type="string" office:string-value="1" calcext:value-type="string">
            <text:p>1</text:p>
          </table:table-cell>
          <table:table-cell table:formula="of:=IF(ISBLANK([.E60]); &quot;0&quot;; &quot;1&quot;)" office:value-type="string" office:string-value="1" calcext:value-type="string">
            <text:p>1</text:p>
          </table:table-cell>
          <table:table-cell table:formula="of:=IF(ISBLANK([.F60]); &quot;0&quot;; &quot;1&quot;)" office:value-type="string" office:string-value="1" calcext:value-type="string">
            <text:p>1</text:p>
          </table:table-cell>
          <table:table-cell table:formula="of:=IF(ISBLANK([.G60]); &quot;0&quot;; &quot;1&quot;)" office:value-type="string" office:string-value="1" calcext:value-type="string">
            <text:p>1</text:p>
          </table:table-cell>
          <table:table-cell table:formula="of:=IF(ISBLANK([.H60]); &quot;0&quot;; &quot;1&quot;)" office:value-type="string" office:string-value="1" calcext:value-type="string">
            <text:p>1</text:p>
          </table:table-cell>
          <table:table-cell table:formula="of:=IF(ISBLANK([.I60]); &quot;0&quot;; &quot;1&quot;)" office:value-type="string" office:string-value="1" calcext:value-type="string">
            <text:p>1</text:p>
          </table:table-cell>
          <table:table-cell table:formula="of:=IF(ISBLANK([.J60]); &quot;0&quot;; &quot;1&quot;)" office:value-type="string" office:string-value="1" calcext:value-type="string">
            <text:p>1</text:p>
          </table:table-cell>
          <table:table-cell table:formula="of:=IF(ISBLANK([.K60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60:.T60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60]; &quot;_MASK &quot;; [.V60])" office:value-type="string" office:string-value="#define OSDDT1_MASK 0b11111111" calcext:value-type="string">
            <text:p>#define OSDDT1_MASK 0b11111111</text:p>
          </table:table-cell>
        </table:table-row>
        <table:table-row table:style-name="ro3">
          <table:table-cell office:value-type="string" calcext:value-type="string">
            <text:p>W1ROW</text:p>
          </table:table-cell>
          <table:table-cell office:value-type="string" calcext:value-type="string">
            <text:p>FC0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4" table:number-rows-spanned="1">
            <text:p>Row start address</text:p>
          </table:table-cell>
          <table:covered-table-cell table:number-columns-repeated="3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/>
          <table:table-cell/>
          <table:table-cell table:formula="of:=IF(ISBLANK([.D61]); &quot;0&quot;; &quot;1&quot;)" office:value-type="string" office:string-value="1" calcext:value-type="string">
            <text:p>1</text:p>
          </table:table-cell>
          <table:table-cell table:formula="of:=IF(ISBLANK([.E61]); &quot;0&quot;; &quot;1&quot;)" office:value-type="string" office:string-value="0" calcext:value-type="string">
            <text:p>0</text:p>
          </table:table-cell>
          <table:table-cell table:formula="of:=IF(ISBLANK([.F61]); &quot;0&quot;; &quot;1&quot;)" office:value-type="string" office:string-value="0" calcext:value-type="string">
            <text:p>0</text:p>
          </table:table-cell>
          <table:table-cell table:formula="of:=IF(ISBLANK([.G61]); &quot;0&quot;; &quot;1&quot;)" office:value-type="string" office:string-value="0" calcext:value-type="string">
            <text:p>0</text:p>
          </table:table-cell>
          <table:table-cell table:formula="of:=IF(ISBLANK([.H61]); &quot;0&quot;; &quot;1&quot;)" office:value-type="string" office:string-value="1" calcext:value-type="string">
            <text:p>1</text:p>
          </table:table-cell>
          <table:table-cell table:formula="of:=IF(ISBLANK([.I61]); &quot;0&quot;; &quot;1&quot;)" office:value-type="string" office:string-value="0" calcext:value-type="string">
            <text:p>0</text:p>
          </table:table-cell>
          <table:table-cell table:formula="of:=IF(ISBLANK([.J61]); &quot;0&quot;; &quot;1&quot;)" office:value-type="string" office:string-value="0" calcext:value-type="string">
            <text:p>0</text:p>
          </table:table-cell>
          <table:table-cell table:formula="of:=IF(ISBLANK([.K61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61]; &quot;_MASK &quot;; [.V61])" office:value-type="string" office:string-value="#define W1ROW_MASK 0b11111111" calcext:value-type="string">
            <text:p>#define W1ROW_MASK 0b11111111</text:p>
          </table:table-cell>
        </table:table-row>
        <table:table-row table:style-name="ro3">
          <table:table-cell office:value-type="string" calcext:value-type="string">
            <text:p>W1COL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5" table:number-rows-spanned="1">
            <text:p>Column start address</text:p>
          </table:table-cell>
          <table:covered-table-cell table:number-columns-repeated="3"/>
          <table:covered-table-cell table:style-name="ce309"/>
          <table:table-cell office:value-type="string" calcext:value-type="string">
            <text:p>WEN</text:p>
          </table:table-cell>
          <table:table-cell office:value-type="string" calcext:value-type="string">
            <text:p>WINT</text:p>
          </table:table-cell>
          <table:table-cell office:value-type="string" calcext:value-type="string">
            <text:p>WSHD</text:p>
          </table:table-cell>
          <table:table-cell/>
          <table:table-cell table:formula="of:=IF(ISBLANK([.D62]); &quot;0&quot;; &quot;1&quot;)" office:value-type="string" office:string-value="1" calcext:value-type="string">
            <text:p>1</text:p>
          </table:table-cell>
          <table:table-cell table:formula="of:=IF(ISBLANK([.E62]); &quot;0&quot;; &quot;1&quot;)" office:value-type="string" office:string-value="0" calcext:value-type="string">
            <text:p>0</text:p>
          </table:table-cell>
          <table:table-cell table:formula="of:=IF(ISBLANK([.F62]); &quot;0&quot;; &quot;1&quot;)" office:value-type="string" office:string-value="0" calcext:value-type="string">
            <text:p>0</text:p>
          </table:table-cell>
          <table:table-cell table:formula="of:=IF(ISBLANK([.G62]); &quot;0&quot;; &quot;1&quot;)" office:value-type="string" office:string-value="0" calcext:value-type="string">
            <text:p>0</text:p>
          </table:table-cell>
          <table:table-cell table:formula="of:=IF(ISBLANK([.H62]); &quot;0&quot;; &quot;1&quot;)" office:value-type="string" office:string-value="0" calcext:value-type="string">
            <text:p>0</text:p>
          </table:table-cell>
          <table:table-cell table:formula="of:=IF(ISBLANK([.I62]); &quot;0&quot;; &quot;1&quot;)" office:value-type="string" office:string-value="1" calcext:value-type="string">
            <text:p>1</text:p>
          </table:table-cell>
          <table:table-cell table:formula="of:=IF(ISBLANK([.J62]); &quot;0&quot;; &quot;1&quot;)" office:value-type="string" office:string-value="1" calcext:value-type="string">
            <text:p>1</text:p>
          </table:table-cell>
          <table:table-cell table:formula="of:=IF(ISBLANK([.K62]); &quot;0&quot;; &quot;1&quot;)" office:value-type="string" office:string-value="1" calcext:value-type="string">
            <text:p>1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62]; &quot;_MASK &quot;; [.V62])" office:value-type="string" office:string-value="#define W1COL_MASK 0b11111111" calcext:value-type="string">
            <text:p>#define W1COL_MASK 0b11111111</text:p>
          </table:table-cell>
        </table:table-row>
        <table:table-row table:style-name="ro3">
          <table:table-cell office:value-type="string" calcext:value-type="string">
            <text:p>W1COL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5" table:number-rows-spanned="1">
            <text:p>Column end address</text:p>
          </table:table-cell>
          <table:covered-table-cell table:number-columns-repeated="3"/>
          <table:covered-table-cell table:style-name="ce309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formula="of:=IF(ISBLANK([.D63]); &quot;0&quot;; &quot;1&quot;)" office:value-type="string" office:string-value="1" calcext:value-type="string">
            <text:p>1</text:p>
          </table:table-cell>
          <table:table-cell table:formula="of:=IF(ISBLANK([.E63]); &quot;0&quot;; &quot;1&quot;)" office:value-type="string" office:string-value="0" calcext:value-type="string">
            <text:p>0</text:p>
          </table:table-cell>
          <table:table-cell table:formula="of:=IF(ISBLANK([.F63]); &quot;0&quot;; &quot;1&quot;)" office:value-type="string" office:string-value="0" calcext:value-type="string">
            <text:p>0</text:p>
          </table:table-cell>
          <table:table-cell table:formula="of:=IF(ISBLANK([.G63]); &quot;0&quot;; &quot;1&quot;)" office:value-type="string" office:string-value="0" calcext:value-type="string">
            <text:p>0</text:p>
          </table:table-cell>
          <table:table-cell table:formula="of:=IF(ISBLANK([.H63]); &quot;0&quot;; &quot;1&quot;)" office:value-type="string" office:string-value="0" calcext:value-type="string">
            <text:p>0</text:p>
          </table:table-cell>
          <table:table-cell table:formula="of:=IF(ISBLANK([.I63]); &quot;0&quot;; &quot;1&quot;)" office:value-type="string" office:string-value="1" calcext:value-type="string">
            <text:p>1</text:p>
          </table:table-cell>
          <table:table-cell table:formula="of:=IF(ISBLANK([.J63]); &quot;0&quot;; &quot;1&quot;)" office:value-type="string" office:string-value="1" calcext:value-type="string">
            <text:p>1</text:p>
          </table:table-cell>
          <table:table-cell table:formula="of:=IF(ISBLANK([.K63]); &quot;0&quot;; &quot;1&quot;)" office:value-type="string" office:string-value="1" calcext:value-type="string">
            <text:p>1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63]; &quot;_MASK &quot;; [.V63])" office:value-type="string" office:string-value="#define W1COL_MASK 0b11111111" calcext:value-type="string">
            <text:p>#define W1COL_MASK 0b11111111</text:p>
          </table:table-cell>
        </table:table-row>
        <table:table-row table:style-name="ro3">
          <table:table-cell office:value-type="string" calcext:value-type="string">
            <text:p>W2ROW</text:p>
          </table:table-cell>
          <table:table-cell office:value-type="string" calcext:value-type="string">
            <text:p>FC3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4" table:number-rows-spanned="1">
            <text:p>Row start address</text:p>
          </table:table-cell>
          <table:covered-table-cell table:number-columns-repeated="3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/>
          <table:table-cell/>
          <table:table-cell table:formula="of:=IF(ISBLANK([.D64]); &quot;0&quot;; &quot;1&quot;)" office:value-type="string" office:string-value="1" calcext:value-type="string">
            <text:p>1</text:p>
          </table:table-cell>
          <table:table-cell table:formula="of:=IF(ISBLANK([.E64]); &quot;0&quot;; &quot;1&quot;)" office:value-type="string" office:string-value="0" calcext:value-type="string">
            <text:p>0</text:p>
          </table:table-cell>
          <table:table-cell table:formula="of:=IF(ISBLANK([.F64]); &quot;0&quot;; &quot;1&quot;)" office:value-type="string" office:string-value="0" calcext:value-type="string">
            <text:p>0</text:p>
          </table:table-cell>
          <table:table-cell table:formula="of:=IF(ISBLANK([.G64]); &quot;0&quot;; &quot;1&quot;)" office:value-type="string" office:string-value="0" calcext:value-type="string">
            <text:p>0</text:p>
          </table:table-cell>
          <table:table-cell table:formula="of:=IF(ISBLANK([.H64]); &quot;0&quot;; &quot;1&quot;)" office:value-type="string" office:string-value="1" calcext:value-type="string">
            <text:p>1</text:p>
          </table:table-cell>
          <table:table-cell table:formula="of:=IF(ISBLANK([.I64]); &quot;0&quot;; &quot;1&quot;)" office:value-type="string" office:string-value="0" calcext:value-type="string">
            <text:p>0</text:p>
          </table:table-cell>
          <table:table-cell table:formula="of:=IF(ISBLANK([.J64]); &quot;0&quot;; &quot;1&quot;)" office:value-type="string" office:string-value="0" calcext:value-type="string">
            <text:p>0</text:p>
          </table:table-cell>
          <table:table-cell table:formula="of:=IF(ISBLANK([.K64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64]; &quot;_MASK &quot;; [.V64])" office:value-type="string" office:string-value="#define W2ROW_MASK 0b11111111" calcext:value-type="string">
            <text:p>#define W2ROW_MASK 0b11111111</text:p>
          </table:table-cell>
        </table:table-row>
        <table:table-row table:style-name="ro3">
          <table:table-cell office:value-type="string" calcext:value-type="string">
            <text:p>W2COL</text:p>
          </table:table-cell>
          <table:table-cell office:value-type="string" calcext:value-type="string">
            <text:p>FC4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5" table:number-rows-spanned="1">
            <text:p>Column start address</text:p>
          </table:table-cell>
          <table:covered-table-cell table:number-columns-repeated="3"/>
          <table:covered-table-cell table:style-name="ce309"/>
          <table:table-cell office:value-type="string" calcext:value-type="string">
            <text:p>WEN</text:p>
          </table:table-cell>
          <table:table-cell office:value-type="string" calcext:value-type="string">
            <text:p>WINT</text:p>
          </table:table-cell>
          <table:table-cell office:value-type="string" calcext:value-type="string">
            <text:p>WSHD</text:p>
          </table:table-cell>
          <table:table-cell/>
          <table:table-cell table:formula="of:=IF(ISBLANK([.D65]); &quot;0&quot;; &quot;1&quot;)" office:value-type="string" office:string-value="1" calcext:value-type="string">
            <text:p>1</text:p>
          </table:table-cell>
          <table:table-cell table:formula="of:=IF(ISBLANK([.E65]); &quot;0&quot;; &quot;1&quot;)" office:value-type="string" office:string-value="0" calcext:value-type="string">
            <text:p>0</text:p>
          </table:table-cell>
          <table:table-cell table:formula="of:=IF(ISBLANK([.F65]); &quot;0&quot;; &quot;1&quot;)" office:value-type="string" office:string-value="0" calcext:value-type="string">
            <text:p>0</text:p>
          </table:table-cell>
          <table:table-cell table:formula="of:=IF(ISBLANK([.G65]); &quot;0&quot;; &quot;1&quot;)" office:value-type="string" office:string-value="0" calcext:value-type="string">
            <text:p>0</text:p>
          </table:table-cell>
          <table:table-cell table:formula="of:=IF(ISBLANK([.H65]); &quot;0&quot;; &quot;1&quot;)" office:value-type="string" office:string-value="0" calcext:value-type="string">
            <text:p>0</text:p>
          </table:table-cell>
          <table:table-cell table:formula="of:=IF(ISBLANK([.I65]); &quot;0&quot;; &quot;1&quot;)" office:value-type="string" office:string-value="1" calcext:value-type="string">
            <text:p>1</text:p>
          </table:table-cell>
          <table:table-cell table:formula="of:=IF(ISBLANK([.J65]); &quot;0&quot;; &quot;1&quot;)" office:value-type="string" office:string-value="1" calcext:value-type="string">
            <text:p>1</text:p>
          </table:table-cell>
          <table:table-cell table:formula="of:=IF(ISBLANK([.K65]); &quot;0&quot;; &quot;1&quot;)" office:value-type="string" office:string-value="1" calcext:value-type="string">
            <text:p>1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65]; &quot;_MASK &quot;; [.V65])" office:value-type="string" office:string-value="#define W2COL_MASK 0b11111111" calcext:value-type="string">
            <text:p>#define W2COL_MASK 0b11111111</text:p>
          </table:table-cell>
        </table:table-row>
        <table:table-row table:style-name="ro3">
          <table:table-cell office:value-type="string" calcext:value-type="string">
            <text:p>W2COL</text:p>
          </table:table-cell>
          <table:table-cell office:value-type="string" calcext:value-type="string">
            <text:p>FC5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5" table:number-rows-spanned="1">
            <text:p>Column end address</text:p>
          </table:table-cell>
          <table:covered-table-cell table:number-columns-repeated="3"/>
          <table:covered-table-cell table:style-name="ce309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formula="of:=IF(ISBLANK([.D66]); &quot;0&quot;; &quot;1&quot;)" office:value-type="string" office:string-value="1" calcext:value-type="string">
            <text:p>1</text:p>
          </table:table-cell>
          <table:table-cell table:formula="of:=IF(ISBLANK([.E66]); &quot;0&quot;; &quot;1&quot;)" office:value-type="string" office:string-value="0" calcext:value-type="string">
            <text:p>0</text:p>
          </table:table-cell>
          <table:table-cell table:formula="of:=IF(ISBLANK([.F66]); &quot;0&quot;; &quot;1&quot;)" office:value-type="string" office:string-value="0" calcext:value-type="string">
            <text:p>0</text:p>
          </table:table-cell>
          <table:table-cell table:formula="of:=IF(ISBLANK([.G66]); &quot;0&quot;; &quot;1&quot;)" office:value-type="string" office:string-value="0" calcext:value-type="string">
            <text:p>0</text:p>
          </table:table-cell>
          <table:table-cell table:formula="of:=IF(ISBLANK([.H66]); &quot;0&quot;; &quot;1&quot;)" office:value-type="string" office:string-value="0" calcext:value-type="string">
            <text:p>0</text:p>
          </table:table-cell>
          <table:table-cell table:formula="of:=IF(ISBLANK([.I66]); &quot;0&quot;; &quot;1&quot;)" office:value-type="string" office:string-value="1" calcext:value-type="string">
            <text:p>1</text:p>
          </table:table-cell>
          <table:table-cell table:formula="of:=IF(ISBLANK([.J66]); &quot;0&quot;; &quot;1&quot;)" office:value-type="string" office:string-value="1" calcext:value-type="string">
            <text:p>1</text:p>
          </table:table-cell>
          <table:table-cell table:formula="of:=IF(ISBLANK([.K66]); &quot;0&quot;; &quot;1&quot;)" office:value-type="string" office:string-value="1" calcext:value-type="string">
            <text:p>1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66]; &quot;_MASK &quot;; [.V66])" office:value-type="string" office:string-value="#define W2COL_MASK 0b11111111" calcext:value-type="string">
            <text:p>#define W2COL_MASK 0b11111111</text:p>
          </table:table-cell>
        </table:table-row>
        <table:table-row table:style-name="ro3">
          <table:table-cell office:value-type="string" calcext:value-type="string">
            <text:p>W3ROW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4" table:number-rows-spanned="1">
            <text:p>Row start address</text:p>
          </table:table-cell>
          <table:covered-table-cell table:number-columns-repeated="3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/>
          <table:table-cell/>
          <table:table-cell table:formula="of:=IF(ISBLANK([.D67]); &quot;0&quot;; &quot;1&quot;)" office:value-type="string" office:string-value="1" calcext:value-type="string">
            <text:p>1</text:p>
          </table:table-cell>
          <table:table-cell table:formula="of:=IF(ISBLANK([.E67]); &quot;0&quot;; &quot;1&quot;)" office:value-type="string" office:string-value="0" calcext:value-type="string">
            <text:p>0</text:p>
          </table:table-cell>
          <table:table-cell table:formula="of:=IF(ISBLANK([.F67]); &quot;0&quot;; &quot;1&quot;)" office:value-type="string" office:string-value="0" calcext:value-type="string">
            <text:p>0</text:p>
          </table:table-cell>
          <table:table-cell table:formula="of:=IF(ISBLANK([.G67]); &quot;0&quot;; &quot;1&quot;)" office:value-type="string" office:string-value="0" calcext:value-type="string">
            <text:p>0</text:p>
          </table:table-cell>
          <table:table-cell table:formula="of:=IF(ISBLANK([.H67]); &quot;0&quot;; &quot;1&quot;)" office:value-type="string" office:string-value="1" calcext:value-type="string">
            <text:p>1</text:p>
          </table:table-cell>
          <table:table-cell table:formula="of:=IF(ISBLANK([.I67]); &quot;0&quot;; &quot;1&quot;)" office:value-type="string" office:string-value="0" calcext:value-type="string">
            <text:p>0</text:p>
          </table:table-cell>
          <table:table-cell table:formula="of:=IF(ISBLANK([.J67]); &quot;0&quot;; &quot;1&quot;)" office:value-type="string" office:string-value="0" calcext:value-type="string">
            <text:p>0</text:p>
          </table:table-cell>
          <table:table-cell table:formula="of:=IF(ISBLANK([.K67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67]; &quot;_MASK &quot;; [.V67])" office:value-type="string" office:string-value="#define W3ROW_MASK 0b11111111" calcext:value-type="string">
            <text:p>#define W3ROW_MASK 0b11111111</text:p>
          </table:table-cell>
        </table:table-row>
        <table:table-row table:style-name="ro3">
          <table:table-cell office:value-type="string" calcext:value-type="string">
            <text:p>W3COL</text:p>
          </table:table-cell>
          <table:table-cell office:value-type="string" calcext:value-type="string">
            <text:p>FC7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5" table:number-rows-spanned="1">
            <text:p>Column start address</text:p>
          </table:table-cell>
          <table:covered-table-cell table:number-columns-repeated="3"/>
          <table:covered-table-cell table:style-name="ce309"/>
          <table:table-cell office:value-type="string" calcext:value-type="string">
            <text:p>WEN</text:p>
          </table:table-cell>
          <table:table-cell office:value-type="string" calcext:value-type="string">
            <text:p>WINT</text:p>
          </table:table-cell>
          <table:table-cell office:value-type="string" calcext:value-type="string">
            <text:p>WSHD</text:p>
          </table:table-cell>
          <table:table-cell/>
          <table:table-cell table:formula="of:=IF(ISBLANK([.D68]); &quot;0&quot;; &quot;1&quot;)" office:value-type="string" office:string-value="1" calcext:value-type="string">
            <text:p>1</text:p>
          </table:table-cell>
          <table:table-cell table:formula="of:=IF(ISBLANK([.E68]); &quot;0&quot;; &quot;1&quot;)" office:value-type="string" office:string-value="0" calcext:value-type="string">
            <text:p>0</text:p>
          </table:table-cell>
          <table:table-cell table:formula="of:=IF(ISBLANK([.F68]); &quot;0&quot;; &quot;1&quot;)" office:value-type="string" office:string-value="0" calcext:value-type="string">
            <text:p>0</text:p>
          </table:table-cell>
          <table:table-cell table:formula="of:=IF(ISBLANK([.G68]); &quot;0&quot;; &quot;1&quot;)" office:value-type="string" office:string-value="0" calcext:value-type="string">
            <text:p>0</text:p>
          </table:table-cell>
          <table:table-cell table:formula="of:=IF(ISBLANK([.H68]); &quot;0&quot;; &quot;1&quot;)" office:value-type="string" office:string-value="0" calcext:value-type="string">
            <text:p>0</text:p>
          </table:table-cell>
          <table:table-cell table:formula="of:=IF(ISBLANK([.I68]); &quot;0&quot;; &quot;1&quot;)" office:value-type="string" office:string-value="1" calcext:value-type="string">
            <text:p>1</text:p>
          </table:table-cell>
          <table:table-cell table:formula="of:=IF(ISBLANK([.J68]); &quot;0&quot;; &quot;1&quot;)" office:value-type="string" office:string-value="1" calcext:value-type="string">
            <text:p>1</text:p>
          </table:table-cell>
          <table:table-cell table:formula="of:=IF(ISBLANK([.K68]); &quot;0&quot;; &quot;1&quot;)" office:value-type="string" office:string-value="1" calcext:value-type="string">
            <text:p>1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68]; &quot;_MASK &quot;; [.V68])" office:value-type="string" office:string-value="#define W3COL_MASK 0b11111111" calcext:value-type="string">
            <text:p>#define W3COL_MASK 0b11111111</text:p>
          </table:table-cell>
        </table:table-row>
        <table:table-row table:style-name="ro3">
          <table:table-cell office:value-type="string" calcext:value-type="string">
            <text:p>W3COL</text:p>
          </table:table-cell>
          <table:table-cell office:value-type="string" calcext:value-type="string">
            <text:p>FC8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5" table:number-rows-spanned="1">
            <text:p>Column end address</text:p>
          </table:table-cell>
          <table:covered-table-cell table:number-columns-repeated="3"/>
          <table:covered-table-cell table:style-name="ce309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formula="of:=IF(ISBLANK([.D69]); &quot;0&quot;; &quot;1&quot;)" office:value-type="string" office:string-value="1" calcext:value-type="string">
            <text:p>1</text:p>
          </table:table-cell>
          <table:table-cell table:formula="of:=IF(ISBLANK([.E69]); &quot;0&quot;; &quot;1&quot;)" office:value-type="string" office:string-value="0" calcext:value-type="string">
            <text:p>0</text:p>
          </table:table-cell>
          <table:table-cell table:formula="of:=IF(ISBLANK([.F69]); &quot;0&quot;; &quot;1&quot;)" office:value-type="string" office:string-value="0" calcext:value-type="string">
            <text:p>0</text:p>
          </table:table-cell>
          <table:table-cell table:formula="of:=IF(ISBLANK([.G69]); &quot;0&quot;; &quot;1&quot;)" office:value-type="string" office:string-value="0" calcext:value-type="string">
            <text:p>0</text:p>
          </table:table-cell>
          <table:table-cell table:formula="of:=IF(ISBLANK([.H69]); &quot;0&quot;; &quot;1&quot;)" office:value-type="string" office:string-value="0" calcext:value-type="string">
            <text:p>0</text:p>
          </table:table-cell>
          <table:table-cell table:formula="of:=IF(ISBLANK([.I69]); &quot;0&quot;; &quot;1&quot;)" office:value-type="string" office:string-value="1" calcext:value-type="string">
            <text:p>1</text:p>
          </table:table-cell>
          <table:table-cell table:formula="of:=IF(ISBLANK([.J69]); &quot;0&quot;; &quot;1&quot;)" office:value-type="string" office:string-value="1" calcext:value-type="string">
            <text:p>1</text:p>
          </table:table-cell>
          <table:table-cell table:formula="of:=IF(ISBLANK([.K69]); &quot;0&quot;; &quot;1&quot;)" office:value-type="string" office:string-value="1" calcext:value-type="string">
            <text:p>1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69]; &quot;_MASK &quot;; [.V69])" office:value-type="string" office:string-value="#define W3COL_MASK 0b11111111" calcext:value-type="string">
            <text:p>#define W3COL_MASK 0b11111111</text:p>
          </table:table-cell>
        </table:table-row>
        <table:table-row table:style-name="ro3">
          <table:table-cell office:value-type="string" calcext:value-type="string">
            <text:p>W4ROW</text:p>
          </table:table-cell>
          <table:table-cell office:value-type="string" calcext:value-type="string">
            <text:p>FC9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4" table:number-rows-spanned="1">
            <text:p>Row start address</text:p>
          </table:table-cell>
          <table:covered-table-cell table:number-columns-repeated="3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/>
          <table:table-cell/>
          <table:table-cell table:formula="of:=IF(ISBLANK([.D70]); &quot;0&quot;; &quot;1&quot;)" office:value-type="string" office:string-value="1" calcext:value-type="string">
            <text:p>1</text:p>
          </table:table-cell>
          <table:table-cell table:formula="of:=IF(ISBLANK([.E70]); &quot;0&quot;; &quot;1&quot;)" office:value-type="string" office:string-value="0" calcext:value-type="string">
            <text:p>0</text:p>
          </table:table-cell>
          <table:table-cell table:formula="of:=IF(ISBLANK([.F70]); &quot;0&quot;; &quot;1&quot;)" office:value-type="string" office:string-value="0" calcext:value-type="string">
            <text:p>0</text:p>
          </table:table-cell>
          <table:table-cell table:formula="of:=IF(ISBLANK([.G70]); &quot;0&quot;; &quot;1&quot;)" office:value-type="string" office:string-value="0" calcext:value-type="string">
            <text:p>0</text:p>
          </table:table-cell>
          <table:table-cell table:formula="of:=IF(ISBLANK([.H70]); &quot;0&quot;; &quot;1&quot;)" office:value-type="string" office:string-value="1" calcext:value-type="string">
            <text:p>1</text:p>
          </table:table-cell>
          <table:table-cell table:formula="of:=IF(ISBLANK([.I70]); &quot;0&quot;; &quot;1&quot;)" office:value-type="string" office:string-value="0" calcext:value-type="string">
            <text:p>0</text:p>
          </table:table-cell>
          <table:table-cell table:formula="of:=IF(ISBLANK([.J70]); &quot;0&quot;; &quot;1&quot;)" office:value-type="string" office:string-value="0" calcext:value-type="string">
            <text:p>0</text:p>
          </table:table-cell>
          <table:table-cell table:formula="of:=IF(ISBLANK([.K70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70]; &quot;_MASK &quot;; [.V70])" office:value-type="string" office:string-value="#define W4ROW_MASK 0b11111111" calcext:value-type="string">
            <text:p>#define W4ROW_MASK 0b11111111</text:p>
          </table:table-cell>
        </table:table-row>
        <table:table-row table:style-name="ro3">
          <table:table-cell office:value-type="string" calcext:value-type="string">
            <text:p>W4COL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5" table:number-rows-spanned="1">
            <text:p>Column start address</text:p>
          </table:table-cell>
          <table:covered-table-cell table:number-columns-repeated="3"/>
          <table:covered-table-cell table:style-name="ce309"/>
          <table:table-cell office:value-type="string" calcext:value-type="string">
            <text:p>WEN</text:p>
          </table:table-cell>
          <table:table-cell office:value-type="string" calcext:value-type="string">
            <text:p>WINT</text:p>
          </table:table-cell>
          <table:table-cell office:value-type="string" calcext:value-type="string">
            <text:p>WSHD</text:p>
          </table:table-cell>
          <table:table-cell/>
          <table:table-cell table:formula="of:=IF(ISBLANK([.D71]); &quot;0&quot;; &quot;1&quot;)" office:value-type="string" office:string-value="1" calcext:value-type="string">
            <text:p>1</text:p>
          </table:table-cell>
          <table:table-cell table:formula="of:=IF(ISBLANK([.E71]); &quot;0&quot;; &quot;1&quot;)" office:value-type="string" office:string-value="0" calcext:value-type="string">
            <text:p>0</text:p>
          </table:table-cell>
          <table:table-cell table:formula="of:=IF(ISBLANK([.F71]); &quot;0&quot;; &quot;1&quot;)" office:value-type="string" office:string-value="0" calcext:value-type="string">
            <text:p>0</text:p>
          </table:table-cell>
          <table:table-cell table:formula="of:=IF(ISBLANK([.G71]); &quot;0&quot;; &quot;1&quot;)" office:value-type="string" office:string-value="0" calcext:value-type="string">
            <text:p>0</text:p>
          </table:table-cell>
          <table:table-cell table:formula="of:=IF(ISBLANK([.H71]); &quot;0&quot;; &quot;1&quot;)" office:value-type="string" office:string-value="0" calcext:value-type="string">
            <text:p>0</text:p>
          </table:table-cell>
          <table:table-cell table:formula="of:=IF(ISBLANK([.I71]); &quot;0&quot;; &quot;1&quot;)" office:value-type="string" office:string-value="1" calcext:value-type="string">
            <text:p>1</text:p>
          </table:table-cell>
          <table:table-cell table:formula="of:=IF(ISBLANK([.J71]); &quot;0&quot;; &quot;1&quot;)" office:value-type="string" office:string-value="1" calcext:value-type="string">
            <text:p>1</text:p>
          </table:table-cell>
          <table:table-cell table:formula="of:=IF(ISBLANK([.K71]); &quot;0&quot;; &quot;1&quot;)" office:value-type="string" office:string-value="1" calcext:value-type="string">
            <text:p>1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71]; &quot;_MASK &quot;; [.V71])" office:value-type="string" office:string-value="#define W4COL_MASK 0b11111111" calcext:value-type="string">
            <text:p>#define W4COL_MASK 0b11111111</text:p>
          </table:table-cell>
        </table:table-row>
        <table:table-row table:style-name="ro3">
          <table:table-cell office:value-type="string" calcext:value-type="string">
            <text:p>W4COL</text:p>
          </table:table-cell>
          <table:table-cell office:value-type="string" calcext:value-type="string">
            <text:p>FCB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5" table:number-rows-spanned="1">
            <text:p>Column end address</text:p>
          </table:table-cell>
          <table:covered-table-cell table:number-columns-repeated="3"/>
          <table:covered-table-cell table:style-name="ce309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table:formula="of:=IF(ISBLANK([.D72]); &quot;0&quot;; &quot;1&quot;)" office:value-type="string" office:string-value="1" calcext:value-type="string">
            <text:p>1</text:p>
          </table:table-cell>
          <table:table-cell table:formula="of:=IF(ISBLANK([.E72]); &quot;0&quot;; &quot;1&quot;)" office:value-type="string" office:string-value="0" calcext:value-type="string">
            <text:p>0</text:p>
          </table:table-cell>
          <table:table-cell table:formula="of:=IF(ISBLANK([.F72]); &quot;0&quot;; &quot;1&quot;)" office:value-type="string" office:string-value="0" calcext:value-type="string">
            <text:p>0</text:p>
          </table:table-cell>
          <table:table-cell table:formula="of:=IF(ISBLANK([.G72]); &quot;0&quot;; &quot;1&quot;)" office:value-type="string" office:string-value="0" calcext:value-type="string">
            <text:p>0</text:p>
          </table:table-cell>
          <table:table-cell table:formula="of:=IF(ISBLANK([.H72]); &quot;0&quot;; &quot;1&quot;)" office:value-type="string" office:string-value="0" calcext:value-type="string">
            <text:p>0</text:p>
          </table:table-cell>
          <table:table-cell table:formula="of:=IF(ISBLANK([.I72]); &quot;0&quot;; &quot;1&quot;)" office:value-type="string" office:string-value="1" calcext:value-type="string">
            <text:p>1</text:p>
          </table:table-cell>
          <table:table-cell table:formula="of:=IF(ISBLANK([.J72]); &quot;0&quot;; &quot;1&quot;)" office:value-type="string" office:string-value="1" calcext:value-type="string">
            <text:p>1</text:p>
          </table:table-cell>
          <table:table-cell table:formula="of:=IF(ISBLANK([.K72]); &quot;0&quot;; &quot;1&quot;)" office:value-type="string" office:string-value="1" calcext:value-type="string">
            <text:p>1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72]; &quot;_MASK &quot;; [.V72])" office:value-type="string" office:string-value="#define W4COL_MASK 0b11111111" calcext:value-type="string">
            <text:p>#define W4COL_MASK 0b11111111</text:p>
          </table:table-cell>
        </table:table-row>
        <table:table-row table:style-name="ro3">
          <table:table-cell office:value-type="string" calcext:value-type="string">
            <text:p>VERTD</text:p>
          </table:table-cell>
          <table:table-cell office:value-type="string" calcext:value-type="string">
            <text:p>FCC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8" table:number-rows-spanned="1">
            <text:p>Vertical delay</text:p>
          </table:table-cell>
          <table:covered-table-cell table:number-columns-repeated="3"/>
          <table:covered-table-cell table:style-name="ce309"/>
          <table:covered-table-cell table:number-columns-repeated="3"/>
          <table:table-cell/>
          <table:table-cell table:formula="of:=IF(ISBLANK([.D73]); &quot;0&quot;; &quot;1&quot;)" office:value-type="string" office:string-value="1" calcext:value-type="string">
            <text:p>1</text:p>
          </table:table-cell>
          <table:table-cell table:formula="of:=IF(ISBLANK([.E73]); &quot;0&quot;; &quot;1&quot;)" office:value-type="string" office:string-value="0" calcext:value-type="string">
            <text:p>0</text:p>
          </table:table-cell>
          <table:table-cell table:formula="of:=IF(ISBLANK([.F73]); &quot;0&quot;; &quot;1&quot;)" office:value-type="string" office:string-value="0" calcext:value-type="string">
            <text:p>0</text:p>
          </table:table-cell>
          <table:table-cell table:formula="of:=IF(ISBLANK([.G73]); &quot;0&quot;; &quot;1&quot;)" office:value-type="string" office:string-value="0" calcext:value-type="string">
            <text:p>0</text:p>
          </table:table-cell>
          <table:table-cell table:formula="of:=IF(ISBLANK([.H73]); &quot;0&quot;; &quot;1&quot;)" office:value-type="string" office:string-value="0" calcext:value-type="string">
            <text:p>0</text:p>
          </table:table-cell>
          <table:table-cell table:formula="of:=IF(ISBLANK([.I73]); &quot;0&quot;; &quot;1&quot;)" office:value-type="string" office:string-value="0" calcext:value-type="string">
            <text:p>0</text:p>
          </table:table-cell>
          <table:table-cell table:formula="of:=IF(ISBLANK([.J73]); &quot;0&quot;; &quot;1&quot;)" office:value-type="string" office:string-value="0" calcext:value-type="string">
            <text:p>0</text:p>
          </table:table-cell>
          <table:table-cell table:formula="of:=IF(ISBLANK([.K73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73]; &quot;_MASK &quot;; [.V73])" office:value-type="string" office:string-value="#define VERTD_MASK 0b11111111" calcext:value-type="string">
            <text:p>#define VERTD_MASK 0b11111111</text:p>
          </table:table-cell>
        </table:table-row>
        <table:table-row table:style-name="ro3">
          <table:table-cell office:value-type="string" calcext:value-type="string">
            <text:p>HORD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W</text:p>
          </table:table-cell>
          <table:table-cell office:value-type="string" calcext:value-type="string" table:number-columns-spanned="8" table:number-rows-spanned="1">
            <text:p>Horizontal delay</text:p>
          </table:table-cell>
          <table:covered-table-cell table:number-columns-repeated="3"/>
          <table:covered-table-cell table:style-name="ce309"/>
          <table:covered-table-cell table:number-columns-repeated="3"/>
          <table:table-cell/>
          <table:table-cell table:formula="of:=IF(ISBLANK([.D74]); &quot;0&quot;; &quot;1&quot;)" office:value-type="string" office:string-value="1" calcext:value-type="string">
            <text:p>1</text:p>
          </table:table-cell>
          <table:table-cell table:formula="of:=IF(ISBLANK([.E74]); &quot;0&quot;; &quot;1&quot;)" office:value-type="string" office:string-value="0" calcext:value-type="string">
            <text:p>0</text:p>
          </table:table-cell>
          <table:table-cell table:formula="of:=IF(ISBLANK([.F74]); &quot;0&quot;; &quot;1&quot;)" office:value-type="string" office:string-value="0" calcext:value-type="string">
            <text:p>0</text:p>
          </table:table-cell>
          <table:table-cell table:formula="of:=IF(ISBLANK([.G74]); &quot;0&quot;; &quot;1&quot;)" office:value-type="string" office:string-value="0" calcext:value-type="string">
            <text:p>0</text:p>
          </table:table-cell>
          <table:table-cell table:formula="of:=IF(ISBLANK([.H74]); &quot;0&quot;; &quot;1&quot;)" office:value-type="string" office:string-value="0" calcext:value-type="string">
            <text:p>0</text:p>
          </table:table-cell>
          <table:table-cell table:formula="of:=IF(ISBLANK([.I74]); &quot;0&quot;; &quot;1&quot;)" office:value-type="string" office:string-value="0" calcext:value-type="string">
            <text:p>0</text:p>
          </table:table-cell>
          <table:table-cell table:formula="of:=IF(ISBLANK([.J74]); &quot;0&quot;; &quot;1&quot;)" office:value-type="string" office:string-value="0" calcext:value-type="string">
            <text:p>0</text:p>
          </table:table-cell>
          <table:table-cell table:formula="of:=IF(ISBLANK([.K74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11111111</text:p>
          </table:table-cell>
          <table:table-cell/>
          <table:table-cell table:formula="of:=COM.MICROSOFT.CONCAT(&quot;#define &quot;; [.A74]; &quot;_MASK &quot;; [.V74])" office:value-type="string" office:string-value="#define HORD_MASK 0b11111111" calcext:value-type="string">
            <text:p>#define HORD_MASK 0b11111111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FCE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 table:number-columns-spanned="7" table:number-rows-spanned="1">
            <text:p>Character height</text:p>
          </table:table-cell>
          <table:covered-table-cell table:number-columns-repeated="2"/>
          <table:covered-table-cell table:style-name="ce309"/>
          <table:covered-table-cell table:number-columns-repeated="3"/>
          <table:table-cell/>
          <table:table-cell table:formula="of:=IF(ISBLANK([.D75]); &quot;0&quot;; &quot;1&quot;)" office:value-type="string" office:string-value="0" calcext:value-type="string">
            <text:p>0</text:p>
          </table:table-cell>
          <table:table-cell table:formula="of:=IF(ISBLANK([.E75]); &quot;0&quot;; &quot;1&quot;)" office:value-type="string" office:string-value="1" calcext:value-type="string">
            <text:p>1</text:p>
          </table:table-cell>
          <table:table-cell table:formula="of:=IF(ISBLANK([.F75]); &quot;0&quot;; &quot;1&quot;)" office:value-type="string" office:string-value="0" calcext:value-type="string">
            <text:p>0</text:p>
          </table:table-cell>
          <table:table-cell table:formula="of:=IF(ISBLANK([.G75]); &quot;0&quot;; &quot;1&quot;)" office:value-type="string" office:string-value="0" calcext:value-type="string">
            <text:p>0</text:p>
          </table:table-cell>
          <table:table-cell table:formula="of:=IF(ISBLANK([.H75]); &quot;0&quot;; &quot;1&quot;)" office:value-type="string" office:string-value="0" calcext:value-type="string">
            <text:p>0</text:p>
          </table:table-cell>
          <table:table-cell table:formula="of:=IF(ISBLANK([.I75]); &quot;0&quot;; &quot;1&quot;)" office:value-type="string" office:string-value="0" calcext:value-type="string">
            <text:p>0</text:p>
          </table:table-cell>
          <table:table-cell table:formula="of:=IF(ISBLANK([.J75]); &quot;0&quot;; &quot;1&quot;)" office:value-type="string" office:string-value="0" calcext:value-type="string">
            <text:p>0</text:p>
          </table:table-cell>
          <table:table-cell table:formula="of:=IF(ISBLANK([.K75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01111111</text:p>
          </table:table-cell>
          <table:table-cell/>
          <table:table-cell table:formula="of:=COM.MICROSOFT.CONCAT(&quot;#define &quot;; [.A75]; &quot;_MASK &quot;; [.V75])" office:value-type="string" office:string-value="#define CH_MASK 0b01111111" calcext:value-type="string">
            <text:p>#define CH_MASK 0b01111111</text:p>
          </table:table-cell>
        </table:table-row>
        <table:table-row table:style-name="ro3">
          <table:table-cell office:value-type="string" calcext:value-type="string">
            <text:p>RSPACE</text:p>
          </table:table-cell>
          <table:table-cell office:value-type="string" calcext:value-type="string">
            <text:p>FD0</text:p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 table:number-columns-spanned="5" table:number-rows-spanned="1">
            <text:p>Row to row spacing</text:p>
          </table:table-cell>
          <table:covered-table-cell table:style-name="ce309"/>
          <table:covered-table-cell table:number-columns-repeated="3"/>
          <table:table-cell/>
          <table:table-cell table:formula="of:=IF(ISBLANK([.D76]); &quot;0&quot;; &quot;1&quot;)" office:value-type="string" office:string-value="0" calcext:value-type="string">
            <text:p>0</text:p>
          </table:table-cell>
          <table:table-cell table:formula="of:=IF(ISBLANK([.E76]); &quot;0&quot;; &quot;1&quot;)" office:value-type="string" office:string-value="0" calcext:value-type="string">
            <text:p>0</text:p>
          </table:table-cell>
          <table:table-cell table:formula="of:=IF(ISBLANK([.F76]); &quot;0&quot;; &quot;1&quot;)" office:value-type="string" office:string-value="0" calcext:value-type="string">
            <text:p>0</text:p>
          </table:table-cell>
          <table:table-cell table:formula="of:=IF(ISBLANK([.G76]); &quot;0&quot;; &quot;1&quot;)" office:value-type="string" office:string-value="1" calcext:value-type="string">
            <text:p>1</text:p>
          </table:table-cell>
          <table:table-cell table:formula="of:=IF(ISBLANK([.H76]); &quot;0&quot;; &quot;1&quot;)" office:value-type="string" office:string-value="0" calcext:value-type="string">
            <text:p>0</text:p>
          </table:table-cell>
          <table:table-cell table:formula="of:=IF(ISBLANK([.I76]); &quot;0&quot;; &quot;1&quot;)" office:value-type="string" office:string-value="0" calcext:value-type="string">
            <text:p>0</text:p>
          </table:table-cell>
          <table:table-cell table:formula="of:=IF(ISBLANK([.J76]); &quot;0&quot;; &quot;1&quot;)" office:value-type="string" office:string-value="0" calcext:value-type="string">
            <text:p>0</text:p>
          </table:table-cell>
          <table:table-cell table:formula="of:=IF(ISBLANK([.K76]); &quot;0&quot;; &quot;1&quot;)" office:value-type="string" office:string-value="0" calcext:value-type="string">
            <text:p>0</text:p>
          </table:table-cell>
          <table:table-cell/>
          <table:table-cell office:value-type="string" calcext:value-type="string">
            <text:p>0b00011111</text:p>
          </table:table-cell>
          <table:table-cell/>
          <table:table-cell table:formula="of:=COM.MICROSOFT.CONCAT(&quot;#define &quot;; [.A76]; &quot;_MASK &quot;; [.V76])" office:value-type="string" office:string-value="#define RSPACE_MASK 0b00011111" calcext:value-type="string">
            <text:p>#define RSPACE_MASK 0b00011111</text:p>
          </table:table-cell>
        </table:table-row>
        <table:table-row table:style-name="ro3">
          <table:table-cell table:style-name="ce247" office:value-type="string" calcext:value-type="string" table:number-columns-spanned="1" table:number-rows-spanned="2">
            <text:p>OSDCON</text:p>
          </table:table-cell>
          <table:table-cell office:value-type="string" calcext:value-type="string">
            <text:p>FD1</text:p>
          </table:table-cell>
          <table:table-cell office:value-type="string" calcext:value-type="string">
            <text:p>R/W</text:p>
          </table:table-cell>
          <table:table-cell office:value-type="string" calcext:value-type="string">
            <text:p>OSDEN</text:p>
          </table:table-cell>
          <table:table-cell office:value-type="string" calcext:value-type="string">
            <text:p>BSE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FBEN</text:p>
          </table:table-cell>
          <table:table-cell table:style-name="ce309" office:value-type="string" calcext:value-type="string">
            <text:p>Blend</text:p>
          </table:table-cell>
          <table:table-cell office:value-type="string" calcext:value-type="string">
            <text:p>WENclr</text:p>
          </table:table-cell>
          <table:table-cell office:value-type="string" calcext:value-type="string">
            <text:p>RAMclr</text:p>
          </table:table-cell>
          <table:table-cell office:value-type="string" calcext:value-type="string">
            <text:p>FBKGC</text:p>
          </table:table-cell>
          <table:table-cell/>
          <table:table-cell table:formula="of:=IF(ISBLANK([.D77]); &quot;0&quot;; &quot;1&quot;)" office:value-type="string" office:string-value="1" calcext:value-type="string">
            <text:p>1</text:p>
          </table:table-cell>
          <table:table-cell table:formula="of:=IF(ISBLANK([.E77]); &quot;0&quot;; &quot;1&quot;)" office:value-type="string" office:string-value="1" calcext:value-type="string">
            <text:p>1</text:p>
          </table:table-cell>
          <table:table-cell table:formula="of:=IF(ISBLANK([.F77]); &quot;0&quot;; &quot;1&quot;)" office:value-type="string" office:string-value="1" calcext:value-type="string">
            <text:p>1</text:p>
          </table:table-cell>
          <table:table-cell table:formula="of:=IF(ISBLANK([.G77]); &quot;0&quot;; &quot;1&quot;)" office:value-type="string" office:string-value="1" calcext:value-type="string">
            <text:p>1</text:p>
          </table:table-cell>
          <table:table-cell table:formula="of:=IF(ISBLANK([.H77]); &quot;0&quot;; &quot;1&quot;)" office:value-type="string" office:string-value="1" calcext:value-type="string">
            <text:p>1</text:p>
          </table:table-cell>
          <table:table-cell table:formula="of:=IF(ISBLANK([.I77]); &quot;0&quot;; &quot;1&quot;)" office:value-type="string" office:string-value="1" calcext:value-type="string">
            <text:p>1</text:p>
          </table:table-cell>
          <table:table-cell table:formula="of:=IF(ISBLANK([.J77]); &quot;0&quot;; &quot;1&quot;)" office:value-type="string" office:string-value="1" calcext:value-type="string">
            <text:p>1</text:p>
          </table:table-cell>
          <table:table-cell table:formula="of:=IF(ISBLANK([.K77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77:.T77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77]; &quot;_MASK &quot;; [.V77])" office:value-type="string" office:string-value="#define OSDCON_MASK 0b11111111" calcext:value-type="string">
            <text:p>#define OSDCON_MASK 0b11111111</text:p>
          </table:table-cell>
        </table:table-row>
        <table:table-row table:style-name="ro3">
          <table:covered-table-cell office:value-type="string" calcext:value-type="string">
            <text:p>OSDCON</text:p>
          </table:covered-table-cell>
          <table:table-cell office:value-type="string" calcext:value-type="string">
            <text:p>FD2</text:p>
          </table:table-cell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DWE</text:p>
          </table:table-cell>
          <table:table-cell table:style-name="ce309" office:value-type="string" calcext:value-type="string">
            <text:p>HSP</text:p>
          </table:table-cell>
          <table:table-cell office:value-type="string" calcext:value-type="string">
            <text:p>VSP</text:p>
          </table:table-cell>
          <table:table-cell table:number-columns-repeated="3"/>
          <table:table-cell table:formula="of:=IF(ISBLANK([.D78]); &quot;0&quot;; &quot;1&quot;)" office:value-type="string" office:string-value="0" calcext:value-type="string">
            <text:p>0</text:p>
          </table:table-cell>
          <table:table-cell table:formula="of:=IF(ISBLANK([.E78]); &quot;0&quot;; &quot;1&quot;)" office:value-type="string" office:string-value="0" calcext:value-type="string">
            <text:p>0</text:p>
          </table:table-cell>
          <table:table-cell table:formula="of:=IF(ISBLANK([.F78]); &quot;0&quot;; &quot;1&quot;)" office:value-type="string" office:string-value="0" calcext:value-type="string">
            <text:p>0</text:p>
          </table:table-cell>
          <table:table-cell table:formula="of:=IF(ISBLANK([.G78]); &quot;0&quot;; &quot;1&quot;)" office:value-type="string" office:string-value="1" calcext:value-type="string">
            <text:p>1</text:p>
          </table:table-cell>
          <table:table-cell table:formula="of:=IF(ISBLANK([.H78]); &quot;0&quot;; &quot;1&quot;)" office:value-type="string" office:string-value="1" calcext:value-type="string">
            <text:p>1</text:p>
          </table:table-cell>
          <table:table-cell table:formula="of:=IF(ISBLANK([.I78]); &quot;0&quot;; &quot;1&quot;)" office:value-type="string" office:string-value="1" calcext:value-type="string">
            <text:p>1</text:p>
          </table:table-cell>
          <table:table-cell table:formula="of:=IF(ISBLANK([.J78]); &quot;0&quot;; &quot;1&quot;)" office:value-type="string" office:string-value="0" calcext:value-type="string">
            <text:p>0</text:p>
          </table:table-cell>
          <table:table-cell table:formula="of:=IF(ISBLANK([.K78]); &quot;0&quot;; &quot;1&quot;)" office:value-type="string" office:string-value="0" calcext:value-type="string">
            <text:p>0</text:p>
          </table:table-cell>
          <table:table-cell/>
          <table:table-cell table:formula="of:=COM.MICROSOFT.CONCAT(&quot;0b&quot;;[.M78:.T78])" office:value-type="string" office:string-value="0b00011100" calcext:value-type="string">
            <text:p>0b00011100</text:p>
          </table:table-cell>
          <table:table-cell/>
          <table:table-cell table:formula="of:=COM.MICROSOFT.CONCAT(&quot;#define &quot;; [.A78]; &quot;_MASK &quot;; [.V78])" office:value-type="string" office:string-value="#define OSDCON_MASK 0b00011100" calcext:value-type="string">
            <text:p>#define OSDCON_MASK 0b00011100</text:p>
          </table:table-cell>
        </table:table-row>
        <table:table-row table:style-name="ro3">
          <table:table-cell office:value-type="string" calcext:value-type="string">
            <text:p>CHSC</text:p>
          </table:table-cell>
          <table:table-cell office:value-type="string" calcext:value-type="string">
            <text:p>FD3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style-name="ce309"/>
          <table:table-cell office:value-type="string" calcext:value-type="string">
            <text:p>CSR</text:p>
          </table:table-cell>
          <table:table-cell office:value-type="string" calcext:value-type="string">
            <text:p>CSG</text:p>
          </table:table-cell>
          <table:table-cell office:value-type="string" calcext:value-type="string">
            <text:p>CSB</text:p>
          </table:table-cell>
          <table:table-cell/>
          <table:table-cell table:formula="of:=IF(ISBLANK([.D79]); &quot;0&quot;; &quot;1&quot;)" office:value-type="string" office:string-value="0" calcext:value-type="string">
            <text:p>0</text:p>
          </table:table-cell>
          <table:table-cell table:formula="of:=IF(ISBLANK([.E79]); &quot;0&quot;; &quot;1&quot;)" office:value-type="string" office:string-value="0" calcext:value-type="string">
            <text:p>0</text:p>
          </table:table-cell>
          <table:table-cell table:formula="of:=IF(ISBLANK([.F79]); &quot;0&quot;; &quot;1&quot;)" office:value-type="string" office:string-value="0" calcext:value-type="string">
            <text:p>0</text:p>
          </table:table-cell>
          <table:table-cell table:formula="of:=IF(ISBLANK([.G79]); &quot;0&quot;; &quot;1&quot;)" office:value-type="string" office:string-value="0" calcext:value-type="string">
            <text:p>0</text:p>
          </table:table-cell>
          <table:table-cell table:formula="of:=IF(ISBLANK([.H79]); &quot;0&quot;; &quot;1&quot;)" office:value-type="string" office:string-value="0" calcext:value-type="string">
            <text:p>0</text:p>
          </table:table-cell>
          <table:table-cell table:formula="of:=IF(ISBLANK([.I79]); &quot;0&quot;; &quot;1&quot;)" office:value-type="string" office:string-value="1" calcext:value-type="string">
            <text:p>1</text:p>
          </table:table-cell>
          <table:table-cell table:formula="of:=IF(ISBLANK([.J79]); &quot;0&quot;; &quot;1&quot;)" office:value-type="string" office:string-value="1" calcext:value-type="string">
            <text:p>1</text:p>
          </table:table-cell>
          <table:table-cell table:formula="of:=IF(ISBLANK([.K79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79:.T79])" office:value-type="string" office:string-value="0b00000111" calcext:value-type="string">
            <text:p>0b00000111</text:p>
          </table:table-cell>
          <table:table-cell/>
          <table:table-cell table:formula="of:=COM.MICROSOFT.CONCAT(&quot;#define &quot;; [.A79]; &quot;_MASK &quot;; [.V79])" office:value-type="string" office:string-value="#define CHSC_MASK 0b00000111" calcext:value-type="string">
            <text:p>#define CHSC_MASK 0b00000111</text:p>
          </table:table-cell>
        </table:table-row>
        <table:table-row table:style-name="ro3">
          <table:table-cell office:value-type="string" calcext:value-type="string">
            <text:p>FSSTP</text:p>
          </table:table-cell>
          <table:table-cell office:value-type="string" calcext:value-type="string">
            <text:p>FD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SW</text:p>
          </table:table-cell>
          <table:table-cell table:number-columns-repeated="3"/>
          <table:table-cell table:style-name="ce309"/>
          <table:table-cell office:value-type="string" calcext:value-type="string">
            <text:p>FSR</text:p>
          </table:table-cell>
          <table:table-cell office:value-type="string" calcext:value-type="string">
            <text:p>FSG</text:p>
          </table:table-cell>
          <table:table-cell office:value-type="string" calcext:value-type="string">
            <text:p>FSB</text:p>
          </table:table-cell>
          <table:table-cell/>
          <table:table-cell table:formula="of:=IF(ISBLANK([.D80]); &quot;0&quot;; &quot;1&quot;)" office:value-type="string" office:string-value="1" calcext:value-type="string">
            <text:p>1</text:p>
          </table:table-cell>
          <table:table-cell table:formula="of:=IF(ISBLANK([.E80]); &quot;0&quot;; &quot;1&quot;)" office:value-type="string" office:string-value="0" calcext:value-type="string">
            <text:p>0</text:p>
          </table:table-cell>
          <table:table-cell table:formula="of:=IF(ISBLANK([.F80]); &quot;0&quot;; &quot;1&quot;)" office:value-type="string" office:string-value="0" calcext:value-type="string">
            <text:p>0</text:p>
          </table:table-cell>
          <table:table-cell table:formula="of:=IF(ISBLANK([.G80]); &quot;0&quot;; &quot;1&quot;)" office:value-type="string" office:string-value="0" calcext:value-type="string">
            <text:p>0</text:p>
          </table:table-cell>
          <table:table-cell table:formula="of:=IF(ISBLANK([.H80]); &quot;0&quot;; &quot;1&quot;)" office:value-type="string" office:string-value="0" calcext:value-type="string">
            <text:p>0</text:p>
          </table:table-cell>
          <table:table-cell table:formula="of:=IF(ISBLANK([.I80]); &quot;0&quot;; &quot;1&quot;)" office:value-type="string" office:string-value="1" calcext:value-type="string">
            <text:p>1</text:p>
          </table:table-cell>
          <table:table-cell table:formula="of:=IF(ISBLANK([.J80]); &quot;0&quot;; &quot;1&quot;)" office:value-type="string" office:string-value="1" calcext:value-type="string">
            <text:p>1</text:p>
          </table:table-cell>
          <table:table-cell table:formula="of:=IF(ISBLANK([.K80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80:.T80])" office:value-type="string" office:string-value="0b10000111" calcext:value-type="string">
            <text:p>0b10000111</text:p>
          </table:table-cell>
          <table:table-cell/>
          <table:table-cell table:formula="of:=COM.MICROSOFT.CONCAT(&quot;#define &quot;; [.A80]; &quot;_MASK &quot;; [.V80])" office:value-type="string" office:string-value="#define FSSTP_MASK 0b10000111" calcext:value-type="string">
            <text:p>#define FSSTP_MASK 0b10000111</text:p>
          </table:table-cell>
        </table:table-row>
        <table:table-row table:style-name="ro3">
          <table:table-cell office:value-type="string" calcext:value-type="string">
            <text:p>WINSW</text:p>
          </table:table-cell>
          <table:table-cell office:value-type="string" calcext:value-type="string">
            <text:p>FD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W41</text:p>
          </table:table-cell>
          <table:table-cell office:value-type="string" calcext:value-type="string">
            <text:p>WW40</text:p>
          </table:table-cell>
          <table:table-cell office:value-type="string" calcext:value-type="string">
            <text:p>WW31</text:p>
          </table:table-cell>
          <table:table-cell office:value-type="string" calcext:value-type="string">
            <text:p>WW30</text:p>
          </table:table-cell>
          <table:table-cell table:style-name="ce309" office:value-type="string" calcext:value-type="string">
            <text:p>WW21</text:p>
          </table:table-cell>
          <table:table-cell office:value-type="string" calcext:value-type="string">
            <text:p>WW20</text:p>
          </table:table-cell>
          <table:table-cell office:value-type="string" calcext:value-type="string">
            <text:p>WW11</text:p>
          </table:table-cell>
          <table:table-cell office:value-type="string" calcext:value-type="string">
            <text:p>WW10</text:p>
          </table:table-cell>
          <table:table-cell/>
          <table:table-cell table:formula="of:=IF(ISBLANK([.D81]); &quot;0&quot;; &quot;1&quot;)" office:value-type="string" office:string-value="1" calcext:value-type="string">
            <text:p>1</text:p>
          </table:table-cell>
          <table:table-cell table:formula="of:=IF(ISBLANK([.E81]); &quot;0&quot;; &quot;1&quot;)" office:value-type="string" office:string-value="1" calcext:value-type="string">
            <text:p>1</text:p>
          </table:table-cell>
          <table:table-cell table:formula="of:=IF(ISBLANK([.F81]); &quot;0&quot;; &quot;1&quot;)" office:value-type="string" office:string-value="1" calcext:value-type="string">
            <text:p>1</text:p>
          </table:table-cell>
          <table:table-cell table:formula="of:=IF(ISBLANK([.G81]); &quot;0&quot;; &quot;1&quot;)" office:value-type="string" office:string-value="1" calcext:value-type="string">
            <text:p>1</text:p>
          </table:table-cell>
          <table:table-cell table:formula="of:=IF(ISBLANK([.H81]); &quot;0&quot;; &quot;1&quot;)" office:value-type="string" office:string-value="1" calcext:value-type="string">
            <text:p>1</text:p>
          </table:table-cell>
          <table:table-cell table:formula="of:=IF(ISBLANK([.I81]); &quot;0&quot;; &quot;1&quot;)" office:value-type="string" office:string-value="1" calcext:value-type="string">
            <text:p>1</text:p>
          </table:table-cell>
          <table:table-cell table:formula="of:=IF(ISBLANK([.J81]); &quot;0&quot;; &quot;1&quot;)" office:value-type="string" office:string-value="1" calcext:value-type="string">
            <text:p>1</text:p>
          </table:table-cell>
          <table:table-cell table:formula="of:=IF(ISBLANK([.K81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81:.T81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81]; &quot;_MASK &quot;; [.V81])" office:value-type="string" office:string-value="#define WINSW_MASK 0b11111111" calcext:value-type="string">
            <text:p>#define WINSW_MASK 0b11111111</text:p>
          </table:table-cell>
        </table:table-row>
        <table:table-row table:style-name="ro3">
          <table:table-cell office:value-type="string" calcext:value-type="string">
            <text:p>WINSH</text:p>
          </table:table-cell>
          <table:table-cell office:value-type="string" calcext:value-type="string">
            <text:p>FD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H41</text:p>
          </table:table-cell>
          <table:table-cell office:value-type="string" calcext:value-type="string">
            <text:p>WH40</text:p>
          </table:table-cell>
          <table:table-cell office:value-type="string" calcext:value-type="string">
            <text:p>WH31</text:p>
          </table:table-cell>
          <table:table-cell office:value-type="string" calcext:value-type="string">
            <text:p>WH30</text:p>
          </table:table-cell>
          <table:table-cell table:style-name="ce309" office:value-type="string" calcext:value-type="string">
            <text:p>WH21</text:p>
          </table:table-cell>
          <table:table-cell office:value-type="string" calcext:value-type="string">
            <text:p>WH20</text:p>
          </table:table-cell>
          <table:table-cell office:value-type="string" calcext:value-type="string">
            <text:p>WH11</text:p>
          </table:table-cell>
          <table:table-cell office:value-type="string" calcext:value-type="string">
            <text:p>WH10</text:p>
          </table:table-cell>
          <table:table-cell/>
          <table:table-cell table:formula="of:=IF(ISBLANK([.D82]); &quot;0&quot;; &quot;1&quot;)" office:value-type="string" office:string-value="1" calcext:value-type="string">
            <text:p>1</text:p>
          </table:table-cell>
          <table:table-cell table:formula="of:=IF(ISBLANK([.E82]); &quot;0&quot;; &quot;1&quot;)" office:value-type="string" office:string-value="1" calcext:value-type="string">
            <text:p>1</text:p>
          </table:table-cell>
          <table:table-cell table:formula="of:=IF(ISBLANK([.F82]); &quot;0&quot;; &quot;1&quot;)" office:value-type="string" office:string-value="1" calcext:value-type="string">
            <text:p>1</text:p>
          </table:table-cell>
          <table:table-cell table:formula="of:=IF(ISBLANK([.G82]); &quot;0&quot;; &quot;1&quot;)" office:value-type="string" office:string-value="1" calcext:value-type="string">
            <text:p>1</text:p>
          </table:table-cell>
          <table:table-cell table:formula="of:=IF(ISBLANK([.H82]); &quot;0&quot;; &quot;1&quot;)" office:value-type="string" office:string-value="1" calcext:value-type="string">
            <text:p>1</text:p>
          </table:table-cell>
          <table:table-cell table:formula="of:=IF(ISBLANK([.I82]); &quot;0&quot;; &quot;1&quot;)" office:value-type="string" office:string-value="1" calcext:value-type="string">
            <text:p>1</text:p>
          </table:table-cell>
          <table:table-cell table:formula="of:=IF(ISBLANK([.J82]); &quot;0&quot;; &quot;1&quot;)" office:value-type="string" office:string-value="1" calcext:value-type="string">
            <text:p>1</text:p>
          </table:table-cell>
          <table:table-cell table:formula="of:=IF(ISBLANK([.K82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82:.T82])" office:value-type="string" office:string-value="0b11111111" calcext:value-type="string">
            <text:p>0b11111111</text:p>
          </table:table-cell>
          <table:table-cell/>
          <table:table-cell table:formula="of:=COM.MICROSOFT.CONCAT(&quot;#define &quot;; [.A82]; &quot;_MASK &quot;; [.V82])" office:value-type="string" office:string-value="#define WINSH_MASK 0b11111111" calcext:value-type="string">
            <text:p>#define WINSH_MASK 0b11111111</text:p>
          </table:table-cell>
        </table:table-row>
        <table:table-row table:style-name="ro3">
          <table:table-cell office:value-type="string" calcext:value-type="string">
            <text:p>WINSC</text:p>
          </table:table-cell>
          <table:table-cell office:value-type="string" calcext:value-type="string">
            <text:p>FD7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1</text:p>
          </table:table-cell>
          <table:table-cell table:style-name="ce309"/>
          <table:table-cell office:value-type="string" calcext:value-type="string">
            <text:p>R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2</text:p>
          </table:table-cell>
          <table:table-cell/>
          <table:table-cell table:formula="of:=IF(ISBLANK([.D83]); &quot;0&quot;; &quot;1&quot;)" office:value-type="string" office:string-value="0" calcext:value-type="string">
            <text:p>0</text:p>
          </table:table-cell>
          <table:table-cell table:formula="of:=IF(ISBLANK([.E83]); &quot;0&quot;; &quot;1&quot;)" office:value-type="string" office:string-value="1" calcext:value-type="string">
            <text:p>1</text:p>
          </table:table-cell>
          <table:table-cell table:formula="of:=IF(ISBLANK([.F83]); &quot;0&quot;; &quot;1&quot;)" office:value-type="string" office:string-value="1" calcext:value-type="string">
            <text:p>1</text:p>
          </table:table-cell>
          <table:table-cell table:formula="of:=IF(ISBLANK([.G83]); &quot;0&quot;; &quot;1&quot;)" office:value-type="string" office:string-value="1" calcext:value-type="string">
            <text:p>1</text:p>
          </table:table-cell>
          <table:table-cell table:formula="of:=IF(ISBLANK([.H83]); &quot;0&quot;; &quot;1&quot;)" office:value-type="string" office:string-value="0" calcext:value-type="string">
            <text:p>0</text:p>
          </table:table-cell>
          <table:table-cell table:formula="of:=IF(ISBLANK([.I83]); &quot;0&quot;; &quot;1&quot;)" office:value-type="string" office:string-value="1" calcext:value-type="string">
            <text:p>1</text:p>
          </table:table-cell>
          <table:table-cell table:formula="of:=IF(ISBLANK([.J83]); &quot;0&quot;; &quot;1&quot;)" office:value-type="string" office:string-value="1" calcext:value-type="string">
            <text:p>1</text:p>
          </table:table-cell>
          <table:table-cell table:formula="of:=IF(ISBLANK([.K83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83:.T83])" office:value-type="string" office:string-value="0b01110111" calcext:value-type="string">
            <text:p>0b01110111</text:p>
          </table:table-cell>
          <table:table-cell/>
          <table:table-cell table:formula="of:=COM.MICROSOFT.CONCAT(&quot;#define &quot;; [.A83]; &quot;_MASK &quot;; [.V83])" office:value-type="string" office:string-value="#define WINSC_MASK 0b01110111" calcext:value-type="string">
            <text:p>#define WINSC_MASK 0b01110111</text:p>
          </table:table-cell>
        </table:table-row>
        <table:table-row table:style-name="ro3">
          <table:table-cell office:value-type="string" calcext:value-type="string">
            <text:p>WINSC</text:p>
          </table:table-cell>
          <table:table-cell office:value-type="string" calcext:value-type="string">
            <text:p>FD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B3</text:p>
          </table:table-cell>
          <table:table-cell table:style-name="ce309"/>
          <table:table-cell office:value-type="string" calcext:value-type="string">
            <text:p>R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B4</text:p>
          </table:table-cell>
          <table:table-cell/>
          <table:table-cell table:formula="of:=IF(ISBLANK([.D84]); &quot;0&quot;; &quot;1&quot;)" office:value-type="string" office:string-value="0" calcext:value-type="string">
            <text:p>0</text:p>
          </table:table-cell>
          <table:table-cell table:formula="of:=IF(ISBLANK([.E84]); &quot;0&quot;; &quot;1&quot;)" office:value-type="string" office:string-value="1" calcext:value-type="string">
            <text:p>1</text:p>
          </table:table-cell>
          <table:table-cell table:formula="of:=IF(ISBLANK([.F84]); &quot;0&quot;; &quot;1&quot;)" office:value-type="string" office:string-value="1" calcext:value-type="string">
            <text:p>1</text:p>
          </table:table-cell>
          <table:table-cell table:formula="of:=IF(ISBLANK([.G84]); &quot;0&quot;; &quot;1&quot;)" office:value-type="string" office:string-value="1" calcext:value-type="string">
            <text:p>1</text:p>
          </table:table-cell>
          <table:table-cell table:formula="of:=IF(ISBLANK([.H84]); &quot;0&quot;; &quot;1&quot;)" office:value-type="string" office:string-value="0" calcext:value-type="string">
            <text:p>0</text:p>
          </table:table-cell>
          <table:table-cell table:formula="of:=IF(ISBLANK([.I84]); &quot;0&quot;; &quot;1&quot;)" office:value-type="string" office:string-value="1" calcext:value-type="string">
            <text:p>1</text:p>
          </table:table-cell>
          <table:table-cell table:formula="of:=IF(ISBLANK([.J84]); &quot;0&quot;; &quot;1&quot;)" office:value-type="string" office:string-value="1" calcext:value-type="string">
            <text:p>1</text:p>
          </table:table-cell>
          <table:table-cell table:formula="of:=IF(ISBLANK([.K84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84:.T84])" office:value-type="string" office:string-value="0b01110111" calcext:value-type="string">
            <text:p>0b01110111</text:p>
          </table:table-cell>
          <table:table-cell/>
          <table:table-cell table:formula="of:=COM.MICROSOFT.CONCAT(&quot;#define &quot;; [.A84]; &quot;_MASK &quot;; [.V84])" office:value-type="string" office:string-value="#define WINSC_MASK 0b01110111" calcext:value-type="string">
            <text:p>#define WINSC_MASK 0b01110111</text:p>
          </table:table-cell>
        </table:table-row>
        <table:table-row table:style-name="ro3">
          <table:table-cell table:style-name="ce248" office:value-type="string" calcext:value-type="string">
            <text:p>XDEL</text:p>
          </table:table-cell>
          <table:table-cell table:style-name="ce272" office:value-type="string" calcext:value-type="string">
            <text:p>FD9</text:p>
          </table:table-cell>
          <table:table-cell table:style-name="ce295" office:value-type="string" calcext:value-type="string">
            <text:p>W</text:p>
          </table:table-cell>
          <table:table-cell table:number-columns-repeated="4"/>
          <table:table-cell table:style-name="ce309"/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/>
          <table:table-cell table:formula="of:=IF(ISBLANK([.D85]); &quot;0&quot;; &quot;1&quot;)" office:value-type="string" office:string-value="0" calcext:value-type="string">
            <text:p>0</text:p>
          </table:table-cell>
          <table:table-cell table:formula="of:=IF(ISBLANK([.E85]); &quot;0&quot;; &quot;1&quot;)" office:value-type="string" office:string-value="0" calcext:value-type="string">
            <text:p>0</text:p>
          </table:table-cell>
          <table:table-cell table:formula="of:=IF(ISBLANK([.F85]); &quot;0&quot;; &quot;1&quot;)" office:value-type="string" office:string-value="0" calcext:value-type="string">
            <text:p>0</text:p>
          </table:table-cell>
          <table:table-cell table:formula="of:=IF(ISBLANK([.G85]); &quot;0&quot;; &quot;1&quot;)" office:value-type="string" office:string-value="0" calcext:value-type="string">
            <text:p>0</text:p>
          </table:table-cell>
          <table:table-cell table:formula="of:=IF(ISBLANK([.H85]); &quot;0&quot;; &quot;1&quot;)" office:value-type="string" office:string-value="0" calcext:value-type="string">
            <text:p>0</text:p>
          </table:table-cell>
          <table:table-cell table:formula="of:=IF(ISBLANK([.I85]); &quot;0&quot;; &quot;1&quot;)" office:value-type="string" office:string-value="1" calcext:value-type="string">
            <text:p>1</text:p>
          </table:table-cell>
          <table:table-cell table:formula="of:=IF(ISBLANK([.J85]); &quot;0&quot;; &quot;1&quot;)" office:value-type="string" office:string-value="1" calcext:value-type="string">
            <text:p>1</text:p>
          </table:table-cell>
          <table:table-cell table:formula="of:=IF(ISBLANK([.K85]); &quot;0&quot;; &quot;1&quot;)" office:value-type="string" office:string-value="1" calcext:value-type="string">
            <text:p>1</text:p>
          </table:table-cell>
          <table:table-cell/>
          <table:table-cell table:formula="of:=COM.MICROSOFT.CONCAT(&quot;0b&quot;;[.M85:.T85])" office:value-type="string" office:string-value="0b00000111" calcext:value-type="string">
            <text:p>0b00000111</text:p>
          </table:table-cell>
          <table:table-cell/>
          <table:table-cell table:formula="of:=COM.MICROSOFT.CONCAT(&quot;#define &quot;; [.A85]; &quot;_MASK &quot;; [.V85])" office:value-type="string" office:string-value="#define XDEL_MASK 0b00000111" calcext:value-type="string">
            <text:p>#define XDEL_MASK 0b00000111</text:p>
          </table:table-cell>
        </table:table-row>
      </table:table>
      <table:table table:name="XFR bit offsets" table:style-name="ta2">
        <office:forms form:automatic-focus="false" form:apply-design-mode="false"/>
        <table:table-column table:style-name="co8" table:number-columns-repeated="16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4" table:default-cell-style-name="Default"/>
        <table:table-column table:style-name="co8" table:number-columns-repeated="3" table:default-cell-style-name="Default"/>
        <table:table-row table:style-name="ro1">
          <table:table-cell table:style-name="ce199" office:value-type="string" calcext:value-type="string">
            <text:p>Name</text:p>
          </table:table-cell>
          <table:table-cell table:style-name="ce249" office:value-type="string" calcext:value-type="string">
            <text:p>Address (hex)</text:p>
          </table:table-cell>
          <table:table-cell table:style-name="ce199" office:value-type="string" calcext:value-type="string">
            <text:p>R/W</text:p>
          </table:table-cell>
          <table:table-cell table:style-name="ce199" office:value-type="string" calcext:value-type="string">
            <text:p>bit 7</text:p>
          </table:table-cell>
          <table:table-cell table:style-name="ce199" office:value-type="string" calcext:value-type="string">
            <text:p>bit 6</text:p>
          </table:table-cell>
          <table:table-cell table:style-name="ce199" office:value-type="string" calcext:value-type="string">
            <text:p>bit 5</text:p>
          </table:table-cell>
          <table:table-cell table:style-name="ce199" office:value-type="string" calcext:value-type="string">
            <text:p>bit 4</text:p>
          </table:table-cell>
          <table:table-cell table:style-name="ce199" office:value-type="string" calcext:value-type="string">
            <text:p>bit 3</text:p>
          </table:table-cell>
          <table:table-cell table:style-name="ce199" office:value-type="string" calcext:value-type="string">
            <text:p>bit 2</text:p>
          </table:table-cell>
          <table:table-cell table:style-name="ce199" office:value-type="string" calcext:value-type="string">
            <text:p>bit 1</text:p>
          </table:table-cell>
          <table:table-cell table:style-name="ce199" office:value-type="string" calcext:value-type="string">
            <text:p>bit 0</text:p>
          </table:table-cell>
          <table:table-cell table:number-columns-repeated="2"/>
          <table:table-cell table:formula="of:=FLOOR((ROW([.D1]) - 1) / 8) + 2" office:value-type="float" office:value="2" calcext:value-type="float">
            <text:p>2</text:p>
          </table:table-cell>
          <table:table-cell table:formula="of:=MOD(ROW([.M2]) - 2; 8) + COLUMN([.D1])" office:value-type="float" office:value="4" calcext:value-type="float">
            <text:p>4</text:p>
          </table:table-cell>
          <table:table-cell table:formula="of:=INDIRECT(ADDRESS([.N1];[.O1]))" office:value-type="string" office:string-value="HIICE" calcext:value-type="string">
            <text:p>HIICE</text:p>
          </table:table-cell>
          <table:table-cell table:formula="of:=IF([.P1] = 0; &quot;RESERVED&quot;; [.P1])" office:value-type="string" office:string-value="HIICE" calcext:value-type="string">
            <text:p>HIICE</text:p>
          </table:table-cell>
          <table:table-cell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Offset</text:p>
          </table:table-cell>
          <table:table-cell table:number-columns-repeated="2"/>
        </table:table-row>
        <table:table-row table:style-name="ro3">
          <table:table-cell table:style-name="ce224" office:value-type="string" calcext:value-type="string" table:number-columns-spanned="1" table:number-rows-spanned="4">
            <text:p>PADMOD</text:p>
          </table:table-cell>
          <table:table-cell table:style-name="ce250" office:value-type="string" calcext:value-type="string">
            <text:p>F2B</text:p>
          </table:table-cell>
          <table:table-cell table:style-name="ce273" office:value-type="string" calcext:value-type="string">
            <text:p>W</text:p>
          </table:table-cell>
          <table:table-cell table:style-name="ce296" office:value-type="string" calcext:value-type="string">
            <text:p>HIICE</text:p>
          </table:table-cell>
          <table:table-cell table:style-name="ce296" office:value-type="string" calcext:value-type="string">
            <text:p>IICE</text:p>
          </table:table-cell>
          <table:table-cell table:style-name="ce296" office:value-type="string" calcext:value-type="string">
            <text:p>HVE</text:p>
          </table:table-cell>
          <table:table-cell table:style-name="ce296" office:value-type="string" calcext:value-type="string">
            <text:p>HclpE</text:p>
          </table:table-cell>
          <table:table-cell table:style-name="ce296" table:number-columns-repeated="2"/>
          <table:table-cell table:style-name="ce296" office:value-type="string" calcext:value-type="string">
            <text:p>FclkE</text:p>
          </table:table-cell>
          <table:table-cell table:style-name="ce296" office:value-type="string" calcext:value-type="string">
            <text:p>P26E</text:p>
          </table:table-cell>
          <table:table-cell table:number-columns-repeated="2"/>
          <table:table-cell table:formula="of:=FLOOR((ROW([.D2]) - 1) / 8) + 2" office:value-type="float" office:value="2" calcext:value-type="float">
            <text:p>2</text:p>
          </table:table-cell>
          <table:table-cell table:formula="of:=MOD(ROW([.M3]) - 2; 8) + COLUMN([.D2])" office:value-type="float" office:value="5" calcext:value-type="float">
            <text:p>5</text:p>
          </table:table-cell>
          <table:table-cell table:formula="of:=INDIRECT(ADDRESS([.N2];[.O2]))" office:value-type="string" office:string-value="IICE" calcext:value-type="string">
            <text:p>IICE</text:p>
          </table:table-cell>
          <table:table-cell table:formula="of:=IF([.P2] = 0; &quot;RESERVED&quot;; [.P2])" office:value-type="string" office:string-value="IICE" calcext:value-type="string">
            <text:p>IICE</text:p>
          </table:table-cell>
          <table:table-cell table:number-columns-repeated="2"/>
          <table:table-cell office:value-type="string" calcext:value-type="string">
            <text:p>HIICE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]); &quot;&quot;; COM.MICROSOFT.CONCAT(&quot;#define &quot;; [.T2]; &quot; (1 &lt;&lt; &quot;; [.U2]; &quot;)&quot;))" office:value-type="string" office:string-value="#define HIICE (1 &lt;&lt; 7)" calcext:value-type="string">
            <text:p>#define HIICE (1 &lt;&lt; 7)</text:p>
          </table:table-cell>
        </table:table-row>
        <table:table-row table:style-name="ro3">
          <table:covered-table-cell table:style-name="ce225" office:value-type="string" calcext:value-type="string">
            <text:p>PADMOD</text:p>
          </table:covered-table-cell>
          <table:table-cell table:style-name="ce251" office:value-type="string" calcext:value-type="string">
            <text:p>F2C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DA3E</text:p>
          </table:table-cell>
          <table:table-cell table:style-name="ce296" office:value-type="string" calcext:value-type="string">
            <text:p>DA2E</text:p>
          </table:table-cell>
          <table:table-cell table:style-name="ce296" office:value-type="string" calcext:value-type="string">
            <text:p>DA1E</text:p>
          </table:table-cell>
          <table:table-cell table:style-name="ce296" office:value-type="string" calcext:value-type="string">
            <text:p>DA0E</text:p>
          </table:table-cell>
          <table:table-cell table:style-name="ce296" office:value-type="string" calcext:value-type="string">
            <text:p>AD3E</text:p>
          </table:table-cell>
          <table:table-cell table:style-name="ce296" office:value-type="string" calcext:value-type="string">
            <text:p>AD2E</text:p>
          </table:table-cell>
          <table:table-cell table:style-name="ce296" office:value-type="string" calcext:value-type="string">
            <text:p>AD1E</text:p>
          </table:table-cell>
          <table:table-cell table:style-name="ce296" office:value-type="string" calcext:value-type="string">
            <text:p>AD0E</text:p>
          </table:table-cell>
          <table:table-cell table:number-columns-repeated="2"/>
          <table:table-cell table:formula="of:=FLOOR((ROW([.D3]) - 1) / 8) + 2" office:value-type="float" office:value="2" calcext:value-type="float">
            <text:p>2</text:p>
          </table:table-cell>
          <table:table-cell table:formula="of:=MOD(ROW([.M4]) - 2; 8) + COLUMN([.D3])" office:value-type="float" office:value="6" calcext:value-type="float">
            <text:p>6</text:p>
          </table:table-cell>
          <table:table-cell table:formula="of:=INDIRECT(ADDRESS([.N3];[.O3]))" office:value-type="string" office:string-value="HVE" calcext:value-type="string">
            <text:p>HVE</text:p>
          </table:table-cell>
          <table:table-cell table:formula="of:=IF([.P3] = 0; &quot;RESERVED&quot;; [.P3])" office:value-type="string" office:string-value="HVE" calcext:value-type="string">
            <text:p>HVE</text:p>
          </table:table-cell>
          <table:table-cell table:number-columns-repeated="2"/>
          <table:table-cell office:value-type="string" calcext:value-type="string">
            <text:p>IICE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3]); &quot;&quot;; COM.MICROSOFT.CONCAT(&quot;#define &quot;; [.T3]; &quot; (1 &lt;&lt; &quot;; [.U3]; &quot;)&quot;))" office:value-type="string" office:string-value="#define IICE (1 &lt;&lt; 6)" calcext:value-type="string">
            <text:p>#define IICE (1 &lt;&lt; 6)</text:p>
          </table:table-cell>
        </table:table-row>
        <table:table-row table:style-name="ro3">
          <table:covered-table-cell table:style-name="ce225" office:value-type="string" calcext:value-type="string">
            <text:p>PADMOD</text:p>
          </table:covered-table-cell>
          <table:table-cell table:style-name="ce251" office:value-type="string" calcext:value-type="string">
            <text:p>F2D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P47oe</text:p>
          </table:table-cell>
          <table:table-cell table:style-name="ce296" office:value-type="string" calcext:value-type="string">
            <text:p>P46oe</text:p>
          </table:table-cell>
          <table:table-cell table:style-name="ce296" office:value-type="string" calcext:value-type="string">
            <text:p>P45oe</text:p>
          </table:table-cell>
          <table:table-cell table:style-name="ce296" office:value-type="string" calcext:value-type="string">
            <text:p>P44oe</text:p>
          </table:table-cell>
          <table:table-cell table:style-name="ce296" office:value-type="string" calcext:value-type="string">
            <text:p>P43oe</text:p>
          </table:table-cell>
          <table:table-cell table:style-name="ce296" office:value-type="string" calcext:value-type="string">
            <text:p>P42oe</text:p>
          </table:table-cell>
          <table:table-cell table:style-name="ce296" office:value-type="string" calcext:value-type="string">
            <text:p>P41oe</text:p>
          </table:table-cell>
          <table:table-cell table:style-name="ce296" office:value-type="string" calcext:value-type="string">
            <text:p>P40oe</text:p>
          </table:table-cell>
          <table:table-cell table:number-columns-repeated="2"/>
          <table:table-cell table:formula="of:=FLOOR((ROW([.D4]) - 1) / 8) + 2" office:value-type="float" office:value="2" calcext:value-type="float">
            <text:p>2</text:p>
          </table:table-cell>
          <table:table-cell table:formula="of:=MOD(ROW([.M5]) - 2; 8) + COLUMN([.D4])" office:value-type="float" office:value="7" calcext:value-type="float">
            <text:p>7</text:p>
          </table:table-cell>
          <table:table-cell table:formula="of:=INDIRECT(ADDRESS([.N4];[.O4]))" office:value-type="string" office:string-value="HclpE" calcext:value-type="string">
            <text:p>HclpE</text:p>
          </table:table-cell>
          <table:table-cell table:formula="of:=IF([.P4] = 0; &quot;RESERVED&quot;; [.P4])" office:value-type="string" office:string-value="HclpE" calcext:value-type="string">
            <text:p>HclpE</text:p>
          </table:table-cell>
          <table:table-cell table:number-columns-repeated="2"/>
          <table:table-cell office:value-type="string" calcext:value-type="string">
            <text:p>HVE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4]); &quot;&quot;; COM.MICROSOFT.CONCAT(&quot;#define &quot;; [.T4]; &quot; (1 &lt;&lt; &quot;; [.U4]; &quot;)&quot;))" office:value-type="string" office:string-value="#define HVE (1 &lt;&lt; 5)" calcext:value-type="string">
            <text:p>#define HVE (1 &lt;&lt; 5)</text:p>
          </table:table-cell>
        </table:table-row>
        <table:table-row table:style-name="ro3">
          <table:covered-table-cell table:style-name="ce225" office:value-type="string" calcext:value-type="string">
            <text:p>PADMOD</text:p>
          </table:covered-table-cell>
          <table:table-cell table:style-name="ce251" office:value-type="string" calcext:value-type="string">
            <text:p>F2E</text:p>
          </table:table-cell>
          <table:table-cell table:style-name="ce274" office:value-type="string" calcext:value-type="string">
            <text:p>W</text:p>
          </table:table-cell>
          <table:table-cell table:style-name="ce296" office:value-type="string" calcext:value-type="string">
            <text:p>P57oe</text:p>
          </table:table-cell>
          <table:table-cell table:style-name="ce296" office:value-type="string" calcext:value-type="string">
            <text:p>P56oe</text:p>
          </table:table-cell>
          <table:table-cell table:style-name="ce296" office:value-type="string" calcext:value-type="string">
            <text:p>P55oe</text:p>
          </table:table-cell>
          <table:table-cell table:style-name="ce296" office:value-type="string" calcext:value-type="string">
            <text:p>P54oe</text:p>
          </table:table-cell>
          <table:table-cell table:style-name="ce296" office:value-type="string" calcext:value-type="string">
            <text:p>P53oe</text:p>
          </table:table-cell>
          <table:table-cell table:style-name="ce296" office:value-type="string" calcext:value-type="string">
            <text:p>P52oe</text:p>
          </table:table-cell>
          <table:table-cell table:style-name="ce296" office:value-type="string" calcext:value-type="string">
            <office:annotation draw:style-name="gr2" draw:text-style-name="P2" svg:width="2.899cm" svg:height="1.799cm" svg:x="23.178cm" svg:y="1.064cm" draw:caption-point-x="-0.61cm" draw:caption-point-y="1.511cm">
              <dc:date>2024-04-06T00:00:00</dc:date>
              <text:p text:style-name="P1"><text:span text:style-name="T1">test</text:span></text:p>
              <text:p text:style-name="P1"><text:span text:style-name="T1"/></text:p>
            </office:annotation>
            <text:p>P51oe</text:p>
          </table:table-cell>
          <table:table-cell table:style-name="ce296" office:value-type="string" calcext:value-type="string">
            <text:p>P50oe</text:p>
          </table:table-cell>
          <table:table-cell table:number-columns-repeated="2"/>
          <table:table-cell table:formula="of:=FLOOR((ROW([.D5]) - 1) / 8) + 2" office:value-type="float" office:value="2" calcext:value-type="float">
            <text:p>2</text:p>
          </table:table-cell>
          <table:table-cell table:formula="of:=MOD(ROW([.M6]) - 2; 8) + COLUMN([.D5])" office:value-type="float" office:value="8" calcext:value-type="float">
            <text:p>8</text:p>
          </table:table-cell>
          <table:table-cell table:formula="of:=INDIRECT(ADDRESS([.N5];[.O5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clpE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5]); &quot;&quot;; COM.MICROSOFT.CONCAT(&quot;#define &quot;; [.T5]; &quot; (1 &lt;&lt; &quot;; [.U5]; &quot;)&quot;))" office:value-type="string" office:string-value="#define HclpE (1 &lt;&lt; 4)" calcext:value-type="string">
            <text:p>#define HclpE (1 &lt;&lt; 4)</text:p>
          </table:table-cell>
        </table:table-row>
        <table:table-row table:style-name="ro3">
          <table:table-cell table:style-name="ce226" office:value-type="string" calcext:value-type="string">
            <text:p>OPTION</text:p>
          </table:table-cell>
          <table:table-cell table:style-name="ce252" office:value-type="string" calcext:value-type="string">
            <text:p>F2F</text:p>
          </table:table-cell>
          <table:table-cell table:style-name="ce275" office:value-type="string" calcext:value-type="string">
            <text:p>W</text:p>
          </table:table-cell>
          <table:table-cell table:style-name="ce296" office:value-type="string" calcext:value-type="string">
            <text:p>PWMF</text:p>
          </table:table-cell>
          <table:table-cell table:style-name="ce296" office:value-type="string" calcext:value-type="string">
            <text:p>DIV253</text:p>
          </table:table-cell>
          <table:table-cell table:style-name="ce296" office:value-type="string" calcext:value-type="string">
            <text:p>SlvAvs1</text:p>
          </table:table-cell>
          <table:table-cell table:style-name="ce296" office:value-type="string" calcext:value-type="string">
            <text:p>SlvAbs0</text:p>
          </table:table-cell>
          <table:table-cell table:style-name="ce296" office:value-type="string" calcext:value-type="string">
            <text:p>ENSCL</text:p>
          </table:table-cell>
          <table:table-cell table:style-name="ce296" office:value-type="string" calcext:value-type="string">
            <text:p>Msel</text:p>
          </table:table-cell>
          <table:table-cell table:style-name="ce296" office:value-type="string" calcext:value-type="string">
            <text:p>MIICF1</text:p>
          </table:table-cell>
          <table:table-cell table:style-name="ce296" office:value-type="string" calcext:value-type="string">
            <text:p>MIICF0</text:p>
          </table:table-cell>
          <table:table-cell table:number-columns-repeated="2"/>
          <table:table-cell table:formula="of:=FLOOR((ROW([.D6]) - 1) / 8) + 2" office:value-type="float" office:value="2" calcext:value-type="float">
            <text:p>2</text:p>
          </table:table-cell>
          <table:table-cell table:formula="of:=MOD(ROW([.M7]) - 2; 8) + COLUMN([.D6])" office:value-type="float" office:value="9" calcext:value-type="float">
            <text:p>9</text:p>
          </table:table-cell>
          <table:table-cell table:formula="of:=INDIRECT(ADDRESS([.N6];[.O6]))" office:value-type="float" office:value="0" calcext:value-type="float">
            <text:p>0</text:p>
          </table:table-cell>
          <table:table-cell table:number-columns-repeated="6"/>
          <table:table-cell table:formula="of:=IF(ISBLANK([.U6]); &quot;&quot;; COM.MICROSOFT.CONCAT(&quot;#define &quot;; [.T6]; &quot; (1 &lt;&lt; &quot;; [.U6]; &quot;)&quot;))">
            <text:p/>
          </table:table-cell>
        </table:table-row>
        <table:table-row table:style-name="ro3">
          <table:table-cell table:style-name="ce227" office:value-type="string" calcext:value-type="string" table:number-columns-spanned="1" table:number-rows-spanned="8">
            <text:p>PORT4</text:p>
          </table:table-cell>
          <table:table-cell table:style-name="ce253" office:value-type="string" calcext:value-type="string">
            <text:p>F30</text:p>
          </table:table-cell>
          <table:table-cell table:style-name="ce276" office:value-type="string" calcext:value-type="string">
            <text:p>R/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40</text:p>
          </table:table-cell>
          <table:table-cell table:number-columns-repeated="2"/>
          <table:table-cell table:formula="of:=FLOOR((ROW([.D7]) - 1) / 8) + 2" office:value-type="float" office:value="2" calcext:value-type="float">
            <text:p>2</text:p>
          </table:table-cell>
          <table:table-cell table:formula="of:=MOD(ROW([.M8]) - 2; 8) + COLUMN([.D7])" office:value-type="float" office:value="10" calcext:value-type="float">
            <text:p>10</text:p>
          </table:table-cell>
          <table:table-cell table:formula="of:=INDIRECT(ADDRESS([.N7];[.O7]))" office:value-type="string" office:string-value="FclkE" calcext:value-type="string">
            <text:p>FclkE</text:p>
          </table:table-cell>
          <table:table-cell table:formula="of:=IF([.P7] = 0; &quot;RESERVED&quot;; [.P7])" office:value-type="string" office:string-value="FclkE" calcext:value-type="string">
            <text:p>FclkE</text:p>
          </table:table-cell>
          <table:table-cell table:number-columns-repeated="5"/>
          <table:table-cell table:formula="of:=IF(ISBLANK([.U7]); &quot;&quot;; COM.MICROSOFT.CONCAT(&quot;#define &quot;; [.T7]; &quot; (1 &lt;&lt; &quot;; [.U7]; &quot;)&quot;))">
            <text:p/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1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1</text:p>
          </table:table-cell>
          <table:table-cell table:number-columns-repeated="2"/>
          <table:table-cell table:formula="of:=FLOOR((ROW([.D8]) - 1) / 8) + 2" office:value-type="float" office:value="2" calcext:value-type="float">
            <text:p>2</text:p>
          </table:table-cell>
          <table:table-cell table:formula="of:=MOD(ROW([.M9]) - 2; 8) + COLUMN([.D8])" office:value-type="float" office:value="11" calcext:value-type="float">
            <text:p>11</text:p>
          </table:table-cell>
          <table:table-cell table:formula="of:=INDIRECT(ADDRESS([.N8];[.O8]))" office:value-type="string" office:string-value="P26E" calcext:value-type="string">
            <text:p>P26E</text:p>
          </table:table-cell>
          <table:table-cell table:formula="of:=IF([.P8] = 0; &quot;RESERVED&quot;; [.P8])" office:value-type="string" office:string-value="P26E" calcext:value-type="string">
            <text:p>P26E</text:p>
          </table:table-cell>
          <table:table-cell table:number-columns-repeated="2"/>
          <table:table-cell office:value-type="string" calcext:value-type="string">
            <text:p>Fclk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8]); &quot;&quot;; COM.MICROSOFT.CONCAT(&quot;#define &quot;; [.T8]; &quot; (1 &lt;&lt; &quot;; [.U8]; &quot;)&quot;))" office:value-type="string" office:string-value="#define FclkE (1 &lt;&lt; 1)" calcext:value-type="string">
            <text:p>#define FclkE (1 &lt;&lt; 1)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2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2</text:p>
          </table:table-cell>
          <table:table-cell table:number-columns-repeated="2"/>
          <table:table-cell table:formula="of:=FLOOR((ROW([.D9]) - 1) / 8) + 2" office:value-type="float" office:value="3" calcext:value-type="float">
            <text:p>3</text:p>
          </table:table-cell>
          <table:table-cell table:formula="of:=MOD(ROW([.M10]) - 2; 8) + COLUMN([.D9])" office:value-type="float" office:value="4" calcext:value-type="float">
            <text:p>4</text:p>
          </table:table-cell>
          <table:table-cell table:formula="of:=INDIRECT(ADDRESS([.N9];[.O9]))" office:value-type="string" office:string-value="DA3E" calcext:value-type="string">
            <text:p>DA3E</text:p>
          </table:table-cell>
          <table:table-cell table:formula="of:=IF([.P9] = 0; &quot;RESERVED&quot;; [.P9])" office:value-type="string" office:string-value="DA3E" calcext:value-type="string">
            <text:p>DA3E</text:p>
          </table:table-cell>
          <table:table-cell table:number-columns-repeated="2"/>
          <table:table-cell office:value-type="string" calcext:value-type="string">
            <text:p>P26E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9]); &quot;&quot;; COM.MICROSOFT.CONCAT(&quot;#define &quot;; [.T9]; &quot; (1 &lt;&lt; &quot;; [.U9]; &quot;)&quot;))" office:value-type="string" office:string-value="#define P26E (1 &lt;&lt; 0)" calcext:value-type="string">
            <text:p>#define P26E (1 &lt;&lt; 0)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3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3</text:p>
          </table:table-cell>
          <table:table-cell table:number-columns-repeated="2"/>
          <table:table-cell table:formula="of:=FLOOR((ROW([.D10]) - 1) / 8) + 2" office:value-type="float" office:value="3" calcext:value-type="float">
            <text:p>3</text:p>
          </table:table-cell>
          <table:table-cell table:formula="of:=MOD(ROW([.M11]) - 2; 8) + COLUMN([.D10])" office:value-type="float" office:value="5" calcext:value-type="float">
            <text:p>5</text:p>
          </table:table-cell>
          <table:table-cell table:formula="of:=INDIRECT(ADDRESS([.N10];[.O10]))" office:value-type="string" office:string-value="DA2E" calcext:value-type="string">
            <text:p>DA2E</text:p>
          </table:table-cell>
          <table:table-cell table:formula="of:=IF([.P10] = 0; &quot;RESERVED&quot;; [.P10])" office:value-type="string" office:string-value="DA2E" calcext:value-type="string">
            <text:p>DA2E</text:p>
          </table:table-cell>
          <table:table-cell table:number-columns-repeated="2"/>
          <table:table-cell office:value-type="string" calcext:value-type="string">
            <text:p>DA3E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10]); &quot;&quot;; COM.MICROSOFT.CONCAT(&quot;#define &quot;; [.T10]; &quot; (1 &lt;&lt; &quot;; [.U10]; &quot;)&quot;))" office:value-type="string" office:string-value="#define DA3E (1 &lt;&lt; 7)" calcext:value-type="string">
            <text:p>#define DA3E (1 &lt;&lt; 7)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4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4</text:p>
          </table:table-cell>
          <table:table-cell table:number-columns-repeated="2"/>
          <table:table-cell table:formula="of:=FLOOR((ROW([.D11]) - 1) / 8) + 2" office:value-type="float" office:value="3" calcext:value-type="float">
            <text:p>3</text:p>
          </table:table-cell>
          <table:table-cell table:formula="of:=MOD(ROW([.M12]) - 2; 8) + COLUMN([.D11])" office:value-type="float" office:value="6" calcext:value-type="float">
            <text:p>6</text:p>
          </table:table-cell>
          <table:table-cell table:formula="of:=INDIRECT(ADDRESS([.N11];[.O11]))" office:value-type="string" office:string-value="DA1E" calcext:value-type="string">
            <text:p>DA1E</text:p>
          </table:table-cell>
          <table:table-cell table:formula="of:=IF([.P11] = 0; &quot;RESERVED&quot;; [.P11])" office:value-type="string" office:string-value="DA1E" calcext:value-type="string">
            <text:p>DA1E</text:p>
          </table:table-cell>
          <table:table-cell table:number-columns-repeated="2"/>
          <table:table-cell office:value-type="string" calcext:value-type="string">
            <text:p>DA2E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11]); &quot;&quot;; COM.MICROSOFT.CONCAT(&quot;#define &quot;; [.T11]; &quot; (1 &lt;&lt; &quot;; [.U11]; &quot;)&quot;))" office:value-type="string" office:string-value="#define DA2E (1 &lt;&lt; 6)" calcext:value-type="string">
            <text:p>#define DA2E (1 &lt;&lt; 6)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5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5</text:p>
          </table:table-cell>
          <table:table-cell table:number-columns-repeated="2"/>
          <table:table-cell table:formula="of:=FLOOR((ROW([.D12]) - 1) / 8) + 2" office:value-type="float" office:value="3" calcext:value-type="float">
            <text:p>3</text:p>
          </table:table-cell>
          <table:table-cell table:formula="of:=MOD(ROW([.M13]) - 2; 8) + COLUMN([.D12])" office:value-type="float" office:value="7" calcext:value-type="float">
            <text:p>7</text:p>
          </table:table-cell>
          <table:table-cell table:formula="of:=INDIRECT(ADDRESS([.N12];[.O12]))" office:value-type="string" office:string-value="DA0E" calcext:value-type="string">
            <text:p>DA0E</text:p>
          </table:table-cell>
          <table:table-cell table:formula="of:=IF([.P12] = 0; &quot;RESERVED&quot;; [.P12])" office:value-type="string" office:string-value="DA0E" calcext:value-type="string">
            <text:p>DA0E</text:p>
          </table:table-cell>
          <table:table-cell table:number-columns-repeated="2"/>
          <table:table-cell office:value-type="string" calcext:value-type="string">
            <text:p>DA1E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12]); &quot;&quot;; COM.MICROSOFT.CONCAT(&quot;#define &quot;; [.T12]; &quot; (1 &lt;&lt; &quot;; [.U12]; &quot;)&quot;))" office:value-type="string" office:string-value="#define DA1E (1 &lt;&lt; 5)" calcext:value-type="string">
            <text:p>#define DA1E (1 &lt;&lt; 5)</text:p>
          </table:table-cell>
        </table:table-row>
        <table:table-row table:style-name="ro3">
          <table:covered-table-cell table:style-name="ce228" office:value-type="string" calcext:value-type="string">
            <text:p>PORT4</text:p>
          </table:covered-table-cell>
          <table:table-cell table:style-name="ce254" office:value-type="string" calcext:value-type="string">
            <text:p>F36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46</text:p>
          </table:table-cell>
          <table:table-cell table:number-columns-repeated="2"/>
          <table:table-cell table:formula="of:=FLOOR((ROW([.D13]) - 1) / 8) + 2" office:value-type="float" office:value="3" calcext:value-type="float">
            <text:p>3</text:p>
          </table:table-cell>
          <table:table-cell table:formula="of:=MOD(ROW([.M14]) - 2; 8) + COLUMN([.D13])" office:value-type="float" office:value="8" calcext:value-type="float">
            <text:p>8</text:p>
          </table:table-cell>
          <table:table-cell table:formula="of:=INDIRECT(ADDRESS([.N13];[.O13]))" office:value-type="string" office:string-value="AD3E" calcext:value-type="string">
            <text:p>AD3E</text:p>
          </table:table-cell>
          <table:table-cell table:formula="of:=IF([.P13] = 0; &quot;RESERVED&quot;; [.P13])" office:value-type="string" office:string-value="AD3E" calcext:value-type="string">
            <text:p>AD3E</text:p>
          </table:table-cell>
          <table:table-cell table:number-columns-repeated="2"/>
          <table:table-cell office:value-type="string" calcext:value-type="string">
            <text:p>DA0E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13]); &quot;&quot;; COM.MICROSOFT.CONCAT(&quot;#define &quot;; [.T13]; &quot; (1 &lt;&lt; &quot;; [.U13]; &quot;)&quot;))" office:value-type="string" office:string-value="#define DA0E (1 &lt;&lt; 4)" calcext:value-type="string">
            <text:p>#define DA0E (1 &lt;&lt; 4)</text:p>
          </table:table-cell>
        </table:table-row>
        <table:table-row table:style-name="ro3">
          <table:covered-table-cell table:style-name="ce229" office:value-type="string" calcext:value-type="string">
            <text:p>PORT4</text:p>
          </table:covered-table-cell>
          <table:table-cell table:style-name="ce255" office:value-type="string" calcext:value-type="string">
            <text:p>F37</text:p>
          </table:table-cell>
          <table:table-cell table:style-name="ce278" office:value-type="string" calcext:value-type="string">
            <text:p>R/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47</text:p>
          </table:table-cell>
          <table:table-cell table:number-columns-repeated="2"/>
          <table:table-cell table:formula="of:=FLOOR((ROW([.D14]) - 1) / 8) + 2" office:value-type="float" office:value="3" calcext:value-type="float">
            <text:p>3</text:p>
          </table:table-cell>
          <table:table-cell table:formula="of:=MOD(ROW([.M15]) - 2; 8) + COLUMN([.D14])" office:value-type="float" office:value="9" calcext:value-type="float">
            <text:p>9</text:p>
          </table:table-cell>
          <table:table-cell table:formula="of:=INDIRECT(ADDRESS([.N14];[.O14]))" office:value-type="string" office:string-value="AD2E" calcext:value-type="string">
            <text:p>AD2E</text:p>
          </table:table-cell>
          <table:table-cell table:formula="of:=IF([.P14] = 0; &quot;RESERVED&quot;; [.P14])" office:value-type="string" office:string-value="AD2E" calcext:value-type="string">
            <text:p>AD2E</text:p>
          </table:table-cell>
          <table:table-cell table:number-columns-repeated="2"/>
          <table:table-cell office:value-type="string" calcext:value-type="string">
            <text:p>AD3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14]); &quot;&quot;; COM.MICROSOFT.CONCAT(&quot;#define &quot;; [.T14]; &quot; (1 &lt;&lt; &quot;; [.U14]; &quot;)&quot;))" office:value-type="string" office:string-value="#define AD3E (1 &lt;&lt; 3)" calcext:value-type="string">
            <text:p>#define AD3E (1 &lt;&lt; 3)</text:p>
          </table:table-cell>
        </table:table-row>
        <table:table-row table:style-name="ro3">
          <table:table-cell table:style-name="ce227" office:value-type="string" calcext:value-type="string" table:number-columns-spanned="1" table:number-rows-spanned="8">
            <text:p>PORT5</text:p>
          </table:table-cell>
          <table:table-cell table:style-name="ce253" office:value-type="string" calcext:value-type="string">
            <text:p>F38</text:p>
          </table:table-cell>
          <table:table-cell table:style-name="ce276" office:value-type="string" calcext:value-type="string">
            <text:p>R/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50</text:p>
          </table:table-cell>
          <table:table-cell table:number-columns-repeated="2"/>
          <table:table-cell table:formula="of:=FLOOR((ROW([.D15]) - 1) / 8) + 2" office:value-type="float" office:value="3" calcext:value-type="float">
            <text:p>3</text:p>
          </table:table-cell>
          <table:table-cell table:formula="of:=MOD(ROW([.M16]) - 2; 8) + COLUMN([.D15])" office:value-type="float" office:value="10" calcext:value-type="float">
            <text:p>10</text:p>
          </table:table-cell>
          <table:table-cell table:formula="of:=INDIRECT(ADDRESS([.N15];[.O15]))" office:value-type="string" office:string-value="AD1E" calcext:value-type="string">
            <text:p>AD1E</text:p>
          </table:table-cell>
          <table:table-cell table:formula="of:=IF([.P15] = 0; &quot;RESERVED&quot;; [.P15])" office:value-type="string" office:string-value="AD1E" calcext:value-type="string">
            <text:p>AD1E</text:p>
          </table:table-cell>
          <table:table-cell table:number-columns-repeated="2"/>
          <table:table-cell office:value-type="string" calcext:value-type="string">
            <text:p>AD2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15]); &quot;&quot;; COM.MICROSOFT.CONCAT(&quot;#define &quot;; [.T15]; &quot; (1 &lt;&lt; &quot;; [.U15]; &quot;)&quot;))" office:value-type="string" office:string-value="#define AD2E (1 &lt;&lt; 2)" calcext:value-type="string">
            <text:p>#define AD2E (1 &lt;&lt; 2)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9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1</text:p>
          </table:table-cell>
          <table:table-cell table:number-columns-repeated="2"/>
          <table:table-cell table:formula="of:=FLOOR((ROW([.D16]) - 1) / 8) + 2" office:value-type="float" office:value="3" calcext:value-type="float">
            <text:p>3</text:p>
          </table:table-cell>
          <table:table-cell table:formula="of:=MOD(ROW([.M17]) - 2; 8) + COLUMN([.D16])" office:value-type="float" office:value="11" calcext:value-type="float">
            <text:p>11</text:p>
          </table:table-cell>
          <table:table-cell table:formula="of:=INDIRECT(ADDRESS([.N16];[.O16]))" office:value-type="string" office:string-value="AD0E" calcext:value-type="string">
            <text:p>AD0E</text:p>
          </table:table-cell>
          <table:table-cell table:formula="of:=IF([.P16] = 0; &quot;RESERVED&quot;; [.P16])" office:value-type="string" office:string-value="AD0E" calcext:value-type="string">
            <text:p>AD0E</text:p>
          </table:table-cell>
          <table:table-cell table:number-columns-repeated="2"/>
          <table:table-cell office:value-type="string" calcext:value-type="string">
            <text:p>AD1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16]); &quot;&quot;; COM.MICROSOFT.CONCAT(&quot;#define &quot;; [.T16]; &quot; (1 &lt;&lt; &quot;; [.U16]; &quot;)&quot;))" office:value-type="string" office:string-value="#define AD1E (1 &lt;&lt; 1)" calcext:value-type="string">
            <text:p>#define AD1E (1 &lt;&lt; 1)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A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2</text:p>
          </table:table-cell>
          <table:table-cell table:number-columns-repeated="2"/>
          <table:table-cell table:formula="of:=FLOOR((ROW([.D17]) - 1) / 8) + 2" office:value-type="float" office:value="4" calcext:value-type="float">
            <text:p>4</text:p>
          </table:table-cell>
          <table:table-cell table:formula="of:=MOD(ROW([.M18]) - 2; 8) + COLUMN([.D17])" office:value-type="float" office:value="4" calcext:value-type="float">
            <text:p>4</text:p>
          </table:table-cell>
          <table:table-cell table:formula="of:=INDIRECT(ADDRESS([.N17];[.O17]))" office:value-type="string" office:string-value="P47oe" calcext:value-type="string">
            <text:p>P47oe</text:p>
          </table:table-cell>
          <table:table-cell table:formula="of:=IF([.P17] = 0; &quot;RESERVED&quot;; [.P17])" office:value-type="string" office:string-value="P47oe" calcext:value-type="string">
            <text:p>P47oe</text:p>
          </table:table-cell>
          <table:table-cell table:number-columns-repeated="2"/>
          <table:table-cell office:value-type="string" calcext:value-type="string">
            <text:p>AD0E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7]); &quot;&quot;; COM.MICROSOFT.CONCAT(&quot;#define &quot;; [.T17]; &quot; (1 &lt;&lt; &quot;; [.U17]; &quot;)&quot;))" office:value-type="string" office:string-value="#define AD0E (1 &lt;&lt; 0)" calcext:value-type="string">
            <text:p>#define AD0E (1 &lt;&lt; 0)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B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3</text:p>
          </table:table-cell>
          <table:table-cell table:number-columns-repeated="2"/>
          <table:table-cell table:formula="of:=FLOOR((ROW([.D18]) - 1) / 8) + 2" office:value-type="float" office:value="4" calcext:value-type="float">
            <text:p>4</text:p>
          </table:table-cell>
          <table:table-cell table:formula="of:=MOD(ROW([.M19]) - 2; 8) + COLUMN([.D18])" office:value-type="float" office:value="5" calcext:value-type="float">
            <text:p>5</text:p>
          </table:table-cell>
          <table:table-cell table:formula="of:=INDIRECT(ADDRESS([.N18];[.O18]))" office:value-type="string" office:string-value="P46oe" calcext:value-type="string">
            <text:p>P46oe</text:p>
          </table:table-cell>
          <table:table-cell table:formula="of:=IF([.P18] = 0; &quot;RESERVED&quot;; [.P18])" office:value-type="string" office:string-value="P46oe" calcext:value-type="string">
            <text:p>P46oe</text:p>
          </table:table-cell>
          <table:table-cell table:number-columns-repeated="2"/>
          <table:table-cell office:value-type="string" calcext:value-type="string">
            <text:p>P47oe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18]); &quot;&quot;; COM.MICROSOFT.CONCAT(&quot;#define &quot;; [.T18]; &quot; (1 &lt;&lt; &quot;; [.U18]; &quot;)&quot;))" office:value-type="string" office:string-value="#define P47oe (1 &lt;&lt; 7)" calcext:value-type="string">
            <text:p>#define P47oe (1 &lt;&lt; 7)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C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4</text:p>
          </table:table-cell>
          <table:table-cell table:number-columns-repeated="2"/>
          <table:table-cell table:formula="of:=FLOOR((ROW([.D19]) - 1) / 8) + 2" office:value-type="float" office:value="4" calcext:value-type="float">
            <text:p>4</text:p>
          </table:table-cell>
          <table:table-cell table:formula="of:=MOD(ROW([.M20]) - 2; 8) + COLUMN([.D19])" office:value-type="float" office:value="6" calcext:value-type="float">
            <text:p>6</text:p>
          </table:table-cell>
          <table:table-cell table:formula="of:=INDIRECT(ADDRESS([.N19];[.O19]))" office:value-type="string" office:string-value="P45oe" calcext:value-type="string">
            <text:p>P45oe</text:p>
          </table:table-cell>
          <table:table-cell table:formula="of:=IF([.P19] = 0; &quot;RESERVED&quot;; [.P19])" office:value-type="string" office:string-value="P45oe" calcext:value-type="string">
            <text:p>P45oe</text:p>
          </table:table-cell>
          <table:table-cell table:number-columns-repeated="2"/>
          <table:table-cell office:value-type="string" calcext:value-type="string">
            <text:p>P46oe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19]); &quot;&quot;; COM.MICROSOFT.CONCAT(&quot;#define &quot;; [.T19]; &quot; (1 &lt;&lt; &quot;; [.U19]; &quot;)&quot;))" office:value-type="string" office:string-value="#define P46oe (1 &lt;&lt; 6)" calcext:value-type="string">
            <text:p>#define P46oe (1 &lt;&lt; 6)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D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5</text:p>
          </table:table-cell>
          <table:table-cell table:number-columns-repeated="2"/>
          <table:table-cell table:formula="of:=FLOOR((ROW([.D20]) - 1) / 8) + 2" office:value-type="float" office:value="4" calcext:value-type="float">
            <text:p>4</text:p>
          </table:table-cell>
          <table:table-cell table:formula="of:=MOD(ROW([.M21]) - 2; 8) + COLUMN([.D20])" office:value-type="float" office:value="7" calcext:value-type="float">
            <text:p>7</text:p>
          </table:table-cell>
          <table:table-cell table:formula="of:=INDIRECT(ADDRESS([.N20];[.O20]))" office:value-type="string" office:string-value="P44oe" calcext:value-type="string">
            <text:p>P44oe</text:p>
          </table:table-cell>
          <table:table-cell table:formula="of:=IF([.P20] = 0; &quot;RESERVED&quot;; [.P20])" office:value-type="string" office:string-value="P44oe" calcext:value-type="string">
            <text:p>P44oe</text:p>
          </table:table-cell>
          <table:table-cell table:number-columns-repeated="2"/>
          <table:table-cell office:value-type="string" calcext:value-type="string">
            <text:p>P45oe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0]); &quot;&quot;; COM.MICROSOFT.CONCAT(&quot;#define &quot;; [.T20]; &quot; (1 &lt;&lt; &quot;; [.U20]; &quot;)&quot;))" office:value-type="string" office:string-value="#define P45oe (1 &lt;&lt; 5)" calcext:value-type="string">
            <text:p>#define P45oe (1 &lt;&lt; 5)</text:p>
          </table:table-cell>
        </table:table-row>
        <table:table-row table:style-name="ro3">
          <table:covered-table-cell table:style-name="ce228" office:value-type="string" calcext:value-type="string">
            <text:p>PORT5</text:p>
          </table:covered-table-cell>
          <table:table-cell table:style-name="ce254" office:value-type="string" calcext:value-type="string">
            <text:p>F3E</text:p>
          </table:table-cell>
          <table:table-cell table:style-name="ce277" office:value-type="string" calcext:value-type="string">
            <text:p>R/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56</text:p>
          </table:table-cell>
          <table:table-cell table:number-columns-repeated="2"/>
          <table:table-cell table:formula="of:=FLOOR((ROW([.D21]) - 1) / 8) + 2" office:value-type="float" office:value="4" calcext:value-type="float">
            <text:p>4</text:p>
          </table:table-cell>
          <table:table-cell table:formula="of:=MOD(ROW([.M22]) - 2; 8) + COLUMN([.D21])" office:value-type="float" office:value="8" calcext:value-type="float">
            <text:p>8</text:p>
          </table:table-cell>
          <table:table-cell table:formula="of:=INDIRECT(ADDRESS([.N21];[.O21]))" office:value-type="string" office:string-value="P43oe" calcext:value-type="string">
            <text:p>P43oe</text:p>
          </table:table-cell>
          <table:table-cell table:formula="of:=IF([.P21] = 0; &quot;RESERVED&quot;; [.P21])" office:value-type="string" office:string-value="P43oe" calcext:value-type="string">
            <text:p>P43oe</text:p>
          </table:table-cell>
          <table:table-cell table:number-columns-repeated="2"/>
          <table:table-cell office:value-type="string" calcext:value-type="string">
            <text:p>P44oe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21]); &quot;&quot;; COM.MICROSOFT.CONCAT(&quot;#define &quot;; [.T21]; &quot; (1 &lt;&lt; &quot;; [.U21]; &quot;)&quot;))" office:value-type="string" office:string-value="#define P44oe (1 &lt;&lt; 4)" calcext:value-type="string">
            <text:p>#define P44oe (1 &lt;&lt; 4)</text:p>
          </table:table-cell>
        </table:table-row>
        <table:table-row table:style-name="ro3">
          <table:covered-table-cell table:style-name="ce229" office:value-type="string" calcext:value-type="string">
            <text:p>PORT5</text:p>
          </table:covered-table-cell>
          <table:table-cell table:style-name="ce255" office:value-type="string" calcext:value-type="string">
            <text:p>F3F</text:p>
          </table:table-cell>
          <table:table-cell table:style-name="ce278" office:value-type="string" calcext:value-type="string">
            <text:p>R/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57</text:p>
          </table:table-cell>
          <table:table-cell table:number-columns-repeated="2"/>
          <table:table-cell table:formula="of:=FLOOR((ROW([.D22]) - 1) / 8) + 2" office:value-type="float" office:value="4" calcext:value-type="float">
            <text:p>4</text:p>
          </table:table-cell>
          <table:table-cell table:formula="of:=MOD(ROW([.M23]) - 2; 8) + COLUMN([.D22])" office:value-type="float" office:value="9" calcext:value-type="float">
            <text:p>9</text:p>
          </table:table-cell>
          <table:table-cell table:formula="of:=INDIRECT(ADDRESS([.N22];[.O22]))" office:value-type="string" office:string-value="P42oe" calcext:value-type="string">
            <text:p>P42oe</text:p>
          </table:table-cell>
          <table:table-cell table:formula="of:=IF([.P22] = 0; &quot;RESERVED&quot;; [.P22])" office:value-type="string" office:string-value="P42oe" calcext:value-type="string">
            <text:p>P42oe</text:p>
          </table:table-cell>
          <table:table-cell table:number-columns-repeated="2"/>
          <table:table-cell office:value-type="string" calcext:value-type="string">
            <text:p>P43o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22]); &quot;&quot;; COM.MICROSOFT.CONCAT(&quot;#define &quot;; [.T22]; &quot; (1 &lt;&lt; &quot;; [.U22]; &quot;)&quot;))" office:value-type="string" office:string-value="#define P43oe (1 &lt;&lt; 3)" calcext:value-type="string">
            <text:p>#define P43oe (1 &lt;&lt; 3)</text:p>
          </table:table-cell>
        </table:table-row>
        <table:table-row table:style-name="ro3">
          <table:table-cell table:style-name="ce227" office:value-type="string" calcext:value-type="string" table:number-columns-spanned="1" table:number-rows-spanned="3">
            <text:p>PORT6</text:p>
          </table:table-cell>
          <table:table-cell table:style-name="ce253" office:value-type="string" calcext:value-type="string">
            <text:p>F28</text:p>
          </table:table-cell>
          <table:table-cell table:style-name="ce276" office:value-type="string" calcext:value-type="string">
            <text:p>W</text:p>
          </table:table-cell>
          <table:table-cell table:style-name="ce297"/>
          <table:table-cell table:style-name="ce253" table:number-columns-repeated="5"/>
          <table:table-cell table:style-name="ce312"/>
          <table:table-cell table:style-name="ce315" office:value-type="string" calcext:value-type="string">
            <text:p>P60</text:p>
          </table:table-cell>
          <table:table-cell table:number-columns-repeated="2"/>
          <table:table-cell table:formula="of:=FLOOR((ROW([.D23]) - 1) / 8) + 2" office:value-type="float" office:value="4" calcext:value-type="float">
            <text:p>4</text:p>
          </table:table-cell>
          <table:table-cell table:formula="of:=MOD(ROW([.M24]) - 2; 8) + COLUMN([.D23])" office:value-type="float" office:value="10" calcext:value-type="float">
            <text:p>10</text:p>
          </table:table-cell>
          <table:table-cell table:formula="of:=INDIRECT(ADDRESS([.N23];[.O23]))" office:value-type="string" office:string-value="P41oe" calcext:value-type="string">
            <text:p>P41oe</text:p>
          </table:table-cell>
          <table:table-cell table:formula="of:=IF([.P23] = 0; &quot;RESERVED&quot;; [.P23])" office:value-type="string" office:string-value="P41oe" calcext:value-type="string">
            <text:p>P41oe</text:p>
          </table:table-cell>
          <table:table-cell table:number-columns-repeated="2"/>
          <table:table-cell office:value-type="string" calcext:value-type="string">
            <text:p>P42o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23]); &quot;&quot;; COM.MICROSOFT.CONCAT(&quot;#define &quot;; [.T23]; &quot; (1 &lt;&lt; &quot;; [.U23]; &quot;)&quot;))" office:value-type="string" office:string-value="#define P42oe (1 &lt;&lt; 2)" calcext:value-type="string">
            <text:p>#define P42oe (1 &lt;&lt; 2)</text:p>
          </table:table-cell>
        </table:table-row>
        <table:table-row table:style-name="ro3">
          <table:covered-table-cell table:style-name="ce228" office:value-type="string" calcext:value-type="string">
            <text:p>PORT6</text:p>
          </table:covered-table-cell>
          <table:table-cell table:style-name="ce254" office:value-type="string" calcext:value-type="string">
            <text:p>F29</text:p>
          </table:table-cell>
          <table:table-cell table:style-name="ce277" office:value-type="string" calcext:value-type="string">
            <text:p>W</text:p>
          </table:table-cell>
          <table:table-cell table:style-name="ce298"/>
          <table:table-cell table:style-name="ce310" table:number-columns-repeated="5"/>
          <table:table-cell table:style-name="ce313"/>
          <table:table-cell table:style-name="ce315" office:value-type="string" calcext:value-type="string">
            <text:p>P61</text:p>
          </table:table-cell>
          <table:table-cell table:number-columns-repeated="2"/>
          <table:table-cell table:formula="of:=FLOOR((ROW([.D24]) - 1) / 8) + 2" office:value-type="float" office:value="4" calcext:value-type="float">
            <text:p>4</text:p>
          </table:table-cell>
          <table:table-cell table:formula="of:=MOD(ROW([.M25]) - 2; 8) + COLUMN([.D24])" office:value-type="float" office:value="11" calcext:value-type="float">
            <text:p>11</text:p>
          </table:table-cell>
          <table:table-cell table:formula="of:=INDIRECT(ADDRESS([.N24];[.O24]))" office:value-type="string" office:string-value="P40oe" calcext:value-type="string">
            <text:p>P40oe</text:p>
          </table:table-cell>
          <table:table-cell table:formula="of:=IF([.P24] = 0; &quot;RESERVED&quot;; [.P24])" office:value-type="string" office:string-value="P40oe" calcext:value-type="string">
            <text:p>P40oe</text:p>
          </table:table-cell>
          <table:table-cell table:number-columns-repeated="2"/>
          <table:table-cell office:value-type="string" calcext:value-type="string">
            <text:p>P41o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24]); &quot;&quot;; COM.MICROSOFT.CONCAT(&quot;#define &quot;; [.T24]; &quot; (1 &lt;&lt; &quot;; [.U24]; &quot;)&quot;))" office:value-type="string" office:string-value="#define P41oe (1 &lt;&lt; 1)" calcext:value-type="string">
            <text:p>#define P41oe (1 &lt;&lt; 1)</text:p>
          </table:table-cell>
        </table:table-row>
        <table:table-row table:style-name="ro3">
          <table:covered-table-cell table:style-name="ce229" office:value-type="string" calcext:value-type="string">
            <text:p>PORT6</text:p>
          </table:covered-table-cell>
          <table:table-cell table:style-name="ce255" office:value-type="string" calcext:value-type="string">
            <text:p>F30</text:p>
          </table:table-cell>
          <table:table-cell table:style-name="ce278" office:value-type="string" calcext:value-type="string">
            <text:p>W</text:p>
          </table:table-cell>
          <table:table-cell table:style-name="ce299"/>
          <table:table-cell table:style-name="ce255" table:number-columns-repeated="5"/>
          <table:table-cell table:style-name="ce314"/>
          <table:table-cell table:style-name="ce315" office:value-type="string" calcext:value-type="string">
            <text:p>P62</text:p>
          </table:table-cell>
          <table:table-cell table:number-columns-repeated="2"/>
          <table:table-cell table:formula="of:=FLOOR((ROW([.D25]) - 1) / 8) + 2" office:value-type="float" office:value="5" calcext:value-type="float">
            <text:p>5</text:p>
          </table:table-cell>
          <table:table-cell table:formula="of:=MOD(ROW([.M26]) - 2; 8) + COLUMN([.D25])" office:value-type="float" office:value="4" calcext:value-type="float">
            <text:p>4</text:p>
          </table:table-cell>
          <table:table-cell table:formula="of:=INDIRECT(ADDRESS([.N25];[.O25]))" office:value-type="string" office:string-value="P57oe" calcext:value-type="string">
            <text:p>P57oe</text:p>
          </table:table-cell>
          <table:table-cell table:formula="of:=IF([.P25] = 0; &quot;RESERVED&quot;; [.P25])" office:value-type="string" office:string-value="P57oe" calcext:value-type="string">
            <text:p>P57oe</text:p>
          </table:table-cell>
          <table:table-cell table:number-columns-repeated="2"/>
          <table:table-cell office:value-type="string" calcext:value-type="string">
            <text:p>P40oe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25]); &quot;&quot;; COM.MICROSOFT.CONCAT(&quot;#define &quot;; [.T25]; &quot; (1 &lt;&lt; &quot;; [.U25]; &quot;)&quot;))" office:value-type="string" office:string-value="#define P40oe (1 &lt;&lt; 0)" calcext:value-type="string">
            <text:p>#define P40oe (1 &lt;&lt; 0)</text:p>
          </table:table-cell>
        </table:table-row>
        <table:table-row table:style-name="ro3">
          <table:table-cell table:style-name="ce230" office:value-type="string" calcext:value-type="string">
            <text:p>DA0</text:p>
          </table:table-cell>
          <table:table-cell table:style-name="ce256" office:value-type="string" calcext:value-type="string">
            <text:p>F20</text:p>
          </table:table-cell>
          <table:table-cell table:style-name="ce279" office:value-type="string" calcext:value-type="string">
            <text:p>R/W</text:p>
          </table:table-cell>
          <table:table-cell table:style-name="ce300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256"/>
          <table:covered-table-cell table:style-name="ce316"/>
          <table:table-cell table:number-columns-repeated="2"/>
          <table:table-cell table:formula="of:=FLOOR((ROW([.D26]) - 1) / 8) + 2" office:value-type="float" office:value="5" calcext:value-type="float">
            <text:p>5</text:p>
          </table:table-cell>
          <table:table-cell table:formula="of:=MOD(ROW([.M27]) - 2; 8) + COLUMN([.D26])" office:value-type="float" office:value="5" calcext:value-type="float">
            <text:p>5</text:p>
          </table:table-cell>
          <table:table-cell table:formula="of:=INDIRECT(ADDRESS([.N26];[.O26]))" office:value-type="string" office:string-value="P56oe" calcext:value-type="string">
            <text:p>P56oe</text:p>
          </table:table-cell>
          <table:table-cell table:formula="of:=IF([.P26] = 0; &quot;RESERVED&quot;; [.P26])" office:value-type="string" office:string-value="P56oe" calcext:value-type="string">
            <text:p>P56oe</text:p>
          </table:table-cell>
          <table:table-cell table:number-columns-repeated="2"/>
          <table:table-cell office:value-type="string" calcext:value-type="string">
            <text:p>P57oe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6]); &quot;&quot;; COM.MICROSOFT.CONCAT(&quot;#define &quot;; [.T26]; &quot; (1 &lt;&lt; &quot;; [.U26]; &quot;)&quot;))" office:value-type="string" office:string-value="#define P57oe (1 &lt;&lt; 7)" calcext:value-type="string">
            <text:p>#define P57oe (1 &lt;&lt; 7)</text:p>
          </table:table-cell>
        </table:table-row>
        <table:table-row table:style-name="ro3">
          <table:table-cell table:style-name="ce231" office:value-type="string" calcext:value-type="string">
            <text:p>DA1</text:p>
          </table:table-cell>
          <table:table-cell table:style-name="ce257" office:value-type="string" calcext:value-type="string">
            <text:p>F21</text:p>
          </table:table-cell>
          <table:table-cell table:style-name="ce280" office:value-type="string" calcext:value-type="string">
            <text:p>R/W</text:p>
          </table:table-cell>
          <table:table-cell table:style-name="ce301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311"/>
          <table:covered-table-cell table:style-name="ce317"/>
          <table:table-cell table:number-columns-repeated="2"/>
          <table:table-cell table:formula="of:=FLOOR((ROW([.D27]) - 1) / 8) + 2" office:value-type="float" office:value="5" calcext:value-type="float">
            <text:p>5</text:p>
          </table:table-cell>
          <table:table-cell table:formula="of:=MOD(ROW([.M28]) - 2; 8) + COLUMN([.D27])" office:value-type="float" office:value="6" calcext:value-type="float">
            <text:p>6</text:p>
          </table:table-cell>
          <table:table-cell table:formula="of:=INDIRECT(ADDRESS([.N27];[.O27]))" office:value-type="string" office:string-value="P55oe" calcext:value-type="string">
            <text:p>P55oe</text:p>
          </table:table-cell>
          <table:table-cell table:formula="of:=IF([.P27] = 0; &quot;RESERVED&quot;; [.P27])" office:value-type="string" office:string-value="P55oe" calcext:value-type="string">
            <text:p>P55oe</text:p>
          </table:table-cell>
          <table:table-cell table:number-columns-repeated="2"/>
          <table:table-cell office:value-type="string" calcext:value-type="string">
            <text:p>P56oe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27]); &quot;&quot;; COM.MICROSOFT.CONCAT(&quot;#define &quot;; [.T27]; &quot; (1 &lt;&lt; &quot;; [.U27]; &quot;)&quot;))" office:value-type="string" office:string-value="#define P56oe (1 &lt;&lt; 6)" calcext:value-type="string">
            <text:p>#define P56oe (1 &lt;&lt; 6)</text:p>
          </table:table-cell>
        </table:table-row>
        <table:table-row table:style-name="ro3">
          <table:table-cell table:style-name="ce231" office:value-type="string" calcext:value-type="string">
            <text:p>DA2</text:p>
          </table:table-cell>
          <table:table-cell table:style-name="ce257" office:value-type="string" calcext:value-type="string">
            <text:p>F22</text:p>
          </table:table-cell>
          <table:table-cell table:style-name="ce280" office:value-type="string" calcext:value-type="string">
            <text:p>R/W</text:p>
          </table:table-cell>
          <table:table-cell table:style-name="ce301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311"/>
          <table:covered-table-cell table:style-name="ce317"/>
          <table:table-cell table:number-columns-repeated="2"/>
          <table:table-cell table:formula="of:=FLOOR((ROW([.D28]) - 1) / 8) + 2" office:value-type="float" office:value="5" calcext:value-type="float">
            <text:p>5</text:p>
          </table:table-cell>
          <table:table-cell table:formula="of:=MOD(ROW([.M29]) - 2; 8) + COLUMN([.D28])" office:value-type="float" office:value="7" calcext:value-type="float">
            <text:p>7</text:p>
          </table:table-cell>
          <table:table-cell table:formula="of:=INDIRECT(ADDRESS([.N28];[.O28]))" office:value-type="string" office:string-value="P54oe" calcext:value-type="string">
            <text:p>P54oe</text:p>
          </table:table-cell>
          <table:table-cell table:formula="of:=IF([.P28] = 0; &quot;RESERVED&quot;; [.P28])" office:value-type="string" office:string-value="P54oe" calcext:value-type="string">
            <text:p>P54oe</text:p>
          </table:table-cell>
          <table:table-cell table:number-columns-repeated="2"/>
          <table:table-cell office:value-type="string" calcext:value-type="string">
            <text:p>P55oe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8]); &quot;&quot;; COM.MICROSOFT.CONCAT(&quot;#define &quot;; [.T28]; &quot; (1 &lt;&lt; &quot;; [.U28]; &quot;)&quot;))" office:value-type="string" office:string-value="#define P55oe (1 &lt;&lt; 5)" calcext:value-type="string">
            <text:p>#define P55oe (1 &lt;&lt; 5)</text:p>
          </table:table-cell>
        </table:table-row>
        <table:table-row table:style-name="ro3">
          <table:table-cell table:style-name="ce232" office:value-type="string" calcext:value-type="string">
            <text:p>DA3</text:p>
          </table:table-cell>
          <table:table-cell table:style-name="ce258" office:value-type="string" calcext:value-type="string">
            <text:p>F23</text:p>
          </table:table-cell>
          <table:table-cell table:style-name="ce281" office:value-type="string" calcext:value-type="string">
            <text:p>R/W</text:p>
          </table:table-cell>
          <table:table-cell table:style-name="ce302" office:value-type="string" calcext:value-type="string" table:number-columns-spanned="8" table:number-rows-spanned="1">
            <text:p>8-bit PWM value (0x80 after power-on)</text:p>
          </table:table-cell>
          <table:covered-table-cell table:number-columns-repeated="6" table:style-name="ce258"/>
          <table:covered-table-cell table:style-name="ce318"/>
          <table:table-cell table:number-columns-repeated="2"/>
          <table:table-cell table:formula="of:=FLOOR((ROW([.D29]) - 1) / 8) + 2" office:value-type="float" office:value="5" calcext:value-type="float">
            <text:p>5</text:p>
          </table:table-cell>
          <table:table-cell table:formula="of:=MOD(ROW([.M30]) - 2; 8) + COLUMN([.D29])" office:value-type="float" office:value="8" calcext:value-type="float">
            <text:p>8</text:p>
          </table:table-cell>
          <table:table-cell table:formula="of:=INDIRECT(ADDRESS([.N29];[.O29]))" office:value-type="string" office:string-value="P53oe" calcext:value-type="string">
            <text:p>P53oe</text:p>
          </table:table-cell>
          <table:table-cell table:formula="of:=IF([.P29] = 0; &quot;RESERVED&quot;; [.P29])" office:value-type="string" office:string-value="P53oe" calcext:value-type="string">
            <text:p>P53oe</text:p>
          </table:table-cell>
          <table:table-cell table:number-columns-repeated="2"/>
          <table:table-cell office:value-type="string" calcext:value-type="string">
            <text:p>P54oe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29]); &quot;&quot;; COM.MICROSOFT.CONCAT(&quot;#define &quot;; [.T29]; &quot; (1 &lt;&lt; &quot;; [.U29]; &quot;)&quot;))" office:value-type="string" office:string-value="#define P54oe (1 &lt;&lt; 4)" calcext:value-type="string">
            <text:p>#define P54oe (1 &lt;&lt; 4)</text:p>
          </table:table-cell>
        </table:table-row>
        <table:table-row table:style-name="ro3">
          <table:table-cell table:style-name="ce233" office:value-type="string" calcext:value-type="string">
            <text:p>HVSTUS</text:p>
          </table:table-cell>
          <table:table-cell table:style-name="ce259" office:value-type="string" calcext:value-type="string">
            <text:p>F40</text:p>
          </table:table-cell>
          <table:table-cell table:style-name="ce282" office:value-type="string" calcext:value-type="string">
            <text:p>R</text:p>
          </table:table-cell>
          <table:table-cell table:style-name="ce303" office:value-type="string" calcext:value-type="string">
            <text:p>CVpre</text:p>
          </table:table-cell>
          <table:table-cell table:style-name="ce303"/>
          <table:table-cell table:style-name="ce303" office:value-type="string" calcext:value-type="string">
            <text:p>Hpol</text:p>
          </table:table-cell>
          <table:table-cell table:style-name="ce303" office:value-type="string" calcext:value-type="string">
            <text:p>Vpol</text:p>
          </table:table-cell>
          <table:table-cell table:style-name="ce303" office:value-type="string" calcext:value-type="string">
            <text:p>Hpre</text:p>
          </table:table-cell>
          <table:table-cell table:style-name="ce303" office:value-type="string" calcext:value-type="string">
            <text:p>Vpre</text:p>
          </table:table-cell>
          <table:table-cell table:style-name="ce303" office:value-type="string" calcext:value-type="string">
            <text:p>Hoff</text:p>
          </table:table-cell>
          <table:table-cell table:style-name="ce303" office:value-type="string" calcext:value-type="string">
            <text:p>Voff</text:p>
          </table:table-cell>
          <table:table-cell table:number-columns-repeated="2"/>
          <table:table-cell table:formula="of:=FLOOR((ROW([.D30]) - 1) / 8) + 2" office:value-type="float" office:value="5" calcext:value-type="float">
            <text:p>5</text:p>
          </table:table-cell>
          <table:table-cell table:formula="of:=MOD(ROW([.M31]) - 2; 8) + COLUMN([.D30])" office:value-type="float" office:value="9" calcext:value-type="float">
            <text:p>9</text:p>
          </table:table-cell>
          <table:table-cell table:formula="of:=INDIRECT(ADDRESS([.N30];[.O30]))" office:value-type="string" office:string-value="P52oe" calcext:value-type="string">
            <text:p>P52oe</text:p>
          </table:table-cell>
          <table:table-cell table:formula="of:=IF([.P30] = 0; &quot;RESERVED&quot;; [.P30])" office:value-type="string" office:string-value="P52oe" calcext:value-type="string">
            <text:p>P52oe</text:p>
          </table:table-cell>
          <table:table-cell table:number-columns-repeated="2"/>
          <table:table-cell office:value-type="string" calcext:value-type="string">
            <text:p>P53o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30]); &quot;&quot;; COM.MICROSOFT.CONCAT(&quot;#define &quot;; [.T30]; &quot; (1 &lt;&lt; &quot;; [.U30]; &quot;)&quot;))" office:value-type="string" office:string-value="#define P53oe (1 &lt;&lt; 3)" calcext:value-type="string">
            <text:p>#define P53oe (1 &lt;&lt; 3)</text:p>
          </table:table-cell>
        </table:table-row>
        <table:table-row table:style-name="ro3">
          <table:table-cell table:style-name="ce234" office:value-type="string" calcext:value-type="string">
            <text:p>HCNTH</text:p>
          </table:table-cell>
          <table:table-cell table:style-name="ce260" office:value-type="string" calcext:value-type="string">
            <text:p>F41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Hovf</text:p>
          </table:table-cell>
          <table:table-cell table:style-name="ce303"/>
          <table:table-cell table:style-name="ce303" office:value-type="string" calcext:value-type="string">
            <text:p>HF13</text:p>
          </table:table-cell>
          <table:table-cell table:style-name="ce303" office:value-type="string" calcext:value-type="string">
            <text:p>HF12</text:p>
          </table:table-cell>
          <table:table-cell table:style-name="ce303" office:value-type="string" calcext:value-type="string">
            <text:p>HF11</text:p>
          </table:table-cell>
          <table:table-cell table:style-name="ce303" office:value-type="string" calcext:value-type="string">
            <text:p>HF10</text:p>
          </table:table-cell>
          <table:table-cell table:style-name="ce303" office:value-type="string" calcext:value-type="string">
            <text:p>HF9</text:p>
          </table:table-cell>
          <table:table-cell table:style-name="ce303" office:value-type="string" calcext:value-type="string">
            <text:p>HF8</text:p>
          </table:table-cell>
          <table:table-cell table:number-columns-repeated="2"/>
          <table:table-cell table:formula="of:=FLOOR((ROW([.D31]) - 1) / 8) + 2" office:value-type="float" office:value="5" calcext:value-type="float">
            <text:p>5</text:p>
          </table:table-cell>
          <table:table-cell table:formula="of:=MOD(ROW([.M32]) - 2; 8) + COLUMN([.D31])" office:value-type="float" office:value="10" calcext:value-type="float">
            <text:p>10</text:p>
          </table:table-cell>
          <table:table-cell table:formula="of:=INDIRECT(ADDRESS([.N31];[.O31]))" office:value-type="string" office:string-value="P51oe" calcext:value-type="string">
            <text:p>P51oe</text:p>
          </table:table-cell>
          <table:table-cell table:formula="of:=IF([.P31] = 0; &quot;RESERVED&quot;; [.P31])" office:value-type="string" office:string-value="P51oe" calcext:value-type="string">
            <text:p>P51oe</text:p>
          </table:table-cell>
          <table:table-cell table:number-columns-repeated="2"/>
          <table:table-cell office:value-type="string" calcext:value-type="string">
            <text:p>P52o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31]); &quot;&quot;; COM.MICROSOFT.CONCAT(&quot;#define &quot;; [.T31]; &quot; (1 &lt;&lt; &quot;; [.U31]; &quot;)&quot;))" office:value-type="string" office:string-value="#define P52oe (1 &lt;&lt; 2)" calcext:value-type="string">
            <text:p>#define P52oe (1 &lt;&lt; 2)</text:p>
          </table:table-cell>
        </table:table-row>
        <table:table-row table:style-name="ro3">
          <table:table-cell table:style-name="ce234" office:value-type="string" calcext:value-type="string">
            <text:p>HCNTL</text:p>
          </table:table-cell>
          <table:table-cell table:style-name="ce260" office:value-type="string" calcext:value-type="string">
            <text:p>F42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HF7</text:p>
          </table:table-cell>
          <table:table-cell table:style-name="ce303" office:value-type="string" calcext:value-type="string">
            <text:p>HF6</text:p>
          </table:table-cell>
          <table:table-cell table:style-name="ce303" office:value-type="string" calcext:value-type="string">
            <text:p>HF5</text:p>
          </table:table-cell>
          <table:table-cell table:style-name="ce303" office:value-type="string" calcext:value-type="string">
            <text:p>HF4</text:p>
          </table:table-cell>
          <table:table-cell table:style-name="ce303" office:value-type="string" calcext:value-type="string">
            <text:p>HF3</text:p>
          </table:table-cell>
          <table:table-cell table:style-name="ce303" office:value-type="string" calcext:value-type="string">
            <text:p>HF2</text:p>
          </table:table-cell>
          <table:table-cell table:style-name="ce303" office:value-type="string" calcext:value-type="string">
            <text:p>HF1</text:p>
          </table:table-cell>
          <table:table-cell table:style-name="ce303" office:value-type="string" calcext:value-type="string">
            <text:p>HF0</text:p>
          </table:table-cell>
          <table:table-cell table:number-columns-repeated="2"/>
          <table:table-cell table:formula="of:=FLOOR((ROW([.D32]) - 1) / 8) + 2" office:value-type="float" office:value="5" calcext:value-type="float">
            <text:p>5</text:p>
          </table:table-cell>
          <table:table-cell table:formula="of:=MOD(ROW([.M33]) - 2; 8) + COLUMN([.D32])" office:value-type="float" office:value="11" calcext:value-type="float">
            <text:p>11</text:p>
          </table:table-cell>
          <table:table-cell table:formula="of:=INDIRECT(ADDRESS([.N32];[.O32]))" office:value-type="string" office:string-value="P50oe" calcext:value-type="string">
            <text:p>P50oe</text:p>
          </table:table-cell>
          <table:table-cell table:formula="of:=IF([.P32] = 0; &quot;RESERVED&quot;; [.P32])" office:value-type="string" office:string-value="P50oe" calcext:value-type="string">
            <text:p>P50oe</text:p>
          </table:table-cell>
          <table:table-cell table:number-columns-repeated="2"/>
          <table:table-cell office:value-type="string" calcext:value-type="string">
            <text:p>P51o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32]); &quot;&quot;; COM.MICROSOFT.CONCAT(&quot;#define &quot;; [.T32]; &quot; (1 &lt;&lt; &quot;; [.U32]; &quot;)&quot;))" office:value-type="string" office:string-value="#define P51oe (1 &lt;&lt; 1)" calcext:value-type="string">
            <text:p>#define P51oe (1 &lt;&lt; 1)</text:p>
          </table:table-cell>
        </table:table-row>
        <table:table-row table:style-name="ro3">
          <table:table-cell table:style-name="ce234" office:value-type="string" calcext:value-type="string">
            <text:p>VCNTH</text:p>
          </table:table-cell>
          <table:table-cell table:style-name="ce260" office:value-type="string" calcext:value-type="string">
            <text:p>F43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Vovf</text:p>
          </table:table-cell>
          <table:table-cell table:style-name="ce303" table:number-columns-repeated="3"/>
          <table:table-cell table:style-name="ce303" office:value-type="string" calcext:value-type="string">
            <text:p>VF11</text:p>
          </table:table-cell>
          <table:table-cell table:style-name="ce303" office:value-type="string" calcext:value-type="string">
            <text:p>VF10</text:p>
          </table:table-cell>
          <table:table-cell table:style-name="ce303" office:value-type="string" calcext:value-type="string">
            <text:p>VF9</text:p>
          </table:table-cell>
          <table:table-cell table:style-name="ce303" office:value-type="string" calcext:value-type="string">
            <text:p>VF8</text:p>
          </table:table-cell>
          <table:table-cell table:number-columns-repeated="2"/>
          <table:table-cell table:formula="of:=FLOOR((ROW([.D33]) - 1) / 8) + 2" office:value-type="float" office:value="6" calcext:value-type="float">
            <text:p>6</text:p>
          </table:table-cell>
          <table:table-cell table:formula="of:=MOD(ROW([.M34]) - 2; 8) + COLUMN([.D33])" office:value-type="float" office:value="4" calcext:value-type="float">
            <text:p>4</text:p>
          </table:table-cell>
          <table:table-cell table:formula="of:=INDIRECT(ADDRESS([.N33];[.O33]))" office:value-type="string" office:string-value="PWMF" calcext:value-type="string">
            <text:p>PWMF</text:p>
          </table:table-cell>
          <table:table-cell table:formula="of:=IF([.P33] = 0; &quot;RESERVED&quot;; [.P33])" office:value-type="string" office:string-value="PWMF" calcext:value-type="string">
            <text:p>PWMF</text:p>
          </table:table-cell>
          <table:table-cell table:number-columns-repeated="2"/>
          <table:table-cell office:value-type="string" calcext:value-type="string">
            <text:p>P50oe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3]); &quot;&quot;; COM.MICROSOFT.CONCAT(&quot;#define &quot;; [.T33]; &quot; (1 &lt;&lt; &quot;; [.U33]; &quot;)&quot;))" office:value-type="string" office:string-value="#define P50oe (1 &lt;&lt; 0)" calcext:value-type="string">
            <text:p>#define P50oe (1 &lt;&lt; 0)</text:p>
          </table:table-cell>
        </table:table-row>
        <table:table-row table:style-name="ro3">
          <table:table-cell table:style-name="ce234" office:value-type="string" calcext:value-type="string">
            <text:p>VCNTL</text:p>
          </table:table-cell>
          <table:table-cell table:style-name="ce260" office:value-type="string" calcext:value-type="string">
            <text:p>F44</text:p>
          </table:table-cell>
          <table:table-cell table:style-name="ce283" office:value-type="string" calcext:value-type="string">
            <text:p>R</text:p>
          </table:table-cell>
          <table:table-cell table:style-name="ce303" office:value-type="string" calcext:value-type="string">
            <text:p>VF7</text:p>
          </table:table-cell>
          <table:table-cell table:style-name="ce303" office:value-type="string" calcext:value-type="string">
            <text:p>VF6</text:p>
          </table:table-cell>
          <table:table-cell table:style-name="ce303" office:value-type="string" calcext:value-type="string">
            <text:p>VF5</text:p>
          </table:table-cell>
          <table:table-cell table:style-name="ce303" office:value-type="string" calcext:value-type="string">
            <text:p>VF4</text:p>
          </table:table-cell>
          <table:table-cell table:style-name="ce303" office:value-type="string" calcext:value-type="string">
            <text:p>VF3</text:p>
          </table:table-cell>
          <table:table-cell table:style-name="ce303" office:value-type="string" calcext:value-type="string">
            <text:p>VF2</text:p>
          </table:table-cell>
          <table:table-cell table:style-name="ce303" office:value-type="string" calcext:value-type="string">
            <text:p>VF1</text:p>
          </table:table-cell>
          <table:table-cell table:style-name="ce303" office:value-type="string" calcext:value-type="string">
            <text:p>VF0</text:p>
          </table:table-cell>
          <table:table-cell table:number-columns-repeated="2"/>
          <table:table-cell table:formula="of:=FLOOR((ROW([.D34]) - 1) / 8) + 2" office:value-type="float" office:value="6" calcext:value-type="float">
            <text:p>6</text:p>
          </table:table-cell>
          <table:table-cell table:formula="of:=MOD(ROW([.M35]) - 2; 8) + COLUMN([.D34])" office:value-type="float" office:value="5" calcext:value-type="float">
            <text:p>5</text:p>
          </table:table-cell>
          <table:table-cell table:formula="of:=INDIRECT(ADDRESS([.N34];[.O34]))" office:value-type="string" office:string-value="DIV253" calcext:value-type="string">
            <text:p>DIV253</text:p>
          </table:table-cell>
          <table:table-cell table:formula="of:=IF([.P34] = 0; &quot;RESERVED&quot;; [.P34])" office:value-type="string" office:string-value="DIV253" calcext:value-type="string">
            <text:p>DIV253</text:p>
          </table:table-cell>
          <table:table-cell table:number-columns-repeated="2"/>
          <table:table-cell office:value-type="string" calcext:value-type="string">
            <text:p>PWMF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34]); &quot;&quot;; COM.MICROSOFT.CONCAT(&quot;#define &quot;; [.T34]; &quot; (1 &lt;&lt; &quot;; [.U34]; &quot;)&quot;))" office:value-type="string" office:string-value="#define PWMF (1 &lt;&lt; 7)" calcext:value-type="string">
            <text:p>#define PWMF (1 &lt;&lt; 7)</text:p>
          </table:table-cell>
        </table:table-row>
        <table:table-row table:style-name="ro3">
          <table:table-cell table:style-name="ce234" office:value-type="string" calcext:value-type="string">
            <text:p>HVCTR0</text:p>
          </table:table-cell>
          <table:table-cell table:style-name="ce260" office:value-type="string" calcext:value-type="string">
            <text:p>F40</text:p>
          </table:table-cell>
          <table:table-cell table:style-name="ce283" office:value-type="string" calcext:value-type="string">
            <text:p>W</text:p>
          </table:table-cell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NoHins</text:p>
          </table:table-cell>
          <table:table-cell table:style-name="ce303" table:number-columns-repeated="3"/>
          <table:table-cell table:style-name="ce303" office:value-type="string" calcext:value-type="string">
            <text:p>HBpl</text:p>
          </table:table-cell>
          <table:table-cell table:style-name="ce303" office:value-type="string" calcext:value-type="string">
            <text:p>VBpl</text:p>
          </table:table-cell>
          <table:table-cell table:number-columns-repeated="2"/>
          <table:table-cell table:formula="of:=FLOOR((ROW([.D35]) - 1) / 8) + 2" office:value-type="float" office:value="6" calcext:value-type="float">
            <text:p>6</text:p>
          </table:table-cell>
          <table:table-cell table:formula="of:=MOD(ROW([.M36]) - 2; 8) + COLUMN([.D35])" office:value-type="float" office:value="6" calcext:value-type="float">
            <text:p>6</text:p>
          </table:table-cell>
          <table:table-cell table:formula="of:=INDIRECT(ADDRESS([.N35];[.O35]))" office:value-type="string" office:string-value="SlvAvs1" calcext:value-type="string">
            <text:p>SlvAvs1</text:p>
          </table:table-cell>
          <table:table-cell table:formula="of:=IF([.P35] = 0; &quot;RESERVED&quot;; [.P35])" office:value-type="string" office:string-value="SlvAvs1" calcext:value-type="string">
            <text:p>SlvAvs1</text:p>
          </table:table-cell>
          <table:table-cell table:number-columns-repeated="2"/>
          <table:table-cell office:value-type="string" calcext:value-type="string">
            <text:p>DIV25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35]); &quot;&quot;; COM.MICROSOFT.CONCAT(&quot;#define &quot;; [.T35]; &quot; (1 &lt;&lt; &quot;; [.U35]; &quot;)&quot;))" office:value-type="string" office:string-value="#define DIV253 (1 &lt;&lt; 6)" calcext:value-type="string">
            <text:p>#define DIV253 (1 &lt;&lt; 6)</text:p>
          </table:table-cell>
        </table:table-row>
        <table:table-row table:style-name="ro3">
          <table:table-cell table:style-name="ce234" office:value-type="string" calcext:value-type="string">
            <text:p>HVCTR3</text:p>
          </table:table-cell>
          <table:table-cell table:style-name="ce260" office:value-type="string" calcext:value-type="string">
            <text:p>F43</text:p>
          </table:table-cell>
          <table:table-cell table:style-name="ce283" office:value-type="string" calcext:value-type="string">
            <text:p>W</text:p>
          </table:table-cell>
          <table:table-cell table:style-name="ce303"/>
          <table:table-cell table:style-name="ce303" office:value-type="string" calcext:value-type="string">
            <text:p>CLPEG</text:p>
          </table:table-cell>
          <table:table-cell table:style-name="ce303" office:value-type="string" calcext:value-type="string">
            <text:p>CLPPO</text:p>
          </table:table-cell>
          <table:table-cell table:style-name="ce303" office:value-type="string" calcext:value-type="string">
            <text:p>CLPW2</text:p>
          </table:table-cell>
          <table:table-cell table:style-name="ce303" office:value-type="string" calcext:value-type="string">
            <text:p>CLPW1</text:p>
          </table:table-cell>
          <table:table-cell table:style-name="ce303" office:value-type="string" calcext:value-type="string">
            <text:p>CLPW0</text:p>
          </table:table-cell>
          <table:table-cell table:style-name="ce303" table:number-columns-repeated="2"/>
          <table:table-cell table:number-columns-repeated="2"/>
          <table:table-cell table:formula="of:=FLOOR((ROW([.D36]) - 1) / 8) + 2" office:value-type="float" office:value="6" calcext:value-type="float">
            <text:p>6</text:p>
          </table:table-cell>
          <table:table-cell table:formula="of:=MOD(ROW([.M37]) - 2; 8) + COLUMN([.D36])" office:value-type="float" office:value="7" calcext:value-type="float">
            <text:p>7</text:p>
          </table:table-cell>
          <table:table-cell table:formula="of:=INDIRECT(ADDRESS([.N36];[.O36]))" office:value-type="string" office:string-value="SlvAbs0" calcext:value-type="string">
            <text:p>SlvAbs0</text:p>
          </table:table-cell>
          <table:table-cell table:formula="of:=IF([.P36] = 0; &quot;RESERVED&quot;; [.P36])" office:value-type="string" office:string-value="SlvAbs0" calcext:value-type="string">
            <text:p>SlvAbs0</text:p>
          </table:table-cell>
          <table:table-cell table:number-columns-repeated="2"/>
          <table:table-cell office:value-type="string" calcext:value-type="string">
            <text:p>SlvAvs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36]); &quot;&quot;; COM.MICROSOFT.CONCAT(&quot;#define &quot;; [.T36]; &quot; (1 &lt;&lt; &quot;; [.U36]; &quot;)&quot;))" office:value-type="string" office:string-value="#define SlvAvs1 (1 &lt;&lt; 5)" calcext:value-type="string">
            <text:p>#define SlvAvs1 (1 &lt;&lt; 5)</text:p>
          </table:table-cell>
        </table:table-row>
        <table:table-row table:style-name="ro3">
          <table:table-cell table:style-name="ce234" office:value-type="string" calcext:value-type="string">
            <text:p>INTFLG</text:p>
          </table:table-cell>
          <table:table-cell table:style-name="ce260" office:value-type="string" calcext:value-type="string">
            <text:p>F48</text:p>
          </table:table-cell>
          <table:table-cell table:style-name="ce283" office:value-type="string" calcext:value-type="string">
            <text:p>R/W</text:p>
          </table:table-cell>
          <table:table-cell table:style-name="ce303" office:value-type="string" calcext:value-type="string">
            <text:p>HPRchg</text:p>
          </table:table-cell>
          <table:table-cell table:style-name="ce303" office:value-type="string" calcext:value-type="string">
            <text:p>VPRchg</text:p>
          </table:table-cell>
          <table:table-cell table:style-name="ce303" office:value-type="string" calcext:value-type="string">
            <text:p>HPLchg</text:p>
          </table:table-cell>
          <table:table-cell table:style-name="ce303" office:value-type="string" calcext:value-type="string">
            <text:p>VPLchg</text:p>
          </table:table-cell>
          <table:table-cell table:style-name="ce303" office:value-type="string" calcext:value-type="string">
            <text:p>Hchg</text:p>
          </table:table-cell>
          <table:table-cell table:style-name="ce303" office:value-type="string" calcext:value-type="string">
            <text:p>VFchg</text:p>
          </table:table-cell>
          <table:table-cell table:style-name="ce303"/>
          <table:table-cell table:style-name="ce303" office:value-type="string" calcext:value-type="string">
            <text:p>Vsync</text:p>
          </table:table-cell>
          <table:table-cell table:number-columns-repeated="2"/>
          <table:table-cell table:formula="of:=FLOOR((ROW([.D37]) - 1) / 8) + 2" office:value-type="float" office:value="6" calcext:value-type="float">
            <text:p>6</text:p>
          </table:table-cell>
          <table:table-cell table:formula="of:=MOD(ROW([.M38]) - 2; 8) + COLUMN([.D37])" office:value-type="float" office:value="8" calcext:value-type="float">
            <text:p>8</text:p>
          </table:table-cell>
          <table:table-cell table:formula="of:=INDIRECT(ADDRESS([.N37];[.O37]))" office:value-type="string" office:string-value="ENSCL" calcext:value-type="string">
            <text:p>ENSCL</text:p>
          </table:table-cell>
          <table:table-cell table:formula="of:=IF([.P37] = 0; &quot;RESERVED&quot;; [.P37])" office:value-type="string" office:string-value="ENSCL" calcext:value-type="string">
            <text:p>ENSCL</text:p>
          </table:table-cell>
          <table:table-cell table:number-columns-repeated="2"/>
          <table:table-cell office:value-type="string" calcext:value-type="string">
            <text:p>SlvAbs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37]); &quot;&quot;; COM.MICROSOFT.CONCAT(&quot;#define &quot;; [.T37]; &quot; (1 &lt;&lt; &quot;; [.U37]; &quot;)&quot;))" office:value-type="string" office:string-value="#define SlvAbs0 (1 &lt;&lt; 4)" calcext:value-type="string">
            <text:p>#define SlvAbs0 (1 &lt;&lt; 4)</text:p>
          </table:table-cell>
        </table:table-row>
        <table:table-row table:style-name="ro3">
          <table:table-cell table:style-name="ce235" office:value-type="string" calcext:value-type="string">
            <text:p>INTEN</text:p>
          </table:table-cell>
          <table:table-cell table:style-name="ce261" office:value-type="string" calcext:value-type="string">
            <text:p>F49</text:p>
          </table:table-cell>
          <table:table-cell table:style-name="ce284" office:value-type="string" calcext:value-type="string">
            <text:p>W</text:p>
          </table:table-cell>
          <table:table-cell table:style-name="ce303" office:value-type="string" calcext:value-type="string">
            <text:p>EHPR</text:p>
          </table:table-cell>
          <table:table-cell table:style-name="ce303" office:value-type="string" calcext:value-type="string">
            <text:p>EVPR</text:p>
          </table:table-cell>
          <table:table-cell table:style-name="ce303" office:value-type="string" calcext:value-type="string">
            <text:p>EHPL</text:p>
          </table:table-cell>
          <table:table-cell table:style-name="ce303" office:value-type="string" calcext:value-type="string">
            <text:p>EVPL</text:p>
          </table:table-cell>
          <table:table-cell table:style-name="ce303" office:value-type="string" calcext:value-type="string">
            <text:p>EHF</text:p>
          </table:table-cell>
          <table:table-cell table:style-name="ce303" office:value-type="string" calcext:value-type="string">
            <text:p>EVF</text:p>
          </table:table-cell>
          <table:table-cell table:style-name="ce303"/>
          <table:table-cell table:style-name="ce303" office:value-type="string" calcext:value-type="string">
            <text:p>Evsync</text:p>
          </table:table-cell>
          <table:table-cell table:number-columns-repeated="2"/>
          <table:table-cell table:formula="of:=FLOOR((ROW([.D38]) - 1) / 8) + 2" office:value-type="float" office:value="6" calcext:value-type="float">
            <text:p>6</text:p>
          </table:table-cell>
          <table:table-cell table:formula="of:=MOD(ROW([.M39]) - 2; 8) + COLUMN([.D38])" office:value-type="float" office:value="9" calcext:value-type="float">
            <text:p>9</text:p>
          </table:table-cell>
          <table:table-cell table:formula="of:=INDIRECT(ADDRESS([.N38];[.O38]))" office:value-type="string" office:string-value="Msel" calcext:value-type="string">
            <text:p>Msel</text:p>
          </table:table-cell>
          <table:table-cell table:formula="of:=IF([.P38] = 0; &quot;RESERVED&quot;; [.P38])" office:value-type="string" office:string-value="Msel" calcext:value-type="string">
            <text:p>Msel</text:p>
          </table:table-cell>
          <table:table-cell table:number-columns-repeated="2"/>
          <table:table-cell office:value-type="string" calcext:value-type="string">
            <text:p>ENSCL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38]); &quot;&quot;; COM.MICROSOFT.CONCAT(&quot;#define &quot;; [.T38]; &quot; (1 &lt;&lt; &quot;; [.U38]; &quot;)&quot;))" office:value-type="string" office:string-value="#define ENSCL (1 &lt;&lt; 3)" calcext:value-type="string">
            <text:p>#define ENSCL (1 &lt;&lt; 3)</text:p>
          </table:table-cell>
        </table:table-row>
        <table:table-row table:style-name="ro3">
          <table:table-cell table:style-name="ce236" office:value-type="string" calcext:value-type="string">
            <text:p>IICCTR</text:p>
          </table:table-cell>
          <table:table-cell table:style-name="ce262" office:value-type="string" calcext:value-type="string">
            <text:p>F00</text:p>
          </table:table-cell>
          <table:table-cell table:style-name="ce285" office:value-type="string" calcext:value-type="string">
            <text:p>R/W</text:p>
          </table:table-cell>
          <table:table-cell table:style-name="ce304" table:number-columns-repeated="5"/>
          <table:table-cell table:style-name="ce304" office:value-type="string" calcext:value-type="string">
            <text:p>MackO</text:p>
          </table:table-cell>
          <table:table-cell table:style-name="ce304" office:value-type="string" calcext:value-type="string">
            <text:p>P</text:p>
          </table:table-cell>
          <table:table-cell table:style-name="ce304" office:value-type="string" calcext:value-type="string">
            <text:p>S</text:p>
          </table:table-cell>
          <table:table-cell table:number-columns-repeated="2"/>
          <table:table-cell table:formula="of:=FLOOR((ROW([.D39]) - 1) / 8) + 2" office:value-type="float" office:value="6" calcext:value-type="float">
            <text:p>6</text:p>
          </table:table-cell>
          <table:table-cell table:formula="of:=MOD(ROW([.M40]) - 2; 8) + COLUMN([.D39])" office:value-type="float" office:value="10" calcext:value-type="float">
            <text:p>10</text:p>
          </table:table-cell>
          <table:table-cell table:formula="of:=INDIRECT(ADDRESS([.N39];[.O39]))" office:value-type="string" office:string-value="MIICF1" calcext:value-type="string">
            <text:p>MIICF1</text:p>
          </table:table-cell>
          <table:table-cell table:formula="of:=IF([.P39] = 0; &quot;RESERVED&quot;; [.P39])" office:value-type="string" office:string-value="MIICF1" calcext:value-type="string">
            <text:p>MIICF1</text:p>
          </table:table-cell>
          <table:table-cell table:number-columns-repeated="2"/>
          <table:table-cell office:value-type="string" calcext:value-type="string">
            <text:p>Msel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39]); &quot;&quot;; COM.MICROSOFT.CONCAT(&quot;#define &quot;; [.T39]; &quot; (1 &lt;&lt; &quot;; [.U39]; &quot;)&quot;))" office:value-type="string" office:string-value="#define Msel (1 &lt;&lt; 2)" calcext:value-type="string">
            <text:p>#define Msel (1 &lt;&lt; 2)</text:p>
          </table:table-cell>
        </table:table-row>
        <table:table-row table:style-name="ro3">
          <table:table-cell table:style-name="ce237" office:value-type="string" calcext:value-type="string" table:number-columns-spanned="1" table:number-rows-spanned="2">
            <text:p>IICSTUS</text:p>
          </table:table-cell>
          <table:table-cell table:style-name="ce263" office:value-type="string" calcext:value-type="string">
            <text:p>F01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>
            <text:p>WadrB</text:p>
          </table:table-cell>
          <table:table-cell table:style-name="ce304" office:value-type="string" calcext:value-type="string">
            <text:p>WadrA</text:p>
          </table:table-cell>
          <table:table-cell table:style-name="ce304" office:value-type="string" calcext:value-type="string">
            <text:p>SlvRWB</text:p>
          </table:table-cell>
          <table:table-cell table:style-name="ce304" office:value-type="string" calcext:value-type="string">
            <text:p>SackIn</text:p>
          </table:table-cell>
          <table:table-cell table:style-name="ce304" office:value-type="string" calcext:value-type="string">
            <text:p>SLVS</text:p>
          </table:table-cell>
          <table:table-cell table:style-name="ce304"/>
          <table:table-cell table:style-name="ce304" office:value-type="string" calcext:value-type="string">
            <text:p>SlvAlsb1</text:p>
          </table:table-cell>
          <table:table-cell table:style-name="ce304" office:value-type="string" calcext:value-type="string">
            <text:p>SlvAlsb0</text:p>
          </table:table-cell>
          <table:table-cell table:number-columns-repeated="2"/>
          <table:table-cell table:formula="of:=FLOOR((ROW([.D40]) - 1) / 8) + 2" office:value-type="float" office:value="6" calcext:value-type="float">
            <text:p>6</text:p>
          </table:table-cell>
          <table:table-cell table:formula="of:=MOD(ROW([.M41]) - 2; 8) + COLUMN([.D40])" office:value-type="float" office:value="11" calcext:value-type="float">
            <text:p>11</text:p>
          </table:table-cell>
          <table:table-cell table:formula="of:=INDIRECT(ADDRESS([.N40];[.O40]))" office:value-type="string" office:string-value="MIICF0" calcext:value-type="string">
            <text:p>MIICF0</text:p>
          </table:table-cell>
          <table:table-cell table:formula="of:=IF([.P40] = 0; &quot;RESERVED&quot;; [.P40])" office:value-type="string" office:string-value="MIICF0" calcext:value-type="string">
            <text:p>MIICF0</text:p>
          </table:table-cell>
          <table:table-cell table:number-columns-repeated="2"/>
          <table:table-cell office:value-type="string" calcext:value-type="string">
            <text:p>MIICF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40]); &quot;&quot;; COM.MICROSOFT.CONCAT(&quot;#define &quot;; [.T40]; &quot; (1 &lt;&lt; &quot;; [.U40]; &quot;)&quot;))" office:value-type="string" office:string-value="#define MIICF1 (1 &lt;&lt; 1)" calcext:value-type="string">
            <text:p>#define MIICF1 (1 &lt;&lt; 1)</text:p>
          </table:table-cell>
        </table:table-row>
        <table:table-row table:style-name="ro3">
          <table:covered-table-cell table:style-name="ce238" office:value-type="string" calcext:value-type="string">
            <text:p>IICSTUS</text:p>
          </table:covered-table-cell>
          <table:table-cell table:style-name="ce263" office:value-type="string" calcext:value-type="string">
            <text:p>F02</text:p>
          </table:table-cell>
          <table:table-cell table:style-name="ce286" office:value-type="string" calcext:value-type="string">
            <text:p>R</text:p>
          </table:table-cell>
          <table:table-cell table:style-name="ce305" table:formula="of:=&quot;MAckIn&quot;" office:value-type="string" office:string-value="MAckIn" calcext:value-type="string">
            <text:p>MAckIn</text:p>
          </table:table-cell>
          <table:table-cell table:style-name="ce305" table:number-columns-repeated="7"/>
          <table:table-cell table:number-columns-repeated="2"/>
          <table:table-cell table:formula="of:=FLOOR((ROW([.D41]) - 1) / 8) + 2" office:value-type="float" office:value="7" calcext:value-type="float">
            <text:p>7</text:p>
          </table:table-cell>
          <table:table-cell table:formula="of:=MOD(ROW([.M42]) - 2; 8) + COLUMN([.D41])" office:value-type="float" office:value="4" calcext:value-type="float">
            <text:p>4</text:p>
          </table:table-cell>
          <table:table-cell table:formula="of:=INDIRECT(ADDRESS([.N41];[.O41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IICF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1]); &quot;&quot;; COM.MICROSOFT.CONCAT(&quot;#define &quot;; [.T41]; &quot; (1 &lt;&lt; &quot;; [.U41]; &quot;)&quot;))" office:value-type="string" office:string-value="#define MIICF0 (1 &lt;&lt; 0)" calcext:value-type="string">
            <text:p>#define MIICF0 (1 &lt;&lt; 0)</text:p>
          </table:table-cell>
        </table:table-row>
        <table:table-row table:style-name="ro3">
          <table:table-cell table:style-name="ce237" office:value-type="string" calcext:value-type="string" table:number-columns-spanned="1" table:number-rows-spanned="2">
            <text:p>INTFLG</text:p>
          </table:table-cell>
          <table:table-cell table:style-name="ce263" office:value-type="string" calcext:value-type="string">
            <text:p>F03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>
            <text:p>TXBI</text:p>
          </table:table-cell>
          <table:table-cell table:style-name="ce304" office:value-type="string" calcext:value-type="string">
            <text:p>RCBI</text:p>
          </table:table-cell>
          <table:table-cell table:style-name="ce304" office:value-type="string" calcext:value-type="string">
            <text:p>SlvBMI</text:p>
          </table:table-cell>
          <table:table-cell table:style-name="ce304" office:value-type="string" calcext:value-type="string">
            <text:p>TXAI</text:p>
          </table:table-cell>
          <table:table-cell table:style-name="ce304" office:value-type="string" calcext:value-type="string">
            <text:p>RCAI</text:p>
          </table:table-cell>
          <table:table-cell table:style-name="ce304" office:value-type="string" calcext:value-type="string">
            <text:p>SlvAMI</text:p>
          </table:table-cell>
          <table:table-cell table:style-name="ce304"/>
          <table:table-cell table:style-name="ce304" office:value-type="string" calcext:value-type="string">
            <text:p>Mbufl</text:p>
          </table:table-cell>
          <table:table-cell table:number-columns-repeated="2"/>
          <table:table-cell table:formula="of:=FLOOR((ROW([.D42]) - 1) / 8) + 2" office:value-type="float" office:value="7" calcext:value-type="float">
            <text:p>7</text:p>
          </table:table-cell>
          <table:table-cell table:formula="of:=MOD(ROW([.M43]) - 2; 8) + COLUMN([.D42])" office:value-type="float" office:value="5" calcext:value-type="float">
            <text:p>5</text:p>
          </table:table-cell>
          <table:table-cell table:formula="of:=INDIRECT(ADDRESS([.N42];[.O42]))" office:value-type="float" office:value="0" calcext:value-type="float">
            <text:p>0</text:p>
          </table:table-cell>
          <table:table-cell table:number-columns-repeated="6"/>
          <table:table-cell table:formula="of:=IF(ISBLANK([.U42]); &quot;&quot;; COM.MICROSOFT.CONCAT(&quot;#define &quot;; [.T42]; &quot; (1 &lt;&lt; &quot;; [.U42]; &quot;)&quot;))">
            <text:p/>
          </table:table-cell>
        </table:table-row>
        <table:table-row table:style-name="ro3">
          <table:covered-table-cell table:style-name="ce238" office:value-type="string" calcext:value-type="string">
            <text:p>INTFLG</text:p>
          </table:covered-table-cell>
          <table:table-cell table:style-name="ce263" office:value-type="string" calcext:value-type="string">
            <text:p>F03</text:p>
          </table:table-cell>
          <table:table-cell table:style-name="ce286" office:value-type="string" calcext:value-type="string">
            <text:p>W</text:p>
          </table:table-cell>
          <table:table-cell table:style-name="ce304" table:number-columns-repeated="2"/>
          <table:table-cell table:style-name="ce304" office:value-type="string" calcext:value-type="string">
            <text:p>SlvBMI</text:p>
          </table:table-cell>
          <table:table-cell table:style-name="ce304" table:number-columns-repeated="2"/>
          <table:table-cell table:style-name="ce304" office:value-type="string" calcext:value-type="string">
            <text:p>SlvAMI</text:p>
          </table:table-cell>
          <table:table-cell table:style-name="ce304"/>
          <table:table-cell table:style-name="ce304" office:value-type="string" calcext:value-type="string">
            <text:p>Mbufl</text:p>
          </table:table-cell>
          <table:table-cell table:number-columns-repeated="2"/>
          <table:table-cell table:formula="of:=FLOOR((ROW([.D43]) - 1) / 8) + 2" office:value-type="float" office:value="7" calcext:value-type="float">
            <text:p>7</text:p>
          </table:table-cell>
          <table:table-cell table:formula="of:=MOD(ROW([.M44]) - 2; 8) + COLUMN([.D43])" office:value-type="float" office:value="6" calcext:value-type="float">
            <text:p>6</text:p>
          </table:table-cell>
          <table:table-cell table:formula="of:=INDIRECT(ADDRESS([.N43];[.O43]))" office:value-type="float" office:value="0" calcext:value-type="float">
            <text:p>0</text:p>
          </table:table-cell>
          <table:table-cell table:number-columns-repeated="6"/>
          <table:table-cell table:formula="of:=IF(ISBLANK([.U43]); &quot;&quot;; COM.MICROSOFT.CONCAT(&quot;#define &quot;; [.T43]; &quot; (1 &lt;&lt; &quot;; [.U43]; &quot;)&quot;))">
            <text:p/>
          </table:table-cell>
        </table:table-row>
        <table:table-row table:style-name="ro3">
          <table:table-cell table:style-name="ce238" office:value-type="string" calcext:value-type="string">
            <text:p>INTEN</text:p>
          </table:table-cell>
          <table:table-cell table:style-name="ce263" office:value-type="string" calcext:value-type="string">
            <text:p>F04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>
            <text:p>ETXBI</text:p>
          </table:table-cell>
          <table:table-cell table:style-name="ce304" office:value-type="string" calcext:value-type="string">
            <text:p>ERCBI</text:p>
          </table:table-cell>
          <table:table-cell table:style-name="ce304" office:value-type="string" calcext:value-type="string">
            <text:p>ESlvBMI</text:p>
          </table:table-cell>
          <table:table-cell table:style-name="ce304" office:value-type="string" calcext:value-type="string">
            <text:p>ETXAI</text:p>
          </table:table-cell>
          <table:table-cell table:style-name="ce304" office:value-type="string" calcext:value-type="string">
            <text:p>ERCAI</text:p>
          </table:table-cell>
          <table:table-cell table:style-name="ce304" office:value-type="string" calcext:value-type="string">
            <text:p>ESlvAMI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EMbufl</text:p>
          </table:table-cell>
          <table:table-cell table:number-columns-repeated="2"/>
          <table:table-cell table:formula="of:=FLOOR((ROW([.D44]) - 1) / 8) + 2" office:value-type="float" office:value="7" calcext:value-type="float">
            <text:p>7</text:p>
          </table:table-cell>
          <table:table-cell table:formula="of:=MOD(ROW([.M45]) - 2; 8) + COLUMN([.D44])" office:value-type="float" office:value="7" calcext:value-type="float">
            <text:p>7</text:p>
          </table:table-cell>
          <table:table-cell table:formula="of:=INDIRECT(ADDRESS([.N44];[.O44]))" office:value-type="float" office:value="0" calcext:value-type="float">
            <text:p>0</text:p>
          </table:table-cell>
          <table:table-cell table:number-columns-repeated="6"/>
          <table:table-cell table:formula="of:=IF(ISBLANK([.U44]); &quot;&quot;; COM.MICROSOFT.CONCAT(&quot;#define &quot;; [.T44]; &quot; (1 &lt;&lt; &quot;; [.U44]; &quot;)&quot;))">
            <text:p/>
          </table:table-cell>
        </table:table-row>
        <table:table-row table:style-name="ro3">
          <table:table-cell table:style-name="ce238" office:value-type="string" calcext:value-type="string">
            <text:p>MBUF</text:p>
          </table:table-cell>
          <table:table-cell table:style-name="ce263" office:value-type="string" calcext:value-type="string">
            <text:p>F05</text:p>
          </table:table-cell>
          <table:table-cell table:style-name="ce286" office:value-type="string" calcext:value-type="string">
            <text:p>R/W</text:p>
          </table:table-cell>
          <table:table-cell table:style-name="ce304" office:value-type="string" calcext:value-type="string" table:number-columns-spanned="8" table:number-rows-spanned="1">
            <text:p>Master IIC receive/transmit buffer</text:p>
          </table:table-cell>
          <table:covered-table-cell table:number-columns-repeated="7" table:style-name="ce304"/>
          <table:table-cell table:number-columns-repeated="2"/>
          <table:table-cell table:formula="of:=FLOOR((ROW([.D45]) - 1) / 8) + 2" office:value-type="float" office:value="7" calcext:value-type="float">
            <text:p>7</text:p>
          </table:table-cell>
          <table:table-cell table:formula="of:=MOD(ROW([.M46]) - 2; 8) + COLUMN([.D45])" office:value-type="float" office:value="8" calcext:value-type="float">
            <text:p>8</text:p>
          </table:table-cell>
          <table:table-cell table:formula="of:=INDIRECT(ADDRESS([.N45];[.O45]))" office:value-type="float" office:value="0" calcext:value-type="float">
            <text:p>0</text:p>
          </table:table-cell>
          <table:table-cell table:number-columns-repeated="6"/>
          <table:table-cell table:formula="of:=IF(ISBLANK([.U45]); &quot;&quot;; COM.MICROSOFT.CONCAT(&quot;#define &quot;; [.T45]; &quot; (1 &lt;&lt; &quot;; [.U45]; &quot;)&quot;))">
            <text:p/>
          </table:table-cell>
        </table:table-row>
        <table:table-row table:style-name="ro3">
          <table:table-cell table:style-name="ce238" office:value-type="string" calcext:value-type="string">
            <text:p>RCABUF</text:p>
          </table:table-cell>
          <table:table-cell table:style-name="ce263" office:value-type="string" calcext:value-type="string">
            <text:p>F06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 table:number-columns-spanned="8" table:number-rows-spanned="1">
            <text:p>Slave A IIC receive buffer</text:p>
          </table:table-cell>
          <table:covered-table-cell table:number-columns-repeated="7" table:style-name="ce304"/>
          <table:table-cell table:number-columns-repeated="2"/>
          <table:table-cell table:formula="of:=FLOOR((ROW([.D46]) - 1) / 8) + 2" office:value-type="float" office:value="7" calcext:value-type="float">
            <text:p>7</text:p>
          </table:table-cell>
          <table:table-cell table:formula="of:=MOD(ROW([.M47]) - 2; 8) + COLUMN([.D46])" office:value-type="float" office:value="9" calcext:value-type="float">
            <text:p>9</text:p>
          </table:table-cell>
          <table:table-cell table:formula="of:=INDIRECT(ADDRESS([.N46];[.O46]))" office:value-type="float" office:value="0" calcext:value-type="float">
            <text:p>0</text:p>
          </table:table-cell>
          <table:table-cell table:number-columns-repeated="6"/>
          <table:table-cell table:formula="of:=IF(ISBLANK([.U46]); &quot;&quot;; COM.MICROSOFT.CONCAT(&quot;#define &quot;; [.T46]; &quot; (1 &lt;&lt; &quot;; [.U46]; &quot;)&quot;))">
            <text:p/>
          </table:table-cell>
        </table:table-row>
        <table:table-row table:style-name="ro3">
          <table:table-cell table:style-name="ce238" office:value-type="string" calcext:value-type="string">
            <text:p>TXABUF</text:p>
          </table:table-cell>
          <table:table-cell table:style-name="ce263" office:value-type="string" calcext:value-type="string">
            <text:p>F06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 table:number-columns-spanned="8" table:number-rows-spanned="1">
            <text:p>Slave A IIC transmit buffer</text:p>
          </table:table-cell>
          <table:covered-table-cell table:number-columns-repeated="7" table:style-name="ce304"/>
          <table:table-cell table:number-columns-repeated="2"/>
          <table:table-cell table:formula="of:=FLOOR((ROW([.D47]) - 1) / 8) + 2" office:value-type="float" office:value="7" calcext:value-type="float">
            <text:p>7</text:p>
          </table:table-cell>
          <table:table-cell table:formula="of:=MOD(ROW([.M48]) - 2; 8) + COLUMN([.D47])" office:value-type="float" office:value="10" calcext:value-type="float">
            <text:p>10</text:p>
          </table:table-cell>
          <table:table-cell table:formula="of:=INDIRECT(ADDRESS([.N47];[.O47]))" office:value-type="float" office:value="0" calcext:value-type="float">
            <text:p>0</text:p>
          </table:table-cell>
          <table:table-cell table:number-columns-repeated="6"/>
          <table:table-cell table:formula="of:=IF(ISBLANK([.U47]); &quot;&quot;; COM.MICROSOFT.CONCAT(&quot;#define &quot;; [.T47]; &quot; (1 &lt;&lt; &quot;; [.U47]; &quot;)&quot;))">
            <text:p/>
          </table:table-cell>
        </table:table-row>
        <table:table-row table:style-name="ro3">
          <table:table-cell table:style-name="ce238" office:value-type="string" calcext:value-type="string">
            <text:p>SLVAADR</text:p>
          </table:table-cell>
          <table:table-cell table:style-name="ce263" office:value-type="string" calcext:value-type="string">
            <text:p>F07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>
            <text:p>ENSlvA</text:p>
          </table:table-cell>
          <table:table-cell table:style-name="ce304" office:value-type="string" calcext:value-type="string" table:number-columns-spanned="7" table:number-rows-spanned="1">
            <text:p>Slave A IIC address</text:p>
          </table:table-cell>
          <table:covered-table-cell table:number-columns-repeated="6" table:style-name="ce304"/>
          <table:table-cell table:number-columns-repeated="2"/>
          <table:table-cell table:formula="of:=FLOOR((ROW([.D48]) - 1) / 8) + 2" office:value-type="float" office:value="7" calcext:value-type="float">
            <text:p>7</text:p>
          </table:table-cell>
          <table:table-cell table:formula="of:=MOD(ROW([.M49]) - 2; 8) + COLUMN([.D48])" office:value-type="float" office:value="11" calcext:value-type="float">
            <text:p>11</text:p>
          </table:table-cell>
          <table:table-cell table:formula="of:=INDIRECT(ADDRESS([.N48];[.O48]))" office:value-type="string" office:string-value="P40" calcext:value-type="string">
            <text:p>P40</text:p>
          </table:table-cell>
          <table:table-cell table:formula="of:=IF([.P48] = 0; &quot;RESERVED&quot;; [.P48])" office:value-type="string" office:string-value="P40" calcext:value-type="string">
            <text:p>P40</text:p>
          </table:table-cell>
          <table:table-cell table:number-columns-repeated="5"/>
          <table:table-cell table:formula="of:=IF(ISBLANK([.U48]); &quot;&quot;; COM.MICROSOFT.CONCAT(&quot;#define &quot;; [.T48]; &quot; (1 &lt;&lt; &quot;; [.U48]; &quot;)&quot;))">
            <text:p/>
          </table:table-cell>
        </table:table-row>
        <table:table-row table:style-name="ro3">
          <table:table-cell table:style-name="ce238" office:value-type="string" calcext:value-type="string">
            <text:p>RCBBUF</text:p>
          </table:table-cell>
          <table:table-cell table:style-name="ce263" office:value-type="string" calcext:value-type="string">
            <text:p>F08</text:p>
          </table:table-cell>
          <table:table-cell table:style-name="ce286" office:value-type="string" calcext:value-type="string">
            <text:p>R</text:p>
          </table:table-cell>
          <table:table-cell table:style-name="ce304" office:value-type="string" calcext:value-type="string" table:number-columns-spanned="8" table:number-rows-spanned="1">
            <text:p>Slave B IIC receive buffer</text:p>
          </table:table-cell>
          <table:covered-table-cell table:number-columns-repeated="7" table:style-name="ce304"/>
          <table:table-cell table:number-columns-repeated="2"/>
          <table:table-cell table:formula="of:=FLOOR((ROW([.D49]) - 1) / 8) + 2" office:value-type="float" office:value="8" calcext:value-type="float">
            <text:p>8</text:p>
          </table:table-cell>
          <table:table-cell table:formula="of:=MOD(ROW([.M50]) - 2; 8) + COLUMN([.D49])" office:value-type="float" office:value="4" calcext:value-type="float">
            <text:p>4</text:p>
          </table:table-cell>
          <table:table-cell table:formula="of:=INDIRECT(ADDRESS([.N49];[.O49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9]); &quot;&quot;; COM.MICROSOFT.CONCAT(&quot;#define &quot;; [.T49]; &quot; (1 &lt;&lt; &quot;; [.U49]; &quot;)&quot;))" office:value-type="string" office:string-value="#define P40 (1 &lt;&lt; 0)" calcext:value-type="string">
            <text:p>#define P40 (1 &lt;&lt; 0)</text:p>
          </table:table-cell>
        </table:table-row>
        <table:table-row table:style-name="ro3">
          <table:table-cell table:style-name="ce238" office:value-type="string" calcext:value-type="string">
            <text:p>TXBBUF</text:p>
          </table:table-cell>
          <table:table-cell table:style-name="ce263" office:value-type="string" calcext:value-type="string">
            <text:p>F08</text:p>
          </table:table-cell>
          <table:table-cell table:style-name="ce286" office:value-type="string" calcext:value-type="string">
            <text:p>W</text:p>
          </table:table-cell>
          <table:table-cell table:style-name="ce304" office:value-type="string" calcext:value-type="string" table:number-columns-spanned="8" table:number-rows-spanned="1">
            <text:p>Slave B IIC transmit buffer</text:p>
          </table:table-cell>
          <table:covered-table-cell table:number-columns-repeated="7" table:style-name="ce304"/>
          <table:table-cell table:number-columns-repeated="2"/>
          <table:table-cell table:formula="of:=FLOOR((ROW([.D50]) - 1) / 8) + 2" office:value-type="float" office:value="8" calcext:value-type="float">
            <text:p>8</text:p>
          </table:table-cell>
          <table:table-cell table:formula="of:=MOD(ROW([.M51]) - 2; 8) + COLUMN([.D50])" office:value-type="float" office:value="5" calcext:value-type="float">
            <text:p>5</text:p>
          </table:table-cell>
          <table:table-cell table:formula="of:=INDIRECT(ADDRESS([.N50];[.O50]))" office:value-type="float" office:value="0" calcext:value-type="float">
            <text:p>0</text:p>
          </table:table-cell>
          <table:table-cell table:number-columns-repeated="6"/>
          <table:table-cell table:formula="of:=IF(ISBLANK([.U50]); &quot;&quot;; COM.MICROSOFT.CONCAT(&quot;#define &quot;; [.T50]; &quot; (1 &lt;&lt; &quot;; [.U50]; &quot;)&quot;))">
            <text:p/>
          </table:table-cell>
        </table:table-row>
        <table:table-row table:style-name="ro3">
          <table:table-cell table:style-name="ce239" office:value-type="string" calcext:value-type="string">
            <text:p>SLVBADR</text:p>
          </table:table-cell>
          <table:table-cell table:style-name="ce264" office:value-type="string" calcext:value-type="string">
            <text:p>F09</text:p>
          </table:table-cell>
          <table:table-cell table:style-name="ce287" office:value-type="string" calcext:value-type="string">
            <text:p>W</text:p>
          </table:table-cell>
          <table:table-cell table:style-name="ce304" office:value-type="string" calcext:value-type="string">
            <text:p>ENSlvB</text:p>
          </table:table-cell>
          <table:table-cell table:style-name="ce304" office:value-type="string" calcext:value-type="string" table:number-columns-spanned="7" table:number-rows-spanned="1">
            <text:p>Slave B IIC address</text:p>
          </table:table-cell>
          <table:covered-table-cell table:number-columns-repeated="6" table:style-name="ce304"/>
          <table:table-cell table:number-columns-repeated="2"/>
          <table:table-cell table:formula="of:=FLOOR((ROW([.D51]) - 1) / 8) + 2" office:value-type="float" office:value="8" calcext:value-type="float">
            <text:p>8</text:p>
          </table:table-cell>
          <table:table-cell table:formula="of:=MOD(ROW([.M52]) - 2; 8) + COLUMN([.D51])" office:value-type="float" office:value="6" calcext:value-type="float">
            <text:p>6</text:p>
          </table:table-cell>
          <table:table-cell table:formula="of:=INDIRECT(ADDRESS([.N51];[.O51]))" office:value-type="float" office:value="0" calcext:value-type="float">
            <text:p>0</text:p>
          </table:table-cell>
          <table:table-cell table:number-columns-repeated="6"/>
          <table:table-cell table:formula="of:=IF(ISBLANK([.U51]); &quot;&quot;; COM.MICROSOFT.CONCAT(&quot;#define &quot;; [.T51]; &quot; (1 &lt;&lt; &quot;; [.U51]; &quot;)&quot;))">
            <text:p/>
          </table:table-cell>
        </table:table-row>
        <table:table-row table:style-name="ro3">
          <table:table-cell table:style-name="ce240" office:value-type="string" calcext:value-type="string">
            <text:p>ADC</text:p>
          </table:table-cell>
          <table:table-cell table:style-name="ce265" office:value-type="string" calcext:value-type="string">
            <text:p>F10</text:p>
          </table:table-cell>
          <table:table-cell table:style-name="ce288" office:value-type="string" calcext:value-type="string">
            <text:p>W</text:p>
          </table:table-cell>
          <table:table-cell table:style-name="ce306" office:value-type="string" calcext:value-type="string">
            <text:p>ENADC</text:p>
          </table:table-cell>
          <table:table-cell table:style-name="ce306" table:number-columns-repeated="3"/>
          <table:table-cell table:style-name="ce306" office:value-type="string" calcext:value-type="string">
            <text:p>SADC3</text:p>
          </table:table-cell>
          <table:table-cell table:style-name="ce306" office:value-type="string" calcext:value-type="string">
            <text:p>SADC2</text:p>
          </table:table-cell>
          <table:table-cell table:style-name="ce306" office:value-type="string" calcext:value-type="string">
            <text:p>SADC1</text:p>
          </table:table-cell>
          <table:table-cell table:style-name="ce306" office:value-type="string" calcext:value-type="string">
            <text:p>SADC0</text:p>
          </table:table-cell>
          <table:table-cell table:number-columns-repeated="2"/>
          <table:table-cell table:formula="of:=FLOOR((ROW([.D52]) - 1) / 8) + 2" office:value-type="float" office:value="8" calcext:value-type="float">
            <text:p>8</text:p>
          </table:table-cell>
          <table:table-cell table:formula="of:=MOD(ROW([.M53]) - 2; 8) + COLUMN([.D52])" office:value-type="float" office:value="7" calcext:value-type="float">
            <text:p>7</text:p>
          </table:table-cell>
          <table:table-cell table:formula="of:=INDIRECT(ADDRESS([.N52];[.O52]))" office:value-type="float" office:value="0" calcext:value-type="float">
            <text:p>0</text:p>
          </table:table-cell>
          <table:table-cell table:number-columns-repeated="6"/>
          <table:table-cell table:formula="of:=IF(ISBLANK([.U52]); &quot;&quot;; COM.MICROSOFT.CONCAT(&quot;#define &quot;; [.T52]; &quot; (1 &lt;&lt; &quot;; [.U52]; &quot;)&quot;))">
            <text:p/>
          </table:table-cell>
        </table:table-row>
        <table:table-row table:style-name="ro3">
          <table:table-cell table:style-name="ce241" office:value-type="string" calcext:value-type="string">
            <text:p>ADC</text:p>
          </table:table-cell>
          <table:table-cell table:style-name="ce266" office:value-type="string" calcext:value-type="string">
            <text:p>F10</text:p>
          </table:table-cell>
          <table:table-cell table:style-name="ce289" office:value-type="string" calcext:value-type="string">
            <text:p>R</text:p>
          </table:table-cell>
          <table:table-cell table:style-name="ce306" table:number-columns-repeated="2"/>
          <table:table-cell table:style-name="ce306" office:value-type="string" calcext:value-type="string" table:number-columns-spanned="6" table:number-rows-spanned="1">
            <text:p>ADC conversion result</text:p>
          </table:table-cell>
          <table:covered-table-cell table:number-columns-repeated="5" table:style-name="ce306"/>
          <table:table-cell table:number-columns-repeated="2"/>
          <table:table-cell table:formula="of:=FLOOR((ROW([.D53]) - 1) / 8) + 2" office:value-type="float" office:value="8" calcext:value-type="float">
            <text:p>8</text:p>
          </table:table-cell>
          <table:table-cell table:formula="of:=MOD(ROW([.M54]) - 2; 8) + COLUMN([.D53])" office:value-type="float" office:value="8" calcext:value-type="float">
            <text:p>8</text:p>
          </table:table-cell>
          <table:table-cell table:formula="of:=INDIRECT(ADDRESS([.N53];[.O53]))" office:value-type="float" office:value="0" calcext:value-type="float">
            <text:p>0</text:p>
          </table:table-cell>
          <table:table-cell table:number-columns-repeated="6"/>
          <table:table-cell table:formula="of:=IF(ISBLANK([.U53]); &quot;&quot;; COM.MICROSOFT.CONCAT(&quot;#define &quot;; [.T53]; &quot; (1 &lt;&lt; &quot;; [.U53]; &quot;)&quot;))">
            <text:p/>
          </table:table-cell>
        </table:table-row>
        <table:table-row table:style-name="ro3">
          <table:table-cell table:style-name="ce242" office:value-type="string" calcext:value-type="string">
            <text:p>WDT</text:p>
          </table:table-cell>
          <table:table-cell table:style-name="ce267" office:value-type="string" calcext:value-type="string">
            <text:p>F18</text:p>
          </table:table-cell>
          <table:table-cell table:style-name="ce290" office:value-type="string" calcext:value-type="string">
            <text:p>W</text:p>
          </table:table-cell>
          <table:table-cell table:style-name="ce307" office:value-type="string" calcext:value-type="string">
            <text:p>WEN</text:p>
          </table:table-cell>
          <table:table-cell table:style-name="ce307" office:value-type="string" calcext:value-type="string">
            <text:p>WCLR</text:p>
          </table:table-cell>
          <table:table-cell table:style-name="ce307" table:number-columns-repeated="3"/>
          <table:table-cell table:style-name="ce307" office:value-type="string" calcext:value-type="string">
            <text:p>WDT2</text:p>
          </table:table-cell>
          <table:table-cell table:style-name="ce307" office:value-type="string" calcext:value-type="string">
            <text:p>WDT1</text:p>
          </table:table-cell>
          <table:table-cell table:style-name="ce307" office:value-type="string" calcext:value-type="string">
            <text:p>WDT0</text:p>
          </table:table-cell>
          <table:table-cell table:number-columns-repeated="2"/>
          <table:table-cell table:formula="of:=FLOOR((ROW([.D54]) - 1) / 8) + 2" office:value-type="float" office:value="8" calcext:value-type="float">
            <text:p>8</text:p>
          </table:table-cell>
          <table:table-cell table:formula="of:=MOD(ROW([.M55]) - 2; 8) + COLUMN([.D54])" office:value-type="float" office:value="9" calcext:value-type="float">
            <text:p>9</text:p>
          </table:table-cell>
          <table:table-cell table:formula="of:=INDIRECT(ADDRESS([.N54];[.O54]))" office:value-type="float" office:value="0" calcext:value-type="float">
            <text:p>0</text:p>
          </table:table-cell>
          <table:table-cell table:number-columns-repeated="6"/>
          <table:table-cell table:formula="of:=IF(ISBLANK([.U54]); &quot;&quot;; COM.MICROSOFT.CONCAT(&quot;#define &quot;; [.T54]; &quot; (1 &lt;&lt; &quot;; [.U54]; &quot;)&quot;))">
            <text:p/>
          </table:table-cell>
        </table:table-row>
        <table:table-row table:style-name="ro3">
          <table:table-cell table:style-name="ce243" office:value-type="string" calcext:value-type="string">
            <text:p>ISPSLV</text:p>
          </table:table-cell>
          <table:table-cell table:style-name="ce268" office:value-type="string" calcext:value-type="string">
            <text:p>F0B</text:p>
          </table:table-cell>
          <table:table-cell table:style-name="ce291" office:value-type="string" calcext:value-type="string">
            <text:p>W</text:p>
          </table:table-cell>
          <table:table-cell table:style-name="ce308" office:value-type="string" calcext:value-type="string" table:number-columns-spanned="6" table:number-rows-spanned="1">
            <text:p>ISP slave address</text:p>
          </table:table-cell>
          <table:covered-table-cell table:number-columns-repeated="5" table:style-name="ce308"/>
          <table:table-cell table:style-name="ce308" table:number-columns-repeated="2"/>
          <table:table-cell table:number-columns-repeated="2"/>
          <table:table-cell table:formula="of:=FLOOR((ROW([.D55]) - 1) / 8) + 2" office:value-type="float" office:value="8" calcext:value-type="float">
            <text:p>8</text:p>
          </table:table-cell>
          <table:table-cell table:formula="of:=MOD(ROW([.M56]) - 2; 8) + COLUMN([.D55])" office:value-type="float" office:value="10" calcext:value-type="float">
            <text:p>10</text:p>
          </table:table-cell>
          <table:table-cell table:formula="of:=INDIRECT(ADDRESS([.N55];[.O55]))" office:value-type="float" office:value="0" calcext:value-type="float">
            <text:p>0</text:p>
          </table:table-cell>
          <table:table-cell table:number-columns-repeated="6"/>
          <table:table-cell table:formula="of:=IF(ISBLANK([.U55]); &quot;&quot;; COM.MICROSOFT.CONCAT(&quot;#define &quot;; [.T55]; &quot; (1 &lt;&lt; &quot;; [.U55]; &quot;)&quot;))">
            <text:p/>
          </table:table-cell>
        </table:table-row>
        <table:table-row table:style-name="ro3">
          <table:table-cell table:style-name="ce244" office:value-type="string" calcext:value-type="string">
            <text:p>ISPEN</text:p>
          </table:table-cell>
          <table:table-cell table:style-name="ce269" office:value-type="string" calcext:value-type="string">
            <text:p>F0C</text:p>
          </table:table-cell>
          <table:table-cell table:style-name="ce292" office:value-type="string" calcext:value-type="string">
            <text:p>W</text:p>
          </table:table-cell>
          <table:table-cell table:style-name="ce308" office:value-type="string" calcext:value-type="string" table:number-columns-spanned="8" table:number-rows-spanned="1">
            <text:p>Write 0x93 to enable ISP mode</text:p>
          </table:table-cell>
          <table:covered-table-cell table:number-columns-repeated="7" table:style-name="ce308"/>
          <table:table-cell table:number-columns-repeated="2"/>
          <table:table-cell table:formula="of:=FLOOR((ROW([.D56]) - 1) / 8) + 2" office:value-type="float" office:value="8" calcext:value-type="float">
            <text:p>8</text:p>
          </table:table-cell>
          <table:table-cell table:formula="of:=MOD(ROW([.M57]) - 2; 8) + COLUMN([.D56])" office:value-type="float" office:value="11" calcext:value-type="float">
            <text:p>11</text:p>
          </table:table-cell>
          <table:table-cell table:formula="of:=INDIRECT(ADDRESS([.N56];[.O56]))" office:value-type="string" office:string-value="P41" calcext:value-type="string">
            <text:p>P41</text:p>
          </table:table-cell>
          <table:table-cell table:formula="of:=IF([.P56] = 0; &quot;RESERVED&quot;; [.P56])" office:value-type="string" office:string-value="P41" calcext:value-type="string">
            <text:p>P41</text:p>
          </table:table-cell>
          <table:table-cell table:number-columns-repeated="5"/>
          <table:table-cell table:formula="of:=IF(ISBLANK([.U56]); &quot;&quot;; COM.MICROSOFT.CONCAT(&quot;#define &quot;; [.T56]; &quot; (1 &lt;&lt; &quot;; [.U56]; &quot;)&quot;))">
            <text:p/>
          </table:table-cell>
        </table:table-row>
        <table:table-row table:style-name="ro3">
          <table:table-cell table:style-name="ce245" office:value-type="string" calcext:value-type="string">
            <text:p>OSDRA</text:p>
          </table:table-cell>
          <table:table-cell table:style-name="ce270" office:value-type="string" calcext:value-type="string">
            <text:p>FA0</text:p>
          </table:table-cell>
          <table:table-cell table:style-name="ce293" office:value-type="string" calcext:value-type="string">
            <text:p>W</text:p>
          </table:table-cell>
          <table:table-cell table:style-name="ce309" office:value-type="string" calcext:value-type="string">
            <text:p>A1</text:p>
          </table:table-cell>
          <table:table-cell table:style-name="ce309" office:value-type="string" calcext:value-type="string">
            <text:p>A0</text:p>
          </table:table-cell>
          <table:table-cell table:style-name="ce309" table:number-columns-repeated="2"/>
          <table:table-cell table:style-name="ce309" office:value-type="string" calcext:value-type="string">
            <text:p>R3</text:p>
          </table:table-cell>
          <table:table-cell table:style-name="ce309" office:value-type="string" calcext:value-type="string">
            <text:p>R2</text:p>
          </table:table-cell>
          <table:table-cell table:style-name="ce309" office:value-type="string" calcext:value-type="string">
            <text:p>R1</text:p>
          </table:table-cell>
          <table:table-cell table:style-name="ce309" office:value-type="string" calcext:value-type="string">
            <text:p>R0</text:p>
          </table:table-cell>
          <table:table-cell table:number-columns-repeated="2"/>
          <table:table-cell table:formula="of:=FLOOR((ROW([.D57]) - 1) / 8) + 2" office:value-type="float" office:value="9" calcext:value-type="float">
            <text:p>9</text:p>
          </table:table-cell>
          <table:table-cell table:formula="of:=MOD(ROW([.M58]) - 2; 8) + COLUMN([.D57])" office:value-type="float" office:value="4" calcext:value-type="float">
            <text:p>4</text:p>
          </table:table-cell>
          <table:table-cell table:formula="of:=INDIRECT(ADDRESS([.N57];[.O57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7]); &quot;&quot;; COM.MICROSOFT.CONCAT(&quot;#define &quot;; [.T57]; &quot; (1 &lt;&lt; &quot;; [.U57]; &quot;)&quot;))" office:value-type="string" office:string-value="#define P41 (1 &lt;&lt; 0)" calcext:value-type="string">
            <text:p>#define P41 (1 &lt;&lt; 0)</text:p>
          </table:table-cell>
        </table:table-row>
        <table:table-row table:style-name="ro3">
          <table:table-cell table:style-name="ce246" office:value-type="string" calcext:value-type="string">
            <text:p>OSDCA</text:p>
          </table:table-cell>
          <table:table-cell table:style-name="ce271" office:value-type="string" calcext:value-type="string">
            <text:p>FA1</text:p>
          </table:table-cell>
          <table:table-cell table:style-name="ce294" office:value-type="string" calcext:value-type="string">
            <text:p>W</text:p>
          </table:table-cell>
          <table:table-cell table:style-name="ce309" table:number-columns-repeated="3"/>
          <table:table-cell table:style-name="ce309" office:value-type="string" calcext:value-type="string">
            <text:p>C4</text:p>
          </table:table-cell>
          <table:table-cell table:style-name="ce309" office:value-type="string" calcext:value-type="string">
            <text:p>C3</text:p>
          </table:table-cell>
          <table:table-cell table:style-name="ce309" office:value-type="string" calcext:value-type="string">
            <text:p>C2</text:p>
          </table:table-cell>
          <table:table-cell table:style-name="ce309" office:value-type="string" calcext:value-type="string">
            <text:p>C1</text:p>
          </table:table-cell>
          <table:table-cell table:style-name="ce309" office:value-type="string" calcext:value-type="string">
            <text:p>C0</text:p>
          </table:table-cell>
          <table:table-cell table:number-columns-repeated="2"/>
          <table:table-cell table:formula="of:=FLOOR((ROW([.D58]) - 1) / 8) + 2" office:value-type="float" office:value="9" calcext:value-type="float">
            <text:p>9</text:p>
          </table:table-cell>
          <table:table-cell table:formula="of:=MOD(ROW([.M59]) - 2; 8) + COLUMN([.D58])" office:value-type="float" office:value="5" calcext:value-type="float">
            <text:p>5</text:p>
          </table:table-cell>
          <table:table-cell table:formula="of:=INDIRECT(ADDRESS([.N58];[.O58]))" office:value-type="float" office:value="0" calcext:value-type="float">
            <text:p>0</text:p>
          </table:table-cell>
          <table:table-cell table:number-columns-repeated="6"/>
          <table:table-cell table:formula="of:=IF(ISBLANK([.U58]); &quot;&quot;; COM.MICROSOFT.CONCAT(&quot;#define &quot;; [.T58]; &quot; (1 &lt;&lt; &quot;; [.U58]; &quot;)&quot;))">
            <text:p/>
          </table:table-cell>
        </table:table-row>
        <table:table-row table:style-name="ro3">
          <table:table-cell table:style-name="ce246" office:value-type="string" calcext:value-type="string">
            <text:p>OSDDT0</text:p>
          </table:table-cell>
          <table:table-cell table:style-name="ce271" office:value-type="string" calcext:value-type="string">
            <text:p>FA2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D7</text:p>
          </table:table-cell>
          <table:table-cell table:style-name="ce309" office:value-type="string" calcext:value-type="string">
            <text:p>D6</text:p>
          </table:table-cell>
          <table:table-cell table:style-name="ce309" office:value-type="string" calcext:value-type="string">
            <text:p>D5</text:p>
          </table:table-cell>
          <table:table-cell table:style-name="ce309" office:value-type="string" calcext:value-type="string">
            <text:p>D4</text:p>
          </table:table-cell>
          <table:table-cell table:style-name="ce309" office:value-type="string" calcext:value-type="string">
            <text:p>D3</text:p>
          </table:table-cell>
          <table:table-cell table:style-name="ce309" office:value-type="string" calcext:value-type="string">
            <text:p>D2</text:p>
          </table:table-cell>
          <table:table-cell table:style-name="ce309" office:value-type="string" calcext:value-type="string">
            <text:p>D1</text:p>
          </table:table-cell>
          <table:table-cell table:style-name="ce309" office:value-type="string" calcext:value-type="string">
            <text:p>D0</text:p>
          </table:table-cell>
          <table:table-cell table:number-columns-repeated="2"/>
          <table:table-cell table:formula="of:=FLOOR((ROW([.D59]) - 1) / 8) + 2" office:value-type="float" office:value="9" calcext:value-type="float">
            <text:p>9</text:p>
          </table:table-cell>
          <table:table-cell table:formula="of:=MOD(ROW([.M60]) - 2; 8) + COLUMN([.D59])" office:value-type="float" office:value="6" calcext:value-type="float">
            <text:p>6</text:p>
          </table:table-cell>
          <table:table-cell table:formula="of:=INDIRECT(ADDRESS([.N59];[.O59]))" office:value-type="float" office:value="0" calcext:value-type="float">
            <text:p>0</text:p>
          </table:table-cell>
          <table:table-cell table:number-columns-repeated="6"/>
          <table:table-cell table:formula="of:=IF(ISBLANK([.U59]); &quot;&quot;; COM.MICROSOFT.CONCAT(&quot;#define &quot;; [.T59]; &quot; (1 &lt;&lt; &quot;; [.U59]; &quot;)&quot;))">
            <text:p/>
          </table:table-cell>
        </table:table-row>
        <table:table-row table:style-name="ro3">
          <table:table-cell table:style-name="ce246" office:value-type="string" calcext:value-type="string">
            <text:p>OSDDT1</text:p>
          </table:table-cell>
          <table:table-cell table:style-name="ce271" office:value-type="string" calcext:value-type="string">
            <text:p>FA3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D7</text:p>
          </table:table-cell>
          <table:table-cell table:style-name="ce309" office:value-type="string" calcext:value-type="string">
            <text:p>D6</text:p>
          </table:table-cell>
          <table:table-cell table:style-name="ce309" office:value-type="string" calcext:value-type="string">
            <text:p>D5</text:p>
          </table:table-cell>
          <table:table-cell table:style-name="ce309" office:value-type="string" calcext:value-type="string">
            <text:p>D4</text:p>
          </table:table-cell>
          <table:table-cell table:style-name="ce309" office:value-type="string" calcext:value-type="string">
            <text:p>D3</text:p>
          </table:table-cell>
          <table:table-cell table:style-name="ce309" office:value-type="string" calcext:value-type="string">
            <text:p>D2</text:p>
          </table:table-cell>
          <table:table-cell table:style-name="ce309" office:value-type="string" calcext:value-type="string">
            <text:p>D1</text:p>
          </table:table-cell>
          <table:table-cell table:style-name="ce309" office:value-type="string" calcext:value-type="string">
            <text:p>D0</text:p>
          </table:table-cell>
          <table:table-cell table:number-columns-repeated="2"/>
          <table:table-cell table:formula="of:=FLOOR((ROW([.D60]) - 1) / 8) + 2" office:value-type="float" office:value="9" calcext:value-type="float">
            <text:p>9</text:p>
          </table:table-cell>
          <table:table-cell table:formula="of:=MOD(ROW([.M61]) - 2; 8) + COLUMN([.D60])" office:value-type="float" office:value="7" calcext:value-type="float">
            <text:p>7</text:p>
          </table:table-cell>
          <table:table-cell table:formula="of:=INDIRECT(ADDRESS([.N60];[.O60]))" office:value-type="float" office:value="0" calcext:value-type="float">
            <text:p>0</text:p>
          </table:table-cell>
          <table:table-cell table:number-columns-repeated="6"/>
          <table:table-cell table:formula="of:=IF(ISBLANK([.U60]); &quot;&quot;; COM.MICROSOFT.CONCAT(&quot;#define &quot;; [.T60]; &quot; (1 &lt;&lt; &quot;; [.U60]; &quot;)&quot;))">
            <text:p/>
          </table:table-cell>
        </table:table-row>
        <table:table-row table:style-name="ro3">
          <table:table-cell table:style-name="ce246" office:value-type="string" calcext:value-type="string">
            <text:p>W1ROW</text:p>
          </table:table-cell>
          <table:table-cell table:style-name="ce271" office:value-type="string" calcext:value-type="string">
            <text:p>FC0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number-columns-repeated="2"/>
          <table:table-cell table:formula="of:=FLOOR((ROW([.D61]) - 1) / 8) + 2" office:value-type="float" office:value="9" calcext:value-type="float">
            <text:p>9</text:p>
          </table:table-cell>
          <table:table-cell table:formula="of:=MOD(ROW([.M62]) - 2; 8) + COLUMN([.D61])" office:value-type="float" office:value="8" calcext:value-type="float">
            <text:p>8</text:p>
          </table:table-cell>
          <table:table-cell table:formula="of:=INDIRECT(ADDRESS([.N61];[.O61]))" office:value-type="float" office:value="0" calcext:value-type="float">
            <text:p>0</text:p>
          </table:table-cell>
          <table:table-cell table:number-columns-repeated="6"/>
          <table:table-cell table:formula="of:=IF(ISBLANK([.U61]); &quot;&quot;; COM.MICROSOFT.CONCAT(&quot;#define &quot;; [.T61]; &quot; (1 &lt;&lt; &quot;; [.U61]; &quot;)&quot;))">
            <text:p/>
          </table:table-cell>
        </table:table-row>
        <table:table-row table:style-name="ro3">
          <table:table-cell table:style-name="ce246" office:value-type="string" calcext:value-type="string">
            <text:p>W1COL</text:p>
          </table:table-cell>
          <table:table-cell table:style-name="ce271" office:value-type="string" calcext:value-type="string">
            <text:p>FC1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number-columns-repeated="2"/>
          <table:table-cell table:formula="of:=FLOOR((ROW([.D62]) - 1) / 8) + 2" office:value-type="float" office:value="9" calcext:value-type="float">
            <text:p>9</text:p>
          </table:table-cell>
          <table:table-cell table:formula="of:=MOD(ROW([.M63]) - 2; 8) + COLUMN([.D62])" office:value-type="float" office:value="9" calcext:value-type="float">
            <text:p>9</text:p>
          </table:table-cell>
          <table:table-cell table:formula="of:=INDIRECT(ADDRESS([.N62];[.O62]))" office:value-type="float" office:value="0" calcext:value-type="float">
            <text:p>0</text:p>
          </table:table-cell>
          <table:table-cell table:number-columns-repeated="6"/>
          <table:table-cell table:formula="of:=IF(ISBLANK([.U62]); &quot;&quot;; COM.MICROSOFT.CONCAT(&quot;#define &quot;; [.T62]; &quot; (1 &lt;&lt; &quot;; [.U62]; &quot;)&quot;))">
            <text:p/>
          </table:table-cell>
        </table:table-row>
        <table:table-row table:style-name="ro3">
          <table:table-cell table:style-name="ce246" office:value-type="string" calcext:value-type="string">
            <text:p>W1COL</text:p>
          </table:table-cell>
          <table:table-cell table:style-name="ce271" office:value-type="string" calcext:value-type="string">
            <text:p>FC2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number-columns-repeated="2"/>
          <table:table-cell table:formula="of:=FLOOR((ROW([.D63]) - 1) / 8) + 2" office:value-type="float" office:value="9" calcext:value-type="float">
            <text:p>9</text:p>
          </table:table-cell>
          <table:table-cell table:formula="of:=MOD(ROW([.M64]) - 2; 8) + COLUMN([.D63])" office:value-type="float" office:value="10" calcext:value-type="float">
            <text:p>10</text:p>
          </table:table-cell>
          <table:table-cell table:formula="of:=INDIRECT(ADDRESS([.N63];[.O63]))" office:value-type="float" office:value="0" calcext:value-type="float">
            <text:p>0</text:p>
          </table:table-cell>
          <table:table-cell table:number-columns-repeated="6"/>
          <table:table-cell table:formula="of:=IF(ISBLANK([.U63]); &quot;&quot;; COM.MICROSOFT.CONCAT(&quot;#define &quot;; [.T63]; &quot; (1 &lt;&lt; &quot;; [.U63]; &quot;)&quot;))">
            <text:p/>
          </table:table-cell>
        </table:table-row>
        <table:table-row table:style-name="ro3">
          <table:table-cell table:style-name="ce246" office:value-type="string" calcext:value-type="string">
            <text:p>W2ROW</text:p>
          </table:table-cell>
          <table:table-cell table:style-name="ce271" office:value-type="string" calcext:value-type="string">
            <text:p>FC3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number-columns-repeated="2"/>
          <table:table-cell table:formula="of:=FLOOR((ROW([.D64]) - 1) / 8) + 2" office:value-type="float" office:value="9" calcext:value-type="float">
            <text:p>9</text:p>
          </table:table-cell>
          <table:table-cell table:formula="of:=MOD(ROW([.M65]) - 2; 8) + COLUMN([.D64])" office:value-type="float" office:value="11" calcext:value-type="float">
            <text:p>11</text:p>
          </table:table-cell>
          <table:table-cell table:formula="of:=INDIRECT(ADDRESS([.N64];[.O64]))" office:value-type="string" office:string-value="P42" calcext:value-type="string">
            <text:p>P42</text:p>
          </table:table-cell>
          <table:table-cell table:formula="of:=IF([.P64] = 0; &quot;RESERVED&quot;; [.P64])" office:value-type="string" office:string-value="P42" calcext:value-type="string">
            <text:p>P42</text:p>
          </table:table-cell>
          <table:table-cell table:number-columns-repeated="5"/>
          <table:table-cell table:formula="of:=IF(ISBLANK([.U64]); &quot;&quot;; COM.MICROSOFT.CONCAT(&quot;#define &quot;; [.T64]; &quot; (1 &lt;&lt; &quot;; [.U64]; &quot;)&quot;))">
            <text:p/>
          </table:table-cell>
        </table:table-row>
        <table:table-row table:style-name="ro3">
          <table:table-cell table:style-name="ce246" office:value-type="string" calcext:value-type="string">
            <text:p>W2COL</text:p>
          </table:table-cell>
          <table:table-cell table:style-name="ce271" office:value-type="string" calcext:value-type="string">
            <text:p>FC4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number-columns-repeated="2"/>
          <table:table-cell table:formula="of:=FLOOR((ROW([.D65]) - 1) / 8) + 2" office:value-type="float" office:value="10" calcext:value-type="float">
            <text:p>10</text:p>
          </table:table-cell>
          <table:table-cell table:formula="of:=MOD(ROW([.M66]) - 2; 8) + COLUMN([.D65])" office:value-type="float" office:value="4" calcext:value-type="float">
            <text:p>4</text:p>
          </table:table-cell>
          <table:table-cell table:formula="of:=INDIRECT(ADDRESS([.N65];[.O65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5]); &quot;&quot;; COM.MICROSOFT.CONCAT(&quot;#define &quot;; [.T65]; &quot; (1 &lt;&lt; &quot;; [.U65]; &quot;)&quot;))" office:value-type="string" office:string-value="#define P42 (1 &lt;&lt; 0)" calcext:value-type="string">
            <text:p>#define P42 (1 &lt;&lt; 0)</text:p>
          </table:table-cell>
        </table:table-row>
        <table:table-row table:style-name="ro3">
          <table:table-cell table:style-name="ce246" office:value-type="string" calcext:value-type="string">
            <text:p>W2COL</text:p>
          </table:table-cell>
          <table:table-cell table:style-name="ce271" office:value-type="string" calcext:value-type="string">
            <text:p>FC5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number-columns-repeated="2"/>
          <table:table-cell table:formula="of:=FLOOR((ROW([.D66]) - 1) / 8) + 2" office:value-type="float" office:value="10" calcext:value-type="float">
            <text:p>10</text:p>
          </table:table-cell>
          <table:table-cell table:formula="of:=MOD(ROW([.M67]) - 2; 8) + COLUMN([.D66])" office:value-type="float" office:value="5" calcext:value-type="float">
            <text:p>5</text:p>
          </table:table-cell>
          <table:table-cell table:formula="of:=INDIRECT(ADDRESS([.N66];[.O66]))" office:value-type="float" office:value="0" calcext:value-type="float">
            <text:p>0</text:p>
          </table:table-cell>
          <table:table-cell table:number-columns-repeated="6"/>
          <table:table-cell table:formula="of:=IF(ISBLANK([.U66]); &quot;&quot;; COM.MICROSOFT.CONCAT(&quot;#define &quot;; [.T66]; &quot; (1 &lt;&lt; &quot;; [.U66]; &quot;)&quot;))">
            <text:p/>
          </table:table-cell>
        </table:table-row>
        <table:table-row table:style-name="ro3">
          <table:table-cell table:style-name="ce246" office:value-type="string" calcext:value-type="string">
            <text:p>W3ROW</text:p>
          </table:table-cell>
          <table:table-cell table:style-name="ce271" office:value-type="string" calcext:value-type="string">
            <text:p>FC6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number-columns-repeated="2"/>
          <table:table-cell table:formula="of:=FLOOR((ROW([.D67]) - 1) / 8) + 2" office:value-type="float" office:value="10" calcext:value-type="float">
            <text:p>10</text:p>
          </table:table-cell>
          <table:table-cell table:formula="of:=MOD(ROW([.M68]) - 2; 8) + COLUMN([.D67])" office:value-type="float" office:value="6" calcext:value-type="float">
            <text:p>6</text:p>
          </table:table-cell>
          <table:table-cell table:formula="of:=INDIRECT(ADDRESS([.N67];[.O67]))" office:value-type="float" office:value="0" calcext:value-type="float">
            <text:p>0</text:p>
          </table:table-cell>
          <table:table-cell table:number-columns-repeated="6"/>
          <table:table-cell table:formula="of:=IF(ISBLANK([.U67]); &quot;&quot;; COM.MICROSOFT.CONCAT(&quot;#define &quot;; [.T67]; &quot; (1 &lt;&lt; &quot;; [.U67]; &quot;)&quot;))">
            <text:p/>
          </table:table-cell>
        </table:table-row>
        <table:table-row table:style-name="ro3">
          <table:table-cell table:style-name="ce246" office:value-type="string" calcext:value-type="string">
            <text:p>W3COL</text:p>
          </table:table-cell>
          <table:table-cell table:style-name="ce271" office:value-type="string" calcext:value-type="string">
            <text:p>FC7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number-columns-repeated="2"/>
          <table:table-cell table:formula="of:=FLOOR((ROW([.D68]) - 1) / 8) + 2" office:value-type="float" office:value="10" calcext:value-type="float">
            <text:p>10</text:p>
          </table:table-cell>
          <table:table-cell table:formula="of:=MOD(ROW([.M69]) - 2; 8) + COLUMN([.D68])" office:value-type="float" office:value="7" calcext:value-type="float">
            <text:p>7</text:p>
          </table:table-cell>
          <table:table-cell table:formula="of:=INDIRECT(ADDRESS([.N68];[.O68]))" office:value-type="float" office:value="0" calcext:value-type="float">
            <text:p>0</text:p>
          </table:table-cell>
          <table:table-cell table:number-columns-repeated="6"/>
          <table:table-cell table:formula="of:=IF(ISBLANK([.U68]); &quot;&quot;; COM.MICROSOFT.CONCAT(&quot;#define &quot;; [.T68]; &quot; (1 &lt;&lt; &quot;; [.U68]; &quot;)&quot;))">
            <text:p/>
          </table:table-cell>
        </table:table-row>
        <table:table-row table:style-name="ro3">
          <table:table-cell table:style-name="ce246" office:value-type="string" calcext:value-type="string">
            <text:p>W3COL</text:p>
          </table:table-cell>
          <table:table-cell table:style-name="ce271" office:value-type="string" calcext:value-type="string">
            <text:p>FC8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number-columns-repeated="2"/>
          <table:table-cell table:formula="of:=FLOOR((ROW([.D69]) - 1) / 8) + 2" office:value-type="float" office:value="10" calcext:value-type="float">
            <text:p>10</text:p>
          </table:table-cell>
          <table:table-cell table:formula="of:=MOD(ROW([.M70]) - 2; 8) + COLUMN([.D69])" office:value-type="float" office:value="8" calcext:value-type="float">
            <text:p>8</text:p>
          </table:table-cell>
          <table:table-cell table:formula="of:=INDIRECT(ADDRESS([.N69];[.O69]))" office:value-type="float" office:value="0" calcext:value-type="float">
            <text:p>0</text:p>
          </table:table-cell>
          <table:table-cell table:number-columns-repeated="6"/>
          <table:table-cell table:formula="of:=IF(ISBLANK([.U69]); &quot;&quot;; COM.MICROSOFT.CONCAT(&quot;#define &quot;; [.T69]; &quot; (1 &lt;&lt; &quot;; [.U69]; &quot;)&quot;))">
            <text:p/>
          </table:table-cell>
        </table:table-row>
        <table:table-row table:style-name="ro3">
          <table:table-cell table:style-name="ce246" office:value-type="string" calcext:value-type="string">
            <text:p>W4ROW</text:p>
          </table:table-cell>
          <table:table-cell table:style-name="ce271" office:value-type="string" calcext:value-type="string">
            <text:p>FC9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4" table:number-rows-spanned="1">
            <text:p>Row start address</text:p>
          </table:table-cell>
          <table:covered-table-cell table:number-columns-repeated="3" table:style-name="ce309"/>
          <table:table-cell table:style-name="ce309" office:value-type="string" calcext:value-type="string" table:number-columns-spanned="4" table:number-rows-spanned="1">
            <text:p>Row end address</text:p>
          </table:table-cell>
          <table:covered-table-cell table:number-columns-repeated="3" table:style-name="ce309"/>
          <table:table-cell table:number-columns-repeated="2"/>
          <table:table-cell table:formula="of:=FLOOR((ROW([.D70]) - 1) / 8) + 2" office:value-type="float" office:value="10" calcext:value-type="float">
            <text:p>10</text:p>
          </table:table-cell>
          <table:table-cell table:formula="of:=MOD(ROW([.M71]) - 2; 8) + COLUMN([.D70])" office:value-type="float" office:value="9" calcext:value-type="float">
            <text:p>9</text:p>
          </table:table-cell>
          <table:table-cell table:formula="of:=INDIRECT(ADDRESS([.N70];[.O70]))" office:value-type="float" office:value="0" calcext:value-type="float">
            <text:p>0</text:p>
          </table:table-cell>
          <table:table-cell table:number-columns-repeated="6"/>
          <table:table-cell table:formula="of:=IF(ISBLANK([.U70]); &quot;&quot;; COM.MICROSOFT.CONCAT(&quot;#define &quot;; [.T70]; &quot; (1 &lt;&lt; &quot;; [.U70]; &quot;)&quot;))">
            <text:p/>
          </table:table-cell>
        </table:table-row>
        <table:table-row table:style-name="ro3">
          <table:table-cell table:style-name="ce246" office:value-type="string" calcext:value-type="string">
            <text:p>W4COL</text:p>
          </table:table-cell>
          <table:table-cell table:style-name="ce271" office:value-type="string" calcext:value-type="string">
            <text:p>FCA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start address</text:p>
          </table:table-cell>
          <table:covered-table-cell table:number-columns-repeated="4" table:style-name="ce309"/>
          <table:table-cell table:style-name="ce309" office:value-type="string" calcext:value-type="string">
            <text:p>WEN</text:p>
          </table:table-cell>
          <table:table-cell table:style-name="ce309" office:value-type="string" calcext:value-type="string">
            <text:p>WINT</text:p>
          </table:table-cell>
          <table:table-cell table:style-name="ce309" office:value-type="string" calcext:value-type="string">
            <text:p>WSHD</text:p>
          </table:table-cell>
          <table:table-cell table:number-columns-repeated="2"/>
          <table:table-cell table:formula="of:=FLOOR((ROW([.D71]) - 1) / 8) + 2" office:value-type="float" office:value="10" calcext:value-type="float">
            <text:p>10</text:p>
          </table:table-cell>
          <table:table-cell table:formula="of:=MOD(ROW([.M72]) - 2; 8) + COLUMN([.D71])" office:value-type="float" office:value="10" calcext:value-type="float">
            <text:p>10</text:p>
          </table:table-cell>
          <table:table-cell table:formula="of:=INDIRECT(ADDRESS([.N71];[.O71]))" office:value-type="float" office:value="0" calcext:value-type="float">
            <text:p>0</text:p>
          </table:table-cell>
          <table:table-cell table:number-columns-repeated="6"/>
          <table:table-cell table:formula="of:=IF(ISBLANK([.U71]); &quot;&quot;; COM.MICROSOFT.CONCAT(&quot;#define &quot;; [.T71]; &quot; (1 &lt;&lt; &quot;; [.U71]; &quot;)&quot;))">
            <text:p/>
          </table:table-cell>
        </table:table-row>
        <table:table-row table:style-name="ro3">
          <table:table-cell table:style-name="ce246" office:value-type="string" calcext:value-type="string">
            <text:p>W4COL</text:p>
          </table:table-cell>
          <table:table-cell table:style-name="ce271" office:value-type="string" calcext:value-type="string">
            <text:p>FCB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5" table:number-rows-spanned="1">
            <text:p>Column end address</text:p>
          </table:table-cell>
          <table:covered-table-cell table:number-columns-repeated="4" table:style-name="ce309"/>
          <table:table-cell table:style-name="ce309" office:value-type="string" calcext:value-type="string">
            <text:p>R</text:p>
          </table:table-cell>
          <table:table-cell table:style-name="ce309" office:value-type="string" calcext:value-type="string">
            <text:p>G</text:p>
          </table:table-cell>
          <table:table-cell table:style-name="ce309" office:value-type="string" calcext:value-type="string">
            <text:p>B</text:p>
          </table:table-cell>
          <table:table-cell table:number-columns-repeated="2"/>
          <table:table-cell table:formula="of:=FLOOR((ROW([.D72]) - 1) / 8) + 2" office:value-type="float" office:value="10" calcext:value-type="float">
            <text:p>10</text:p>
          </table:table-cell>
          <table:table-cell table:formula="of:=MOD(ROW([.M73]) - 2; 8) + COLUMN([.D72])" office:value-type="float" office:value="11" calcext:value-type="float">
            <text:p>11</text:p>
          </table:table-cell>
          <table:table-cell table:formula="of:=INDIRECT(ADDRESS([.N72];[.O72]))" office:value-type="string" office:string-value="P43" calcext:value-type="string">
            <text:p>P43</text:p>
          </table:table-cell>
          <table:table-cell table:formula="of:=IF([.P72] = 0; &quot;RESERVED&quot;; [.P72])" office:value-type="string" office:string-value="P43" calcext:value-type="string">
            <text:p>P43</text:p>
          </table:table-cell>
          <table:table-cell table:number-columns-repeated="5"/>
          <table:table-cell table:formula="of:=IF(ISBLANK([.U72]); &quot;&quot;; COM.MICROSOFT.CONCAT(&quot;#define &quot;; [.T72]; &quot; (1 &lt;&lt; &quot;; [.U72]; &quot;)&quot;))">
            <text:p/>
          </table:table-cell>
        </table:table-row>
        <table:table-row table:style-name="ro3">
          <table:table-cell table:style-name="ce246" office:value-type="string" calcext:value-type="string">
            <text:p>VERTD</text:p>
          </table:table-cell>
          <table:table-cell table:style-name="ce271" office:value-type="string" calcext:value-type="string">
            <text:p>FCC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8" table:number-rows-spanned="1">
            <text:p>Vertical delay</text:p>
          </table:table-cell>
          <table:covered-table-cell table:number-columns-repeated="7" table:style-name="ce309"/>
          <table:table-cell table:number-columns-repeated="2"/>
          <table:table-cell table:formula="of:=FLOOR((ROW([.D73]) - 1) / 8) + 2" office:value-type="float" office:value="11" calcext:value-type="float">
            <text:p>11</text:p>
          </table:table-cell>
          <table:table-cell table:formula="of:=MOD(ROW([.M74]) - 2; 8) + COLUMN([.D73])" office:value-type="float" office:value="4" calcext:value-type="float">
            <text:p>4</text:p>
          </table:table-cell>
          <table:table-cell table:formula="of:=INDIRECT(ADDRESS([.N73];[.O73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73]); &quot;&quot;; COM.MICROSOFT.CONCAT(&quot;#define &quot;; [.T73]; &quot; (1 &lt;&lt; &quot;; [.U73]; &quot;)&quot;))" office:value-type="string" office:string-value="#define P43 (1 &lt;&lt; 0)" calcext:value-type="string">
            <text:p>#define P43 (1 &lt;&lt; 0)</text:p>
          </table:table-cell>
        </table:table-row>
        <table:table-row table:style-name="ro3">
          <table:table-cell table:style-name="ce246" office:value-type="string" calcext:value-type="string">
            <text:p>HORD</text:p>
          </table:table-cell>
          <table:table-cell table:style-name="ce271" office:value-type="string" calcext:value-type="string">
            <text:p>FCD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 table:number-columns-spanned="8" table:number-rows-spanned="1">
            <text:p>Horizontal delay</text:p>
          </table:table-cell>
          <table:covered-table-cell table:number-columns-repeated="7" table:style-name="ce309"/>
          <table:table-cell table:number-columns-repeated="2"/>
          <table:table-cell table:formula="of:=FLOOR((ROW([.D74]) - 1) / 8) + 2" office:value-type="float" office:value="11" calcext:value-type="float">
            <text:p>11</text:p>
          </table:table-cell>
          <table:table-cell table:formula="of:=MOD(ROW([.M75]) - 2; 8) + COLUMN([.D74])" office:value-type="float" office:value="5" calcext:value-type="float">
            <text:p>5</text:p>
          </table:table-cell>
          <table:table-cell table:formula="of:=INDIRECT(ADDRESS([.N74];[.O74]))" office:value-type="float" office:value="0" calcext:value-type="float">
            <text:p>0</text:p>
          </table:table-cell>
          <table:table-cell table:number-columns-repeated="6"/>
          <table:table-cell table:formula="of:=IF(ISBLANK([.U74]); &quot;&quot;; COM.MICROSOFT.CONCAT(&quot;#define &quot;; [.T74]; &quot; (1 &lt;&lt; &quot;; [.U74]; &quot;)&quot;))">
            <text:p/>
          </table:table-cell>
        </table:table-row>
        <table:table-row table:style-name="ro3">
          <table:table-cell table:style-name="ce246" office:value-type="string" calcext:value-type="string">
            <text:p>CH</text:p>
          </table:table-cell>
          <table:table-cell table:style-name="ce271" office:value-type="string" calcext:value-type="string">
            <text:p>FCE</text:p>
          </table:table-cell>
          <table:table-cell table:style-name="ce294" office:value-type="string" calcext:value-type="string">
            <text:p>W</text:p>
          </table:table-cell>
          <table:table-cell table:style-name="ce309"/>
          <table:table-cell table:style-name="ce309" office:value-type="string" calcext:value-type="string" table:number-columns-spanned="7" table:number-rows-spanned="1">
            <text:p>Character height</text:p>
          </table:table-cell>
          <table:covered-table-cell table:number-columns-repeated="6" table:style-name="ce309"/>
          <table:table-cell table:number-columns-repeated="2"/>
          <table:table-cell table:formula="of:=FLOOR((ROW([.D75]) - 1) / 8) + 2" office:value-type="float" office:value="11" calcext:value-type="float">
            <text:p>11</text:p>
          </table:table-cell>
          <table:table-cell table:formula="of:=MOD(ROW([.M76]) - 2; 8) + COLUMN([.D75])" office:value-type="float" office:value="6" calcext:value-type="float">
            <text:p>6</text:p>
          </table:table-cell>
          <table:table-cell table:formula="of:=INDIRECT(ADDRESS([.N75];[.O75]))" office:value-type="float" office:value="0" calcext:value-type="float">
            <text:p>0</text:p>
          </table:table-cell>
          <table:table-cell table:number-columns-repeated="6"/>
          <table:table-cell table:formula="of:=IF(ISBLANK([.U75]); &quot;&quot;; COM.MICROSOFT.CONCAT(&quot;#define &quot;; [.T75]; &quot; (1 &lt;&lt; &quot;; [.U75]; &quot;)&quot;))">
            <text:p/>
          </table:table-cell>
        </table:table-row>
        <table:table-row table:style-name="ro3">
          <table:table-cell table:style-name="ce246" office:value-type="string" calcext:value-type="string">
            <text:p>RSPACE</text:p>
          </table:table-cell>
          <table:table-cell table:style-name="ce271" office:value-type="string" calcext:value-type="string">
            <text:p>FD0</text:p>
          </table:table-cell>
          <table:table-cell table:style-name="ce294" office:value-type="string" calcext:value-type="string">
            <text:p>W</text:p>
          </table:table-cell>
          <table:table-cell table:style-name="ce309" table:number-columns-repeated="3"/>
          <table:table-cell table:style-name="ce309" office:value-type="string" calcext:value-type="string" table:number-columns-spanned="5" table:number-rows-spanned="1">
            <text:p>Row to row spacing</text:p>
          </table:table-cell>
          <table:covered-table-cell table:number-columns-repeated="4" table:style-name="ce309"/>
          <table:table-cell table:number-columns-repeated="2"/>
          <table:table-cell table:formula="of:=FLOOR((ROW([.D76]) - 1) / 8) + 2" office:value-type="float" office:value="11" calcext:value-type="float">
            <text:p>11</text:p>
          </table:table-cell>
          <table:table-cell table:formula="of:=MOD(ROW([.M77]) - 2; 8) + COLUMN([.D76])" office:value-type="float" office:value="7" calcext:value-type="float">
            <text:p>7</text:p>
          </table:table-cell>
          <table:table-cell table:formula="of:=INDIRECT(ADDRESS([.N76];[.O76]))" office:value-type="float" office:value="0" calcext:value-type="float">
            <text:p>0</text:p>
          </table:table-cell>
          <table:table-cell table:number-columns-repeated="6"/>
          <table:table-cell table:formula="of:=IF(ISBLANK([.U76]); &quot;&quot;; COM.MICROSOFT.CONCAT(&quot;#define &quot;; [.T76]; &quot; (1 &lt;&lt; &quot;; [.U76]; &quot;)&quot;))">
            <text:p/>
          </table:table-cell>
        </table:table-row>
        <table:table-row table:style-name="ro3">
          <table:table-cell table:style-name="ce247" office:value-type="string" calcext:value-type="string" table:number-columns-spanned="1" table:number-rows-spanned="2">
            <text:p>OSDCON</text:p>
          </table:table-cell>
          <table:table-cell table:style-name="ce271" office:value-type="string" calcext:value-type="string">
            <text:p>FD1</text:p>
          </table:table-cell>
          <table:table-cell table:style-name="ce294" office:value-type="string" calcext:value-type="string">
            <text:p>R/W</text:p>
          </table:table-cell>
          <table:table-cell table:style-name="ce309" office:value-type="string" calcext:value-type="string">
            <text:p>OSDEN</text:p>
          </table:table-cell>
          <table:table-cell table:style-name="ce309" office:value-type="string" calcext:value-type="string">
            <text:p>BSEN</text:p>
          </table:table-cell>
          <table:table-cell table:style-name="ce309" office:value-type="string" calcext:value-type="string">
            <text:p>Shadow</text:p>
          </table:table-cell>
          <table:table-cell table:style-name="ce309" office:value-type="string" calcext:value-type="string">
            <text:p>FBEN</text:p>
          </table:table-cell>
          <table:table-cell table:style-name="ce309" office:value-type="string" calcext:value-type="string">
            <text:p>Blend</text:p>
          </table:table-cell>
          <table:table-cell table:style-name="ce309" office:value-type="string" calcext:value-type="string">
            <text:p>WENclr</text:p>
          </table:table-cell>
          <table:table-cell table:style-name="ce309" office:value-type="string" calcext:value-type="string">
            <text:p>RAMclr</text:p>
          </table:table-cell>
          <table:table-cell table:style-name="ce309" office:value-type="string" calcext:value-type="string">
            <text:p>FBKGC</text:p>
          </table:table-cell>
          <table:table-cell table:number-columns-repeated="2"/>
          <table:table-cell table:formula="of:=FLOOR((ROW([.D77]) - 1) / 8) + 2" office:value-type="float" office:value="11" calcext:value-type="float">
            <text:p>11</text:p>
          </table:table-cell>
          <table:table-cell table:formula="of:=MOD(ROW([.M78]) - 2; 8) + COLUMN([.D77])" office:value-type="float" office:value="8" calcext:value-type="float">
            <text:p>8</text:p>
          </table:table-cell>
          <table:table-cell table:formula="of:=INDIRECT(ADDRESS([.N77];[.O77]))" office:value-type="float" office:value="0" calcext:value-type="float">
            <text:p>0</text:p>
          </table:table-cell>
          <table:table-cell table:number-columns-repeated="6"/>
          <table:table-cell table:formula="of:=IF(ISBLANK([.U77]); &quot;&quot;; COM.MICROSOFT.CONCAT(&quot;#define &quot;; [.T77]; &quot; (1 &lt;&lt; &quot;; [.U77]; &quot;)&quot;))">
            <text:p/>
          </table:table-cell>
        </table:table-row>
        <table:table-row table:style-name="ro3">
          <table:covered-table-cell table:style-name="ce246" office:value-type="string" calcext:value-type="string">
            <text:p>OSDCON</text:p>
          </table:covered-table-cell>
          <table:table-cell table:style-name="ce271" office:value-type="string" calcext:value-type="string">
            <text:p>FD2</text:p>
          </table:table-cell>
          <table:table-cell table:style-name="ce294" office:value-type="string" calcext:value-type="string">
            <text:p>R/W</text:p>
          </table:table-cell>
          <table:table-cell table:style-name="ce309" table:number-columns-repeated="3"/>
          <table:table-cell table:style-name="ce309" office:value-type="string" calcext:value-type="string">
            <text:p>DWE</text:p>
          </table:table-cell>
          <table:table-cell table:style-name="ce309" office:value-type="string" calcext:value-type="string">
            <text:p>HSP</text:p>
          </table:table-cell>
          <table:table-cell table:style-name="ce309" office:value-type="string" calcext:value-type="string">
            <text:p>VSP</text:p>
          </table:table-cell>
          <table:table-cell table:style-name="ce309" table:number-columns-repeated="2"/>
          <table:table-cell table:number-columns-repeated="2"/>
          <table:table-cell table:formula="of:=FLOOR((ROW([.D78]) - 1) / 8) + 2" office:value-type="float" office:value="11" calcext:value-type="float">
            <text:p>11</text:p>
          </table:table-cell>
          <table:table-cell table:formula="of:=MOD(ROW([.M79]) - 2; 8) + COLUMN([.D78])" office:value-type="float" office:value="9" calcext:value-type="float">
            <text:p>9</text:p>
          </table:table-cell>
          <table:table-cell table:formula="of:=INDIRECT(ADDRESS([.N78];[.O78]))" office:value-type="float" office:value="0" calcext:value-type="float">
            <text:p>0</text:p>
          </table:table-cell>
          <table:table-cell table:number-columns-repeated="6"/>
          <table:table-cell table:formula="of:=IF(ISBLANK([.U78]); &quot;&quot;; COM.MICROSOFT.CONCAT(&quot;#define &quot;; [.T78]; &quot; (1 &lt;&lt; &quot;; [.U78]; &quot;)&quot;))">
            <text:p/>
          </table:table-cell>
        </table:table-row>
        <table:table-row table:style-name="ro3">
          <table:table-cell table:style-name="ce246" office:value-type="string" calcext:value-type="string">
            <text:p>CHSC</text:p>
          </table:table-cell>
          <table:table-cell table:style-name="ce271" office:value-type="string" calcext:value-type="string">
            <text:p>FD3</text:p>
          </table:table-cell>
          <table:table-cell table:style-name="ce294" office:value-type="string" calcext:value-type="string">
            <text:p>W</text:p>
          </table:table-cell>
          <table:table-cell table:style-name="ce309" table:number-columns-repeated="5"/>
          <table:table-cell table:style-name="ce309" office:value-type="string" calcext:value-type="string">
            <text:p>CSR</text:p>
          </table:table-cell>
          <table:table-cell table:style-name="ce309" office:value-type="string" calcext:value-type="string">
            <text:p>CSG</text:p>
          </table:table-cell>
          <table:table-cell table:style-name="ce309" office:value-type="string" calcext:value-type="string">
            <text:p>CSB</text:p>
          </table:table-cell>
          <table:table-cell table:number-columns-repeated="2"/>
          <table:table-cell table:formula="of:=FLOOR((ROW([.D79]) - 1) / 8) + 2" office:value-type="float" office:value="11" calcext:value-type="float">
            <text:p>11</text:p>
          </table:table-cell>
          <table:table-cell table:formula="of:=MOD(ROW([.M80]) - 2; 8) + COLUMN([.D79])" office:value-type="float" office:value="10" calcext:value-type="float">
            <text:p>10</text:p>
          </table:table-cell>
          <table:table-cell table:formula="of:=INDIRECT(ADDRESS([.N79];[.O79]))" office:value-type="float" office:value="0" calcext:value-type="float">
            <text:p>0</text:p>
          </table:table-cell>
          <table:table-cell table:number-columns-repeated="6"/>
          <table:table-cell table:formula="of:=IF(ISBLANK([.U79]); &quot;&quot;; COM.MICROSOFT.CONCAT(&quot;#define &quot;; [.T79]; &quot; (1 &lt;&lt; &quot;; [.U79]; &quot;)&quot;))">
            <text:p/>
          </table:table-cell>
        </table:table-row>
        <table:table-row table:style-name="ro3">
          <table:table-cell table:style-name="ce246" office:value-type="string" calcext:value-type="string">
            <text:p>FSSTP</text:p>
          </table:table-cell>
          <table:table-cell table:style-name="ce271" office:value-type="string" calcext:value-type="string">
            <text:p>FD4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FSW</text:p>
          </table:table-cell>
          <table:table-cell table:style-name="ce309" table:number-columns-repeated="4"/>
          <table:table-cell table:style-name="ce309" office:value-type="string" calcext:value-type="string">
            <text:p>FSR</text:p>
          </table:table-cell>
          <table:table-cell table:style-name="ce309" office:value-type="string" calcext:value-type="string">
            <text:p>FSG</text:p>
          </table:table-cell>
          <table:table-cell table:style-name="ce309" office:value-type="string" calcext:value-type="string">
            <text:p>FSB</text:p>
          </table:table-cell>
          <table:table-cell table:number-columns-repeated="2"/>
          <table:table-cell table:formula="of:=FLOOR((ROW([.D80]) - 1) / 8) + 2" office:value-type="float" office:value="11" calcext:value-type="float">
            <text:p>11</text:p>
          </table:table-cell>
          <table:table-cell table:formula="of:=MOD(ROW([.M81]) - 2; 8) + COLUMN([.D80])" office:value-type="float" office:value="11" calcext:value-type="float">
            <text:p>11</text:p>
          </table:table-cell>
          <table:table-cell table:formula="of:=INDIRECT(ADDRESS([.N80];[.O80]))" office:value-type="string" office:string-value="P44" calcext:value-type="string">
            <text:p>P44</text:p>
          </table:table-cell>
          <table:table-cell table:formula="of:=IF([.P80] = 0; &quot;RESERVED&quot;; [.P80])" office:value-type="string" office:string-value="P44" calcext:value-type="string">
            <text:p>P44</text:p>
          </table:table-cell>
          <table:table-cell table:number-columns-repeated="5"/>
          <table:table-cell table:formula="of:=IF(ISBLANK([.U80]); &quot;&quot;; COM.MICROSOFT.CONCAT(&quot;#define &quot;; [.T80]; &quot; (1 &lt;&lt; &quot;; [.U80]; &quot;)&quot;))">
            <text:p/>
          </table:table-cell>
        </table:table-row>
        <table:table-row table:style-name="ro3">
          <table:table-cell table:style-name="ce246" office:value-type="string" calcext:value-type="string">
            <text:p>WINSW</text:p>
          </table:table-cell>
          <table:table-cell table:style-name="ce271" office:value-type="string" calcext:value-type="string">
            <text:p>FD5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WW41</text:p>
          </table:table-cell>
          <table:table-cell table:style-name="ce309" office:value-type="string" calcext:value-type="string">
            <text:p>WW40</text:p>
          </table:table-cell>
          <table:table-cell table:style-name="ce309" office:value-type="string" calcext:value-type="string">
            <text:p>WW31</text:p>
          </table:table-cell>
          <table:table-cell table:style-name="ce309" office:value-type="string" calcext:value-type="string">
            <text:p>WW30</text:p>
          </table:table-cell>
          <table:table-cell table:style-name="ce309" office:value-type="string" calcext:value-type="string">
            <text:p>WW21</text:p>
          </table:table-cell>
          <table:table-cell table:style-name="ce309" office:value-type="string" calcext:value-type="string">
            <text:p>WW20</text:p>
          </table:table-cell>
          <table:table-cell table:style-name="ce309" office:value-type="string" calcext:value-type="string">
            <text:p>WW11</text:p>
          </table:table-cell>
          <table:table-cell table:style-name="ce309" office:value-type="string" calcext:value-type="string">
            <text:p>WW10</text:p>
          </table:table-cell>
          <table:table-cell table:number-columns-repeated="2"/>
          <table:table-cell table:formula="of:=FLOOR((ROW([.D81]) - 1) / 8) + 2" office:value-type="float" office:value="12" calcext:value-type="float">
            <text:p>12</text:p>
          </table:table-cell>
          <table:table-cell table:formula="of:=MOD(ROW([.M82]) - 2; 8) + COLUMN([.D81])" office:value-type="float" office:value="4" calcext:value-type="float">
            <text:p>4</text:p>
          </table:table-cell>
          <table:table-cell table:formula="of:=INDIRECT(ADDRESS([.N81];[.O81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81]); &quot;&quot;; COM.MICROSOFT.CONCAT(&quot;#define &quot;; [.T81]; &quot; (1 &lt;&lt; &quot;; [.U81]; &quot;)&quot;))" office:value-type="string" office:string-value="#define P44 (1 &lt;&lt; 0)" calcext:value-type="string">
            <text:p>#define P44 (1 &lt;&lt; 0)</text:p>
          </table:table-cell>
        </table:table-row>
        <table:table-row table:style-name="ro3">
          <table:table-cell table:style-name="ce246" office:value-type="string" calcext:value-type="string">
            <text:p>WINSH</text:p>
          </table:table-cell>
          <table:table-cell table:style-name="ce271" office:value-type="string" calcext:value-type="string">
            <text:p>FD6</text:p>
          </table:table-cell>
          <table:table-cell table:style-name="ce294" office:value-type="string" calcext:value-type="string">
            <text:p>W</text:p>
          </table:table-cell>
          <table:table-cell table:style-name="ce309" office:value-type="string" calcext:value-type="string">
            <text:p>WH41</text:p>
          </table:table-cell>
          <table:table-cell table:style-name="ce309" office:value-type="string" calcext:value-type="string">
            <text:p>WH40</text:p>
          </table:table-cell>
          <table:table-cell table:style-name="ce309" office:value-type="string" calcext:value-type="string">
            <text:p>WH31</text:p>
          </table:table-cell>
          <table:table-cell table:style-name="ce309" office:value-type="string" calcext:value-type="string">
            <text:p>WH30</text:p>
          </table:table-cell>
          <table:table-cell table:style-name="ce309" office:value-type="string" calcext:value-type="string">
            <text:p>WH21</text:p>
          </table:table-cell>
          <table:table-cell table:style-name="ce309" office:value-type="string" calcext:value-type="string">
            <text:p>WH20</text:p>
          </table:table-cell>
          <table:table-cell table:style-name="ce309" office:value-type="string" calcext:value-type="string">
            <text:p>WH11</text:p>
          </table:table-cell>
          <table:table-cell table:style-name="ce309" office:value-type="string" calcext:value-type="string">
            <text:p>WH10</text:p>
          </table:table-cell>
          <table:table-cell table:number-columns-repeated="2"/>
          <table:table-cell table:formula="of:=FLOOR((ROW([.D82]) - 1) / 8) + 2" office:value-type="float" office:value="12" calcext:value-type="float">
            <text:p>12</text:p>
          </table:table-cell>
          <table:table-cell table:formula="of:=MOD(ROW([.M83]) - 2; 8) + COLUMN([.D82])" office:value-type="float" office:value="5" calcext:value-type="float">
            <text:p>5</text:p>
          </table:table-cell>
          <table:table-cell table:formula="of:=INDIRECT(ADDRESS([.N82];[.O82]))" office:value-type="float" office:value="0" calcext:value-type="float">
            <text:p>0</text:p>
          </table:table-cell>
          <table:table-cell table:number-columns-repeated="6"/>
          <table:table-cell table:formula="of:=IF(ISBLANK([.U82]); &quot;&quot;; COM.MICROSOFT.CONCAT(&quot;#define &quot;; [.T82]; &quot; (1 &lt;&lt; &quot;; [.U82]; &quot;)&quot;))">
            <text:p/>
          </table:table-cell>
        </table:table-row>
        <table:table-row table:style-name="ro3">
          <table:table-cell table:style-name="ce246" office:value-type="string" calcext:value-type="string">
            <text:p>WINSC</text:p>
          </table:table-cell>
          <table:table-cell table:style-name="ce271" office:value-type="string" calcext:value-type="string">
            <text:p>FD7</text:p>
          </table:table-cell>
          <table:table-cell table:style-name="ce294" office:value-type="string" calcext:value-type="string">
            <text:p>W</text:p>
          </table:table-cell>
          <table:table-cell table:style-name="ce309"/>
          <table:table-cell table:style-name="ce309" office:value-type="string" calcext:value-type="string">
            <text:p>R1</text:p>
          </table:table-cell>
          <table:table-cell table:style-name="ce309" office:value-type="string" calcext:value-type="string">
            <text:p>G1</text:p>
          </table:table-cell>
          <table:table-cell table:style-name="ce309" office:value-type="string" calcext:value-type="string">
            <text:p>B1</text:p>
          </table:table-cell>
          <table:table-cell table:style-name="ce309"/>
          <table:table-cell table:style-name="ce309" office:value-type="string" calcext:value-type="string">
            <text:p>R2</text:p>
          </table:table-cell>
          <table:table-cell table:style-name="ce309" office:value-type="string" calcext:value-type="string">
            <text:p>G2</text:p>
          </table:table-cell>
          <table:table-cell table:style-name="ce309" office:value-type="string" calcext:value-type="string">
            <text:p>B2</text:p>
          </table:table-cell>
          <table:table-cell table:number-columns-repeated="2"/>
          <table:table-cell table:formula="of:=FLOOR((ROW([.D83]) - 1) / 8) + 2" office:value-type="float" office:value="12" calcext:value-type="float">
            <text:p>12</text:p>
          </table:table-cell>
          <table:table-cell table:formula="of:=MOD(ROW([.M84]) - 2; 8) + COLUMN([.D83])" office:value-type="float" office:value="6" calcext:value-type="float">
            <text:p>6</text:p>
          </table:table-cell>
          <table:table-cell table:formula="of:=INDIRECT(ADDRESS([.N83];[.O83]))" office:value-type="float" office:value="0" calcext:value-type="float">
            <text:p>0</text:p>
          </table:table-cell>
          <table:table-cell table:number-columns-repeated="6"/>
          <table:table-cell table:formula="of:=IF(ISBLANK([.U83]); &quot;&quot;; COM.MICROSOFT.CONCAT(&quot;#define &quot;; [.T83]; &quot; (1 &lt;&lt; &quot;; [.U83]; &quot;)&quot;))">
            <text:p/>
          </table:table-cell>
        </table:table-row>
        <table:table-row table:style-name="ro3">
          <table:table-cell table:style-name="ce246" office:value-type="string" calcext:value-type="string">
            <text:p>WINSC</text:p>
          </table:table-cell>
          <table:table-cell table:style-name="ce271" office:value-type="string" calcext:value-type="string">
            <text:p>FD8</text:p>
          </table:table-cell>
          <table:table-cell table:style-name="ce294" office:value-type="string" calcext:value-type="string">
            <text:p>W</text:p>
          </table:table-cell>
          <table:table-cell table:style-name="ce309"/>
          <table:table-cell table:style-name="ce309" office:value-type="string" calcext:value-type="string">
            <text:p>R3</text:p>
          </table:table-cell>
          <table:table-cell table:style-name="ce309" office:value-type="string" calcext:value-type="string">
            <text:p>G3</text:p>
          </table:table-cell>
          <table:table-cell table:style-name="ce309" office:value-type="string" calcext:value-type="string">
            <text:p>B3</text:p>
          </table:table-cell>
          <table:table-cell table:style-name="ce309"/>
          <table:table-cell table:style-name="ce309" office:value-type="string" calcext:value-type="string">
            <text:p>R4</text:p>
          </table:table-cell>
          <table:table-cell table:style-name="ce309" office:value-type="string" calcext:value-type="string">
            <text:p>G4</text:p>
          </table:table-cell>
          <table:table-cell table:style-name="ce309" office:value-type="string" calcext:value-type="string">
            <text:p>B4</text:p>
          </table:table-cell>
          <table:table-cell table:number-columns-repeated="2"/>
          <table:table-cell table:formula="of:=FLOOR((ROW([.D84]) - 1) / 8) + 2" office:value-type="float" office:value="12" calcext:value-type="float">
            <text:p>12</text:p>
          </table:table-cell>
          <table:table-cell table:formula="of:=MOD(ROW([.M85]) - 2; 8) + COLUMN([.D84])" office:value-type="float" office:value="7" calcext:value-type="float">
            <text:p>7</text:p>
          </table:table-cell>
          <table:table-cell table:formula="of:=INDIRECT(ADDRESS([.N84];[.O84]))" office:value-type="float" office:value="0" calcext:value-type="float">
            <text:p>0</text:p>
          </table:table-cell>
          <table:table-cell table:number-columns-repeated="6"/>
          <table:table-cell table:formula="of:=IF(ISBLANK([.U84]); &quot;&quot;; COM.MICROSOFT.CONCAT(&quot;#define &quot;; [.T84]; &quot; (1 &lt;&lt; &quot;; [.U84]; &quot;)&quot;))">
            <text:p/>
          </table:table-cell>
        </table:table-row>
        <table:table-row table:style-name="ro3">
          <table:table-cell table:style-name="ce248" office:value-type="string" calcext:value-type="string">
            <text:p>XDEL</text:p>
          </table:table-cell>
          <table:table-cell table:style-name="ce272" office:value-type="string" calcext:value-type="string">
            <text:p>FD9</text:p>
          </table:table-cell>
          <table:table-cell table:style-name="ce295" office:value-type="string" calcext:value-type="string">
            <text:p>W</text:p>
          </table:table-cell>
          <table:table-cell table:style-name="ce309" table:number-columns-repeated="5"/>
          <table:table-cell table:style-name="ce309" office:value-type="string" calcext:value-type="string">
            <text:p>D2</text:p>
          </table:table-cell>
          <table:table-cell table:style-name="ce309" office:value-type="string" calcext:value-type="string">
            <text:p>D1</text:p>
          </table:table-cell>
          <table:table-cell table:style-name="ce309" office:value-type="string" calcext:value-type="string">
            <text:p>D0</text:p>
          </table:table-cell>
          <table:table-cell table:number-columns-repeated="2"/>
          <table:table-cell table:formula="of:=FLOOR((ROW([.D85]) - 1) / 8) + 2" office:value-type="float" office:value="12" calcext:value-type="float">
            <text:p>12</text:p>
          </table:table-cell>
          <table:table-cell table:formula="of:=MOD(ROW([.M86]) - 2; 8) + COLUMN([.D85])" office:value-type="float" office:value="8" calcext:value-type="float">
            <text:p>8</text:p>
          </table:table-cell>
          <table:table-cell table:formula="of:=INDIRECT(ADDRESS([.N85];[.O85]))" office:value-type="float" office:value="0" calcext:value-type="float">
            <text:p>0</text:p>
          </table:table-cell>
          <table:table-cell table:number-columns-repeated="6"/>
          <table:table-cell table:formula="of:=IF(ISBLANK([.U85]); &quot;&quot;; COM.MICROSOFT.CONCAT(&quot;#define &quot;; [.T85]; &quot; (1 &lt;&lt; &quot;; [.U85]; &quot;)&quot;))">
            <text:p/>
          </table:table-cell>
        </table:table-row>
        <table:table-row table:style-name="ro3">
          <table:table-cell table:number-columns-repeated="13"/>
          <table:table-cell table:formula="of:=FLOOR((ROW([.D86]) - 1) / 8) + 2" office:value-type="float" office:value="12" calcext:value-type="float">
            <text:p>12</text:p>
          </table:table-cell>
          <table:table-cell table:formula="of:=MOD(ROW([.M87]) - 2; 8) + COLUMN([.D86])" office:value-type="float" office:value="9" calcext:value-type="float">
            <text:p>9</text:p>
          </table:table-cell>
          <table:table-cell table:formula="of:=INDIRECT(ADDRESS([.N86];[.O86]))" office:value-type="float" office:value="0" calcext:value-type="float">
            <text:p>0</text:p>
          </table:table-cell>
          <table:table-cell table:number-columns-repeated="6"/>
          <table:table-cell table:formula="of:=IF(ISBLANK([.U86]); &quot;&quot;; COM.MICROSOFT.CONCAT(&quot;#define &quot;; [.T86]; &quot; (1 &lt;&lt; &quot;; [.U86]; &quot;)&quot;))">
            <text:p/>
          </table:table-cell>
        </table:table-row>
        <table:table-row table:style-name="ro3">
          <table:table-cell table:number-columns-repeated="13"/>
          <table:table-cell table:formula="of:=FLOOR((ROW([.D87]) - 1) / 8) + 2" office:value-type="float" office:value="12" calcext:value-type="float">
            <text:p>12</text:p>
          </table:table-cell>
          <table:table-cell table:formula="of:=MOD(ROW([.M88]) - 2; 8) + COLUMN([.D87])" office:value-type="float" office:value="10" calcext:value-type="float">
            <text:p>10</text:p>
          </table:table-cell>
          <table:table-cell table:formula="of:=INDIRECT(ADDRESS([.N87];[.O87]))" office:value-type="float" office:value="0" calcext:value-type="float">
            <text:p>0</text:p>
          </table:table-cell>
          <table:table-cell table:number-columns-repeated="6"/>
          <table:table-cell table:formula="of:=IF(ISBLANK([.U87]); &quot;&quot;; COM.MICROSOFT.CONCAT(&quot;#define &quot;; [.T87]; &quot; (1 &lt;&lt; &quot;; [.U87]; &quot;)&quot;))">
            <text:p/>
          </table:table-cell>
        </table:table-row>
        <table:table-row table:style-name="ro3">
          <table:table-cell table:number-columns-repeated="13"/>
          <table:table-cell table:formula="of:=FLOOR((ROW([.D88]) - 1) / 8) + 2" office:value-type="float" office:value="12" calcext:value-type="float">
            <text:p>12</text:p>
          </table:table-cell>
          <table:table-cell table:formula="of:=MOD(ROW([.M89]) - 2; 8) + COLUMN([.D88])" office:value-type="float" office:value="11" calcext:value-type="float">
            <text:p>11</text:p>
          </table:table-cell>
          <table:table-cell table:formula="of:=INDIRECT(ADDRESS([.N88];[.O88]))" office:value-type="string" office:string-value="P45" calcext:value-type="string">
            <text:p>P45</text:p>
          </table:table-cell>
          <table:table-cell table:formula="of:=IF([.P88] = 0; &quot;RESERVED&quot;; [.P88])" office:value-type="string" office:string-value="P45" calcext:value-type="string">
            <text:p>P45</text:p>
          </table:table-cell>
          <table:table-cell table:number-columns-repeated="5"/>
          <table:table-cell table:formula="of:=IF(ISBLANK([.U88]); &quot;&quot;; COM.MICROSOFT.CONCAT(&quot;#define &quot;; [.T88]; &quot; (1 &lt;&lt; &quot;; [.U88]; &quot;)&quot;))">
            <text:p/>
          </table:table-cell>
        </table:table-row>
        <table:table-row table:style-name="ro3">
          <table:table-cell table:number-columns-repeated="13"/>
          <table:table-cell table:formula="of:=FLOOR((ROW([.D89]) - 1) / 8) + 2" office:value-type="float" office:value="13" calcext:value-type="float">
            <text:p>13</text:p>
          </table:table-cell>
          <table:table-cell table:formula="of:=MOD(ROW([.M90]) - 2; 8) + COLUMN([.D89])" office:value-type="float" office:value="4" calcext:value-type="float">
            <text:p>4</text:p>
          </table:table-cell>
          <table:table-cell table:formula="of:=INDIRECT(ADDRESS([.N89];[.O89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89]); &quot;&quot;; COM.MICROSOFT.CONCAT(&quot;#define &quot;; [.T89]; &quot; (1 &lt;&lt; &quot;; [.U89]; &quot;)&quot;))" office:value-type="string" office:string-value="#define P45 (1 &lt;&lt; 0)" calcext:value-type="string">
            <text:p>#define P45 (1 &lt;&lt; 0)</text:p>
          </table:table-cell>
        </table:table-row>
        <table:table-row table:style-name="ro3">
          <table:table-cell table:number-columns-repeated="13"/>
          <table:table-cell table:formula="of:=FLOOR((ROW([.D90]) - 1) / 8) + 2" office:value-type="float" office:value="13" calcext:value-type="float">
            <text:p>13</text:p>
          </table:table-cell>
          <table:table-cell table:formula="of:=MOD(ROW([.M91]) - 2; 8) + COLUMN([.D90])" office:value-type="float" office:value="5" calcext:value-type="float">
            <text:p>5</text:p>
          </table:table-cell>
          <table:table-cell table:formula="of:=INDIRECT(ADDRESS([.N90];[.O90]))" office:value-type="float" office:value="0" calcext:value-type="float">
            <text:p>0</text:p>
          </table:table-cell>
          <table:table-cell table:number-columns-repeated="6"/>
          <table:table-cell table:formula="of:=IF(ISBLANK([.U90]); &quot;&quot;; COM.MICROSOFT.CONCAT(&quot;#define &quot;; [.T90]; &quot; (1 &lt;&lt; &quot;; [.U90]; &quot;)&quot;))">
            <text:p/>
          </table:table-cell>
        </table:table-row>
        <table:table-row table:style-name="ro3">
          <table:table-cell table:number-columns-repeated="13"/>
          <table:table-cell table:formula="of:=FLOOR((ROW([.D91]) - 1) / 8) + 2" office:value-type="float" office:value="13" calcext:value-type="float">
            <text:p>13</text:p>
          </table:table-cell>
          <table:table-cell table:formula="of:=MOD(ROW([.M92]) - 2; 8) + COLUMN([.D91])" office:value-type="float" office:value="6" calcext:value-type="float">
            <text:p>6</text:p>
          </table:table-cell>
          <table:table-cell table:formula="of:=INDIRECT(ADDRESS([.N91];[.O91]))" office:value-type="float" office:value="0" calcext:value-type="float">
            <text:p>0</text:p>
          </table:table-cell>
          <table:table-cell table:number-columns-repeated="6"/>
          <table:table-cell table:formula="of:=IF(ISBLANK([.U91]); &quot;&quot;; COM.MICROSOFT.CONCAT(&quot;#define &quot;; [.T91]; &quot; (1 &lt;&lt; &quot;; [.U91]; &quot;)&quot;))">
            <text:p/>
          </table:table-cell>
        </table:table-row>
        <table:table-row table:style-name="ro3">
          <table:table-cell table:number-columns-repeated="13"/>
          <table:table-cell table:formula="of:=FLOOR((ROW([.D92]) - 1) / 8) + 2" office:value-type="float" office:value="13" calcext:value-type="float">
            <text:p>13</text:p>
          </table:table-cell>
          <table:table-cell table:formula="of:=MOD(ROW([.M93]) - 2; 8) + COLUMN([.D92])" office:value-type="float" office:value="7" calcext:value-type="float">
            <text:p>7</text:p>
          </table:table-cell>
          <table:table-cell table:formula="of:=INDIRECT(ADDRESS([.N92];[.O92]))" office:value-type="float" office:value="0" calcext:value-type="float">
            <text:p>0</text:p>
          </table:table-cell>
          <table:table-cell table:number-columns-repeated="6"/>
          <table:table-cell table:formula="of:=IF(ISBLANK([.U92]); &quot;&quot;; COM.MICROSOFT.CONCAT(&quot;#define &quot;; [.T92]; &quot; (1 &lt;&lt; &quot;; [.U92]; &quot;)&quot;))">
            <text:p/>
          </table:table-cell>
        </table:table-row>
        <table:table-row table:style-name="ro3">
          <table:table-cell table:number-columns-repeated="13"/>
          <table:table-cell table:formula="of:=FLOOR((ROW([.D93]) - 1) / 8) + 2" office:value-type="float" office:value="13" calcext:value-type="float">
            <text:p>13</text:p>
          </table:table-cell>
          <table:table-cell table:formula="of:=MOD(ROW([.M94]) - 2; 8) + COLUMN([.D93])" office:value-type="float" office:value="8" calcext:value-type="float">
            <text:p>8</text:p>
          </table:table-cell>
          <table:table-cell table:formula="of:=INDIRECT(ADDRESS([.N93];[.O93]))" office:value-type="float" office:value="0" calcext:value-type="float">
            <text:p>0</text:p>
          </table:table-cell>
          <table:table-cell table:number-columns-repeated="6"/>
          <table:table-cell table:formula="of:=IF(ISBLANK([.U93]); &quot;&quot;; COM.MICROSOFT.CONCAT(&quot;#define &quot;; [.T93]; &quot; (1 &lt;&lt; &quot;; [.U93]; &quot;)&quot;))">
            <text:p/>
          </table:table-cell>
        </table:table-row>
        <table:table-row table:style-name="ro3">
          <table:table-cell table:number-columns-repeated="13"/>
          <table:table-cell table:formula="of:=FLOOR((ROW([.D94]) - 1) / 8) + 2" office:value-type="float" office:value="13" calcext:value-type="float">
            <text:p>13</text:p>
          </table:table-cell>
          <table:table-cell table:formula="of:=MOD(ROW([.M95]) - 2; 8) + COLUMN([.D94])" office:value-type="float" office:value="9" calcext:value-type="float">
            <text:p>9</text:p>
          </table:table-cell>
          <table:table-cell table:formula="of:=INDIRECT(ADDRESS([.N94];[.O94]))" office:value-type="float" office:value="0" calcext:value-type="float">
            <text:p>0</text:p>
          </table:table-cell>
          <table:table-cell table:number-columns-repeated="6"/>
          <table:table-cell table:formula="of:=IF(ISBLANK([.U94]); &quot;&quot;; COM.MICROSOFT.CONCAT(&quot;#define &quot;; [.T94]; &quot; (1 &lt;&lt; &quot;; [.U94]; &quot;)&quot;))">
            <text:p/>
          </table:table-cell>
        </table:table-row>
        <table:table-row table:style-name="ro3">
          <table:table-cell table:number-columns-repeated="13"/>
          <table:table-cell table:formula="of:=FLOOR((ROW([.D95]) - 1) / 8) + 2" office:value-type="float" office:value="13" calcext:value-type="float">
            <text:p>13</text:p>
          </table:table-cell>
          <table:table-cell table:formula="of:=MOD(ROW([.M96]) - 2; 8) + COLUMN([.D95])" office:value-type="float" office:value="10" calcext:value-type="float">
            <text:p>10</text:p>
          </table:table-cell>
          <table:table-cell table:formula="of:=INDIRECT(ADDRESS([.N95];[.O95]))" office:value-type="float" office:value="0" calcext:value-type="float">
            <text:p>0</text:p>
          </table:table-cell>
          <table:table-cell table:number-columns-repeated="6"/>
          <table:table-cell table:formula="of:=IF(ISBLANK([.U95]); &quot;&quot;; COM.MICROSOFT.CONCAT(&quot;#define &quot;; [.T95]; &quot; (1 &lt;&lt; &quot;; [.U95]; &quot;)&quot;))">
            <text:p/>
          </table:table-cell>
        </table:table-row>
        <table:table-row table:style-name="ro3">
          <table:table-cell table:number-columns-repeated="13"/>
          <table:table-cell table:formula="of:=FLOOR((ROW([.D96]) - 1) / 8) + 2" office:value-type="float" office:value="13" calcext:value-type="float">
            <text:p>13</text:p>
          </table:table-cell>
          <table:table-cell table:formula="of:=MOD(ROW([.M97]) - 2; 8) + COLUMN([.D96])" office:value-type="float" office:value="11" calcext:value-type="float">
            <text:p>11</text:p>
          </table:table-cell>
          <table:table-cell table:formula="of:=INDIRECT(ADDRESS([.N96];[.O96]))" office:value-type="string" office:string-value="P46" calcext:value-type="string">
            <text:p>P46</text:p>
          </table:table-cell>
          <table:table-cell table:formula="of:=IF([.P96] = 0; &quot;RESERVED&quot;; [.P96])" office:value-type="string" office:string-value="P46" calcext:value-type="string">
            <text:p>P46</text:p>
          </table:table-cell>
          <table:table-cell table:number-columns-repeated="5"/>
          <table:table-cell table:formula="of:=IF(ISBLANK([.U96]); &quot;&quot;; COM.MICROSOFT.CONCAT(&quot;#define &quot;; [.T96]; &quot; (1 &lt;&lt; &quot;; [.U96]; &quot;)&quot;))">
            <text:p/>
          </table:table-cell>
        </table:table-row>
        <table:table-row table:style-name="ro3">
          <table:table-cell table:number-columns-repeated="13"/>
          <table:table-cell table:formula="of:=FLOOR((ROW([.D97]) - 1) / 8) + 2" office:value-type="float" office:value="14" calcext:value-type="float">
            <text:p>14</text:p>
          </table:table-cell>
          <table:table-cell table:formula="of:=MOD(ROW([.M98]) - 2; 8) + COLUMN([.D97])" office:value-type="float" office:value="4" calcext:value-type="float">
            <text:p>4</text:p>
          </table:table-cell>
          <table:table-cell table:formula="of:=INDIRECT(ADDRESS([.N97];[.O97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97]); &quot;&quot;; COM.MICROSOFT.CONCAT(&quot;#define &quot;; [.T97]; &quot; (1 &lt;&lt; &quot;; [.U97]; &quot;)&quot;))" office:value-type="string" office:string-value="#define P46 (1 &lt;&lt; 0)" calcext:value-type="string">
            <text:p>#define P46 (1 &lt;&lt; 0)</text:p>
          </table:table-cell>
        </table:table-row>
        <table:table-row table:style-name="ro3">
          <table:table-cell table:number-columns-repeated="13"/>
          <table:table-cell table:formula="of:=FLOOR((ROW([.D98]) - 1) / 8) + 2" office:value-type="float" office:value="14" calcext:value-type="float">
            <text:p>14</text:p>
          </table:table-cell>
          <table:table-cell table:formula="of:=MOD(ROW([.M99]) - 2; 8) + COLUMN([.D98])" office:value-type="float" office:value="5" calcext:value-type="float">
            <text:p>5</text:p>
          </table:table-cell>
          <table:table-cell table:formula="of:=INDIRECT(ADDRESS([.N98];[.O98]))" office:value-type="float" office:value="0" calcext:value-type="float">
            <text:p>0</text:p>
          </table:table-cell>
          <table:table-cell table:number-columns-repeated="6"/>
          <table:table-cell table:formula="of:=IF(ISBLANK([.U98]); &quot;&quot;; COM.MICROSOFT.CONCAT(&quot;#define &quot;; [.T98]; &quot; (1 &lt;&lt; &quot;; [.U98]; &quot;)&quot;))">
            <text:p/>
          </table:table-cell>
        </table:table-row>
        <table:table-row table:style-name="ro3">
          <table:table-cell table:number-columns-repeated="13"/>
          <table:table-cell table:formula="of:=FLOOR((ROW([.D99]) - 1) / 8) + 2" office:value-type="float" office:value="14" calcext:value-type="float">
            <text:p>14</text:p>
          </table:table-cell>
          <table:table-cell table:formula="of:=MOD(ROW([.M100]) - 2; 8) + COLUMN([.D99])" office:value-type="float" office:value="6" calcext:value-type="float">
            <text:p>6</text:p>
          </table:table-cell>
          <table:table-cell table:formula="of:=INDIRECT(ADDRESS([.N99];[.O99]))" office:value-type="float" office:value="0" calcext:value-type="float">
            <text:p>0</text:p>
          </table:table-cell>
          <table:table-cell table:number-columns-repeated="6"/>
          <table:table-cell table:formula="of:=IF(ISBLANK([.U99]); &quot;&quot;; COM.MICROSOFT.CONCAT(&quot;#define &quot;; [.T99]; &quot; (1 &lt;&lt; &quot;; [.U99]; &quot;)&quot;))">
            <text:p/>
          </table:table-cell>
        </table:table-row>
        <table:table-row table:style-name="ro3">
          <table:table-cell table:number-columns-repeated="13"/>
          <table:table-cell table:formula="of:=FLOOR((ROW([.D100]) - 1) / 8) + 2" office:value-type="float" office:value="14" calcext:value-type="float">
            <text:p>14</text:p>
          </table:table-cell>
          <table:table-cell table:formula="of:=MOD(ROW([.M101]) - 2; 8) + COLUMN([.D100])" office:value-type="float" office:value="7" calcext:value-type="float">
            <text:p>7</text:p>
          </table:table-cell>
          <table:table-cell table:formula="of:=INDIRECT(ADDRESS([.N100];[.O100]))" office:value-type="float" office:value="0" calcext:value-type="float">
            <text:p>0</text:p>
          </table:table-cell>
          <table:table-cell table:number-columns-repeated="6"/>
          <table:table-cell table:formula="of:=IF(ISBLANK([.U100]); &quot;&quot;; COM.MICROSOFT.CONCAT(&quot;#define &quot;; [.T100]; &quot; (1 &lt;&lt; &quot;; [.U100]; &quot;)&quot;))">
            <text:p/>
          </table:table-cell>
        </table:table-row>
        <table:table-row table:style-name="ro3">
          <table:table-cell table:number-columns-repeated="13"/>
          <table:table-cell table:formula="of:=FLOOR((ROW([.D101]) - 1) / 8) + 2" office:value-type="float" office:value="14" calcext:value-type="float">
            <text:p>14</text:p>
          </table:table-cell>
          <table:table-cell table:formula="of:=MOD(ROW([.M102]) - 2; 8) + COLUMN([.D101])" office:value-type="float" office:value="8" calcext:value-type="float">
            <text:p>8</text:p>
          </table:table-cell>
          <table:table-cell table:formula="of:=INDIRECT(ADDRESS([.N101];[.O101]))" office:value-type="float" office:value="0" calcext:value-type="float">
            <text:p>0</text:p>
          </table:table-cell>
          <table:table-cell table:number-columns-repeated="6"/>
          <table:table-cell table:formula="of:=IF(ISBLANK([.U101]); &quot;&quot;; COM.MICROSOFT.CONCAT(&quot;#define &quot;; [.T101]; &quot; (1 &lt;&lt; &quot;; [.U101]; &quot;)&quot;))">
            <text:p/>
          </table:table-cell>
        </table:table-row>
        <table:table-row table:style-name="ro3">
          <table:table-cell table:number-columns-repeated="13"/>
          <table:table-cell table:formula="of:=FLOOR((ROW([.D102]) - 1) / 8) + 2" office:value-type="float" office:value="14" calcext:value-type="float">
            <text:p>14</text:p>
          </table:table-cell>
          <table:table-cell table:formula="of:=MOD(ROW([.M103]) - 2; 8) + COLUMN([.D102])" office:value-type="float" office:value="9" calcext:value-type="float">
            <text:p>9</text:p>
          </table:table-cell>
          <table:table-cell table:formula="of:=INDIRECT(ADDRESS([.N102];[.O102]))" office:value-type="float" office:value="0" calcext:value-type="float">
            <text:p>0</text:p>
          </table:table-cell>
          <table:table-cell table:number-columns-repeated="6"/>
          <table:table-cell table:formula="of:=IF(ISBLANK([.U102]); &quot;&quot;; COM.MICROSOFT.CONCAT(&quot;#define &quot;; [.T102]; &quot; (1 &lt;&lt; &quot;; [.U102]; &quot;)&quot;))">
            <text:p/>
          </table:table-cell>
        </table:table-row>
        <table:table-row table:style-name="ro3">
          <table:table-cell table:number-columns-repeated="13"/>
          <table:table-cell table:formula="of:=FLOOR((ROW([.D103]) - 1) / 8) + 2" office:value-type="float" office:value="14" calcext:value-type="float">
            <text:p>14</text:p>
          </table:table-cell>
          <table:table-cell table:formula="of:=MOD(ROW([.M104]) - 2; 8) + COLUMN([.D103])" office:value-type="float" office:value="10" calcext:value-type="float">
            <text:p>10</text:p>
          </table:table-cell>
          <table:table-cell table:formula="of:=INDIRECT(ADDRESS([.N103];[.O103]))" office:value-type="float" office:value="0" calcext:value-type="float">
            <text:p>0</text:p>
          </table:table-cell>
          <table:table-cell table:number-columns-repeated="6"/>
          <table:table-cell table:formula="of:=IF(ISBLANK([.U103]); &quot;&quot;; COM.MICROSOFT.CONCAT(&quot;#define &quot;; [.T103]; &quot; (1 &lt;&lt; &quot;; [.U103]; &quot;)&quot;))">
            <text:p/>
          </table:table-cell>
        </table:table-row>
        <table:table-row table:style-name="ro3">
          <table:table-cell table:number-columns-repeated="13"/>
          <table:table-cell table:formula="of:=FLOOR((ROW([.D104]) - 1) / 8) + 2" office:value-type="float" office:value="14" calcext:value-type="float">
            <text:p>14</text:p>
          </table:table-cell>
          <table:table-cell table:formula="of:=MOD(ROW([.M105]) - 2; 8) + COLUMN([.D104])" office:value-type="float" office:value="11" calcext:value-type="float">
            <text:p>11</text:p>
          </table:table-cell>
          <table:table-cell table:formula="of:=INDIRECT(ADDRESS([.N104];[.O104]))" office:value-type="string" office:string-value="P47" calcext:value-type="string">
            <text:p>P47</text:p>
          </table:table-cell>
          <table:table-cell table:formula="of:=IF([.P104] = 0; &quot;RESERVED&quot;; [.P104])" office:value-type="string" office:string-value="P47" calcext:value-type="string">
            <text:p>P47</text:p>
          </table:table-cell>
          <table:table-cell table:number-columns-repeated="5"/>
          <table:table-cell table:formula="of:=IF(ISBLANK([.U104]); &quot;&quot;; COM.MICROSOFT.CONCAT(&quot;#define &quot;; [.T104]; &quot; (1 &lt;&lt; &quot;; [.U104]; &quot;)&quot;))">
            <text:p/>
          </table:table-cell>
        </table:table-row>
        <table:table-row table:style-name="ro3">
          <table:table-cell table:number-columns-repeated="13"/>
          <table:table-cell table:formula="of:=FLOOR((ROW([.D105]) - 1) / 8) + 2" office:value-type="float" office:value="15" calcext:value-type="float">
            <text:p>15</text:p>
          </table:table-cell>
          <table:table-cell table:formula="of:=MOD(ROW([.M106]) - 2; 8) + COLUMN([.D105])" office:value-type="float" office:value="4" calcext:value-type="float">
            <text:p>4</text:p>
          </table:table-cell>
          <table:table-cell table:formula="of:=INDIRECT(ADDRESS([.N105];[.O105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4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05]); &quot;&quot;; COM.MICROSOFT.CONCAT(&quot;#define &quot;; [.T105]; &quot; (1 &lt;&lt; &quot;; [.U105]; &quot;)&quot;))" office:value-type="string" office:string-value="#define P47 (1 &lt;&lt; 0)" calcext:value-type="string">
            <text:p>#define P47 (1 &lt;&lt; 0)</text:p>
          </table:table-cell>
        </table:table-row>
        <table:table-row table:style-name="ro3">
          <table:table-cell table:number-columns-repeated="13"/>
          <table:table-cell table:formula="of:=FLOOR((ROW([.D106]) - 1) / 8) + 2" office:value-type="float" office:value="15" calcext:value-type="float">
            <text:p>15</text:p>
          </table:table-cell>
          <table:table-cell table:formula="of:=MOD(ROW([.M107]) - 2; 8) + COLUMN([.D106])" office:value-type="float" office:value="5" calcext:value-type="float">
            <text:p>5</text:p>
          </table:table-cell>
          <table:table-cell table:formula="of:=INDIRECT(ADDRESS([.N106];[.O106]))" office:value-type="float" office:value="0" calcext:value-type="float">
            <text:p>0</text:p>
          </table:table-cell>
          <table:table-cell table:number-columns-repeated="6"/>
          <table:table-cell table:formula="of:=IF(ISBLANK([.U106]); &quot;&quot;; COM.MICROSOFT.CONCAT(&quot;#define &quot;; [.T106]; &quot; (1 &lt;&lt; &quot;; [.U106]; &quot;)&quot;))">
            <text:p/>
          </table:table-cell>
        </table:table-row>
        <table:table-row table:style-name="ro3">
          <table:table-cell table:number-columns-repeated="13"/>
          <table:table-cell table:formula="of:=FLOOR((ROW([.D107]) - 1) / 8) + 2" office:value-type="float" office:value="15" calcext:value-type="float">
            <text:p>15</text:p>
          </table:table-cell>
          <table:table-cell table:formula="of:=MOD(ROW([.M108]) - 2; 8) + COLUMN([.D107])" office:value-type="float" office:value="6" calcext:value-type="float">
            <text:p>6</text:p>
          </table:table-cell>
          <table:table-cell table:formula="of:=INDIRECT(ADDRESS([.N107];[.O107]))" office:value-type="float" office:value="0" calcext:value-type="float">
            <text:p>0</text:p>
          </table:table-cell>
          <table:table-cell table:number-columns-repeated="6"/>
          <table:table-cell table:formula="of:=IF(ISBLANK([.U107]); &quot;&quot;; COM.MICROSOFT.CONCAT(&quot;#define &quot;; [.T107]; &quot; (1 &lt;&lt; &quot;; [.U107]; &quot;)&quot;))">
            <text:p/>
          </table:table-cell>
        </table:table-row>
        <table:table-row table:style-name="ro3">
          <table:table-cell table:number-columns-repeated="13"/>
          <table:table-cell table:formula="of:=FLOOR((ROW([.D108]) - 1) / 8) + 2" office:value-type="float" office:value="15" calcext:value-type="float">
            <text:p>15</text:p>
          </table:table-cell>
          <table:table-cell table:formula="of:=MOD(ROW([.M109]) - 2; 8) + COLUMN([.D108])" office:value-type="float" office:value="7" calcext:value-type="float">
            <text:p>7</text:p>
          </table:table-cell>
          <table:table-cell table:formula="of:=INDIRECT(ADDRESS([.N108];[.O108]))" office:value-type="float" office:value="0" calcext:value-type="float">
            <text:p>0</text:p>
          </table:table-cell>
          <table:table-cell table:number-columns-repeated="6"/>
          <table:table-cell table:formula="of:=IF(ISBLANK([.U108]); &quot;&quot;; COM.MICROSOFT.CONCAT(&quot;#define &quot;; [.T108]; &quot; (1 &lt;&lt; &quot;; [.U108]; &quot;)&quot;))">
            <text:p/>
          </table:table-cell>
        </table:table-row>
        <table:table-row table:style-name="ro3">
          <table:table-cell table:number-columns-repeated="13"/>
          <table:table-cell table:formula="of:=FLOOR((ROW([.D109]) - 1) / 8) + 2" office:value-type="float" office:value="15" calcext:value-type="float">
            <text:p>15</text:p>
          </table:table-cell>
          <table:table-cell table:formula="of:=MOD(ROW([.M110]) - 2; 8) + COLUMN([.D109])" office:value-type="float" office:value="8" calcext:value-type="float">
            <text:p>8</text:p>
          </table:table-cell>
          <table:table-cell table:formula="of:=INDIRECT(ADDRESS([.N109];[.O109]))" office:value-type="float" office:value="0" calcext:value-type="float">
            <text:p>0</text:p>
          </table:table-cell>
          <table:table-cell table:number-columns-repeated="6"/>
          <table:table-cell table:formula="of:=IF(ISBLANK([.U109]); &quot;&quot;; COM.MICROSOFT.CONCAT(&quot;#define &quot;; [.T109]; &quot; (1 &lt;&lt; &quot;; [.U109]; &quot;)&quot;))">
            <text:p/>
          </table:table-cell>
        </table:table-row>
        <table:table-row table:style-name="ro3">
          <table:table-cell table:number-columns-repeated="13"/>
          <table:table-cell table:formula="of:=FLOOR((ROW([.D110]) - 1) / 8) + 2" office:value-type="float" office:value="15" calcext:value-type="float">
            <text:p>15</text:p>
          </table:table-cell>
          <table:table-cell table:formula="of:=MOD(ROW([.M111]) - 2; 8) + COLUMN([.D110])" office:value-type="float" office:value="9" calcext:value-type="float">
            <text:p>9</text:p>
          </table:table-cell>
          <table:table-cell table:formula="of:=INDIRECT(ADDRESS([.N110];[.O110]))" office:value-type="float" office:value="0" calcext:value-type="float">
            <text:p>0</text:p>
          </table:table-cell>
          <table:table-cell table:number-columns-repeated="6"/>
          <table:table-cell table:formula="of:=IF(ISBLANK([.U110]); &quot;&quot;; COM.MICROSOFT.CONCAT(&quot;#define &quot;; [.T110]; &quot; (1 &lt;&lt; &quot;; [.U110]; &quot;)&quot;))">
            <text:p/>
          </table:table-cell>
        </table:table-row>
        <table:table-row table:style-name="ro3">
          <table:table-cell table:number-columns-repeated="13"/>
          <table:table-cell table:formula="of:=FLOOR((ROW([.D111]) - 1) / 8) + 2" office:value-type="float" office:value="15" calcext:value-type="float">
            <text:p>15</text:p>
          </table:table-cell>
          <table:table-cell table:formula="of:=MOD(ROW([.M112]) - 2; 8) + COLUMN([.D111])" office:value-type="float" office:value="10" calcext:value-type="float">
            <text:p>10</text:p>
          </table:table-cell>
          <table:table-cell table:formula="of:=INDIRECT(ADDRESS([.N111];[.O111]))" office:value-type="float" office:value="0" calcext:value-type="float">
            <text:p>0</text:p>
          </table:table-cell>
          <table:table-cell table:number-columns-repeated="6"/>
          <table:table-cell table:formula="of:=IF(ISBLANK([.U111]); &quot;&quot;; COM.MICROSOFT.CONCAT(&quot;#define &quot;; [.T111]; &quot; (1 &lt;&lt; &quot;; [.U111]; &quot;)&quot;))">
            <text:p/>
          </table:table-cell>
        </table:table-row>
        <table:table-row table:style-name="ro3">
          <table:table-cell table:number-columns-repeated="13"/>
          <table:table-cell table:formula="of:=FLOOR((ROW([.D112]) - 1) / 8) + 2" office:value-type="float" office:value="15" calcext:value-type="float">
            <text:p>15</text:p>
          </table:table-cell>
          <table:table-cell table:formula="of:=MOD(ROW([.M113]) - 2; 8) + COLUMN([.D112])" office:value-type="float" office:value="11" calcext:value-type="float">
            <text:p>11</text:p>
          </table:table-cell>
          <table:table-cell table:formula="of:=INDIRECT(ADDRESS([.N112];[.O112]))" office:value-type="string" office:string-value="P50" calcext:value-type="string">
            <text:p>P50</text:p>
          </table:table-cell>
          <table:table-cell table:formula="of:=IF([.P112] = 0; &quot;RESERVED&quot;; [.P112])" office:value-type="string" office:string-value="P50" calcext:value-type="string">
            <text:p>P50</text:p>
          </table:table-cell>
          <table:table-cell table:number-columns-repeated="5"/>
          <table:table-cell table:formula="of:=IF(ISBLANK([.U112]); &quot;&quot;; COM.MICROSOFT.CONCAT(&quot;#define &quot;; [.T112]; &quot; (1 &lt;&lt; &quot;; [.U112]; &quot;)&quot;))">
            <text:p/>
          </table:table-cell>
        </table:table-row>
        <table:table-row table:style-name="ro3">
          <table:table-cell table:number-columns-repeated="13"/>
          <table:table-cell table:formula="of:=FLOOR((ROW([.D113]) - 1) / 8) + 2" office:value-type="float" office:value="16" calcext:value-type="float">
            <text:p>16</text:p>
          </table:table-cell>
          <table:table-cell table:formula="of:=MOD(ROW([.M114]) - 2; 8) + COLUMN([.D113])" office:value-type="float" office:value="4" calcext:value-type="float">
            <text:p>4</text:p>
          </table:table-cell>
          <table:table-cell table:formula="of:=INDIRECT(ADDRESS([.N113];[.O113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13]); &quot;&quot;; COM.MICROSOFT.CONCAT(&quot;#define &quot;; [.T113]; &quot; (1 &lt;&lt; &quot;; [.U113]; &quot;)&quot;))" office:value-type="string" office:string-value="#define P50 (1 &lt;&lt; 0)" calcext:value-type="string">
            <text:p>#define P50 (1 &lt;&lt; 0)</text:p>
          </table:table-cell>
        </table:table-row>
        <table:table-row table:style-name="ro3">
          <table:table-cell table:number-columns-repeated="13"/>
          <table:table-cell table:formula="of:=FLOOR((ROW([.D114]) - 1) / 8) + 2" office:value-type="float" office:value="16" calcext:value-type="float">
            <text:p>16</text:p>
          </table:table-cell>
          <table:table-cell table:formula="of:=MOD(ROW([.M115]) - 2; 8) + COLUMN([.D114])" office:value-type="float" office:value="5" calcext:value-type="float">
            <text:p>5</text:p>
          </table:table-cell>
          <table:table-cell table:formula="of:=INDIRECT(ADDRESS([.N114];[.O114]))" office:value-type="float" office:value="0" calcext:value-type="float">
            <text:p>0</text:p>
          </table:table-cell>
          <table:table-cell table:number-columns-repeated="6"/>
          <table:table-cell table:formula="of:=IF(ISBLANK([.U114]); &quot;&quot;; COM.MICROSOFT.CONCAT(&quot;#define &quot;; [.T114]; &quot; (1 &lt;&lt; &quot;; [.U114]; &quot;)&quot;))">
            <text:p/>
          </table:table-cell>
        </table:table-row>
        <table:table-row table:style-name="ro3">
          <table:table-cell table:number-columns-repeated="13"/>
          <table:table-cell table:formula="of:=FLOOR((ROW([.D115]) - 1) / 8) + 2" office:value-type="float" office:value="16" calcext:value-type="float">
            <text:p>16</text:p>
          </table:table-cell>
          <table:table-cell table:formula="of:=MOD(ROW([.M116]) - 2; 8) + COLUMN([.D115])" office:value-type="float" office:value="6" calcext:value-type="float">
            <text:p>6</text:p>
          </table:table-cell>
          <table:table-cell table:formula="of:=INDIRECT(ADDRESS([.N115];[.O115]))" office:value-type="float" office:value="0" calcext:value-type="float">
            <text:p>0</text:p>
          </table:table-cell>
          <table:table-cell table:number-columns-repeated="6"/>
          <table:table-cell table:formula="of:=IF(ISBLANK([.U115]); &quot;&quot;; COM.MICROSOFT.CONCAT(&quot;#define &quot;; [.T115]; &quot; (1 &lt;&lt; &quot;; [.U115]; &quot;)&quot;))">
            <text:p/>
          </table:table-cell>
        </table:table-row>
        <table:table-row table:style-name="ro3">
          <table:table-cell table:number-columns-repeated="13"/>
          <table:table-cell table:formula="of:=FLOOR((ROW([.D116]) - 1) / 8) + 2" office:value-type="float" office:value="16" calcext:value-type="float">
            <text:p>16</text:p>
          </table:table-cell>
          <table:table-cell table:formula="of:=MOD(ROW([.M117]) - 2; 8) + COLUMN([.D116])" office:value-type="float" office:value="7" calcext:value-type="float">
            <text:p>7</text:p>
          </table:table-cell>
          <table:table-cell table:formula="of:=INDIRECT(ADDRESS([.N116];[.O116]))" office:value-type="float" office:value="0" calcext:value-type="float">
            <text:p>0</text:p>
          </table:table-cell>
          <table:table-cell table:number-columns-repeated="6"/>
          <table:table-cell table:formula="of:=IF(ISBLANK([.U116]); &quot;&quot;; COM.MICROSOFT.CONCAT(&quot;#define &quot;; [.T116]; &quot; (1 &lt;&lt; &quot;; [.U116]; &quot;)&quot;))">
            <text:p/>
          </table:table-cell>
        </table:table-row>
        <table:table-row table:style-name="ro3">
          <table:table-cell table:number-columns-repeated="13"/>
          <table:table-cell table:formula="of:=FLOOR((ROW([.D117]) - 1) / 8) + 2" office:value-type="float" office:value="16" calcext:value-type="float">
            <text:p>16</text:p>
          </table:table-cell>
          <table:table-cell table:formula="of:=MOD(ROW([.M118]) - 2; 8) + COLUMN([.D117])" office:value-type="float" office:value="8" calcext:value-type="float">
            <text:p>8</text:p>
          </table:table-cell>
          <table:table-cell table:formula="of:=INDIRECT(ADDRESS([.N117];[.O117]))" office:value-type="float" office:value="0" calcext:value-type="float">
            <text:p>0</text:p>
          </table:table-cell>
          <table:table-cell table:number-columns-repeated="6"/>
          <table:table-cell table:formula="of:=IF(ISBLANK([.U117]); &quot;&quot;; COM.MICROSOFT.CONCAT(&quot;#define &quot;; [.T117]; &quot; (1 &lt;&lt; &quot;; [.U117]; &quot;)&quot;))">
            <text:p/>
          </table:table-cell>
        </table:table-row>
        <table:table-row table:style-name="ro3">
          <table:table-cell table:number-columns-repeated="13"/>
          <table:table-cell table:formula="of:=FLOOR((ROW([.D118]) - 1) / 8) + 2" office:value-type="float" office:value="16" calcext:value-type="float">
            <text:p>16</text:p>
          </table:table-cell>
          <table:table-cell table:formula="of:=MOD(ROW([.M119]) - 2; 8) + COLUMN([.D118])" office:value-type="float" office:value="9" calcext:value-type="float">
            <text:p>9</text:p>
          </table:table-cell>
          <table:table-cell table:formula="of:=INDIRECT(ADDRESS([.N118];[.O118]))" office:value-type="float" office:value="0" calcext:value-type="float">
            <text:p>0</text:p>
          </table:table-cell>
          <table:table-cell table:number-columns-repeated="6"/>
          <table:table-cell table:formula="of:=IF(ISBLANK([.U118]); &quot;&quot;; COM.MICROSOFT.CONCAT(&quot;#define &quot;; [.T118]; &quot; (1 &lt;&lt; &quot;; [.U118]; &quot;)&quot;))">
            <text:p/>
          </table:table-cell>
        </table:table-row>
        <table:table-row table:style-name="ro3">
          <table:table-cell table:number-columns-repeated="13"/>
          <table:table-cell table:formula="of:=FLOOR((ROW([.D119]) - 1) / 8) + 2" office:value-type="float" office:value="16" calcext:value-type="float">
            <text:p>16</text:p>
          </table:table-cell>
          <table:table-cell table:formula="of:=MOD(ROW([.M120]) - 2; 8) + COLUMN([.D119])" office:value-type="float" office:value="10" calcext:value-type="float">
            <text:p>10</text:p>
          </table:table-cell>
          <table:table-cell table:formula="of:=INDIRECT(ADDRESS([.N119];[.O119]))" office:value-type="float" office:value="0" calcext:value-type="float">
            <text:p>0</text:p>
          </table:table-cell>
          <table:table-cell table:number-columns-repeated="6"/>
          <table:table-cell table:formula="of:=IF(ISBLANK([.U119]); &quot;&quot;; COM.MICROSOFT.CONCAT(&quot;#define &quot;; [.T119]; &quot; (1 &lt;&lt; &quot;; [.U119]; &quot;)&quot;))">
            <text:p/>
          </table:table-cell>
        </table:table-row>
        <table:table-row table:style-name="ro3">
          <table:table-cell table:number-columns-repeated="13"/>
          <table:table-cell table:formula="of:=FLOOR((ROW([.D120]) - 1) / 8) + 2" office:value-type="float" office:value="16" calcext:value-type="float">
            <text:p>16</text:p>
          </table:table-cell>
          <table:table-cell table:formula="of:=MOD(ROW([.M121]) - 2; 8) + COLUMN([.D120])" office:value-type="float" office:value="11" calcext:value-type="float">
            <text:p>11</text:p>
          </table:table-cell>
          <table:table-cell table:formula="of:=INDIRECT(ADDRESS([.N120];[.O120]))" office:value-type="string" office:string-value="P51" calcext:value-type="string">
            <text:p>P51</text:p>
          </table:table-cell>
          <table:table-cell table:formula="of:=IF([.P120] = 0; &quot;RESERVED&quot;; [.P120])" office:value-type="string" office:string-value="P51" calcext:value-type="string">
            <text:p>P51</text:p>
          </table:table-cell>
          <table:table-cell table:number-columns-repeated="5"/>
          <table:table-cell table:formula="of:=IF(ISBLANK([.U120]); &quot;&quot;; COM.MICROSOFT.CONCAT(&quot;#define &quot;; [.T120]; &quot; (1 &lt;&lt; &quot;; [.U120]; &quot;)&quot;))">
            <text:p/>
          </table:table-cell>
        </table:table-row>
        <table:table-row table:style-name="ro3">
          <table:table-cell table:number-columns-repeated="13"/>
          <table:table-cell table:formula="of:=FLOOR((ROW([.D121]) - 1) / 8) + 2" office:value-type="float" office:value="17" calcext:value-type="float">
            <text:p>17</text:p>
          </table:table-cell>
          <table:table-cell table:formula="of:=MOD(ROW([.M122]) - 2; 8) + COLUMN([.D121])" office:value-type="float" office:value="4" calcext:value-type="float">
            <text:p>4</text:p>
          </table:table-cell>
          <table:table-cell table:formula="of:=INDIRECT(ADDRESS([.N121];[.O121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5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21]); &quot;&quot;; COM.MICROSOFT.CONCAT(&quot;#define &quot;; [.T121]; &quot; (1 &lt;&lt; &quot;; [.U121]; &quot;)&quot;))" office:value-type="string" office:string-value="#define P51 (1 &lt;&lt; 0)" calcext:value-type="string">
            <text:p>#define P51 (1 &lt;&lt; 0)</text:p>
          </table:table-cell>
        </table:table-row>
        <table:table-row table:style-name="ro3">
          <table:table-cell table:number-columns-repeated="13"/>
          <table:table-cell table:formula="of:=FLOOR((ROW([.D122]) - 1) / 8) + 2" office:value-type="float" office:value="17" calcext:value-type="float">
            <text:p>17</text:p>
          </table:table-cell>
          <table:table-cell table:formula="of:=MOD(ROW([.M123]) - 2; 8) + COLUMN([.D122])" office:value-type="float" office:value="5" calcext:value-type="float">
            <text:p>5</text:p>
          </table:table-cell>
          <table:table-cell table:formula="of:=INDIRECT(ADDRESS([.N122];[.O122]))" office:value-type="float" office:value="0" calcext:value-type="float">
            <text:p>0</text:p>
          </table:table-cell>
          <table:table-cell table:number-columns-repeated="6"/>
          <table:table-cell table:formula="of:=IF(ISBLANK([.U122]); &quot;&quot;; COM.MICROSOFT.CONCAT(&quot;#define &quot;; [.T122]; &quot; (1 &lt;&lt; &quot;; [.U122]; &quot;)&quot;))">
            <text:p/>
          </table:table-cell>
        </table:table-row>
        <table:table-row table:style-name="ro3">
          <table:table-cell table:number-columns-repeated="13"/>
          <table:table-cell table:formula="of:=FLOOR((ROW([.D123]) - 1) / 8) + 2" office:value-type="float" office:value="17" calcext:value-type="float">
            <text:p>17</text:p>
          </table:table-cell>
          <table:table-cell table:formula="of:=MOD(ROW([.M124]) - 2; 8) + COLUMN([.D123])" office:value-type="float" office:value="6" calcext:value-type="float">
            <text:p>6</text:p>
          </table:table-cell>
          <table:table-cell table:formula="of:=INDIRECT(ADDRESS([.N123];[.O123]))" office:value-type="float" office:value="0" calcext:value-type="float">
            <text:p>0</text:p>
          </table:table-cell>
          <table:table-cell table:number-columns-repeated="6"/>
          <table:table-cell table:formula="of:=IF(ISBLANK([.U123]); &quot;&quot;; COM.MICROSOFT.CONCAT(&quot;#define &quot;; [.T123]; &quot; (1 &lt;&lt; &quot;; [.U123]; &quot;)&quot;))">
            <text:p/>
          </table:table-cell>
        </table:table-row>
        <table:table-row table:style-name="ro3">
          <table:table-cell table:number-columns-repeated="13"/>
          <table:table-cell table:formula="of:=FLOOR((ROW([.D124]) - 1) / 8) + 2" office:value-type="float" office:value="17" calcext:value-type="float">
            <text:p>17</text:p>
          </table:table-cell>
          <table:table-cell table:formula="of:=MOD(ROW([.M125]) - 2; 8) + COLUMN([.D124])" office:value-type="float" office:value="7" calcext:value-type="float">
            <text:p>7</text:p>
          </table:table-cell>
          <table:table-cell table:formula="of:=INDIRECT(ADDRESS([.N124];[.O124]))" office:value-type="float" office:value="0" calcext:value-type="float">
            <text:p>0</text:p>
          </table:table-cell>
          <table:table-cell table:number-columns-repeated="6"/>
          <table:table-cell table:formula="of:=IF(ISBLANK([.U124]); &quot;&quot;; COM.MICROSOFT.CONCAT(&quot;#define &quot;; [.T124]; &quot; (1 &lt;&lt; &quot;; [.U124]; &quot;)&quot;))">
            <text:p/>
          </table:table-cell>
        </table:table-row>
        <table:table-row table:style-name="ro3">
          <table:table-cell table:number-columns-repeated="13"/>
          <table:table-cell table:formula="of:=FLOOR((ROW([.D125]) - 1) / 8) + 2" office:value-type="float" office:value="17" calcext:value-type="float">
            <text:p>17</text:p>
          </table:table-cell>
          <table:table-cell table:formula="of:=MOD(ROW([.M126]) - 2; 8) + COLUMN([.D125])" office:value-type="float" office:value="8" calcext:value-type="float">
            <text:p>8</text:p>
          </table:table-cell>
          <table:table-cell table:formula="of:=INDIRECT(ADDRESS([.N125];[.O125]))" office:value-type="float" office:value="0" calcext:value-type="float">
            <text:p>0</text:p>
          </table:table-cell>
          <table:table-cell table:number-columns-repeated="6"/>
          <table:table-cell table:formula="of:=IF(ISBLANK([.U125]); &quot;&quot;; COM.MICROSOFT.CONCAT(&quot;#define &quot;; [.T125]; &quot; (1 &lt;&lt; &quot;; [.U125]; &quot;)&quot;))">
            <text:p/>
          </table:table-cell>
        </table:table-row>
        <table:table-row table:style-name="ro3">
          <table:table-cell table:number-columns-repeated="13"/>
          <table:table-cell table:formula="of:=FLOOR((ROW([.D126]) - 1) / 8) + 2" office:value-type="float" office:value="17" calcext:value-type="float">
            <text:p>17</text:p>
          </table:table-cell>
          <table:table-cell table:formula="of:=MOD(ROW([.M127]) - 2; 8) + COLUMN([.D126])" office:value-type="float" office:value="9" calcext:value-type="float">
            <text:p>9</text:p>
          </table:table-cell>
          <table:table-cell table:formula="of:=INDIRECT(ADDRESS([.N126];[.O126]))" office:value-type="float" office:value="0" calcext:value-type="float">
            <text:p>0</text:p>
          </table:table-cell>
          <table:table-cell table:number-columns-repeated="6"/>
          <table:table-cell table:formula="of:=IF(ISBLANK([.U126]); &quot;&quot;; COM.MICROSOFT.CONCAT(&quot;#define &quot;; [.T126]; &quot; (1 &lt;&lt; &quot;; [.U126]; &quot;)&quot;))">
            <text:p/>
          </table:table-cell>
        </table:table-row>
        <table:table-row table:style-name="ro3">
          <table:table-cell table:number-columns-repeated="13"/>
          <table:table-cell table:formula="of:=FLOOR((ROW([.D127]) - 1) / 8) + 2" office:value-type="float" office:value="17" calcext:value-type="float">
            <text:p>17</text:p>
          </table:table-cell>
          <table:table-cell table:formula="of:=MOD(ROW([.M128]) - 2; 8) + COLUMN([.D127])" office:value-type="float" office:value="10" calcext:value-type="float">
            <text:p>10</text:p>
          </table:table-cell>
          <table:table-cell table:formula="of:=INDIRECT(ADDRESS([.N127];[.O127]))" office:value-type="float" office:value="0" calcext:value-type="float">
            <text:p>0</text:p>
          </table:table-cell>
          <table:table-cell table:number-columns-repeated="6"/>
          <table:table-cell table:formula="of:=IF(ISBLANK([.U127]); &quot;&quot;; COM.MICROSOFT.CONCAT(&quot;#define &quot;; [.T127]; &quot; (1 &lt;&lt; &quot;; [.U127]; &quot;)&quot;))">
            <text:p/>
          </table:table-cell>
        </table:table-row>
        <table:table-row table:style-name="ro3">
          <table:table-cell table:number-columns-repeated="13"/>
          <table:table-cell table:formula="of:=FLOOR((ROW([.D128]) - 1) / 8) + 2" office:value-type="float" office:value="17" calcext:value-type="float">
            <text:p>17</text:p>
          </table:table-cell>
          <table:table-cell table:formula="of:=MOD(ROW([.M129]) - 2; 8) + COLUMN([.D128])" office:value-type="float" office:value="11" calcext:value-type="float">
            <text:p>11</text:p>
          </table:table-cell>
          <table:table-cell table:formula="of:=INDIRECT(ADDRESS([.N128];[.O128]))" office:value-type="string" office:string-value="P52" calcext:value-type="string">
            <text:p>P52</text:p>
          </table:table-cell>
          <table:table-cell table:formula="of:=IF([.P128] = 0; &quot;RESERVED&quot;; [.P128])" office:value-type="string" office:string-value="P52" calcext:value-type="string">
            <text:p>P52</text:p>
          </table:table-cell>
          <table:table-cell table:number-columns-repeated="5"/>
          <table:table-cell table:formula="of:=IF(ISBLANK([.U128]); &quot;&quot;; COM.MICROSOFT.CONCAT(&quot;#define &quot;; [.T128]; &quot; (1 &lt;&lt; &quot;; [.U128]; &quot;)&quot;))">
            <text:p/>
          </table:table-cell>
        </table:table-row>
        <table:table-row table:style-name="ro3">
          <table:table-cell table:number-columns-repeated="13"/>
          <table:table-cell table:formula="of:=FLOOR((ROW([.D129]) - 1) / 8) + 2" office:value-type="float" office:value="18" calcext:value-type="float">
            <text:p>18</text:p>
          </table:table-cell>
          <table:table-cell table:formula="of:=MOD(ROW([.M130]) - 2; 8) + COLUMN([.D129])" office:value-type="float" office:value="4" calcext:value-type="float">
            <text:p>4</text:p>
          </table:table-cell>
          <table:table-cell table:formula="of:=INDIRECT(ADDRESS([.N129];[.O129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5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29]); &quot;&quot;; COM.MICROSOFT.CONCAT(&quot;#define &quot;; [.T129]; &quot; (1 &lt;&lt; &quot;; [.U129]; &quot;)&quot;))" office:value-type="string" office:string-value="#define P52 (1 &lt;&lt; 0)" calcext:value-type="string">
            <text:p>#define P52 (1 &lt;&lt; 0)</text:p>
          </table:table-cell>
        </table:table-row>
        <table:table-row table:style-name="ro3">
          <table:table-cell table:number-columns-repeated="13"/>
          <table:table-cell table:formula="of:=FLOOR((ROW([.D130]) - 1) / 8) + 2" office:value-type="float" office:value="18" calcext:value-type="float">
            <text:p>18</text:p>
          </table:table-cell>
          <table:table-cell table:formula="of:=MOD(ROW([.M131]) - 2; 8) + COLUMN([.D130])" office:value-type="float" office:value="5" calcext:value-type="float">
            <text:p>5</text:p>
          </table:table-cell>
          <table:table-cell table:formula="of:=INDIRECT(ADDRESS([.N130];[.O130]))" office:value-type="float" office:value="0" calcext:value-type="float">
            <text:p>0</text:p>
          </table:table-cell>
          <table:table-cell table:number-columns-repeated="6"/>
          <table:table-cell table:formula="of:=IF(ISBLANK([.U130]); &quot;&quot;; COM.MICROSOFT.CONCAT(&quot;#define &quot;; [.T130]; &quot; (1 &lt;&lt; &quot;; [.U130]; &quot;)&quot;))">
            <text:p/>
          </table:table-cell>
        </table:table-row>
        <table:table-row table:style-name="ro3">
          <table:table-cell table:number-columns-repeated="13"/>
          <table:table-cell table:formula="of:=FLOOR((ROW([.D131]) - 1) / 8) + 2" office:value-type="float" office:value="18" calcext:value-type="float">
            <text:p>18</text:p>
          </table:table-cell>
          <table:table-cell table:formula="of:=MOD(ROW([.M132]) - 2; 8) + COLUMN([.D131])" office:value-type="float" office:value="6" calcext:value-type="float">
            <text:p>6</text:p>
          </table:table-cell>
          <table:table-cell table:formula="of:=INDIRECT(ADDRESS([.N131];[.O131]))" office:value-type="float" office:value="0" calcext:value-type="float">
            <text:p>0</text:p>
          </table:table-cell>
          <table:table-cell table:number-columns-repeated="6"/>
          <table:table-cell table:formula="of:=IF(ISBLANK([.U131]); &quot;&quot;; COM.MICROSOFT.CONCAT(&quot;#define &quot;; [.T131]; &quot; (1 &lt;&lt; &quot;; [.U131]; &quot;)&quot;))">
            <text:p/>
          </table:table-cell>
        </table:table-row>
        <table:table-row table:style-name="ro3">
          <table:table-cell table:number-columns-repeated="13"/>
          <table:table-cell table:formula="of:=FLOOR((ROW([.D132]) - 1) / 8) + 2" office:value-type="float" office:value="18" calcext:value-type="float">
            <text:p>18</text:p>
          </table:table-cell>
          <table:table-cell table:formula="of:=MOD(ROW([.M133]) - 2; 8) + COLUMN([.D132])" office:value-type="float" office:value="7" calcext:value-type="float">
            <text:p>7</text:p>
          </table:table-cell>
          <table:table-cell table:formula="of:=INDIRECT(ADDRESS([.N132];[.O132]))" office:value-type="float" office:value="0" calcext:value-type="float">
            <text:p>0</text:p>
          </table:table-cell>
          <table:table-cell table:number-columns-repeated="6"/>
          <table:table-cell table:formula="of:=IF(ISBLANK([.U132]); &quot;&quot;; COM.MICROSOFT.CONCAT(&quot;#define &quot;; [.T132]; &quot; (1 &lt;&lt; &quot;; [.U132]; &quot;)&quot;))">
            <text:p/>
          </table:table-cell>
        </table:table-row>
        <table:table-row table:style-name="ro3">
          <table:table-cell table:number-columns-repeated="13"/>
          <table:table-cell table:formula="of:=FLOOR((ROW([.D133]) - 1) / 8) + 2" office:value-type="float" office:value="18" calcext:value-type="float">
            <text:p>18</text:p>
          </table:table-cell>
          <table:table-cell table:formula="of:=MOD(ROW([.M134]) - 2; 8) + COLUMN([.D133])" office:value-type="float" office:value="8" calcext:value-type="float">
            <text:p>8</text:p>
          </table:table-cell>
          <table:table-cell table:formula="of:=INDIRECT(ADDRESS([.N133];[.O133]))" office:value-type="float" office:value="0" calcext:value-type="float">
            <text:p>0</text:p>
          </table:table-cell>
          <table:table-cell table:number-columns-repeated="6"/>
          <table:table-cell table:formula="of:=IF(ISBLANK([.U133]); &quot;&quot;; COM.MICROSOFT.CONCAT(&quot;#define &quot;; [.T133]; &quot; (1 &lt;&lt; &quot;; [.U133]; &quot;)&quot;))">
            <text:p/>
          </table:table-cell>
        </table:table-row>
        <table:table-row table:style-name="ro3">
          <table:table-cell table:number-columns-repeated="13"/>
          <table:table-cell table:formula="of:=FLOOR((ROW([.D134]) - 1) / 8) + 2" office:value-type="float" office:value="18" calcext:value-type="float">
            <text:p>18</text:p>
          </table:table-cell>
          <table:table-cell table:formula="of:=MOD(ROW([.M135]) - 2; 8) + COLUMN([.D134])" office:value-type="float" office:value="9" calcext:value-type="float">
            <text:p>9</text:p>
          </table:table-cell>
          <table:table-cell table:formula="of:=INDIRECT(ADDRESS([.N134];[.O134]))" office:value-type="float" office:value="0" calcext:value-type="float">
            <text:p>0</text:p>
          </table:table-cell>
          <table:table-cell table:number-columns-repeated="6"/>
          <table:table-cell table:formula="of:=IF(ISBLANK([.U134]); &quot;&quot;; COM.MICROSOFT.CONCAT(&quot;#define &quot;; [.T134]; &quot; (1 &lt;&lt; &quot;; [.U134]; &quot;)&quot;))">
            <text:p/>
          </table:table-cell>
        </table:table-row>
        <table:table-row table:style-name="ro3">
          <table:table-cell table:number-columns-repeated="13"/>
          <table:table-cell table:formula="of:=FLOOR((ROW([.D135]) - 1) / 8) + 2" office:value-type="float" office:value="18" calcext:value-type="float">
            <text:p>18</text:p>
          </table:table-cell>
          <table:table-cell table:formula="of:=MOD(ROW([.M136]) - 2; 8) + COLUMN([.D135])" office:value-type="float" office:value="10" calcext:value-type="float">
            <text:p>10</text:p>
          </table:table-cell>
          <table:table-cell table:formula="of:=INDIRECT(ADDRESS([.N135];[.O135]))" office:value-type="float" office:value="0" calcext:value-type="float">
            <text:p>0</text:p>
          </table:table-cell>
          <table:table-cell table:number-columns-repeated="6"/>
          <table:table-cell table:formula="of:=IF(ISBLANK([.U135]); &quot;&quot;; COM.MICROSOFT.CONCAT(&quot;#define &quot;; [.T135]; &quot; (1 &lt;&lt; &quot;; [.U135]; &quot;)&quot;))">
            <text:p/>
          </table:table-cell>
        </table:table-row>
        <table:table-row table:style-name="ro3">
          <table:table-cell table:number-columns-repeated="13"/>
          <table:table-cell table:formula="of:=FLOOR((ROW([.D136]) - 1) / 8) + 2" office:value-type="float" office:value="18" calcext:value-type="float">
            <text:p>18</text:p>
          </table:table-cell>
          <table:table-cell table:formula="of:=MOD(ROW([.M137]) - 2; 8) + COLUMN([.D136])" office:value-type="float" office:value="11" calcext:value-type="float">
            <text:p>11</text:p>
          </table:table-cell>
          <table:table-cell table:formula="of:=INDIRECT(ADDRESS([.N136];[.O136]))" office:value-type="string" office:string-value="P53" calcext:value-type="string">
            <text:p>P53</text:p>
          </table:table-cell>
          <table:table-cell table:formula="of:=IF([.P136] = 0; &quot;RESERVED&quot;; [.P136])" office:value-type="string" office:string-value="P53" calcext:value-type="string">
            <text:p>P53</text:p>
          </table:table-cell>
          <table:table-cell table:number-columns-repeated="5"/>
          <table:table-cell table:formula="of:=IF(ISBLANK([.U136]); &quot;&quot;; COM.MICROSOFT.CONCAT(&quot;#define &quot;; [.T136]; &quot; (1 &lt;&lt; &quot;; [.U136]; &quot;)&quot;))">
            <text:p/>
          </table:table-cell>
        </table:table-row>
        <table:table-row table:style-name="ro3">
          <table:table-cell table:number-columns-repeated="13"/>
          <table:table-cell table:formula="of:=FLOOR((ROW([.D137]) - 1) / 8) + 2" office:value-type="float" office:value="19" calcext:value-type="float">
            <text:p>19</text:p>
          </table:table-cell>
          <table:table-cell table:formula="of:=MOD(ROW([.M138]) - 2; 8) + COLUMN([.D137])" office:value-type="float" office:value="4" calcext:value-type="float">
            <text:p>4</text:p>
          </table:table-cell>
          <table:table-cell table:formula="of:=INDIRECT(ADDRESS([.N137];[.O137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5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37]); &quot;&quot;; COM.MICROSOFT.CONCAT(&quot;#define &quot;; [.T137]; &quot; (1 &lt;&lt; &quot;; [.U137]; &quot;)&quot;))" office:value-type="string" office:string-value="#define P53 (1 &lt;&lt; 0)" calcext:value-type="string">
            <text:p>#define P53 (1 &lt;&lt; 0)</text:p>
          </table:table-cell>
        </table:table-row>
        <table:table-row table:style-name="ro3">
          <table:table-cell table:number-columns-repeated="13"/>
          <table:table-cell table:formula="of:=FLOOR((ROW([.D138]) - 1) / 8) + 2" office:value-type="float" office:value="19" calcext:value-type="float">
            <text:p>19</text:p>
          </table:table-cell>
          <table:table-cell table:formula="of:=MOD(ROW([.M139]) - 2; 8) + COLUMN([.D138])" office:value-type="float" office:value="5" calcext:value-type="float">
            <text:p>5</text:p>
          </table:table-cell>
          <table:table-cell table:formula="of:=INDIRECT(ADDRESS([.N138];[.O138]))" office:value-type="float" office:value="0" calcext:value-type="float">
            <text:p>0</text:p>
          </table:table-cell>
          <table:table-cell table:number-columns-repeated="6"/>
          <table:table-cell table:formula="of:=IF(ISBLANK([.U138]); &quot;&quot;; COM.MICROSOFT.CONCAT(&quot;#define &quot;; [.T138]; &quot; (1 &lt;&lt; &quot;; [.U138]; &quot;)&quot;))">
            <text:p/>
          </table:table-cell>
        </table:table-row>
        <table:table-row table:style-name="ro3">
          <table:table-cell table:number-columns-repeated="13"/>
          <table:table-cell table:formula="of:=FLOOR((ROW([.D139]) - 1) / 8) + 2" office:value-type="float" office:value="19" calcext:value-type="float">
            <text:p>19</text:p>
          </table:table-cell>
          <table:table-cell table:formula="of:=MOD(ROW([.M140]) - 2; 8) + COLUMN([.D139])" office:value-type="float" office:value="6" calcext:value-type="float">
            <text:p>6</text:p>
          </table:table-cell>
          <table:table-cell table:formula="of:=INDIRECT(ADDRESS([.N139];[.O139]))" office:value-type="float" office:value="0" calcext:value-type="float">
            <text:p>0</text:p>
          </table:table-cell>
          <table:table-cell table:number-columns-repeated="6"/>
          <table:table-cell table:formula="of:=IF(ISBLANK([.U139]); &quot;&quot;; COM.MICROSOFT.CONCAT(&quot;#define &quot;; [.T139]; &quot; (1 &lt;&lt; &quot;; [.U139]; &quot;)&quot;))">
            <text:p/>
          </table:table-cell>
        </table:table-row>
        <table:table-row table:style-name="ro3">
          <table:table-cell table:number-columns-repeated="13"/>
          <table:table-cell table:formula="of:=FLOOR((ROW([.D140]) - 1) / 8) + 2" office:value-type="float" office:value="19" calcext:value-type="float">
            <text:p>19</text:p>
          </table:table-cell>
          <table:table-cell table:formula="of:=MOD(ROW([.M141]) - 2; 8) + COLUMN([.D140])" office:value-type="float" office:value="7" calcext:value-type="float">
            <text:p>7</text:p>
          </table:table-cell>
          <table:table-cell table:formula="of:=INDIRECT(ADDRESS([.N140];[.O140]))" office:value-type="float" office:value="0" calcext:value-type="float">
            <text:p>0</text:p>
          </table:table-cell>
          <table:table-cell table:number-columns-repeated="6"/>
          <table:table-cell table:formula="of:=IF(ISBLANK([.U140]); &quot;&quot;; COM.MICROSOFT.CONCAT(&quot;#define &quot;; [.T140]; &quot; (1 &lt;&lt; &quot;; [.U140]; &quot;)&quot;))">
            <text:p/>
          </table:table-cell>
        </table:table-row>
        <table:table-row table:style-name="ro3">
          <table:table-cell table:number-columns-repeated="13"/>
          <table:table-cell table:formula="of:=FLOOR((ROW([.D141]) - 1) / 8) + 2" office:value-type="float" office:value="19" calcext:value-type="float">
            <text:p>19</text:p>
          </table:table-cell>
          <table:table-cell table:formula="of:=MOD(ROW([.M142]) - 2; 8) + COLUMN([.D141])" office:value-type="float" office:value="8" calcext:value-type="float">
            <text:p>8</text:p>
          </table:table-cell>
          <table:table-cell table:formula="of:=INDIRECT(ADDRESS([.N141];[.O141]))" office:value-type="float" office:value="0" calcext:value-type="float">
            <text:p>0</text:p>
          </table:table-cell>
          <table:table-cell table:number-columns-repeated="6"/>
          <table:table-cell table:formula="of:=IF(ISBLANK([.U141]); &quot;&quot;; COM.MICROSOFT.CONCAT(&quot;#define &quot;; [.T141]; &quot; (1 &lt;&lt; &quot;; [.U141]; &quot;)&quot;))">
            <text:p/>
          </table:table-cell>
        </table:table-row>
        <table:table-row table:style-name="ro3">
          <table:table-cell table:number-columns-repeated="13"/>
          <table:table-cell table:formula="of:=FLOOR((ROW([.D142]) - 1) / 8) + 2" office:value-type="float" office:value="19" calcext:value-type="float">
            <text:p>19</text:p>
          </table:table-cell>
          <table:table-cell table:formula="of:=MOD(ROW([.M143]) - 2; 8) + COLUMN([.D142])" office:value-type="float" office:value="9" calcext:value-type="float">
            <text:p>9</text:p>
          </table:table-cell>
          <table:table-cell table:formula="of:=INDIRECT(ADDRESS([.N142];[.O142]))" office:value-type="float" office:value="0" calcext:value-type="float">
            <text:p>0</text:p>
          </table:table-cell>
          <table:table-cell table:number-columns-repeated="6"/>
          <table:table-cell table:formula="of:=IF(ISBLANK([.U142]); &quot;&quot;; COM.MICROSOFT.CONCAT(&quot;#define &quot;; [.T142]; &quot; (1 &lt;&lt; &quot;; [.U142]; &quot;)&quot;))">
            <text:p/>
          </table:table-cell>
        </table:table-row>
        <table:table-row table:style-name="ro3">
          <table:table-cell table:number-columns-repeated="13"/>
          <table:table-cell table:formula="of:=FLOOR((ROW([.D143]) - 1) / 8) + 2" office:value-type="float" office:value="19" calcext:value-type="float">
            <text:p>19</text:p>
          </table:table-cell>
          <table:table-cell table:formula="of:=MOD(ROW([.M144]) - 2; 8) + COLUMN([.D143])" office:value-type="float" office:value="10" calcext:value-type="float">
            <text:p>10</text:p>
          </table:table-cell>
          <table:table-cell table:formula="of:=INDIRECT(ADDRESS([.N143];[.O143]))" office:value-type="float" office:value="0" calcext:value-type="float">
            <text:p>0</text:p>
          </table:table-cell>
          <table:table-cell table:number-columns-repeated="6"/>
          <table:table-cell table:formula="of:=IF(ISBLANK([.U143]); &quot;&quot;; COM.MICROSOFT.CONCAT(&quot;#define &quot;; [.T143]; &quot; (1 &lt;&lt; &quot;; [.U143]; &quot;)&quot;))">
            <text:p/>
          </table:table-cell>
        </table:table-row>
        <table:table-row table:style-name="ro3">
          <table:table-cell table:number-columns-repeated="13"/>
          <table:table-cell table:formula="of:=FLOOR((ROW([.D144]) - 1) / 8) + 2" office:value-type="float" office:value="19" calcext:value-type="float">
            <text:p>19</text:p>
          </table:table-cell>
          <table:table-cell table:formula="of:=MOD(ROW([.M145]) - 2; 8) + COLUMN([.D144])" office:value-type="float" office:value="11" calcext:value-type="float">
            <text:p>11</text:p>
          </table:table-cell>
          <table:table-cell table:formula="of:=INDIRECT(ADDRESS([.N144];[.O144]))" office:value-type="string" office:string-value="P54" calcext:value-type="string">
            <text:p>P54</text:p>
          </table:table-cell>
          <table:table-cell table:formula="of:=IF([.P144] = 0; &quot;RESERVED&quot;; [.P144])" office:value-type="string" office:string-value="P54" calcext:value-type="string">
            <text:p>P54</text:p>
          </table:table-cell>
          <table:table-cell table:number-columns-repeated="5"/>
          <table:table-cell table:formula="of:=IF(ISBLANK([.U144]); &quot;&quot;; COM.MICROSOFT.CONCAT(&quot;#define &quot;; [.T144]; &quot; (1 &lt;&lt; &quot;; [.U144]; &quot;)&quot;))">
            <text:p/>
          </table:table-cell>
        </table:table-row>
        <table:table-row table:style-name="ro3">
          <table:table-cell table:number-columns-repeated="13"/>
          <table:table-cell table:formula="of:=FLOOR((ROW([.D145]) - 1) / 8) + 2" office:value-type="float" office:value="20" calcext:value-type="float">
            <text:p>20</text:p>
          </table:table-cell>
          <table:table-cell table:formula="of:=MOD(ROW([.M146]) - 2; 8) + COLUMN([.D145])" office:value-type="float" office:value="4" calcext:value-type="float">
            <text:p>4</text:p>
          </table:table-cell>
          <table:table-cell table:formula="of:=INDIRECT(ADDRESS([.N145];[.O145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5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45]); &quot;&quot;; COM.MICROSOFT.CONCAT(&quot;#define &quot;; [.T145]; &quot; (1 &lt;&lt; &quot;; [.U145]; &quot;)&quot;))" office:value-type="string" office:string-value="#define P54 (1 &lt;&lt; 0)" calcext:value-type="string">
            <text:p>#define P54 (1 &lt;&lt; 0)</text:p>
          </table:table-cell>
        </table:table-row>
        <table:table-row table:style-name="ro3">
          <table:table-cell table:number-columns-repeated="13"/>
          <table:table-cell table:formula="of:=FLOOR((ROW([.D146]) - 1) / 8) + 2" office:value-type="float" office:value="20" calcext:value-type="float">
            <text:p>20</text:p>
          </table:table-cell>
          <table:table-cell table:formula="of:=MOD(ROW([.M147]) - 2; 8) + COLUMN([.D146])" office:value-type="float" office:value="5" calcext:value-type="float">
            <text:p>5</text:p>
          </table:table-cell>
          <table:table-cell table:formula="of:=INDIRECT(ADDRESS([.N146];[.O146]))" office:value-type="float" office:value="0" calcext:value-type="float">
            <text:p>0</text:p>
          </table:table-cell>
          <table:table-cell table:number-columns-repeated="6"/>
          <table:table-cell table:formula="of:=IF(ISBLANK([.U146]); &quot;&quot;; COM.MICROSOFT.CONCAT(&quot;#define &quot;; [.T146]; &quot; (1 &lt;&lt; &quot;; [.U146]; &quot;)&quot;))">
            <text:p/>
          </table:table-cell>
        </table:table-row>
        <table:table-row table:style-name="ro3">
          <table:table-cell table:number-columns-repeated="13"/>
          <table:table-cell table:formula="of:=FLOOR((ROW([.D147]) - 1) / 8) + 2" office:value-type="float" office:value="20" calcext:value-type="float">
            <text:p>20</text:p>
          </table:table-cell>
          <table:table-cell table:formula="of:=MOD(ROW([.M148]) - 2; 8) + COLUMN([.D147])" office:value-type="float" office:value="6" calcext:value-type="float">
            <text:p>6</text:p>
          </table:table-cell>
          <table:table-cell table:formula="of:=INDIRECT(ADDRESS([.N147];[.O147]))" office:value-type="float" office:value="0" calcext:value-type="float">
            <text:p>0</text:p>
          </table:table-cell>
          <table:table-cell table:number-columns-repeated="6"/>
          <table:table-cell table:formula="of:=IF(ISBLANK([.U147]); &quot;&quot;; COM.MICROSOFT.CONCAT(&quot;#define &quot;; [.T147]; &quot; (1 &lt;&lt; &quot;; [.U147]; &quot;)&quot;))">
            <text:p/>
          </table:table-cell>
        </table:table-row>
        <table:table-row table:style-name="ro3">
          <table:table-cell table:number-columns-repeated="13"/>
          <table:table-cell table:formula="of:=FLOOR((ROW([.D148]) - 1) / 8) + 2" office:value-type="float" office:value="20" calcext:value-type="float">
            <text:p>20</text:p>
          </table:table-cell>
          <table:table-cell table:formula="of:=MOD(ROW([.M149]) - 2; 8) + COLUMN([.D148])" office:value-type="float" office:value="7" calcext:value-type="float">
            <text:p>7</text:p>
          </table:table-cell>
          <table:table-cell table:formula="of:=INDIRECT(ADDRESS([.N148];[.O148]))" office:value-type="float" office:value="0" calcext:value-type="float">
            <text:p>0</text:p>
          </table:table-cell>
          <table:table-cell table:number-columns-repeated="6"/>
          <table:table-cell table:formula="of:=IF(ISBLANK([.U148]); &quot;&quot;; COM.MICROSOFT.CONCAT(&quot;#define &quot;; [.T148]; &quot; (1 &lt;&lt; &quot;; [.U148]; &quot;)&quot;))">
            <text:p/>
          </table:table-cell>
        </table:table-row>
        <table:table-row table:style-name="ro3">
          <table:table-cell table:number-columns-repeated="13"/>
          <table:table-cell table:formula="of:=FLOOR((ROW([.D149]) - 1) / 8) + 2" office:value-type="float" office:value="20" calcext:value-type="float">
            <text:p>20</text:p>
          </table:table-cell>
          <table:table-cell table:formula="of:=MOD(ROW([.M150]) - 2; 8) + COLUMN([.D149])" office:value-type="float" office:value="8" calcext:value-type="float">
            <text:p>8</text:p>
          </table:table-cell>
          <table:table-cell table:formula="of:=INDIRECT(ADDRESS([.N149];[.O149]))" office:value-type="float" office:value="0" calcext:value-type="float">
            <text:p>0</text:p>
          </table:table-cell>
          <table:table-cell table:number-columns-repeated="6"/>
          <table:table-cell table:formula="of:=IF(ISBLANK([.U149]); &quot;&quot;; COM.MICROSOFT.CONCAT(&quot;#define &quot;; [.T149]; &quot; (1 &lt;&lt; &quot;; [.U149]; &quot;)&quot;))">
            <text:p/>
          </table:table-cell>
        </table:table-row>
        <table:table-row table:style-name="ro3">
          <table:table-cell table:number-columns-repeated="13"/>
          <table:table-cell table:formula="of:=FLOOR((ROW([.D150]) - 1) / 8) + 2" office:value-type="float" office:value="20" calcext:value-type="float">
            <text:p>20</text:p>
          </table:table-cell>
          <table:table-cell table:formula="of:=MOD(ROW([.M151]) - 2; 8) + COLUMN([.D150])" office:value-type="float" office:value="9" calcext:value-type="float">
            <text:p>9</text:p>
          </table:table-cell>
          <table:table-cell table:formula="of:=INDIRECT(ADDRESS([.N150];[.O150]))" office:value-type="float" office:value="0" calcext:value-type="float">
            <text:p>0</text:p>
          </table:table-cell>
          <table:table-cell table:number-columns-repeated="6"/>
          <table:table-cell table:formula="of:=IF(ISBLANK([.U150]); &quot;&quot;; COM.MICROSOFT.CONCAT(&quot;#define &quot;; [.T150]; &quot; (1 &lt;&lt; &quot;; [.U150]; &quot;)&quot;))">
            <text:p/>
          </table:table-cell>
        </table:table-row>
        <table:table-row table:style-name="ro3">
          <table:table-cell table:number-columns-repeated="13"/>
          <table:table-cell table:formula="of:=FLOOR((ROW([.D151]) - 1) / 8) + 2" office:value-type="float" office:value="20" calcext:value-type="float">
            <text:p>20</text:p>
          </table:table-cell>
          <table:table-cell table:formula="of:=MOD(ROW([.M152]) - 2; 8) + COLUMN([.D151])" office:value-type="float" office:value="10" calcext:value-type="float">
            <text:p>10</text:p>
          </table:table-cell>
          <table:table-cell table:formula="of:=INDIRECT(ADDRESS([.N151];[.O151]))" office:value-type="float" office:value="0" calcext:value-type="float">
            <text:p>0</text:p>
          </table:table-cell>
          <table:table-cell table:number-columns-repeated="6"/>
          <table:table-cell table:formula="of:=IF(ISBLANK([.U151]); &quot;&quot;; COM.MICROSOFT.CONCAT(&quot;#define &quot;; [.T151]; &quot; (1 &lt;&lt; &quot;; [.U151]; &quot;)&quot;))">
            <text:p/>
          </table:table-cell>
        </table:table-row>
        <table:table-row table:style-name="ro3">
          <table:table-cell table:number-columns-repeated="13"/>
          <table:table-cell table:formula="of:=FLOOR((ROW([.D152]) - 1) / 8) + 2" office:value-type="float" office:value="20" calcext:value-type="float">
            <text:p>20</text:p>
          </table:table-cell>
          <table:table-cell table:formula="of:=MOD(ROW([.M153]) - 2; 8) + COLUMN([.D152])" office:value-type="float" office:value="11" calcext:value-type="float">
            <text:p>11</text:p>
          </table:table-cell>
          <table:table-cell table:formula="of:=INDIRECT(ADDRESS([.N152];[.O152]))" office:value-type="string" office:string-value="P55" calcext:value-type="string">
            <text:p>P55</text:p>
          </table:table-cell>
          <table:table-cell table:formula="of:=IF([.P152] = 0; &quot;RESERVED&quot;; [.P152])" office:value-type="string" office:string-value="P55" calcext:value-type="string">
            <text:p>P55</text:p>
          </table:table-cell>
          <table:table-cell table:number-columns-repeated="5"/>
          <table:table-cell table:formula="of:=IF(ISBLANK([.U152]); &quot;&quot;; COM.MICROSOFT.CONCAT(&quot;#define &quot;; [.T152]; &quot; (1 &lt;&lt; &quot;; [.U152]; &quot;)&quot;))">
            <text:p/>
          </table:table-cell>
        </table:table-row>
        <table:table-row table:style-name="ro3">
          <table:table-cell table:number-columns-repeated="13"/>
          <table:table-cell table:formula="of:=FLOOR((ROW([.D153]) - 1) / 8) + 2" office:value-type="float" office:value="21" calcext:value-type="float">
            <text:p>21</text:p>
          </table:table-cell>
          <table:table-cell table:formula="of:=MOD(ROW([.M154]) - 2; 8) + COLUMN([.D153])" office:value-type="float" office:value="4" calcext:value-type="float">
            <text:p>4</text:p>
          </table:table-cell>
          <table:table-cell table:formula="of:=INDIRECT(ADDRESS([.N153];[.O153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5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53]); &quot;&quot;; COM.MICROSOFT.CONCAT(&quot;#define &quot;; [.T153]; &quot; (1 &lt;&lt; &quot;; [.U153]; &quot;)&quot;))" office:value-type="string" office:string-value="#define P55 (1 &lt;&lt; 0)" calcext:value-type="string">
            <text:p>#define P55 (1 &lt;&lt; 0)</text:p>
          </table:table-cell>
        </table:table-row>
        <table:table-row table:style-name="ro3">
          <table:table-cell table:number-columns-repeated="13"/>
          <table:table-cell table:formula="of:=FLOOR((ROW([.D154]) - 1) / 8) + 2" office:value-type="float" office:value="21" calcext:value-type="float">
            <text:p>21</text:p>
          </table:table-cell>
          <table:table-cell table:formula="of:=MOD(ROW([.M155]) - 2; 8) + COLUMN([.D154])" office:value-type="float" office:value="5" calcext:value-type="float">
            <text:p>5</text:p>
          </table:table-cell>
          <table:table-cell table:formula="of:=INDIRECT(ADDRESS([.N154];[.O154]))" office:value-type="float" office:value="0" calcext:value-type="float">
            <text:p>0</text:p>
          </table:table-cell>
          <table:table-cell table:number-columns-repeated="6"/>
          <table:table-cell table:formula="of:=IF(ISBLANK([.U154]); &quot;&quot;; COM.MICROSOFT.CONCAT(&quot;#define &quot;; [.T154]; &quot; (1 &lt;&lt; &quot;; [.U154]; &quot;)&quot;))">
            <text:p/>
          </table:table-cell>
        </table:table-row>
        <table:table-row table:style-name="ro3">
          <table:table-cell table:number-columns-repeated="13"/>
          <table:table-cell table:formula="of:=FLOOR((ROW([.D155]) - 1) / 8) + 2" office:value-type="float" office:value="21" calcext:value-type="float">
            <text:p>21</text:p>
          </table:table-cell>
          <table:table-cell table:formula="of:=MOD(ROW([.M156]) - 2; 8) + COLUMN([.D155])" office:value-type="float" office:value="6" calcext:value-type="float">
            <text:p>6</text:p>
          </table:table-cell>
          <table:table-cell table:formula="of:=INDIRECT(ADDRESS([.N155];[.O155]))" office:value-type="float" office:value="0" calcext:value-type="float">
            <text:p>0</text:p>
          </table:table-cell>
          <table:table-cell table:number-columns-repeated="6"/>
          <table:table-cell table:formula="of:=IF(ISBLANK([.U155]); &quot;&quot;; COM.MICROSOFT.CONCAT(&quot;#define &quot;; [.T155]; &quot; (1 &lt;&lt; &quot;; [.U155]; &quot;)&quot;))">
            <text:p/>
          </table:table-cell>
        </table:table-row>
        <table:table-row table:style-name="ro3">
          <table:table-cell table:number-columns-repeated="13"/>
          <table:table-cell table:formula="of:=FLOOR((ROW([.D156]) - 1) / 8) + 2" office:value-type="float" office:value="21" calcext:value-type="float">
            <text:p>21</text:p>
          </table:table-cell>
          <table:table-cell table:formula="of:=MOD(ROW([.M157]) - 2; 8) + COLUMN([.D156])" office:value-type="float" office:value="7" calcext:value-type="float">
            <text:p>7</text:p>
          </table:table-cell>
          <table:table-cell table:formula="of:=INDIRECT(ADDRESS([.N156];[.O156]))" office:value-type="float" office:value="0" calcext:value-type="float">
            <text:p>0</text:p>
          </table:table-cell>
          <table:table-cell table:number-columns-repeated="6"/>
          <table:table-cell table:formula="of:=IF(ISBLANK([.U156]); &quot;&quot;; COM.MICROSOFT.CONCAT(&quot;#define &quot;; [.T156]; &quot; (1 &lt;&lt; &quot;; [.U156]; &quot;)&quot;))">
            <text:p/>
          </table:table-cell>
        </table:table-row>
        <table:table-row table:style-name="ro3">
          <table:table-cell table:number-columns-repeated="13"/>
          <table:table-cell table:formula="of:=FLOOR((ROW([.D157]) - 1) / 8) + 2" office:value-type="float" office:value="21" calcext:value-type="float">
            <text:p>21</text:p>
          </table:table-cell>
          <table:table-cell table:formula="of:=MOD(ROW([.M158]) - 2; 8) + COLUMN([.D157])" office:value-type="float" office:value="8" calcext:value-type="float">
            <text:p>8</text:p>
          </table:table-cell>
          <table:table-cell table:formula="of:=INDIRECT(ADDRESS([.N157];[.O157]))" office:value-type="float" office:value="0" calcext:value-type="float">
            <text:p>0</text:p>
          </table:table-cell>
          <table:table-cell table:number-columns-repeated="6"/>
          <table:table-cell table:formula="of:=IF(ISBLANK([.U157]); &quot;&quot;; COM.MICROSOFT.CONCAT(&quot;#define &quot;; [.T157]; &quot; (1 &lt;&lt; &quot;; [.U157]; &quot;)&quot;))">
            <text:p/>
          </table:table-cell>
        </table:table-row>
        <table:table-row table:style-name="ro3">
          <table:table-cell table:number-columns-repeated="13"/>
          <table:table-cell table:formula="of:=FLOOR((ROW([.D158]) - 1) / 8) + 2" office:value-type="float" office:value="21" calcext:value-type="float">
            <text:p>21</text:p>
          </table:table-cell>
          <table:table-cell table:formula="of:=MOD(ROW([.M159]) - 2; 8) + COLUMN([.D158])" office:value-type="float" office:value="9" calcext:value-type="float">
            <text:p>9</text:p>
          </table:table-cell>
          <table:table-cell table:formula="of:=INDIRECT(ADDRESS([.N158];[.O158]))" office:value-type="float" office:value="0" calcext:value-type="float">
            <text:p>0</text:p>
          </table:table-cell>
          <table:table-cell table:number-columns-repeated="6"/>
          <table:table-cell table:formula="of:=IF(ISBLANK([.U158]); &quot;&quot;; COM.MICROSOFT.CONCAT(&quot;#define &quot;; [.T158]; &quot; (1 &lt;&lt; &quot;; [.U158]; &quot;)&quot;))">
            <text:p/>
          </table:table-cell>
        </table:table-row>
        <table:table-row table:style-name="ro3">
          <table:table-cell table:number-columns-repeated="13"/>
          <table:table-cell table:formula="of:=FLOOR((ROW([.D159]) - 1) / 8) + 2" office:value-type="float" office:value="21" calcext:value-type="float">
            <text:p>21</text:p>
          </table:table-cell>
          <table:table-cell table:formula="of:=MOD(ROW([.M160]) - 2; 8) + COLUMN([.D159])" office:value-type="float" office:value="10" calcext:value-type="float">
            <text:p>10</text:p>
          </table:table-cell>
          <table:table-cell table:formula="of:=INDIRECT(ADDRESS([.N159];[.O159]))" office:value-type="float" office:value="0" calcext:value-type="float">
            <text:p>0</text:p>
          </table:table-cell>
          <table:table-cell table:number-columns-repeated="6"/>
          <table:table-cell table:formula="of:=IF(ISBLANK([.U159]); &quot;&quot;; COM.MICROSOFT.CONCAT(&quot;#define &quot;; [.T159]; &quot; (1 &lt;&lt; &quot;; [.U159]; &quot;)&quot;))">
            <text:p/>
          </table:table-cell>
        </table:table-row>
        <table:table-row table:style-name="ro3">
          <table:table-cell table:number-columns-repeated="13"/>
          <table:table-cell table:formula="of:=FLOOR((ROW([.D160]) - 1) / 8) + 2" office:value-type="float" office:value="21" calcext:value-type="float">
            <text:p>21</text:p>
          </table:table-cell>
          <table:table-cell table:formula="of:=MOD(ROW([.M161]) - 2; 8) + COLUMN([.D160])" office:value-type="float" office:value="11" calcext:value-type="float">
            <text:p>11</text:p>
          </table:table-cell>
          <table:table-cell table:formula="of:=INDIRECT(ADDRESS([.N160];[.O160]))" office:value-type="string" office:string-value="P56" calcext:value-type="string">
            <text:p>P56</text:p>
          </table:table-cell>
          <table:table-cell table:formula="of:=IF([.P160] = 0; &quot;RESERVED&quot;; [.P160])" office:value-type="string" office:string-value="P56" calcext:value-type="string">
            <text:p>P56</text:p>
          </table:table-cell>
          <table:table-cell table:number-columns-repeated="5"/>
          <table:table-cell table:formula="of:=IF(ISBLANK([.U160]); &quot;&quot;; COM.MICROSOFT.CONCAT(&quot;#define &quot;; [.T160]; &quot; (1 &lt;&lt; &quot;; [.U160]; &quot;)&quot;))">
            <text:p/>
          </table:table-cell>
        </table:table-row>
        <table:table-row table:style-name="ro3">
          <table:table-cell table:number-columns-repeated="13"/>
          <table:table-cell table:formula="of:=FLOOR((ROW([.D161]) - 1) / 8) + 2" office:value-type="float" office:value="22" calcext:value-type="float">
            <text:p>22</text:p>
          </table:table-cell>
          <table:table-cell table:formula="of:=MOD(ROW([.M162]) - 2; 8) + COLUMN([.D161])" office:value-type="float" office:value="4" calcext:value-type="float">
            <text:p>4</text:p>
          </table:table-cell>
          <table:table-cell table:formula="of:=INDIRECT(ADDRESS([.N161];[.O161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56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61]); &quot;&quot;; COM.MICROSOFT.CONCAT(&quot;#define &quot;; [.T161]; &quot; (1 &lt;&lt; &quot;; [.U161]; &quot;)&quot;))" office:value-type="string" office:string-value="#define P56 (1 &lt;&lt; 0)" calcext:value-type="string">
            <text:p>#define P56 (1 &lt;&lt; 0)</text:p>
          </table:table-cell>
        </table:table-row>
        <table:table-row table:style-name="ro3">
          <table:table-cell table:number-columns-repeated="13"/>
          <table:table-cell table:formula="of:=FLOOR((ROW([.D162]) - 1) / 8) + 2" office:value-type="float" office:value="22" calcext:value-type="float">
            <text:p>22</text:p>
          </table:table-cell>
          <table:table-cell table:formula="of:=MOD(ROW([.M163]) - 2; 8) + COLUMN([.D162])" office:value-type="float" office:value="5" calcext:value-type="float">
            <text:p>5</text:p>
          </table:table-cell>
          <table:table-cell table:formula="of:=INDIRECT(ADDRESS([.N162];[.O162]))" office:value-type="float" office:value="0" calcext:value-type="float">
            <text:p>0</text:p>
          </table:table-cell>
          <table:table-cell table:number-columns-repeated="6"/>
          <table:table-cell table:formula="of:=IF(ISBLANK([.U162]); &quot;&quot;; COM.MICROSOFT.CONCAT(&quot;#define &quot;; [.T162]; &quot; (1 &lt;&lt; &quot;; [.U162]; &quot;)&quot;))">
            <text:p/>
          </table:table-cell>
        </table:table-row>
        <table:table-row table:style-name="ro3">
          <table:table-cell table:number-columns-repeated="13"/>
          <table:table-cell table:formula="of:=FLOOR((ROW([.D163]) - 1) / 8) + 2" office:value-type="float" office:value="22" calcext:value-type="float">
            <text:p>22</text:p>
          </table:table-cell>
          <table:table-cell table:formula="of:=MOD(ROW([.M164]) - 2; 8) + COLUMN([.D163])" office:value-type="float" office:value="6" calcext:value-type="float">
            <text:p>6</text:p>
          </table:table-cell>
          <table:table-cell table:formula="of:=INDIRECT(ADDRESS([.N163];[.O163]))" office:value-type="float" office:value="0" calcext:value-type="float">
            <text:p>0</text:p>
          </table:table-cell>
          <table:table-cell table:number-columns-repeated="6"/>
          <table:table-cell table:formula="of:=IF(ISBLANK([.U163]); &quot;&quot;; COM.MICROSOFT.CONCAT(&quot;#define &quot;; [.T163]; &quot; (1 &lt;&lt; &quot;; [.U163]; &quot;)&quot;))">
            <text:p/>
          </table:table-cell>
        </table:table-row>
        <table:table-row table:style-name="ro3">
          <table:table-cell table:number-columns-repeated="13"/>
          <table:table-cell table:formula="of:=FLOOR((ROW([.D164]) - 1) / 8) + 2" office:value-type="float" office:value="22" calcext:value-type="float">
            <text:p>22</text:p>
          </table:table-cell>
          <table:table-cell table:formula="of:=MOD(ROW([.M165]) - 2; 8) + COLUMN([.D164])" office:value-type="float" office:value="7" calcext:value-type="float">
            <text:p>7</text:p>
          </table:table-cell>
          <table:table-cell table:formula="of:=INDIRECT(ADDRESS([.N164];[.O164]))" office:value-type="float" office:value="0" calcext:value-type="float">
            <text:p>0</text:p>
          </table:table-cell>
          <table:table-cell table:number-columns-repeated="6"/>
          <table:table-cell table:formula="of:=IF(ISBLANK([.U164]); &quot;&quot;; COM.MICROSOFT.CONCAT(&quot;#define &quot;; [.T164]; &quot; (1 &lt;&lt; &quot;; [.U164]; &quot;)&quot;))">
            <text:p/>
          </table:table-cell>
        </table:table-row>
        <table:table-row table:style-name="ro3">
          <table:table-cell table:number-columns-repeated="13"/>
          <table:table-cell table:formula="of:=FLOOR((ROW([.D165]) - 1) / 8) + 2" office:value-type="float" office:value="22" calcext:value-type="float">
            <text:p>22</text:p>
          </table:table-cell>
          <table:table-cell table:formula="of:=MOD(ROW([.M166]) - 2; 8) + COLUMN([.D165])" office:value-type="float" office:value="8" calcext:value-type="float">
            <text:p>8</text:p>
          </table:table-cell>
          <table:table-cell table:formula="of:=INDIRECT(ADDRESS([.N165];[.O165]))" office:value-type="float" office:value="0" calcext:value-type="float">
            <text:p>0</text:p>
          </table:table-cell>
          <table:table-cell table:number-columns-repeated="6"/>
          <table:table-cell table:formula="of:=IF(ISBLANK([.U165]); &quot;&quot;; COM.MICROSOFT.CONCAT(&quot;#define &quot;; [.T165]; &quot; (1 &lt;&lt; &quot;; [.U165]; &quot;)&quot;))">
            <text:p/>
          </table:table-cell>
        </table:table-row>
        <table:table-row table:style-name="ro3">
          <table:table-cell table:number-columns-repeated="13"/>
          <table:table-cell table:formula="of:=FLOOR((ROW([.D166]) - 1) / 8) + 2" office:value-type="float" office:value="22" calcext:value-type="float">
            <text:p>22</text:p>
          </table:table-cell>
          <table:table-cell table:formula="of:=MOD(ROW([.M167]) - 2; 8) + COLUMN([.D166])" office:value-type="float" office:value="9" calcext:value-type="float">
            <text:p>9</text:p>
          </table:table-cell>
          <table:table-cell table:formula="of:=INDIRECT(ADDRESS([.N166];[.O166]))" office:value-type="float" office:value="0" calcext:value-type="float">
            <text:p>0</text:p>
          </table:table-cell>
          <table:table-cell table:number-columns-repeated="6"/>
          <table:table-cell table:formula="of:=IF(ISBLANK([.U166]); &quot;&quot;; COM.MICROSOFT.CONCAT(&quot;#define &quot;; [.T166]; &quot; (1 &lt;&lt; &quot;; [.U166]; &quot;)&quot;))">
            <text:p/>
          </table:table-cell>
        </table:table-row>
        <table:table-row table:style-name="ro3">
          <table:table-cell table:number-columns-repeated="13"/>
          <table:table-cell table:formula="of:=FLOOR((ROW([.D167]) - 1) / 8) + 2" office:value-type="float" office:value="22" calcext:value-type="float">
            <text:p>22</text:p>
          </table:table-cell>
          <table:table-cell table:formula="of:=MOD(ROW([.M168]) - 2; 8) + COLUMN([.D167])" office:value-type="float" office:value="10" calcext:value-type="float">
            <text:p>10</text:p>
          </table:table-cell>
          <table:table-cell table:formula="of:=INDIRECT(ADDRESS([.N167];[.O167]))" office:value-type="float" office:value="0" calcext:value-type="float">
            <text:p>0</text:p>
          </table:table-cell>
          <table:table-cell table:number-columns-repeated="6"/>
          <table:table-cell table:formula="of:=IF(ISBLANK([.U167]); &quot;&quot;; COM.MICROSOFT.CONCAT(&quot;#define &quot;; [.T167]; &quot; (1 &lt;&lt; &quot;; [.U167]; &quot;)&quot;))">
            <text:p/>
          </table:table-cell>
        </table:table-row>
        <table:table-row table:style-name="ro3">
          <table:table-cell table:number-columns-repeated="13"/>
          <table:table-cell table:formula="of:=FLOOR((ROW([.D168]) - 1) / 8) + 2" office:value-type="float" office:value="22" calcext:value-type="float">
            <text:p>22</text:p>
          </table:table-cell>
          <table:table-cell table:formula="of:=MOD(ROW([.M169]) - 2; 8) + COLUMN([.D168])" office:value-type="float" office:value="11" calcext:value-type="float">
            <text:p>11</text:p>
          </table:table-cell>
          <table:table-cell table:formula="of:=INDIRECT(ADDRESS([.N168];[.O168]))" office:value-type="string" office:string-value="P57" calcext:value-type="string">
            <text:p>P57</text:p>
          </table:table-cell>
          <table:table-cell table:formula="of:=IF([.P168] = 0; &quot;RESERVED&quot;; [.P168])" office:value-type="string" office:string-value="P57" calcext:value-type="string">
            <text:p>P57</text:p>
          </table:table-cell>
          <table:table-cell table:number-columns-repeated="5"/>
          <table:table-cell table:formula="of:=IF(ISBLANK([.U168]); &quot;&quot;; COM.MICROSOFT.CONCAT(&quot;#define &quot;; [.T168]; &quot; (1 &lt;&lt; &quot;; [.U168]; &quot;)&quot;))">
            <text:p/>
          </table:table-cell>
        </table:table-row>
        <table:table-row table:style-name="ro3">
          <table:table-cell table:number-columns-repeated="13"/>
          <table:table-cell table:formula="of:=FLOOR((ROW([.D169]) - 1) / 8) + 2" office:value-type="float" office:value="23" calcext:value-type="float">
            <text:p>23</text:p>
          </table:table-cell>
          <table:table-cell table:formula="of:=MOD(ROW([.M170]) - 2; 8) + COLUMN([.D169])" office:value-type="float" office:value="4" calcext:value-type="float">
            <text:p>4</text:p>
          </table:table-cell>
          <table:table-cell table:formula="of:=INDIRECT(ADDRESS([.N169];[.O169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5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69]); &quot;&quot;; COM.MICROSOFT.CONCAT(&quot;#define &quot;; [.T169]; &quot; (1 &lt;&lt; &quot;; [.U169]; &quot;)&quot;))" office:value-type="string" office:string-value="#define P57 (1 &lt;&lt; 0)" calcext:value-type="string">
            <text:p>#define P57 (1 &lt;&lt; 0)</text:p>
          </table:table-cell>
        </table:table-row>
        <table:table-row table:style-name="ro3">
          <table:table-cell table:number-columns-repeated="13"/>
          <table:table-cell table:formula="of:=FLOOR((ROW([.D170]) - 1) / 8) + 2" office:value-type="float" office:value="23" calcext:value-type="float">
            <text:p>23</text:p>
          </table:table-cell>
          <table:table-cell table:formula="of:=MOD(ROW([.M171]) - 2; 8) + COLUMN([.D170])" office:value-type="float" office:value="5" calcext:value-type="float">
            <text:p>5</text:p>
          </table:table-cell>
          <table:table-cell table:formula="of:=INDIRECT(ADDRESS([.N170];[.O170]))" office:value-type="float" office:value="0" calcext:value-type="float">
            <text:p>0</text:p>
          </table:table-cell>
          <table:table-cell table:number-columns-repeated="6"/>
          <table:table-cell table:formula="of:=IF(ISBLANK([.U170]); &quot;&quot;; COM.MICROSOFT.CONCAT(&quot;#define &quot;; [.T170]; &quot; (1 &lt;&lt; &quot;; [.U170]; &quot;)&quot;))">
            <text:p/>
          </table:table-cell>
        </table:table-row>
        <table:table-row table:style-name="ro3">
          <table:table-cell table:number-columns-repeated="13"/>
          <table:table-cell table:formula="of:=FLOOR((ROW([.D171]) - 1) / 8) + 2" office:value-type="float" office:value="23" calcext:value-type="float">
            <text:p>23</text:p>
          </table:table-cell>
          <table:table-cell table:formula="of:=MOD(ROW([.M172]) - 2; 8) + COLUMN([.D171])" office:value-type="float" office:value="6" calcext:value-type="float">
            <text:p>6</text:p>
          </table:table-cell>
          <table:table-cell table:formula="of:=INDIRECT(ADDRESS([.N171];[.O171]))" office:value-type="float" office:value="0" calcext:value-type="float">
            <text:p>0</text:p>
          </table:table-cell>
          <table:table-cell table:number-columns-repeated="6"/>
          <table:table-cell table:formula="of:=IF(ISBLANK([.U171]); &quot;&quot;; COM.MICROSOFT.CONCAT(&quot;#define &quot;; [.T171]; &quot; (1 &lt;&lt; &quot;; [.U171]; &quot;)&quot;))">
            <text:p/>
          </table:table-cell>
        </table:table-row>
        <table:table-row table:style-name="ro3">
          <table:table-cell table:number-columns-repeated="13"/>
          <table:table-cell table:formula="of:=FLOOR((ROW([.D172]) - 1) / 8) + 2" office:value-type="float" office:value="23" calcext:value-type="float">
            <text:p>23</text:p>
          </table:table-cell>
          <table:table-cell table:formula="of:=MOD(ROW([.M173]) - 2; 8) + COLUMN([.D172])" office:value-type="float" office:value="7" calcext:value-type="float">
            <text:p>7</text:p>
          </table:table-cell>
          <table:table-cell table:formula="of:=INDIRECT(ADDRESS([.N172];[.O172]))" office:value-type="float" office:value="0" calcext:value-type="float">
            <text:p>0</text:p>
          </table:table-cell>
          <table:table-cell table:number-columns-repeated="6"/>
          <table:table-cell table:formula="of:=IF(ISBLANK([.U172]); &quot;&quot;; COM.MICROSOFT.CONCAT(&quot;#define &quot;; [.T172]; &quot; (1 &lt;&lt; &quot;; [.U172]; &quot;)&quot;))">
            <text:p/>
          </table:table-cell>
        </table:table-row>
        <table:table-row table:style-name="ro3">
          <table:table-cell table:number-columns-repeated="13"/>
          <table:table-cell table:formula="of:=FLOOR((ROW([.D173]) - 1) / 8) + 2" office:value-type="float" office:value="23" calcext:value-type="float">
            <text:p>23</text:p>
          </table:table-cell>
          <table:table-cell table:formula="of:=MOD(ROW([.M174]) - 2; 8) + COLUMN([.D173])" office:value-type="float" office:value="8" calcext:value-type="float">
            <text:p>8</text:p>
          </table:table-cell>
          <table:table-cell table:formula="of:=INDIRECT(ADDRESS([.N173];[.O173]))" office:value-type="float" office:value="0" calcext:value-type="float">
            <text:p>0</text:p>
          </table:table-cell>
          <table:table-cell table:number-columns-repeated="6"/>
          <table:table-cell table:formula="of:=IF(ISBLANK([.U173]); &quot;&quot;; COM.MICROSOFT.CONCAT(&quot;#define &quot;; [.T173]; &quot; (1 &lt;&lt; &quot;; [.U173]; &quot;)&quot;))">
            <text:p/>
          </table:table-cell>
        </table:table-row>
        <table:table-row table:style-name="ro3">
          <table:table-cell table:number-columns-repeated="13"/>
          <table:table-cell table:formula="of:=FLOOR((ROW([.D174]) - 1) / 8) + 2" office:value-type="float" office:value="23" calcext:value-type="float">
            <text:p>23</text:p>
          </table:table-cell>
          <table:table-cell table:formula="of:=MOD(ROW([.M175]) - 2; 8) + COLUMN([.D174])" office:value-type="float" office:value="9" calcext:value-type="float">
            <text:p>9</text:p>
          </table:table-cell>
          <table:table-cell table:formula="of:=INDIRECT(ADDRESS([.N174];[.O174]))" office:value-type="float" office:value="0" calcext:value-type="float">
            <text:p>0</text:p>
          </table:table-cell>
          <table:table-cell table:number-columns-repeated="6"/>
          <table:table-cell table:formula="of:=IF(ISBLANK([.U174]); &quot;&quot;; COM.MICROSOFT.CONCAT(&quot;#define &quot;; [.T174]; &quot; (1 &lt;&lt; &quot;; [.U174]; &quot;)&quot;))">
            <text:p/>
          </table:table-cell>
        </table:table-row>
        <table:table-row table:style-name="ro3">
          <table:table-cell table:number-columns-repeated="13"/>
          <table:table-cell table:formula="of:=FLOOR((ROW([.D175]) - 1) / 8) + 2" office:value-type="float" office:value="23" calcext:value-type="float">
            <text:p>23</text:p>
          </table:table-cell>
          <table:table-cell table:formula="of:=MOD(ROW([.M176]) - 2; 8) + COLUMN([.D175])" office:value-type="float" office:value="10" calcext:value-type="float">
            <text:p>10</text:p>
          </table:table-cell>
          <table:table-cell table:formula="of:=INDIRECT(ADDRESS([.N175];[.O175]))" office:value-type="float" office:value="0" calcext:value-type="float">
            <text:p>0</text:p>
          </table:table-cell>
          <table:table-cell table:number-columns-repeated="6"/>
          <table:table-cell table:formula="of:=IF(ISBLANK([.U175]); &quot;&quot;; COM.MICROSOFT.CONCAT(&quot;#define &quot;; [.T175]; &quot; (1 &lt;&lt; &quot;; [.U175]; &quot;)&quot;))">
            <text:p/>
          </table:table-cell>
        </table:table-row>
        <table:table-row table:style-name="ro3">
          <table:table-cell table:number-columns-repeated="13"/>
          <table:table-cell table:formula="of:=FLOOR((ROW([.D176]) - 1) / 8) + 2" office:value-type="float" office:value="23" calcext:value-type="float">
            <text:p>23</text:p>
          </table:table-cell>
          <table:table-cell table:formula="of:=MOD(ROW([.M177]) - 2; 8) + COLUMN([.D176])" office:value-type="float" office:value="11" calcext:value-type="float">
            <text:p>11</text:p>
          </table:table-cell>
          <table:table-cell table:formula="of:=INDIRECT(ADDRESS([.N176];[.O176]))" office:value-type="string" office:string-value="P60" calcext:value-type="string">
            <text:p>P60</text:p>
          </table:table-cell>
          <table:table-cell table:formula="of:=IF([.P176] = 0; &quot;RESERVED&quot;; [.P176])" office:value-type="string" office:string-value="P60" calcext:value-type="string">
            <text:p>P60</text:p>
          </table:table-cell>
          <table:table-cell table:number-columns-repeated="5"/>
          <table:table-cell table:formula="of:=IF(ISBLANK([.U176]); &quot;&quot;; COM.MICROSOFT.CONCAT(&quot;#define &quot;; [.T176]; &quot; (1 &lt;&lt; &quot;; [.U176]; &quot;)&quot;))">
            <text:p/>
          </table:table-cell>
        </table:table-row>
        <table:table-row table:style-name="ro3">
          <table:table-cell table:number-columns-repeated="13"/>
          <table:table-cell table:formula="of:=FLOOR((ROW([.D177]) - 1) / 8) + 2" office:value-type="float" office:value="24" calcext:value-type="float">
            <text:p>24</text:p>
          </table:table-cell>
          <table:table-cell table:formula="of:=MOD(ROW([.M178]) - 2; 8) + COLUMN([.D177])" office:value-type="float" office:value="4" calcext:value-type="float">
            <text:p>4</text:p>
          </table:table-cell>
          <table:table-cell table:formula="of:=INDIRECT(ADDRESS([.N177];[.O177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6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77]); &quot;&quot;; COM.MICROSOFT.CONCAT(&quot;#define &quot;; [.T177]; &quot; (1 &lt;&lt; &quot;; [.U177]; &quot;)&quot;))" office:value-type="string" office:string-value="#define P60 (1 &lt;&lt; 0)" calcext:value-type="string">
            <text:p>#define P60 (1 &lt;&lt; 0)</text:p>
          </table:table-cell>
        </table:table-row>
        <table:table-row table:style-name="ro3">
          <table:table-cell table:number-columns-repeated="13"/>
          <table:table-cell table:formula="of:=FLOOR((ROW([.D178]) - 1) / 8) + 2" office:value-type="float" office:value="24" calcext:value-type="float">
            <text:p>24</text:p>
          </table:table-cell>
          <table:table-cell table:formula="of:=MOD(ROW([.M179]) - 2; 8) + COLUMN([.D178])" office:value-type="float" office:value="5" calcext:value-type="float">
            <text:p>5</text:p>
          </table:table-cell>
          <table:table-cell table:formula="of:=INDIRECT(ADDRESS([.N178];[.O178]))" office:value-type="float" office:value="0" calcext:value-type="float">
            <text:p>0</text:p>
          </table:table-cell>
          <table:table-cell table:number-columns-repeated="6"/>
          <table:table-cell table:formula="of:=IF(ISBLANK([.U178]); &quot;&quot;; COM.MICROSOFT.CONCAT(&quot;#define &quot;; [.T178]; &quot; (1 &lt;&lt; &quot;; [.U178]; &quot;)&quot;))">
            <text:p/>
          </table:table-cell>
        </table:table-row>
        <table:table-row table:style-name="ro3">
          <table:table-cell table:number-columns-repeated="13"/>
          <table:table-cell table:formula="of:=FLOOR((ROW([.D179]) - 1) / 8) + 2" office:value-type="float" office:value="24" calcext:value-type="float">
            <text:p>24</text:p>
          </table:table-cell>
          <table:table-cell table:formula="of:=MOD(ROW([.M180]) - 2; 8) + COLUMN([.D179])" office:value-type="float" office:value="6" calcext:value-type="float">
            <text:p>6</text:p>
          </table:table-cell>
          <table:table-cell table:formula="of:=INDIRECT(ADDRESS([.N179];[.O179]))" office:value-type="float" office:value="0" calcext:value-type="float">
            <text:p>0</text:p>
          </table:table-cell>
          <table:table-cell table:number-columns-repeated="6"/>
          <table:table-cell table:formula="of:=IF(ISBLANK([.U179]); &quot;&quot;; COM.MICROSOFT.CONCAT(&quot;#define &quot;; [.T179]; &quot; (1 &lt;&lt; &quot;; [.U179]; &quot;)&quot;))">
            <text:p/>
          </table:table-cell>
        </table:table-row>
        <table:table-row table:style-name="ro3">
          <table:table-cell table:number-columns-repeated="13"/>
          <table:table-cell table:formula="of:=FLOOR((ROW([.D180]) - 1) / 8) + 2" office:value-type="float" office:value="24" calcext:value-type="float">
            <text:p>24</text:p>
          </table:table-cell>
          <table:table-cell table:formula="of:=MOD(ROW([.M181]) - 2; 8) + COLUMN([.D180])" office:value-type="float" office:value="7" calcext:value-type="float">
            <text:p>7</text:p>
          </table:table-cell>
          <table:table-cell table:formula="of:=INDIRECT(ADDRESS([.N180];[.O180]))" office:value-type="float" office:value="0" calcext:value-type="float">
            <text:p>0</text:p>
          </table:table-cell>
          <table:table-cell table:number-columns-repeated="6"/>
          <table:table-cell table:formula="of:=IF(ISBLANK([.U180]); &quot;&quot;; COM.MICROSOFT.CONCAT(&quot;#define &quot;; [.T180]; &quot; (1 &lt;&lt; &quot;; [.U180]; &quot;)&quot;))">
            <text:p/>
          </table:table-cell>
        </table:table-row>
        <table:table-row table:style-name="ro3">
          <table:table-cell table:number-columns-repeated="13"/>
          <table:table-cell table:formula="of:=FLOOR((ROW([.D181]) - 1) / 8) + 2" office:value-type="float" office:value="24" calcext:value-type="float">
            <text:p>24</text:p>
          </table:table-cell>
          <table:table-cell table:formula="of:=MOD(ROW([.M182]) - 2; 8) + COLUMN([.D181])" office:value-type="float" office:value="8" calcext:value-type="float">
            <text:p>8</text:p>
          </table:table-cell>
          <table:table-cell table:formula="of:=INDIRECT(ADDRESS([.N181];[.O181]))" office:value-type="float" office:value="0" calcext:value-type="float">
            <text:p>0</text:p>
          </table:table-cell>
          <table:table-cell table:number-columns-repeated="6"/>
          <table:table-cell table:formula="of:=IF(ISBLANK([.U181]); &quot;&quot;; COM.MICROSOFT.CONCAT(&quot;#define &quot;; [.T181]; &quot; (1 &lt;&lt; &quot;; [.U181]; &quot;)&quot;))">
            <text:p/>
          </table:table-cell>
        </table:table-row>
        <table:table-row table:style-name="ro3">
          <table:table-cell table:number-columns-repeated="13"/>
          <table:table-cell table:formula="of:=FLOOR((ROW([.D182]) - 1) / 8) + 2" office:value-type="float" office:value="24" calcext:value-type="float">
            <text:p>24</text:p>
          </table:table-cell>
          <table:table-cell table:formula="of:=MOD(ROW([.M183]) - 2; 8) + COLUMN([.D182])" office:value-type="float" office:value="9" calcext:value-type="float">
            <text:p>9</text:p>
          </table:table-cell>
          <table:table-cell table:formula="of:=INDIRECT(ADDRESS([.N182];[.O182]))" office:value-type="float" office:value="0" calcext:value-type="float">
            <text:p>0</text:p>
          </table:table-cell>
          <table:table-cell table:number-columns-repeated="6"/>
          <table:table-cell table:formula="of:=IF(ISBLANK([.U182]); &quot;&quot;; COM.MICROSOFT.CONCAT(&quot;#define &quot;; [.T182]; &quot; (1 &lt;&lt; &quot;; [.U182]; &quot;)&quot;))">
            <text:p/>
          </table:table-cell>
        </table:table-row>
        <table:table-row table:style-name="ro3">
          <table:table-cell table:number-columns-repeated="13"/>
          <table:table-cell table:formula="of:=FLOOR((ROW([.D183]) - 1) / 8) + 2" office:value-type="float" office:value="24" calcext:value-type="float">
            <text:p>24</text:p>
          </table:table-cell>
          <table:table-cell table:formula="of:=MOD(ROW([.M184]) - 2; 8) + COLUMN([.D183])" office:value-type="float" office:value="10" calcext:value-type="float">
            <text:p>10</text:p>
          </table:table-cell>
          <table:table-cell table:formula="of:=INDIRECT(ADDRESS([.N183];[.O183]))" office:value-type="float" office:value="0" calcext:value-type="float">
            <text:p>0</text:p>
          </table:table-cell>
          <table:table-cell table:number-columns-repeated="6"/>
          <table:table-cell table:formula="of:=IF(ISBLANK([.U183]); &quot;&quot;; COM.MICROSOFT.CONCAT(&quot;#define &quot;; [.T183]; &quot; (1 &lt;&lt; &quot;; [.U183]; &quot;)&quot;))">
            <text:p/>
          </table:table-cell>
        </table:table-row>
        <table:table-row table:style-name="ro3">
          <table:table-cell table:number-columns-repeated="13"/>
          <table:table-cell table:formula="of:=FLOOR((ROW([.D184]) - 1) / 8) + 2" office:value-type="float" office:value="24" calcext:value-type="float">
            <text:p>24</text:p>
          </table:table-cell>
          <table:table-cell table:formula="of:=MOD(ROW([.M185]) - 2; 8) + COLUMN([.D184])" office:value-type="float" office:value="11" calcext:value-type="float">
            <text:p>11</text:p>
          </table:table-cell>
          <table:table-cell table:formula="of:=INDIRECT(ADDRESS([.N184];[.O184]))" office:value-type="string" office:string-value="P61" calcext:value-type="string">
            <text:p>P61</text:p>
          </table:table-cell>
          <table:table-cell table:formula="of:=IF([.P184] = 0; &quot;RESERVED&quot;; [.P184])" office:value-type="string" office:string-value="P61" calcext:value-type="string">
            <text:p>P61</text:p>
          </table:table-cell>
          <table:table-cell table:number-columns-repeated="5"/>
          <table:table-cell table:formula="of:=IF(ISBLANK([.U184]); &quot;&quot;; COM.MICROSOFT.CONCAT(&quot;#define &quot;; [.T184]; &quot; (1 &lt;&lt; &quot;; [.U184]; &quot;)&quot;))">
            <text:p/>
          </table:table-cell>
        </table:table-row>
        <table:table-row table:style-name="ro3">
          <table:table-cell table:number-columns-repeated="13"/>
          <table:table-cell table:formula="of:=FLOOR((ROW([.D185]) - 1) / 8) + 2" office:value-type="float" office:value="25" calcext:value-type="float">
            <text:p>25</text:p>
          </table:table-cell>
          <table:table-cell table:formula="of:=MOD(ROW([.M186]) - 2; 8) + COLUMN([.D185])" office:value-type="float" office:value="4" calcext:value-type="float">
            <text:p>4</text:p>
          </table:table-cell>
          <table:table-cell table:formula="of:=INDIRECT(ADDRESS([.N185];[.O185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6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85]); &quot;&quot;; COM.MICROSOFT.CONCAT(&quot;#define &quot;; [.T185]; &quot; (1 &lt;&lt; &quot;; [.U185]; &quot;)&quot;))" office:value-type="string" office:string-value="#define P61 (1 &lt;&lt; 0)" calcext:value-type="string">
            <text:p>#define P61 (1 &lt;&lt; 0)</text:p>
          </table:table-cell>
        </table:table-row>
        <table:table-row table:style-name="ro3">
          <table:table-cell table:number-columns-repeated="13"/>
          <table:table-cell table:formula="of:=FLOOR((ROW([.D186]) - 1) / 8) + 2" office:value-type="float" office:value="25" calcext:value-type="float">
            <text:p>25</text:p>
          </table:table-cell>
          <table:table-cell table:formula="of:=MOD(ROW([.M187]) - 2; 8) + COLUMN([.D186])" office:value-type="float" office:value="5" calcext:value-type="float">
            <text:p>5</text:p>
          </table:table-cell>
          <table:table-cell table:formula="of:=INDIRECT(ADDRESS([.N186];[.O186]))" office:value-type="float" office:value="0" calcext:value-type="float">
            <text:p>0</text:p>
          </table:table-cell>
          <table:table-cell table:number-columns-repeated="6"/>
          <table:table-cell table:formula="of:=IF(ISBLANK([.U186]); &quot;&quot;; COM.MICROSOFT.CONCAT(&quot;#define &quot;; [.T186]; &quot; (1 &lt;&lt; &quot;; [.U186]; &quot;)&quot;))">
            <text:p/>
          </table:table-cell>
        </table:table-row>
        <table:table-row table:style-name="ro3">
          <table:table-cell table:number-columns-repeated="13"/>
          <table:table-cell table:formula="of:=FLOOR((ROW([.D187]) - 1) / 8) + 2" office:value-type="float" office:value="25" calcext:value-type="float">
            <text:p>25</text:p>
          </table:table-cell>
          <table:table-cell table:formula="of:=MOD(ROW([.M188]) - 2; 8) + COLUMN([.D187])" office:value-type="float" office:value="6" calcext:value-type="float">
            <text:p>6</text:p>
          </table:table-cell>
          <table:table-cell table:formula="of:=INDIRECT(ADDRESS([.N187];[.O187]))" office:value-type="float" office:value="0" calcext:value-type="float">
            <text:p>0</text:p>
          </table:table-cell>
          <table:table-cell table:number-columns-repeated="6"/>
          <table:table-cell table:formula="of:=IF(ISBLANK([.U187]); &quot;&quot;; COM.MICROSOFT.CONCAT(&quot;#define &quot;; [.T187]; &quot; (1 &lt;&lt; &quot;; [.U187]; &quot;)&quot;))">
            <text:p/>
          </table:table-cell>
        </table:table-row>
        <table:table-row table:style-name="ro3">
          <table:table-cell table:number-columns-repeated="13"/>
          <table:table-cell table:formula="of:=FLOOR((ROW([.D188]) - 1) / 8) + 2" office:value-type="float" office:value="25" calcext:value-type="float">
            <text:p>25</text:p>
          </table:table-cell>
          <table:table-cell table:formula="of:=MOD(ROW([.M189]) - 2; 8) + COLUMN([.D188])" office:value-type="float" office:value="7" calcext:value-type="float">
            <text:p>7</text:p>
          </table:table-cell>
          <table:table-cell table:formula="of:=INDIRECT(ADDRESS([.N188];[.O188]))" office:value-type="float" office:value="0" calcext:value-type="float">
            <text:p>0</text:p>
          </table:table-cell>
          <table:table-cell table:number-columns-repeated="6"/>
          <table:table-cell table:formula="of:=IF(ISBLANK([.U188]); &quot;&quot;; COM.MICROSOFT.CONCAT(&quot;#define &quot;; [.T188]; &quot; (1 &lt;&lt; &quot;; [.U188]; &quot;)&quot;))">
            <text:p/>
          </table:table-cell>
        </table:table-row>
        <table:table-row table:style-name="ro3">
          <table:table-cell table:number-columns-repeated="13"/>
          <table:table-cell table:formula="of:=FLOOR((ROW([.D189]) - 1) / 8) + 2" office:value-type="float" office:value="25" calcext:value-type="float">
            <text:p>25</text:p>
          </table:table-cell>
          <table:table-cell table:formula="of:=MOD(ROW([.M190]) - 2; 8) + COLUMN([.D189])" office:value-type="float" office:value="8" calcext:value-type="float">
            <text:p>8</text:p>
          </table:table-cell>
          <table:table-cell table:formula="of:=INDIRECT(ADDRESS([.N189];[.O189]))" office:value-type="float" office:value="0" calcext:value-type="float">
            <text:p>0</text:p>
          </table:table-cell>
          <table:table-cell table:number-columns-repeated="6"/>
          <table:table-cell table:formula="of:=IF(ISBLANK([.U189]); &quot;&quot;; COM.MICROSOFT.CONCAT(&quot;#define &quot;; [.T189]; &quot; (1 &lt;&lt; &quot;; [.U189]; &quot;)&quot;))">
            <text:p/>
          </table:table-cell>
        </table:table-row>
        <table:table-row table:style-name="ro3">
          <table:table-cell table:number-columns-repeated="13"/>
          <table:table-cell table:formula="of:=FLOOR((ROW([.D190]) - 1) / 8) + 2" office:value-type="float" office:value="25" calcext:value-type="float">
            <text:p>25</text:p>
          </table:table-cell>
          <table:table-cell table:formula="of:=MOD(ROW([.M191]) - 2; 8) + COLUMN([.D190])" office:value-type="float" office:value="9" calcext:value-type="float">
            <text:p>9</text:p>
          </table:table-cell>
          <table:table-cell table:formula="of:=INDIRECT(ADDRESS([.N190];[.O190]))" office:value-type="float" office:value="0" calcext:value-type="float">
            <text:p>0</text:p>
          </table:table-cell>
          <table:table-cell table:number-columns-repeated="6"/>
          <table:table-cell table:formula="of:=IF(ISBLANK([.U190]); &quot;&quot;; COM.MICROSOFT.CONCAT(&quot;#define &quot;; [.T190]; &quot; (1 &lt;&lt; &quot;; [.U190]; &quot;)&quot;))">
            <text:p/>
          </table:table-cell>
        </table:table-row>
        <table:table-row table:style-name="ro3">
          <table:table-cell table:number-columns-repeated="13"/>
          <table:table-cell table:formula="of:=FLOOR((ROW([.D191]) - 1) / 8) + 2" office:value-type="float" office:value="25" calcext:value-type="float">
            <text:p>25</text:p>
          </table:table-cell>
          <table:table-cell table:formula="of:=MOD(ROW([.M192]) - 2; 8) + COLUMN([.D191])" office:value-type="float" office:value="10" calcext:value-type="float">
            <text:p>10</text:p>
          </table:table-cell>
          <table:table-cell table:formula="of:=INDIRECT(ADDRESS([.N191];[.O191]))" office:value-type="float" office:value="0" calcext:value-type="float">
            <text:p>0</text:p>
          </table:table-cell>
          <table:table-cell table:number-columns-repeated="6"/>
          <table:table-cell table:formula="of:=IF(ISBLANK([.U191]); &quot;&quot;; COM.MICROSOFT.CONCAT(&quot;#define &quot;; [.T191]; &quot; (1 &lt;&lt; &quot;; [.U191]; &quot;)&quot;))">
            <text:p/>
          </table:table-cell>
        </table:table-row>
        <table:table-row table:style-name="ro3">
          <table:table-cell table:number-columns-repeated="13"/>
          <table:table-cell table:formula="of:=FLOOR((ROW([.D192]) - 1) / 8) + 2" office:value-type="float" office:value="25" calcext:value-type="float">
            <text:p>25</text:p>
          </table:table-cell>
          <table:table-cell table:formula="of:=MOD(ROW([.M193]) - 2; 8) + COLUMN([.D192])" office:value-type="float" office:value="11" calcext:value-type="float">
            <text:p>11</text:p>
          </table:table-cell>
          <table:table-cell table:formula="of:=INDIRECT(ADDRESS([.N192];[.O192]))" office:value-type="string" office:string-value="P62" calcext:value-type="string">
            <text:p>P62</text:p>
          </table:table-cell>
          <table:table-cell table:formula="of:=IF([.P192] = 0; &quot;RESERVED&quot;; [.P192])" office:value-type="string" office:string-value="P62" calcext:value-type="string">
            <text:p>P62</text:p>
          </table:table-cell>
          <table:table-cell table:number-columns-repeated="5"/>
          <table:table-cell table:formula="of:=IF(ISBLANK([.U192]); &quot;&quot;; COM.MICROSOFT.CONCAT(&quot;#define &quot;; [.T192]; &quot; (1 &lt;&lt; &quot;; [.U192]; &quot;)&quot;))">
            <text:p/>
          </table:table-cell>
        </table:table-row>
        <table:table-row table:style-name="ro3">
          <table:table-cell table:number-columns-repeated="13"/>
          <table:table-cell table:formula="of:=FLOOR((ROW([.D193]) - 1) / 8) + 2" office:value-type="float" office:value="26" calcext:value-type="float">
            <text:p>26</text:p>
          </table:table-cell>
          <table:table-cell table:formula="of:=MOD(ROW([.M194]) - 2; 8) + COLUMN([.D193]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P6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193]); &quot;&quot;; COM.MICROSOFT.CONCAT(&quot;#define &quot;; [.T193]; &quot; (1 &lt;&lt; &quot;; [.U193]; &quot;)&quot;))" office:value-type="string" office:string-value="#define P62 (1 &lt;&lt; 0)" calcext:value-type="string">
            <text:p>#define P62 (1 &lt;&lt; 0)</text:p>
          </table:table-cell>
        </table:table-row>
        <table:table-row table:style-name="ro3">
          <table:table-cell table:number-columns-repeated="13"/>
          <table:table-cell table:formula="of:=FLOOR((ROW([.D194]) - 1) / 8) + 2" office:value-type="float" office:value="26" calcext:value-type="float">
            <text:p>26</text:p>
          </table:table-cell>
          <table:table-cell table:formula="of:=MOD(ROW([.M195]) - 2; 8) + COLUMN([.D194])" office:value-type="float" office:value="5" calcext:value-type="float">
            <text:p>5</text:p>
          </table:table-cell>
          <table:table-cell table:number-columns-repeated="7"/>
          <table:table-cell table:formula="of:=IF(ISBLANK([.U194]); &quot;&quot;; COM.MICROSOFT.CONCAT(&quot;#define &quot;; [.T194]; &quot; (1 &lt;&lt; &quot;; [.U194]; &quot;)&quot;))">
            <text:p/>
          </table:table-cell>
        </table:table-row>
        <table:table-row table:style-name="ro3">
          <table:table-cell table:number-columns-repeated="13"/>
          <table:table-cell table:formula="of:=FLOOR((ROW([.D195]) - 1) / 8) + 2" office:value-type="float" office:value="26" calcext:value-type="float">
            <text:p>26</text:p>
          </table:table-cell>
          <table:table-cell table:formula="of:=MOD(ROW([.M196]) - 2; 8) + COLUMN([.D195])" office:value-type="float" office:value="6" calcext:value-type="float">
            <text:p>6</text:p>
          </table:table-cell>
          <table:table-cell table:number-columns-repeated="7"/>
          <table:table-cell table:formula="of:=IF(ISBLANK([.U195]); &quot;&quot;; COM.MICROSOFT.CONCAT(&quot;#define &quot;; [.T195]; &quot; (1 &lt;&lt; &quot;; [.U195]; &quot;)&quot;))">
            <text:p/>
          </table:table-cell>
        </table:table-row>
        <table:table-row table:style-name="ro3">
          <table:table-cell table:number-columns-repeated="13"/>
          <table:table-cell table:formula="of:=FLOOR((ROW([.D196]) - 1) / 8) + 2" office:value-type="float" office:value="26" calcext:value-type="float">
            <text:p>26</text:p>
          </table:table-cell>
          <table:table-cell table:formula="of:=MOD(ROW([.M197]) - 2; 8) + COLUMN([.D196])" office:value-type="float" office:value="7" calcext:value-type="float">
            <text:p>7</text:p>
          </table:table-cell>
          <table:table-cell table:number-columns-repeated="7"/>
          <table:table-cell table:formula="of:=IF(ISBLANK([.U196]); &quot;&quot;; COM.MICROSOFT.CONCAT(&quot;#define &quot;; [.T196]; &quot; (1 &lt;&lt; &quot;; [.U196]; &quot;)&quot;))">
            <text:p/>
          </table:table-cell>
        </table:table-row>
        <table:table-row table:style-name="ro3">
          <table:table-cell table:number-columns-repeated="13"/>
          <table:table-cell table:formula="of:=FLOOR((ROW([.D197]) - 1) / 8) + 2" office:value-type="float" office:value="26" calcext:value-type="float">
            <text:p>26</text:p>
          </table:table-cell>
          <table:table-cell table:formula="of:=MOD(ROW([.M198]) - 2; 8) + COLUMN([.D197])" office:value-type="float" office:value="8" calcext:value-type="float">
            <text:p>8</text:p>
          </table:table-cell>
          <table:table-cell table:number-columns-repeated="7"/>
          <table:table-cell table:formula="of:=IF(ISBLANK([.U197]); &quot;&quot;; COM.MICROSOFT.CONCAT(&quot;#define &quot;; [.T197]; &quot; (1 &lt;&lt; &quot;; [.U197]; &quot;)&quot;))">
            <text:p/>
          </table:table-cell>
        </table:table-row>
        <table:table-row table:style-name="ro3">
          <table:table-cell table:number-columns-repeated="13"/>
          <table:table-cell table:formula="of:=FLOOR((ROW([.D198]) - 1) / 8) + 2" office:value-type="float" office:value="26" calcext:value-type="float">
            <text:p>26</text:p>
          </table:table-cell>
          <table:table-cell table:formula="of:=MOD(ROW([.M199]) - 2; 8) + COLUMN([.D198])" office:value-type="float" office:value="9" calcext:value-type="float">
            <text:p>9</text:p>
          </table:table-cell>
          <table:table-cell table:number-columns-repeated="7"/>
          <table:table-cell table:formula="of:=IF(ISBLANK([.U198]); &quot;&quot;; COM.MICROSOFT.CONCAT(&quot;#define &quot;; [.T198]; &quot; (1 &lt;&lt; &quot;; [.U198]; &quot;)&quot;))">
            <text:p/>
          </table:table-cell>
        </table:table-row>
        <table:table-row table:style-name="ro3">
          <table:table-cell table:number-columns-repeated="13"/>
          <table:table-cell table:formula="of:=FLOOR((ROW([.D199]) - 1) / 8) + 2" office:value-type="float" office:value="26" calcext:value-type="float">
            <text:p>26</text:p>
          </table:table-cell>
          <table:table-cell table:formula="of:=MOD(ROW([.M200]) - 2; 8) + COLUMN([.D199])" office:value-type="float" office:value="10" calcext:value-type="float">
            <text:p>10</text:p>
          </table:table-cell>
          <table:table-cell table:number-columns-repeated="7"/>
          <table:table-cell table:formula="of:=IF(ISBLANK([.U199]); &quot;&quot;; COM.MICROSOFT.CONCAT(&quot;#define &quot;; [.T199]; &quot; (1 &lt;&lt; &quot;; [.U199]; &quot;)&quot;))">
            <text:p/>
          </table:table-cell>
        </table:table-row>
        <table:table-row table:style-name="ro3">
          <table:table-cell table:number-columns-repeated="13"/>
          <table:table-cell table:formula="of:=FLOOR((ROW([.D200]) - 1) / 8) + 2" office:value-type="float" office:value="26" calcext:value-type="float">
            <text:p>26</text:p>
          </table:table-cell>
          <table:table-cell table:formula="of:=MOD(ROW([.M201]) - 2; 8) + COLUMN([.D200])" office:value-type="float" office:value="11" calcext:value-type="float">
            <text:p>11</text:p>
          </table:table-cell>
          <table:table-cell table:number-columns-repeated="7"/>
          <table:table-cell table:formula="of:=IF(ISBLANK([.U200]); &quot;&quot;; COM.MICROSOFT.CONCAT(&quot;#define &quot;; [.T200]; &quot; (1 &lt;&lt; &quot;; [.U200]; &quot;)&quot;))">
            <text:p/>
          </table:table-cell>
        </table:table-row>
        <table:table-row table:style-name="ro3">
          <table:table-cell table:number-columns-repeated="13"/>
          <table:table-cell table:formula="of:=FLOOR((ROW([.D201]) - 1) / 8) + 2" office:value-type="float" office:value="27" calcext:value-type="float">
            <text:p>27</text:p>
          </table:table-cell>
          <table:table-cell table:formula="of:=MOD(ROW([.M202]) - 2; 8) + COLUMN([.D201])" office:value-type="float" office:value="4" calcext:value-type="float">
            <text:p>4</text:p>
          </table:table-cell>
          <table:table-cell table:number-columns-repeated="7"/>
          <table:table-cell table:formula="of:=IF(ISBLANK([.U201]); &quot;&quot;; COM.MICROSOFT.CONCAT(&quot;#define &quot;; [.T201]; &quot; (1 &lt;&lt; &quot;; [.U201]; &quot;)&quot;))">
            <text:p/>
          </table:table-cell>
        </table:table-row>
        <table:table-row table:style-name="ro3">
          <table:table-cell table:number-columns-repeated="13"/>
          <table:table-cell table:formula="of:=FLOOR((ROW([.D202]) - 1) / 8) + 2" office:value-type="float" office:value="27" calcext:value-type="float">
            <text:p>27</text:p>
          </table:table-cell>
          <table:table-cell table:formula="of:=MOD(ROW([.M203]) - 2; 8) + COLUMN([.D202])" office:value-type="float" office:value="5" calcext:value-type="float">
            <text:p>5</text:p>
          </table:table-cell>
          <table:table-cell table:number-columns-repeated="7"/>
          <table:table-cell table:formula="of:=IF(ISBLANK([.U202]); &quot;&quot;; COM.MICROSOFT.CONCAT(&quot;#define &quot;; [.T202]; &quot; (1 &lt;&lt; &quot;; [.U202]; &quot;)&quot;))">
            <text:p/>
          </table:table-cell>
        </table:table-row>
        <table:table-row table:style-name="ro3">
          <table:table-cell table:number-columns-repeated="13"/>
          <table:table-cell table:formula="of:=FLOOR((ROW([.D203]) - 1) / 8) + 2" office:value-type="float" office:value="27" calcext:value-type="float">
            <text:p>27</text:p>
          </table:table-cell>
          <table:table-cell table:formula="of:=MOD(ROW([.M204]) - 2; 8) + COLUMN([.D203])" office:value-type="float" office:value="6" calcext:value-type="float">
            <text:p>6</text:p>
          </table:table-cell>
          <table:table-cell table:number-columns-repeated="7"/>
          <table:table-cell table:formula="of:=IF(ISBLANK([.U203]); &quot;&quot;; COM.MICROSOFT.CONCAT(&quot;#define &quot;; [.T203]; &quot; (1 &lt;&lt; &quot;; [.U203]; &quot;)&quot;))">
            <text:p/>
          </table:table-cell>
        </table:table-row>
        <table:table-row table:style-name="ro3">
          <table:table-cell table:number-columns-repeated="13"/>
          <table:table-cell table:formula="of:=FLOOR((ROW([.D204]) - 1) / 8) + 2" office:value-type="float" office:value="27" calcext:value-type="float">
            <text:p>27</text:p>
          </table:table-cell>
          <table:table-cell table:formula="of:=MOD(ROW([.M205]) - 2; 8) + COLUMN([.D204])" office:value-type="float" office:value="7" calcext:value-type="float">
            <text:p>7</text:p>
          </table:table-cell>
          <table:table-cell table:number-columns-repeated="7"/>
          <table:table-cell table:formula="of:=IF(ISBLANK([.U204]); &quot;&quot;; COM.MICROSOFT.CONCAT(&quot;#define &quot;; [.T204]; &quot; (1 &lt;&lt; &quot;; [.U204]; &quot;)&quot;))">
            <text:p/>
          </table:table-cell>
        </table:table-row>
        <table:table-row table:style-name="ro3">
          <table:table-cell table:number-columns-repeated="13"/>
          <table:table-cell table:formula="of:=FLOOR((ROW([.D205]) - 1) / 8) + 2" office:value-type="float" office:value="27" calcext:value-type="float">
            <text:p>27</text:p>
          </table:table-cell>
          <table:table-cell table:formula="of:=MOD(ROW([.M206]) - 2; 8) + COLUMN([.D205])" office:value-type="float" office:value="8" calcext:value-type="float">
            <text:p>8</text:p>
          </table:table-cell>
          <table:table-cell table:number-columns-repeated="7"/>
          <table:table-cell table:formula="of:=IF(ISBLANK([.U205]); &quot;&quot;; COM.MICROSOFT.CONCAT(&quot;#define &quot;; [.T205]; &quot; (1 &lt;&lt; &quot;; [.U205]; &quot;)&quot;))">
            <text:p/>
          </table:table-cell>
        </table:table-row>
        <table:table-row table:style-name="ro3">
          <table:table-cell table:number-columns-repeated="13"/>
          <table:table-cell table:formula="of:=FLOOR((ROW([.D206]) - 1) / 8) + 2" office:value-type="float" office:value="27" calcext:value-type="float">
            <text:p>27</text:p>
          </table:table-cell>
          <table:table-cell table:formula="of:=MOD(ROW([.M207]) - 2; 8) + COLUMN([.D206])" office:value-type="float" office:value="9" calcext:value-type="float">
            <text:p>9</text:p>
          </table:table-cell>
          <table:table-cell table:number-columns-repeated="7"/>
          <table:table-cell table:formula="of:=IF(ISBLANK([.U206]); &quot;&quot;; COM.MICROSOFT.CONCAT(&quot;#define &quot;; [.T206]; &quot; (1 &lt;&lt; &quot;; [.U206]; &quot;)&quot;))">
            <text:p/>
          </table:table-cell>
        </table:table-row>
        <table:table-row table:style-name="ro3">
          <table:table-cell table:number-columns-repeated="13"/>
          <table:table-cell table:formula="of:=FLOOR((ROW([.D207]) - 1) / 8) + 2" office:value-type="float" office:value="27" calcext:value-type="float">
            <text:p>27</text:p>
          </table:table-cell>
          <table:table-cell table:formula="of:=MOD(ROW([.M208]) - 2; 8) + COLUMN([.D207])" office:value-type="float" office:value="10" calcext:value-type="float">
            <text:p>10</text:p>
          </table:table-cell>
          <table:table-cell table:number-columns-repeated="7"/>
          <table:table-cell table:formula="of:=IF(ISBLANK([.U207]); &quot;&quot;; COM.MICROSOFT.CONCAT(&quot;#define &quot;; [.T207]; &quot; (1 &lt;&lt; &quot;; [.U207]; &quot;)&quot;))">
            <text:p/>
          </table:table-cell>
        </table:table-row>
        <table:table-row table:style-name="ro3">
          <table:table-cell table:number-columns-repeated="13"/>
          <table:table-cell table:formula="of:=FLOOR((ROW([.D208]) - 1) / 8) + 2" office:value-type="float" office:value="27" calcext:value-type="float">
            <text:p>27</text:p>
          </table:table-cell>
          <table:table-cell table:formula="of:=MOD(ROW([.M209]) - 2; 8) + COLUMN([.D208])" office:value-type="float" office:value="11" calcext:value-type="float">
            <text:p>11</text:p>
          </table:table-cell>
          <table:table-cell table:number-columns-repeated="7"/>
          <table:table-cell table:formula="of:=IF(ISBLANK([.U208]); &quot;&quot;; COM.MICROSOFT.CONCAT(&quot;#define &quot;; [.T208]; &quot; (1 &lt;&lt; &quot;; [.U208]; &quot;)&quot;))">
            <text:p/>
          </table:table-cell>
        </table:table-row>
        <table:table-row table:style-name="ro3">
          <table:table-cell table:number-columns-repeated="13"/>
          <table:table-cell table:formula="of:=FLOOR((ROW([.D209]) - 1) / 8) + 2" office:value-type="float" office:value="28" calcext:value-type="float">
            <text:p>28</text:p>
          </table:table-cell>
          <table:table-cell table:formula="of:=MOD(ROW([.M210]) - 2; 8) + COLUMN([.D209])" office:value-type="float" office:value="4" calcext:value-type="float">
            <text:p>4</text:p>
          </table:table-cell>
          <table:table-cell table:number-columns-repeated="7"/>
          <table:table-cell table:formula="of:=IF(ISBLANK([.U209]); &quot;&quot;; COM.MICROSOFT.CONCAT(&quot;#define &quot;; [.T209]; &quot; (1 &lt;&lt; &quot;; [.U209]; &quot;)&quot;))">
            <text:p/>
          </table:table-cell>
        </table:table-row>
        <table:table-row table:style-name="ro3">
          <table:table-cell table:number-columns-repeated="13"/>
          <table:table-cell table:formula="of:=FLOOR((ROW([.D210]) - 1) / 8) + 2" office:value-type="float" office:value="28" calcext:value-type="float">
            <text:p>28</text:p>
          </table:table-cell>
          <table:table-cell table:formula="of:=MOD(ROW([.M211]) - 2; 8) + COLUMN([.D210])" office:value-type="float" office:value="5" calcext:value-type="float">
            <text:p>5</text:p>
          </table:table-cell>
          <table:table-cell table:number-columns-repeated="7"/>
          <table:table-cell table:formula="of:=IF(ISBLANK([.U210]); &quot;&quot;; COM.MICROSOFT.CONCAT(&quot;#define &quot;; [.T210]; &quot; (1 &lt;&lt; &quot;; [.U210]; &quot;)&quot;))">
            <text:p/>
          </table:table-cell>
        </table:table-row>
        <table:table-row table:style-name="ro3">
          <table:table-cell table:number-columns-repeated="13"/>
          <table:table-cell table:formula="of:=FLOOR((ROW([.D211]) - 1) / 8) + 2" office:value-type="float" office:value="28" calcext:value-type="float">
            <text:p>28</text:p>
          </table:table-cell>
          <table:table-cell table:formula="of:=MOD(ROW([.M212]) - 2; 8) + COLUMN([.D211])" office:value-type="float" office:value="6" calcext:value-type="float">
            <text:p>6</text:p>
          </table:table-cell>
          <table:table-cell table:number-columns-repeated="7"/>
          <table:table-cell table:formula="of:=IF(ISBLANK([.U211]); &quot;&quot;; COM.MICROSOFT.CONCAT(&quot;#define &quot;; [.T211]; &quot; (1 &lt;&lt; &quot;; [.U211]; &quot;)&quot;))">
            <text:p/>
          </table:table-cell>
        </table:table-row>
        <table:table-row table:style-name="ro3">
          <table:table-cell table:number-columns-repeated="13"/>
          <table:table-cell table:formula="of:=FLOOR((ROW([.D212]) - 1) / 8) + 2" office:value-type="float" office:value="28" calcext:value-type="float">
            <text:p>28</text:p>
          </table:table-cell>
          <table:table-cell table:formula="of:=MOD(ROW([.M213]) - 2; 8) + COLUMN([.D212])" office:value-type="float" office:value="7" calcext:value-type="float">
            <text:p>7</text:p>
          </table:table-cell>
          <table:table-cell table:number-columns-repeated="7"/>
          <table:table-cell table:formula="of:=IF(ISBLANK([.U212]); &quot;&quot;; COM.MICROSOFT.CONCAT(&quot;#define &quot;; [.T212]; &quot; (1 &lt;&lt; &quot;; [.U212]; &quot;)&quot;))">
            <text:p/>
          </table:table-cell>
        </table:table-row>
        <table:table-row table:style-name="ro3">
          <table:table-cell table:number-columns-repeated="13"/>
          <table:table-cell table:formula="of:=FLOOR((ROW([.D213]) - 1) / 8) + 2" office:value-type="float" office:value="28" calcext:value-type="float">
            <text:p>28</text:p>
          </table:table-cell>
          <table:table-cell table:formula="of:=MOD(ROW([.M214]) - 2; 8) + COLUMN([.D213])" office:value-type="float" office:value="8" calcext:value-type="float">
            <text:p>8</text:p>
          </table:table-cell>
          <table:table-cell table:number-columns-repeated="7"/>
          <table:table-cell table:formula="of:=IF(ISBLANK([.U213]); &quot;&quot;; COM.MICROSOFT.CONCAT(&quot;#define &quot;; [.T213]; &quot; (1 &lt;&lt; &quot;; [.U213]; &quot;)&quot;))">
            <text:p/>
          </table:table-cell>
        </table:table-row>
        <table:table-row table:style-name="ro3">
          <table:table-cell table:number-columns-repeated="13"/>
          <table:table-cell table:formula="of:=FLOOR((ROW([.D214]) - 1) / 8) + 2" office:value-type="float" office:value="28" calcext:value-type="float">
            <text:p>28</text:p>
          </table:table-cell>
          <table:table-cell table:formula="of:=MOD(ROW([.M215]) - 2; 8) + COLUMN([.D214])" office:value-type="float" office:value="9" calcext:value-type="float">
            <text:p>9</text:p>
          </table:table-cell>
          <table:table-cell table:number-columns-repeated="7"/>
          <table:table-cell table:formula="of:=IF(ISBLANK([.U214]); &quot;&quot;; COM.MICROSOFT.CONCAT(&quot;#define &quot;; [.T214]; &quot; (1 &lt;&lt; &quot;; [.U214]; &quot;)&quot;))">
            <text:p/>
          </table:table-cell>
        </table:table-row>
        <table:table-row table:style-name="ro3">
          <table:table-cell table:number-columns-repeated="13"/>
          <table:table-cell table:formula="of:=FLOOR((ROW([.D215]) - 1) / 8) + 2" office:value-type="float" office:value="28" calcext:value-type="float">
            <text:p>28</text:p>
          </table:table-cell>
          <table:table-cell table:formula="of:=MOD(ROW([.M216]) - 2; 8) + COLUMN([.D215])" office:value-type="float" office:value="10" calcext:value-type="float">
            <text:p>10</text:p>
          </table:table-cell>
          <table:table-cell table:number-columns-repeated="7"/>
          <table:table-cell table:formula="of:=IF(ISBLANK([.U215]); &quot;&quot;; COM.MICROSOFT.CONCAT(&quot;#define &quot;; [.T215]; &quot; (1 &lt;&lt; &quot;; [.U215]; &quot;)&quot;))">
            <text:p/>
          </table:table-cell>
        </table:table-row>
        <table:table-row table:style-name="ro3">
          <table:table-cell table:number-columns-repeated="13"/>
          <table:table-cell table:formula="of:=FLOOR((ROW([.D216]) - 1) / 8) + 2" office:value-type="float" office:value="28" calcext:value-type="float">
            <text:p>28</text:p>
          </table:table-cell>
          <table:table-cell table:formula="of:=MOD(ROW([.M217]) - 2; 8) + COLUMN([.D216])" office:value-type="float" office:value="11" calcext:value-type="float">
            <text:p>11</text:p>
          </table:table-cell>
          <table:table-cell table:number-columns-repeated="7"/>
          <table:table-cell table:formula="of:=IF(ISBLANK([.U216]); &quot;&quot;; COM.MICROSOFT.CONCAT(&quot;#define &quot;; [.T216]; &quot; (1 &lt;&lt; &quot;; [.U216]; &quot;)&quot;))">
            <text:p/>
          </table:table-cell>
        </table:table-row>
        <table:table-row table:style-name="ro3">
          <table:table-cell table:number-columns-repeated="13"/>
          <table:table-cell table:formula="of:=FLOOR((ROW([.D217]) - 1) / 8) + 2" office:value-type="float" office:value="29" calcext:value-type="float">
            <text:p>29</text:p>
          </table:table-cell>
          <table:table-cell table:formula="of:=MOD(ROW([.M218]) - 2; 8) + COLUMN([.D217])" office:value-type="float" office:value="4" calcext:value-type="float">
            <text:p>4</text:p>
          </table:table-cell>
          <table:table-cell table:number-columns-repeated="7"/>
          <table:table-cell table:formula="of:=IF(ISBLANK([.U217]); &quot;&quot;; COM.MICROSOFT.CONCAT(&quot;#define &quot;; [.T217]; &quot; (1 &lt;&lt; &quot;; [.U217]; &quot;)&quot;))">
            <text:p/>
          </table:table-cell>
        </table:table-row>
        <table:table-row table:style-name="ro3">
          <table:table-cell table:number-columns-repeated="13"/>
          <table:table-cell table:formula="of:=FLOOR((ROW([.D218]) - 1) / 8) + 2" office:value-type="float" office:value="29" calcext:value-type="float">
            <text:p>29</text:p>
          </table:table-cell>
          <table:table-cell table:formula="of:=MOD(ROW([.M219]) - 2; 8) + COLUMN([.D218])" office:value-type="float" office:value="5" calcext:value-type="float">
            <text:p>5</text:p>
          </table:table-cell>
          <table:table-cell table:number-columns-repeated="7"/>
          <table:table-cell table:formula="of:=IF(ISBLANK([.U218]); &quot;&quot;; COM.MICROSOFT.CONCAT(&quot;#define &quot;; [.T218]; &quot; (1 &lt;&lt; &quot;; [.U218]; &quot;)&quot;))">
            <text:p/>
          </table:table-cell>
        </table:table-row>
        <table:table-row table:style-name="ro3">
          <table:table-cell table:number-columns-repeated="13"/>
          <table:table-cell table:formula="of:=FLOOR((ROW([.D219]) - 1) / 8) + 2" office:value-type="float" office:value="29" calcext:value-type="float">
            <text:p>29</text:p>
          </table:table-cell>
          <table:table-cell table:formula="of:=MOD(ROW([.M220]) - 2; 8) + COLUMN([.D219])" office:value-type="float" office:value="6" calcext:value-type="float">
            <text:p>6</text:p>
          </table:table-cell>
          <table:table-cell table:number-columns-repeated="7"/>
          <table:table-cell table:formula="of:=IF(ISBLANK([.U219]); &quot;&quot;; COM.MICROSOFT.CONCAT(&quot;#define &quot;; [.T219]; &quot; (1 &lt;&lt; &quot;; [.U219]; &quot;)&quot;))">
            <text:p/>
          </table:table-cell>
        </table:table-row>
        <table:table-row table:style-name="ro3">
          <table:table-cell table:number-columns-repeated="13"/>
          <table:table-cell table:formula="of:=FLOOR((ROW([.D220]) - 1) / 8) + 2" office:value-type="float" office:value="29" calcext:value-type="float">
            <text:p>29</text:p>
          </table:table-cell>
          <table:table-cell table:formula="of:=MOD(ROW([.M221]) - 2; 8) + COLUMN([.D220])" office:value-type="float" office:value="7" calcext:value-type="float">
            <text:p>7</text:p>
          </table:table-cell>
          <table:table-cell table:number-columns-repeated="7"/>
          <table:table-cell table:formula="of:=IF(ISBLANK([.U220]); &quot;&quot;; COM.MICROSOFT.CONCAT(&quot;#define &quot;; [.T220]; &quot; (1 &lt;&lt; &quot;; [.U220]; &quot;)&quot;))">
            <text:p/>
          </table:table-cell>
        </table:table-row>
        <table:table-row table:style-name="ro3">
          <table:table-cell table:number-columns-repeated="13"/>
          <table:table-cell table:formula="of:=FLOOR((ROW([.D221]) - 1) / 8) + 2" office:value-type="float" office:value="29" calcext:value-type="float">
            <text:p>29</text:p>
          </table:table-cell>
          <table:table-cell table:formula="of:=MOD(ROW([.M222]) - 2; 8) + COLUMN([.D221])" office:value-type="float" office:value="8" calcext:value-type="float">
            <text:p>8</text:p>
          </table:table-cell>
          <table:table-cell table:number-columns-repeated="7"/>
          <table:table-cell table:formula="of:=IF(ISBLANK([.U221]); &quot;&quot;; COM.MICROSOFT.CONCAT(&quot;#define &quot;; [.T221]; &quot; (1 &lt;&lt; &quot;; [.U221]; &quot;)&quot;))">
            <text:p/>
          </table:table-cell>
        </table:table-row>
        <table:table-row table:style-name="ro3">
          <table:table-cell table:number-columns-repeated="13"/>
          <table:table-cell table:formula="of:=FLOOR((ROW([.D222]) - 1) / 8) + 2" office:value-type="float" office:value="29" calcext:value-type="float">
            <text:p>29</text:p>
          </table:table-cell>
          <table:table-cell table:formula="of:=MOD(ROW([.M223]) - 2; 8) + COLUMN([.D222])" office:value-type="float" office:value="9" calcext:value-type="float">
            <text:p>9</text:p>
          </table:table-cell>
          <table:table-cell table:number-columns-repeated="7"/>
          <table:table-cell table:formula="of:=IF(ISBLANK([.U222]); &quot;&quot;; COM.MICROSOFT.CONCAT(&quot;#define &quot;; [.T222]; &quot; (1 &lt;&lt; &quot;; [.U222]; &quot;)&quot;))">
            <text:p/>
          </table:table-cell>
        </table:table-row>
        <table:table-row table:style-name="ro3">
          <table:table-cell table:number-columns-repeated="13"/>
          <table:table-cell table:formula="of:=FLOOR((ROW([.D223]) - 1) / 8) + 2" office:value-type="float" office:value="29" calcext:value-type="float">
            <text:p>29</text:p>
          </table:table-cell>
          <table:table-cell table:formula="of:=MOD(ROW([.M224]) - 2; 8) + COLUMN([.D223])" office:value-type="float" office:value="10" calcext:value-type="float">
            <text:p>10</text:p>
          </table:table-cell>
          <table:table-cell table:number-columns-repeated="7"/>
          <table:table-cell table:formula="of:=IF(ISBLANK([.U223]); &quot;&quot;; COM.MICROSOFT.CONCAT(&quot;#define &quot;; [.T223]; &quot; (1 &lt;&lt; &quot;; [.U223]; &quot;)&quot;))">
            <text:p/>
          </table:table-cell>
        </table:table-row>
        <table:table-row table:style-name="ro3">
          <table:table-cell table:number-columns-repeated="13"/>
          <table:table-cell table:formula="of:=FLOOR((ROW([.D224]) - 1) / 8) + 2" office:value-type="float" office:value="29" calcext:value-type="float">
            <text:p>29</text:p>
          </table:table-cell>
          <table:table-cell table:formula="of:=MOD(ROW([.M225]) - 2; 8) + COLUMN([.D224])" office:value-type="float" office:value="11" calcext:value-type="float">
            <text:p>11</text:p>
          </table:table-cell>
          <table:table-cell table:number-columns-repeated="7"/>
          <table:table-cell table:formula="of:=IF(ISBLANK([.U224]); &quot;&quot;; COM.MICROSOFT.CONCAT(&quot;#define &quot;; [.T224]; &quot; (1 &lt;&lt; &quot;; [.U224]; &quot;)&quot;))">
            <text:p/>
          </table:table-cell>
        </table:table-row>
        <table:table-row table:style-name="ro3">
          <table:table-cell table:number-columns-repeated="13"/>
          <table:table-cell table:formula="of:=FLOOR((ROW([.D225]) - 1) / 8) + 2" office:value-type="float" office:value="30" calcext:value-type="float">
            <text:p>30</text:p>
          </table:table-cell>
          <table:table-cell table:formula="of:=MOD(ROW([.M226]) - 2; 8) + COLUMN([.D225])" office:value-type="float" office:value="4" calcext:value-type="float">
            <text:p>4</text:p>
          </table:table-cell>
          <table:table-cell table:formula="of:=INDIRECT(ADDRESS([.N225];[.O225]))" office:value-type="string" office:string-value="CVpre" calcext:value-type="string">
            <text:p>CVpre</text:p>
          </table:table-cell>
          <table:table-cell table:formula="of:=IF([.P225] = 0; &quot;RESERVED&quot;; [.P225])" office:value-type="string" office:string-value="CVpre" calcext:value-type="string">
            <text:p>CVpre</text:p>
          </table:table-cell>
          <table:table-cell table:number-columns-repeated="5"/>
          <table:table-cell table:formula="of:=IF(ISBLANK([.U225]); &quot;&quot;; COM.MICROSOFT.CONCAT(&quot;#define &quot;; [.T225]; &quot; (1 &lt;&lt; &quot;; [.U225]; &quot;)&quot;))">
            <text:p/>
          </table:table-cell>
        </table:table-row>
        <table:table-row table:style-name="ro3">
          <table:table-cell table:number-columns-repeated="13"/>
          <table:table-cell table:formula="of:=FLOOR((ROW([.D226]) - 1) / 8) + 2" office:value-type="float" office:value="30" calcext:value-type="float">
            <text:p>30</text:p>
          </table:table-cell>
          <table:table-cell table:formula="of:=MOD(ROW([.M227]) - 2; 8) + COLUMN([.D226])" office:value-type="float" office:value="5" calcext:value-type="float">
            <text:p>5</text:p>
          </table:table-cell>
          <table:table-cell table:formula="of:=INDIRECT(ADDRESS([.N226];[.O226]))" office:value-type="float" office:value="0" calcext:value-type="float">
            <text:p>0</text:p>
          </table:table-cell>
          <table:table-cell table:formula="of:=IF([.P226] = 0; &quot;RESERVED&quot;; [.P226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CVpre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26]); &quot;&quot;; COM.MICROSOFT.CONCAT(&quot;#define &quot;; [.T226]; &quot; (1 &lt;&lt; &quot;; [.U226]; &quot;)&quot;))" office:value-type="string" office:string-value="#define CVpre (1 &lt;&lt; 7)" calcext:value-type="string">
            <text:p>#define CVpre (1 &lt;&lt; 7)</text:p>
          </table:table-cell>
        </table:table-row>
        <table:table-row table:style-name="ro3">
          <table:table-cell table:number-columns-repeated="13"/>
          <table:table-cell table:formula="of:=FLOOR((ROW([.D227]) - 1) / 8) + 2" office:value-type="float" office:value="30" calcext:value-type="float">
            <text:p>30</text:p>
          </table:table-cell>
          <table:table-cell table:formula="of:=MOD(ROW([.M228]) - 2; 8) + COLUMN([.D227])" office:value-type="float" office:value="6" calcext:value-type="float">
            <text:p>6</text:p>
          </table:table-cell>
          <table:table-cell table:formula="of:=INDIRECT(ADDRESS([.N227];[.O227]))" office:value-type="string" office:string-value="Hpol" calcext:value-type="string">
            <text:p>Hpol</text:p>
          </table:table-cell>
          <table:table-cell table:formula="of:=IF([.P227] = 0; &quot;RESERVED&quot;; [.P227])" office:value-type="string" office:string-value="Hpol" calcext:value-type="string">
            <text:p>Hpol</text:p>
          </table:table-cell>
          <table:table-cell table:number-columns-repeated="5"/>
          <table:table-cell table:formula="of:=IF(ISBLANK([.U227]); &quot;&quot;; COM.MICROSOFT.CONCAT(&quot;#define &quot;; [.T227]; &quot; (1 &lt;&lt; &quot;; [.U227]; &quot;)&quot;))">
            <text:p/>
          </table:table-cell>
        </table:table-row>
        <table:table-row table:style-name="ro3">
          <table:table-cell table:number-columns-repeated="13"/>
          <table:table-cell table:formula="of:=FLOOR((ROW([.D228]) - 1) / 8) + 2" office:value-type="float" office:value="30" calcext:value-type="float">
            <text:p>30</text:p>
          </table:table-cell>
          <table:table-cell table:formula="of:=MOD(ROW([.M229]) - 2; 8) + COLUMN([.D228])" office:value-type="float" office:value="7" calcext:value-type="float">
            <text:p>7</text:p>
          </table:table-cell>
          <table:table-cell table:formula="of:=INDIRECT(ADDRESS([.N228];[.O228]))" office:value-type="string" office:string-value="Vpol" calcext:value-type="string">
            <text:p>Vpol</text:p>
          </table:table-cell>
          <table:table-cell table:formula="of:=IF([.P228] = 0; &quot;RESERVED&quot;; [.P228])" office:value-type="string" office:string-value="Vpol" calcext:value-type="string">
            <text:p>Vpol</text:p>
          </table:table-cell>
          <table:table-cell table:number-columns-repeated="2"/>
          <table:table-cell office:value-type="string" calcext:value-type="string">
            <text:p>Hpol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28]); &quot;&quot;; COM.MICROSOFT.CONCAT(&quot;#define &quot;; [.T228]; &quot; (1 &lt;&lt; &quot;; [.U228]; &quot;)&quot;))" office:value-type="string" office:string-value="#define Hpol (1 &lt;&lt; 5)" calcext:value-type="string">
            <text:p>#define Hpol (1 &lt;&lt; 5)</text:p>
          </table:table-cell>
        </table:table-row>
        <table:table-row table:style-name="ro3">
          <table:table-cell table:number-columns-repeated="13"/>
          <table:table-cell table:formula="of:=FLOOR((ROW([.D229]) - 1) / 8) + 2" office:value-type="float" office:value="30" calcext:value-type="float">
            <text:p>30</text:p>
          </table:table-cell>
          <table:table-cell table:formula="of:=MOD(ROW([.M230]) - 2; 8) + COLUMN([.D229])" office:value-type="float" office:value="8" calcext:value-type="float">
            <text:p>8</text:p>
          </table:table-cell>
          <table:table-cell table:formula="of:=INDIRECT(ADDRESS([.N229];[.O229]))" office:value-type="string" office:string-value="Hpre" calcext:value-type="string">
            <text:p>Hpre</text:p>
          </table:table-cell>
          <table:table-cell table:formula="of:=IF([.P229] = 0; &quot;RESERVED&quot;; [.P229])" office:value-type="string" office:string-value="Hpre" calcext:value-type="string">
            <text:p>Hpre</text:p>
          </table:table-cell>
          <table:table-cell table:number-columns-repeated="2"/>
          <table:table-cell office:value-type="string" calcext:value-type="string">
            <text:p>Vpol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229]); &quot;&quot;; COM.MICROSOFT.CONCAT(&quot;#define &quot;; [.T229]; &quot; (1 &lt;&lt; &quot;; [.U229]; &quot;)&quot;))" office:value-type="string" office:string-value="#define Vpol (1 &lt;&lt; 4)" calcext:value-type="string">
            <text:p>#define Vpol (1 &lt;&lt; 4)</text:p>
          </table:table-cell>
        </table:table-row>
        <table:table-row table:style-name="ro3">
          <table:table-cell table:number-columns-repeated="13"/>
          <table:table-cell table:formula="of:=FLOOR((ROW([.D230]) - 1) / 8) + 2" office:value-type="float" office:value="30" calcext:value-type="float">
            <text:p>30</text:p>
          </table:table-cell>
          <table:table-cell table:formula="of:=MOD(ROW([.M231]) - 2; 8) + COLUMN([.D230])" office:value-type="float" office:value="9" calcext:value-type="float">
            <text:p>9</text:p>
          </table:table-cell>
          <table:table-cell table:formula="of:=INDIRECT(ADDRESS([.N230];[.O230]))" office:value-type="string" office:string-value="Vpre" calcext:value-type="string">
            <text:p>Vpre</text:p>
          </table:table-cell>
          <table:table-cell table:formula="of:=IF([.P230] = 0; &quot;RESERVED&quot;; [.P230])" office:value-type="string" office:string-value="Vpre" calcext:value-type="string">
            <text:p>Vpre</text:p>
          </table:table-cell>
          <table:table-cell table:number-columns-repeated="2"/>
          <table:table-cell office:value-type="string" calcext:value-type="string">
            <text:p>Hpre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230]); &quot;&quot;; COM.MICROSOFT.CONCAT(&quot;#define &quot;; [.T230]; &quot; (1 &lt;&lt; &quot;; [.U230]; &quot;)&quot;))" office:value-type="string" office:string-value="#define Hpre (1 &lt;&lt; 3)" calcext:value-type="string">
            <text:p>#define Hpre (1 &lt;&lt; 3)</text:p>
          </table:table-cell>
        </table:table-row>
        <table:table-row table:style-name="ro3">
          <table:table-cell table:number-columns-repeated="13"/>
          <table:table-cell table:formula="of:=FLOOR((ROW([.D231]) - 1) / 8) + 2" office:value-type="float" office:value="30" calcext:value-type="float">
            <text:p>30</text:p>
          </table:table-cell>
          <table:table-cell table:formula="of:=MOD(ROW([.M232]) - 2; 8) + COLUMN([.D231])" office:value-type="float" office:value="10" calcext:value-type="float">
            <text:p>10</text:p>
          </table:table-cell>
          <table:table-cell table:formula="of:=INDIRECT(ADDRESS([.N231];[.O231]))" office:value-type="string" office:string-value="Hoff" calcext:value-type="string">
            <text:p>Hoff</text:p>
          </table:table-cell>
          <table:table-cell table:formula="of:=IF([.P231] = 0; &quot;RESERVED&quot;; [.P231])" office:value-type="string" office:string-value="Hoff" calcext:value-type="string">
            <text:p>Hoff</text:p>
          </table:table-cell>
          <table:table-cell table:number-columns-repeated="2"/>
          <table:table-cell office:value-type="string" calcext:value-type="string">
            <text:p>Vpre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231]); &quot;&quot;; COM.MICROSOFT.CONCAT(&quot;#define &quot;; [.T231]; &quot; (1 &lt;&lt; &quot;; [.U231]; &quot;)&quot;))" office:value-type="string" office:string-value="#define Vpre (1 &lt;&lt; 2)" calcext:value-type="string">
            <text:p>#define Vpre (1 &lt;&lt; 2)</text:p>
          </table:table-cell>
        </table:table-row>
        <table:table-row table:style-name="ro3">
          <table:table-cell table:number-columns-repeated="13"/>
          <table:table-cell table:formula="of:=FLOOR((ROW([.D232]) - 1) / 8) + 2" office:value-type="float" office:value="30" calcext:value-type="float">
            <text:p>30</text:p>
          </table:table-cell>
          <table:table-cell table:formula="of:=MOD(ROW([.M233]) - 2; 8) + COLUMN([.D232])" office:value-type="float" office:value="11" calcext:value-type="float">
            <text:p>11</text:p>
          </table:table-cell>
          <table:table-cell table:formula="of:=INDIRECT(ADDRESS([.N232];[.O232]))" office:value-type="string" office:string-value="Voff" calcext:value-type="string">
            <text:p>Voff</text:p>
          </table:table-cell>
          <table:table-cell table:formula="of:=IF([.P232] = 0; &quot;RESERVED&quot;; [.P232])" office:value-type="string" office:string-value="Voff" calcext:value-type="string">
            <text:p>Voff</text:p>
          </table:table-cell>
          <table:table-cell table:number-columns-repeated="2"/>
          <table:table-cell office:value-type="string" calcext:value-type="string">
            <text:p>Hoff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232]); &quot;&quot;; COM.MICROSOFT.CONCAT(&quot;#define &quot;; [.T232]; &quot; (1 &lt;&lt; &quot;; [.U232]; &quot;)&quot;))" office:value-type="string" office:string-value="#define Hoff (1 &lt;&lt; 1)" calcext:value-type="string">
            <text:p>#define Hoff (1 &lt;&lt; 1)</text:p>
          </table:table-cell>
        </table:table-row>
        <table:table-row table:style-name="ro3">
          <table:table-cell table:number-columns-repeated="13"/>
          <table:table-cell table:formula="of:=FLOOR((ROW([.D233]) - 1) / 8) + 2" office:value-type="float" office:value="31" calcext:value-type="float">
            <text:p>31</text:p>
          </table:table-cell>
          <table:table-cell table:formula="of:=MOD(ROW([.M234]) - 2; 8) + COLUMN([.D233])" office:value-type="float" office:value="4" calcext:value-type="float">
            <text:p>4</text:p>
          </table:table-cell>
          <table:table-cell table:formula="of:=INDIRECT(ADDRESS([.N233];[.O233]))" office:value-type="string" office:string-value="Hovf" calcext:value-type="string">
            <text:p>Hovf</text:p>
          </table:table-cell>
          <table:table-cell table:formula="of:=IF([.P233] = 0; &quot;RESERVED&quot;; [.P233])" office:value-type="string" office:string-value="Hovf" calcext:value-type="string">
            <text:p>Hovf</text:p>
          </table:table-cell>
          <table:table-cell table:number-columns-repeated="2"/>
          <table:table-cell office:value-type="string" calcext:value-type="string">
            <text:p>Voff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233]); &quot;&quot;; COM.MICROSOFT.CONCAT(&quot;#define &quot;; [.T233]; &quot; (1 &lt;&lt; &quot;; [.U233]; &quot;)&quot;))" office:value-type="string" office:string-value="#define Voff (1 &lt;&lt; 0)" calcext:value-type="string">
            <text:p>#define Voff (1 &lt;&lt; 0)</text:p>
          </table:table-cell>
        </table:table-row>
        <table:table-row table:style-name="ro3">
          <table:table-cell table:number-columns-repeated="13"/>
          <table:table-cell table:formula="of:=FLOOR((ROW([.D234]) - 1) / 8) + 2" office:value-type="float" office:value="31" calcext:value-type="float">
            <text:p>31</text:p>
          </table:table-cell>
          <table:table-cell table:formula="of:=MOD(ROW([.M235]) - 2; 8) + COLUMN([.D234])" office:value-type="float" office:value="5" calcext:value-type="float">
            <text:p>5</text:p>
          </table:table-cell>
          <table:table-cell table:formula="of:=INDIRECT(ADDRESS([.N234];[.O234]))" office:value-type="float" office:value="0" calcext:value-type="float">
            <text:p>0</text:p>
          </table:table-cell>
          <table:table-cell table:formula="of:=IF([.P234] = 0; &quot;RESERVED&quot;; [.P234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Hovf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34]); &quot;&quot;; COM.MICROSOFT.CONCAT(&quot;#define &quot;; [.T234]; &quot; (1 &lt;&lt; &quot;; [.U234]; &quot;)&quot;))" office:value-type="string" office:string-value="#define Hovf (1 &lt;&lt; 7)" calcext:value-type="string">
            <text:p>#define Hovf (1 &lt;&lt; 7)</text:p>
          </table:table-cell>
        </table:table-row>
        <table:table-row table:style-name="ro3">
          <table:table-cell table:number-columns-repeated="13"/>
          <table:table-cell table:formula="of:=FLOOR((ROW([.D235]) - 1) / 8) + 2" office:value-type="float" office:value="31" calcext:value-type="float">
            <text:p>31</text:p>
          </table:table-cell>
          <table:table-cell table:formula="of:=MOD(ROW([.M236]) - 2; 8) + COLUMN([.D235])" office:value-type="float" office:value="6" calcext:value-type="float">
            <text:p>6</text:p>
          </table:table-cell>
          <table:table-cell table:formula="of:=INDIRECT(ADDRESS([.N235];[.O235]))" office:value-type="string" office:string-value="HF13" calcext:value-type="string">
            <text:p>HF13</text:p>
          </table:table-cell>
          <table:table-cell table:formula="of:=IF([.P235] = 0; &quot;RESERVED&quot;; [.P235])" office:value-type="string" office:string-value="HF13" calcext:value-type="string">
            <text:p>HF13</text:p>
          </table:table-cell>
          <table:table-cell table:number-columns-repeated="5"/>
          <table:table-cell table:formula="of:=IF(ISBLANK([.U235]); &quot;&quot;; COM.MICROSOFT.CONCAT(&quot;#define &quot;; [.T235]; &quot; (1 &lt;&lt; &quot;; [.U235]; &quot;)&quot;))">
            <text:p/>
          </table:table-cell>
        </table:table-row>
        <table:table-row table:style-name="ro3">
          <table:table-cell table:number-columns-repeated="13"/>
          <table:table-cell table:formula="of:=FLOOR((ROW([.D236]) - 1) / 8) + 2" office:value-type="float" office:value="31" calcext:value-type="float">
            <text:p>31</text:p>
          </table:table-cell>
          <table:table-cell table:formula="of:=MOD(ROW([.M237]) - 2; 8) + COLUMN([.D236])" office:value-type="float" office:value="7" calcext:value-type="float">
            <text:p>7</text:p>
          </table:table-cell>
          <table:table-cell table:formula="of:=INDIRECT(ADDRESS([.N236];[.O236]))" office:value-type="string" office:string-value="HF12" calcext:value-type="string">
            <text:p>HF12</text:p>
          </table:table-cell>
          <table:table-cell table:formula="of:=IF([.P236] = 0; &quot;RESERVED&quot;; [.P236])" office:value-type="string" office:string-value="HF12" calcext:value-type="string">
            <text:p>HF12</text:p>
          </table:table-cell>
          <table:table-cell table:number-columns-repeated="2"/>
          <table:table-cell office:value-type="string" calcext:value-type="string">
            <text:p>HF1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36]); &quot;&quot;; COM.MICROSOFT.CONCAT(&quot;#define &quot;; [.T236]; &quot; (1 &lt;&lt; &quot;; [.U236]; &quot;)&quot;))" office:value-type="string" office:string-value="#define HF13 (1 &lt;&lt; 5)" calcext:value-type="string">
            <text:p>#define HF13 (1 &lt;&lt; 5)</text:p>
          </table:table-cell>
        </table:table-row>
        <table:table-row table:style-name="ro3">
          <table:table-cell table:number-columns-repeated="13"/>
          <table:table-cell table:formula="of:=FLOOR((ROW([.D237]) - 1) / 8) + 2" office:value-type="float" office:value="31" calcext:value-type="float">
            <text:p>31</text:p>
          </table:table-cell>
          <table:table-cell table:formula="of:=MOD(ROW([.M238]) - 2; 8) + COLUMN([.D237])" office:value-type="float" office:value="8" calcext:value-type="float">
            <text:p>8</text:p>
          </table:table-cell>
          <table:table-cell table:formula="of:=INDIRECT(ADDRESS([.N237];[.O237]))" office:value-type="string" office:string-value="HF11" calcext:value-type="string">
            <text:p>HF11</text:p>
          </table:table-cell>
          <table:table-cell table:formula="of:=IF([.P237] = 0; &quot;RESERVED&quot;; [.P237])" office:value-type="string" office:string-value="HF11" calcext:value-type="string">
            <text:p>HF11</text:p>
          </table:table-cell>
          <table:table-cell table:number-columns-repeated="2"/>
          <table:table-cell office:value-type="string" calcext:value-type="string">
            <text:p>HF1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237]); &quot;&quot;; COM.MICROSOFT.CONCAT(&quot;#define &quot;; [.T237]; &quot; (1 &lt;&lt; &quot;; [.U237]; &quot;)&quot;))" office:value-type="string" office:string-value="#define HF12 (1 &lt;&lt; 4)" calcext:value-type="string">
            <text:p>#define HF12 (1 &lt;&lt; 4)</text:p>
          </table:table-cell>
        </table:table-row>
        <table:table-row table:style-name="ro3">
          <table:table-cell table:number-columns-repeated="13"/>
          <table:table-cell table:formula="of:=FLOOR((ROW([.D238]) - 1) / 8) + 2" office:value-type="float" office:value="31" calcext:value-type="float">
            <text:p>31</text:p>
          </table:table-cell>
          <table:table-cell table:formula="of:=MOD(ROW([.M239]) - 2; 8) + COLUMN([.D238])" office:value-type="float" office:value="9" calcext:value-type="float">
            <text:p>9</text:p>
          </table:table-cell>
          <table:table-cell table:formula="of:=INDIRECT(ADDRESS([.N238];[.O238]))" office:value-type="string" office:string-value="HF10" calcext:value-type="string">
            <text:p>HF10</text:p>
          </table:table-cell>
          <table:table-cell table:formula="of:=IF([.P238] = 0; &quot;RESERVED&quot;; [.P238])" office:value-type="string" office:string-value="HF10" calcext:value-type="string">
            <text:p>HF10</text:p>
          </table:table-cell>
          <table:table-cell table:number-columns-repeated="2"/>
          <table:table-cell office:value-type="string" calcext:value-type="string">
            <text:p>HF1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238]); &quot;&quot;; COM.MICROSOFT.CONCAT(&quot;#define &quot;; [.T238]; &quot; (1 &lt;&lt; &quot;; [.U238]; &quot;)&quot;))" office:value-type="string" office:string-value="#define HF11 (1 &lt;&lt; 3)" calcext:value-type="string">
            <text:p>#define HF11 (1 &lt;&lt; 3)</text:p>
          </table:table-cell>
        </table:table-row>
        <table:table-row table:style-name="ro3">
          <table:table-cell table:number-columns-repeated="13"/>
          <table:table-cell table:formula="of:=FLOOR((ROW([.D239]) - 1) / 8) + 2" office:value-type="float" office:value="31" calcext:value-type="float">
            <text:p>31</text:p>
          </table:table-cell>
          <table:table-cell table:formula="of:=MOD(ROW([.M240]) - 2; 8) + COLUMN([.D239])" office:value-type="float" office:value="10" calcext:value-type="float">
            <text:p>10</text:p>
          </table:table-cell>
          <table:table-cell table:formula="of:=INDIRECT(ADDRESS([.N239];[.O239]))" office:value-type="string" office:string-value="HF9" calcext:value-type="string">
            <text:p>HF9</text:p>
          </table:table-cell>
          <table:table-cell table:formula="of:=IF([.P239] = 0; &quot;RESERVED&quot;; [.P239])" office:value-type="string" office:string-value="HF9" calcext:value-type="string">
            <text:p>HF9</text:p>
          </table:table-cell>
          <table:table-cell table:number-columns-repeated="2"/>
          <table:table-cell office:value-type="string" calcext:value-type="string">
            <text:p>HF1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239]); &quot;&quot;; COM.MICROSOFT.CONCAT(&quot;#define &quot;; [.T239]; &quot; (1 &lt;&lt; &quot;; [.U239]; &quot;)&quot;))" office:value-type="string" office:string-value="#define HF10 (1 &lt;&lt; 2)" calcext:value-type="string">
            <text:p>#define HF10 (1 &lt;&lt; 2)</text:p>
          </table:table-cell>
        </table:table-row>
        <table:table-row table:style-name="ro3">
          <table:table-cell table:number-columns-repeated="13"/>
          <table:table-cell table:formula="of:=FLOOR((ROW([.D240]) - 1) / 8) + 2" office:value-type="float" office:value="31" calcext:value-type="float">
            <text:p>31</text:p>
          </table:table-cell>
          <table:table-cell table:formula="of:=MOD(ROW([.M241]) - 2; 8) + COLUMN([.D240])" office:value-type="float" office:value="11" calcext:value-type="float">
            <text:p>11</text:p>
          </table:table-cell>
          <table:table-cell table:formula="of:=INDIRECT(ADDRESS([.N240];[.O240]))" office:value-type="string" office:string-value="HF8" calcext:value-type="string">
            <text:p>HF8</text:p>
          </table:table-cell>
          <table:table-cell table:formula="of:=IF([.P240] = 0; &quot;RESERVED&quot;; [.P240])" office:value-type="string" office:string-value="HF8" calcext:value-type="string">
            <text:p>HF8</text:p>
          </table:table-cell>
          <table:table-cell table:number-columns-repeated="2"/>
          <table:table-cell office:value-type="string" calcext:value-type="string">
            <text:p>HF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240]); &quot;&quot;; COM.MICROSOFT.CONCAT(&quot;#define &quot;; [.T240]; &quot; (1 &lt;&lt; &quot;; [.U240]; &quot;)&quot;))" office:value-type="string" office:string-value="#define HF9 (1 &lt;&lt; 1)" calcext:value-type="string">
            <text:p>#define HF9 (1 &lt;&lt; 1)</text:p>
          </table:table-cell>
        </table:table-row>
        <table:table-row table:style-name="ro3">
          <table:table-cell table:number-columns-repeated="13"/>
          <table:table-cell table:formula="of:=FLOOR((ROW([.D241]) - 1) / 8) + 2" office:value-type="float" office:value="32" calcext:value-type="float">
            <text:p>32</text:p>
          </table:table-cell>
          <table:table-cell table:formula="of:=MOD(ROW([.M242]) - 2; 8) + COLUMN([.D241])" office:value-type="float" office:value="4" calcext:value-type="float">
            <text:p>4</text:p>
          </table:table-cell>
          <table:table-cell table:formula="of:=INDIRECT(ADDRESS([.N241];[.O241]))" office:value-type="string" office:string-value="HF7" calcext:value-type="string">
            <text:p>HF7</text:p>
          </table:table-cell>
          <table:table-cell table:formula="of:=IF([.P241] = 0; &quot;RESERVED&quot;; [.P241])" office:value-type="string" office:string-value="HF7" calcext:value-type="string">
            <text:p>HF7</text:p>
          </table:table-cell>
          <table:table-cell table:number-columns-repeated="2"/>
          <table:table-cell office:value-type="string" calcext:value-type="string">
            <text:p>HF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241]); &quot;&quot;; COM.MICROSOFT.CONCAT(&quot;#define &quot;; [.T241]; &quot; (1 &lt;&lt; &quot;; [.U241]; &quot;)&quot;))" office:value-type="string" office:string-value="#define HF8 (1 &lt;&lt; 0)" calcext:value-type="string">
            <text:p>#define HF8 (1 &lt;&lt; 0)</text:p>
          </table:table-cell>
        </table:table-row>
        <table:table-row table:style-name="ro3">
          <table:table-cell table:number-columns-repeated="13"/>
          <table:table-cell table:formula="of:=FLOOR((ROW([.D242]) - 1) / 8) + 2" office:value-type="float" office:value="32" calcext:value-type="float">
            <text:p>32</text:p>
          </table:table-cell>
          <table:table-cell table:formula="of:=MOD(ROW([.M243]) - 2; 8) + COLUMN([.D242])" office:value-type="float" office:value="5" calcext:value-type="float">
            <text:p>5</text:p>
          </table:table-cell>
          <table:table-cell table:formula="of:=INDIRECT(ADDRESS([.N242];[.O242]))" office:value-type="string" office:string-value="HF6" calcext:value-type="string">
            <text:p>HF6</text:p>
          </table:table-cell>
          <table:table-cell table:formula="of:=IF([.P242] = 0; &quot;RESERVED&quot;; [.P242])" office:value-type="string" office:string-value="HF6" calcext:value-type="string">
            <text:p>HF6</text:p>
          </table:table-cell>
          <table:table-cell table:number-columns-repeated="2"/>
          <table:table-cell office:value-type="string" calcext:value-type="string">
            <text:p>HF7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42]); &quot;&quot;; COM.MICROSOFT.CONCAT(&quot;#define &quot;; [.T242]; &quot; (1 &lt;&lt; &quot;; [.U242]; &quot;)&quot;))" office:value-type="string" office:string-value="#define HF7 (1 &lt;&lt; 7)" calcext:value-type="string">
            <text:p>#define HF7 (1 &lt;&lt; 7)</text:p>
          </table:table-cell>
        </table:table-row>
        <table:table-row table:style-name="ro3">
          <table:table-cell table:number-columns-repeated="13"/>
          <table:table-cell table:formula="of:=FLOOR((ROW([.D243]) - 1) / 8) + 2" office:value-type="float" office:value="32" calcext:value-type="float">
            <text:p>32</text:p>
          </table:table-cell>
          <table:table-cell table:formula="of:=MOD(ROW([.M244]) - 2; 8) + COLUMN([.D243])" office:value-type="float" office:value="6" calcext:value-type="float">
            <text:p>6</text:p>
          </table:table-cell>
          <table:table-cell table:formula="of:=INDIRECT(ADDRESS([.N243];[.O243]))" office:value-type="string" office:string-value="HF5" calcext:value-type="string">
            <text:p>HF5</text:p>
          </table:table-cell>
          <table:table-cell table:formula="of:=IF([.P243] = 0; &quot;RESERVED&quot;; [.P243])" office:value-type="string" office:string-value="HF5" calcext:value-type="string">
            <text:p>HF5</text:p>
          </table:table-cell>
          <table:table-cell table:number-columns-repeated="2"/>
          <table:table-cell office:value-type="string" calcext:value-type="string">
            <text:p>HF6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243]); &quot;&quot;; COM.MICROSOFT.CONCAT(&quot;#define &quot;; [.T243]; &quot; (1 &lt;&lt; &quot;; [.U243]; &quot;)&quot;))" office:value-type="string" office:string-value="#define HF6 (1 &lt;&lt; 6)" calcext:value-type="string">
            <text:p>#define HF6 (1 &lt;&lt; 6)</text:p>
          </table:table-cell>
        </table:table-row>
        <table:table-row table:style-name="ro3">
          <table:table-cell table:number-columns-repeated="13"/>
          <table:table-cell table:formula="of:=FLOOR((ROW([.D244]) - 1) / 8) + 2" office:value-type="float" office:value="32" calcext:value-type="float">
            <text:p>32</text:p>
          </table:table-cell>
          <table:table-cell table:formula="of:=MOD(ROW([.M245]) - 2; 8) + COLUMN([.D244])" office:value-type="float" office:value="7" calcext:value-type="float">
            <text:p>7</text:p>
          </table:table-cell>
          <table:table-cell table:formula="of:=INDIRECT(ADDRESS([.N244];[.O244]))" office:value-type="string" office:string-value="HF4" calcext:value-type="string">
            <text:p>HF4</text:p>
          </table:table-cell>
          <table:table-cell table:formula="of:=IF([.P244] = 0; &quot;RESERVED&quot;; [.P244])" office:value-type="string" office:string-value="HF4" calcext:value-type="string">
            <text:p>HF4</text:p>
          </table:table-cell>
          <table:table-cell table:number-columns-repeated="2"/>
          <table:table-cell office:value-type="string" calcext:value-type="string">
            <text:p>HF5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44]); &quot;&quot;; COM.MICROSOFT.CONCAT(&quot;#define &quot;; [.T244]; &quot; (1 &lt;&lt; &quot;; [.U244]; &quot;)&quot;))" office:value-type="string" office:string-value="#define HF5 (1 &lt;&lt; 5)" calcext:value-type="string">
            <text:p>#define HF5 (1 &lt;&lt; 5)</text:p>
          </table:table-cell>
        </table:table-row>
        <table:table-row table:style-name="ro3">
          <table:table-cell table:number-columns-repeated="13"/>
          <table:table-cell table:formula="of:=FLOOR((ROW([.D245]) - 1) / 8) + 2" office:value-type="float" office:value="32" calcext:value-type="float">
            <text:p>32</text:p>
          </table:table-cell>
          <table:table-cell table:formula="of:=MOD(ROW([.M246]) - 2; 8) + COLUMN([.D245])" office:value-type="float" office:value="8" calcext:value-type="float">
            <text:p>8</text:p>
          </table:table-cell>
          <table:table-cell table:formula="of:=INDIRECT(ADDRESS([.N245];[.O245]))" office:value-type="string" office:string-value="HF3" calcext:value-type="string">
            <text:p>HF3</text:p>
          </table:table-cell>
          <table:table-cell table:formula="of:=IF([.P245] = 0; &quot;RESERVED&quot;; [.P245])" office:value-type="string" office:string-value="HF3" calcext:value-type="string">
            <text:p>HF3</text:p>
          </table:table-cell>
          <table:table-cell table:number-columns-repeated="2"/>
          <table:table-cell office:value-type="string" calcext:value-type="string">
            <text:p>HF4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245]); &quot;&quot;; COM.MICROSOFT.CONCAT(&quot;#define &quot;; [.T245]; &quot; (1 &lt;&lt; &quot;; [.U245]; &quot;)&quot;))" office:value-type="string" office:string-value="#define HF4 (1 &lt;&lt; 4)" calcext:value-type="string">
            <text:p>#define HF4 (1 &lt;&lt; 4)</text:p>
          </table:table-cell>
        </table:table-row>
        <table:table-row table:style-name="ro3">
          <table:table-cell table:number-columns-repeated="13"/>
          <table:table-cell table:formula="of:=FLOOR((ROW([.D246]) - 1) / 8) + 2" office:value-type="float" office:value="32" calcext:value-type="float">
            <text:p>32</text:p>
          </table:table-cell>
          <table:table-cell table:formula="of:=MOD(ROW([.M247]) - 2; 8) + COLUMN([.D246])" office:value-type="float" office:value="9" calcext:value-type="float">
            <text:p>9</text:p>
          </table:table-cell>
          <table:table-cell table:formula="of:=INDIRECT(ADDRESS([.N246];[.O246]))" office:value-type="string" office:string-value="HF2" calcext:value-type="string">
            <text:p>HF2</text:p>
          </table:table-cell>
          <table:table-cell table:formula="of:=IF([.P246] = 0; &quot;RESERVED&quot;; [.P246])" office:value-type="string" office:string-value="HF2" calcext:value-type="string">
            <text:p>HF2</text:p>
          </table:table-cell>
          <table:table-cell table:number-columns-repeated="2"/>
          <table:table-cell office:value-type="string" calcext:value-type="string">
            <text:p>HF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246]); &quot;&quot;; COM.MICROSOFT.CONCAT(&quot;#define &quot;; [.T246]; &quot; (1 &lt;&lt; &quot;; [.U246]; &quot;)&quot;))" office:value-type="string" office:string-value="#define HF3 (1 &lt;&lt; 3)" calcext:value-type="string">
            <text:p>#define HF3 (1 &lt;&lt; 3)</text:p>
          </table:table-cell>
        </table:table-row>
        <table:table-row table:style-name="ro3">
          <table:table-cell table:number-columns-repeated="13"/>
          <table:table-cell table:formula="of:=FLOOR((ROW([.D247]) - 1) / 8) + 2" office:value-type="float" office:value="32" calcext:value-type="float">
            <text:p>32</text:p>
          </table:table-cell>
          <table:table-cell table:formula="of:=MOD(ROW([.M248]) - 2; 8) + COLUMN([.D247])" office:value-type="float" office:value="10" calcext:value-type="float">
            <text:p>10</text:p>
          </table:table-cell>
          <table:table-cell table:formula="of:=INDIRECT(ADDRESS([.N247];[.O247]))" office:value-type="string" office:string-value="HF1" calcext:value-type="string">
            <text:p>HF1</text:p>
          </table:table-cell>
          <table:table-cell table:formula="of:=IF([.P247] = 0; &quot;RESERVED&quot;; [.P247])" office:value-type="string" office:string-value="HF1" calcext:value-type="string">
            <text:p>HF1</text:p>
          </table:table-cell>
          <table:table-cell table:number-columns-repeated="2"/>
          <table:table-cell office:value-type="string" calcext:value-type="string">
            <text:p>HF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247]); &quot;&quot;; COM.MICROSOFT.CONCAT(&quot;#define &quot;; [.T247]; &quot; (1 &lt;&lt; &quot;; [.U247]; &quot;)&quot;))" office:value-type="string" office:string-value="#define HF2 (1 &lt;&lt; 2)" calcext:value-type="string">
            <text:p>#define HF2 (1 &lt;&lt; 2)</text:p>
          </table:table-cell>
        </table:table-row>
        <table:table-row table:style-name="ro3">
          <table:table-cell table:number-columns-repeated="13"/>
          <table:table-cell table:formula="of:=FLOOR((ROW([.D248]) - 1) / 8) + 2" office:value-type="float" office:value="32" calcext:value-type="float">
            <text:p>32</text:p>
          </table:table-cell>
          <table:table-cell table:formula="of:=MOD(ROW([.M249]) - 2; 8) + COLUMN([.D248])" office:value-type="float" office:value="11" calcext:value-type="float">
            <text:p>11</text:p>
          </table:table-cell>
          <table:table-cell table:formula="of:=INDIRECT(ADDRESS([.N248];[.O248]))" office:value-type="string" office:string-value="HF0" calcext:value-type="string">
            <text:p>HF0</text:p>
          </table:table-cell>
          <table:table-cell table:formula="of:=IF([.P248] = 0; &quot;RESERVED&quot;; [.P248])" office:value-type="string" office:string-value="HF0" calcext:value-type="string">
            <text:p>HF0</text:p>
          </table:table-cell>
          <table:table-cell table:number-columns-repeated="2"/>
          <table:table-cell office:value-type="string" calcext:value-type="string">
            <text:p>HF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248]); &quot;&quot;; COM.MICROSOFT.CONCAT(&quot;#define &quot;; [.T248]; &quot; (1 &lt;&lt; &quot;; [.U248]; &quot;)&quot;))" office:value-type="string" office:string-value="#define HF1 (1 &lt;&lt; 1)" calcext:value-type="string">
            <text:p>#define HF1 (1 &lt;&lt; 1)</text:p>
          </table:table-cell>
        </table:table-row>
        <table:table-row table:style-name="ro3">
          <table:table-cell table:number-columns-repeated="13"/>
          <table:table-cell table:formula="of:=FLOOR((ROW([.D249]) - 1) / 8) + 2" office:value-type="float" office:value="33" calcext:value-type="float">
            <text:p>33</text:p>
          </table:table-cell>
          <table:table-cell table:formula="of:=MOD(ROW([.M250]) - 2; 8) + COLUMN([.D249])" office:value-type="float" office:value="4" calcext:value-type="float">
            <text:p>4</text:p>
          </table:table-cell>
          <table:table-cell table:formula="of:=INDIRECT(ADDRESS([.N249];[.O249]))" office:value-type="string" office:string-value="Vovf" calcext:value-type="string">
            <text:p>Vovf</text:p>
          </table:table-cell>
          <table:table-cell table:formula="of:=IF([.P249] = 0; &quot;RESERVED&quot;; [.P249])" office:value-type="string" office:string-value="Vovf" calcext:value-type="string">
            <text:p>Vovf</text:p>
          </table:table-cell>
          <table:table-cell table:number-columns-repeated="2"/>
          <table:table-cell office:value-type="string" calcext:value-type="string">
            <text:p>HF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249]); &quot;&quot;; COM.MICROSOFT.CONCAT(&quot;#define &quot;; [.T249]; &quot; (1 &lt;&lt; &quot;; [.U249]; &quot;)&quot;))" office:value-type="string" office:string-value="#define HF0 (1 &lt;&lt; 0)" calcext:value-type="string">
            <text:p>#define HF0 (1 &lt;&lt; 0)</text:p>
          </table:table-cell>
        </table:table-row>
        <table:table-row table:style-name="ro3">
          <table:table-cell table:number-columns-repeated="13"/>
          <table:table-cell table:formula="of:=FLOOR((ROW([.D250]) - 1) / 8) + 2" office:value-type="float" office:value="33" calcext:value-type="float">
            <text:p>33</text:p>
          </table:table-cell>
          <table:table-cell table:formula="of:=MOD(ROW([.M251]) - 2; 8) + COLUMN([.D250])" office:value-type="float" office:value="5" calcext:value-type="float">
            <text:p>5</text:p>
          </table:table-cell>
          <table:table-cell table:formula="of:=INDIRECT(ADDRESS([.N250];[.O250]))" office:value-type="float" office:value="0" calcext:value-type="float">
            <text:p>0</text:p>
          </table:table-cell>
          <table:table-cell table:formula="of:=IF([.P250] = 0; &quot;RESERVED&quot;; [.P250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Vovf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50]); &quot;&quot;; COM.MICROSOFT.CONCAT(&quot;#define &quot;; [.T250]; &quot; (1 &lt;&lt; &quot;; [.U250]; &quot;)&quot;))" office:value-type="string" office:string-value="#define Vovf (1 &lt;&lt; 7)" calcext:value-type="string">
            <text:p>#define Vovf (1 &lt;&lt; 7)</text:p>
          </table:table-cell>
        </table:table-row>
        <table:table-row table:style-name="ro3">
          <table:table-cell table:number-columns-repeated="13"/>
          <table:table-cell table:formula="of:=FLOOR((ROW([.D251]) - 1) / 8) + 2" office:value-type="float" office:value="33" calcext:value-type="float">
            <text:p>33</text:p>
          </table:table-cell>
          <table:table-cell table:formula="of:=MOD(ROW([.M252]) - 2; 8) + COLUMN([.D251])" office:value-type="float" office:value="6" calcext:value-type="float">
            <text:p>6</text:p>
          </table:table-cell>
          <table:table-cell table:formula="of:=INDIRECT(ADDRESS([.N251];[.O251]))" office:value-type="float" office:value="0" calcext:value-type="float">
            <text:p>0</text:p>
          </table:table-cell>
          <table:table-cell table:formula="of:=IF([.P251] = 0; &quot;RESERVED&quot;; [.P251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251]); &quot;&quot;; COM.MICROSOFT.CONCAT(&quot;#define &quot;; [.T251]; &quot; (1 &lt;&lt; &quot;; [.U251]; &quot;)&quot;))">
            <text:p/>
          </table:table-cell>
        </table:table-row>
        <table:table-row table:style-name="ro3">
          <table:table-cell table:number-columns-repeated="13"/>
          <table:table-cell table:formula="of:=FLOOR((ROW([.D252]) - 1) / 8) + 2" office:value-type="float" office:value="33" calcext:value-type="float">
            <text:p>33</text:p>
          </table:table-cell>
          <table:table-cell table:formula="of:=MOD(ROW([.M253]) - 2; 8) + COLUMN([.D252])" office:value-type="float" office:value="7" calcext:value-type="float">
            <text:p>7</text:p>
          </table:table-cell>
          <table:table-cell table:formula="of:=INDIRECT(ADDRESS([.N252];[.O252]))" office:value-type="float" office:value="0" calcext:value-type="float">
            <text:p>0</text:p>
          </table:table-cell>
          <table:table-cell table:formula="of:=IF([.P252] = 0; &quot;RESERVED&quot;; [.P252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252]); &quot;&quot;; COM.MICROSOFT.CONCAT(&quot;#define &quot;; [.T252]; &quot; (1 &lt;&lt; &quot;; [.U252]; &quot;)&quot;))">
            <text:p/>
          </table:table-cell>
        </table:table-row>
        <table:table-row table:style-name="ro3">
          <table:table-cell table:number-columns-repeated="13"/>
          <table:table-cell table:formula="of:=FLOOR((ROW([.D253]) - 1) / 8) + 2" office:value-type="float" office:value="33" calcext:value-type="float">
            <text:p>33</text:p>
          </table:table-cell>
          <table:table-cell table:formula="of:=MOD(ROW([.M254]) - 2; 8) + COLUMN([.D253])" office:value-type="float" office:value="8" calcext:value-type="float">
            <text:p>8</text:p>
          </table:table-cell>
          <table:table-cell table:formula="of:=INDIRECT(ADDRESS([.N253];[.O253]))" office:value-type="string" office:string-value="VF11" calcext:value-type="string">
            <text:p>VF11</text:p>
          </table:table-cell>
          <table:table-cell table:formula="of:=IF([.P253] = 0; &quot;RESERVED&quot;; [.P253])" office:value-type="string" office:string-value="VF11" calcext:value-type="string">
            <text:p>VF11</text:p>
          </table:table-cell>
          <table:table-cell table:number-columns-repeated="5"/>
          <table:table-cell table:formula="of:=IF(ISBLANK([.U253]); &quot;&quot;; COM.MICROSOFT.CONCAT(&quot;#define &quot;; [.T253]; &quot; (1 &lt;&lt; &quot;; [.U253]; &quot;)&quot;))">
            <text:p/>
          </table:table-cell>
        </table:table-row>
        <table:table-row table:style-name="ro3">
          <table:table-cell table:number-columns-repeated="13"/>
          <table:table-cell table:formula="of:=FLOOR((ROW([.D254]) - 1) / 8) + 2" office:value-type="float" office:value="33" calcext:value-type="float">
            <text:p>33</text:p>
          </table:table-cell>
          <table:table-cell table:formula="of:=MOD(ROW([.M255]) - 2; 8) + COLUMN([.D254])" office:value-type="float" office:value="9" calcext:value-type="float">
            <text:p>9</text:p>
          </table:table-cell>
          <table:table-cell table:formula="of:=INDIRECT(ADDRESS([.N254];[.O254]))" office:value-type="string" office:string-value="VF10" calcext:value-type="string">
            <text:p>VF10</text:p>
          </table:table-cell>
          <table:table-cell table:formula="of:=IF([.P254] = 0; &quot;RESERVED&quot;; [.P254])" office:value-type="string" office:string-value="VF10" calcext:value-type="string">
            <text:p>VF10</text:p>
          </table:table-cell>
          <table:table-cell table:number-columns-repeated="2"/>
          <table:table-cell office:value-type="string" calcext:value-type="string">
            <text:p>VF1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254]); &quot;&quot;; COM.MICROSOFT.CONCAT(&quot;#define &quot;; [.T254]; &quot; (1 &lt;&lt; &quot;; [.U254]; &quot;)&quot;))" office:value-type="string" office:string-value="#define VF11 (1 &lt;&lt; 3)" calcext:value-type="string">
            <text:p>#define VF11 (1 &lt;&lt; 3)</text:p>
          </table:table-cell>
        </table:table-row>
        <table:table-row table:style-name="ro3">
          <table:table-cell table:number-columns-repeated="13"/>
          <table:table-cell table:formula="of:=FLOOR((ROW([.D255]) - 1) / 8) + 2" office:value-type="float" office:value="33" calcext:value-type="float">
            <text:p>33</text:p>
          </table:table-cell>
          <table:table-cell table:formula="of:=MOD(ROW([.M256]) - 2; 8) + COLUMN([.D255])" office:value-type="float" office:value="10" calcext:value-type="float">
            <text:p>10</text:p>
          </table:table-cell>
          <table:table-cell table:formula="of:=INDIRECT(ADDRESS([.N255];[.O255]))" office:value-type="string" office:string-value="VF9" calcext:value-type="string">
            <text:p>VF9</text:p>
          </table:table-cell>
          <table:table-cell table:formula="of:=IF([.P255] = 0; &quot;RESERVED&quot;; [.P255])" office:value-type="string" office:string-value="VF9" calcext:value-type="string">
            <text:p>VF9</text:p>
          </table:table-cell>
          <table:table-cell table:number-columns-repeated="2"/>
          <table:table-cell office:value-type="string" calcext:value-type="string">
            <text:p>VF1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255]); &quot;&quot;; COM.MICROSOFT.CONCAT(&quot;#define &quot;; [.T255]; &quot; (1 &lt;&lt; &quot;; [.U255]; &quot;)&quot;))" office:value-type="string" office:string-value="#define VF10 (1 &lt;&lt; 2)" calcext:value-type="string">
            <text:p>#define VF10 (1 &lt;&lt; 2)</text:p>
          </table:table-cell>
        </table:table-row>
        <table:table-row table:style-name="ro3">
          <table:table-cell table:number-columns-repeated="13"/>
          <table:table-cell table:formula="of:=FLOOR((ROW([.D256]) - 1) / 8) + 2" office:value-type="float" office:value="33" calcext:value-type="float">
            <text:p>33</text:p>
          </table:table-cell>
          <table:table-cell table:formula="of:=MOD(ROW([.M257]) - 2; 8) + COLUMN([.D256])" office:value-type="float" office:value="11" calcext:value-type="float">
            <text:p>11</text:p>
          </table:table-cell>
          <table:table-cell table:formula="of:=INDIRECT(ADDRESS([.N256];[.O256]))" office:value-type="string" office:string-value="VF8" calcext:value-type="string">
            <text:p>VF8</text:p>
          </table:table-cell>
          <table:table-cell table:formula="of:=IF([.P256] = 0; &quot;RESERVED&quot;; [.P256])" office:value-type="string" office:string-value="VF8" calcext:value-type="string">
            <text:p>VF8</text:p>
          </table:table-cell>
          <table:table-cell table:number-columns-repeated="2"/>
          <table:table-cell office:value-type="string" calcext:value-type="string">
            <text:p>VF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256]); &quot;&quot;; COM.MICROSOFT.CONCAT(&quot;#define &quot;; [.T256]; &quot; (1 &lt;&lt; &quot;; [.U256]; &quot;)&quot;))" office:value-type="string" office:string-value="#define VF9 (1 &lt;&lt; 1)" calcext:value-type="string">
            <text:p>#define VF9 (1 &lt;&lt; 1)</text:p>
          </table:table-cell>
        </table:table-row>
        <table:table-row table:style-name="ro3">
          <table:table-cell table:number-columns-repeated="13"/>
          <table:table-cell table:formula="of:=FLOOR((ROW([.D257]) - 1) / 8) + 2" office:value-type="float" office:value="34" calcext:value-type="float">
            <text:p>34</text:p>
          </table:table-cell>
          <table:table-cell table:formula="of:=MOD(ROW([.M258]) - 2; 8) + COLUMN([.D257])" office:value-type="float" office:value="4" calcext:value-type="float">
            <text:p>4</text:p>
          </table:table-cell>
          <table:table-cell table:formula="of:=INDIRECT(ADDRESS([.N257];[.O257]))" office:value-type="string" office:string-value="VF7" calcext:value-type="string">
            <text:p>VF7</text:p>
          </table:table-cell>
          <table:table-cell table:formula="of:=IF([.P257] = 0; &quot;RESERVED&quot;; [.P257])" office:value-type="string" office:string-value="VF7" calcext:value-type="string">
            <text:p>VF7</text:p>
          </table:table-cell>
          <table:table-cell table:number-columns-repeated="2"/>
          <table:table-cell office:value-type="string" calcext:value-type="string">
            <text:p>VF8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257]); &quot;&quot;; COM.MICROSOFT.CONCAT(&quot;#define &quot;; [.T257]; &quot; (1 &lt;&lt; &quot;; [.U257]; &quot;)&quot;))" office:value-type="string" office:string-value="#define VF8 (1 &lt;&lt; 0)" calcext:value-type="string">
            <text:p>#define VF8 (1 &lt;&lt; 0)</text:p>
          </table:table-cell>
        </table:table-row>
        <table:table-row table:style-name="ro3">
          <table:table-cell table:number-columns-repeated="13"/>
          <table:table-cell table:formula="of:=FLOOR((ROW([.D258]) - 1) / 8) + 2" office:value-type="float" office:value="34" calcext:value-type="float">
            <text:p>34</text:p>
          </table:table-cell>
          <table:table-cell table:formula="of:=MOD(ROW([.M259]) - 2; 8) + COLUMN([.D258])" office:value-type="float" office:value="5" calcext:value-type="float">
            <text:p>5</text:p>
          </table:table-cell>
          <table:table-cell table:formula="of:=INDIRECT(ADDRESS([.N258];[.O258]))" office:value-type="string" office:string-value="VF6" calcext:value-type="string">
            <text:p>VF6</text:p>
          </table:table-cell>
          <table:table-cell table:formula="of:=IF([.P258] = 0; &quot;RESERVED&quot;; [.P258])" office:value-type="string" office:string-value="VF6" calcext:value-type="string">
            <text:p>VF6</text:p>
          </table:table-cell>
          <table:table-cell table:number-columns-repeated="2"/>
          <table:table-cell office:value-type="string" calcext:value-type="string">
            <text:p>VF7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58]); &quot;&quot;; COM.MICROSOFT.CONCAT(&quot;#define &quot;; [.T258]; &quot; (1 &lt;&lt; &quot;; [.U258]; &quot;)&quot;))" office:value-type="string" office:string-value="#define VF7 (1 &lt;&lt; 7)" calcext:value-type="string">
            <text:p>#define VF7 (1 &lt;&lt; 7)</text:p>
          </table:table-cell>
        </table:table-row>
        <table:table-row table:style-name="ro3">
          <table:table-cell table:number-columns-repeated="13"/>
          <table:table-cell table:formula="of:=FLOOR((ROW([.D259]) - 1) / 8) + 2" office:value-type="float" office:value="34" calcext:value-type="float">
            <text:p>34</text:p>
          </table:table-cell>
          <table:table-cell table:formula="of:=MOD(ROW([.M260]) - 2; 8) + COLUMN([.D259])" office:value-type="float" office:value="6" calcext:value-type="float">
            <text:p>6</text:p>
          </table:table-cell>
          <table:table-cell table:formula="of:=INDIRECT(ADDRESS([.N259];[.O259]))" office:value-type="string" office:string-value="VF5" calcext:value-type="string">
            <text:p>VF5</text:p>
          </table:table-cell>
          <table:table-cell table:formula="of:=IF([.P259] = 0; &quot;RESERVED&quot;; [.P259])" office:value-type="string" office:string-value="VF5" calcext:value-type="string">
            <text:p>VF5</text:p>
          </table:table-cell>
          <table:table-cell table:number-columns-repeated="2"/>
          <table:table-cell office:value-type="string" calcext:value-type="string">
            <text:p>VF6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259]); &quot;&quot;; COM.MICROSOFT.CONCAT(&quot;#define &quot;; [.T259]; &quot; (1 &lt;&lt; &quot;; [.U259]; &quot;)&quot;))" office:value-type="string" office:string-value="#define VF6 (1 &lt;&lt; 6)" calcext:value-type="string">
            <text:p>#define VF6 (1 &lt;&lt; 6)</text:p>
          </table:table-cell>
        </table:table-row>
        <table:table-row table:style-name="ro3">
          <table:table-cell table:number-columns-repeated="13"/>
          <table:table-cell table:formula="of:=FLOOR((ROW([.D260]) - 1) / 8) + 2" office:value-type="float" office:value="34" calcext:value-type="float">
            <text:p>34</text:p>
          </table:table-cell>
          <table:table-cell table:formula="of:=MOD(ROW([.M261]) - 2; 8) + COLUMN([.D260])" office:value-type="float" office:value="7" calcext:value-type="float">
            <text:p>7</text:p>
          </table:table-cell>
          <table:table-cell table:formula="of:=INDIRECT(ADDRESS([.N260];[.O260]))" office:value-type="string" office:string-value="VF4" calcext:value-type="string">
            <text:p>VF4</text:p>
          </table:table-cell>
          <table:table-cell table:formula="of:=IF([.P260] = 0; &quot;RESERVED&quot;; [.P260])" office:value-type="string" office:string-value="VF4" calcext:value-type="string">
            <text:p>VF4</text:p>
          </table:table-cell>
          <table:table-cell table:number-columns-repeated="2"/>
          <table:table-cell office:value-type="string" calcext:value-type="string">
            <text:p>VF5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60]); &quot;&quot;; COM.MICROSOFT.CONCAT(&quot;#define &quot;; [.T260]; &quot; (1 &lt;&lt; &quot;; [.U260]; &quot;)&quot;))" office:value-type="string" office:string-value="#define VF5 (1 &lt;&lt; 5)" calcext:value-type="string">
            <text:p>#define VF5 (1 &lt;&lt; 5)</text:p>
          </table:table-cell>
        </table:table-row>
        <table:table-row table:style-name="ro3">
          <table:table-cell table:number-columns-repeated="13"/>
          <table:table-cell table:formula="of:=FLOOR((ROW([.D261]) - 1) / 8) + 2" office:value-type="float" office:value="34" calcext:value-type="float">
            <text:p>34</text:p>
          </table:table-cell>
          <table:table-cell table:formula="of:=MOD(ROW([.M262]) - 2; 8) + COLUMN([.D261])" office:value-type="float" office:value="8" calcext:value-type="float">
            <text:p>8</text:p>
          </table:table-cell>
          <table:table-cell table:formula="of:=INDIRECT(ADDRESS([.N261];[.O261]))" office:value-type="string" office:string-value="VF3" calcext:value-type="string">
            <text:p>VF3</text:p>
          </table:table-cell>
          <table:table-cell table:formula="of:=IF([.P261] = 0; &quot;RESERVED&quot;; [.P261])" office:value-type="string" office:string-value="VF3" calcext:value-type="string">
            <text:p>VF3</text:p>
          </table:table-cell>
          <table:table-cell table:number-columns-repeated="2"/>
          <table:table-cell office:value-type="string" calcext:value-type="string">
            <text:p>VF4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261]); &quot;&quot;; COM.MICROSOFT.CONCAT(&quot;#define &quot;; [.T261]; &quot; (1 &lt;&lt; &quot;; [.U261]; &quot;)&quot;))" office:value-type="string" office:string-value="#define VF4 (1 &lt;&lt; 4)" calcext:value-type="string">
            <text:p>#define VF4 (1 &lt;&lt; 4)</text:p>
          </table:table-cell>
        </table:table-row>
        <table:table-row table:style-name="ro3">
          <table:table-cell table:number-columns-repeated="13"/>
          <table:table-cell table:formula="of:=FLOOR((ROW([.D262]) - 1) / 8) + 2" office:value-type="float" office:value="34" calcext:value-type="float">
            <text:p>34</text:p>
          </table:table-cell>
          <table:table-cell table:formula="of:=MOD(ROW([.M263]) - 2; 8) + COLUMN([.D262])" office:value-type="float" office:value="9" calcext:value-type="float">
            <text:p>9</text:p>
          </table:table-cell>
          <table:table-cell table:formula="of:=INDIRECT(ADDRESS([.N262];[.O262]))" office:value-type="string" office:string-value="VF2" calcext:value-type="string">
            <text:p>VF2</text:p>
          </table:table-cell>
          <table:table-cell table:formula="of:=IF([.P262] = 0; &quot;RESERVED&quot;; [.P262])" office:value-type="string" office:string-value="VF2" calcext:value-type="string">
            <text:p>VF2</text:p>
          </table:table-cell>
          <table:table-cell table:number-columns-repeated="2"/>
          <table:table-cell office:value-type="string" calcext:value-type="string">
            <text:p>VF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262]); &quot;&quot;; COM.MICROSOFT.CONCAT(&quot;#define &quot;; [.T262]; &quot; (1 &lt;&lt; &quot;; [.U262]; &quot;)&quot;))" office:value-type="string" office:string-value="#define VF3 (1 &lt;&lt; 3)" calcext:value-type="string">
            <text:p>#define VF3 (1 &lt;&lt; 3)</text:p>
          </table:table-cell>
        </table:table-row>
        <table:table-row table:style-name="ro3">
          <table:table-cell table:number-columns-repeated="13"/>
          <table:table-cell table:formula="of:=FLOOR((ROW([.D263]) - 1) / 8) + 2" office:value-type="float" office:value="34" calcext:value-type="float">
            <text:p>34</text:p>
          </table:table-cell>
          <table:table-cell table:formula="of:=MOD(ROW([.M264]) - 2; 8) + COLUMN([.D263])" office:value-type="float" office:value="10" calcext:value-type="float">
            <text:p>10</text:p>
          </table:table-cell>
          <table:table-cell table:formula="of:=INDIRECT(ADDRESS([.N263];[.O263]))" office:value-type="string" office:string-value="VF1" calcext:value-type="string">
            <text:p>VF1</text:p>
          </table:table-cell>
          <table:table-cell table:formula="of:=IF([.P263] = 0; &quot;RESERVED&quot;; [.P263])" office:value-type="string" office:string-value="VF1" calcext:value-type="string">
            <text:p>VF1</text:p>
          </table:table-cell>
          <table:table-cell table:number-columns-repeated="2"/>
          <table:table-cell office:value-type="string" calcext:value-type="string">
            <text:p>VF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263]); &quot;&quot;; COM.MICROSOFT.CONCAT(&quot;#define &quot;; [.T263]; &quot; (1 &lt;&lt; &quot;; [.U263]; &quot;)&quot;))" office:value-type="string" office:string-value="#define VF2 (1 &lt;&lt; 2)" calcext:value-type="string">
            <text:p>#define VF2 (1 &lt;&lt; 2)</text:p>
          </table:table-cell>
        </table:table-row>
        <table:table-row table:style-name="ro3">
          <table:table-cell table:number-columns-repeated="13"/>
          <table:table-cell table:formula="of:=FLOOR((ROW([.D264]) - 1) / 8) + 2" office:value-type="float" office:value="34" calcext:value-type="float">
            <text:p>34</text:p>
          </table:table-cell>
          <table:table-cell table:formula="of:=MOD(ROW([.M265]) - 2; 8) + COLUMN([.D264])" office:value-type="float" office:value="11" calcext:value-type="float">
            <text:p>11</text:p>
          </table:table-cell>
          <table:table-cell table:formula="of:=INDIRECT(ADDRESS([.N264];[.O264]))" office:value-type="string" office:string-value="VF0" calcext:value-type="string">
            <text:p>VF0</text:p>
          </table:table-cell>
          <table:table-cell table:formula="of:=IF([.P264] = 0; &quot;RESERVED&quot;; [.P264])" office:value-type="string" office:string-value="VF0" calcext:value-type="string">
            <text:p>VF0</text:p>
          </table:table-cell>
          <table:table-cell table:number-columns-repeated="2"/>
          <table:table-cell office:value-type="string" calcext:value-type="string">
            <text:p>VF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264]); &quot;&quot;; COM.MICROSOFT.CONCAT(&quot;#define &quot;; [.T264]; &quot; (1 &lt;&lt; &quot;; [.U264]; &quot;)&quot;))" office:value-type="string" office:string-value="#define VF1 (1 &lt;&lt; 1)" calcext:value-type="string">
            <text:p>#define VF1 (1 &lt;&lt; 1)</text:p>
          </table:table-cell>
        </table:table-row>
        <table:table-row table:style-name="ro3">
          <table:table-cell table:number-columns-repeated="13"/>
          <table:table-cell table:formula="of:=FLOOR((ROW([.D265]) - 1) / 8) + 2" office:value-type="float" office:value="35" calcext:value-type="float">
            <text:p>35</text:p>
          </table:table-cell>
          <table:table-cell table:formula="of:=MOD(ROW([.M266]) - 2; 8) + COLUMN([.D265])" office:value-type="float" office:value="4" calcext:value-type="float">
            <text:p>4</text:p>
          </table:table-cell>
          <table:table-cell table:formula="of:=INDIRECT(ADDRESS([.N265];[.O265]))" office:value-type="string" office:string-value="C1" calcext:value-type="string">
            <text:p>C1</text:p>
          </table:table-cell>
          <table:table-cell table:formula="of:=IF([.P265] = 0; &quot;RESERVED&quot;; [.P265])" office:value-type="string" office:string-value="C1" calcext:value-type="string">
            <text:p>C1</text:p>
          </table:table-cell>
          <table:table-cell table:number-columns-repeated="2"/>
          <table:table-cell office:value-type="string" calcext:value-type="string">
            <text:p>VF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265]); &quot;&quot;; COM.MICROSOFT.CONCAT(&quot;#define &quot;; [.T265]; &quot; (1 &lt;&lt; &quot;; [.U265]; &quot;)&quot;))" office:value-type="string" office:string-value="#define VF0 (1 &lt;&lt; 0)" calcext:value-type="string">
            <text:p>#define VF0 (1 &lt;&lt; 0)</text:p>
          </table:table-cell>
        </table:table-row>
        <table:table-row table:style-name="ro3">
          <table:table-cell table:number-columns-repeated="13"/>
          <table:table-cell table:formula="of:=FLOOR((ROW([.D266]) - 1) / 8) + 2" office:value-type="float" office:value="35" calcext:value-type="float">
            <text:p>35</text:p>
          </table:table-cell>
          <table:table-cell table:formula="of:=MOD(ROW([.M267]) - 2; 8) + COLUMN([.D266])" office:value-type="float" office:value="5" calcext:value-type="float">
            <text:p>5</text:p>
          </table:table-cell>
          <table:table-cell table:formula="of:=INDIRECT(ADDRESS([.N266];[.O266]))" office:value-type="string" office:string-value="C0" calcext:value-type="string">
            <text:p>C0</text:p>
          </table:table-cell>
          <table:table-cell table:formula="of:=IF([.P266] = 0; &quot;RESERVED&quot;; [.P266])" office:value-type="string" office:string-value="C0" calcext:value-type="string">
            <text:p>C0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66]); &quot;&quot;; COM.MICROSOFT.CONCAT(&quot;#define &quot;; [.T266]; &quot; (1 &lt;&lt; &quot;; [.U266]; &quot;)&quot;))" office:value-type="string" office:string-value="#define C1 (1 &lt;&lt; 7)" calcext:value-type="string">
            <text:p>#define C1 (1 &lt;&lt; 7)</text:p>
          </table:table-cell>
        </table:table-row>
        <table:table-row table:style-name="ro3">
          <table:table-cell table:number-columns-repeated="13"/>
          <table:table-cell table:formula="of:=FLOOR((ROW([.D267]) - 1) / 8) + 2" office:value-type="float" office:value="35" calcext:value-type="float">
            <text:p>35</text:p>
          </table:table-cell>
          <table:table-cell table:formula="of:=MOD(ROW([.M268]) - 2; 8) + COLUMN([.D267])" office:value-type="float" office:value="6" calcext:value-type="float">
            <text:p>6</text:p>
          </table:table-cell>
          <table:table-cell table:formula="of:=INDIRECT(ADDRESS([.N267];[.O267]))" office:value-type="string" office:string-value="NoHins" calcext:value-type="string">
            <text:p>NoHins</text:p>
          </table:table-cell>
          <table:table-cell table:formula="of:=IF([.P267] = 0; &quot;RESERVED&quot;; [.P267])" office:value-type="string" office:string-value="NoHins" calcext:value-type="string">
            <text:p>NoHins</text:p>
          </table:table-cell>
          <table:table-cell table:number-columns-repeated="2"/>
          <table:table-cell office:value-type="string" calcext:value-type="string">
            <text:p>C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267]); &quot;&quot;; COM.MICROSOFT.CONCAT(&quot;#define &quot;; [.T267]; &quot; (1 &lt;&lt; &quot;; [.U267]; &quot;)&quot;))" office:value-type="string" office:string-value="#define C0 (1 &lt;&lt; 6)" calcext:value-type="string">
            <text:p>#define C0 (1 &lt;&lt; 6)</text:p>
          </table:table-cell>
        </table:table-row>
        <table:table-row table:style-name="ro3">
          <table:table-cell table:number-columns-repeated="13"/>
          <table:table-cell table:formula="of:=FLOOR((ROW([.D268]) - 1) / 8) + 2" office:value-type="float" office:value="35" calcext:value-type="float">
            <text:p>35</text:p>
          </table:table-cell>
          <table:table-cell table:formula="of:=MOD(ROW([.M269]) - 2; 8) + COLUMN([.D268])" office:value-type="float" office:value="7" calcext:value-type="float">
            <text:p>7</text:p>
          </table:table-cell>
          <table:table-cell table:formula="of:=INDIRECT(ADDRESS([.N268];[.O268]))" office:value-type="float" office:value="0" calcext:value-type="float">
            <text:p>0</text:p>
          </table:table-cell>
          <table:table-cell table:formula="of:=IF([.P268] = 0; &quot;RESERVED&quot;; [.P268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NoHin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68]); &quot;&quot;; COM.MICROSOFT.CONCAT(&quot;#define &quot;; [.T268]; &quot; (1 &lt;&lt; &quot;; [.U268]; &quot;)&quot;))" office:value-type="string" office:string-value="#define NoHins (1 &lt;&lt; 5)" calcext:value-type="string">
            <text:p>#define NoHins (1 &lt;&lt; 5)</text:p>
          </table:table-cell>
        </table:table-row>
        <table:table-row table:style-name="ro3">
          <table:table-cell table:number-columns-repeated="13"/>
          <table:table-cell table:formula="of:=FLOOR((ROW([.D269]) - 1) / 8) + 2" office:value-type="float" office:value="35" calcext:value-type="float">
            <text:p>35</text:p>
          </table:table-cell>
          <table:table-cell table:formula="of:=MOD(ROW([.M270]) - 2; 8) + COLUMN([.D269])" office:value-type="float" office:value="8" calcext:value-type="float">
            <text:p>8</text:p>
          </table:table-cell>
          <table:table-cell table:formula="of:=INDIRECT(ADDRESS([.N269];[.O269]))" office:value-type="float" office:value="0" calcext:value-type="float">
            <text:p>0</text:p>
          </table:table-cell>
          <table:table-cell table:formula="of:=IF([.P269] = 0; &quot;RESERVED&quot;; [.P269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269]); &quot;&quot;; COM.MICROSOFT.CONCAT(&quot;#define &quot;; [.T269]; &quot; (1 &lt;&lt; &quot;; [.U269]; &quot;)&quot;))">
            <text:p/>
          </table:table-cell>
        </table:table-row>
        <table:table-row table:style-name="ro3">
          <table:table-cell table:number-columns-repeated="13"/>
          <table:table-cell table:formula="of:=FLOOR((ROW([.D270]) - 1) / 8) + 2" office:value-type="float" office:value="35" calcext:value-type="float">
            <text:p>35</text:p>
          </table:table-cell>
          <table:table-cell table:formula="of:=MOD(ROW([.M271]) - 2; 8) + COLUMN([.D270])" office:value-type="float" office:value="9" calcext:value-type="float">
            <text:p>9</text:p>
          </table:table-cell>
          <table:table-cell table:formula="of:=INDIRECT(ADDRESS([.N270];[.O270]))" office:value-type="float" office:value="0" calcext:value-type="float">
            <text:p>0</text:p>
          </table:table-cell>
          <table:table-cell table:formula="of:=IF([.P270] = 0; &quot;RESERVED&quot;; [.P27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270]); &quot;&quot;; COM.MICROSOFT.CONCAT(&quot;#define &quot;; [.T270]; &quot; (1 &lt;&lt; &quot;; [.U270]; &quot;)&quot;))">
            <text:p/>
          </table:table-cell>
        </table:table-row>
        <table:table-row table:style-name="ro3">
          <table:table-cell table:number-columns-repeated="13"/>
          <table:table-cell table:formula="of:=FLOOR((ROW([.D271]) - 1) / 8) + 2" office:value-type="float" office:value="35" calcext:value-type="float">
            <text:p>35</text:p>
          </table:table-cell>
          <table:table-cell table:formula="of:=MOD(ROW([.M272]) - 2; 8) + COLUMN([.D271])" office:value-type="float" office:value="10" calcext:value-type="float">
            <text:p>10</text:p>
          </table:table-cell>
          <table:table-cell table:formula="of:=INDIRECT(ADDRESS([.N271];[.O271]))" office:value-type="string" office:string-value="HBpl" calcext:value-type="string">
            <text:p>HBpl</text:p>
          </table:table-cell>
          <table:table-cell table:formula="of:=IF([.P271] = 0; &quot;RESERVED&quot;; [.P271])" office:value-type="string" office:string-value="HBpl" calcext:value-type="string">
            <text:p>HBpl</text:p>
          </table:table-cell>
          <table:table-cell table:number-columns-repeated="5"/>
          <table:table-cell table:formula="of:=IF(ISBLANK([.U271]); &quot;&quot;; COM.MICROSOFT.CONCAT(&quot;#define &quot;; [.T271]; &quot; (1 &lt;&lt; &quot;; [.U271]; &quot;)&quot;))">
            <text:p/>
          </table:table-cell>
        </table:table-row>
        <table:table-row table:style-name="ro3">
          <table:table-cell table:number-columns-repeated="13"/>
          <table:table-cell table:formula="of:=FLOOR((ROW([.D272]) - 1) / 8) + 2" office:value-type="float" office:value="35" calcext:value-type="float">
            <text:p>35</text:p>
          </table:table-cell>
          <table:table-cell table:formula="of:=MOD(ROW([.M273]) - 2; 8) + COLUMN([.D272])" office:value-type="float" office:value="11" calcext:value-type="float">
            <text:p>11</text:p>
          </table:table-cell>
          <table:table-cell table:formula="of:=INDIRECT(ADDRESS([.N272];[.O272]))" office:value-type="string" office:string-value="VBpl" calcext:value-type="string">
            <text:p>VBpl</text:p>
          </table:table-cell>
          <table:table-cell table:formula="of:=IF([.P272] = 0; &quot;RESERVED&quot;; [.P272])" office:value-type="string" office:string-value="VBpl" calcext:value-type="string">
            <text:p>VBpl</text:p>
          </table:table-cell>
          <table:table-cell table:number-columns-repeated="2"/>
          <table:table-cell office:value-type="string" calcext:value-type="string">
            <text:p>HBpl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272]); &quot;&quot;; COM.MICROSOFT.CONCAT(&quot;#define &quot;; [.T272]; &quot; (1 &lt;&lt; &quot;; [.U272]; &quot;)&quot;))" office:value-type="string" office:string-value="#define HBpl (1 &lt;&lt; 1)" calcext:value-type="string">
            <text:p>#define HBpl (1 &lt;&lt; 1)</text:p>
          </table:table-cell>
        </table:table-row>
        <table:table-row table:style-name="ro3">
          <table:table-cell table:number-columns-repeated="13"/>
          <table:table-cell table:formula="of:=FLOOR((ROW([.D273]) - 1) / 8) + 2" office:value-type="float" office:value="36" calcext:value-type="float">
            <text:p>36</text:p>
          </table:table-cell>
          <table:table-cell table:formula="of:=MOD(ROW([.M274]) - 2; 8) + COLUMN([.D273])" office:value-type="float" office:value="4" calcext:value-type="float">
            <text:p>4</text:p>
          </table:table-cell>
          <table:table-cell table:formula="of:=INDIRECT(ADDRESS([.N273];[.O273]))" office:value-type="float" office:value="0" calcext:value-type="float">
            <text:p>0</text:p>
          </table:table-cell>
          <table:table-cell table:formula="of:=IF([.P273] = 0; &quot;RESERVED&quot;; [.P273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VBpl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273]); &quot;&quot;; COM.MICROSOFT.CONCAT(&quot;#define &quot;; [.T273]; &quot; (1 &lt;&lt; &quot;; [.U273]; &quot;)&quot;))" office:value-type="string" office:string-value="#define VBpl (1 &lt;&lt; 0)" calcext:value-type="string">
            <text:p>#define VBpl (1 &lt;&lt; 0)</text:p>
          </table:table-cell>
        </table:table-row>
        <table:table-row table:style-name="ro3">
          <table:table-cell table:number-columns-repeated="13"/>
          <table:table-cell table:formula="of:=FLOOR((ROW([.D274]) - 1) / 8) + 2" office:value-type="float" office:value="36" calcext:value-type="float">
            <text:p>36</text:p>
          </table:table-cell>
          <table:table-cell table:formula="of:=MOD(ROW([.M275]) - 2; 8) + COLUMN([.D274])" office:value-type="float" office:value="5" calcext:value-type="float">
            <text:p>5</text:p>
          </table:table-cell>
          <table:table-cell table:formula="of:=INDIRECT(ADDRESS([.N274];[.O274]))" office:value-type="string" office:string-value="CLPEG" calcext:value-type="string">
            <text:p>CLPEG</text:p>
          </table:table-cell>
          <table:table-cell table:formula="of:=IF([.P274] = 0; &quot;RESERVED&quot;; [.P274])" office:value-type="string" office:string-value="CLPEG" calcext:value-type="string">
            <text:p>CLPEG</text:p>
          </table:table-cell>
          <table:table-cell table:number-columns-repeated="5"/>
          <table:table-cell table:formula="of:=IF(ISBLANK([.U274]); &quot;&quot;; COM.MICROSOFT.CONCAT(&quot;#define &quot;; [.T274]; &quot; (1 &lt;&lt; &quot;; [.U274]; &quot;)&quot;))">
            <text:p/>
          </table:table-cell>
        </table:table-row>
        <table:table-row table:style-name="ro3">
          <table:table-cell table:number-columns-repeated="13"/>
          <table:table-cell table:formula="of:=FLOOR((ROW([.D275]) - 1) / 8) + 2" office:value-type="float" office:value="36" calcext:value-type="float">
            <text:p>36</text:p>
          </table:table-cell>
          <table:table-cell table:formula="of:=MOD(ROW([.M276]) - 2; 8) + COLUMN([.D275])" office:value-type="float" office:value="6" calcext:value-type="float">
            <text:p>6</text:p>
          </table:table-cell>
          <table:table-cell table:formula="of:=INDIRECT(ADDRESS([.N275];[.O275]))" office:value-type="string" office:string-value="CLPPO" calcext:value-type="string">
            <text:p>CLPPO</text:p>
          </table:table-cell>
          <table:table-cell table:formula="of:=IF([.P275] = 0; &quot;RESERVED&quot;; [.P275])" office:value-type="string" office:string-value="CLPPO" calcext:value-type="string">
            <text:p>CLPPO</text:p>
          </table:table-cell>
          <table:table-cell table:number-columns-repeated="2"/>
          <table:table-cell office:value-type="string" calcext:value-type="string">
            <text:p>CLPEG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275]); &quot;&quot;; COM.MICROSOFT.CONCAT(&quot;#define &quot;; [.T275]; &quot; (1 &lt;&lt; &quot;; [.U275]; &quot;)&quot;))" office:value-type="string" office:string-value="#define CLPEG (1 &lt;&lt; 6)" calcext:value-type="string">
            <text:p>#define CLPEG (1 &lt;&lt; 6)</text:p>
          </table:table-cell>
        </table:table-row>
        <table:table-row table:style-name="ro3">
          <table:table-cell table:number-columns-repeated="13"/>
          <table:table-cell table:formula="of:=FLOOR((ROW([.D276]) - 1) / 8) + 2" office:value-type="float" office:value="36" calcext:value-type="float">
            <text:p>36</text:p>
          </table:table-cell>
          <table:table-cell table:formula="of:=MOD(ROW([.M277]) - 2; 8) + COLUMN([.D276])" office:value-type="float" office:value="7" calcext:value-type="float">
            <text:p>7</text:p>
          </table:table-cell>
          <table:table-cell table:formula="of:=INDIRECT(ADDRESS([.N276];[.O276]))" office:value-type="string" office:string-value="CLPW2" calcext:value-type="string">
            <text:p>CLPW2</text:p>
          </table:table-cell>
          <table:table-cell table:formula="of:=IF([.P276] = 0; &quot;RESERVED&quot;; [.P276])" office:value-type="string" office:string-value="CLPW2" calcext:value-type="string">
            <text:p>CLPW2</text:p>
          </table:table-cell>
          <table:table-cell table:number-columns-repeated="2"/>
          <table:table-cell office:value-type="string" calcext:value-type="string">
            <text:p>CLPPO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76]); &quot;&quot;; COM.MICROSOFT.CONCAT(&quot;#define &quot;; [.T276]; &quot; (1 &lt;&lt; &quot;; [.U276]; &quot;)&quot;))" office:value-type="string" office:string-value="#define CLPPO (1 &lt;&lt; 5)" calcext:value-type="string">
            <text:p>#define CLPPO (1 &lt;&lt; 5)</text:p>
          </table:table-cell>
        </table:table-row>
        <table:table-row table:style-name="ro3">
          <table:table-cell table:number-columns-repeated="13"/>
          <table:table-cell table:formula="of:=FLOOR((ROW([.D277]) - 1) / 8) + 2" office:value-type="float" office:value="36" calcext:value-type="float">
            <text:p>36</text:p>
          </table:table-cell>
          <table:table-cell table:formula="of:=MOD(ROW([.M278]) - 2; 8) + COLUMN([.D277])" office:value-type="float" office:value="8" calcext:value-type="float">
            <text:p>8</text:p>
          </table:table-cell>
          <table:table-cell table:formula="of:=INDIRECT(ADDRESS([.N277];[.O277]))" office:value-type="string" office:string-value="CLPW1" calcext:value-type="string">
            <text:p>CLPW1</text:p>
          </table:table-cell>
          <table:table-cell table:formula="of:=IF([.P277] = 0; &quot;RESERVED&quot;; [.P277])" office:value-type="string" office:string-value="CLPW1" calcext:value-type="string">
            <text:p>CLPW1</text:p>
          </table:table-cell>
          <table:table-cell table:number-columns-repeated="2"/>
          <table:table-cell office:value-type="string" calcext:value-type="string">
            <text:p>CLPW2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277]); &quot;&quot;; COM.MICROSOFT.CONCAT(&quot;#define &quot;; [.T277]; &quot; (1 &lt;&lt; &quot;; [.U277]; &quot;)&quot;))" office:value-type="string" office:string-value="#define CLPW2 (1 &lt;&lt; 4)" calcext:value-type="string">
            <text:p>#define CLPW2 (1 &lt;&lt; 4)</text:p>
          </table:table-cell>
        </table:table-row>
        <table:table-row table:style-name="ro3">
          <table:table-cell table:number-columns-repeated="13"/>
          <table:table-cell table:formula="of:=FLOOR((ROW([.D278]) - 1) / 8) + 2" office:value-type="float" office:value="36" calcext:value-type="float">
            <text:p>36</text:p>
          </table:table-cell>
          <table:table-cell table:formula="of:=MOD(ROW([.M279]) - 2; 8) + COLUMN([.D278])" office:value-type="float" office:value="9" calcext:value-type="float">
            <text:p>9</text:p>
          </table:table-cell>
          <table:table-cell table:formula="of:=INDIRECT(ADDRESS([.N278];[.O278]))" office:value-type="string" office:string-value="CLPW0" calcext:value-type="string">
            <text:p>CLPW0</text:p>
          </table:table-cell>
          <table:table-cell table:formula="of:=IF([.P278] = 0; &quot;RESERVED&quot;; [.P278])" office:value-type="string" office:string-value="CLPW0" calcext:value-type="string">
            <text:p>CLPW0</text:p>
          </table:table-cell>
          <table:table-cell table:number-columns-repeated="2"/>
          <table:table-cell office:value-type="string" calcext:value-type="string">
            <text:p>CLPW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278]); &quot;&quot;; COM.MICROSOFT.CONCAT(&quot;#define &quot;; [.T278]; &quot; (1 &lt;&lt; &quot;; [.U278]; &quot;)&quot;))" office:value-type="string" office:string-value="#define CLPW1 (1 &lt;&lt; 3)" calcext:value-type="string">
            <text:p>#define CLPW1 (1 &lt;&lt; 3)</text:p>
          </table:table-cell>
        </table:table-row>
        <table:table-row table:style-name="ro3">
          <table:table-cell table:number-columns-repeated="13"/>
          <table:table-cell table:formula="of:=FLOOR((ROW([.D279]) - 1) / 8) + 2" office:value-type="float" office:value="36" calcext:value-type="float">
            <text:p>36</text:p>
          </table:table-cell>
          <table:table-cell table:formula="of:=MOD(ROW([.M280]) - 2; 8) + COLUMN([.D279])" office:value-type="float" office:value="10" calcext:value-type="float">
            <text:p>10</text:p>
          </table:table-cell>
          <table:table-cell table:formula="of:=INDIRECT(ADDRESS([.N279];[.O279]))" office:value-type="float" office:value="0" calcext:value-type="float">
            <text:p>0</text:p>
          </table:table-cell>
          <table:table-cell table:formula="of:=IF([.P279] = 0; &quot;RESERVED&quot;; [.P279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CLPW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279]); &quot;&quot;; COM.MICROSOFT.CONCAT(&quot;#define &quot;; [.T279]; &quot; (1 &lt;&lt; &quot;; [.U279]; &quot;)&quot;))" office:value-type="string" office:string-value="#define CLPW0 (1 &lt;&lt; 2)" calcext:value-type="string">
            <text:p>#define CLPW0 (1 &lt;&lt; 2)</text:p>
          </table:table-cell>
        </table:table-row>
        <table:table-row table:style-name="ro3">
          <table:table-cell table:number-columns-repeated="13"/>
          <table:table-cell table:formula="of:=FLOOR((ROW([.D280]) - 1) / 8) + 2" office:value-type="float" office:value="36" calcext:value-type="float">
            <text:p>36</text:p>
          </table:table-cell>
          <table:table-cell table:formula="of:=MOD(ROW([.M281]) - 2; 8) + COLUMN([.D280])" office:value-type="float" office:value="11" calcext:value-type="float">
            <text:p>11</text:p>
          </table:table-cell>
          <table:table-cell table:formula="of:=INDIRECT(ADDRESS([.N280];[.O280]))" office:value-type="float" office:value="0" calcext:value-type="float">
            <text:p>0</text:p>
          </table:table-cell>
          <table:table-cell table:formula="of:=IF([.P280] = 0; &quot;RESERVED&quot;; [.P28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280]); &quot;&quot;; COM.MICROSOFT.CONCAT(&quot;#define &quot;; [.T280]; &quot; (1 &lt;&lt; &quot;; [.U280]; &quot;)&quot;))">
            <text:p/>
          </table:table-cell>
        </table:table-row>
        <table:table-row table:style-name="ro3">
          <table:table-cell table:number-columns-repeated="13"/>
          <table:table-cell table:formula="of:=FLOOR((ROW([.D281]) - 1) / 8) + 2" office:value-type="float" office:value="37" calcext:value-type="float">
            <text:p>37</text:p>
          </table:table-cell>
          <table:table-cell table:formula="of:=MOD(ROW([.M282]) - 2; 8) + COLUMN([.D281])" office:value-type="float" office:value="4" calcext:value-type="float">
            <text:p>4</text:p>
          </table:table-cell>
          <table:table-cell table:formula="of:=INDIRECT(ADDRESS([.N281];[.O281]))" office:value-type="string" office:string-value="HPRchg" calcext:value-type="string">
            <text:p>HPRchg</text:p>
          </table:table-cell>
          <table:table-cell table:formula="of:=IF([.P281] = 0; &quot;RESERVED&quot;; [.P281])" office:value-type="string" office:string-value="HPRchg" calcext:value-type="string">
            <text:p>HPRchg</text:p>
          </table:table-cell>
          <table:table-cell table:number-columns-repeated="5"/>
          <table:table-cell table:formula="of:=IF(ISBLANK([.U281]); &quot;&quot;; COM.MICROSOFT.CONCAT(&quot;#define &quot;; [.T281]; &quot; (1 &lt;&lt; &quot;; [.U281]; &quot;)&quot;))">
            <text:p/>
          </table:table-cell>
        </table:table-row>
        <table:table-row table:style-name="ro3">
          <table:table-cell table:number-columns-repeated="13"/>
          <table:table-cell table:formula="of:=FLOOR((ROW([.D282]) - 1) / 8) + 2" office:value-type="float" office:value="37" calcext:value-type="float">
            <text:p>37</text:p>
          </table:table-cell>
          <table:table-cell table:formula="of:=MOD(ROW([.M283]) - 2; 8) + COLUMN([.D282])" office:value-type="float" office:value="5" calcext:value-type="float">
            <text:p>5</text:p>
          </table:table-cell>
          <table:table-cell table:formula="of:=INDIRECT(ADDRESS([.N282];[.O282]))" office:value-type="string" office:string-value="VPRchg" calcext:value-type="string">
            <text:p>VPRchg</text:p>
          </table:table-cell>
          <table:table-cell table:formula="of:=IF([.P282] = 0; &quot;RESERVED&quot;; [.P282])" office:value-type="string" office:string-value="VPRchg" calcext:value-type="string">
            <text:p>VPRchg</text:p>
          </table:table-cell>
          <table:table-cell table:number-columns-repeated="2"/>
          <table:table-cell office:value-type="string" calcext:value-type="string">
            <text:p>HPRchg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82]); &quot;&quot;; COM.MICROSOFT.CONCAT(&quot;#define &quot;; [.T282]; &quot; (1 &lt;&lt; &quot;; [.U282]; &quot;)&quot;))" office:value-type="string" office:string-value="#define HPRchg (1 &lt;&lt; 7)" calcext:value-type="string">
            <text:p>#define HPRchg (1 &lt;&lt; 7)</text:p>
          </table:table-cell>
        </table:table-row>
        <table:table-row table:style-name="ro3">
          <table:table-cell table:number-columns-repeated="13"/>
          <table:table-cell table:formula="of:=FLOOR((ROW([.D283]) - 1) / 8) + 2" office:value-type="float" office:value="37" calcext:value-type="float">
            <text:p>37</text:p>
          </table:table-cell>
          <table:table-cell table:formula="of:=MOD(ROW([.M284]) - 2; 8) + COLUMN([.D283])" office:value-type="float" office:value="6" calcext:value-type="float">
            <text:p>6</text:p>
          </table:table-cell>
          <table:table-cell table:formula="of:=INDIRECT(ADDRESS([.N283];[.O283]))" office:value-type="string" office:string-value="HPLchg" calcext:value-type="string">
            <text:p>HPLchg</text:p>
          </table:table-cell>
          <table:table-cell table:formula="of:=IF([.P283] = 0; &quot;RESERVED&quot;; [.P283])" office:value-type="string" office:string-value="HPLchg" calcext:value-type="string">
            <text:p>HPLchg</text:p>
          </table:table-cell>
          <table:table-cell table:number-columns-repeated="2"/>
          <table:table-cell office:value-type="string" calcext:value-type="string">
            <text:p>VPRchg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283]); &quot;&quot;; COM.MICROSOFT.CONCAT(&quot;#define &quot;; [.T283]; &quot; (1 &lt;&lt; &quot;; [.U283]; &quot;)&quot;))" office:value-type="string" office:string-value="#define VPRchg (1 &lt;&lt; 6)" calcext:value-type="string">
            <text:p>#define VPRchg (1 &lt;&lt; 6)</text:p>
          </table:table-cell>
        </table:table-row>
        <table:table-row table:style-name="ro3">
          <table:table-cell table:number-columns-repeated="13"/>
          <table:table-cell table:formula="of:=FLOOR((ROW([.D284]) - 1) / 8) + 2" office:value-type="float" office:value="37" calcext:value-type="float">
            <text:p>37</text:p>
          </table:table-cell>
          <table:table-cell table:formula="of:=MOD(ROW([.M285]) - 2; 8) + COLUMN([.D284])" office:value-type="float" office:value="7" calcext:value-type="float">
            <text:p>7</text:p>
          </table:table-cell>
          <table:table-cell table:formula="of:=INDIRECT(ADDRESS([.N284];[.O284]))" office:value-type="string" office:string-value="VPLchg" calcext:value-type="string">
            <text:p>VPLchg</text:p>
          </table:table-cell>
          <table:table-cell table:formula="of:=IF([.P284] = 0; &quot;RESERVED&quot;; [.P284])" office:value-type="string" office:string-value="VPLchg" calcext:value-type="string">
            <text:p>VPLchg</text:p>
          </table:table-cell>
          <table:table-cell table:number-columns-repeated="2"/>
          <table:table-cell office:value-type="string" calcext:value-type="string">
            <text:p>HPLchg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84]); &quot;&quot;; COM.MICROSOFT.CONCAT(&quot;#define &quot;; [.T284]; &quot; (1 &lt;&lt; &quot;; [.U284]; &quot;)&quot;))" office:value-type="string" office:string-value="#define HPLchg (1 &lt;&lt; 5)" calcext:value-type="string">
            <text:p>#define HPLchg (1 &lt;&lt; 5)</text:p>
          </table:table-cell>
        </table:table-row>
        <table:table-row table:style-name="ro3">
          <table:table-cell table:number-columns-repeated="13"/>
          <table:table-cell table:formula="of:=FLOOR((ROW([.D285]) - 1) / 8) + 2" office:value-type="float" office:value="37" calcext:value-type="float">
            <text:p>37</text:p>
          </table:table-cell>
          <table:table-cell table:formula="of:=MOD(ROW([.M286]) - 2; 8) + COLUMN([.D285])" office:value-type="float" office:value="8" calcext:value-type="float">
            <text:p>8</text:p>
          </table:table-cell>
          <table:table-cell table:formula="of:=INDIRECT(ADDRESS([.N285];[.O285]))" office:value-type="string" office:string-value="Hchg" calcext:value-type="string">
            <text:p>Hchg</text:p>
          </table:table-cell>
          <table:table-cell table:formula="of:=IF([.P285] = 0; &quot;RESERVED&quot;; [.P285])" office:value-type="string" office:string-value="Hchg" calcext:value-type="string">
            <text:p>Hchg</text:p>
          </table:table-cell>
          <table:table-cell table:number-columns-repeated="2"/>
          <table:table-cell office:value-type="string" calcext:value-type="string">
            <text:p>VPLchg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285]); &quot;&quot;; COM.MICROSOFT.CONCAT(&quot;#define &quot;; [.T285]; &quot; (1 &lt;&lt; &quot;; [.U285]; &quot;)&quot;))" office:value-type="string" office:string-value="#define VPLchg (1 &lt;&lt; 4)" calcext:value-type="string">
            <text:p>#define VPLchg (1 &lt;&lt; 4)</text:p>
          </table:table-cell>
        </table:table-row>
        <table:table-row table:style-name="ro3">
          <table:table-cell table:number-columns-repeated="13"/>
          <table:table-cell table:formula="of:=FLOOR((ROW([.D286]) - 1) / 8) + 2" office:value-type="float" office:value="37" calcext:value-type="float">
            <text:p>37</text:p>
          </table:table-cell>
          <table:table-cell table:formula="of:=MOD(ROW([.M287]) - 2; 8) + COLUMN([.D286])" office:value-type="float" office:value="9" calcext:value-type="float">
            <text:p>9</text:p>
          </table:table-cell>
          <table:table-cell table:formula="of:=INDIRECT(ADDRESS([.N286];[.O286]))" office:value-type="string" office:string-value="VFchg" calcext:value-type="string">
            <text:p>VFchg</text:p>
          </table:table-cell>
          <table:table-cell table:formula="of:=IF([.P286] = 0; &quot;RESERVED&quot;; [.P286])" office:value-type="string" office:string-value="VFchg" calcext:value-type="string">
            <text:p>VFchg</text:p>
          </table:table-cell>
          <table:table-cell table:number-columns-repeated="2"/>
          <table:table-cell office:value-type="string" calcext:value-type="string">
            <text:p>Hchg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286]); &quot;&quot;; COM.MICROSOFT.CONCAT(&quot;#define &quot;; [.T286]; &quot; (1 &lt;&lt; &quot;; [.U286]; &quot;)&quot;))" office:value-type="string" office:string-value="#define Hchg (1 &lt;&lt; 3)" calcext:value-type="string">
            <text:p>#define Hchg (1 &lt;&lt; 3)</text:p>
          </table:table-cell>
        </table:table-row>
        <table:table-row table:style-name="ro3">
          <table:table-cell table:number-columns-repeated="13"/>
          <table:table-cell table:formula="of:=FLOOR((ROW([.D287]) - 1) / 8) + 2" office:value-type="float" office:value="37" calcext:value-type="float">
            <text:p>37</text:p>
          </table:table-cell>
          <table:table-cell table:formula="of:=MOD(ROW([.M288]) - 2; 8) + COLUMN([.D287])" office:value-type="float" office:value="10" calcext:value-type="float">
            <text:p>10</text:p>
          </table:table-cell>
          <table:table-cell table:formula="of:=INDIRECT(ADDRESS([.N287];[.O287]))" office:value-type="float" office:value="0" calcext:value-type="float">
            <text:p>0</text:p>
          </table:table-cell>
          <table:table-cell table:formula="of:=IF([.P287] = 0; &quot;RESERVED&quot;; [.P287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VFchg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287]); &quot;&quot;; COM.MICROSOFT.CONCAT(&quot;#define &quot;; [.T287]; &quot; (1 &lt;&lt; &quot;; [.U287]; &quot;)&quot;))" office:value-type="string" office:string-value="#define VFchg (1 &lt;&lt; 2)" calcext:value-type="string">
            <text:p>#define VFchg (1 &lt;&lt; 2)</text:p>
          </table:table-cell>
        </table:table-row>
        <table:table-row table:style-name="ro3">
          <table:table-cell table:number-columns-repeated="13"/>
          <table:table-cell table:formula="of:=FLOOR((ROW([.D288]) - 1) / 8) + 2" office:value-type="float" office:value="37" calcext:value-type="float">
            <text:p>37</text:p>
          </table:table-cell>
          <table:table-cell table:formula="of:=MOD(ROW([.M289]) - 2; 8) + COLUMN([.D288])" office:value-type="float" office:value="11" calcext:value-type="float">
            <text:p>11</text:p>
          </table:table-cell>
          <table:table-cell table:formula="of:=INDIRECT(ADDRESS([.N288];[.O288]))" office:value-type="string" office:string-value="Vsync" calcext:value-type="string">
            <text:p>Vsync</text:p>
          </table:table-cell>
          <table:table-cell table:formula="of:=IF([.P288] = 0; &quot;RESERVED&quot;; [.P288])" office:value-type="string" office:string-value="Vsync" calcext:value-type="string">
            <text:p>Vsync</text:p>
          </table:table-cell>
          <table:table-cell table:number-columns-repeated="5"/>
          <table:table-cell table:formula="of:=IF(ISBLANK([.U288]); &quot;&quot;; COM.MICROSOFT.CONCAT(&quot;#define &quot;; [.T288]; &quot; (1 &lt;&lt; &quot;; [.U288]; &quot;)&quot;))">
            <text:p/>
          </table:table-cell>
        </table:table-row>
        <table:table-row table:style-name="ro3">
          <table:table-cell table:number-columns-repeated="13"/>
          <table:table-cell table:formula="of:=FLOOR((ROW([.D289]) - 1) / 8) + 2" office:value-type="float" office:value="38" calcext:value-type="float">
            <text:p>38</text:p>
          </table:table-cell>
          <table:table-cell table:formula="of:=MOD(ROW([.M290]) - 2; 8) + COLUMN([.D289])" office:value-type="float" office:value="4" calcext:value-type="float">
            <text:p>4</text:p>
          </table:table-cell>
          <table:table-cell table:formula="of:=INDIRECT(ADDRESS([.N289];[.O289]))" office:value-type="string" office:string-value="EHPR" calcext:value-type="string">
            <text:p>EHPR</text:p>
          </table:table-cell>
          <table:table-cell table:formula="of:=IF([.P289] = 0; &quot;RESERVED&quot;; [.P289])" office:value-type="string" office:string-value="EHPR" calcext:value-type="string">
            <text:p>EHPR</text:p>
          </table:table-cell>
          <table:table-cell table:number-columns-repeated="2"/>
          <table:table-cell office:value-type="string" calcext:value-type="string">
            <text:p>Vsync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289]); &quot;&quot;; COM.MICROSOFT.CONCAT(&quot;#define &quot;; [.T289]; &quot; (1 &lt;&lt; &quot;; [.U289]; &quot;)&quot;))" office:value-type="string" office:string-value="#define Vsync (1 &lt;&lt; 0)" calcext:value-type="string">
            <text:p>#define Vsync (1 &lt;&lt; 0)</text:p>
          </table:table-cell>
        </table:table-row>
        <table:table-row table:style-name="ro3">
          <table:table-cell table:number-columns-repeated="13"/>
          <table:table-cell table:formula="of:=FLOOR((ROW([.D290]) - 1) / 8) + 2" office:value-type="float" office:value="38" calcext:value-type="float">
            <text:p>38</text:p>
          </table:table-cell>
          <table:table-cell table:formula="of:=MOD(ROW([.M291]) - 2; 8) + COLUMN([.D290])" office:value-type="float" office:value="5" calcext:value-type="float">
            <text:p>5</text:p>
          </table:table-cell>
          <table:table-cell table:formula="of:=INDIRECT(ADDRESS([.N290];[.O290]))" office:value-type="string" office:string-value="EVPR" calcext:value-type="string">
            <text:p>EVPR</text:p>
          </table:table-cell>
          <table:table-cell table:formula="of:=IF([.P290] = 0; &quot;RESERVED&quot;; [.P290])" office:value-type="string" office:string-value="EVPR" calcext:value-type="string">
            <text:p>EVPR</text:p>
          </table:table-cell>
          <table:table-cell table:number-columns-repeated="2"/>
          <table:table-cell office:value-type="string" calcext:value-type="string">
            <text:p>EHPR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290]); &quot;&quot;; COM.MICROSOFT.CONCAT(&quot;#define &quot;; [.T290]; &quot; (1 &lt;&lt; &quot;; [.U290]; &quot;)&quot;))" office:value-type="string" office:string-value="#define EHPR (1 &lt;&lt; 7)" calcext:value-type="string">
            <text:p>#define EHPR (1 &lt;&lt; 7)</text:p>
          </table:table-cell>
        </table:table-row>
        <table:table-row table:style-name="ro3">
          <table:table-cell table:number-columns-repeated="13"/>
          <table:table-cell table:formula="of:=FLOOR((ROW([.D291]) - 1) / 8) + 2" office:value-type="float" office:value="38" calcext:value-type="float">
            <text:p>38</text:p>
          </table:table-cell>
          <table:table-cell table:formula="of:=MOD(ROW([.M292]) - 2; 8) + COLUMN([.D291])" office:value-type="float" office:value="6" calcext:value-type="float">
            <text:p>6</text:p>
          </table:table-cell>
          <table:table-cell table:formula="of:=INDIRECT(ADDRESS([.N291];[.O291]))" office:value-type="string" office:string-value="EHPL" calcext:value-type="string">
            <text:p>EHPL</text:p>
          </table:table-cell>
          <table:table-cell table:formula="of:=IF([.P291] = 0; &quot;RESERVED&quot;; [.P291])" office:value-type="string" office:string-value="EHPL" calcext:value-type="string">
            <text:p>EHPL</text:p>
          </table:table-cell>
          <table:table-cell table:number-columns-repeated="2"/>
          <table:table-cell office:value-type="string" calcext:value-type="string">
            <text:p>EVPR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291]); &quot;&quot;; COM.MICROSOFT.CONCAT(&quot;#define &quot;; [.T291]; &quot; (1 &lt;&lt; &quot;; [.U291]; &quot;)&quot;))" office:value-type="string" office:string-value="#define EVPR (1 &lt;&lt; 6)" calcext:value-type="string">
            <text:p>#define EVPR (1 &lt;&lt; 6)</text:p>
          </table:table-cell>
        </table:table-row>
        <table:table-row table:style-name="ro3">
          <table:table-cell table:number-columns-repeated="13"/>
          <table:table-cell table:formula="of:=FLOOR((ROW([.D292]) - 1) / 8) + 2" office:value-type="float" office:value="38" calcext:value-type="float">
            <text:p>38</text:p>
          </table:table-cell>
          <table:table-cell table:formula="of:=MOD(ROW([.M293]) - 2; 8) + COLUMN([.D292])" office:value-type="float" office:value="7" calcext:value-type="float">
            <text:p>7</text:p>
          </table:table-cell>
          <table:table-cell table:formula="of:=INDIRECT(ADDRESS([.N292];[.O292]))" office:value-type="string" office:string-value="EVPL" calcext:value-type="string">
            <text:p>EVPL</text:p>
          </table:table-cell>
          <table:table-cell table:formula="of:=IF([.P292] = 0; &quot;RESERVED&quot;; [.P292])" office:value-type="string" office:string-value="EVPL" calcext:value-type="string">
            <text:p>EVPL</text:p>
          </table:table-cell>
          <table:table-cell table:number-columns-repeated="2"/>
          <table:table-cell office:value-type="string" calcext:value-type="string">
            <text:p>EHPL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292]); &quot;&quot;; COM.MICROSOFT.CONCAT(&quot;#define &quot;; [.T292]; &quot; (1 &lt;&lt; &quot;; [.U292]; &quot;)&quot;))" office:value-type="string" office:string-value="#define EHPL (1 &lt;&lt; 5)" calcext:value-type="string">
            <text:p>#define EHPL (1 &lt;&lt; 5)</text:p>
          </table:table-cell>
        </table:table-row>
        <table:table-row table:style-name="ro3">
          <table:table-cell table:number-columns-repeated="13"/>
          <table:table-cell table:formula="of:=FLOOR((ROW([.D293]) - 1) / 8) + 2" office:value-type="float" office:value="38" calcext:value-type="float">
            <text:p>38</text:p>
          </table:table-cell>
          <table:table-cell table:formula="of:=MOD(ROW([.M294]) - 2; 8) + COLUMN([.D293])" office:value-type="float" office:value="8" calcext:value-type="float">
            <text:p>8</text:p>
          </table:table-cell>
          <table:table-cell table:formula="of:=INDIRECT(ADDRESS([.N293];[.O293]))" office:value-type="string" office:string-value="EHF" calcext:value-type="string">
            <text:p>EHF</text:p>
          </table:table-cell>
          <table:table-cell table:formula="of:=IF([.P293] = 0; &quot;RESERVED&quot;; [.P293])" office:value-type="string" office:string-value="EHF" calcext:value-type="string">
            <text:p>EHF</text:p>
          </table:table-cell>
          <table:table-cell table:number-columns-repeated="2"/>
          <table:table-cell office:value-type="string" calcext:value-type="string">
            <text:p>EVPL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293]); &quot;&quot;; COM.MICROSOFT.CONCAT(&quot;#define &quot;; [.T293]; &quot; (1 &lt;&lt; &quot;; [.U293]; &quot;)&quot;))" office:value-type="string" office:string-value="#define EVPL (1 &lt;&lt; 4)" calcext:value-type="string">
            <text:p>#define EVPL (1 &lt;&lt; 4)</text:p>
          </table:table-cell>
        </table:table-row>
        <table:table-row table:style-name="ro3">
          <table:table-cell table:number-columns-repeated="13"/>
          <table:table-cell table:formula="of:=FLOOR((ROW([.D294]) - 1) / 8) + 2" office:value-type="float" office:value="38" calcext:value-type="float">
            <text:p>38</text:p>
          </table:table-cell>
          <table:table-cell table:formula="of:=MOD(ROW([.M295]) - 2; 8) + COLUMN([.D294])" office:value-type="float" office:value="9" calcext:value-type="float">
            <text:p>9</text:p>
          </table:table-cell>
          <table:table-cell table:formula="of:=INDIRECT(ADDRESS([.N294];[.O294]))" office:value-type="string" office:string-value="EVF" calcext:value-type="string">
            <text:p>EVF</text:p>
          </table:table-cell>
          <table:table-cell table:formula="of:=IF([.P294] = 0; &quot;RESERVED&quot;; [.P294])" office:value-type="string" office:string-value="EVF" calcext:value-type="string">
            <text:p>EVF</text:p>
          </table:table-cell>
          <table:table-cell table:number-columns-repeated="2"/>
          <table:table-cell office:value-type="string" calcext:value-type="string">
            <text:p>EHF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294]); &quot;&quot;; COM.MICROSOFT.CONCAT(&quot;#define &quot;; [.T294]; &quot; (1 &lt;&lt; &quot;; [.U294]; &quot;)&quot;))" office:value-type="string" office:string-value="#define EHF (1 &lt;&lt; 3)" calcext:value-type="string">
            <text:p>#define EHF (1 &lt;&lt; 3)</text:p>
          </table:table-cell>
        </table:table-row>
        <table:table-row table:style-name="ro3">
          <table:table-cell table:number-columns-repeated="13"/>
          <table:table-cell table:formula="of:=FLOOR((ROW([.D295]) - 1) / 8) + 2" office:value-type="float" office:value="38" calcext:value-type="float">
            <text:p>38</text:p>
          </table:table-cell>
          <table:table-cell table:formula="of:=MOD(ROW([.M296]) - 2; 8) + COLUMN([.D295])" office:value-type="float" office:value="10" calcext:value-type="float">
            <text:p>10</text:p>
          </table:table-cell>
          <table:table-cell table:formula="of:=INDIRECT(ADDRESS([.N295];[.O295]))" office:value-type="float" office:value="0" calcext:value-type="float">
            <text:p>0</text:p>
          </table:table-cell>
          <table:table-cell table:formula="of:=IF([.P295] = 0; &quot;RESERVED&quot;; [.P295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EVF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295]); &quot;&quot;; COM.MICROSOFT.CONCAT(&quot;#define &quot;; [.T295]; &quot; (1 &lt;&lt; &quot;; [.U295]; &quot;)&quot;))" office:value-type="string" office:string-value="#define EVF (1 &lt;&lt; 2)" calcext:value-type="string">
            <text:p>#define EVF (1 &lt;&lt; 2)</text:p>
          </table:table-cell>
        </table:table-row>
        <table:table-row table:style-name="ro3">
          <table:table-cell table:number-columns-repeated="13"/>
          <table:table-cell table:formula="of:=FLOOR((ROW([.D296]) - 1) / 8) + 2" office:value-type="float" office:value="38" calcext:value-type="float">
            <text:p>38</text:p>
          </table:table-cell>
          <table:table-cell table:formula="of:=MOD(ROW([.M297]) - 2; 8) + COLUMN([.D296])" office:value-type="float" office:value="11" calcext:value-type="float">
            <text:p>11</text:p>
          </table:table-cell>
          <table:table-cell table:formula="of:=INDIRECT(ADDRESS([.N296];[.O296]))" office:value-type="string" office:string-value="Evsync" calcext:value-type="string">
            <text:p>Evsync</text:p>
          </table:table-cell>
          <table:table-cell table:formula="of:=IF([.P296] = 0; &quot;RESERVED&quot;; [.P296])" office:value-type="string" office:string-value="Evsync" calcext:value-type="string">
            <text:p>Evsync</text:p>
          </table:table-cell>
          <table:table-cell table:number-columns-repeated="5"/>
          <table:table-cell table:formula="of:=IF(ISBLANK([.U296]); &quot;&quot;; COM.MICROSOFT.CONCAT(&quot;#define &quot;; [.T296]; &quot; (1 &lt;&lt; &quot;; [.U296]; &quot;)&quot;))">
            <text:p/>
          </table:table-cell>
        </table:table-row>
        <table:table-row table:style-name="ro3">
          <table:table-cell table:number-columns-repeated="13"/>
          <table:table-cell table:formula="of:=FLOOR((ROW([.D297]) - 1) / 8) + 2" office:value-type="float" office:value="39" calcext:value-type="float">
            <text:p>39</text:p>
          </table:table-cell>
          <table:table-cell table:formula="of:=MOD(ROW([.M298]) - 2; 8) + COLUMN([.D297])" office:value-type="float" office:value="4" calcext:value-type="float">
            <text:p>4</text:p>
          </table:table-cell>
          <table:table-cell table:formula="of:=INDIRECT(ADDRESS([.N297];[.O297]))" office:value-type="float" office:value="0" calcext:value-type="float">
            <text:p>0</text:p>
          </table:table-cell>
          <table:table-cell table:formula="of:=IF([.P297] = 0; &quot;RESERVED&quot;; [.P297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Evsync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297]); &quot;&quot;; COM.MICROSOFT.CONCAT(&quot;#define &quot;; [.T297]; &quot; (1 &lt;&lt; &quot;; [.U297]; &quot;)&quot;))" office:value-type="string" office:string-value="#define Evsync (1 &lt;&lt; 0)" calcext:value-type="string">
            <text:p>#define Evsync (1 &lt;&lt; 0)</text:p>
          </table:table-cell>
        </table:table-row>
        <table:table-row table:style-name="ro3">
          <table:table-cell table:number-columns-repeated="13"/>
          <table:table-cell table:formula="of:=FLOOR((ROW([.D298]) - 1) / 8) + 2" office:value-type="float" office:value="39" calcext:value-type="float">
            <text:p>39</text:p>
          </table:table-cell>
          <table:table-cell table:formula="of:=MOD(ROW([.M299]) - 2; 8) + COLUMN([.D298])" office:value-type="float" office:value="5" calcext:value-type="float">
            <text:p>5</text:p>
          </table:table-cell>
          <table:table-cell table:formula="of:=INDIRECT(ADDRESS([.N298];[.O298]))" office:value-type="float" office:value="0" calcext:value-type="float">
            <text:p>0</text:p>
          </table:table-cell>
          <table:table-cell table:formula="of:=IF([.P298] = 0; &quot;RESERVED&quot;; [.P298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298]); &quot;&quot;; COM.MICROSOFT.CONCAT(&quot;#define &quot;; [.T298]; &quot; (1 &lt;&lt; &quot;; [.U298]; &quot;)&quot;))">
            <text:p/>
          </table:table-cell>
        </table:table-row>
        <table:table-row table:style-name="ro3">
          <table:table-cell table:number-columns-repeated="13"/>
          <table:table-cell table:formula="of:=FLOOR((ROW([.D299]) - 1) / 8) + 2" office:value-type="float" office:value="39" calcext:value-type="float">
            <text:p>39</text:p>
          </table:table-cell>
          <table:table-cell table:formula="of:=MOD(ROW([.M300]) - 2; 8) + COLUMN([.D299])" office:value-type="float" office:value="6" calcext:value-type="float">
            <text:p>6</text:p>
          </table:table-cell>
          <table:table-cell table:formula="of:=INDIRECT(ADDRESS([.N299];[.O299]))" office:value-type="float" office:value="0" calcext:value-type="float">
            <text:p>0</text:p>
          </table:table-cell>
          <table:table-cell table:formula="of:=IF([.P299] = 0; &quot;RESERVED&quot;; [.P299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299]); &quot;&quot;; COM.MICROSOFT.CONCAT(&quot;#define &quot;; [.T299]; &quot; (1 &lt;&lt; &quot;; [.U299]; &quot;)&quot;))">
            <text:p/>
          </table:table-cell>
        </table:table-row>
        <table:table-row table:style-name="ro3">
          <table:table-cell table:number-columns-repeated="13"/>
          <table:table-cell table:formula="of:=FLOOR((ROW([.D300]) - 1) / 8) + 2" office:value-type="float" office:value="39" calcext:value-type="float">
            <text:p>39</text:p>
          </table:table-cell>
          <table:table-cell table:formula="of:=MOD(ROW([.M301]) - 2; 8) + COLUMN([.D300])" office:value-type="float" office:value="7" calcext:value-type="float">
            <text:p>7</text:p>
          </table:table-cell>
          <table:table-cell table:formula="of:=INDIRECT(ADDRESS([.N300];[.O300]))" office:value-type="float" office:value="0" calcext:value-type="float">
            <text:p>0</text:p>
          </table:table-cell>
          <table:table-cell table:formula="of:=IF([.P300] = 0; &quot;RESERVED&quot;; [.P30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00]); &quot;&quot;; COM.MICROSOFT.CONCAT(&quot;#define &quot;; [.T300]; &quot; (1 &lt;&lt; &quot;; [.U300]; &quot;)&quot;))">
            <text:p/>
          </table:table-cell>
        </table:table-row>
        <table:table-row table:style-name="ro3">
          <table:table-cell table:number-columns-repeated="13"/>
          <table:table-cell table:formula="of:=FLOOR((ROW([.D301]) - 1) / 8) + 2" office:value-type="float" office:value="39" calcext:value-type="float">
            <text:p>39</text:p>
          </table:table-cell>
          <table:table-cell table:formula="of:=MOD(ROW([.M302]) - 2; 8) + COLUMN([.D301])" office:value-type="float" office:value="8" calcext:value-type="float">
            <text:p>8</text:p>
          </table:table-cell>
          <table:table-cell table:formula="of:=INDIRECT(ADDRESS([.N301];[.O301]))" office:value-type="float" office:value="0" calcext:value-type="float">
            <text:p>0</text:p>
          </table:table-cell>
          <table:table-cell table:formula="of:=IF([.P301] = 0; &quot;RESERVED&quot;; [.P301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01]); &quot;&quot;; COM.MICROSOFT.CONCAT(&quot;#define &quot;; [.T301]; &quot; (1 &lt;&lt; &quot;; [.U301]; &quot;)&quot;))">
            <text:p/>
          </table:table-cell>
        </table:table-row>
        <table:table-row table:style-name="ro3">
          <table:table-cell table:number-columns-repeated="13"/>
          <table:table-cell table:formula="of:=FLOOR((ROW([.D302]) - 1) / 8) + 2" office:value-type="float" office:value="39" calcext:value-type="float">
            <text:p>39</text:p>
          </table:table-cell>
          <table:table-cell table:formula="of:=MOD(ROW([.M303]) - 2; 8) + COLUMN([.D302])" office:value-type="float" office:value="9" calcext:value-type="float">
            <text:p>9</text:p>
          </table:table-cell>
          <table:table-cell table:formula="of:=INDIRECT(ADDRESS([.N302];[.O302]))" office:value-type="string" office:string-value="MackO" calcext:value-type="string">
            <text:p>MackO</text:p>
          </table:table-cell>
          <table:table-cell table:formula="of:=IF([.P302] = 0; &quot;RESERVED&quot;; [.P302])" office:value-type="string" office:string-value="MackO" calcext:value-type="string">
            <text:p>MackO</text:p>
          </table:table-cell>
          <table:table-cell table:number-columns-repeated="5"/>
          <table:table-cell table:formula="of:=IF(ISBLANK([.U302]); &quot;&quot;; COM.MICROSOFT.CONCAT(&quot;#define &quot;; [.T302]; &quot; (1 &lt;&lt; &quot;; [.U302]; &quot;)&quot;))">
            <text:p/>
          </table:table-cell>
        </table:table-row>
        <table:table-row table:style-name="ro3">
          <table:table-cell table:number-columns-repeated="13"/>
          <table:table-cell table:formula="of:=FLOOR((ROW([.D303]) - 1) / 8) + 2" office:value-type="float" office:value="39" calcext:value-type="float">
            <text:p>39</text:p>
          </table:table-cell>
          <table:table-cell table:formula="of:=MOD(ROW([.M304]) - 2; 8) + COLUMN([.D303])" office:value-type="float" office:value="10" calcext:value-type="float">
            <text:p>10</text:p>
          </table:table-cell>
          <table:table-cell table:formula="of:=INDIRECT(ADDRESS([.N303];[.O303]))" office:value-type="string" office:string-value="P" calcext:value-type="string">
            <text:p>P</text:p>
          </table:table-cell>
          <table:table-cell table:formula="of:=IF([.P303] = 0; &quot;RESERVED&quot;; [.P303])" office:value-type="string" office:string-value="P" calcext:value-type="string">
            <text:p>P</text:p>
          </table:table-cell>
          <table:table-cell table:number-columns-repeated="2"/>
          <table:table-cell office:value-type="string" calcext:value-type="string">
            <text:p>MackO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303]); &quot;&quot;; COM.MICROSOFT.CONCAT(&quot;#define &quot;; [.T303]; &quot; (1 &lt;&lt; &quot;; [.U303]; &quot;)&quot;))" office:value-type="string" office:string-value="#define MackO (1 &lt;&lt; 2)" calcext:value-type="string">
            <text:p>#define MackO (1 &lt;&lt; 2)</text:p>
          </table:table-cell>
        </table:table-row>
        <table:table-row table:style-name="ro3">
          <table:table-cell table:number-columns-repeated="13"/>
          <table:table-cell table:formula="of:=FLOOR((ROW([.D304]) - 1) / 8) + 2" office:value-type="float" office:value="39" calcext:value-type="float">
            <text:p>39</text:p>
          </table:table-cell>
          <table:table-cell table:formula="of:=MOD(ROW([.M305]) - 2; 8) + COLUMN([.D304])" office:value-type="float" office:value="11" calcext:value-type="float">
            <text:p>11</text:p>
          </table:table-cell>
          <table:table-cell table:formula="of:=INDIRECT(ADDRESS([.N304];[.O304]))" office:value-type="string" office:string-value="S" calcext:value-type="string">
            <text:p>S</text:p>
          </table:table-cell>
          <table:table-cell table:formula="of:=IF([.P304] = 0; &quot;RESERVED&quot;; [.P304])" office:value-type="string" office:string-value="S" calcext:value-type="string">
            <text:p>S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304]); &quot;&quot;; COM.MICROSOFT.CONCAT(&quot;#define &quot;; [.T304]; &quot; (1 &lt;&lt; &quot;; [.U304]; &quot;)&quot;))" office:value-type="string" office:string-value="#define P (1 &lt;&lt; 1)" calcext:value-type="string">
            <text:p>#define P (1 &lt;&lt; 1)</text:p>
          </table:table-cell>
        </table:table-row>
        <table:table-row table:style-name="ro3">
          <table:table-cell table:number-columns-repeated="13"/>
          <table:table-cell table:formula="of:=FLOOR((ROW([.D305]) - 1) / 8) + 2" office:value-type="float" office:value="40" calcext:value-type="float">
            <text:p>40</text:p>
          </table:table-cell>
          <table:table-cell table:formula="of:=MOD(ROW([.M306]) - 2; 8) + COLUMN([.D305])" office:value-type="float" office:value="4" calcext:value-type="float">
            <text:p>4</text:p>
          </table:table-cell>
          <table:table-cell table:formula="of:=INDIRECT(ADDRESS([.N305];[.O305]))" office:value-type="string" office:string-value="WadrB" calcext:value-type="string">
            <text:p>WadrB</text:p>
          </table:table-cell>
          <table:table-cell table:formula="of:=IF([.P305] = 0; &quot;RESERVED&quot;; [.P305])" office:value-type="string" office:string-value="WadrB" calcext:value-type="string">
            <text:p>WadrB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05]); &quot;&quot;; COM.MICROSOFT.CONCAT(&quot;#define &quot;; [.T305]; &quot; (1 &lt;&lt; &quot;; [.U305]; &quot;)&quot;))" office:value-type="string" office:string-value="#define S (1 &lt;&lt; 0)" calcext:value-type="string">
            <text:p>#define S (1 &lt;&lt; 0)</text:p>
          </table:table-cell>
        </table:table-row>
        <table:table-row table:style-name="ro3">
          <table:table-cell table:number-columns-repeated="13"/>
          <table:table-cell table:formula="of:=FLOOR((ROW([.D306]) - 1) / 8) + 2" office:value-type="float" office:value="40" calcext:value-type="float">
            <text:p>40</text:p>
          </table:table-cell>
          <table:table-cell table:formula="of:=MOD(ROW([.M307]) - 2; 8) + COLUMN([.D306])" office:value-type="float" office:value="5" calcext:value-type="float">
            <text:p>5</text:p>
          </table:table-cell>
          <table:table-cell table:formula="of:=INDIRECT(ADDRESS([.N306];[.O306]))" office:value-type="string" office:string-value="WadrA" calcext:value-type="string">
            <text:p>WadrA</text:p>
          </table:table-cell>
          <table:table-cell table:formula="of:=IF([.P306] = 0; &quot;RESERVED&quot;; [.P306])" office:value-type="string" office:string-value="WadrA" calcext:value-type="string">
            <text:p>WadrA</text:p>
          </table:table-cell>
          <table:table-cell table:number-columns-repeated="2"/>
          <table:table-cell office:value-type="string" calcext:value-type="string">
            <text:p>WadrB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306]); &quot;&quot;; COM.MICROSOFT.CONCAT(&quot;#define &quot;; [.T306]; &quot; (1 &lt;&lt; &quot;; [.U306]; &quot;)&quot;))" office:value-type="string" office:string-value="#define WadrB (1 &lt;&lt; 7)" calcext:value-type="string">
            <text:p>#define WadrB (1 &lt;&lt; 7)</text:p>
          </table:table-cell>
        </table:table-row>
        <table:table-row table:style-name="ro3">
          <table:table-cell table:number-columns-repeated="13"/>
          <table:table-cell table:formula="of:=FLOOR((ROW([.D307]) - 1) / 8) + 2" office:value-type="float" office:value="40" calcext:value-type="float">
            <text:p>40</text:p>
          </table:table-cell>
          <table:table-cell table:formula="of:=MOD(ROW([.M308]) - 2; 8) + COLUMN([.D307])" office:value-type="float" office:value="6" calcext:value-type="float">
            <text:p>6</text:p>
          </table:table-cell>
          <table:table-cell table:formula="of:=INDIRECT(ADDRESS([.N307];[.O307]))" office:value-type="string" office:string-value="SlvRWB" calcext:value-type="string">
            <text:p>SlvRWB</text:p>
          </table:table-cell>
          <table:table-cell table:formula="of:=IF([.P307] = 0; &quot;RESERVED&quot;; [.P307])" office:value-type="string" office:string-value="SlvRWB" calcext:value-type="string">
            <text:p>SlvRWB</text:p>
          </table:table-cell>
          <table:table-cell table:number-columns-repeated="2"/>
          <table:table-cell office:value-type="string" calcext:value-type="string">
            <text:p>Wadr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307]); &quot;&quot;; COM.MICROSOFT.CONCAT(&quot;#define &quot;; [.T307]; &quot; (1 &lt;&lt; &quot;; [.U307]; &quot;)&quot;))" office:value-type="string" office:string-value="#define WadrA (1 &lt;&lt; 6)" calcext:value-type="string">
            <text:p>#define WadrA (1 &lt;&lt; 6)</text:p>
          </table:table-cell>
        </table:table-row>
        <table:table-row table:style-name="ro3">
          <table:table-cell table:number-columns-repeated="13"/>
          <table:table-cell table:formula="of:=FLOOR((ROW([.D308]) - 1) / 8) + 2" office:value-type="float" office:value="40" calcext:value-type="float">
            <text:p>40</text:p>
          </table:table-cell>
          <table:table-cell table:formula="of:=MOD(ROW([.M309]) - 2; 8) + COLUMN([.D308])" office:value-type="float" office:value="7" calcext:value-type="float">
            <text:p>7</text:p>
          </table:table-cell>
          <table:table-cell table:formula="of:=INDIRECT(ADDRESS([.N308];[.O308]))" office:value-type="string" office:string-value="SackIn" calcext:value-type="string">
            <text:p>SackIn</text:p>
          </table:table-cell>
          <table:table-cell table:formula="of:=IF([.P308] = 0; &quot;RESERVED&quot;; [.P308])" office:value-type="string" office:string-value="SackIn" calcext:value-type="string">
            <text:p>SackIn</text:p>
          </table:table-cell>
          <table:table-cell table:number-columns-repeated="2"/>
          <table:table-cell office:value-type="string" calcext:value-type="string">
            <text:p>SlvRWB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308]); &quot;&quot;; COM.MICROSOFT.CONCAT(&quot;#define &quot;; [.T308]; &quot; (1 &lt;&lt; &quot;; [.U308]; &quot;)&quot;))" office:value-type="string" office:string-value="#define SlvRWB (1 &lt;&lt; 5)" calcext:value-type="string">
            <text:p>#define SlvRWB (1 &lt;&lt; 5)</text:p>
          </table:table-cell>
        </table:table-row>
        <table:table-row table:style-name="ro3">
          <table:table-cell table:number-columns-repeated="13"/>
          <table:table-cell table:formula="of:=FLOOR((ROW([.D309]) - 1) / 8) + 2" office:value-type="float" office:value="40" calcext:value-type="float">
            <text:p>40</text:p>
          </table:table-cell>
          <table:table-cell table:formula="of:=MOD(ROW([.M310]) - 2; 8) + COLUMN([.D309])" office:value-type="float" office:value="8" calcext:value-type="float">
            <text:p>8</text:p>
          </table:table-cell>
          <table:table-cell table:formula="of:=INDIRECT(ADDRESS([.N309];[.O309]))" office:value-type="string" office:string-value="SLVS" calcext:value-type="string">
            <text:p>SLVS</text:p>
          </table:table-cell>
          <table:table-cell table:formula="of:=IF([.P309] = 0; &quot;RESERVED&quot;; [.P309])" office:value-type="string" office:string-value="SLVS" calcext:value-type="string">
            <text:p>SLVS</text:p>
          </table:table-cell>
          <table:table-cell table:number-columns-repeated="2"/>
          <table:table-cell office:value-type="string" calcext:value-type="string">
            <text:p>SackIn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309]); &quot;&quot;; COM.MICROSOFT.CONCAT(&quot;#define &quot;; [.T309]; &quot; (1 &lt;&lt; &quot;; [.U309]; &quot;)&quot;))" office:value-type="string" office:string-value="#define SackIn (1 &lt;&lt; 4)" calcext:value-type="string">
            <text:p>#define SackIn (1 &lt;&lt; 4)</text:p>
          </table:table-cell>
        </table:table-row>
        <table:table-row table:style-name="ro3">
          <table:table-cell table:number-columns-repeated="13"/>
          <table:table-cell table:formula="of:=FLOOR((ROW([.D310]) - 1) / 8) + 2" office:value-type="float" office:value="40" calcext:value-type="float">
            <text:p>40</text:p>
          </table:table-cell>
          <table:table-cell table:formula="of:=MOD(ROW([.M311]) - 2; 8) + COLUMN([.D310])" office:value-type="float" office:value="9" calcext:value-type="float">
            <text:p>9</text:p>
          </table:table-cell>
          <table:table-cell table:formula="of:=INDIRECT(ADDRESS([.N310];[.O310]))" office:value-type="float" office:value="0" calcext:value-type="float">
            <text:p>0</text:p>
          </table:table-cell>
          <table:table-cell table:formula="of:=IF([.P310] = 0; &quot;RESERVED&quot;; [.P310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SLV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310]); &quot;&quot;; COM.MICROSOFT.CONCAT(&quot;#define &quot;; [.T310]; &quot; (1 &lt;&lt; &quot;; [.U310]; &quot;)&quot;))" office:value-type="string" office:string-value="#define SLVS (1 &lt;&lt; 3)" calcext:value-type="string">
            <text:p>#define SLVS (1 &lt;&lt; 3)</text:p>
          </table:table-cell>
        </table:table-row>
        <table:table-row table:style-name="ro3">
          <table:table-cell table:number-columns-repeated="13"/>
          <table:table-cell table:formula="of:=FLOOR((ROW([.D311]) - 1) / 8) + 2" office:value-type="float" office:value="40" calcext:value-type="float">
            <text:p>40</text:p>
          </table:table-cell>
          <table:table-cell table:formula="of:=MOD(ROW([.M312]) - 2; 8) + COLUMN([.D311])" office:value-type="float" office:value="10" calcext:value-type="float">
            <text:p>10</text:p>
          </table:table-cell>
          <table:table-cell table:formula="of:=INDIRECT(ADDRESS([.N311];[.O311]))" office:value-type="string" office:string-value="SlvAlsb1" calcext:value-type="string">
            <text:p>SlvAlsb1</text:p>
          </table:table-cell>
          <table:table-cell table:formula="of:=IF([.P311] = 0; &quot;RESERVED&quot;; [.P311])" office:value-type="string" office:string-value="SlvAlsb1" calcext:value-type="string">
            <text:p>SlvAlsb1</text:p>
          </table:table-cell>
          <table:table-cell table:number-columns-repeated="5"/>
          <table:table-cell table:formula="of:=IF(ISBLANK([.U311]); &quot;&quot;; COM.MICROSOFT.CONCAT(&quot;#define &quot;; [.T311]; &quot; (1 &lt;&lt; &quot;; [.U311]; &quot;)&quot;))">
            <text:p/>
          </table:table-cell>
        </table:table-row>
        <table:table-row table:style-name="ro3">
          <table:table-cell table:number-columns-repeated="13"/>
          <table:table-cell table:formula="of:=FLOOR((ROW([.D312]) - 1) / 8) + 2" office:value-type="float" office:value="40" calcext:value-type="float">
            <text:p>40</text:p>
          </table:table-cell>
          <table:table-cell table:formula="of:=MOD(ROW([.M313]) - 2; 8) + COLUMN([.D312])" office:value-type="float" office:value="11" calcext:value-type="float">
            <text:p>11</text:p>
          </table:table-cell>
          <table:table-cell table:formula="of:=INDIRECT(ADDRESS([.N312];[.O312]))" office:value-type="string" office:string-value="SlvAlsb0" calcext:value-type="string">
            <text:p>SlvAlsb0</text:p>
          </table:table-cell>
          <table:table-cell table:formula="of:=IF([.P312] = 0; &quot;RESERVED&quot;; [.P312])" office:value-type="string" office:string-value="SlvAlsb0" calcext:value-type="string">
            <text:p>SlvAlsb0</text:p>
          </table:table-cell>
          <table:table-cell table:number-columns-repeated="2"/>
          <table:table-cell office:value-type="string" calcext:value-type="string">
            <text:p>SlvAlsb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312]); &quot;&quot;; COM.MICROSOFT.CONCAT(&quot;#define &quot;; [.T312]; &quot; (1 &lt;&lt; &quot;; [.U312]; &quot;)&quot;))" office:value-type="string" office:string-value="#define SlvAlsb1 (1 &lt;&lt; 1)" calcext:value-type="string">
            <text:p>#define SlvAlsb1 (1 &lt;&lt; 1)</text:p>
          </table:table-cell>
        </table:table-row>
        <table:table-row table:style-name="ro3">
          <table:table-cell table:number-columns-repeated="13"/>
          <table:table-cell table:formula="of:=FLOOR((ROW([.D313]) - 1) / 8) + 2" office:value-type="float" office:value="41" calcext:value-type="float">
            <text:p>41</text:p>
          </table:table-cell>
          <table:table-cell table:formula="of:=MOD(ROW([.M314]) - 2; 8) + COLUMN([.D313])" office:value-type="float" office:value="4" calcext:value-type="float">
            <text:p>4</text:p>
          </table:table-cell>
          <table:table-cell table:formula="of:=INDIRECT(ADDRESS([.N313];[.O313]))" office:value-type="string" office:string-value="MAckIn" calcext:value-type="string">
            <text:p>MAckIn</text:p>
          </table:table-cell>
          <table:table-cell table:formula="of:=IF([.P313] = 0; &quot;RESERVED&quot;; [.P313])" office:value-type="string" office:string-value="MAckIn" calcext:value-type="string">
            <text:p>MAckIn</text:p>
          </table:table-cell>
          <table:table-cell table:number-columns-repeated="2"/>
          <table:table-cell office:value-type="string" calcext:value-type="string">
            <text:p>SlvAlsb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13]); &quot;&quot;; COM.MICROSOFT.CONCAT(&quot;#define &quot;; [.T313]; &quot; (1 &lt;&lt; &quot;; [.U313]; &quot;)&quot;))" office:value-type="string" office:string-value="#define SlvAlsb0 (1 &lt;&lt; 0)" calcext:value-type="string">
            <text:p>#define SlvAlsb0 (1 &lt;&lt; 0)</text:p>
          </table:table-cell>
        </table:table-row>
        <table:table-row table:style-name="ro3">
          <table:table-cell table:number-columns-repeated="13"/>
          <table:table-cell table:formula="of:=FLOOR((ROW([.D314]) - 1) / 8) + 2" office:value-type="float" office:value="41" calcext:value-type="float">
            <text:p>41</text:p>
          </table:table-cell>
          <table:table-cell table:formula="of:=MOD(ROW([.M315]) - 2; 8) + COLUMN([.D314])" office:value-type="float" office:value="5" calcext:value-type="float">
            <text:p>5</text:p>
          </table:table-cell>
          <table:table-cell table:formula="of:=INDIRECT(ADDRESS([.N314];[.O314]))" office:value-type="float" office:value="0" calcext:value-type="float">
            <text:p>0</text:p>
          </table:table-cell>
          <table:table-cell table:formula="of:=IF([.P314] = 0; &quot;RESERVED&quot;; [.P314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MAckIn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314]); &quot;&quot;; COM.MICROSOFT.CONCAT(&quot;#define &quot;; [.T314]; &quot; (1 &lt;&lt; &quot;; [.U314]; &quot;)&quot;))" office:value-type="string" office:string-value="#define MAckIn (1 &lt;&lt; 7)" calcext:value-type="string">
            <text:p>#define MAckIn (1 &lt;&lt; 7)</text:p>
          </table:table-cell>
        </table:table-row>
        <table:table-row table:style-name="ro3">
          <table:table-cell table:number-columns-repeated="13"/>
          <table:table-cell table:formula="of:=FLOOR((ROW([.D315]) - 1) / 8) + 2" office:value-type="float" office:value="41" calcext:value-type="float">
            <text:p>41</text:p>
          </table:table-cell>
          <table:table-cell table:formula="of:=MOD(ROW([.M316]) - 2; 8) + COLUMN([.D315])" office:value-type="float" office:value="6" calcext:value-type="float">
            <text:p>6</text:p>
          </table:table-cell>
          <table:table-cell table:formula="of:=INDIRECT(ADDRESS([.N315];[.O315]))" office:value-type="float" office:value="0" calcext:value-type="float">
            <text:p>0</text:p>
          </table:table-cell>
          <table:table-cell table:formula="of:=IF([.P315] = 0; &quot;RESERVED&quot;; [.P315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15]); &quot;&quot;; COM.MICROSOFT.CONCAT(&quot;#define &quot;; [.T315]; &quot; (1 &lt;&lt; &quot;; [.U315]; &quot;)&quot;))">
            <text:p/>
          </table:table-cell>
        </table:table-row>
        <table:table-row table:style-name="ro3">
          <table:table-cell table:number-columns-repeated="13"/>
          <table:table-cell table:formula="of:=FLOOR((ROW([.D316]) - 1) / 8) + 2" office:value-type="float" office:value="41" calcext:value-type="float">
            <text:p>41</text:p>
          </table:table-cell>
          <table:table-cell table:formula="of:=MOD(ROW([.M317]) - 2; 8) + COLUMN([.D316])" office:value-type="float" office:value="7" calcext:value-type="float">
            <text:p>7</text:p>
          </table:table-cell>
          <table:table-cell table:formula="of:=INDIRECT(ADDRESS([.N316];[.O316]))" office:value-type="float" office:value="0" calcext:value-type="float">
            <text:p>0</text:p>
          </table:table-cell>
          <table:table-cell table:formula="of:=IF([.P316] = 0; &quot;RESERVED&quot;; [.P316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16]); &quot;&quot;; COM.MICROSOFT.CONCAT(&quot;#define &quot;; [.T316]; &quot; (1 &lt;&lt; &quot;; [.U316]; &quot;)&quot;))">
            <text:p/>
          </table:table-cell>
        </table:table-row>
        <table:table-row table:style-name="ro3">
          <table:table-cell table:number-columns-repeated="13"/>
          <table:table-cell table:formula="of:=FLOOR((ROW([.D317]) - 1) / 8) + 2" office:value-type="float" office:value="41" calcext:value-type="float">
            <text:p>41</text:p>
          </table:table-cell>
          <table:table-cell table:formula="of:=MOD(ROW([.M318]) - 2; 8) + COLUMN([.D317])" office:value-type="float" office:value="8" calcext:value-type="float">
            <text:p>8</text:p>
          </table:table-cell>
          <table:table-cell table:formula="of:=INDIRECT(ADDRESS([.N317];[.O317]))" office:value-type="float" office:value="0" calcext:value-type="float">
            <text:p>0</text:p>
          </table:table-cell>
          <table:table-cell table:formula="of:=IF([.P317] = 0; &quot;RESERVED&quot;; [.P317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17]); &quot;&quot;; COM.MICROSOFT.CONCAT(&quot;#define &quot;; [.T317]; &quot; (1 &lt;&lt; &quot;; [.U317]; &quot;)&quot;))">
            <text:p/>
          </table:table-cell>
        </table:table-row>
        <table:table-row table:style-name="ro3">
          <table:table-cell table:number-columns-repeated="13"/>
          <table:table-cell table:formula="of:=FLOOR((ROW([.D318]) - 1) / 8) + 2" office:value-type="float" office:value="41" calcext:value-type="float">
            <text:p>41</text:p>
          </table:table-cell>
          <table:table-cell table:formula="of:=MOD(ROW([.M319]) - 2; 8) + COLUMN([.D318])" office:value-type="float" office:value="9" calcext:value-type="float">
            <text:p>9</text:p>
          </table:table-cell>
          <table:table-cell table:formula="of:=INDIRECT(ADDRESS([.N318];[.O318]))" office:value-type="float" office:value="0" calcext:value-type="float">
            <text:p>0</text:p>
          </table:table-cell>
          <table:table-cell table:formula="of:=IF([.P318] = 0; &quot;RESERVED&quot;; [.P318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18]); &quot;&quot;; COM.MICROSOFT.CONCAT(&quot;#define &quot;; [.T318]; &quot; (1 &lt;&lt; &quot;; [.U318]; &quot;)&quot;))">
            <text:p/>
          </table:table-cell>
        </table:table-row>
        <table:table-row table:style-name="ro3">
          <table:table-cell table:number-columns-repeated="13"/>
          <table:table-cell table:formula="of:=FLOOR((ROW([.D319]) - 1) / 8) + 2" office:value-type="float" office:value="41" calcext:value-type="float">
            <text:p>41</text:p>
          </table:table-cell>
          <table:table-cell table:formula="of:=MOD(ROW([.M320]) - 2; 8) + COLUMN([.D319])" office:value-type="float" office:value="10" calcext:value-type="float">
            <text:p>10</text:p>
          </table:table-cell>
          <table:table-cell table:formula="of:=INDIRECT(ADDRESS([.N319];[.O319]))" office:value-type="float" office:value="0" calcext:value-type="float">
            <text:p>0</text:p>
          </table:table-cell>
          <table:table-cell table:formula="of:=IF([.P319] = 0; &quot;RESERVED&quot;; [.P319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19]); &quot;&quot;; COM.MICROSOFT.CONCAT(&quot;#define &quot;; [.T319]; &quot; (1 &lt;&lt; &quot;; [.U319]; &quot;)&quot;))">
            <text:p/>
          </table:table-cell>
        </table:table-row>
        <table:table-row table:style-name="ro3">
          <table:table-cell table:number-columns-repeated="13"/>
          <table:table-cell table:formula="of:=FLOOR((ROW([.D320]) - 1) / 8) + 2" office:value-type="float" office:value="41" calcext:value-type="float">
            <text:p>41</text:p>
          </table:table-cell>
          <table:table-cell table:formula="of:=MOD(ROW([.M321]) - 2; 8) + COLUMN([.D320])" office:value-type="float" office:value="11" calcext:value-type="float">
            <text:p>11</text:p>
          </table:table-cell>
          <table:table-cell table:formula="of:=INDIRECT(ADDRESS([.N320];[.O320]))" office:value-type="float" office:value="0" calcext:value-type="float">
            <text:p>0</text:p>
          </table:table-cell>
          <table:table-cell table:formula="of:=IF([.P320] = 0; &quot;RESERVED&quot;; [.P32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20]); &quot;&quot;; COM.MICROSOFT.CONCAT(&quot;#define &quot;; [.T320]; &quot; (1 &lt;&lt; &quot;; [.U320]; &quot;)&quot;))">
            <text:p/>
          </table:table-cell>
        </table:table-row>
        <table:table-row table:style-name="ro3">
          <table:table-cell table:number-columns-repeated="13"/>
          <table:table-cell table:formula="of:=FLOOR((ROW([.D321]) - 1) / 8) + 2" office:value-type="float" office:value="42" calcext:value-type="float">
            <text:p>42</text:p>
          </table:table-cell>
          <table:table-cell table:formula="of:=MOD(ROW([.M322]) - 2; 8) + COLUMN([.D321])" office:value-type="float" office:value="4" calcext:value-type="float">
            <text:p>4</text:p>
          </table:table-cell>
          <table:table-cell table:formula="of:=INDIRECT(ADDRESS([.N321];[.O321]))" office:value-type="string" office:string-value="TXBI" calcext:value-type="string">
            <text:p>TXBI</text:p>
          </table:table-cell>
          <table:table-cell table:formula="of:=IF([.P321] = 0; &quot;RESERVED&quot;; [.P321])" office:value-type="string" office:string-value="TXBI" calcext:value-type="string">
            <text:p>TXBI</text:p>
          </table:table-cell>
          <table:table-cell table:number-columns-repeated="5"/>
          <table:table-cell table:formula="of:=IF(ISBLANK([.U321]); &quot;&quot;; COM.MICROSOFT.CONCAT(&quot;#define &quot;; [.T321]; &quot; (1 &lt;&lt; &quot;; [.U321]; &quot;)&quot;))">
            <text:p/>
          </table:table-cell>
        </table:table-row>
        <table:table-row table:style-name="ro3">
          <table:table-cell table:number-columns-repeated="13"/>
          <table:table-cell table:formula="of:=FLOOR((ROW([.D322]) - 1) / 8) + 2" office:value-type="float" office:value="42" calcext:value-type="float">
            <text:p>42</text:p>
          </table:table-cell>
          <table:table-cell table:formula="of:=MOD(ROW([.M323]) - 2; 8) + COLUMN([.D322])" office:value-type="float" office:value="5" calcext:value-type="float">
            <text:p>5</text:p>
          </table:table-cell>
          <table:table-cell table:formula="of:=INDIRECT(ADDRESS([.N322];[.O322]))" office:value-type="string" office:string-value="RCBI" calcext:value-type="string">
            <text:p>RCBI</text:p>
          </table:table-cell>
          <table:table-cell table:formula="of:=IF([.P322] = 0; &quot;RESERVED&quot;; [.P322])" office:value-type="string" office:string-value="RCBI" calcext:value-type="string">
            <text:p>RCBI</text:p>
          </table:table-cell>
          <table:table-cell table:number-columns-repeated="2"/>
          <table:table-cell office:value-type="string" calcext:value-type="string">
            <text:p>TXBI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322]); &quot;&quot;; COM.MICROSOFT.CONCAT(&quot;#define &quot;; [.T322]; &quot; (1 &lt;&lt; &quot;; [.U322]; &quot;)&quot;))" office:value-type="string" office:string-value="#define TXBI (1 &lt;&lt; 7)" calcext:value-type="string">
            <text:p>#define TXBI (1 &lt;&lt; 7)</text:p>
          </table:table-cell>
        </table:table-row>
        <table:table-row table:style-name="ro3">
          <table:table-cell table:number-columns-repeated="13"/>
          <table:table-cell table:formula="of:=FLOOR((ROW([.D323]) - 1) / 8) + 2" office:value-type="float" office:value="42" calcext:value-type="float">
            <text:p>42</text:p>
          </table:table-cell>
          <table:table-cell table:formula="of:=MOD(ROW([.M324]) - 2; 8) + COLUMN([.D323])" office:value-type="float" office:value="6" calcext:value-type="float">
            <text:p>6</text:p>
          </table:table-cell>
          <table:table-cell table:formula="of:=INDIRECT(ADDRESS([.N323];[.O323]))" office:value-type="string" office:string-value="SlvBMI" calcext:value-type="string">
            <text:p>SlvBMI</text:p>
          </table:table-cell>
          <table:table-cell table:formula="of:=IF([.P323] = 0; &quot;RESERVED&quot;; [.P323])" office:value-type="string" office:string-value="SlvBMI" calcext:value-type="string">
            <text:p>SlvBMI</text:p>
          </table:table-cell>
          <table:table-cell table:number-columns-repeated="2"/>
          <table:table-cell office:value-type="string" calcext:value-type="string">
            <text:p>RCBI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323]); &quot;&quot;; COM.MICROSOFT.CONCAT(&quot;#define &quot;; [.T323]; &quot; (1 &lt;&lt; &quot;; [.U323]; &quot;)&quot;))" office:value-type="string" office:string-value="#define RCBI (1 &lt;&lt; 6)" calcext:value-type="string">
            <text:p>#define RCBI (1 &lt;&lt; 6)</text:p>
          </table:table-cell>
        </table:table-row>
        <table:table-row table:style-name="ro3">
          <table:table-cell table:number-columns-repeated="13"/>
          <table:table-cell table:formula="of:=FLOOR((ROW([.D324]) - 1) / 8) + 2" office:value-type="float" office:value="42" calcext:value-type="float">
            <text:p>42</text:p>
          </table:table-cell>
          <table:table-cell table:formula="of:=MOD(ROW([.M325]) - 2; 8) + COLUMN([.D324])" office:value-type="float" office:value="7" calcext:value-type="float">
            <text:p>7</text:p>
          </table:table-cell>
          <table:table-cell table:formula="of:=INDIRECT(ADDRESS([.N324];[.O324]))" office:value-type="string" office:string-value="TXAI" calcext:value-type="string">
            <text:p>TXAI</text:p>
          </table:table-cell>
          <table:table-cell table:formula="of:=IF([.P324] = 0; &quot;RESERVED&quot;; [.P324])" office:value-type="string" office:string-value="TXAI" calcext:value-type="string">
            <text:p>TXAI</text:p>
          </table:table-cell>
          <table:table-cell table:number-columns-repeated="2"/>
          <table:table-cell office:value-type="string" calcext:value-type="string">
            <text:p>SlvBMI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324]); &quot;&quot;; COM.MICROSOFT.CONCAT(&quot;#define &quot;; [.T324]; &quot; (1 &lt;&lt; &quot;; [.U324]; &quot;)&quot;))" office:value-type="string" office:string-value="#define SlvBMI (1 &lt;&lt; 5)" calcext:value-type="string">
            <text:p>#define SlvBMI (1 &lt;&lt; 5)</text:p>
          </table:table-cell>
        </table:table-row>
        <table:table-row table:style-name="ro3">
          <table:table-cell table:number-columns-repeated="13"/>
          <table:table-cell table:formula="of:=FLOOR((ROW([.D325]) - 1) / 8) + 2" office:value-type="float" office:value="42" calcext:value-type="float">
            <text:p>42</text:p>
          </table:table-cell>
          <table:table-cell table:formula="of:=MOD(ROW([.M326]) - 2; 8) + COLUMN([.D325])" office:value-type="float" office:value="8" calcext:value-type="float">
            <text:p>8</text:p>
          </table:table-cell>
          <table:table-cell table:formula="of:=INDIRECT(ADDRESS([.N325];[.O325]))" office:value-type="string" office:string-value="RCAI" calcext:value-type="string">
            <text:p>RCAI</text:p>
          </table:table-cell>
          <table:table-cell table:formula="of:=IF([.P325] = 0; &quot;RESERVED&quot;; [.P325])" office:value-type="string" office:string-value="RCAI" calcext:value-type="string">
            <text:p>RCAI</text:p>
          </table:table-cell>
          <table:table-cell table:number-columns-repeated="2"/>
          <table:table-cell office:value-type="string" calcext:value-type="string">
            <text:p>TXAI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325]); &quot;&quot;; COM.MICROSOFT.CONCAT(&quot;#define &quot;; [.T325]; &quot; (1 &lt;&lt; &quot;; [.U325]; &quot;)&quot;))" office:value-type="string" office:string-value="#define TXAI (1 &lt;&lt; 4)" calcext:value-type="string">
            <text:p>#define TXAI (1 &lt;&lt; 4)</text:p>
          </table:table-cell>
        </table:table-row>
        <table:table-row table:style-name="ro3">
          <table:table-cell table:number-columns-repeated="13"/>
          <table:table-cell table:formula="of:=FLOOR((ROW([.D326]) - 1) / 8) + 2" office:value-type="float" office:value="42" calcext:value-type="float">
            <text:p>42</text:p>
          </table:table-cell>
          <table:table-cell table:formula="of:=MOD(ROW([.M327]) - 2; 8) + COLUMN([.D326])" office:value-type="float" office:value="9" calcext:value-type="float">
            <text:p>9</text:p>
          </table:table-cell>
          <table:table-cell table:formula="of:=INDIRECT(ADDRESS([.N326];[.O326]))" office:value-type="string" office:string-value="SlvAMI" calcext:value-type="string">
            <text:p>SlvAMI</text:p>
          </table:table-cell>
          <table:table-cell table:formula="of:=IF([.P326] = 0; &quot;RESERVED&quot;; [.P326])" office:value-type="string" office:string-value="SlvAMI" calcext:value-type="string">
            <text:p>SlvAMI</text:p>
          </table:table-cell>
          <table:table-cell table:number-columns-repeated="2"/>
          <table:table-cell office:value-type="string" calcext:value-type="string">
            <text:p>RCAI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326]); &quot;&quot;; COM.MICROSOFT.CONCAT(&quot;#define &quot;; [.T326]; &quot; (1 &lt;&lt; &quot;; [.U326]; &quot;)&quot;))" office:value-type="string" office:string-value="#define RCAI (1 &lt;&lt; 3)" calcext:value-type="string">
            <text:p>#define RCAI (1 &lt;&lt; 3)</text:p>
          </table:table-cell>
        </table:table-row>
        <table:table-row table:style-name="ro3">
          <table:table-cell table:number-columns-repeated="13"/>
          <table:table-cell table:formula="of:=FLOOR((ROW([.D327]) - 1) / 8) + 2" office:value-type="float" office:value="42" calcext:value-type="float">
            <text:p>42</text:p>
          </table:table-cell>
          <table:table-cell table:formula="of:=MOD(ROW([.M328]) - 2; 8) + COLUMN([.D327])" office:value-type="float" office:value="10" calcext:value-type="float">
            <text:p>10</text:p>
          </table:table-cell>
          <table:table-cell table:formula="of:=INDIRECT(ADDRESS([.N327];[.O327]))" office:value-type="float" office:value="0" calcext:value-type="float">
            <text:p>0</text:p>
          </table:table-cell>
          <table:table-cell table:formula="of:=IF([.P327] = 0; &quot;RESERVED&quot;; [.P327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SlvAMI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327]); &quot;&quot;; COM.MICROSOFT.CONCAT(&quot;#define &quot;; [.T327]; &quot; (1 &lt;&lt; &quot;; [.U327]; &quot;)&quot;))" office:value-type="string" office:string-value="#define SlvAMI (1 &lt;&lt; 2)" calcext:value-type="string">
            <text:p>#define SlvAMI (1 &lt;&lt; 2)</text:p>
          </table:table-cell>
        </table:table-row>
        <table:table-row table:style-name="ro3">
          <table:table-cell table:number-columns-repeated="13"/>
          <table:table-cell table:formula="of:=FLOOR((ROW([.D328]) - 1) / 8) + 2" office:value-type="float" office:value="42" calcext:value-type="float">
            <text:p>42</text:p>
          </table:table-cell>
          <table:table-cell table:formula="of:=MOD(ROW([.M329]) - 2; 8) + COLUMN([.D328])" office:value-type="float" office:value="11" calcext:value-type="float">
            <text:p>11</text:p>
          </table:table-cell>
          <table:table-cell table:formula="of:=INDIRECT(ADDRESS([.N328];[.O328]))" office:value-type="string" office:string-value="Mbufl" calcext:value-type="string">
            <text:p>Mbufl</text:p>
          </table:table-cell>
          <table:table-cell table:formula="of:=IF([.P328] = 0; &quot;RESERVED&quot;; [.P328])" office:value-type="string" office:string-value="Mbufl" calcext:value-type="string">
            <text:p>Mbufl</text:p>
          </table:table-cell>
          <table:table-cell table:number-columns-repeated="5"/>
          <table:table-cell table:formula="of:=IF(ISBLANK([.U328]); &quot;&quot;; COM.MICROSOFT.CONCAT(&quot;#define &quot;; [.T328]; &quot; (1 &lt;&lt; &quot;; [.U328]; &quot;)&quot;))">
            <text:p/>
          </table:table-cell>
        </table:table-row>
        <table:table-row table:style-name="ro3">
          <table:table-cell table:number-columns-repeated="13"/>
          <table:table-cell table:formula="of:=FLOOR((ROW([.D329]) - 1) / 8) + 2" office:value-type="float" office:value="43" calcext:value-type="float">
            <text:p>43</text:p>
          </table:table-cell>
          <table:table-cell table:formula="of:=MOD(ROW([.M330]) - 2; 8) + COLUMN([.D329])" office:value-type="float" office:value="4" calcext:value-type="float">
            <text:p>4</text:p>
          </table:table-cell>
          <table:table-cell table:formula="of:=INDIRECT(ADDRESS([.N329];[.O329]))" office:value-type="float" office:value="0" calcext:value-type="float">
            <text:p>0</text:p>
          </table:table-cell>
          <table:table-cell table:formula="of:=IF([.P329] = 0; &quot;RESERVED&quot;; [.P329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Mbufl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29]); &quot;&quot;; COM.MICROSOFT.CONCAT(&quot;#define &quot;; [.T329]; &quot; (1 &lt;&lt; &quot;; [.U329]; &quot;)&quot;))" office:value-type="string" office:string-value="#define Mbufl (1 &lt;&lt; 0)" calcext:value-type="string">
            <text:p>#define Mbufl (1 &lt;&lt; 0)</text:p>
          </table:table-cell>
        </table:table-row>
        <table:table-row table:style-name="ro3">
          <table:table-cell table:number-columns-repeated="13"/>
          <table:table-cell table:formula="of:=FLOOR((ROW([.D330]) - 1) / 8) + 2" office:value-type="float" office:value="43" calcext:value-type="float">
            <text:p>43</text:p>
          </table:table-cell>
          <table:table-cell table:formula="of:=MOD(ROW([.M331]) - 2; 8) + COLUMN([.D330])" office:value-type="float" office:value="5" calcext:value-type="float">
            <text:p>5</text:p>
          </table:table-cell>
          <table:table-cell table:formula="of:=INDIRECT(ADDRESS([.N330];[.O330]))" office:value-type="float" office:value="0" calcext:value-type="float">
            <text:p>0</text:p>
          </table:table-cell>
          <table:table-cell table:formula="of:=IF([.P330] = 0; &quot;RESERVED&quot;; [.P33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30]); &quot;&quot;; COM.MICROSOFT.CONCAT(&quot;#define &quot;; [.T330]; &quot; (1 &lt;&lt; &quot;; [.U330]; &quot;)&quot;))">
            <text:p/>
          </table:table-cell>
        </table:table-row>
        <table:table-row table:style-name="ro3">
          <table:table-cell table:number-columns-repeated="13"/>
          <table:table-cell table:formula="of:=FLOOR((ROW([.D331]) - 1) / 8) + 2" office:value-type="float" office:value="43" calcext:value-type="float">
            <text:p>43</text:p>
          </table:table-cell>
          <table:table-cell table:formula="of:=MOD(ROW([.M332]) - 2; 8) + COLUMN([.D331])" office:value-type="float" office:value="6" calcext:value-type="float">
            <text:p>6</text:p>
          </table:table-cell>
          <table:table-cell table:formula="of:=INDIRECT(ADDRESS([.N331];[.O331]))" office:value-type="string" office:string-value="SlvBMI" calcext:value-type="string">
            <text:p>SlvBMI</text:p>
          </table:table-cell>
          <table:table-cell table:formula="of:=IF([.P331] = 0; &quot;RESERVED&quot;; [.P331])" office:value-type="string" office:string-value="SlvBMI" calcext:value-type="string">
            <text:p>SlvBMI</text:p>
          </table:table-cell>
          <table:table-cell table:number-columns-repeated="5"/>
          <table:table-cell table:formula="of:=IF(ISBLANK([.U331]); &quot;&quot;; COM.MICROSOFT.CONCAT(&quot;#define &quot;; [.T331]; &quot; (1 &lt;&lt; &quot;; [.U331]; &quot;)&quot;))">
            <text:p/>
          </table:table-cell>
        </table:table-row>
        <table:table-row table:style-name="ro3">
          <table:table-cell table:number-columns-repeated="13"/>
          <table:table-cell table:formula="of:=FLOOR((ROW([.D332]) - 1) / 8) + 2" office:value-type="float" office:value="43" calcext:value-type="float">
            <text:p>43</text:p>
          </table:table-cell>
          <table:table-cell table:formula="of:=MOD(ROW([.M333]) - 2; 8) + COLUMN([.D332])" office:value-type="float" office:value="7" calcext:value-type="float">
            <text:p>7</text:p>
          </table:table-cell>
          <table:table-cell table:formula="of:=INDIRECT(ADDRESS([.N332];[.O332]))" office:value-type="float" office:value="0" calcext:value-type="float">
            <text:p>0</text:p>
          </table:table-cell>
          <table:table-cell table:formula="of:=IF([.P332] = 0; &quot;RESERVED&quot;; [.P332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SlvBMI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332]); &quot;&quot;; COM.MICROSOFT.CONCAT(&quot;#define &quot;; [.T332]; &quot; (1 &lt;&lt; &quot;; [.U332]; &quot;)&quot;))" office:value-type="string" office:string-value="#define SlvBMI (1 &lt;&lt; 5)" calcext:value-type="string">
            <text:p>#define SlvBMI (1 &lt;&lt; 5)</text:p>
          </table:table-cell>
        </table:table-row>
        <table:table-row table:style-name="ro3">
          <table:table-cell table:number-columns-repeated="13"/>
          <table:table-cell table:formula="of:=FLOOR((ROW([.D333]) - 1) / 8) + 2" office:value-type="float" office:value="43" calcext:value-type="float">
            <text:p>43</text:p>
          </table:table-cell>
          <table:table-cell table:formula="of:=MOD(ROW([.M334]) - 2; 8) + COLUMN([.D333])" office:value-type="float" office:value="8" calcext:value-type="float">
            <text:p>8</text:p>
          </table:table-cell>
          <table:table-cell table:formula="of:=INDIRECT(ADDRESS([.N333];[.O333]))" office:value-type="float" office:value="0" calcext:value-type="float">
            <text:p>0</text:p>
          </table:table-cell>
          <table:table-cell table:formula="of:=IF([.P333] = 0; &quot;RESERVED&quot;; [.P333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333]); &quot;&quot;; COM.MICROSOFT.CONCAT(&quot;#define &quot;; [.T333]; &quot; (1 &lt;&lt; &quot;; [.U333]; &quot;)&quot;))">
            <text:p/>
          </table:table-cell>
        </table:table-row>
        <table:table-row table:style-name="ro3">
          <table:table-cell table:number-columns-repeated="13"/>
          <table:table-cell table:formula="of:=FLOOR((ROW([.D334]) - 1) / 8) + 2" office:value-type="float" office:value="43" calcext:value-type="float">
            <text:p>43</text:p>
          </table:table-cell>
          <table:table-cell table:formula="of:=MOD(ROW([.M335]) - 2; 8) + COLUMN([.D334])" office:value-type="float" office:value="9" calcext:value-type="float">
            <text:p>9</text:p>
          </table:table-cell>
          <table:table-cell table:formula="of:=INDIRECT(ADDRESS([.N334];[.O334]))" office:value-type="string" office:string-value="SlvAMI" calcext:value-type="string">
            <text:p>SlvAMI</text:p>
          </table:table-cell>
          <table:table-cell table:formula="of:=IF([.P334] = 0; &quot;RESERVED&quot;; [.P334])" office:value-type="string" office:string-value="SlvAMI" calcext:value-type="string">
            <text:p>SlvAMI</text:p>
          </table:table-cell>
          <table:table-cell table:number-columns-repeated="5"/>
          <table:table-cell table:formula="of:=IF(ISBLANK([.U334]); &quot;&quot;; COM.MICROSOFT.CONCAT(&quot;#define &quot;; [.T334]; &quot; (1 &lt;&lt; &quot;; [.U334]; &quot;)&quot;))">
            <text:p/>
          </table:table-cell>
        </table:table-row>
        <table:table-row table:style-name="ro3">
          <table:table-cell table:number-columns-repeated="13"/>
          <table:table-cell table:formula="of:=FLOOR((ROW([.D335]) - 1) / 8) + 2" office:value-type="float" office:value="43" calcext:value-type="float">
            <text:p>43</text:p>
          </table:table-cell>
          <table:table-cell table:formula="of:=MOD(ROW([.M336]) - 2; 8) + COLUMN([.D335])" office:value-type="float" office:value="10" calcext:value-type="float">
            <text:p>10</text:p>
          </table:table-cell>
          <table:table-cell table:formula="of:=INDIRECT(ADDRESS([.N335];[.O335]))" office:value-type="float" office:value="0" calcext:value-type="float">
            <text:p>0</text:p>
          </table:table-cell>
          <table:table-cell table:formula="of:=IF([.P335] = 0; &quot;RESERVED&quot;; [.P335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SlvAMI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335]); &quot;&quot;; COM.MICROSOFT.CONCAT(&quot;#define &quot;; [.T335]; &quot; (1 &lt;&lt; &quot;; [.U335]; &quot;)&quot;))" office:value-type="string" office:string-value="#define SlvAMI (1 &lt;&lt; 2)" calcext:value-type="string">
            <text:p>#define SlvAMI (1 &lt;&lt; 2)</text:p>
          </table:table-cell>
        </table:table-row>
        <table:table-row table:style-name="ro3">
          <table:table-cell table:number-columns-repeated="13"/>
          <table:table-cell table:formula="of:=FLOOR((ROW([.D336]) - 1) / 8) + 2" office:value-type="float" office:value="43" calcext:value-type="float">
            <text:p>43</text:p>
          </table:table-cell>
          <table:table-cell table:formula="of:=MOD(ROW([.M337]) - 2; 8) + COLUMN([.D336])" office:value-type="float" office:value="11" calcext:value-type="float">
            <text:p>11</text:p>
          </table:table-cell>
          <table:table-cell table:formula="of:=INDIRECT(ADDRESS([.N336];[.O336]))" office:value-type="string" office:string-value="Mbufl" calcext:value-type="string">
            <text:p>Mbufl</text:p>
          </table:table-cell>
          <table:table-cell table:formula="of:=IF([.P336] = 0; &quot;RESERVED&quot;; [.P336])" office:value-type="string" office:string-value="Mbufl" calcext:value-type="string">
            <text:p>Mbufl</text:p>
          </table:table-cell>
          <table:table-cell table:number-columns-repeated="5"/>
          <table:table-cell table:formula="of:=IF(ISBLANK([.U336]); &quot;&quot;; COM.MICROSOFT.CONCAT(&quot;#define &quot;; [.T336]; &quot; (1 &lt;&lt; &quot;; [.U336]; &quot;)&quot;))">
            <text:p/>
          </table:table-cell>
        </table:table-row>
        <table:table-row table:style-name="ro3">
          <table:table-cell table:number-columns-repeated="13"/>
          <table:table-cell table:formula="of:=FLOOR((ROW([.D337]) - 1) / 8) + 2" office:value-type="float" office:value="44" calcext:value-type="float">
            <text:p>44</text:p>
          </table:table-cell>
          <table:table-cell table:formula="of:=MOD(ROW([.M338]) - 2; 8) + COLUMN([.D337])" office:value-type="float" office:value="4" calcext:value-type="float">
            <text:p>4</text:p>
          </table:table-cell>
          <table:table-cell table:formula="of:=INDIRECT(ADDRESS([.N337];[.O337]))" office:value-type="string" office:string-value="ETXBI" calcext:value-type="string">
            <text:p>ETXBI</text:p>
          </table:table-cell>
          <table:table-cell table:formula="of:=IF([.P337] = 0; &quot;RESERVED&quot;; [.P337])" office:value-type="string" office:string-value="ETXBI" calcext:value-type="string">
            <text:p>ETXBI</text:p>
          </table:table-cell>
          <table:table-cell table:number-columns-repeated="2"/>
          <table:table-cell office:value-type="string" calcext:value-type="string">
            <text:p>Mbufl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37]); &quot;&quot;; COM.MICROSOFT.CONCAT(&quot;#define &quot;; [.T337]; &quot; (1 &lt;&lt; &quot;; [.U337]; &quot;)&quot;))" office:value-type="string" office:string-value="#define Mbufl (1 &lt;&lt; 0)" calcext:value-type="string">
            <text:p>#define Mbufl (1 &lt;&lt; 0)</text:p>
          </table:table-cell>
        </table:table-row>
        <table:table-row table:style-name="ro3">
          <table:table-cell table:number-columns-repeated="13"/>
          <table:table-cell table:formula="of:=FLOOR((ROW([.D338]) - 1) / 8) + 2" office:value-type="float" office:value="44" calcext:value-type="float">
            <text:p>44</text:p>
          </table:table-cell>
          <table:table-cell table:formula="of:=MOD(ROW([.M339]) - 2; 8) + COLUMN([.D338])" office:value-type="float" office:value="5" calcext:value-type="float">
            <text:p>5</text:p>
          </table:table-cell>
          <table:table-cell table:formula="of:=INDIRECT(ADDRESS([.N338];[.O338]))" office:value-type="string" office:string-value="ERCBI" calcext:value-type="string">
            <text:p>ERCBI</text:p>
          </table:table-cell>
          <table:table-cell table:formula="of:=IF([.P338] = 0; &quot;RESERVED&quot;; [.P338])" office:value-type="string" office:string-value="ERCBI" calcext:value-type="string">
            <text:p>ERCBI</text:p>
          </table:table-cell>
          <table:table-cell table:number-columns-repeated="2"/>
          <table:table-cell office:value-type="string" calcext:value-type="string">
            <text:p>ETXBI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338]); &quot;&quot;; COM.MICROSOFT.CONCAT(&quot;#define &quot;; [.T338]; &quot; (1 &lt;&lt; &quot;; [.U338]; &quot;)&quot;))" office:value-type="string" office:string-value="#define ETXBI (1 &lt;&lt; 7)" calcext:value-type="string">
            <text:p>#define ETXBI (1 &lt;&lt; 7)</text:p>
          </table:table-cell>
        </table:table-row>
        <table:table-row table:style-name="ro3">
          <table:table-cell table:number-columns-repeated="13"/>
          <table:table-cell table:formula="of:=FLOOR((ROW([.D339]) - 1) / 8) + 2" office:value-type="float" office:value="44" calcext:value-type="float">
            <text:p>44</text:p>
          </table:table-cell>
          <table:table-cell table:formula="of:=MOD(ROW([.M340]) - 2; 8) + COLUMN([.D339])" office:value-type="float" office:value="6" calcext:value-type="float">
            <text:p>6</text:p>
          </table:table-cell>
          <table:table-cell table:formula="of:=INDIRECT(ADDRESS([.N339];[.O339]))" office:value-type="string" office:string-value="ESlvBMI" calcext:value-type="string">
            <text:p>ESlvBMI</text:p>
          </table:table-cell>
          <table:table-cell table:formula="of:=IF([.P339] = 0; &quot;RESERVED&quot;; [.P339])" office:value-type="string" office:string-value="ESlvBMI" calcext:value-type="string">
            <text:p>ESlvBMI</text:p>
          </table:table-cell>
          <table:table-cell table:number-columns-repeated="2"/>
          <table:table-cell office:value-type="string" calcext:value-type="string">
            <text:p>ERCBI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339]); &quot;&quot;; COM.MICROSOFT.CONCAT(&quot;#define &quot;; [.T339]; &quot; (1 &lt;&lt; &quot;; [.U339]; &quot;)&quot;))" office:value-type="string" office:string-value="#define ERCBI (1 &lt;&lt; 6)" calcext:value-type="string">
            <text:p>#define ERCBI (1 &lt;&lt; 6)</text:p>
          </table:table-cell>
        </table:table-row>
        <table:table-row table:style-name="ro3">
          <table:table-cell table:number-columns-repeated="13"/>
          <table:table-cell table:formula="of:=FLOOR((ROW([.D340]) - 1) / 8) + 2" office:value-type="float" office:value="44" calcext:value-type="float">
            <text:p>44</text:p>
          </table:table-cell>
          <table:table-cell table:formula="of:=MOD(ROW([.M341]) - 2; 8) + COLUMN([.D340])" office:value-type="float" office:value="7" calcext:value-type="float">
            <text:p>7</text:p>
          </table:table-cell>
          <table:table-cell table:formula="of:=INDIRECT(ADDRESS([.N340];[.O340]))" office:value-type="string" office:string-value="ETXAI" calcext:value-type="string">
            <text:p>ETXAI</text:p>
          </table:table-cell>
          <table:table-cell table:formula="of:=IF([.P340] = 0; &quot;RESERVED&quot;; [.P340])" office:value-type="string" office:string-value="ETXAI" calcext:value-type="string">
            <text:p>ETXAI</text:p>
          </table:table-cell>
          <table:table-cell table:number-columns-repeated="2"/>
          <table:table-cell office:value-type="string" calcext:value-type="string">
            <text:p>ESlvBMI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340]); &quot;&quot;; COM.MICROSOFT.CONCAT(&quot;#define &quot;; [.T340]; &quot; (1 &lt;&lt; &quot;; [.U340]; &quot;)&quot;))" office:value-type="string" office:string-value="#define ESlvBMI (1 &lt;&lt; 5)" calcext:value-type="string">
            <text:p>#define ESlvBMI (1 &lt;&lt; 5)</text:p>
          </table:table-cell>
        </table:table-row>
        <table:table-row table:style-name="ro3">
          <table:table-cell table:number-columns-repeated="13"/>
          <table:table-cell table:formula="of:=FLOOR((ROW([.D341]) - 1) / 8) + 2" office:value-type="float" office:value="44" calcext:value-type="float">
            <text:p>44</text:p>
          </table:table-cell>
          <table:table-cell table:formula="of:=MOD(ROW([.M342]) - 2; 8) + COLUMN([.D341])" office:value-type="float" office:value="8" calcext:value-type="float">
            <text:p>8</text:p>
          </table:table-cell>
          <table:table-cell table:formula="of:=INDIRECT(ADDRESS([.N341];[.O341]))" office:value-type="string" office:string-value="ERCAI" calcext:value-type="string">
            <text:p>ERCAI</text:p>
          </table:table-cell>
          <table:table-cell table:formula="of:=IF([.P341] = 0; &quot;RESERVED&quot;; [.P341])" office:value-type="string" office:string-value="ERCAI" calcext:value-type="string">
            <text:p>ERCAI</text:p>
          </table:table-cell>
          <table:table-cell table:number-columns-repeated="2"/>
          <table:table-cell office:value-type="string" calcext:value-type="string">
            <text:p>ETXAI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341]); &quot;&quot;; COM.MICROSOFT.CONCAT(&quot;#define &quot;; [.T341]; &quot; (1 &lt;&lt; &quot;; [.U341]; &quot;)&quot;))" office:value-type="string" office:string-value="#define ETXAI (1 &lt;&lt; 4)" calcext:value-type="string">
            <text:p>#define ETXAI (1 &lt;&lt; 4)</text:p>
          </table:table-cell>
        </table:table-row>
        <table:table-row table:style-name="ro3">
          <table:table-cell table:number-columns-repeated="13"/>
          <table:table-cell table:formula="of:=FLOOR((ROW([.D342]) - 1) / 8) + 2" office:value-type="float" office:value="44" calcext:value-type="float">
            <text:p>44</text:p>
          </table:table-cell>
          <table:table-cell table:formula="of:=MOD(ROW([.M343]) - 2; 8) + COLUMN([.D342])" office:value-type="float" office:value="9" calcext:value-type="float">
            <text:p>9</text:p>
          </table:table-cell>
          <table:table-cell table:formula="of:=INDIRECT(ADDRESS([.N342];[.O342]))" office:value-type="string" office:string-value="ESlvAMI" calcext:value-type="string">
            <text:p>ESlvAMI</text:p>
          </table:table-cell>
          <table:table-cell table:formula="of:=IF([.P342] = 0; &quot;RESERVED&quot;; [.P342])" office:value-type="string" office:string-value="ESlvAMI" calcext:value-type="string">
            <text:p>ESlvAMI</text:p>
          </table:table-cell>
          <table:table-cell table:number-columns-repeated="2"/>
          <table:table-cell office:value-type="string" calcext:value-type="string">
            <text:p>ERCAI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342]); &quot;&quot;; COM.MICROSOFT.CONCAT(&quot;#define &quot;; [.T342]; &quot; (1 &lt;&lt; &quot;; [.U342]; &quot;)&quot;))" office:value-type="string" office:string-value="#define ERCAI (1 &lt;&lt; 3)" calcext:value-type="string">
            <text:p>#define ERCAI (1 &lt;&lt; 3)</text:p>
          </table:table-cell>
        </table:table-row>
        <table:table-row table:style-name="ro3">
          <table:table-cell table:number-columns-repeated="13"/>
          <table:table-cell table:formula="of:=FLOOR((ROW([.D343]) - 1) / 8) + 2" office:value-type="float" office:value="44" calcext:value-type="float">
            <text:p>44</text:p>
          </table:table-cell>
          <table:table-cell table:formula="of:=MOD(ROW([.M344]) - 2; 8) + COLUMN([.D343])" office:value-type="float" office:value="10" calcext:value-type="float">
            <text:p>10</text:p>
          </table:table-cell>
          <table:table-cell table:formula="of:=INDIRECT(ADDRESS([.N343];[.O343]))" office:value-type="string" office:string-value="E" calcext:value-type="string">
            <text:p>E</text:p>
          </table:table-cell>
          <table:table-cell table:formula="of:=IF([.P343] = 0; &quot;RESERVED&quot;; [.P343])" office:value-type="string" office:string-value="E" calcext:value-type="string">
            <text:p>E</text:p>
          </table:table-cell>
          <table:table-cell table:number-columns-repeated="2"/>
          <table:table-cell office:value-type="string" calcext:value-type="string">
            <text:p>ESlvAMI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343]); &quot;&quot;; COM.MICROSOFT.CONCAT(&quot;#define &quot;; [.T343]; &quot; (1 &lt;&lt; &quot;; [.U343]; &quot;)&quot;))" office:value-type="string" office:string-value="#define ESlvAMI (1 &lt;&lt; 2)" calcext:value-type="string">
            <text:p>#define ESlvAMI (1 &lt;&lt; 2)</text:p>
          </table:table-cell>
        </table:table-row>
        <table:table-row table:style-name="ro3">
          <table:table-cell table:number-columns-repeated="13"/>
          <table:table-cell table:formula="of:=FLOOR((ROW([.D344]) - 1) / 8) + 2" office:value-type="float" office:value="44" calcext:value-type="float">
            <text:p>44</text:p>
          </table:table-cell>
          <table:table-cell table:formula="of:=MOD(ROW([.M345]) - 2; 8) + COLUMN([.D344])" office:value-type="float" office:value="11" calcext:value-type="float">
            <text:p>11</text:p>
          </table:table-cell>
          <table:table-cell table:formula="of:=INDIRECT(ADDRESS([.N344];[.O344]))" office:value-type="string" office:string-value="EMbufl" calcext:value-type="string">
            <text:p>EMbufl</text:p>
          </table:table-cell>
          <table:table-cell table:formula="of:=IF([.P344] = 0; &quot;RESERVED&quot;; [.P344])" office:value-type="string" office:string-value="EMbufl" calcext:value-type="string">
            <text:p>EMbufl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344]); &quot;&quot;; COM.MICROSOFT.CONCAT(&quot;#define &quot;; [.T344]; &quot; (1 &lt;&lt; &quot;; [.U344]; &quot;)&quot;))" office:value-type="string" office:string-value="#define E (1 &lt;&lt; 1)" calcext:value-type="string">
            <text:p>#define E (1 &lt;&lt; 1)</text:p>
          </table:table-cell>
        </table:table-row>
        <table:table-row table:style-name="ro3">
          <table:table-cell table:number-columns-repeated="13"/>
          <table:table-cell table:formula="of:=FLOOR((ROW([.D345]) - 1) / 8) + 2" office:value-type="float" office:value="45" calcext:value-type="float">
            <text:p>45</text:p>
          </table:table-cell>
          <table:table-cell table:formula="of:=MOD(ROW([.M346]) - 2; 8) + COLUMN([.D345])" office:value-type="float" office:value="4" calcext:value-type="float">
            <text:p>4</text:p>
          </table:table-cell>
          <table:table-cell table:formula="of:=INDIRECT(ADDRESS([.N345];[.O345]))" office:value-type="string" office:string-value="Master IIC receive/transmit buffer" calcext:value-type="string">
            <text:p>Master IIC receive/transmit buffer</text:p>
          </table:table-cell>
          <table:table-cell table:formula="of:=IF([.P345] = 0; &quot;RESERVED&quot;; [.P345])" office:value-type="string" office:string-value="Master IIC receive/transmit buffer" calcext:value-type="string">
            <text:p>Master IIC receive/transmit buffer</text:p>
          </table:table-cell>
          <table:table-cell table:number-columns-repeated="2"/>
          <table:table-cell office:value-type="string" calcext:value-type="string">
            <text:p>EMbufl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45]); &quot;&quot;; COM.MICROSOFT.CONCAT(&quot;#define &quot;; [.T345]; &quot; (1 &lt;&lt; &quot;; [.U345]; &quot;)&quot;))" office:value-type="string" office:string-value="#define EMbufl (1 &lt;&lt; 0)" calcext:value-type="string">
            <text:p>#define EMbufl (1 &lt;&lt; 0)</text:p>
          </table:table-cell>
        </table:table-row>
        <table:table-row table:style-name="ro3">
          <table:table-cell table:number-columns-repeated="13"/>
          <table:table-cell table:formula="of:=FLOOR((ROW([.D346]) - 1) / 8) + 2" office:value-type="float" office:value="45" calcext:value-type="float">
            <text:p>45</text:p>
          </table:table-cell>
          <table:table-cell table:formula="of:=MOD(ROW([.M347]) - 2; 8) + COLUMN([.D346])" office:value-type="float" office:value="5" calcext:value-type="float">
            <text:p>5</text:p>
          </table:table-cell>
          <table:table-cell table:formula="of:=INDIRECT(ADDRESS([.N346];[.O346]))" office:value-type="float" office:value="0" calcext:value-type="float">
            <text:p>0</text:p>
          </table:table-cell>
          <table:table-cell table:number-columns-repeated="6"/>
          <table:table-cell table:formula="of:=IF(ISBLANK([.U346]); &quot;&quot;; COM.MICROSOFT.CONCAT(&quot;#define &quot;; [.T346]; &quot; (1 &lt;&lt; &quot;; [.U346]; &quot;)&quot;))">
            <text:p/>
          </table:table-cell>
        </table:table-row>
        <table:table-row table:style-name="ro3">
          <table:table-cell table:number-columns-repeated="13"/>
          <table:table-cell table:formula="of:=FLOOR((ROW([.D347]) - 1) / 8) + 2" office:value-type="float" office:value="45" calcext:value-type="float">
            <text:p>45</text:p>
          </table:table-cell>
          <table:table-cell table:formula="of:=MOD(ROW([.M348]) - 2; 8) + COLUMN([.D347])" office:value-type="float" office:value="6" calcext:value-type="float">
            <text:p>6</text:p>
          </table:table-cell>
          <table:table-cell table:formula="of:=INDIRECT(ADDRESS([.N347];[.O347]))" office:value-type="float" office:value="0" calcext:value-type="float">
            <text:p>0</text:p>
          </table:table-cell>
          <table:table-cell table:number-columns-repeated="6"/>
          <table:table-cell table:formula="of:=IF(ISBLANK([.U347]); &quot;&quot;; COM.MICROSOFT.CONCAT(&quot;#define &quot;; [.T347]; &quot; (1 &lt;&lt; &quot;; [.U347]; &quot;)&quot;))">
            <text:p/>
          </table:table-cell>
        </table:table-row>
        <table:table-row table:style-name="ro3">
          <table:table-cell table:number-columns-repeated="13"/>
          <table:table-cell table:formula="of:=FLOOR((ROW([.D348]) - 1) / 8) + 2" office:value-type="float" office:value="45" calcext:value-type="float">
            <text:p>45</text:p>
          </table:table-cell>
          <table:table-cell table:formula="of:=MOD(ROW([.M349]) - 2; 8) + COLUMN([.D348])" office:value-type="float" office:value="7" calcext:value-type="float">
            <text:p>7</text:p>
          </table:table-cell>
          <table:table-cell table:formula="of:=INDIRECT(ADDRESS([.N348];[.O348]))" office:value-type="float" office:value="0" calcext:value-type="float">
            <text:p>0</text:p>
          </table:table-cell>
          <table:table-cell table:number-columns-repeated="6"/>
          <table:table-cell table:formula="of:=IF(ISBLANK([.U348]); &quot;&quot;; COM.MICROSOFT.CONCAT(&quot;#define &quot;; [.T348]; &quot; (1 &lt;&lt; &quot;; [.U348]; &quot;)&quot;))">
            <text:p/>
          </table:table-cell>
        </table:table-row>
        <table:table-row table:style-name="ro3">
          <table:table-cell table:number-columns-repeated="13"/>
          <table:table-cell table:formula="of:=FLOOR((ROW([.D349]) - 1) / 8) + 2" office:value-type="float" office:value="45" calcext:value-type="float">
            <text:p>45</text:p>
          </table:table-cell>
          <table:table-cell table:formula="of:=MOD(ROW([.M350]) - 2; 8) + COLUMN([.D349])" office:value-type="float" office:value="8" calcext:value-type="float">
            <text:p>8</text:p>
          </table:table-cell>
          <table:table-cell table:formula="of:=INDIRECT(ADDRESS([.N349];[.O349]))" office:value-type="float" office:value="0" calcext:value-type="float">
            <text:p>0</text:p>
          </table:table-cell>
          <table:table-cell table:number-columns-repeated="6"/>
          <table:table-cell table:formula="of:=IF(ISBLANK([.U349]); &quot;&quot;; COM.MICROSOFT.CONCAT(&quot;#define &quot;; [.T349]; &quot; (1 &lt;&lt; &quot;; [.U349]; &quot;)&quot;))">
            <text:p/>
          </table:table-cell>
        </table:table-row>
        <table:table-row table:style-name="ro3">
          <table:table-cell table:number-columns-repeated="13"/>
          <table:table-cell table:formula="of:=FLOOR((ROW([.D350]) - 1) / 8) + 2" office:value-type="float" office:value="45" calcext:value-type="float">
            <text:p>45</text:p>
          </table:table-cell>
          <table:table-cell table:formula="of:=MOD(ROW([.M351]) - 2; 8) + COLUMN([.D350])" office:value-type="float" office:value="9" calcext:value-type="float">
            <text:p>9</text:p>
          </table:table-cell>
          <table:table-cell table:formula="of:=INDIRECT(ADDRESS([.N350];[.O350]))" office:value-type="float" office:value="0" calcext:value-type="float">
            <text:p>0</text:p>
          </table:table-cell>
          <table:table-cell table:number-columns-repeated="6"/>
          <table:table-cell table:formula="of:=IF(ISBLANK([.U350]); &quot;&quot;; COM.MICROSOFT.CONCAT(&quot;#define &quot;; [.T350]; &quot; (1 &lt;&lt; &quot;; [.U350]; &quot;)&quot;))">
            <text:p/>
          </table:table-cell>
        </table:table-row>
        <table:table-row table:style-name="ro3">
          <table:table-cell table:number-columns-repeated="13"/>
          <table:table-cell table:formula="of:=FLOOR((ROW([.D351]) - 1) / 8) + 2" office:value-type="float" office:value="45" calcext:value-type="float">
            <text:p>45</text:p>
          </table:table-cell>
          <table:table-cell table:formula="of:=MOD(ROW([.M352]) - 2; 8) + COLUMN([.D351])" office:value-type="float" office:value="10" calcext:value-type="float">
            <text:p>10</text:p>
          </table:table-cell>
          <table:table-cell table:formula="of:=INDIRECT(ADDRESS([.N351];[.O351]))" office:value-type="float" office:value="0" calcext:value-type="float">
            <text:p>0</text:p>
          </table:table-cell>
          <table:table-cell table:number-columns-repeated="6"/>
          <table:table-cell table:formula="of:=IF(ISBLANK([.U351]); &quot;&quot;; COM.MICROSOFT.CONCAT(&quot;#define &quot;; [.T351]; &quot; (1 &lt;&lt; &quot;; [.U351]; &quot;)&quot;))">
            <text:p/>
          </table:table-cell>
        </table:table-row>
        <table:table-row table:style-name="ro3">
          <table:table-cell table:number-columns-repeated="13"/>
          <table:table-cell table:formula="of:=FLOOR((ROW([.D352]) - 1) / 8) + 2" office:value-type="float" office:value="45" calcext:value-type="float">
            <text:p>45</text:p>
          </table:table-cell>
          <table:table-cell table:formula="of:=MOD(ROW([.M353]) - 2; 8) + COLUMN([.D352])" office:value-type="float" office:value="11" calcext:value-type="float">
            <text:p>11</text:p>
          </table:table-cell>
          <table:table-cell table:formula="of:=INDIRECT(ADDRESS([.N352];[.O352]))" office:value-type="float" office:value="0" calcext:value-type="float">
            <text:p>0</text:p>
          </table:table-cell>
          <table:table-cell table:number-columns-repeated="6"/>
          <table:table-cell table:formula="of:=IF(ISBLANK([.U352]); &quot;&quot;; COM.MICROSOFT.CONCAT(&quot;#define &quot;; [.T352]; &quot; (1 &lt;&lt; &quot;; [.U352]; &quot;)&quot;))">
            <text:p/>
          </table:table-cell>
        </table:table-row>
        <table:table-row table:style-name="ro3">
          <table:table-cell table:number-columns-repeated="13"/>
          <table:table-cell table:formula="of:=FLOOR((ROW([.D353]) - 1) / 8) + 2" office:value-type="float" office:value="46" calcext:value-type="float">
            <text:p>46</text:p>
          </table:table-cell>
          <table:table-cell table:formula="of:=MOD(ROW([.M354]) - 2; 8) + COLUMN([.D353])" office:value-type="float" office:value="4" calcext:value-type="float">
            <text:p>4</text:p>
          </table:table-cell>
          <table:table-cell table:formula="of:=INDIRECT(ADDRESS([.N353];[.O353]))" office:value-type="string" office:string-value="Slave A IIC receive buffer" calcext:value-type="string">
            <text:p>Slave A IIC receive buffer</text:p>
          </table:table-cell>
          <table:table-cell table:formula="of:=IF([.P353] = 0; &quot;RESERVED&quot;; [.P353])" office:value-type="string" office:string-value="Slave A IIC receive buffer" calcext:value-type="string">
            <text:p>Slave A IIC receive buffer</text:p>
          </table:table-cell>
          <table:table-cell table:number-columns-repeated="2"/>
          <table:table-cell office:value-type="string" calcext:value-type="string">
            <text:p>Master IIC receive/transmit buffe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53]); &quot;&quot;; COM.MICROSOFT.CONCAT(&quot;#define &quot;; [.T353]; &quot; (1 &lt;&lt; &quot;; [.U353]; &quot;)&quot;))" office:value-type="string" office:string-value="#define Master IIC receive/transmit buffer (1 &lt;&lt; 0)" calcext:value-type="string">
            <text:p>#define Master IIC receive/transmit buffer (1 &lt;&lt; 0)</text:p>
          </table:table-cell>
        </table:table-row>
        <table:table-row table:style-name="ro3">
          <table:table-cell table:number-columns-repeated="13"/>
          <table:table-cell table:formula="of:=FLOOR((ROW([.D354]) - 1) / 8) + 2" office:value-type="float" office:value="46" calcext:value-type="float">
            <text:p>46</text:p>
          </table:table-cell>
          <table:table-cell table:formula="of:=MOD(ROW([.M355]) - 2; 8) + COLUMN([.D354])" office:value-type="float" office:value="5" calcext:value-type="float">
            <text:p>5</text:p>
          </table:table-cell>
          <table:table-cell table:formula="of:=INDIRECT(ADDRESS([.N354];[.O354]))" office:value-type="float" office:value="0" calcext:value-type="float">
            <text:p>0</text:p>
          </table:table-cell>
          <table:table-cell table:number-columns-repeated="6"/>
          <table:table-cell table:formula="of:=IF(ISBLANK([.U354]); &quot;&quot;; COM.MICROSOFT.CONCAT(&quot;#define &quot;; [.T354]; &quot; (1 &lt;&lt; &quot;; [.U354]; &quot;)&quot;))">
            <text:p/>
          </table:table-cell>
        </table:table-row>
        <table:table-row table:style-name="ro3">
          <table:table-cell table:number-columns-repeated="13"/>
          <table:table-cell table:formula="of:=FLOOR((ROW([.D355]) - 1) / 8) + 2" office:value-type="float" office:value="46" calcext:value-type="float">
            <text:p>46</text:p>
          </table:table-cell>
          <table:table-cell table:formula="of:=MOD(ROW([.M356]) - 2; 8) + COLUMN([.D355])" office:value-type="float" office:value="6" calcext:value-type="float">
            <text:p>6</text:p>
          </table:table-cell>
          <table:table-cell table:formula="of:=INDIRECT(ADDRESS([.N355];[.O355]))" office:value-type="float" office:value="0" calcext:value-type="float">
            <text:p>0</text:p>
          </table:table-cell>
          <table:table-cell table:number-columns-repeated="6"/>
          <table:table-cell table:formula="of:=IF(ISBLANK([.U355]); &quot;&quot;; COM.MICROSOFT.CONCAT(&quot;#define &quot;; [.T355]; &quot; (1 &lt;&lt; &quot;; [.U355]; &quot;)&quot;))">
            <text:p/>
          </table:table-cell>
        </table:table-row>
        <table:table-row table:style-name="ro3">
          <table:table-cell table:number-columns-repeated="13"/>
          <table:table-cell table:formula="of:=FLOOR((ROW([.D356]) - 1) / 8) + 2" office:value-type="float" office:value="46" calcext:value-type="float">
            <text:p>46</text:p>
          </table:table-cell>
          <table:table-cell table:formula="of:=MOD(ROW([.M357]) - 2; 8) + COLUMN([.D356])" office:value-type="float" office:value="7" calcext:value-type="float">
            <text:p>7</text:p>
          </table:table-cell>
          <table:table-cell table:formula="of:=INDIRECT(ADDRESS([.N356];[.O356]))" office:value-type="float" office:value="0" calcext:value-type="float">
            <text:p>0</text:p>
          </table:table-cell>
          <table:table-cell table:number-columns-repeated="6"/>
          <table:table-cell table:formula="of:=IF(ISBLANK([.U356]); &quot;&quot;; COM.MICROSOFT.CONCAT(&quot;#define &quot;; [.T356]; &quot; (1 &lt;&lt; &quot;; [.U356]; &quot;)&quot;))">
            <text:p/>
          </table:table-cell>
        </table:table-row>
        <table:table-row table:style-name="ro3">
          <table:table-cell table:number-columns-repeated="13"/>
          <table:table-cell table:formula="of:=FLOOR((ROW([.D357]) - 1) / 8) + 2" office:value-type="float" office:value="46" calcext:value-type="float">
            <text:p>46</text:p>
          </table:table-cell>
          <table:table-cell table:formula="of:=MOD(ROW([.M358]) - 2; 8) + COLUMN([.D357])" office:value-type="float" office:value="8" calcext:value-type="float">
            <text:p>8</text:p>
          </table:table-cell>
          <table:table-cell table:formula="of:=INDIRECT(ADDRESS([.N357];[.O357]))" office:value-type="float" office:value="0" calcext:value-type="float">
            <text:p>0</text:p>
          </table:table-cell>
          <table:table-cell table:number-columns-repeated="6"/>
          <table:table-cell table:formula="of:=IF(ISBLANK([.U357]); &quot;&quot;; COM.MICROSOFT.CONCAT(&quot;#define &quot;; [.T357]; &quot; (1 &lt;&lt; &quot;; [.U357]; &quot;)&quot;))">
            <text:p/>
          </table:table-cell>
        </table:table-row>
        <table:table-row table:style-name="ro3">
          <table:table-cell table:number-columns-repeated="13"/>
          <table:table-cell table:formula="of:=FLOOR((ROW([.D358]) - 1) / 8) + 2" office:value-type="float" office:value="46" calcext:value-type="float">
            <text:p>46</text:p>
          </table:table-cell>
          <table:table-cell table:formula="of:=MOD(ROW([.M359]) - 2; 8) + COLUMN([.D358])" office:value-type="float" office:value="9" calcext:value-type="float">
            <text:p>9</text:p>
          </table:table-cell>
          <table:table-cell table:formula="of:=INDIRECT(ADDRESS([.N358];[.O358]))" office:value-type="float" office:value="0" calcext:value-type="float">
            <text:p>0</text:p>
          </table:table-cell>
          <table:table-cell table:number-columns-repeated="6"/>
          <table:table-cell table:formula="of:=IF(ISBLANK([.U358]); &quot;&quot;; COM.MICROSOFT.CONCAT(&quot;#define &quot;; [.T358]; &quot; (1 &lt;&lt; &quot;; [.U358]; &quot;)&quot;))">
            <text:p/>
          </table:table-cell>
        </table:table-row>
        <table:table-row table:style-name="ro3">
          <table:table-cell table:number-columns-repeated="13"/>
          <table:table-cell table:formula="of:=FLOOR((ROW([.D359]) - 1) / 8) + 2" office:value-type="float" office:value="46" calcext:value-type="float">
            <text:p>46</text:p>
          </table:table-cell>
          <table:table-cell table:formula="of:=MOD(ROW([.M360]) - 2; 8) + COLUMN([.D359])" office:value-type="float" office:value="10" calcext:value-type="float">
            <text:p>10</text:p>
          </table:table-cell>
          <table:table-cell table:formula="of:=INDIRECT(ADDRESS([.N359];[.O359]))" office:value-type="float" office:value="0" calcext:value-type="float">
            <text:p>0</text:p>
          </table:table-cell>
          <table:table-cell table:number-columns-repeated="6"/>
          <table:table-cell table:formula="of:=IF(ISBLANK([.U359]); &quot;&quot;; COM.MICROSOFT.CONCAT(&quot;#define &quot;; [.T359]; &quot; (1 &lt;&lt; &quot;; [.U359]; &quot;)&quot;))">
            <text:p/>
          </table:table-cell>
        </table:table-row>
        <table:table-row table:style-name="ro3">
          <table:table-cell table:number-columns-repeated="13"/>
          <table:table-cell table:formula="of:=FLOOR((ROW([.D360]) - 1) / 8) + 2" office:value-type="float" office:value="46" calcext:value-type="float">
            <text:p>46</text:p>
          </table:table-cell>
          <table:table-cell table:formula="of:=MOD(ROW([.M361]) - 2; 8) + COLUMN([.D360])" office:value-type="float" office:value="11" calcext:value-type="float">
            <text:p>11</text:p>
          </table:table-cell>
          <table:table-cell table:formula="of:=INDIRECT(ADDRESS([.N360];[.O360]))" office:value-type="float" office:value="0" calcext:value-type="float">
            <text:p>0</text:p>
          </table:table-cell>
          <table:table-cell table:number-columns-repeated="6"/>
          <table:table-cell table:formula="of:=IF(ISBLANK([.U360]); &quot;&quot;; COM.MICROSOFT.CONCAT(&quot;#define &quot;; [.T360]; &quot; (1 &lt;&lt; &quot;; [.U360]; &quot;)&quot;))">
            <text:p/>
          </table:table-cell>
        </table:table-row>
        <table:table-row table:style-name="ro3">
          <table:table-cell table:number-columns-repeated="13"/>
          <table:table-cell table:formula="of:=FLOOR((ROW([.D361]) - 1) / 8) + 2" office:value-type="float" office:value="47" calcext:value-type="float">
            <text:p>47</text:p>
          </table:table-cell>
          <table:table-cell table:formula="of:=MOD(ROW([.M362]) - 2; 8) + COLUMN([.D361])" office:value-type="float" office:value="4" calcext:value-type="float">
            <text:p>4</text:p>
          </table:table-cell>
          <table:table-cell table:formula="of:=INDIRECT(ADDRESS([.N361];[.O361]))" office:value-type="string" office:string-value="Slave A IIC transmit buffer" calcext:value-type="string">
            <text:p>Slave A IIC transmit buffer</text:p>
          </table:table-cell>
          <table:table-cell table:formula="of:=IF([.P361] = 0; &quot;RESERVED&quot;; [.P361])" office:value-type="string" office:string-value="Slave A IIC transmit buffer" calcext:value-type="string">
            <text:p>Slave A IIC transmit buffer</text:p>
          </table:table-cell>
          <table:table-cell table:number-columns-repeated="2"/>
          <table:table-cell office:value-type="string" calcext:value-type="string">
            <text:p>Slave A IIC receive buffe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61]); &quot;&quot;; COM.MICROSOFT.CONCAT(&quot;#define &quot;; [.T361]; &quot; (1 &lt;&lt; &quot;; [.U361]; &quot;)&quot;))" office:value-type="string" office:string-value="#define Slave A IIC receive buffer (1 &lt;&lt; 0)" calcext:value-type="string">
            <text:p>#define Slave A IIC receive buffer (1 &lt;&lt; 0)</text:p>
          </table:table-cell>
        </table:table-row>
        <table:table-row table:style-name="ro3">
          <table:table-cell table:number-columns-repeated="13"/>
          <table:table-cell table:formula="of:=FLOOR((ROW([.D362]) - 1) / 8) + 2" office:value-type="float" office:value="47" calcext:value-type="float">
            <text:p>47</text:p>
          </table:table-cell>
          <table:table-cell table:formula="of:=MOD(ROW([.M363]) - 2; 8) + COLUMN([.D362])" office:value-type="float" office:value="5" calcext:value-type="float">
            <text:p>5</text:p>
          </table:table-cell>
          <table:table-cell table:formula="of:=INDIRECT(ADDRESS([.N362];[.O362]))" office:value-type="float" office:value="0" calcext:value-type="float">
            <text:p>0</text:p>
          </table:table-cell>
          <table:table-cell table:number-columns-repeated="6"/>
          <table:table-cell table:formula="of:=IF(ISBLANK([.U362]); &quot;&quot;; COM.MICROSOFT.CONCAT(&quot;#define &quot;; [.T362]; &quot; (1 &lt;&lt; &quot;; [.U362]; &quot;)&quot;))">
            <text:p/>
          </table:table-cell>
        </table:table-row>
        <table:table-row table:style-name="ro3">
          <table:table-cell table:number-columns-repeated="13"/>
          <table:table-cell table:formula="of:=FLOOR((ROW([.D363]) - 1) / 8) + 2" office:value-type="float" office:value="47" calcext:value-type="float">
            <text:p>47</text:p>
          </table:table-cell>
          <table:table-cell table:formula="of:=MOD(ROW([.M364]) - 2; 8) + COLUMN([.D363])" office:value-type="float" office:value="6" calcext:value-type="float">
            <text:p>6</text:p>
          </table:table-cell>
          <table:table-cell table:formula="of:=INDIRECT(ADDRESS([.N363];[.O363]))" office:value-type="float" office:value="0" calcext:value-type="float">
            <text:p>0</text:p>
          </table:table-cell>
          <table:table-cell table:number-columns-repeated="6"/>
          <table:table-cell table:formula="of:=IF(ISBLANK([.U363]); &quot;&quot;; COM.MICROSOFT.CONCAT(&quot;#define &quot;; [.T363]; &quot; (1 &lt;&lt; &quot;; [.U363]; &quot;)&quot;))">
            <text:p/>
          </table:table-cell>
        </table:table-row>
        <table:table-row table:style-name="ro3">
          <table:table-cell table:number-columns-repeated="13"/>
          <table:table-cell table:formula="of:=FLOOR((ROW([.D364]) - 1) / 8) + 2" office:value-type="float" office:value="47" calcext:value-type="float">
            <text:p>47</text:p>
          </table:table-cell>
          <table:table-cell table:formula="of:=MOD(ROW([.M365]) - 2; 8) + COLUMN([.D364])" office:value-type="float" office:value="7" calcext:value-type="float">
            <text:p>7</text:p>
          </table:table-cell>
          <table:table-cell table:formula="of:=INDIRECT(ADDRESS([.N364];[.O364]))" office:value-type="float" office:value="0" calcext:value-type="float">
            <text:p>0</text:p>
          </table:table-cell>
          <table:table-cell table:number-columns-repeated="6"/>
          <table:table-cell table:formula="of:=IF(ISBLANK([.U364]); &quot;&quot;; COM.MICROSOFT.CONCAT(&quot;#define &quot;; [.T364]; &quot; (1 &lt;&lt; &quot;; [.U364]; &quot;)&quot;))">
            <text:p/>
          </table:table-cell>
        </table:table-row>
        <table:table-row table:style-name="ro3">
          <table:table-cell table:number-columns-repeated="13"/>
          <table:table-cell table:formula="of:=FLOOR((ROW([.D365]) - 1) / 8) + 2" office:value-type="float" office:value="47" calcext:value-type="float">
            <text:p>47</text:p>
          </table:table-cell>
          <table:table-cell table:formula="of:=MOD(ROW([.M366]) - 2; 8) + COLUMN([.D365])" office:value-type="float" office:value="8" calcext:value-type="float">
            <text:p>8</text:p>
          </table:table-cell>
          <table:table-cell table:formula="of:=INDIRECT(ADDRESS([.N365];[.O365]))" office:value-type="float" office:value="0" calcext:value-type="float">
            <text:p>0</text:p>
          </table:table-cell>
          <table:table-cell table:number-columns-repeated="6"/>
          <table:table-cell table:formula="of:=IF(ISBLANK([.U365]); &quot;&quot;; COM.MICROSOFT.CONCAT(&quot;#define &quot;; [.T365]; &quot; (1 &lt;&lt; &quot;; [.U365]; &quot;)&quot;))">
            <text:p/>
          </table:table-cell>
        </table:table-row>
        <table:table-row table:style-name="ro3">
          <table:table-cell table:number-columns-repeated="13"/>
          <table:table-cell table:formula="of:=FLOOR((ROW([.D366]) - 1) / 8) + 2" office:value-type="float" office:value="47" calcext:value-type="float">
            <text:p>47</text:p>
          </table:table-cell>
          <table:table-cell table:formula="of:=MOD(ROW([.M367]) - 2; 8) + COLUMN([.D366])" office:value-type="float" office:value="9" calcext:value-type="float">
            <text:p>9</text:p>
          </table:table-cell>
          <table:table-cell table:formula="of:=INDIRECT(ADDRESS([.N366];[.O366]))" office:value-type="float" office:value="0" calcext:value-type="float">
            <text:p>0</text:p>
          </table:table-cell>
          <table:table-cell table:number-columns-repeated="6"/>
          <table:table-cell table:formula="of:=IF(ISBLANK([.U366]); &quot;&quot;; COM.MICROSOFT.CONCAT(&quot;#define &quot;; [.T366]; &quot; (1 &lt;&lt; &quot;; [.U366]; &quot;)&quot;))">
            <text:p/>
          </table:table-cell>
        </table:table-row>
        <table:table-row table:style-name="ro3">
          <table:table-cell table:number-columns-repeated="13"/>
          <table:table-cell table:formula="of:=FLOOR((ROW([.D367]) - 1) / 8) + 2" office:value-type="float" office:value="47" calcext:value-type="float">
            <text:p>47</text:p>
          </table:table-cell>
          <table:table-cell table:formula="of:=MOD(ROW([.M368]) - 2; 8) + COLUMN([.D367])" office:value-type="float" office:value="10" calcext:value-type="float">
            <text:p>10</text:p>
          </table:table-cell>
          <table:table-cell table:formula="of:=INDIRECT(ADDRESS([.N367];[.O367]))" office:value-type="float" office:value="0" calcext:value-type="float">
            <text:p>0</text:p>
          </table:table-cell>
          <table:table-cell table:number-columns-repeated="6"/>
          <table:table-cell table:formula="of:=IF(ISBLANK([.U367]); &quot;&quot;; COM.MICROSOFT.CONCAT(&quot;#define &quot;; [.T367]; &quot; (1 &lt;&lt; &quot;; [.U367]; &quot;)&quot;))">
            <text:p/>
          </table:table-cell>
        </table:table-row>
        <table:table-row table:style-name="ro3">
          <table:table-cell table:number-columns-repeated="13"/>
          <table:table-cell table:formula="of:=FLOOR((ROW([.D368]) - 1) / 8) + 2" office:value-type="float" office:value="47" calcext:value-type="float">
            <text:p>47</text:p>
          </table:table-cell>
          <table:table-cell table:formula="of:=MOD(ROW([.M369]) - 2; 8) + COLUMN([.D368])" office:value-type="float" office:value="11" calcext:value-type="float">
            <text:p>11</text:p>
          </table:table-cell>
          <table:table-cell table:formula="of:=INDIRECT(ADDRESS([.N368];[.O368]))" office:value-type="float" office:value="0" calcext:value-type="float">
            <text:p>0</text:p>
          </table:table-cell>
          <table:table-cell table:number-columns-repeated="6"/>
          <table:table-cell table:formula="of:=IF(ISBLANK([.U368]); &quot;&quot;; COM.MICROSOFT.CONCAT(&quot;#define &quot;; [.T368]; &quot; (1 &lt;&lt; &quot;; [.U368]; &quot;)&quot;))">
            <text:p/>
          </table:table-cell>
        </table:table-row>
        <table:table-row table:style-name="ro3">
          <table:table-cell table:number-columns-repeated="13"/>
          <table:table-cell table:formula="of:=FLOOR((ROW([.D369]) - 1) / 8) + 2" office:value-type="float" office:value="48" calcext:value-type="float">
            <text:p>48</text:p>
          </table:table-cell>
          <table:table-cell table:formula="of:=MOD(ROW([.M370]) - 2; 8) + COLUMN([.D369])" office:value-type="float" office:value="4" calcext:value-type="float">
            <text:p>4</text:p>
          </table:table-cell>
          <table:table-cell table:formula="of:=INDIRECT(ADDRESS([.N369];[.O369]))" office:value-type="string" office:string-value="ENSlvA" calcext:value-type="string">
            <text:p>ENSlvA</text:p>
          </table:table-cell>
          <table:table-cell table:formula="of:=IF([.P369] = 0; &quot;RESERVED&quot;; [.P369])" office:value-type="string" office:string-value="ENSlvA" calcext:value-type="string">
            <text:p>ENSlvA</text:p>
          </table:table-cell>
          <table:table-cell table:number-columns-repeated="2"/>
          <table:table-cell office:value-type="string" calcext:value-type="string">
            <text:p>Slave A IIC transmit buffe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69]); &quot;&quot;; COM.MICROSOFT.CONCAT(&quot;#define &quot;; [.T369]; &quot; (1 &lt;&lt; &quot;; [.U369]; &quot;)&quot;))" office:value-type="string" office:string-value="#define Slave A IIC transmit buffer (1 &lt;&lt; 0)" calcext:value-type="string">
            <text:p>#define Slave A IIC transmit buffer (1 &lt;&lt; 0)</text:p>
          </table:table-cell>
        </table:table-row>
        <table:table-row table:style-name="ro3">
          <table:table-cell table:number-columns-repeated="13"/>
          <table:table-cell table:formula="of:=FLOOR((ROW([.D370]) - 1) / 8) + 2" office:value-type="float" office:value="48" calcext:value-type="float">
            <text:p>48</text:p>
          </table:table-cell>
          <table:table-cell table:formula="of:=MOD(ROW([.M371]) - 2; 8) + COLUMN([.D370])" office:value-type="float" office:value="5" calcext:value-type="float">
            <text:p>5</text:p>
          </table:table-cell>
          <table:table-cell table:formula="of:=INDIRECT(ADDRESS([.N370];[.O370]))" office:value-type="string" office:string-value="Slave A IIC address" calcext:value-type="string">
            <text:p>Slave A IIC address</text:p>
          </table:table-cell>
          <table:table-cell table:formula="of:=IF([.P370] = 0; &quot;RESERVED&quot;; [.P370])" office:value-type="string" office:string-value="Slave A IIC address" calcext:value-type="string">
            <text:p>Slave A IIC address</text:p>
          </table:table-cell>
          <table:table-cell table:number-columns-repeated="2"/>
          <table:table-cell office:value-type="string" calcext:value-type="string">
            <text:p>ENSlvA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370]); &quot;&quot;; COM.MICROSOFT.CONCAT(&quot;#define &quot;; [.T370]; &quot; (1 &lt;&lt; &quot;; [.U370]; &quot;)&quot;))" office:value-type="string" office:string-value="#define ENSlvA (1 &lt;&lt; 7)" calcext:value-type="string">
            <text:p>#define ENSlvA (1 &lt;&lt; 7)</text:p>
          </table:table-cell>
        </table:table-row>
        <table:table-row table:style-name="ro3">
          <table:table-cell table:number-columns-repeated="13"/>
          <table:table-cell table:formula="of:=FLOOR((ROW([.D371]) - 1) / 8) + 2" office:value-type="float" office:value="48" calcext:value-type="float">
            <text:p>48</text:p>
          </table:table-cell>
          <table:table-cell table:formula="of:=MOD(ROW([.M372]) - 2; 8) + COLUMN([.D371])" office:value-type="float" office:value="6" calcext:value-type="float">
            <text:p>6</text:p>
          </table:table-cell>
          <table:table-cell table:formula="of:=INDIRECT(ADDRESS([.N371];[.O371]))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formula="of:=IF(ISBLANK([.U371]); &quot;&quot;; COM.MICROSOFT.CONCAT(&quot;#define &quot;; [.T371]; &quot; (1 &lt;&lt; &quot;; [.U371]; &quot;)&quot;))" office:value-type="string" office:string-value="#define  (1 &lt;&lt; 6)" calcext:value-type="string">
            <text:p>#define <text:s/>(1 &lt;&lt; 6)</text:p>
          </table:table-cell>
        </table:table-row>
        <table:table-row table:style-name="ro3">
          <table:table-cell table:number-columns-repeated="13"/>
          <table:table-cell table:formula="of:=FLOOR((ROW([.D372]) - 1) / 8) + 2" office:value-type="float" office:value="48" calcext:value-type="float">
            <text:p>48</text:p>
          </table:table-cell>
          <table:table-cell table:formula="of:=MOD(ROW([.M373]) - 2; 8) + COLUMN([.D372])" office:value-type="float" office:value="7" calcext:value-type="float">
            <text:p>7</text:p>
          </table:table-cell>
          <table:table-cell table:formula="of:=INDIRECT(ADDRESS([.N372];[.O372]))" office:value-type="float" office:value="0" calcext:value-type="float">
            <text:p>0</text:p>
          </table:table-cell>
          <table:table-cell table:number-columns-repeated="6"/>
          <table:table-cell table:formula="of:=IF(ISBLANK([.U372]); &quot;&quot;; COM.MICROSOFT.CONCAT(&quot;#define &quot;; [.T372]; &quot; (1 &lt;&lt; &quot;; [.U372]; &quot;)&quot;))">
            <text:p/>
          </table:table-cell>
        </table:table-row>
        <table:table-row table:style-name="ro3">
          <table:table-cell table:number-columns-repeated="13"/>
          <table:table-cell table:formula="of:=FLOOR((ROW([.D373]) - 1) / 8) + 2" office:value-type="float" office:value="48" calcext:value-type="float">
            <text:p>48</text:p>
          </table:table-cell>
          <table:table-cell table:formula="of:=MOD(ROW([.M374]) - 2; 8) + COLUMN([.D373])" office:value-type="float" office:value="8" calcext:value-type="float">
            <text:p>8</text:p>
          </table:table-cell>
          <table:table-cell table:formula="of:=INDIRECT(ADDRESS([.N373];[.O373]))" office:value-type="float" office:value="0" calcext:value-type="float">
            <text:p>0</text:p>
          </table:table-cell>
          <table:table-cell table:number-columns-repeated="6"/>
          <table:table-cell table:formula="of:=IF(ISBLANK([.U373]); &quot;&quot;; COM.MICROSOFT.CONCAT(&quot;#define &quot;; [.T373]; &quot; (1 &lt;&lt; &quot;; [.U373]; &quot;)&quot;))">
            <text:p/>
          </table:table-cell>
        </table:table-row>
        <table:table-row table:style-name="ro3">
          <table:table-cell table:number-columns-repeated="13"/>
          <table:table-cell table:formula="of:=FLOOR((ROW([.D374]) - 1) / 8) + 2" office:value-type="float" office:value="48" calcext:value-type="float">
            <text:p>48</text:p>
          </table:table-cell>
          <table:table-cell table:formula="of:=MOD(ROW([.M375]) - 2; 8) + COLUMN([.D374])" office:value-type="float" office:value="9" calcext:value-type="float">
            <text:p>9</text:p>
          </table:table-cell>
          <table:table-cell table:formula="of:=INDIRECT(ADDRESS([.N374];[.O374]))" office:value-type="float" office:value="0" calcext:value-type="float">
            <text:p>0</text:p>
          </table:table-cell>
          <table:table-cell table:number-columns-repeated="6"/>
          <table:table-cell table:formula="of:=IF(ISBLANK([.U374]); &quot;&quot;; COM.MICROSOFT.CONCAT(&quot;#define &quot;; [.T374]; &quot; (1 &lt;&lt; &quot;; [.U374]; &quot;)&quot;))">
            <text:p/>
          </table:table-cell>
        </table:table-row>
        <table:table-row table:style-name="ro3">
          <table:table-cell table:number-columns-repeated="13"/>
          <table:table-cell table:formula="of:=FLOOR((ROW([.D375]) - 1) / 8) + 2" office:value-type="float" office:value="48" calcext:value-type="float">
            <text:p>48</text:p>
          </table:table-cell>
          <table:table-cell table:formula="of:=MOD(ROW([.M376]) - 2; 8) + COLUMN([.D375])" office:value-type="float" office:value="10" calcext:value-type="float">
            <text:p>10</text:p>
          </table:table-cell>
          <table:table-cell table:formula="of:=INDIRECT(ADDRESS([.N375];[.O375]))" office:value-type="float" office:value="0" calcext:value-type="float">
            <text:p>0</text:p>
          </table:table-cell>
          <table:table-cell table:number-columns-repeated="6"/>
          <table:table-cell table:formula="of:=IF(ISBLANK([.U375]); &quot;&quot;; COM.MICROSOFT.CONCAT(&quot;#define &quot;; [.T375]; &quot; (1 &lt;&lt; &quot;; [.U375]; &quot;)&quot;))">
            <text:p/>
          </table:table-cell>
        </table:table-row>
        <table:table-row table:style-name="ro3">
          <table:table-cell table:number-columns-repeated="13"/>
          <table:table-cell table:formula="of:=FLOOR((ROW([.D376]) - 1) / 8) + 2" office:value-type="float" office:value="48" calcext:value-type="float">
            <text:p>48</text:p>
          </table:table-cell>
          <table:table-cell table:formula="of:=MOD(ROW([.M377]) - 2; 8) + COLUMN([.D376])" office:value-type="float" office:value="11" calcext:value-type="float">
            <text:p>11</text:p>
          </table:table-cell>
          <table:table-cell table:formula="of:=INDIRECT(ADDRESS([.N376];[.O376]))" office:value-type="float" office:value="0" calcext:value-type="float">
            <text:p>0</text:p>
          </table:table-cell>
          <table:table-cell table:number-columns-repeated="6"/>
          <table:table-cell table:formula="of:=IF(ISBLANK([.U376]); &quot;&quot;; COM.MICROSOFT.CONCAT(&quot;#define &quot;; [.T376]; &quot; (1 &lt;&lt; &quot;; [.U376]; &quot;)&quot;))">
            <text:p/>
          </table:table-cell>
        </table:table-row>
        <table:table-row table:style-name="ro3">
          <table:table-cell table:number-columns-repeated="13"/>
          <table:table-cell table:formula="of:=FLOOR((ROW([.D377]) - 1) / 8) + 2" office:value-type="float" office:value="49" calcext:value-type="float">
            <text:p>49</text:p>
          </table:table-cell>
          <table:table-cell table:formula="of:=MOD(ROW([.M378]) - 2; 8) + COLUMN([.D377])" office:value-type="float" office:value="4" calcext:value-type="float">
            <text:p>4</text:p>
          </table:table-cell>
          <table:table-cell table:formula="of:=INDIRECT(ADDRESS([.N377];[.O377]))" office:value-type="string" office:string-value="Slave B IIC receive buffer" calcext:value-type="string">
            <text:p>Slave B IIC receive buffer</text:p>
          </table:table-cell>
          <table:table-cell table:formula="of:=IF([.P377] = 0; &quot;RESERVED&quot;; [.P377])" office:value-type="string" office:string-value="Slave B IIC receive buffer" calcext:value-type="string">
            <text:p>Slave B IIC receive buffer</text:p>
          </table:table-cell>
          <table:table-cell table:number-columns-repeated="2"/>
          <table:table-cell office:value-type="string" calcext:value-type="string">
            <text:p>Slave A IIC addres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77]); &quot;&quot;; COM.MICROSOFT.CONCAT(&quot;#define &quot;; [.T377]; &quot; (1 &lt;&lt; &quot;; [.U377]; &quot;)&quot;))" office:value-type="string" office:string-value="#define Slave A IIC address (1 &lt;&lt; 0)" calcext:value-type="string">
            <text:p>#define Slave A IIC address (1 &lt;&lt; 0)</text:p>
          </table:table-cell>
        </table:table-row>
        <table:table-row table:style-name="ro3">
          <table:table-cell table:number-columns-repeated="13"/>
          <table:table-cell table:formula="of:=FLOOR((ROW([.D378]) - 1) / 8) + 2" office:value-type="float" office:value="49" calcext:value-type="float">
            <text:p>49</text:p>
          </table:table-cell>
          <table:table-cell table:formula="of:=MOD(ROW([.M379]) - 2; 8) + COLUMN([.D378])" office:value-type="float" office:value="5" calcext:value-type="float">
            <text:p>5</text:p>
          </table:table-cell>
          <table:table-cell table:formula="of:=INDIRECT(ADDRESS([.N378];[.O378]))" office:value-type="float" office:value="0" calcext:value-type="float">
            <text:p>0</text:p>
          </table:table-cell>
          <table:table-cell table:number-columns-repeated="6"/>
          <table:table-cell table:formula="of:=IF(ISBLANK([.U378]); &quot;&quot;; COM.MICROSOFT.CONCAT(&quot;#define &quot;; [.T378]; &quot; (1 &lt;&lt; &quot;; [.U378]; &quot;)&quot;))">
            <text:p/>
          </table:table-cell>
        </table:table-row>
        <table:table-row table:style-name="ro3">
          <table:table-cell table:number-columns-repeated="13"/>
          <table:table-cell table:formula="of:=FLOOR((ROW([.D379]) - 1) / 8) + 2" office:value-type="float" office:value="49" calcext:value-type="float">
            <text:p>49</text:p>
          </table:table-cell>
          <table:table-cell table:formula="of:=MOD(ROW([.M380]) - 2; 8) + COLUMN([.D379])" office:value-type="float" office:value="6" calcext:value-type="float">
            <text:p>6</text:p>
          </table:table-cell>
          <table:table-cell table:formula="of:=INDIRECT(ADDRESS([.N379];[.O379]))" office:value-type="float" office:value="0" calcext:value-type="float">
            <text:p>0</text:p>
          </table:table-cell>
          <table:table-cell table:number-columns-repeated="6"/>
          <table:table-cell table:formula="of:=IF(ISBLANK([.U379]); &quot;&quot;; COM.MICROSOFT.CONCAT(&quot;#define &quot;; [.T379]; &quot; (1 &lt;&lt; &quot;; [.U379]; &quot;)&quot;))">
            <text:p/>
          </table:table-cell>
        </table:table-row>
        <table:table-row table:style-name="ro3">
          <table:table-cell table:number-columns-repeated="13"/>
          <table:table-cell table:formula="of:=FLOOR((ROW([.D380]) - 1) / 8) + 2" office:value-type="float" office:value="49" calcext:value-type="float">
            <text:p>49</text:p>
          </table:table-cell>
          <table:table-cell table:formula="of:=MOD(ROW([.M381]) - 2; 8) + COLUMN([.D380])" office:value-type="float" office:value="7" calcext:value-type="float">
            <text:p>7</text:p>
          </table:table-cell>
          <table:table-cell table:formula="of:=INDIRECT(ADDRESS([.N380];[.O380]))" office:value-type="float" office:value="0" calcext:value-type="float">
            <text:p>0</text:p>
          </table:table-cell>
          <table:table-cell table:number-columns-repeated="6"/>
          <table:table-cell table:formula="of:=IF(ISBLANK([.U380]); &quot;&quot;; COM.MICROSOFT.CONCAT(&quot;#define &quot;; [.T380]; &quot; (1 &lt;&lt; &quot;; [.U380]; &quot;)&quot;))">
            <text:p/>
          </table:table-cell>
        </table:table-row>
        <table:table-row table:style-name="ro3">
          <table:table-cell table:number-columns-repeated="13"/>
          <table:table-cell table:formula="of:=FLOOR((ROW([.D381]) - 1) / 8) + 2" office:value-type="float" office:value="49" calcext:value-type="float">
            <text:p>49</text:p>
          </table:table-cell>
          <table:table-cell table:formula="of:=MOD(ROW([.M382]) - 2; 8) + COLUMN([.D381])" office:value-type="float" office:value="8" calcext:value-type="float">
            <text:p>8</text:p>
          </table:table-cell>
          <table:table-cell table:formula="of:=INDIRECT(ADDRESS([.N381];[.O381]))" office:value-type="float" office:value="0" calcext:value-type="float">
            <text:p>0</text:p>
          </table:table-cell>
          <table:table-cell table:number-columns-repeated="6"/>
          <table:table-cell table:formula="of:=IF(ISBLANK([.U381]); &quot;&quot;; COM.MICROSOFT.CONCAT(&quot;#define &quot;; [.T381]; &quot; (1 &lt;&lt; &quot;; [.U381]; &quot;)&quot;))">
            <text:p/>
          </table:table-cell>
        </table:table-row>
        <table:table-row table:style-name="ro3">
          <table:table-cell table:number-columns-repeated="13"/>
          <table:table-cell table:formula="of:=FLOOR((ROW([.D382]) - 1) / 8) + 2" office:value-type="float" office:value="49" calcext:value-type="float">
            <text:p>49</text:p>
          </table:table-cell>
          <table:table-cell table:formula="of:=MOD(ROW([.M383]) - 2; 8) + COLUMN([.D382])" office:value-type="float" office:value="9" calcext:value-type="float">
            <text:p>9</text:p>
          </table:table-cell>
          <table:table-cell table:formula="of:=INDIRECT(ADDRESS([.N382];[.O382]))" office:value-type="float" office:value="0" calcext:value-type="float">
            <text:p>0</text:p>
          </table:table-cell>
          <table:table-cell table:number-columns-repeated="6"/>
          <table:table-cell table:formula="of:=IF(ISBLANK([.U382]); &quot;&quot;; COM.MICROSOFT.CONCAT(&quot;#define &quot;; [.T382]; &quot; (1 &lt;&lt; &quot;; [.U382]; &quot;)&quot;))">
            <text:p/>
          </table:table-cell>
        </table:table-row>
        <table:table-row table:style-name="ro3">
          <table:table-cell table:number-columns-repeated="13"/>
          <table:table-cell table:formula="of:=FLOOR((ROW([.D383]) - 1) / 8) + 2" office:value-type="float" office:value="49" calcext:value-type="float">
            <text:p>49</text:p>
          </table:table-cell>
          <table:table-cell table:formula="of:=MOD(ROW([.M384]) - 2; 8) + COLUMN([.D383])" office:value-type="float" office:value="10" calcext:value-type="float">
            <text:p>10</text:p>
          </table:table-cell>
          <table:table-cell table:formula="of:=INDIRECT(ADDRESS([.N383];[.O383]))" office:value-type="float" office:value="0" calcext:value-type="float">
            <text:p>0</text:p>
          </table:table-cell>
          <table:table-cell table:number-columns-repeated="6"/>
          <table:table-cell table:formula="of:=IF(ISBLANK([.U383]); &quot;&quot;; COM.MICROSOFT.CONCAT(&quot;#define &quot;; [.T383]; &quot; (1 &lt;&lt; &quot;; [.U383]; &quot;)&quot;))">
            <text:p/>
          </table:table-cell>
        </table:table-row>
        <table:table-row table:style-name="ro3">
          <table:table-cell table:number-columns-repeated="13"/>
          <table:table-cell table:formula="of:=FLOOR((ROW([.D384]) - 1) / 8) + 2" office:value-type="float" office:value="49" calcext:value-type="float">
            <text:p>49</text:p>
          </table:table-cell>
          <table:table-cell table:formula="of:=MOD(ROW([.M385]) - 2; 8) + COLUMN([.D384])" office:value-type="float" office:value="11" calcext:value-type="float">
            <text:p>11</text:p>
          </table:table-cell>
          <table:table-cell table:formula="of:=INDIRECT(ADDRESS([.N384];[.O384]))" office:value-type="float" office:value="0" calcext:value-type="float">
            <text:p>0</text:p>
          </table:table-cell>
          <table:table-cell table:number-columns-repeated="6"/>
          <table:table-cell table:formula="of:=IF(ISBLANK([.U384]); &quot;&quot;; COM.MICROSOFT.CONCAT(&quot;#define &quot;; [.T384]; &quot; (1 &lt;&lt; &quot;; [.U384]; &quot;)&quot;))">
            <text:p/>
          </table:table-cell>
        </table:table-row>
        <table:table-row table:style-name="ro3">
          <table:table-cell table:number-columns-repeated="13"/>
          <table:table-cell table:formula="of:=FLOOR((ROW([.D385]) - 1) / 8) + 2" office:value-type="float" office:value="50" calcext:value-type="float">
            <text:p>50</text:p>
          </table:table-cell>
          <table:table-cell table:formula="of:=MOD(ROW([.M386]) - 2; 8) + COLUMN([.D385])" office:value-type="float" office:value="4" calcext:value-type="float">
            <text:p>4</text:p>
          </table:table-cell>
          <table:table-cell table:formula="of:=INDIRECT(ADDRESS([.N385];[.O385]))" office:value-type="string" office:string-value="Slave B IIC transmit buffer" calcext:value-type="string">
            <text:p>Slave B IIC transmit buffer</text:p>
          </table:table-cell>
          <table:table-cell table:formula="of:=IF([.P385] = 0; &quot;RESERVED&quot;; [.P385])" office:value-type="string" office:string-value="Slave B IIC transmit buffer" calcext:value-type="string">
            <text:p>Slave B IIC transmit buffer</text:p>
          </table:table-cell>
          <table:table-cell table:number-columns-repeated="2"/>
          <table:table-cell office:value-type="string" calcext:value-type="string">
            <text:p>Slave B IIC receive buffe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85]); &quot;&quot;; COM.MICROSOFT.CONCAT(&quot;#define &quot;; [.T385]; &quot; (1 &lt;&lt; &quot;; [.U385]; &quot;)&quot;))" office:value-type="string" office:string-value="#define Slave B IIC receive buffer (1 &lt;&lt; 0)" calcext:value-type="string">
            <text:p>#define Slave B IIC receive buffer (1 &lt;&lt; 0)</text:p>
          </table:table-cell>
        </table:table-row>
        <table:table-row table:style-name="ro3">
          <table:table-cell table:number-columns-repeated="13"/>
          <table:table-cell table:formula="of:=FLOOR((ROW([.D386]) - 1) / 8) + 2" office:value-type="float" office:value="50" calcext:value-type="float">
            <text:p>50</text:p>
          </table:table-cell>
          <table:table-cell table:formula="of:=MOD(ROW([.M387]) - 2; 8) + COLUMN([.D386])" office:value-type="float" office:value="5" calcext:value-type="float">
            <text:p>5</text:p>
          </table:table-cell>
          <table:table-cell table:formula="of:=INDIRECT(ADDRESS([.N386];[.O386]))" office:value-type="float" office:value="0" calcext:value-type="float">
            <text:p>0</text:p>
          </table:table-cell>
          <table:table-cell table:number-columns-repeated="6"/>
          <table:table-cell table:formula="of:=IF(ISBLANK([.U386]); &quot;&quot;; COM.MICROSOFT.CONCAT(&quot;#define &quot;; [.T386]; &quot; (1 &lt;&lt; &quot;; [.U386]; &quot;)&quot;))">
            <text:p/>
          </table:table-cell>
        </table:table-row>
        <table:table-row table:style-name="ro3">
          <table:table-cell table:number-columns-repeated="13"/>
          <table:table-cell table:formula="of:=FLOOR((ROW([.D387]) - 1) / 8) + 2" office:value-type="float" office:value="50" calcext:value-type="float">
            <text:p>50</text:p>
          </table:table-cell>
          <table:table-cell table:formula="of:=MOD(ROW([.M388]) - 2; 8) + COLUMN([.D387])" office:value-type="float" office:value="6" calcext:value-type="float">
            <text:p>6</text:p>
          </table:table-cell>
          <table:table-cell table:formula="of:=INDIRECT(ADDRESS([.N387];[.O387]))" office:value-type="float" office:value="0" calcext:value-type="float">
            <text:p>0</text:p>
          </table:table-cell>
          <table:table-cell table:number-columns-repeated="6"/>
          <table:table-cell table:formula="of:=IF(ISBLANK([.U387]); &quot;&quot;; COM.MICROSOFT.CONCAT(&quot;#define &quot;; [.T387]; &quot; (1 &lt;&lt; &quot;; [.U387]; &quot;)&quot;))">
            <text:p/>
          </table:table-cell>
        </table:table-row>
        <table:table-row table:style-name="ro3">
          <table:table-cell table:number-columns-repeated="13"/>
          <table:table-cell table:formula="of:=FLOOR((ROW([.D388]) - 1) / 8) + 2" office:value-type="float" office:value="50" calcext:value-type="float">
            <text:p>50</text:p>
          </table:table-cell>
          <table:table-cell table:formula="of:=MOD(ROW([.M389]) - 2; 8) + COLUMN([.D388])" office:value-type="float" office:value="7" calcext:value-type="float">
            <text:p>7</text:p>
          </table:table-cell>
          <table:table-cell table:formula="of:=INDIRECT(ADDRESS([.N388];[.O388]))" office:value-type="float" office:value="0" calcext:value-type="float">
            <text:p>0</text:p>
          </table:table-cell>
          <table:table-cell table:number-columns-repeated="6"/>
          <table:table-cell table:formula="of:=IF(ISBLANK([.U388]); &quot;&quot;; COM.MICROSOFT.CONCAT(&quot;#define &quot;; [.T388]; &quot; (1 &lt;&lt; &quot;; [.U388]; &quot;)&quot;))">
            <text:p/>
          </table:table-cell>
        </table:table-row>
        <table:table-row table:style-name="ro3">
          <table:table-cell table:number-columns-repeated="13"/>
          <table:table-cell table:formula="of:=FLOOR((ROW([.D389]) - 1) / 8) + 2" office:value-type="float" office:value="50" calcext:value-type="float">
            <text:p>50</text:p>
          </table:table-cell>
          <table:table-cell table:formula="of:=MOD(ROW([.M390]) - 2; 8) + COLUMN([.D389])" office:value-type="float" office:value="8" calcext:value-type="float">
            <text:p>8</text:p>
          </table:table-cell>
          <table:table-cell table:formula="of:=INDIRECT(ADDRESS([.N389];[.O389]))" office:value-type="float" office:value="0" calcext:value-type="float">
            <text:p>0</text:p>
          </table:table-cell>
          <table:table-cell table:number-columns-repeated="6"/>
          <table:table-cell table:formula="of:=IF(ISBLANK([.U389]); &quot;&quot;; COM.MICROSOFT.CONCAT(&quot;#define &quot;; [.T389]; &quot; (1 &lt;&lt; &quot;; [.U389]; &quot;)&quot;))">
            <text:p/>
          </table:table-cell>
        </table:table-row>
        <table:table-row table:style-name="ro3">
          <table:table-cell table:number-columns-repeated="13"/>
          <table:table-cell table:formula="of:=FLOOR((ROW([.D390]) - 1) / 8) + 2" office:value-type="float" office:value="50" calcext:value-type="float">
            <text:p>50</text:p>
          </table:table-cell>
          <table:table-cell table:formula="of:=MOD(ROW([.M391]) - 2; 8) + COLUMN([.D390])" office:value-type="float" office:value="9" calcext:value-type="float">
            <text:p>9</text:p>
          </table:table-cell>
          <table:table-cell table:formula="of:=INDIRECT(ADDRESS([.N390];[.O390]))" office:value-type="float" office:value="0" calcext:value-type="float">
            <text:p>0</text:p>
          </table:table-cell>
          <table:table-cell table:number-columns-repeated="6"/>
          <table:table-cell table:formula="of:=IF(ISBLANK([.U390]); &quot;&quot;; COM.MICROSOFT.CONCAT(&quot;#define &quot;; [.T390]; &quot; (1 &lt;&lt; &quot;; [.U390]; &quot;)&quot;))">
            <text:p/>
          </table:table-cell>
        </table:table-row>
        <table:table-row table:style-name="ro3">
          <table:table-cell table:number-columns-repeated="13"/>
          <table:table-cell table:formula="of:=FLOOR((ROW([.D391]) - 1) / 8) + 2" office:value-type="float" office:value="50" calcext:value-type="float">
            <text:p>50</text:p>
          </table:table-cell>
          <table:table-cell table:formula="of:=MOD(ROW([.M392]) - 2; 8) + COLUMN([.D391])" office:value-type="float" office:value="10" calcext:value-type="float">
            <text:p>10</text:p>
          </table:table-cell>
          <table:table-cell table:formula="of:=INDIRECT(ADDRESS([.N391];[.O391]))" office:value-type="float" office:value="0" calcext:value-type="float">
            <text:p>0</text:p>
          </table:table-cell>
          <table:table-cell table:number-columns-repeated="6"/>
          <table:table-cell table:formula="of:=IF(ISBLANK([.U391]); &quot;&quot;; COM.MICROSOFT.CONCAT(&quot;#define &quot;; [.T391]; &quot; (1 &lt;&lt; &quot;; [.U391]; &quot;)&quot;))">
            <text:p/>
          </table:table-cell>
        </table:table-row>
        <table:table-row table:style-name="ro3">
          <table:table-cell table:number-columns-repeated="13"/>
          <table:table-cell table:formula="of:=FLOOR((ROW([.D392]) - 1) / 8) + 2" office:value-type="float" office:value="50" calcext:value-type="float">
            <text:p>50</text:p>
          </table:table-cell>
          <table:table-cell table:formula="of:=MOD(ROW([.M393]) - 2; 8) + COLUMN([.D392])" office:value-type="float" office:value="11" calcext:value-type="float">
            <text:p>11</text:p>
          </table:table-cell>
          <table:table-cell table:formula="of:=INDIRECT(ADDRESS([.N392];[.O392]))" office:value-type="float" office:value="0" calcext:value-type="float">
            <text:p>0</text:p>
          </table:table-cell>
          <table:table-cell table:number-columns-repeated="6"/>
          <table:table-cell table:formula="of:=IF(ISBLANK([.U392]); &quot;&quot;; COM.MICROSOFT.CONCAT(&quot;#define &quot;; [.T392]; &quot; (1 &lt;&lt; &quot;; [.U392]; &quot;)&quot;))">
            <text:p/>
          </table:table-cell>
        </table:table-row>
        <table:table-row table:style-name="ro3">
          <table:table-cell table:number-columns-repeated="13"/>
          <table:table-cell table:formula="of:=FLOOR((ROW([.D393]) - 1) / 8) + 2" office:value-type="float" office:value="51" calcext:value-type="float">
            <text:p>51</text:p>
          </table:table-cell>
          <table:table-cell table:formula="of:=MOD(ROW([.M394]) - 2; 8) + COLUMN([.D393])" office:value-type="float" office:value="4" calcext:value-type="float">
            <text:p>4</text:p>
          </table:table-cell>
          <table:table-cell table:formula="of:=INDIRECT(ADDRESS([.N393];[.O393]))" office:value-type="string" office:string-value="ENSlvB" calcext:value-type="string">
            <text:p>ENSlvB</text:p>
          </table:table-cell>
          <table:table-cell table:formula="of:=IF([.P393] = 0; &quot;RESERVED&quot;; [.P393])" office:value-type="string" office:string-value="ENSlvB" calcext:value-type="string">
            <text:p>ENSlvB</text:p>
          </table:table-cell>
          <table:table-cell table:number-columns-repeated="2"/>
          <table:table-cell office:value-type="string" calcext:value-type="string">
            <text:p>Slave B IIC transmit buffer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393]); &quot;&quot;; COM.MICROSOFT.CONCAT(&quot;#define &quot;; [.T393]; &quot; (1 &lt;&lt; &quot;; [.U393]; &quot;)&quot;))" office:value-type="string" office:string-value="#define Slave B IIC transmit buffer (1 &lt;&lt; 0)" calcext:value-type="string">
            <text:p>#define Slave B IIC transmit buffer (1 &lt;&lt; 0)</text:p>
          </table:table-cell>
        </table:table-row>
        <table:table-row table:style-name="ro3">
          <table:table-cell table:number-columns-repeated="13"/>
          <table:table-cell table:formula="of:=FLOOR((ROW([.D394]) - 1) / 8) + 2" office:value-type="float" office:value="51" calcext:value-type="float">
            <text:p>51</text:p>
          </table:table-cell>
          <table:table-cell table:formula="of:=MOD(ROW([.M395]) - 2; 8) + COLUMN([.D394])" office:value-type="float" office:value="5" calcext:value-type="float">
            <text:p>5</text:p>
          </table:table-cell>
          <table:table-cell table:formula="of:=INDIRECT(ADDRESS([.N394];[.O394]))" office:value-type="string" office:string-value="Slave B IIC address" calcext:value-type="string">
            <text:p>Slave B IIC address</text:p>
          </table:table-cell>
          <table:table-cell table:formula="of:=IF([.P394] = 0; &quot;RESERVED&quot;; [.P394])" office:value-type="string" office:string-value="Slave B IIC address" calcext:value-type="string">
            <text:p>Slave B IIC address</text:p>
          </table:table-cell>
          <table:table-cell table:number-columns-repeated="2"/>
          <table:table-cell office:value-type="string" calcext:value-type="string">
            <text:p>ENSlvB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394]); &quot;&quot;; COM.MICROSOFT.CONCAT(&quot;#define &quot;; [.T394]; &quot; (1 &lt;&lt; &quot;; [.U394]; &quot;)&quot;))" office:value-type="string" office:string-value="#define ENSlvB (1 &lt;&lt; 7)" calcext:value-type="string">
            <text:p>#define ENSlvB (1 &lt;&lt; 7)</text:p>
          </table:table-cell>
        </table:table-row>
        <table:table-row table:style-name="ro3">
          <table:table-cell table:number-columns-repeated="13"/>
          <table:table-cell table:formula="of:=FLOOR((ROW([.D395]) - 1) / 8) + 2" office:value-type="float" office:value="51" calcext:value-type="float">
            <text:p>51</text:p>
          </table:table-cell>
          <table:table-cell table:formula="of:=MOD(ROW([.M396]) - 2; 8) + COLUMN([.D395])" office:value-type="float" office:value="6" calcext:value-type="float">
            <text:p>6</text:p>
          </table:table-cell>
          <table:table-cell table:formula="of:=INDIRECT(ADDRESS([.N395];[.O395]))" office:value-type="float" office:value="0" calcext:value-type="float">
            <text:p>0</text:p>
          </table:table-cell>
          <table:table-cell table:number-columns-repeated="6"/>
          <table:table-cell table:formula="of:=IF(ISBLANK([.U395]); &quot;&quot;; COM.MICROSOFT.CONCAT(&quot;#define &quot;; [.T395]; &quot; (1 &lt;&lt; &quot;; [.U395]; &quot;)&quot;))">
            <text:p/>
          </table:table-cell>
        </table:table-row>
        <table:table-row table:style-name="ro3">
          <table:table-cell table:number-columns-repeated="13"/>
          <table:table-cell table:formula="of:=FLOOR((ROW([.D396]) - 1) / 8) + 2" office:value-type="float" office:value="51" calcext:value-type="float">
            <text:p>51</text:p>
          </table:table-cell>
          <table:table-cell table:formula="of:=MOD(ROW([.M397]) - 2; 8) + COLUMN([.D396])" office:value-type="float" office:value="7" calcext:value-type="float">
            <text:p>7</text:p>
          </table:table-cell>
          <table:table-cell table:formula="of:=INDIRECT(ADDRESS([.N396];[.O396]))" office:value-type="float" office:value="0" calcext:value-type="float">
            <text:p>0</text:p>
          </table:table-cell>
          <table:table-cell table:number-columns-repeated="6"/>
          <table:table-cell table:formula="of:=IF(ISBLANK([.U396]); &quot;&quot;; COM.MICROSOFT.CONCAT(&quot;#define &quot;; [.T396]; &quot; (1 &lt;&lt; &quot;; [.U396]; &quot;)&quot;))">
            <text:p/>
          </table:table-cell>
        </table:table-row>
        <table:table-row table:style-name="ro3">
          <table:table-cell table:number-columns-repeated="13"/>
          <table:table-cell table:formula="of:=FLOOR((ROW([.D397]) - 1) / 8) + 2" office:value-type="float" office:value="51" calcext:value-type="float">
            <text:p>51</text:p>
          </table:table-cell>
          <table:table-cell table:formula="of:=MOD(ROW([.M398]) - 2; 8) + COLUMN([.D397])" office:value-type="float" office:value="8" calcext:value-type="float">
            <text:p>8</text:p>
          </table:table-cell>
          <table:table-cell table:formula="of:=INDIRECT(ADDRESS([.N397];[.O397]))" office:value-type="float" office:value="0" calcext:value-type="float">
            <text:p>0</text:p>
          </table:table-cell>
          <table:table-cell table:number-columns-repeated="6"/>
          <table:table-cell table:formula="of:=IF(ISBLANK([.U397]); &quot;&quot;; COM.MICROSOFT.CONCAT(&quot;#define &quot;; [.T397]; &quot; (1 &lt;&lt; &quot;; [.U397]; &quot;)&quot;))">
            <text:p/>
          </table:table-cell>
        </table:table-row>
        <table:table-row table:style-name="ro3">
          <table:table-cell table:number-columns-repeated="13"/>
          <table:table-cell table:formula="of:=FLOOR((ROW([.D398]) - 1) / 8) + 2" office:value-type="float" office:value="51" calcext:value-type="float">
            <text:p>51</text:p>
          </table:table-cell>
          <table:table-cell table:formula="of:=MOD(ROW([.M399]) - 2; 8) + COLUMN([.D398])" office:value-type="float" office:value="9" calcext:value-type="float">
            <text:p>9</text:p>
          </table:table-cell>
          <table:table-cell table:formula="of:=INDIRECT(ADDRESS([.N398];[.O398]))" office:value-type="float" office:value="0" calcext:value-type="float">
            <text:p>0</text:p>
          </table:table-cell>
          <table:table-cell table:number-columns-repeated="6"/>
          <table:table-cell table:formula="of:=IF(ISBLANK([.U398]); &quot;&quot;; COM.MICROSOFT.CONCAT(&quot;#define &quot;; [.T398]; &quot; (1 &lt;&lt; &quot;; [.U398]; &quot;)&quot;))">
            <text:p/>
          </table:table-cell>
        </table:table-row>
        <table:table-row table:style-name="ro3">
          <table:table-cell table:number-columns-repeated="13"/>
          <table:table-cell table:formula="of:=FLOOR((ROW([.D399]) - 1) / 8) + 2" office:value-type="float" office:value="51" calcext:value-type="float">
            <text:p>51</text:p>
          </table:table-cell>
          <table:table-cell table:formula="of:=MOD(ROW([.M400]) - 2; 8) + COLUMN([.D399])" office:value-type="float" office:value="10" calcext:value-type="float">
            <text:p>10</text:p>
          </table:table-cell>
          <table:table-cell table:formula="of:=INDIRECT(ADDRESS([.N399];[.O399]))" office:value-type="float" office:value="0" calcext:value-type="float">
            <text:p>0</text:p>
          </table:table-cell>
          <table:table-cell table:number-columns-repeated="6"/>
          <table:table-cell table:formula="of:=IF(ISBLANK([.U399]); &quot;&quot;; COM.MICROSOFT.CONCAT(&quot;#define &quot;; [.T399]; &quot; (1 &lt;&lt; &quot;; [.U399]; &quot;)&quot;))">
            <text:p/>
          </table:table-cell>
        </table:table-row>
        <table:table-row table:style-name="ro3">
          <table:table-cell table:number-columns-repeated="13"/>
          <table:table-cell table:formula="of:=FLOOR((ROW([.D400]) - 1) / 8) + 2" office:value-type="float" office:value="51" calcext:value-type="float">
            <text:p>51</text:p>
          </table:table-cell>
          <table:table-cell table:formula="of:=MOD(ROW([.M401]) - 2; 8) + COLUMN([.D400])" office:value-type="float" office:value="11" calcext:value-type="float">
            <text:p>11</text:p>
          </table:table-cell>
          <table:table-cell table:formula="of:=INDIRECT(ADDRESS([.N400];[.O400]))" office:value-type="float" office:value="0" calcext:value-type="float">
            <text:p>0</text:p>
          </table:table-cell>
          <table:table-cell table:number-columns-repeated="6"/>
          <table:table-cell table:formula="of:=IF(ISBLANK([.U400]); &quot;&quot;; COM.MICROSOFT.CONCAT(&quot;#define &quot;; [.T400]; &quot; (1 &lt;&lt; &quot;; [.U400]; &quot;)&quot;))">
            <text:p/>
          </table:table-cell>
        </table:table-row>
        <table:table-row table:style-name="ro3">
          <table:table-cell table:number-columns-repeated="13"/>
          <table:table-cell table:formula="of:=FLOOR((ROW([.D401]) - 1) / 8) + 2" office:value-type="float" office:value="52" calcext:value-type="float">
            <text:p>52</text:p>
          </table:table-cell>
          <table:table-cell table:formula="of:=MOD(ROW([.M402]) - 2; 8) + COLUMN([.D401])" office:value-type="float" office:value="4" calcext:value-type="float">
            <text:p>4</text:p>
          </table:table-cell>
          <table:table-cell table:formula="of:=INDIRECT(ADDRESS([.N401];[.O401]))" office:value-type="string" office:string-value="ENADC" calcext:value-type="string">
            <text:p>ENADC</text:p>
          </table:table-cell>
          <table:table-cell table:formula="of:=IF([.P401] = 0; &quot;RESERVED&quot;; [.P401])" office:value-type="string" office:string-value="ENADC" calcext:value-type="string">
            <text:p>ENADC</text:p>
          </table:table-cell>
          <table:table-cell table:number-columns-repeated="2"/>
          <table:table-cell office:value-type="string" calcext:value-type="string">
            <text:p>Slave B IIC addres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01]); &quot;&quot;; COM.MICROSOFT.CONCAT(&quot;#define &quot;; [.T401]; &quot; (1 &lt;&lt; &quot;; [.U401]; &quot;)&quot;))" office:value-type="string" office:string-value="#define Slave B IIC address (1 &lt;&lt; 0)" calcext:value-type="string">
            <text:p>#define Slave B IIC address (1 &lt;&lt; 0)</text:p>
          </table:table-cell>
        </table:table-row>
        <table:table-row table:style-name="ro3">
          <table:table-cell table:number-columns-repeated="13"/>
          <table:table-cell table:formula="of:=FLOOR((ROW([.D402]) - 1) / 8) + 2" office:value-type="float" office:value="52" calcext:value-type="float">
            <text:p>52</text:p>
          </table:table-cell>
          <table:table-cell table:formula="of:=MOD(ROW([.M403]) - 2; 8) + COLUMN([.D402])" office:value-type="float" office:value="5" calcext:value-type="float">
            <text:p>5</text:p>
          </table:table-cell>
          <table:table-cell table:formula="of:=INDIRECT(ADDRESS([.N402];[.O402]))" office:value-type="float" office:value="0" calcext:value-type="float">
            <text:p>0</text:p>
          </table:table-cell>
          <table:table-cell table:formula="of:=IF([.P402] = 0; &quot;RESERVED&quot;; [.P402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ENADC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402]); &quot;&quot;; COM.MICROSOFT.CONCAT(&quot;#define &quot;; [.T402]; &quot; (1 &lt;&lt; &quot;; [.U402]; &quot;)&quot;))" office:value-type="string" office:string-value="#define ENADC (1 &lt;&lt; 7)" calcext:value-type="string">
            <text:p>#define ENADC (1 &lt;&lt; 7)</text:p>
          </table:table-cell>
        </table:table-row>
        <table:table-row table:style-name="ro3">
          <table:table-cell table:number-columns-repeated="13"/>
          <table:table-cell table:formula="of:=FLOOR((ROW([.D403]) - 1) / 8) + 2" office:value-type="float" office:value="52" calcext:value-type="float">
            <text:p>52</text:p>
          </table:table-cell>
          <table:table-cell table:formula="of:=MOD(ROW([.M404]) - 2; 8) + COLUMN([.D403])" office:value-type="float" office:value="6" calcext:value-type="float">
            <text:p>6</text:p>
          </table:table-cell>
          <table:table-cell table:formula="of:=INDIRECT(ADDRESS([.N403];[.O403]))" office:value-type="float" office:value="0" calcext:value-type="float">
            <text:p>0</text:p>
          </table:table-cell>
          <table:table-cell table:formula="of:=IF([.P403] = 0; &quot;RESERVED&quot;; [.P403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03]); &quot;&quot;; COM.MICROSOFT.CONCAT(&quot;#define &quot;; [.T403]; &quot; (1 &lt;&lt; &quot;; [.U403]; &quot;)&quot;))">
            <text:p/>
          </table:table-cell>
        </table:table-row>
        <table:table-row table:style-name="ro3">
          <table:table-cell table:number-columns-repeated="13"/>
          <table:table-cell table:formula="of:=FLOOR((ROW([.D404]) - 1) / 8) + 2" office:value-type="float" office:value="52" calcext:value-type="float">
            <text:p>52</text:p>
          </table:table-cell>
          <table:table-cell table:formula="of:=MOD(ROW([.M405]) - 2; 8) + COLUMN([.D404])" office:value-type="float" office:value="7" calcext:value-type="float">
            <text:p>7</text:p>
          </table:table-cell>
          <table:table-cell table:formula="of:=INDIRECT(ADDRESS([.N404];[.O404]))" office:value-type="float" office:value="0" calcext:value-type="float">
            <text:p>0</text:p>
          </table:table-cell>
          <table:table-cell table:formula="of:=IF([.P404] = 0; &quot;RESERVED&quot;; [.P404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04]); &quot;&quot;; COM.MICROSOFT.CONCAT(&quot;#define &quot;; [.T404]; &quot; (1 &lt;&lt; &quot;; [.U404]; &quot;)&quot;))">
            <text:p/>
          </table:table-cell>
        </table:table-row>
        <table:table-row table:style-name="ro3">
          <table:table-cell table:number-columns-repeated="13"/>
          <table:table-cell table:formula="of:=FLOOR((ROW([.D405]) - 1) / 8) + 2" office:value-type="float" office:value="52" calcext:value-type="float">
            <text:p>52</text:p>
          </table:table-cell>
          <table:table-cell table:formula="of:=MOD(ROW([.M406]) - 2; 8) + COLUMN([.D405])" office:value-type="float" office:value="8" calcext:value-type="float">
            <text:p>8</text:p>
          </table:table-cell>
          <table:table-cell table:formula="of:=INDIRECT(ADDRESS([.N405];[.O405]))" office:value-type="string" office:string-value="SADC3" calcext:value-type="string">
            <text:p>SADC3</text:p>
          </table:table-cell>
          <table:table-cell table:formula="of:=IF([.P405] = 0; &quot;RESERVED&quot;; [.P405])" office:value-type="string" office:string-value="SADC3" calcext:value-type="string">
            <text:p>SADC3</text:p>
          </table:table-cell>
          <table:table-cell table:number-columns-repeated="5"/>
          <table:table-cell table:formula="of:=IF(ISBLANK([.U405]); &quot;&quot;; COM.MICROSOFT.CONCAT(&quot;#define &quot;; [.T405]; &quot; (1 &lt;&lt; &quot;; [.U405]; &quot;)&quot;))">
            <text:p/>
          </table:table-cell>
        </table:table-row>
        <table:table-row table:style-name="ro3">
          <table:table-cell table:number-columns-repeated="13"/>
          <table:table-cell table:formula="of:=FLOOR((ROW([.D406]) - 1) / 8) + 2" office:value-type="float" office:value="52" calcext:value-type="float">
            <text:p>52</text:p>
          </table:table-cell>
          <table:table-cell table:formula="of:=MOD(ROW([.M407]) - 2; 8) + COLUMN([.D406])" office:value-type="float" office:value="9" calcext:value-type="float">
            <text:p>9</text:p>
          </table:table-cell>
          <table:table-cell table:formula="of:=INDIRECT(ADDRESS([.N406];[.O406]))" office:value-type="string" office:string-value="SADC2" calcext:value-type="string">
            <text:p>SADC2</text:p>
          </table:table-cell>
          <table:table-cell table:formula="of:=IF([.P406] = 0; &quot;RESERVED&quot;; [.P406])" office:value-type="string" office:string-value="SADC2" calcext:value-type="string">
            <text:p>SADC2</text:p>
          </table:table-cell>
          <table:table-cell table:number-columns-repeated="2"/>
          <table:table-cell office:value-type="string" calcext:value-type="string">
            <text:p>SADC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406]); &quot;&quot;; COM.MICROSOFT.CONCAT(&quot;#define &quot;; [.T406]; &quot; (1 &lt;&lt; &quot;; [.U406]; &quot;)&quot;))" office:value-type="string" office:string-value="#define SADC3 (1 &lt;&lt; 3)" calcext:value-type="string">
            <text:p>#define SADC3 (1 &lt;&lt; 3)</text:p>
          </table:table-cell>
        </table:table-row>
        <table:table-row table:style-name="ro3">
          <table:table-cell table:number-columns-repeated="13"/>
          <table:table-cell table:formula="of:=FLOOR((ROW([.D407]) - 1) / 8) + 2" office:value-type="float" office:value="52" calcext:value-type="float">
            <text:p>52</text:p>
          </table:table-cell>
          <table:table-cell table:formula="of:=MOD(ROW([.M408]) - 2; 8) + COLUMN([.D407])" office:value-type="float" office:value="10" calcext:value-type="float">
            <text:p>10</text:p>
          </table:table-cell>
          <table:table-cell table:formula="of:=INDIRECT(ADDRESS([.N407];[.O407]))" office:value-type="string" office:string-value="SADC1" calcext:value-type="string">
            <text:p>SADC1</text:p>
          </table:table-cell>
          <table:table-cell table:formula="of:=IF([.P407] = 0; &quot;RESERVED&quot;; [.P407])" office:value-type="string" office:string-value="SADC1" calcext:value-type="string">
            <text:p>SADC1</text:p>
          </table:table-cell>
          <table:table-cell table:number-columns-repeated="2"/>
          <table:table-cell office:value-type="string" calcext:value-type="string">
            <text:p>SADC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407]); &quot;&quot;; COM.MICROSOFT.CONCAT(&quot;#define &quot;; [.T407]; &quot; (1 &lt;&lt; &quot;; [.U407]; &quot;)&quot;))" office:value-type="string" office:string-value="#define SADC2 (1 &lt;&lt; 2)" calcext:value-type="string">
            <text:p>#define SADC2 (1 &lt;&lt; 2)</text:p>
          </table:table-cell>
        </table:table-row>
        <table:table-row table:style-name="ro3">
          <table:table-cell table:number-columns-repeated="13"/>
          <table:table-cell table:formula="of:=FLOOR((ROW([.D408]) - 1) / 8) + 2" office:value-type="float" office:value="52" calcext:value-type="float">
            <text:p>52</text:p>
          </table:table-cell>
          <table:table-cell table:formula="of:=MOD(ROW([.M409]) - 2; 8) + COLUMN([.D408])" office:value-type="float" office:value="11" calcext:value-type="float">
            <text:p>11</text:p>
          </table:table-cell>
          <table:table-cell table:formula="of:=INDIRECT(ADDRESS([.N408];[.O408]))" office:value-type="string" office:string-value="SADC0" calcext:value-type="string">
            <text:p>SADC0</text:p>
          </table:table-cell>
          <table:table-cell table:formula="of:=IF([.P408] = 0; &quot;RESERVED&quot;; [.P408])" office:value-type="string" office:string-value="SADC0" calcext:value-type="string">
            <text:p>SADC0</text:p>
          </table:table-cell>
          <table:table-cell table:number-columns-repeated="2"/>
          <table:table-cell office:value-type="string" calcext:value-type="string">
            <text:p>SADC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408]); &quot;&quot;; COM.MICROSOFT.CONCAT(&quot;#define &quot;; [.T408]; &quot; (1 &lt;&lt; &quot;; [.U408]; &quot;)&quot;))" office:value-type="string" office:string-value="#define SADC1 (1 &lt;&lt; 1)" calcext:value-type="string">
            <text:p>#define SADC1 (1 &lt;&lt; 1)</text:p>
          </table:table-cell>
        </table:table-row>
        <table:table-row table:style-name="ro3">
          <table:table-cell table:number-columns-repeated="13"/>
          <table:table-cell table:formula="of:=FLOOR((ROW([.D409]) - 1) / 8) + 2" office:value-type="float" office:value="53" calcext:value-type="float">
            <text:p>53</text:p>
          </table:table-cell>
          <table:table-cell table:formula="of:=MOD(ROW([.M410]) - 2; 8) + COLUMN([.D409])" office:value-type="float" office:value="4" calcext:value-type="float">
            <text:p>4</text:p>
          </table:table-cell>
          <table:table-cell table:formula="of:=INDIRECT(ADDRESS([.N409];[.O409]))" office:value-type="float" office:value="0" calcext:value-type="float">
            <text:p>0</text:p>
          </table:table-cell>
          <table:table-cell table:formula="of:=IF([.P409] = 0; &quot;RESERVED&quot;; [.P409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SADC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09]); &quot;&quot;; COM.MICROSOFT.CONCAT(&quot;#define &quot;; [.T409]; &quot; (1 &lt;&lt; &quot;; [.U409]; &quot;)&quot;))" office:value-type="string" office:string-value="#define SADC0 (1 &lt;&lt; 0)" calcext:value-type="string">
            <text:p>#define SADC0 (1 &lt;&lt; 0)</text:p>
          </table:table-cell>
        </table:table-row>
        <table:table-row table:style-name="ro3">
          <table:table-cell table:number-columns-repeated="13"/>
          <table:table-cell table:formula="of:=FLOOR((ROW([.D410]) - 1) / 8) + 2" office:value-type="float" office:value="53" calcext:value-type="float">
            <text:p>53</text:p>
          </table:table-cell>
          <table:table-cell table:formula="of:=MOD(ROW([.M411]) - 2; 8) + COLUMN([.D410])" office:value-type="float" office:value="5" calcext:value-type="float">
            <text:p>5</text:p>
          </table:table-cell>
          <table:table-cell table:formula="of:=INDIRECT(ADDRESS([.N410];[.O410]))" office:value-type="float" office:value="0" calcext:value-type="float">
            <text:p>0</text:p>
          </table:table-cell>
          <table:table-cell table:formula="of:=IF([.P410] = 0; &quot;RESERVED&quot;; [.P41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10]); &quot;&quot;; COM.MICROSOFT.CONCAT(&quot;#define &quot;; [.T410]; &quot; (1 &lt;&lt; &quot;; [.U410]; &quot;)&quot;))">
            <text:p/>
          </table:table-cell>
        </table:table-row>
        <table:table-row table:style-name="ro3">
          <table:table-cell table:number-columns-repeated="13"/>
          <table:table-cell table:formula="of:=FLOOR((ROW([.D411]) - 1) / 8) + 2" office:value-type="float" office:value="53" calcext:value-type="float">
            <text:p>53</text:p>
          </table:table-cell>
          <table:table-cell table:formula="of:=MOD(ROW([.M412]) - 2; 8) + COLUMN([.D411])" office:value-type="float" office:value="6" calcext:value-type="float">
            <text:p>6</text:p>
          </table:table-cell>
          <table:table-cell table:formula="of:=INDIRECT(ADDRESS([.N411];[.O411]))" office:value-type="string" office:string-value="ADC conversion result" calcext:value-type="string">
            <text:p>ADC conversion result</text:p>
          </table:table-cell>
          <table:table-cell table:formula="of:=IF([.P411] = 0; &quot;RESERVED&quot;; [.P411])" office:value-type="string" office:string-value="ADC conversion result" calcext:value-type="string">
            <text:p>ADC conversion result</text:p>
          </table:table-cell>
          <table:table-cell table:number-columns-repeated="5"/>
          <table:table-cell table:formula="of:=IF(ISBLANK([.U411]); &quot;&quot;; COM.MICROSOFT.CONCAT(&quot;#define &quot;; [.T411]; &quot; (1 &lt;&lt; &quot;; [.U411]; &quot;)&quot;))">
            <text:p/>
          </table:table-cell>
        </table:table-row>
        <table:table-row table:style-name="ro3">
          <table:table-cell table:number-columns-repeated="13"/>
          <table:table-cell table:formula="of:=FLOOR((ROW([.D412]) - 1) / 8) + 2" office:value-type="float" office:value="53" calcext:value-type="float">
            <text:p>53</text:p>
          </table:table-cell>
          <table:table-cell table:formula="of:=MOD(ROW([.M413]) - 2; 8) + COLUMN([.D412])" office:value-type="float" office:value="7" calcext:value-type="float">
            <text:p>7</text:p>
          </table:table-cell>
          <table:table-cell table:formula="of:=INDIRECT(ADDRESS([.N412];[.O412]))" office:value-type="float" office:value="0" calcext:value-type="float">
            <text:p>0</text:p>
          </table:table-cell>
          <table:table-cell table:formula="of:=IF([.P412] = 0; &quot;RESERVED&quot;; [.P412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ADC conversion result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412]); &quot;&quot;; COM.MICROSOFT.CONCAT(&quot;#define &quot;; [.T412]; &quot; (1 &lt;&lt; &quot;; [.U412]; &quot;)&quot;))" office:value-type="string" office:string-value="#define ADC conversion result (1 &lt;&lt; 5)" calcext:value-type="string">
            <text:p>#define ADC conversion result (1 &lt;&lt; 5)</text:p>
          </table:table-cell>
        </table:table-row>
        <table:table-row table:style-name="ro3">
          <table:table-cell table:number-columns-repeated="13"/>
          <table:table-cell table:formula="of:=FLOOR((ROW([.D413]) - 1) / 8) + 2" office:value-type="float" office:value="53" calcext:value-type="float">
            <text:p>53</text:p>
          </table:table-cell>
          <table:table-cell table:formula="of:=MOD(ROW([.M414]) - 2; 8) + COLUMN([.D413])" office:value-type="float" office:value="8" calcext:value-type="float">
            <text:p>8</text:p>
          </table:table-cell>
          <table:table-cell table:formula="of:=INDIRECT(ADDRESS([.N413];[.O413]))" office:value-type="float" office:value="0" calcext:value-type="float">
            <text:p>0</text:p>
          </table:table-cell>
          <table:table-cell table:formula="of:=IF([.P413] = 0; &quot;RESERVED&quot;; [.P413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13]); &quot;&quot;; COM.MICROSOFT.CONCAT(&quot;#define &quot;; [.T413]; &quot; (1 &lt;&lt; &quot;; [.U413]; &quot;)&quot;))">
            <text:p/>
          </table:table-cell>
        </table:table-row>
        <table:table-row table:style-name="ro3">
          <table:table-cell table:number-columns-repeated="13"/>
          <table:table-cell table:formula="of:=FLOOR((ROW([.D414]) - 1) / 8) + 2" office:value-type="float" office:value="53" calcext:value-type="float">
            <text:p>53</text:p>
          </table:table-cell>
          <table:table-cell table:formula="of:=MOD(ROW([.M415]) - 2; 8) + COLUMN([.D414])" office:value-type="float" office:value="9" calcext:value-type="float">
            <text:p>9</text:p>
          </table:table-cell>
          <table:table-cell table:formula="of:=INDIRECT(ADDRESS([.N414];[.O414]))" office:value-type="float" office:value="0" calcext:value-type="float">
            <text:p>0</text:p>
          </table:table-cell>
          <table:table-cell table:formula="of:=IF([.P414] = 0; &quot;RESERVED&quot;; [.P414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14]); &quot;&quot;; COM.MICROSOFT.CONCAT(&quot;#define &quot;; [.T414]; &quot; (1 &lt;&lt; &quot;; [.U414]; &quot;)&quot;))">
            <text:p/>
          </table:table-cell>
        </table:table-row>
        <table:table-row table:style-name="ro3">
          <table:table-cell table:number-columns-repeated="13"/>
          <table:table-cell table:formula="of:=FLOOR((ROW([.D415]) - 1) / 8) + 2" office:value-type="float" office:value="53" calcext:value-type="float">
            <text:p>53</text:p>
          </table:table-cell>
          <table:table-cell table:formula="of:=MOD(ROW([.M416]) - 2; 8) + COLUMN([.D415])" office:value-type="float" office:value="10" calcext:value-type="float">
            <text:p>10</text:p>
          </table:table-cell>
          <table:table-cell table:formula="of:=INDIRECT(ADDRESS([.N415];[.O415]))" office:value-type="float" office:value="0" calcext:value-type="float">
            <text:p>0</text:p>
          </table:table-cell>
          <table:table-cell table:formula="of:=IF([.P415] = 0; &quot;RESERVED&quot;; [.P415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15]); &quot;&quot;; COM.MICROSOFT.CONCAT(&quot;#define &quot;; [.T415]; &quot; (1 &lt;&lt; &quot;; [.U415]; &quot;)&quot;))">
            <text:p/>
          </table:table-cell>
        </table:table-row>
        <table:table-row table:style-name="ro3">
          <table:table-cell table:number-columns-repeated="13"/>
          <table:table-cell table:formula="of:=FLOOR((ROW([.D416]) - 1) / 8) + 2" office:value-type="float" office:value="53" calcext:value-type="float">
            <text:p>53</text:p>
          </table:table-cell>
          <table:table-cell table:formula="of:=MOD(ROW([.M417]) - 2; 8) + COLUMN([.D416])" office:value-type="float" office:value="11" calcext:value-type="float">
            <text:p>11</text:p>
          </table:table-cell>
          <table:table-cell table:formula="of:=INDIRECT(ADDRESS([.N416];[.O416]))" office:value-type="float" office:value="0" calcext:value-type="float">
            <text:p>0</text:p>
          </table:table-cell>
          <table:table-cell table:formula="of:=IF([.P416] = 0; &quot;RESERVED&quot;; [.P416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16]); &quot;&quot;; COM.MICROSOFT.CONCAT(&quot;#define &quot;; [.T416]; &quot; (1 &lt;&lt; &quot;; [.U416]; &quot;)&quot;))">
            <text:p/>
          </table:table-cell>
        </table:table-row>
        <table:table-row table:style-name="ro3">
          <table:table-cell table:number-columns-repeated="13"/>
          <table:table-cell table:formula="of:=FLOOR((ROW([.D417]) - 1) / 8) + 2" office:value-type="float" office:value="54" calcext:value-type="float">
            <text:p>54</text:p>
          </table:table-cell>
          <table:table-cell table:formula="of:=MOD(ROW([.M418]) - 2; 8) + COLUMN([.D417])" office:value-type="float" office:value="4" calcext:value-type="float">
            <text:p>4</text:p>
          </table:table-cell>
          <table:table-cell table:formula="of:=INDIRECT(ADDRESS([.N417];[.O417]))" office:value-type="string" office:string-value="WEN" calcext:value-type="string">
            <text:p>WEN</text:p>
          </table:table-cell>
          <table:table-cell table:formula="of:=IF([.P417] = 0; &quot;RESERVED&quot;; [.P417])" office:value-type="string" office:string-value="WEN" calcext:value-type="string">
            <text:p>WEN</text:p>
          </table:table-cell>
          <table:table-cell table:number-columns-repeated="5"/>
          <table:table-cell table:formula="of:=IF(ISBLANK([.U417]); &quot;&quot;; COM.MICROSOFT.CONCAT(&quot;#define &quot;; [.T417]; &quot; (1 &lt;&lt; &quot;; [.U417]; &quot;)&quot;))">
            <text:p/>
          </table:table-cell>
        </table:table-row>
        <table:table-row table:style-name="ro3">
          <table:table-cell table:number-columns-repeated="13"/>
          <table:table-cell table:formula="of:=FLOOR((ROW([.D418]) - 1) / 8) + 2" office:value-type="float" office:value="54" calcext:value-type="float">
            <text:p>54</text:p>
          </table:table-cell>
          <table:table-cell table:formula="of:=MOD(ROW([.M419]) - 2; 8) + COLUMN([.D418])" office:value-type="float" office:value="5" calcext:value-type="float">
            <text:p>5</text:p>
          </table:table-cell>
          <table:table-cell table:formula="of:=INDIRECT(ADDRESS([.N418];[.O418]))" office:value-type="string" office:string-value="WCLR" calcext:value-type="string">
            <text:p>WCLR</text:p>
          </table:table-cell>
          <table:table-cell table:formula="of:=IF([.P418] = 0; &quot;RESERVED&quot;; [.P418])" office:value-type="string" office:string-value="WCLR" calcext:value-type="string">
            <text:p>WCLR</text:p>
          </table:table-cell>
          <table:table-cell table:number-columns-repeated="2"/>
          <table:table-cell office:value-type="string" calcext:value-type="string">
            <text:p>WEN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418]); &quot;&quot;; COM.MICROSOFT.CONCAT(&quot;#define &quot;; [.T418]; &quot; (1 &lt;&lt; &quot;; [.U418]; &quot;)&quot;))" office:value-type="string" office:string-value="#define WEN (1 &lt;&lt; 7)" calcext:value-type="string">
            <text:p>#define WEN (1 &lt;&lt; 7)</text:p>
          </table:table-cell>
        </table:table-row>
        <table:table-row table:style-name="ro3">
          <table:table-cell table:number-columns-repeated="13"/>
          <table:table-cell table:formula="of:=FLOOR((ROW([.D419]) - 1) / 8) + 2" office:value-type="float" office:value="54" calcext:value-type="float">
            <text:p>54</text:p>
          </table:table-cell>
          <table:table-cell table:formula="of:=MOD(ROW([.M420]) - 2; 8) + COLUMN([.D419])" office:value-type="float" office:value="6" calcext:value-type="float">
            <text:p>6</text:p>
          </table:table-cell>
          <table:table-cell table:formula="of:=INDIRECT(ADDRESS([.N419];[.O419]))" office:value-type="float" office:value="0" calcext:value-type="float">
            <text:p>0</text:p>
          </table:table-cell>
          <table:table-cell table:formula="of:=IF([.P419] = 0; &quot;RESERVED&quot;; [.P419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WCLR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419]); &quot;&quot;; COM.MICROSOFT.CONCAT(&quot;#define &quot;; [.T419]; &quot; (1 &lt;&lt; &quot;; [.U419]; &quot;)&quot;))" office:value-type="string" office:string-value="#define WCLR (1 &lt;&lt; 6)" calcext:value-type="string">
            <text:p>#define WCLR (1 &lt;&lt; 6)</text:p>
          </table:table-cell>
        </table:table-row>
        <table:table-row table:style-name="ro3">
          <table:table-cell table:number-columns-repeated="13"/>
          <table:table-cell table:formula="of:=FLOOR((ROW([.D420]) - 1) / 8) + 2" office:value-type="float" office:value="54" calcext:value-type="float">
            <text:p>54</text:p>
          </table:table-cell>
          <table:table-cell table:formula="of:=MOD(ROW([.M421]) - 2; 8) + COLUMN([.D420])" office:value-type="float" office:value="7" calcext:value-type="float">
            <text:p>7</text:p>
          </table:table-cell>
          <table:table-cell table:formula="of:=INDIRECT(ADDRESS([.N420];[.O420]))" office:value-type="float" office:value="0" calcext:value-type="float">
            <text:p>0</text:p>
          </table:table-cell>
          <table:table-cell table:formula="of:=IF([.P420] = 0; &quot;RESERVED&quot;; [.P42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20]); &quot;&quot;; COM.MICROSOFT.CONCAT(&quot;#define &quot;; [.T420]; &quot; (1 &lt;&lt; &quot;; [.U420]; &quot;)&quot;))">
            <text:p/>
          </table:table-cell>
        </table:table-row>
        <table:table-row table:style-name="ro3">
          <table:table-cell table:number-columns-repeated="13"/>
          <table:table-cell table:formula="of:=FLOOR((ROW([.D421]) - 1) / 8) + 2" office:value-type="float" office:value="54" calcext:value-type="float">
            <text:p>54</text:p>
          </table:table-cell>
          <table:table-cell table:formula="of:=MOD(ROW([.M422]) - 2; 8) + COLUMN([.D421])" office:value-type="float" office:value="8" calcext:value-type="float">
            <text:p>8</text:p>
          </table:table-cell>
          <table:table-cell table:formula="of:=INDIRECT(ADDRESS([.N421];[.O421]))" office:value-type="float" office:value="0" calcext:value-type="float">
            <text:p>0</text:p>
          </table:table-cell>
          <table:table-cell table:formula="of:=IF([.P421] = 0; &quot;RESERVED&quot;; [.P421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21]); &quot;&quot;; COM.MICROSOFT.CONCAT(&quot;#define &quot;; [.T421]; &quot; (1 &lt;&lt; &quot;; [.U421]; &quot;)&quot;))">
            <text:p/>
          </table:table-cell>
        </table:table-row>
        <table:table-row table:style-name="ro3">
          <table:table-cell table:number-columns-repeated="13"/>
          <table:table-cell table:formula="of:=FLOOR((ROW([.D422]) - 1) / 8) + 2" office:value-type="float" office:value="54" calcext:value-type="float">
            <text:p>54</text:p>
          </table:table-cell>
          <table:table-cell table:formula="of:=MOD(ROW([.M423]) - 2; 8) + COLUMN([.D422])" office:value-type="float" office:value="9" calcext:value-type="float">
            <text:p>9</text:p>
          </table:table-cell>
          <table:table-cell table:formula="of:=INDIRECT(ADDRESS([.N422];[.O422]))" office:value-type="string" office:string-value="WDT2" calcext:value-type="string">
            <text:p>WDT2</text:p>
          </table:table-cell>
          <table:table-cell table:formula="of:=IF([.P422] = 0; &quot;RESERVED&quot;; [.P422])" office:value-type="string" office:string-value="WDT2" calcext:value-type="string">
            <text:p>WDT2</text:p>
          </table:table-cell>
          <table:table-cell table:number-columns-repeated="5"/>
          <table:table-cell table:formula="of:=IF(ISBLANK([.U422]); &quot;&quot;; COM.MICROSOFT.CONCAT(&quot;#define &quot;; [.T422]; &quot; (1 &lt;&lt; &quot;; [.U422]; &quot;)&quot;))">
            <text:p/>
          </table:table-cell>
        </table:table-row>
        <table:table-row table:style-name="ro3">
          <table:table-cell table:number-columns-repeated="13"/>
          <table:table-cell table:formula="of:=FLOOR((ROW([.D423]) - 1) / 8) + 2" office:value-type="float" office:value="54" calcext:value-type="float">
            <text:p>54</text:p>
          </table:table-cell>
          <table:table-cell table:formula="of:=MOD(ROW([.M424]) - 2; 8) + COLUMN([.D423])" office:value-type="float" office:value="10" calcext:value-type="float">
            <text:p>10</text:p>
          </table:table-cell>
          <table:table-cell table:formula="of:=INDIRECT(ADDRESS([.N423];[.O423]))" office:value-type="string" office:string-value="WDT1" calcext:value-type="string">
            <text:p>WDT1</text:p>
          </table:table-cell>
          <table:table-cell table:formula="of:=IF([.P423] = 0; &quot;RESERVED&quot;; [.P423])" office:value-type="string" office:string-value="WDT1" calcext:value-type="string">
            <text:p>WDT1</text:p>
          </table:table-cell>
          <table:table-cell table:number-columns-repeated="2"/>
          <table:table-cell office:value-type="string" calcext:value-type="string">
            <text:p>WDT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423]); &quot;&quot;; COM.MICROSOFT.CONCAT(&quot;#define &quot;; [.T423]; &quot; (1 &lt;&lt; &quot;; [.U423]; &quot;)&quot;))" office:value-type="string" office:string-value="#define WDT2 (1 &lt;&lt; 2)" calcext:value-type="string">
            <text:p>#define WDT2 (1 &lt;&lt; 2)</text:p>
          </table:table-cell>
        </table:table-row>
        <table:table-row table:style-name="ro3">
          <table:table-cell table:number-columns-repeated="13"/>
          <table:table-cell table:formula="of:=FLOOR((ROW([.D424]) - 1) / 8) + 2" office:value-type="float" office:value="54" calcext:value-type="float">
            <text:p>54</text:p>
          </table:table-cell>
          <table:table-cell table:formula="of:=MOD(ROW([.M425]) - 2; 8) + COLUMN([.D424])" office:value-type="float" office:value="11" calcext:value-type="float">
            <text:p>11</text:p>
          </table:table-cell>
          <table:table-cell table:formula="of:=INDIRECT(ADDRESS([.N424];[.O424]))" office:value-type="string" office:string-value="WDT0" calcext:value-type="string">
            <text:p>WDT0</text:p>
          </table:table-cell>
          <table:table-cell table:formula="of:=IF([.P424] = 0; &quot;RESERVED&quot;; [.P424])" office:value-type="string" office:string-value="WDT0" calcext:value-type="string">
            <text:p>WDT0</text:p>
          </table:table-cell>
          <table:table-cell table:number-columns-repeated="2"/>
          <table:table-cell office:value-type="string" calcext:value-type="string">
            <text:p>WDT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424]); &quot;&quot;; COM.MICROSOFT.CONCAT(&quot;#define &quot;; [.T424]; &quot; (1 &lt;&lt; &quot;; [.U424]; &quot;)&quot;))" office:value-type="string" office:string-value="#define WDT1 (1 &lt;&lt; 1)" calcext:value-type="string">
            <text:p>#define WDT1 (1 &lt;&lt; 1)</text:p>
          </table:table-cell>
        </table:table-row>
        <table:table-row table:style-name="ro3">
          <table:table-cell table:number-columns-repeated="13"/>
          <table:table-cell table:formula="of:=FLOOR((ROW([.D425]) - 1) / 8) + 2" office:value-type="float" office:value="55" calcext:value-type="float">
            <text:p>55</text:p>
          </table:table-cell>
          <table:table-cell table:formula="of:=MOD(ROW([.M426]) - 2; 8) + COLUMN([.D425])" office:value-type="float" office:value="4" calcext:value-type="float">
            <text:p>4</text:p>
          </table:table-cell>
          <table:table-cell table:formula="of:=INDIRECT(ADDRESS([.N425];[.O425]))" office:value-type="string" office:string-value="ISP slave address" calcext:value-type="string">
            <text:p>ISP slave address</text:p>
          </table:table-cell>
          <table:table-cell table:formula="of:=IF([.P425] = 0; &quot;RESERVED&quot;; [.P425])" office:value-type="string" office:string-value="ISP slave address" calcext:value-type="string">
            <text:p>ISP slave address</text:p>
          </table:table-cell>
          <table:table-cell table:number-columns-repeated="2"/>
          <table:table-cell office:value-type="string" calcext:value-type="string">
            <text:p>WDT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25]); &quot;&quot;; COM.MICROSOFT.CONCAT(&quot;#define &quot;; [.T425]; &quot; (1 &lt;&lt; &quot;; [.U425]; &quot;)&quot;))" office:value-type="string" office:string-value="#define WDT0 (1 &lt;&lt; 0)" calcext:value-type="string">
            <text:p>#define WDT0 (1 &lt;&lt; 0)</text:p>
          </table:table-cell>
        </table:table-row>
        <table:table-row table:style-name="ro3">
          <table:table-cell table:number-columns-repeated="13"/>
          <table:table-cell table:formula="of:=FLOOR((ROW([.D426]) - 1) / 8) + 2" office:value-type="float" office:value="55" calcext:value-type="float">
            <text:p>55</text:p>
          </table:table-cell>
          <table:table-cell table:formula="of:=MOD(ROW([.M427]) - 2; 8) + COLUMN([.D426])" office:value-type="float" office:value="5" calcext:value-type="float">
            <text:p>5</text:p>
          </table:table-cell>
          <table:table-cell table:formula="of:=INDIRECT(ADDRESS([.N426];[.O426]))" office:value-type="float" office:value="0" calcext:value-type="float">
            <text:p>0</text:p>
          </table:table-cell>
          <table:table-cell table:number-columns-repeated="6"/>
          <table:table-cell table:formula="of:=IF(ISBLANK([.U426]); &quot;&quot;; COM.MICROSOFT.CONCAT(&quot;#define &quot;; [.T426]; &quot; (1 &lt;&lt; &quot;; [.U426]; &quot;)&quot;))">
            <text:p/>
          </table:table-cell>
        </table:table-row>
        <table:table-row table:style-name="ro3">
          <table:table-cell table:number-columns-repeated="13"/>
          <table:table-cell table:formula="of:=FLOOR((ROW([.D427]) - 1) / 8) + 2" office:value-type="float" office:value="55" calcext:value-type="float">
            <text:p>55</text:p>
          </table:table-cell>
          <table:table-cell table:formula="of:=MOD(ROW([.M428]) - 2; 8) + COLUMN([.D427])" office:value-type="float" office:value="6" calcext:value-type="float">
            <text:p>6</text:p>
          </table:table-cell>
          <table:table-cell table:formula="of:=INDIRECT(ADDRESS([.N427];[.O427]))" office:value-type="float" office:value="0" calcext:value-type="float">
            <text:p>0</text:p>
          </table:table-cell>
          <table:table-cell table:number-columns-repeated="6"/>
          <table:table-cell table:formula="of:=IF(ISBLANK([.U427]); &quot;&quot;; COM.MICROSOFT.CONCAT(&quot;#define &quot;; [.T427]; &quot; (1 &lt;&lt; &quot;; [.U427]; &quot;)&quot;))">
            <text:p/>
          </table:table-cell>
        </table:table-row>
        <table:table-row table:style-name="ro3">
          <table:table-cell table:number-columns-repeated="13"/>
          <table:table-cell table:formula="of:=FLOOR((ROW([.D428]) - 1) / 8) + 2" office:value-type="float" office:value="55" calcext:value-type="float">
            <text:p>55</text:p>
          </table:table-cell>
          <table:table-cell table:formula="of:=MOD(ROW([.M429]) - 2; 8) + COLUMN([.D428])" office:value-type="float" office:value="7" calcext:value-type="float">
            <text:p>7</text:p>
          </table:table-cell>
          <table:table-cell table:formula="of:=INDIRECT(ADDRESS([.N428];[.O428]))" office:value-type="float" office:value="0" calcext:value-type="float">
            <text:p>0</text:p>
          </table:table-cell>
          <table:table-cell table:number-columns-repeated="6"/>
          <table:table-cell table:formula="of:=IF(ISBLANK([.U428]); &quot;&quot;; COM.MICROSOFT.CONCAT(&quot;#define &quot;; [.T428]; &quot; (1 &lt;&lt; &quot;; [.U428]; &quot;)&quot;))">
            <text:p/>
          </table:table-cell>
        </table:table-row>
        <table:table-row table:style-name="ro3">
          <table:table-cell table:number-columns-repeated="13"/>
          <table:table-cell table:formula="of:=FLOOR((ROW([.D429]) - 1) / 8) + 2" office:value-type="float" office:value="55" calcext:value-type="float">
            <text:p>55</text:p>
          </table:table-cell>
          <table:table-cell table:formula="of:=MOD(ROW([.M430]) - 2; 8) + COLUMN([.D429])" office:value-type="float" office:value="8" calcext:value-type="float">
            <text:p>8</text:p>
          </table:table-cell>
          <table:table-cell table:formula="of:=INDIRECT(ADDRESS([.N429];[.O429]))" office:value-type="float" office:value="0" calcext:value-type="float">
            <text:p>0</text:p>
          </table:table-cell>
          <table:table-cell table:number-columns-repeated="6"/>
          <table:table-cell table:formula="of:=IF(ISBLANK([.U429]); &quot;&quot;; COM.MICROSOFT.CONCAT(&quot;#define &quot;; [.T429]; &quot; (1 &lt;&lt; &quot;; [.U429]; &quot;)&quot;))">
            <text:p/>
          </table:table-cell>
        </table:table-row>
        <table:table-row table:style-name="ro3">
          <table:table-cell table:number-columns-repeated="13"/>
          <table:table-cell table:formula="of:=FLOOR((ROW([.D430]) - 1) / 8) + 2" office:value-type="float" office:value="55" calcext:value-type="float">
            <text:p>55</text:p>
          </table:table-cell>
          <table:table-cell table:formula="of:=MOD(ROW([.M431]) - 2; 8) + COLUMN([.D430])" office:value-type="float" office:value="9" calcext:value-type="float">
            <text:p>9</text:p>
          </table:table-cell>
          <table:table-cell table:formula="of:=INDIRECT(ADDRESS([.N430];[.O430]))" office:value-type="float" office:value="0" calcext:value-type="float">
            <text:p>0</text:p>
          </table:table-cell>
          <table:table-cell table:number-columns-repeated="6"/>
          <table:table-cell table:formula="of:=IF(ISBLANK([.U430]); &quot;&quot;; COM.MICROSOFT.CONCAT(&quot;#define &quot;; [.T430]; &quot; (1 &lt;&lt; &quot;; [.U430]; &quot;)&quot;))">
            <text:p/>
          </table:table-cell>
        </table:table-row>
        <table:table-row table:style-name="ro3">
          <table:table-cell table:number-columns-repeated="13"/>
          <table:table-cell table:formula="of:=FLOOR((ROW([.D431]) - 1) / 8) + 2" office:value-type="float" office:value="55" calcext:value-type="float">
            <text:p>55</text:p>
          </table:table-cell>
          <table:table-cell table:formula="of:=MOD(ROW([.M432]) - 2; 8) + COLUMN([.D431])" office:value-type="float" office:value="10" calcext:value-type="float">
            <text:p>10</text:p>
          </table:table-cell>
          <table:table-cell table:formula="of:=INDIRECT(ADDRESS([.N431];[.O431])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SP slave addres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431]); &quot;&quot;; COM.MICROSOFT.CONCAT(&quot;#define &quot;; [.T431]; &quot; (1 &lt;&lt; &quot;; [.U431]; &quot;)&quot;))" office:value-type="string" office:string-value="#define ISP slave address (1 &lt;&lt; 2)" calcext:value-type="string">
            <text:p>#define ISP slave address (1 &lt;&lt; 2)</text:p>
          </table:table-cell>
        </table:table-row>
        <table:table-row table:style-name="ro3">
          <table:table-cell table:number-columns-repeated="13"/>
          <table:table-cell table:formula="of:=FLOOR((ROW([.D432]) - 1) / 8) + 2" office:value-type="float" office:value="55" calcext:value-type="float">
            <text:p>55</text:p>
          </table:table-cell>
          <table:table-cell table:formula="of:=MOD(ROW([.M433]) - 2; 8) + COLUMN([.D432])" office:value-type="float" office:value="11" calcext:value-type="float">
            <text:p>11</text:p>
          </table:table-cell>
          <table:table-cell table:formula="of:=INDIRECT(ADDRESS([.N432];[.O432]))" office:value-type="float" office:value="0" calcext:value-type="float">
            <text:p>0</text:p>
          </table:table-cell>
          <table:table-cell table:number-columns-repeated="6"/>
          <table:table-cell table:formula="of:=IF(ISBLANK([.U432]); &quot;&quot;; COM.MICROSOFT.CONCAT(&quot;#define &quot;; [.T432]; &quot; (1 &lt;&lt; &quot;; [.U432]; &quot;)&quot;))">
            <text:p/>
          </table:table-cell>
        </table:table-row>
        <table:table-row table:style-name="ro3">
          <table:table-cell table:number-columns-repeated="13"/>
          <table:table-cell table:formula="of:=FLOOR((ROW([.D433]) - 1) / 8) + 2" office:value-type="float" office:value="56" calcext:value-type="float">
            <text:p>56</text:p>
          </table:table-cell>
          <table:table-cell table:formula="of:=MOD(ROW([.M434]) - 2; 8) + COLUMN([.D433])" office:value-type="float" office:value="4" calcext:value-type="float">
            <text:p>4</text:p>
          </table:table-cell>
          <table:table-cell table:formula="of:=INDIRECT(ADDRESS([.N433];[.O433]))" office:value-type="string" office:string-value="Write 0x93 to enable ISP mode" calcext:value-type="string">
            <text:p>Write 0x93 to enable ISP mode</text:p>
          </table:table-cell>
          <table:table-cell table:number-columns-repeated="6"/>
          <table:table-cell table:formula="of:=IF(ISBLANK([.U433]); &quot;&quot;; COM.MICROSOFT.CONCAT(&quot;#define &quot;; [.T433]; &quot; (1 &lt;&lt; &quot;; [.U433]; &quot;)&quot;))">
            <text:p/>
          </table:table-cell>
        </table:table-row>
        <table:table-row table:style-name="ro3">
          <table:table-cell table:number-columns-repeated="13"/>
          <table:table-cell table:formula="of:=FLOOR((ROW([.D434]) - 1) / 8) + 2" office:value-type="float" office:value="56" calcext:value-type="float">
            <text:p>56</text:p>
          </table:table-cell>
          <table:table-cell table:formula="of:=MOD(ROW([.M435]) - 2; 8) + COLUMN([.D434])" office:value-type="float" office:value="5" calcext:value-type="float">
            <text:p>5</text:p>
          </table:table-cell>
          <table:table-cell table:formula="of:=INDIRECT(ADDRESS([.N434];[.O434]))" office:value-type="float" office:value="0" calcext:value-type="float">
            <text:p>0</text:p>
          </table:table-cell>
          <table:table-cell table:number-columns-repeated="6"/>
          <table:table-cell table:formula="of:=IF(ISBLANK([.U434]); &quot;&quot;; COM.MICROSOFT.CONCAT(&quot;#define &quot;; [.T434]; &quot; (1 &lt;&lt; &quot;; [.U434]; &quot;)&quot;))">
            <text:p/>
          </table:table-cell>
        </table:table-row>
        <table:table-row table:style-name="ro3">
          <table:table-cell table:number-columns-repeated="13"/>
          <table:table-cell table:formula="of:=FLOOR((ROW([.D435]) - 1) / 8) + 2" office:value-type="float" office:value="56" calcext:value-type="float">
            <text:p>56</text:p>
          </table:table-cell>
          <table:table-cell table:formula="of:=MOD(ROW([.M436]) - 2; 8) + COLUMN([.D435])" office:value-type="float" office:value="6" calcext:value-type="float">
            <text:p>6</text:p>
          </table:table-cell>
          <table:table-cell table:formula="of:=INDIRECT(ADDRESS([.N435];[.O435]))" office:value-type="float" office:value="0" calcext:value-type="float">
            <text:p>0</text:p>
          </table:table-cell>
          <table:table-cell table:number-columns-repeated="6"/>
          <table:table-cell table:formula="of:=IF(ISBLANK([.U435]); &quot;&quot;; COM.MICROSOFT.CONCAT(&quot;#define &quot;; [.T435]; &quot; (1 &lt;&lt; &quot;; [.U435]; &quot;)&quot;))">
            <text:p/>
          </table:table-cell>
        </table:table-row>
        <table:table-row table:style-name="ro3">
          <table:table-cell table:number-columns-repeated="13"/>
          <table:table-cell table:formula="of:=FLOOR((ROW([.D436]) - 1) / 8) + 2" office:value-type="float" office:value="56" calcext:value-type="float">
            <text:p>56</text:p>
          </table:table-cell>
          <table:table-cell table:formula="of:=MOD(ROW([.M437]) - 2; 8) + COLUMN([.D436])" office:value-type="float" office:value="7" calcext:value-type="float">
            <text:p>7</text:p>
          </table:table-cell>
          <table:table-cell table:formula="of:=INDIRECT(ADDRESS([.N436];[.O436]))" office:value-type="float" office:value="0" calcext:value-type="float">
            <text:p>0</text:p>
          </table:table-cell>
          <table:table-cell table:number-columns-repeated="6"/>
          <table:table-cell table:formula="of:=IF(ISBLANK([.U436]); &quot;&quot;; COM.MICROSOFT.CONCAT(&quot;#define &quot;; [.T436]; &quot; (1 &lt;&lt; &quot;; [.U436]; &quot;)&quot;))">
            <text:p/>
          </table:table-cell>
        </table:table-row>
        <table:table-row table:style-name="ro3">
          <table:table-cell table:number-columns-repeated="13"/>
          <table:table-cell table:formula="of:=FLOOR((ROW([.D437]) - 1) / 8) + 2" office:value-type="float" office:value="56" calcext:value-type="float">
            <text:p>56</text:p>
          </table:table-cell>
          <table:table-cell table:formula="of:=MOD(ROW([.M438]) - 2; 8) + COLUMN([.D437])" office:value-type="float" office:value="8" calcext:value-type="float">
            <text:p>8</text:p>
          </table:table-cell>
          <table:table-cell table:formula="of:=INDIRECT(ADDRESS([.N437];[.O437]))" office:value-type="float" office:value="0" calcext:value-type="float">
            <text:p>0</text:p>
          </table:table-cell>
          <table:table-cell table:number-columns-repeated="6"/>
          <table:table-cell table:formula="of:=IF(ISBLANK([.U437]); &quot;&quot;; COM.MICROSOFT.CONCAT(&quot;#define &quot;; [.T437]; &quot; (1 &lt;&lt; &quot;; [.U437]; &quot;)&quot;))">
            <text:p/>
          </table:table-cell>
        </table:table-row>
        <table:table-row table:style-name="ro3">
          <table:table-cell table:number-columns-repeated="13"/>
          <table:table-cell table:formula="of:=FLOOR((ROW([.D438]) - 1) / 8) + 2" office:value-type="float" office:value="56" calcext:value-type="float">
            <text:p>56</text:p>
          </table:table-cell>
          <table:table-cell table:formula="of:=MOD(ROW([.M439]) - 2; 8) + COLUMN([.D438])" office:value-type="float" office:value="9" calcext:value-type="float">
            <text:p>9</text:p>
          </table:table-cell>
          <table:table-cell table:formula="of:=INDIRECT(ADDRESS([.N438];[.O438]))" office:value-type="float" office:value="0" calcext:value-type="float">
            <text:p>0</text:p>
          </table:table-cell>
          <table:table-cell table:number-columns-repeated="6"/>
          <table:table-cell table:formula="of:=IF(ISBLANK([.U438]); &quot;&quot;; COM.MICROSOFT.CONCAT(&quot;#define &quot;; [.T438]; &quot; (1 &lt;&lt; &quot;; [.U438]; &quot;)&quot;))">
            <text:p/>
          </table:table-cell>
        </table:table-row>
        <table:table-row table:style-name="ro3">
          <table:table-cell table:number-columns-repeated="13"/>
          <table:table-cell table:formula="of:=FLOOR((ROW([.D439]) - 1) / 8) + 2" office:value-type="float" office:value="56" calcext:value-type="float">
            <text:p>56</text:p>
          </table:table-cell>
          <table:table-cell table:formula="of:=MOD(ROW([.M440]) - 2; 8) + COLUMN([.D439])" office:value-type="float" office:value="10" calcext:value-type="float">
            <text:p>10</text:p>
          </table:table-cell>
          <table:table-cell table:formula="of:=INDIRECT(ADDRESS([.N439];[.O439]))" office:value-type="float" office:value="0" calcext:value-type="float">
            <text:p>0</text:p>
          </table:table-cell>
          <table:table-cell table:number-columns-repeated="6"/>
          <table:table-cell table:formula="of:=IF(ISBLANK([.U439]); &quot;&quot;; COM.MICROSOFT.CONCAT(&quot;#define &quot;; [.T439]; &quot; (1 &lt;&lt; &quot;; [.U439]; &quot;)&quot;))">
            <text:p/>
          </table:table-cell>
        </table:table-row>
        <table:table-row table:style-name="ro3">
          <table:table-cell table:number-columns-repeated="13"/>
          <table:table-cell table:formula="of:=FLOOR((ROW([.D440]) - 1) / 8) + 2" office:value-type="float" office:value="56" calcext:value-type="float">
            <text:p>56</text:p>
          </table:table-cell>
          <table:table-cell table:formula="of:=MOD(ROW([.M441]) - 2; 8) + COLUMN([.D440])" office:value-type="float" office:value="11" calcext:value-type="float">
            <text:p>11</text:p>
          </table:table-cell>
          <table:table-cell table:formula="of:=INDIRECT(ADDRESS([.N440];[.O440]))" office:value-type="float" office:value="0" calcext:value-type="float">
            <text:p>0</text:p>
          </table:table-cell>
          <table:table-cell table:number-columns-repeated="6"/>
          <table:table-cell table:formula="of:=IF(ISBLANK([.U440]); &quot;&quot;; COM.MICROSOFT.CONCAT(&quot;#define &quot;; [.T440]; &quot; (1 &lt;&lt; &quot;; [.U440]; &quot;)&quot;))">
            <text:p/>
          </table:table-cell>
        </table:table-row>
        <table:table-row table:style-name="ro3">
          <table:table-cell table:number-columns-repeated="13"/>
          <table:table-cell table:formula="of:=FLOOR((ROW([.D441]) - 1) / 8) + 2" office:value-type="float" office:value="57" calcext:value-type="float">
            <text:p>57</text:p>
          </table:table-cell>
          <table:table-cell table:formula="of:=MOD(ROW([.M442]) - 2; 8) + COLUMN([.D441])" office:value-type="float" office:value="4" calcext:value-type="float">
            <text:p>4</text:p>
          </table:table-cell>
          <table:table-cell table:formula="of:=INDIRECT(ADDRESS([.N441];[.O441]))" office:value-type="string" office:string-value="A1" calcext:value-type="string">
            <text:p>A1</text:p>
          </table:table-cell>
          <table:table-cell table:formula="of:=IF([.P441] = 0; &quot;RESERVED&quot;; [.P441])" office:value-type="string" office:string-value="A1" calcext:value-type="string">
            <text:p>A1</text:p>
          </table:table-cell>
          <table:table-cell table:number-columns-repeated="5"/>
          <table:table-cell table:formula="of:=IF(ISBLANK([.U441]); &quot;&quot;; COM.MICROSOFT.CONCAT(&quot;#define &quot;; [.T441]; &quot; (1 &lt;&lt; &quot;; [.U441]; &quot;)&quot;))">
            <text:p/>
          </table:table-cell>
        </table:table-row>
        <table:table-row table:style-name="ro3">
          <table:table-cell table:number-columns-repeated="13"/>
          <table:table-cell table:formula="of:=FLOOR((ROW([.D442]) - 1) / 8) + 2" office:value-type="float" office:value="57" calcext:value-type="float">
            <text:p>57</text:p>
          </table:table-cell>
          <table:table-cell table:formula="of:=MOD(ROW([.M443]) - 2; 8) + COLUMN([.D442])" office:value-type="float" office:value="5" calcext:value-type="float">
            <text:p>5</text:p>
          </table:table-cell>
          <table:table-cell table:formula="of:=INDIRECT(ADDRESS([.N442];[.O442]))" office:value-type="string" office:string-value="A0" calcext:value-type="string">
            <text:p>A0</text:p>
          </table:table-cell>
          <table:table-cell table:formula="of:=IF([.P442] = 0; &quot;RESERVED&quot;; [.P442])" office:value-type="string" office:string-value="A0" calcext:value-type="string">
            <text:p>A0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442]); &quot;&quot;; COM.MICROSOFT.CONCAT(&quot;#define &quot;; [.T442]; &quot; (1 &lt;&lt; &quot;; [.U442]; &quot;)&quot;))" office:value-type="string" office:string-value="#define A1 (1 &lt;&lt; 7)" calcext:value-type="string">
            <text:p>#define A1 (1 &lt;&lt; 7)</text:p>
          </table:table-cell>
        </table:table-row>
        <table:table-row table:style-name="ro3">
          <table:table-cell table:number-columns-repeated="13"/>
          <table:table-cell table:formula="of:=FLOOR((ROW([.D443]) - 1) / 8) + 2" office:value-type="float" office:value="57" calcext:value-type="float">
            <text:p>57</text:p>
          </table:table-cell>
          <table:table-cell table:formula="of:=MOD(ROW([.M444]) - 2; 8) + COLUMN([.D443])" office:value-type="float" office:value="6" calcext:value-type="float">
            <text:p>6</text:p>
          </table:table-cell>
          <table:table-cell table:formula="of:=INDIRECT(ADDRESS([.N443];[.O443]))" office:value-type="float" office:value="0" calcext:value-type="float">
            <text:p>0</text:p>
          </table:table-cell>
          <table:table-cell table:formula="of:=IF([.P443] = 0; &quot;RESERVED&quot;; [.P443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A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443]); &quot;&quot;; COM.MICROSOFT.CONCAT(&quot;#define &quot;; [.T443]; &quot; (1 &lt;&lt; &quot;; [.U443]; &quot;)&quot;))" office:value-type="string" office:string-value="#define A0 (1 &lt;&lt; 6)" calcext:value-type="string">
            <text:p>#define A0 (1 &lt;&lt; 6)</text:p>
          </table:table-cell>
        </table:table-row>
        <table:table-row table:style-name="ro3">
          <table:table-cell table:number-columns-repeated="13"/>
          <table:table-cell table:formula="of:=FLOOR((ROW([.D444]) - 1) / 8) + 2" office:value-type="float" office:value="57" calcext:value-type="float">
            <text:p>57</text:p>
          </table:table-cell>
          <table:table-cell table:formula="of:=MOD(ROW([.M445]) - 2; 8) + COLUMN([.D444])" office:value-type="float" office:value="7" calcext:value-type="float">
            <text:p>7</text:p>
          </table:table-cell>
          <table:table-cell table:formula="of:=INDIRECT(ADDRESS([.N444];[.O444]))" office:value-type="float" office:value="0" calcext:value-type="float">
            <text:p>0</text:p>
          </table:table-cell>
          <table:table-cell table:formula="of:=IF([.P444] = 0; &quot;RESERVED&quot;; [.P444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44]); &quot;&quot;; COM.MICROSOFT.CONCAT(&quot;#define &quot;; [.T444]; &quot; (1 &lt;&lt; &quot;; [.U444]; &quot;)&quot;))">
            <text:p/>
          </table:table-cell>
        </table:table-row>
        <table:table-row table:style-name="ro3">
          <table:table-cell table:number-columns-repeated="13"/>
          <table:table-cell table:formula="of:=FLOOR((ROW([.D445]) - 1) / 8) + 2" office:value-type="float" office:value="57" calcext:value-type="float">
            <text:p>57</text:p>
          </table:table-cell>
          <table:table-cell table:formula="of:=MOD(ROW([.M446]) - 2; 8) + COLUMN([.D445])" office:value-type="float" office:value="8" calcext:value-type="float">
            <text:p>8</text:p>
          </table:table-cell>
          <table:table-cell table:formula="of:=INDIRECT(ADDRESS([.N445];[.O445]))" office:value-type="string" office:string-value="R3" calcext:value-type="string">
            <text:p>R3</text:p>
          </table:table-cell>
          <table:table-cell table:formula="of:=IF([.P445] = 0; &quot;RESERVED&quot;; [.P445])" office:value-type="string" office:string-value="R3" calcext:value-type="string">
            <text:p>R3</text:p>
          </table:table-cell>
          <table:table-cell table:number-columns-repeated="5"/>
          <table:table-cell table:formula="of:=IF(ISBLANK([.U445]); &quot;&quot;; COM.MICROSOFT.CONCAT(&quot;#define &quot;; [.T445]; &quot; (1 &lt;&lt; &quot;; [.U445]; &quot;)&quot;))">
            <text:p/>
          </table:table-cell>
        </table:table-row>
        <table:table-row table:style-name="ro3">
          <table:table-cell table:number-columns-repeated="13"/>
          <table:table-cell table:formula="of:=FLOOR((ROW([.D446]) - 1) / 8) + 2" office:value-type="float" office:value="57" calcext:value-type="float">
            <text:p>57</text:p>
          </table:table-cell>
          <table:table-cell table:formula="of:=MOD(ROW([.M447]) - 2; 8) + COLUMN([.D446])" office:value-type="float" office:value="9" calcext:value-type="float">
            <text:p>9</text:p>
          </table:table-cell>
          <table:table-cell table:formula="of:=INDIRECT(ADDRESS([.N446];[.O446]))" office:value-type="string" office:string-value="R2" calcext:value-type="string">
            <text:p>R2</text:p>
          </table:table-cell>
          <table:table-cell table:formula="of:=IF([.P446] = 0; &quot;RESERVED&quot;; [.P446])" office:value-type="string" office:string-value="R2" calcext:value-type="string">
            <text:p>R2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446]); &quot;&quot;; COM.MICROSOFT.CONCAT(&quot;#define &quot;; [.T446]; &quot; (1 &lt;&lt; &quot;; [.U446]; &quot;)&quot;))" office:value-type="string" office:string-value="#define R3 (1 &lt;&lt; 3)" calcext:value-type="string">
            <text:p>#define R3 (1 &lt;&lt; 3)</text:p>
          </table:table-cell>
        </table:table-row>
        <table:table-row table:style-name="ro3">
          <table:table-cell table:number-columns-repeated="13"/>
          <table:table-cell table:formula="of:=FLOOR((ROW([.D447]) - 1) / 8) + 2" office:value-type="float" office:value="57" calcext:value-type="float">
            <text:p>57</text:p>
          </table:table-cell>
          <table:table-cell table:formula="of:=MOD(ROW([.M448]) - 2; 8) + COLUMN([.D447])" office:value-type="float" office:value="10" calcext:value-type="float">
            <text:p>10</text:p>
          </table:table-cell>
          <table:table-cell table:formula="of:=INDIRECT(ADDRESS([.N447];[.O447]))" office:value-type="string" office:string-value="R1" calcext:value-type="string">
            <text:p>R1</text:p>
          </table:table-cell>
          <table:table-cell table:formula="of:=IF([.P447] = 0; &quot;RESERVED&quot;; [.P447])" office:value-type="string" office:string-value="R1" calcext:value-type="string">
            <text:p>R1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447]); &quot;&quot;; COM.MICROSOFT.CONCAT(&quot;#define &quot;; [.T447]; &quot; (1 &lt;&lt; &quot;; [.U447]; &quot;)&quot;))" office:value-type="string" office:string-value="#define R2 (1 &lt;&lt; 2)" calcext:value-type="string">
            <text:p>#define R2 (1 &lt;&lt; 2)</text:p>
          </table:table-cell>
        </table:table-row>
        <table:table-row table:style-name="ro3">
          <table:table-cell table:number-columns-repeated="13"/>
          <table:table-cell table:formula="of:=FLOOR((ROW([.D448]) - 1) / 8) + 2" office:value-type="float" office:value="57" calcext:value-type="float">
            <text:p>57</text:p>
          </table:table-cell>
          <table:table-cell table:formula="of:=MOD(ROW([.M449]) - 2; 8) + COLUMN([.D448])" office:value-type="float" office:value="11" calcext:value-type="float">
            <text:p>11</text:p>
          </table:table-cell>
          <table:table-cell table:formula="of:=INDIRECT(ADDRESS([.N448];[.O448]))" office:value-type="string" office:string-value="R0" calcext:value-type="string">
            <text:p>R0</text:p>
          </table:table-cell>
          <table:table-cell table:formula="of:=IF([.P448] = 0; &quot;RESERVED&quot;; [.P448])" office:value-type="string" office:string-value="R0" calcext:value-type="string">
            <text:p>R0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448]); &quot;&quot;; COM.MICROSOFT.CONCAT(&quot;#define &quot;; [.T448]; &quot; (1 &lt;&lt; &quot;; [.U448]; &quot;)&quot;))" office:value-type="string" office:string-value="#define R1 (1 &lt;&lt; 1)" calcext:value-type="string">
            <text:p>#define R1 (1 &lt;&lt; 1)</text:p>
          </table:table-cell>
        </table:table-row>
        <table:table-row table:style-name="ro3">
          <table:table-cell table:number-columns-repeated="13"/>
          <table:table-cell table:formula="of:=FLOOR((ROW([.D449]) - 1) / 8) + 2" office:value-type="float" office:value="58" calcext:value-type="float">
            <text:p>58</text:p>
          </table:table-cell>
          <table:table-cell table:formula="of:=MOD(ROW([.M450]) - 2; 8) + COLUMN([.D449])" office:value-type="float" office:value="4" calcext:value-type="float">
            <text:p>4</text:p>
          </table:table-cell>
          <table:table-cell table:formula="of:=INDIRECT(ADDRESS([.N449];[.O449]))" office:value-type="float" office:value="0" calcext:value-type="float">
            <text:p>0</text:p>
          </table:table-cell>
          <table:table-cell table:formula="of:=IF([.P449] = 0; &quot;RESERVED&quot;; [.P449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R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49]); &quot;&quot;; COM.MICROSOFT.CONCAT(&quot;#define &quot;; [.T449]; &quot; (1 &lt;&lt; &quot;; [.U449]; &quot;)&quot;))" office:value-type="string" office:string-value="#define R0 (1 &lt;&lt; 0)" calcext:value-type="string">
            <text:p>#define R0 (1 &lt;&lt; 0)</text:p>
          </table:table-cell>
        </table:table-row>
        <table:table-row table:style-name="ro3">
          <table:table-cell table:number-columns-repeated="13"/>
          <table:table-cell table:formula="of:=FLOOR((ROW([.D450]) - 1) / 8) + 2" office:value-type="float" office:value="58" calcext:value-type="float">
            <text:p>58</text:p>
          </table:table-cell>
          <table:table-cell table:formula="of:=MOD(ROW([.M451]) - 2; 8) + COLUMN([.D450])" office:value-type="float" office:value="5" calcext:value-type="float">
            <text:p>5</text:p>
          </table:table-cell>
          <table:table-cell table:formula="of:=INDIRECT(ADDRESS([.N450];[.O450]))" office:value-type="float" office:value="0" calcext:value-type="float">
            <text:p>0</text:p>
          </table:table-cell>
          <table:table-cell table:formula="of:=IF([.P450] = 0; &quot;RESERVED&quot;; [.P45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50]); &quot;&quot;; COM.MICROSOFT.CONCAT(&quot;#define &quot;; [.T450]; &quot; (1 &lt;&lt; &quot;; [.U450]; &quot;)&quot;))">
            <text:p/>
          </table:table-cell>
        </table:table-row>
        <table:table-row table:style-name="ro3">
          <table:table-cell table:number-columns-repeated="13"/>
          <table:table-cell table:formula="of:=FLOOR((ROW([.D451]) - 1) / 8) + 2" office:value-type="float" office:value="58" calcext:value-type="float">
            <text:p>58</text:p>
          </table:table-cell>
          <table:table-cell table:formula="of:=MOD(ROW([.M452]) - 2; 8) + COLUMN([.D451])" office:value-type="float" office:value="6" calcext:value-type="float">
            <text:p>6</text:p>
          </table:table-cell>
          <table:table-cell table:formula="of:=INDIRECT(ADDRESS([.N451];[.O451]))" office:value-type="float" office:value="0" calcext:value-type="float">
            <text:p>0</text:p>
          </table:table-cell>
          <table:table-cell table:formula="of:=IF([.P451] = 0; &quot;RESERVED&quot;; [.P451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451]); &quot;&quot;; COM.MICROSOFT.CONCAT(&quot;#define &quot;; [.T451]; &quot; (1 &lt;&lt; &quot;; [.U451]; &quot;)&quot;))">
            <text:p/>
          </table:table-cell>
        </table:table-row>
        <table:table-row table:style-name="ro3">
          <table:table-cell table:number-columns-repeated="13"/>
          <table:table-cell table:formula="of:=FLOOR((ROW([.D452]) - 1) / 8) + 2" office:value-type="float" office:value="58" calcext:value-type="float">
            <text:p>58</text:p>
          </table:table-cell>
          <table:table-cell table:formula="of:=MOD(ROW([.M453]) - 2; 8) + COLUMN([.D452])" office:value-type="float" office:value="7" calcext:value-type="float">
            <text:p>7</text:p>
          </table:table-cell>
          <table:table-cell table:formula="of:=INDIRECT(ADDRESS([.N452];[.O452]))" office:value-type="string" office:string-value="C4" calcext:value-type="string">
            <text:p>C4</text:p>
          </table:table-cell>
          <table:table-cell table:formula="of:=IF([.P452] = 0; &quot;RESERVED&quot;; [.P452])" office:value-type="string" office:string-value="C4" calcext:value-type="string">
            <text:p>C4</text:p>
          </table:table-cell>
          <table:table-cell table:number-columns-repeated="5"/>
          <table:table-cell table:formula="of:=IF(ISBLANK([.U452]); &quot;&quot;; COM.MICROSOFT.CONCAT(&quot;#define &quot;; [.T452]; &quot; (1 &lt;&lt; &quot;; [.U452]; &quot;)&quot;))">
            <text:p/>
          </table:table-cell>
        </table:table-row>
        <table:table-row table:style-name="ro3">
          <table:table-cell table:number-columns-repeated="13"/>
          <table:table-cell table:formula="of:=FLOOR((ROW([.D453]) - 1) / 8) + 2" office:value-type="float" office:value="58" calcext:value-type="float">
            <text:p>58</text:p>
          </table:table-cell>
          <table:table-cell table:formula="of:=MOD(ROW([.M454]) - 2; 8) + COLUMN([.D453])" office:value-type="float" office:value="8" calcext:value-type="float">
            <text:p>8</text:p>
          </table:table-cell>
          <table:table-cell table:formula="of:=INDIRECT(ADDRESS([.N453];[.O453]))" office:value-type="string" office:string-value="C3" calcext:value-type="string">
            <text:p>C3</text:p>
          </table:table-cell>
          <table:table-cell table:formula="of:=IF([.P453] = 0; &quot;RESERVED&quot;; [.P453])" office:value-type="string" office:string-value="C3" calcext:value-type="string">
            <text:p>C3</text:p>
          </table:table-cell>
          <table:table-cell table:number-columns-repeated="2"/>
          <table:table-cell office:value-type="string" calcext:value-type="string">
            <text:p>C4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453]); &quot;&quot;; COM.MICROSOFT.CONCAT(&quot;#define &quot;; [.T453]; &quot; (1 &lt;&lt; &quot;; [.U453]; &quot;)&quot;))" office:value-type="string" office:string-value="#define C4 (1 &lt;&lt; 4)" calcext:value-type="string">
            <text:p>#define C4 (1 &lt;&lt; 4)</text:p>
          </table:table-cell>
        </table:table-row>
        <table:table-row table:style-name="ro3">
          <table:table-cell table:number-columns-repeated="13"/>
          <table:table-cell table:formula="of:=FLOOR((ROW([.D454]) - 1) / 8) + 2" office:value-type="float" office:value="58" calcext:value-type="float">
            <text:p>58</text:p>
          </table:table-cell>
          <table:table-cell table:formula="of:=MOD(ROW([.M455]) - 2; 8) + COLUMN([.D454])" office:value-type="float" office:value="9" calcext:value-type="float">
            <text:p>9</text:p>
          </table:table-cell>
          <table:table-cell table:formula="of:=INDIRECT(ADDRESS([.N454];[.O454]))" office:value-type="string" office:string-value="C2" calcext:value-type="string">
            <text:p>C2</text:p>
          </table:table-cell>
          <table:table-cell table:formula="of:=IF([.P454] = 0; &quot;RESERVED&quot;; [.P454])" office:value-type="string" office:string-value="C2" calcext:value-type="string">
            <text:p>C2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454]); &quot;&quot;; COM.MICROSOFT.CONCAT(&quot;#define &quot;; [.T454]; &quot; (1 &lt;&lt; &quot;; [.U454]; &quot;)&quot;))" office:value-type="string" office:string-value="#define C3 (1 &lt;&lt; 3)" calcext:value-type="string">
            <text:p>#define C3 (1 &lt;&lt; 3)</text:p>
          </table:table-cell>
        </table:table-row>
        <table:table-row table:style-name="ro3">
          <table:table-cell table:number-columns-repeated="13"/>
          <table:table-cell table:formula="of:=FLOOR((ROW([.D455]) - 1) / 8) + 2" office:value-type="float" office:value="58" calcext:value-type="float">
            <text:p>58</text:p>
          </table:table-cell>
          <table:table-cell table:formula="of:=MOD(ROW([.M456]) - 2; 8) + COLUMN([.D455])" office:value-type="float" office:value="10" calcext:value-type="float">
            <text:p>10</text:p>
          </table:table-cell>
          <table:table-cell table:formula="of:=INDIRECT(ADDRESS([.N455];[.O455]))" office:value-type="string" office:string-value="C1" calcext:value-type="string">
            <text:p>C1</text:p>
          </table:table-cell>
          <table:table-cell table:formula="of:=IF([.P455] = 0; &quot;RESERVED&quot;; [.P455])" office:value-type="string" office:string-value="C1" calcext:value-type="string">
            <text:p>C1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455]); &quot;&quot;; COM.MICROSOFT.CONCAT(&quot;#define &quot;; [.T455]; &quot; (1 &lt;&lt; &quot;; [.U455]; &quot;)&quot;))" office:value-type="string" office:string-value="#define C2 (1 &lt;&lt; 2)" calcext:value-type="string">
            <text:p>#define C2 (1 &lt;&lt; 2)</text:p>
          </table:table-cell>
        </table:table-row>
        <table:table-row table:style-name="ro3">
          <table:table-cell table:number-columns-repeated="13"/>
          <table:table-cell table:formula="of:=FLOOR((ROW([.D456]) - 1) / 8) + 2" office:value-type="float" office:value="58" calcext:value-type="float">
            <text:p>58</text:p>
          </table:table-cell>
          <table:table-cell table:formula="of:=MOD(ROW([.M457]) - 2; 8) + COLUMN([.D456])" office:value-type="float" office:value="11" calcext:value-type="float">
            <text:p>11</text:p>
          </table:table-cell>
          <table:table-cell table:formula="of:=INDIRECT(ADDRESS([.N456];[.O456]))" office:value-type="string" office:string-value="C0" calcext:value-type="string">
            <text:p>C0</text:p>
          </table:table-cell>
          <table:table-cell table:formula="of:=IF([.P456] = 0; &quot;RESERVED&quot;; [.P456])" office:value-type="string" office:string-value="C0" calcext:value-type="string">
            <text:p>C0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456]); &quot;&quot;; COM.MICROSOFT.CONCAT(&quot;#define &quot;; [.T456]; &quot; (1 &lt;&lt; &quot;; [.U456]; &quot;)&quot;))" office:value-type="string" office:string-value="#define C1 (1 &lt;&lt; 1)" calcext:value-type="string">
            <text:p>#define C1 (1 &lt;&lt; 1)</text:p>
          </table:table-cell>
        </table:table-row>
        <table:table-row table:style-name="ro3">
          <table:table-cell table:number-columns-repeated="13"/>
          <table:table-cell table:formula="of:=FLOOR((ROW([.D457]) - 1) / 8) + 2" office:value-type="float" office:value="59" calcext:value-type="float">
            <text:p>59</text:p>
          </table:table-cell>
          <table:table-cell table:formula="of:=MOD(ROW([.M458]) - 2; 8) + COLUMN([.D457])" office:value-type="float" office:value="4" calcext:value-type="float">
            <text:p>4</text:p>
          </table:table-cell>
          <table:table-cell table:formula="of:=INDIRECT(ADDRESS([.N457];[.O457]))" office:value-type="string" office:string-value="D7" calcext:value-type="string">
            <text:p>D7</text:p>
          </table:table-cell>
          <table:table-cell table:formula="of:=IF([.P457] = 0; &quot;RESERVED&quot;; [.P457])" office:value-type="string" office:string-value="D7" calcext:value-type="string">
            <text:p>D7</text:p>
          </table:table-cell>
          <table:table-cell table:number-columns-repeated="2"/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57]); &quot;&quot;; COM.MICROSOFT.CONCAT(&quot;#define &quot;; [.T457]; &quot; (1 &lt;&lt; &quot;; [.U457]; &quot;)&quot;))" office:value-type="string" office:string-value="#define C0 (1 &lt;&lt; 0)" calcext:value-type="string">
            <text:p>#define C0 (1 &lt;&lt; 0)</text:p>
          </table:table-cell>
        </table:table-row>
        <table:table-row table:style-name="ro3">
          <table:table-cell table:number-columns-repeated="13"/>
          <table:table-cell table:formula="of:=FLOOR((ROW([.D458]) - 1) / 8) + 2" office:value-type="float" office:value="59" calcext:value-type="float">
            <text:p>59</text:p>
          </table:table-cell>
          <table:table-cell table:formula="of:=MOD(ROW([.M459]) - 2; 8) + COLUMN([.D458])" office:value-type="float" office:value="5" calcext:value-type="float">
            <text:p>5</text:p>
          </table:table-cell>
          <table:table-cell table:formula="of:=INDIRECT(ADDRESS([.N458];[.O458]))" office:value-type="string" office:string-value="D6" calcext:value-type="string">
            <text:p>D6</text:p>
          </table:table-cell>
          <table:table-cell table:formula="of:=IF([.P458] = 0; &quot;RESERVED&quot;; [.P458])" office:value-type="string" office:string-value="D6" calcext:value-type="string">
            <text:p>D6</text:p>
          </table:table-cell>
          <table:table-cell table:number-columns-repeated="2"/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458]); &quot;&quot;; COM.MICROSOFT.CONCAT(&quot;#define &quot;; [.T458]; &quot; (1 &lt;&lt; &quot;; [.U458]; &quot;)&quot;))" office:value-type="string" office:string-value="#define D7 (1 &lt;&lt; 7)" calcext:value-type="string">
            <text:p>#define D7 (1 &lt;&lt; 7)</text:p>
          </table:table-cell>
        </table:table-row>
        <table:table-row table:style-name="ro3">
          <table:table-cell table:number-columns-repeated="13"/>
          <table:table-cell table:formula="of:=FLOOR((ROW([.D459]) - 1) / 8) + 2" office:value-type="float" office:value="59" calcext:value-type="float">
            <text:p>59</text:p>
          </table:table-cell>
          <table:table-cell table:formula="of:=MOD(ROW([.M460]) - 2; 8) + COLUMN([.D459])" office:value-type="float" office:value="6" calcext:value-type="float">
            <text:p>6</text:p>
          </table:table-cell>
          <table:table-cell table:formula="of:=INDIRECT(ADDRESS([.N459];[.O459]))" office:value-type="string" office:string-value="D5" calcext:value-type="string">
            <text:p>D5</text:p>
          </table:table-cell>
          <table:table-cell table:formula="of:=IF([.P459] = 0; &quot;RESERVED&quot;; [.P459])" office:value-type="string" office:string-value="D5" calcext:value-type="string">
            <text:p>D5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459]); &quot;&quot;; COM.MICROSOFT.CONCAT(&quot;#define &quot;; [.T459]; &quot; (1 &lt;&lt; &quot;; [.U459]; &quot;)&quot;))" office:value-type="string" office:string-value="#define D6 (1 &lt;&lt; 6)" calcext:value-type="string">
            <text:p>#define D6 (1 &lt;&lt; 6)</text:p>
          </table:table-cell>
        </table:table-row>
        <table:table-row table:style-name="ro3">
          <table:table-cell table:number-columns-repeated="13"/>
          <table:table-cell table:formula="of:=FLOOR((ROW([.D460]) - 1) / 8) + 2" office:value-type="float" office:value="59" calcext:value-type="float">
            <text:p>59</text:p>
          </table:table-cell>
          <table:table-cell table:formula="of:=MOD(ROW([.M461]) - 2; 8) + COLUMN([.D460])" office:value-type="float" office:value="7" calcext:value-type="float">
            <text:p>7</text:p>
          </table:table-cell>
          <table:table-cell table:formula="of:=INDIRECT(ADDRESS([.N460];[.O460]))" office:value-type="string" office:string-value="D4" calcext:value-type="string">
            <text:p>D4</text:p>
          </table:table-cell>
          <table:table-cell table:formula="of:=IF([.P460] = 0; &quot;RESERVED&quot;; [.P460])" office:value-type="string" office:string-value="D4" calcext:value-type="string">
            <text:p>D4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460]); &quot;&quot;; COM.MICROSOFT.CONCAT(&quot;#define &quot;; [.T460]; &quot; (1 &lt;&lt; &quot;; [.U460]; &quot;)&quot;))" office:value-type="string" office:string-value="#define D5 (1 &lt;&lt; 5)" calcext:value-type="string">
            <text:p>#define D5 (1 &lt;&lt; 5)</text:p>
          </table:table-cell>
        </table:table-row>
        <table:table-row table:style-name="ro3">
          <table:table-cell table:number-columns-repeated="13"/>
          <table:table-cell table:formula="of:=FLOOR((ROW([.D461]) - 1) / 8) + 2" office:value-type="float" office:value="59" calcext:value-type="float">
            <text:p>59</text:p>
          </table:table-cell>
          <table:table-cell table:formula="of:=MOD(ROW([.M462]) - 2; 8) + COLUMN([.D461])" office:value-type="float" office:value="8" calcext:value-type="float">
            <text:p>8</text:p>
          </table:table-cell>
          <table:table-cell table:formula="of:=INDIRECT(ADDRESS([.N461];[.O461]))" office:value-type="string" office:string-value="D3" calcext:value-type="string">
            <text:p>D3</text:p>
          </table:table-cell>
          <table:table-cell table:formula="of:=IF([.P461] = 0; &quot;RESERVED&quot;; [.P461])" office:value-type="string" office:string-value="D3" calcext:value-type="string">
            <text:p>D3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461]); &quot;&quot;; COM.MICROSOFT.CONCAT(&quot;#define &quot;; [.T461]; &quot; (1 &lt;&lt; &quot;; [.U461]; &quot;)&quot;))" office:value-type="string" office:string-value="#define D4 (1 &lt;&lt; 4)" calcext:value-type="string">
            <text:p>#define D4 (1 &lt;&lt; 4)</text:p>
          </table:table-cell>
        </table:table-row>
        <table:table-row table:style-name="ro3">
          <table:table-cell table:number-columns-repeated="13"/>
          <table:table-cell table:formula="of:=FLOOR((ROW([.D462]) - 1) / 8) + 2" office:value-type="float" office:value="59" calcext:value-type="float">
            <text:p>59</text:p>
          </table:table-cell>
          <table:table-cell table:formula="of:=MOD(ROW([.M463]) - 2; 8) + COLUMN([.D462])" office:value-type="float" office:value="9" calcext:value-type="float">
            <text:p>9</text:p>
          </table:table-cell>
          <table:table-cell table:formula="of:=INDIRECT(ADDRESS([.N462];[.O462]))" office:value-type="string" office:string-value="D2" calcext:value-type="string">
            <text:p>D2</text:p>
          </table:table-cell>
          <table:table-cell table:formula="of:=IF([.P462] = 0; &quot;RESERVED&quot;; [.P462])" office:value-type="string" office:string-value="D2" calcext:value-type="string">
            <text:p>D2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462]); &quot;&quot;; COM.MICROSOFT.CONCAT(&quot;#define &quot;; [.T462]; &quot; (1 &lt;&lt; &quot;; [.U462]; &quot;)&quot;))" office:value-type="string" office:string-value="#define D3 (1 &lt;&lt; 3)" calcext:value-type="string">
            <text:p>#define D3 (1 &lt;&lt; 3)</text:p>
          </table:table-cell>
        </table:table-row>
        <table:table-row table:style-name="ro3">
          <table:table-cell table:number-columns-repeated="13"/>
          <table:table-cell table:formula="of:=FLOOR((ROW([.D463]) - 1) / 8) + 2" office:value-type="float" office:value="59" calcext:value-type="float">
            <text:p>59</text:p>
          </table:table-cell>
          <table:table-cell table:formula="of:=MOD(ROW([.M464]) - 2; 8) + COLUMN([.D463])" office:value-type="float" office:value="10" calcext:value-type="float">
            <text:p>10</text:p>
          </table:table-cell>
          <table:table-cell table:formula="of:=INDIRECT(ADDRESS([.N463];[.O463]))" office:value-type="string" office:string-value="D1" calcext:value-type="string">
            <text:p>D1</text:p>
          </table:table-cell>
          <table:table-cell table:formula="of:=IF([.P463] = 0; &quot;RESERVED&quot;; [.P463])" office:value-type="string" office:string-value="D1" calcext:value-type="string">
            <text:p>D1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463]); &quot;&quot;; COM.MICROSOFT.CONCAT(&quot;#define &quot;; [.T463]; &quot; (1 &lt;&lt; &quot;; [.U463]; &quot;)&quot;))" office:value-type="string" office:string-value="#define D2 (1 &lt;&lt; 2)" calcext:value-type="string">
            <text:p>#define D2 (1 &lt;&lt; 2)</text:p>
          </table:table-cell>
        </table:table-row>
        <table:table-row table:style-name="ro3">
          <table:table-cell table:number-columns-repeated="13"/>
          <table:table-cell table:formula="of:=FLOOR((ROW([.D464]) - 1) / 8) + 2" office:value-type="float" office:value="59" calcext:value-type="float">
            <text:p>59</text:p>
          </table:table-cell>
          <table:table-cell table:formula="of:=MOD(ROW([.M465]) - 2; 8) + COLUMN([.D464])" office:value-type="float" office:value="11" calcext:value-type="float">
            <text:p>11</text:p>
          </table:table-cell>
          <table:table-cell table:formula="of:=INDIRECT(ADDRESS([.N464];[.O464]))" office:value-type="string" office:string-value="D0" calcext:value-type="string">
            <text:p>D0</text:p>
          </table:table-cell>
          <table:table-cell table:formula="of:=IF([.P464] = 0; &quot;RESERVED&quot;; [.P464])" office:value-type="string" office:string-value="D0" calcext:value-type="string">
            <text:p>D0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464]); &quot;&quot;; COM.MICROSOFT.CONCAT(&quot;#define &quot;; [.T464]; &quot; (1 &lt;&lt; &quot;; [.U464]; &quot;)&quot;))" office:value-type="string" office:string-value="#define D1 (1 &lt;&lt; 1)" calcext:value-type="string">
            <text:p>#define D1 (1 &lt;&lt; 1)</text:p>
          </table:table-cell>
        </table:table-row>
        <table:table-row table:style-name="ro3">
          <table:table-cell table:number-columns-repeated="13"/>
          <table:table-cell table:formula="of:=FLOOR((ROW([.D465]) - 1) / 8) + 2" office:value-type="float" office:value="60" calcext:value-type="float">
            <text:p>60</text:p>
          </table:table-cell>
          <table:table-cell table:formula="of:=MOD(ROW([.M466]) - 2; 8) + COLUMN([.D465])" office:value-type="float" office:value="4" calcext:value-type="float">
            <text:p>4</text:p>
          </table:table-cell>
          <table:table-cell table:formula="of:=INDIRECT(ADDRESS([.N465];[.O465]))" office:value-type="string" office:string-value="D7" calcext:value-type="string">
            <text:p>D7</text:p>
          </table:table-cell>
          <table:table-cell table:formula="of:=IF([.P465] = 0; &quot;RESERVED&quot;; [.P465])" office:value-type="string" office:string-value="D7" calcext:value-type="string">
            <text:p>D7</text:p>
          </table:table-cell>
          <table:table-cell table:number-columns-repeated="2"/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65]); &quot;&quot;; COM.MICROSOFT.CONCAT(&quot;#define &quot;; [.T465]; &quot; (1 &lt;&lt; &quot;; [.U465]; &quot;)&quot;))" office:value-type="string" office:string-value="#define D0 (1 &lt;&lt; 0)" calcext:value-type="string">
            <text:p>#define D0 (1 &lt;&lt; 0)</text:p>
          </table:table-cell>
        </table:table-row>
        <table:table-row table:style-name="ro3">
          <table:table-cell table:number-columns-repeated="13"/>
          <table:table-cell table:formula="of:=FLOOR((ROW([.D466]) - 1) / 8) + 2" office:value-type="float" office:value="60" calcext:value-type="float">
            <text:p>60</text:p>
          </table:table-cell>
          <table:table-cell table:formula="of:=MOD(ROW([.M467]) - 2; 8) + COLUMN([.D466])" office:value-type="float" office:value="5" calcext:value-type="float">
            <text:p>5</text:p>
          </table:table-cell>
          <table:table-cell table:formula="of:=INDIRECT(ADDRESS([.N466];[.O466]))" office:value-type="string" office:string-value="D6" calcext:value-type="string">
            <text:p>D6</text:p>
          </table:table-cell>
          <table:table-cell table:formula="of:=IF([.P466] = 0; &quot;RESERVED&quot;; [.P466])" office:value-type="string" office:string-value="D6" calcext:value-type="string">
            <text:p>D6</text:p>
          </table:table-cell>
          <table:table-cell table:number-columns-repeated="2"/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466]); &quot;&quot;; COM.MICROSOFT.CONCAT(&quot;#define &quot;; [.T466]; &quot; (1 &lt;&lt; &quot;; [.U466]; &quot;)&quot;))" office:value-type="string" office:string-value="#define D7 (1 &lt;&lt; 7)" calcext:value-type="string">
            <text:p>#define D7 (1 &lt;&lt; 7)</text:p>
          </table:table-cell>
        </table:table-row>
        <table:table-row table:style-name="ro3">
          <table:table-cell table:number-columns-repeated="13"/>
          <table:table-cell table:formula="of:=FLOOR((ROW([.D467]) - 1) / 8) + 2" office:value-type="float" office:value="60" calcext:value-type="float">
            <text:p>60</text:p>
          </table:table-cell>
          <table:table-cell table:formula="of:=MOD(ROW([.M468]) - 2; 8) + COLUMN([.D467])" office:value-type="float" office:value="6" calcext:value-type="float">
            <text:p>6</text:p>
          </table:table-cell>
          <table:table-cell table:formula="of:=INDIRECT(ADDRESS([.N467];[.O467]))" office:value-type="string" office:string-value="D5" calcext:value-type="string">
            <text:p>D5</text:p>
          </table:table-cell>
          <table:table-cell table:formula="of:=IF([.P467] = 0; &quot;RESERVED&quot;; [.P467])" office:value-type="string" office:string-value="D5" calcext:value-type="string">
            <text:p>D5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467]); &quot;&quot;; COM.MICROSOFT.CONCAT(&quot;#define &quot;; [.T467]; &quot; (1 &lt;&lt; &quot;; [.U467]; &quot;)&quot;))" office:value-type="string" office:string-value="#define D6 (1 &lt;&lt; 6)" calcext:value-type="string">
            <text:p>#define D6 (1 &lt;&lt; 6)</text:p>
          </table:table-cell>
        </table:table-row>
        <table:table-row table:style-name="ro3">
          <table:table-cell table:number-columns-repeated="13"/>
          <table:table-cell table:formula="of:=FLOOR((ROW([.D468]) - 1) / 8) + 2" office:value-type="float" office:value="60" calcext:value-type="float">
            <text:p>60</text:p>
          </table:table-cell>
          <table:table-cell table:formula="of:=MOD(ROW([.M469]) - 2; 8) + COLUMN([.D468])" office:value-type="float" office:value="7" calcext:value-type="float">
            <text:p>7</text:p>
          </table:table-cell>
          <table:table-cell table:formula="of:=INDIRECT(ADDRESS([.N468];[.O468]))" office:value-type="string" office:string-value="D4" calcext:value-type="string">
            <text:p>D4</text:p>
          </table:table-cell>
          <table:table-cell table:formula="of:=IF([.P468] = 0; &quot;RESERVED&quot;; [.P468])" office:value-type="string" office:string-value="D4" calcext:value-type="string">
            <text:p>D4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468]); &quot;&quot;; COM.MICROSOFT.CONCAT(&quot;#define &quot;; [.T468]; &quot; (1 &lt;&lt; &quot;; [.U468]; &quot;)&quot;))" office:value-type="string" office:string-value="#define D5 (1 &lt;&lt; 5)" calcext:value-type="string">
            <text:p>#define D5 (1 &lt;&lt; 5)</text:p>
          </table:table-cell>
        </table:table-row>
        <table:table-row table:style-name="ro3">
          <table:table-cell table:number-columns-repeated="13"/>
          <table:table-cell table:formula="of:=FLOOR((ROW([.D469]) - 1) / 8) + 2" office:value-type="float" office:value="60" calcext:value-type="float">
            <text:p>60</text:p>
          </table:table-cell>
          <table:table-cell table:formula="of:=MOD(ROW([.M470]) - 2; 8) + COLUMN([.D469])" office:value-type="float" office:value="8" calcext:value-type="float">
            <text:p>8</text:p>
          </table:table-cell>
          <table:table-cell table:formula="of:=INDIRECT(ADDRESS([.N469];[.O469]))" office:value-type="string" office:string-value="D3" calcext:value-type="string">
            <text:p>D3</text:p>
          </table:table-cell>
          <table:table-cell table:formula="of:=IF([.P469] = 0; &quot;RESERVED&quot;; [.P469])" office:value-type="string" office:string-value="D3" calcext:value-type="string">
            <text:p>D3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469]); &quot;&quot;; COM.MICROSOFT.CONCAT(&quot;#define &quot;; [.T469]; &quot; (1 &lt;&lt; &quot;; [.U469]; &quot;)&quot;))" office:value-type="string" office:string-value="#define D4 (1 &lt;&lt; 4)" calcext:value-type="string">
            <text:p>#define D4 (1 &lt;&lt; 4)</text:p>
          </table:table-cell>
        </table:table-row>
        <table:table-row table:style-name="ro3">
          <table:table-cell table:number-columns-repeated="13"/>
          <table:table-cell table:formula="of:=FLOOR((ROW([.D470]) - 1) / 8) + 2" office:value-type="float" office:value="60" calcext:value-type="float">
            <text:p>60</text:p>
          </table:table-cell>
          <table:table-cell table:formula="of:=MOD(ROW([.M471]) - 2; 8) + COLUMN([.D470])" office:value-type="float" office:value="9" calcext:value-type="float">
            <text:p>9</text:p>
          </table:table-cell>
          <table:table-cell table:formula="of:=INDIRECT(ADDRESS([.N470];[.O470]))" office:value-type="string" office:string-value="D2" calcext:value-type="string">
            <text:p>D2</text:p>
          </table:table-cell>
          <table:table-cell table:formula="of:=IF([.P470] = 0; &quot;RESERVED&quot;; [.P470])" office:value-type="string" office:string-value="D2" calcext:value-type="string">
            <text:p>D2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470]); &quot;&quot;; COM.MICROSOFT.CONCAT(&quot;#define &quot;; [.T470]; &quot; (1 &lt;&lt; &quot;; [.U470]; &quot;)&quot;))" office:value-type="string" office:string-value="#define D3 (1 &lt;&lt; 3)" calcext:value-type="string">
            <text:p>#define D3 (1 &lt;&lt; 3)</text:p>
          </table:table-cell>
        </table:table-row>
        <table:table-row table:style-name="ro3">
          <table:table-cell table:number-columns-repeated="13"/>
          <table:table-cell table:formula="of:=FLOOR((ROW([.D471]) - 1) / 8) + 2" office:value-type="float" office:value="60" calcext:value-type="float">
            <text:p>60</text:p>
          </table:table-cell>
          <table:table-cell table:formula="of:=MOD(ROW([.M472]) - 2; 8) + COLUMN([.D471])" office:value-type="float" office:value="10" calcext:value-type="float">
            <text:p>10</text:p>
          </table:table-cell>
          <table:table-cell table:formula="of:=INDIRECT(ADDRESS([.N471];[.O471]))" office:value-type="string" office:string-value="D1" calcext:value-type="string">
            <text:p>D1</text:p>
          </table:table-cell>
          <table:table-cell table:formula="of:=IF([.P471] = 0; &quot;RESERVED&quot;; [.P471])" office:value-type="string" office:string-value="D1" calcext:value-type="string">
            <text:p>D1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471]); &quot;&quot;; COM.MICROSOFT.CONCAT(&quot;#define &quot;; [.T471]; &quot; (1 &lt;&lt; &quot;; [.U471]; &quot;)&quot;))" office:value-type="string" office:string-value="#define D2 (1 &lt;&lt; 2)" calcext:value-type="string">
            <text:p>#define D2 (1 &lt;&lt; 2)</text:p>
          </table:table-cell>
        </table:table-row>
        <table:table-row table:style-name="ro3">
          <table:table-cell table:number-columns-repeated="13"/>
          <table:table-cell table:formula="of:=FLOOR((ROW([.D472]) - 1) / 8) + 2" office:value-type="float" office:value="60" calcext:value-type="float">
            <text:p>60</text:p>
          </table:table-cell>
          <table:table-cell table:formula="of:=MOD(ROW([.M473]) - 2; 8) + COLUMN([.D472])" office:value-type="float" office:value="11" calcext:value-type="float">
            <text:p>11</text:p>
          </table:table-cell>
          <table:table-cell table:formula="of:=INDIRECT(ADDRESS([.N472];[.O472]))" office:value-type="string" office:string-value="D0" calcext:value-type="string">
            <text:p>D0</text:p>
          </table:table-cell>
          <table:table-cell table:formula="of:=IF([.P472] = 0; &quot;RESERVED&quot;; [.P472])" office:value-type="string" office:string-value="D0" calcext:value-type="string">
            <text:p>D0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472]); &quot;&quot;; COM.MICROSOFT.CONCAT(&quot;#define &quot;; [.T472]; &quot; (1 &lt;&lt; &quot;; [.U472]; &quot;)&quot;))" office:value-type="string" office:string-value="#define D1 (1 &lt;&lt; 1)" calcext:value-type="string">
            <text:p>#define D1 (1 &lt;&lt; 1)</text:p>
          </table:table-cell>
        </table:table-row>
        <table:table-row table:style-name="ro3">
          <table:table-cell table:number-columns-repeated="13"/>
          <table:table-cell table:formula="of:=FLOOR((ROW([.D473]) - 1) / 8) + 2" office:value-type="float" office:value="61" calcext:value-type="float">
            <text:p>61</text:p>
          </table:table-cell>
          <table:table-cell table:formula="of:=MOD(ROW([.M474]) - 2; 8) + COLUMN([.D473])" office:value-type="float" office:value="4" calcext:value-type="float">
            <text:p>4</text:p>
          </table:table-cell>
          <table:table-cell table:formula="of:=INDIRECT(ADDRESS([.N473];[.O473]))" office:value-type="string" office:string-value="Row start address" calcext:value-type="string">
            <text:p>Row start address</text:p>
          </table:table-cell>
          <table:table-cell table:number-columns-repeated="3"/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73]); &quot;&quot;; COM.MICROSOFT.CONCAT(&quot;#define &quot;; [.T473]; &quot; (1 &lt;&lt; &quot;; [.U473]; &quot;)&quot;))" office:value-type="string" office:string-value="#define D0 (1 &lt;&lt; 0)" calcext:value-type="string">
            <text:p>#define D0 (1 &lt;&lt; 0)</text:p>
          </table:table-cell>
        </table:table-row>
        <table:table-row table:style-name="ro3">
          <table:table-cell table:number-columns-repeated="13"/>
          <table:table-cell table:formula="of:=FLOOR((ROW([.D474]) - 1) / 8) + 2" office:value-type="float" office:value="61" calcext:value-type="float">
            <text:p>61</text:p>
          </table:table-cell>
          <table:table-cell table:formula="of:=MOD(ROW([.M475]) - 2; 8) + COLUMN([.D474])" office:value-type="float" office:value="5" calcext:value-type="float">
            <text:p>5</text:p>
          </table:table-cell>
          <table:table-cell table:formula="of:=INDIRECT(ADDRESS([.N474];[.O474]))" office:value-type="float" office:value="0" calcext:value-type="float">
            <text:p>0</text:p>
          </table:table-cell>
          <table:table-cell table:number-columns-repeated="6"/>
          <table:table-cell table:formula="of:=IF(ISBLANK([.U474]); &quot;&quot;; COM.MICROSOFT.CONCAT(&quot;#define &quot;; [.T474]; &quot; (1 &lt;&lt; &quot;; [.U474]; &quot;)&quot;))">
            <text:p/>
          </table:table-cell>
        </table:table-row>
        <table:table-row table:style-name="ro3">
          <table:table-cell table:number-columns-repeated="13"/>
          <table:table-cell table:formula="of:=FLOOR((ROW([.D475]) - 1) / 8) + 2" office:value-type="float" office:value="61" calcext:value-type="float">
            <text:p>61</text:p>
          </table:table-cell>
          <table:table-cell table:formula="of:=MOD(ROW([.M476]) - 2; 8) + COLUMN([.D475])" office:value-type="float" office:value="6" calcext:value-type="float">
            <text:p>6</text:p>
          </table:table-cell>
          <table:table-cell table:formula="of:=INDIRECT(ADDRESS([.N475];[.O475]))" office:value-type="float" office:value="0" calcext:value-type="float">
            <text:p>0</text:p>
          </table:table-cell>
          <table:table-cell table:number-columns-repeated="6"/>
          <table:table-cell table:formula="of:=IF(ISBLANK([.U475]); &quot;&quot;; COM.MICROSOFT.CONCAT(&quot;#define &quot;; [.T475]; &quot; (1 &lt;&lt; &quot;; [.U475]; &quot;)&quot;))">
            <text:p/>
          </table:table-cell>
        </table:table-row>
        <table:table-row table:style-name="ro3">
          <table:table-cell table:number-columns-repeated="13"/>
          <table:table-cell table:formula="of:=FLOOR((ROW([.D476]) - 1) / 8) + 2" office:value-type="float" office:value="61" calcext:value-type="float">
            <text:p>61</text:p>
          </table:table-cell>
          <table:table-cell table:formula="of:=MOD(ROW([.M477]) - 2; 8) + COLUMN([.D476])" office:value-type="float" office:value="7" calcext:value-type="float">
            <text:p>7</text:p>
          </table:table-cell>
          <table:table-cell table:formula="of:=INDIRECT(ADDRESS([.N476];[.O476]))" office:value-type="float" office:value="0" calcext:value-type="float">
            <text:p>0</text:p>
          </table:table-cell>
          <table:table-cell office:value-type="string" calcext:value-type="string">
            <text:p>Row start address</text:p>
          </table:table-cell>
          <table:table-cell table:number-columns-repeated="5"/>
          <table:table-cell table:formula="of:=IF(ISBLANK([.U476]); &quot;&quot;; COM.MICROSOFT.CONCAT(&quot;#define &quot;; [.T476]; &quot; (1 &lt;&lt; &quot;; [.U476]; &quot;)&quot;))">
            <text:p/>
          </table:table-cell>
        </table:table-row>
        <table:table-row table:style-name="ro3">
          <table:table-cell table:number-columns-repeated="13"/>
          <table:table-cell table:formula="of:=FLOOR((ROW([.D477]) - 1) / 8) + 2" office:value-type="float" office:value="61" calcext:value-type="float">
            <text:p>61</text:p>
          </table:table-cell>
          <table:table-cell table:formula="of:=MOD(ROW([.M478]) - 2; 8) + COLUMN([.D477])" office:value-type="float" office:value="8" calcext:value-type="float">
            <text:p>8</text:p>
          </table:table-cell>
          <table:table-cell table:formula="of:=INDIRECT(ADDRESS([.N477];[.O477]))" office:value-type="string" office:string-value="Row end address" calcext:value-type="string">
            <text:p>Row end address</text:p>
          </table:table-cell>
          <table:table-cell table:number-columns-repeated="3"/>
          <table:table-cell office:value-type="string" calcext:value-type="string">
            <text:p>Row start addres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477]); &quot;&quot;; COM.MICROSOFT.CONCAT(&quot;#define &quot;; [.T477]; &quot; (1 &lt;&lt; &quot;; [.U477]; &quot;)&quot;))" office:value-type="string" office:string-value="#define Row start address (1 &lt;&lt; 4)" calcext:value-type="string">
            <text:p>#define Row start address (1 &lt;&lt; 4)</text:p>
          </table:table-cell>
        </table:table-row>
        <table:table-row table:style-name="ro3">
          <table:table-cell table:number-columns-repeated="13"/>
          <table:table-cell table:formula="of:=FLOOR((ROW([.D478]) - 1) / 8) + 2" office:value-type="float" office:value="61" calcext:value-type="float">
            <text:p>61</text:p>
          </table:table-cell>
          <table:table-cell table:formula="of:=MOD(ROW([.M479]) - 2; 8) + COLUMN([.D478])" office:value-type="float" office:value="9" calcext:value-type="float">
            <text:p>9</text:p>
          </table:table-cell>
          <table:table-cell table:formula="of:=INDIRECT(ADDRESS([.N478];[.O478]))" office:value-type="float" office:value="0" calcext:value-type="float">
            <text:p>0</text:p>
          </table:table-cell>
          <table:table-cell table:number-columns-repeated="6"/>
          <table:table-cell table:formula="of:=IF(ISBLANK([.U478]); &quot;&quot;; COM.MICROSOFT.CONCAT(&quot;#define &quot;; [.T478]; &quot; (1 &lt;&lt; &quot;; [.U478]; &quot;)&quot;))">
            <text:p/>
          </table:table-cell>
        </table:table-row>
        <table:table-row table:style-name="ro3">
          <table:table-cell table:number-columns-repeated="13"/>
          <table:table-cell table:formula="of:=FLOOR((ROW([.D479]) - 1) / 8) + 2" office:value-type="float" office:value="61" calcext:value-type="float">
            <text:p>61</text:p>
          </table:table-cell>
          <table:table-cell table:formula="of:=MOD(ROW([.M480]) - 2; 8) + COLUMN([.D479])" office:value-type="float" office:value="10" calcext:value-type="float">
            <text:p>10</text:p>
          </table:table-cell>
          <table:table-cell table:formula="of:=INDIRECT(ADDRESS([.N479];[.O479]))" office:value-type="float" office:value="0" calcext:value-type="float">
            <text:p>0</text:p>
          </table:table-cell>
          <table:table-cell table:number-columns-repeated="6"/>
          <table:table-cell table:formula="of:=IF(ISBLANK([.U479]); &quot;&quot;; COM.MICROSOFT.CONCAT(&quot;#define &quot;; [.T479]; &quot; (1 &lt;&lt; &quot;; [.U479]; &quot;)&quot;))">
            <text:p/>
          </table:table-cell>
        </table:table-row>
        <table:table-row table:style-name="ro3">
          <table:table-cell table:number-columns-repeated="13"/>
          <table:table-cell table:formula="of:=FLOOR((ROW([.D480]) - 1) / 8) + 2" office:value-type="float" office:value="61" calcext:value-type="float">
            <text:p>61</text:p>
          </table:table-cell>
          <table:table-cell table:formula="of:=MOD(ROW([.M481]) - 2; 8) + COLUMN([.D480])" office:value-type="float" office:value="11" calcext:value-type="float">
            <text:p>11</text:p>
          </table:table-cell>
          <table:table-cell table:formula="of:=INDIRECT(ADDRESS([.N480];[.O480]))" office:value-type="float" office:value="0" calcext:value-type="float">
            <text:p>0</text:p>
          </table:table-cell>
          <table:table-cell office:value-type="string" calcext:value-type="string">
            <text:p>Row end address</text:p>
          </table:table-cell>
          <table:table-cell table:number-columns-repeated="5"/>
          <table:table-cell table:formula="of:=IF(ISBLANK([.U480]); &quot;&quot;; COM.MICROSOFT.CONCAT(&quot;#define &quot;; [.T480]; &quot; (1 &lt;&lt; &quot;; [.U480]; &quot;)&quot;))">
            <text:p/>
          </table:table-cell>
        </table:table-row>
        <table:table-row table:style-name="ro3">
          <table:table-cell table:number-columns-repeated="13"/>
          <table:table-cell table:formula="of:=FLOOR((ROW([.D481]) - 1) / 8) + 2" office:value-type="float" office:value="62" calcext:value-type="float">
            <text:p>62</text:p>
          </table:table-cell>
          <table:table-cell table:formula="of:=MOD(ROW([.M482]) - 2; 8) + COLUMN([.D481])" office:value-type="float" office:value="4" calcext:value-type="float">
            <text:p>4</text:p>
          </table:table-cell>
          <table:table-cell table:formula="of:=INDIRECT(ADDRESS([.N481];[.O481]))" office:value-type="string" office:string-value="Column start address" calcext:value-type="string">
            <text:p>Column start address</text:p>
          </table:table-cell>
          <table:table-cell table:number-columns-repeated="3"/>
          <table:table-cell office:value-type="string" calcext:value-type="string">
            <text:p>Row end addres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81]); &quot;&quot;; COM.MICROSOFT.CONCAT(&quot;#define &quot;; [.T481]; &quot; (1 &lt;&lt; &quot;; [.U481]; &quot;)&quot;))" office:value-type="string" office:string-value="#define Row end address (1 &lt;&lt; 0)" calcext:value-type="string">
            <text:p>#define Row end address (1 &lt;&lt; 0)</text:p>
          </table:table-cell>
        </table:table-row>
        <table:table-row table:style-name="ro3">
          <table:table-cell table:number-columns-repeated="13"/>
          <table:table-cell table:formula="of:=FLOOR((ROW([.D482]) - 1) / 8) + 2" office:value-type="float" office:value="62" calcext:value-type="float">
            <text:p>62</text:p>
          </table:table-cell>
          <table:table-cell table:formula="of:=MOD(ROW([.M483]) - 2; 8) + COLUMN([.D482])" office:value-type="float" office:value="5" calcext:value-type="float">
            <text:p>5</text:p>
          </table:table-cell>
          <table:table-cell table:formula="of:=INDIRECT(ADDRESS([.N482];[.O482]))" office:value-type="float" office:value="0" calcext:value-type="float">
            <text:p>0</text:p>
          </table:table-cell>
          <table:table-cell table:number-columns-repeated="6"/>
          <table:table-cell table:formula="of:=IF(ISBLANK([.U482]); &quot;&quot;; COM.MICROSOFT.CONCAT(&quot;#define &quot;; [.T482]; &quot; (1 &lt;&lt; &quot;; [.U482]; &quot;)&quot;))">
            <text:p/>
          </table:table-cell>
        </table:table-row>
        <table:table-row table:style-name="ro3">
          <table:table-cell table:number-columns-repeated="13"/>
          <table:table-cell table:formula="of:=FLOOR((ROW([.D483]) - 1) / 8) + 2" office:value-type="float" office:value="62" calcext:value-type="float">
            <text:p>62</text:p>
          </table:table-cell>
          <table:table-cell table:formula="of:=MOD(ROW([.M484]) - 2; 8) + COLUMN([.D483])" office:value-type="float" office:value="6" calcext:value-type="float">
            <text:p>6</text:p>
          </table:table-cell>
          <table:table-cell table:formula="of:=INDIRECT(ADDRESS([.N483];[.O483]))" office:value-type="float" office:value="0" calcext:value-type="float">
            <text:p>0</text:p>
          </table:table-cell>
          <table:table-cell table:number-columns-repeated="6"/>
          <table:table-cell table:formula="of:=IF(ISBLANK([.U483]); &quot;&quot;; COM.MICROSOFT.CONCAT(&quot;#define &quot;; [.T483]; &quot; (1 &lt;&lt; &quot;; [.U483]; &quot;)&quot;))">
            <text:p/>
          </table:table-cell>
        </table:table-row>
        <table:table-row table:style-name="ro3">
          <table:table-cell table:number-columns-repeated="13"/>
          <table:table-cell table:formula="of:=FLOOR((ROW([.D484]) - 1) / 8) + 2" office:value-type="float" office:value="62" calcext:value-type="float">
            <text:p>62</text:p>
          </table:table-cell>
          <table:table-cell table:formula="of:=MOD(ROW([.M485]) - 2; 8) + COLUMN([.D484])" office:value-type="float" office:value="7" calcext:value-type="float">
            <text:p>7</text:p>
          </table:table-cell>
          <table:table-cell table:formula="of:=INDIRECT(ADDRESS([.N484];[.O484]))" office:value-type="float" office:value="0" calcext:value-type="float">
            <text:p>0</text:p>
          </table:table-cell>
          <table:table-cell table:number-columns-repeated="6"/>
          <table:table-cell table:formula="of:=IF(ISBLANK([.U484]); &quot;&quot;; COM.MICROSOFT.CONCAT(&quot;#define &quot;; [.T484]; &quot; (1 &lt;&lt; &quot;; [.U484]; &quot;)&quot;))">
            <text:p/>
          </table:table-cell>
        </table:table-row>
        <table:table-row table:style-name="ro3">
          <table:table-cell table:number-columns-repeated="13"/>
          <table:table-cell table:formula="of:=FLOOR((ROW([.D485]) - 1) / 8) + 2" office:value-type="float" office:value="62" calcext:value-type="float">
            <text:p>62</text:p>
          </table:table-cell>
          <table:table-cell table:formula="of:=MOD(ROW([.M486]) - 2; 8) + COLUMN([.D485])" office:value-type="float" office:value="8" calcext:value-type="float">
            <text:p>8</text:p>
          </table:table-cell>
          <table:table-cell table:formula="of:=INDIRECT(ADDRESS([.N485];[.O485]))" office:value-type="float" office:value="0" calcext:value-type="float">
            <text:p>0</text:p>
          </table:table-cell>
          <table:table-cell office:value-type="string" calcext:value-type="string">
            <text:p>Column start address</text:p>
          </table:table-cell>
          <table:table-cell table:number-columns-repeated="5"/>
          <table:table-cell table:formula="of:=IF(ISBLANK([.U485]); &quot;&quot;; COM.MICROSOFT.CONCAT(&quot;#define &quot;; [.T485]; &quot; (1 &lt;&lt; &quot;; [.U485]; &quot;)&quot;))">
            <text:p/>
          </table:table-cell>
        </table:table-row>
        <table:table-row table:style-name="ro3">
          <table:table-cell table:number-columns-repeated="13"/>
          <table:table-cell table:formula="of:=FLOOR((ROW([.D486]) - 1) / 8) + 2" office:value-type="float" office:value="62" calcext:value-type="float">
            <text:p>62</text:p>
          </table:table-cell>
          <table:table-cell table:formula="of:=MOD(ROW([.M487]) - 2; 8) + COLUMN([.D486])" office:value-type="float" office:value="9" calcext:value-type="float">
            <text:p>9</text:p>
          </table:table-cell>
          <table:table-cell table:formula="of:=INDIRECT(ADDRESS([.N486];[.O486]))" office:value-type="string" office:string-value="WEN" calcext:value-type="string">
            <text:p>WEN</text:p>
          </table:table-cell>
          <table:table-cell table:formula="of:=IF([.P486] = 0; &quot;RESERVED&quot;; [.P486])" office:value-type="string" office:string-value="WEN" calcext:value-type="string">
            <text:p>WEN</text:p>
          </table:table-cell>
          <table:table-cell table:number-columns-repeated="2"/>
          <table:table-cell office:value-type="string" calcext:value-type="string">
            <text:p>Column start addr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486]); &quot;&quot;; COM.MICROSOFT.CONCAT(&quot;#define &quot;; [.T486]; &quot; (1 &lt;&lt; &quot;; [.U486]; &quot;)&quot;))" office:value-type="string" office:string-value="#define Column start address (1 &lt;&lt; 3)" calcext:value-type="string">
            <text:p>#define Column start address (1 &lt;&lt; 3)</text:p>
          </table:table-cell>
        </table:table-row>
        <table:table-row table:style-name="ro3">
          <table:table-cell table:number-columns-repeated="13"/>
          <table:table-cell table:formula="of:=FLOOR((ROW([.D487]) - 1) / 8) + 2" office:value-type="float" office:value="62" calcext:value-type="float">
            <text:p>62</text:p>
          </table:table-cell>
          <table:table-cell table:formula="of:=MOD(ROW([.M488]) - 2; 8) + COLUMN([.D487])" office:value-type="float" office:value="10" calcext:value-type="float">
            <text:p>10</text:p>
          </table:table-cell>
          <table:table-cell table:formula="of:=INDIRECT(ADDRESS([.N487];[.O487]))" office:value-type="string" office:string-value="WINT" calcext:value-type="string">
            <text:p>WINT</text:p>
          </table:table-cell>
          <table:table-cell table:formula="of:=IF([.P487] = 0; &quot;RESERVED&quot;; [.P487])" office:value-type="string" office:string-value="WINT" calcext:value-type="string">
            <text:p>WINT</text:p>
          </table:table-cell>
          <table:table-cell table:number-columns-repeated="2"/>
          <table:table-cell office:value-type="string" calcext:value-type="string">
            <text:p>WEN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487]); &quot;&quot;; COM.MICROSOFT.CONCAT(&quot;#define &quot;; [.T487]; &quot; (1 &lt;&lt; &quot;; [.U487]; &quot;)&quot;))" office:value-type="string" office:string-value="#define WEN (1 &lt;&lt; 2)" calcext:value-type="string">
            <text:p>#define WEN (1 &lt;&lt; 2)</text:p>
          </table:table-cell>
        </table:table-row>
        <table:table-row table:style-name="ro3">
          <table:table-cell table:number-columns-repeated="13"/>
          <table:table-cell table:formula="of:=FLOOR((ROW([.D488]) - 1) / 8) + 2" office:value-type="float" office:value="62" calcext:value-type="float">
            <text:p>62</text:p>
          </table:table-cell>
          <table:table-cell table:formula="of:=MOD(ROW([.M489]) - 2; 8) + COLUMN([.D488])" office:value-type="float" office:value="11" calcext:value-type="float">
            <text:p>11</text:p>
          </table:table-cell>
          <table:table-cell table:formula="of:=INDIRECT(ADDRESS([.N488];[.O488]))" office:value-type="string" office:string-value="WSHD" calcext:value-type="string">
            <text:p>WSHD</text:p>
          </table:table-cell>
          <table:table-cell table:formula="of:=IF([.P488] = 0; &quot;RESERVED&quot;; [.P488])" office:value-type="string" office:string-value="WSHD" calcext:value-type="string">
            <text:p>WSHD</text:p>
          </table:table-cell>
          <table:table-cell table:number-columns-repeated="2"/>
          <table:table-cell office:value-type="string" calcext:value-type="string">
            <text:p>WINT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488]); &quot;&quot;; COM.MICROSOFT.CONCAT(&quot;#define &quot;; [.T488]; &quot; (1 &lt;&lt; &quot;; [.U488]; &quot;)&quot;))" office:value-type="string" office:string-value="#define WINT (1 &lt;&lt; 1)" calcext:value-type="string">
            <text:p>#define WINT (1 &lt;&lt; 1)</text:p>
          </table:table-cell>
        </table:table-row>
        <table:table-row table:style-name="ro3">
          <table:table-cell table:number-columns-repeated="13"/>
          <table:table-cell table:formula="of:=FLOOR((ROW([.D489]) - 1) / 8) + 2" office:value-type="float" office:value="63" calcext:value-type="float">
            <text:p>63</text:p>
          </table:table-cell>
          <table:table-cell table:formula="of:=MOD(ROW([.M490]) - 2; 8) + COLUMN([.D489])" office:value-type="float" office:value="4" calcext:value-type="float">
            <text:p>4</text:p>
          </table:table-cell>
          <table:table-cell table:formula="of:=INDIRECT(ADDRESS([.N489];[.O489]))" office:value-type="string" office:string-value="Column end address" calcext:value-type="string">
            <text:p>Column end address</text:p>
          </table:table-cell>
          <table:table-cell table:number-columns-repeated="3"/>
          <table:table-cell office:value-type="string" calcext:value-type="string">
            <text:p>WSH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89]); &quot;&quot;; COM.MICROSOFT.CONCAT(&quot;#define &quot;; [.T489]; &quot; (1 &lt;&lt; &quot;; [.U489]; &quot;)&quot;))" office:value-type="string" office:string-value="#define WSHD (1 &lt;&lt; 0)" calcext:value-type="string">
            <text:p>#define WSHD (1 &lt;&lt; 0)</text:p>
          </table:table-cell>
        </table:table-row>
        <table:table-row table:style-name="ro3">
          <table:table-cell table:number-columns-repeated="13"/>
          <table:table-cell table:formula="of:=FLOOR((ROW([.D490]) - 1) / 8) + 2" office:value-type="float" office:value="63" calcext:value-type="float">
            <text:p>63</text:p>
          </table:table-cell>
          <table:table-cell table:formula="of:=MOD(ROW([.M491]) - 2; 8) + COLUMN([.D490])" office:value-type="float" office:value="5" calcext:value-type="float">
            <text:p>5</text:p>
          </table:table-cell>
          <table:table-cell table:formula="of:=INDIRECT(ADDRESS([.N490];[.O490]))" office:value-type="float" office:value="0" calcext:value-type="float">
            <text:p>0</text:p>
          </table:table-cell>
          <table:table-cell table:number-columns-repeated="6"/>
          <table:table-cell table:formula="of:=IF(ISBLANK([.U490]); &quot;&quot;; COM.MICROSOFT.CONCAT(&quot;#define &quot;; [.T490]; &quot; (1 &lt;&lt; &quot;; [.U490]; &quot;)&quot;))">
            <text:p/>
          </table:table-cell>
        </table:table-row>
        <table:table-row table:style-name="ro3">
          <table:table-cell table:number-columns-repeated="13"/>
          <table:table-cell table:formula="of:=FLOOR((ROW([.D491]) - 1) / 8) + 2" office:value-type="float" office:value="63" calcext:value-type="float">
            <text:p>63</text:p>
          </table:table-cell>
          <table:table-cell table:formula="of:=MOD(ROW([.M492]) - 2; 8) + COLUMN([.D491])" office:value-type="float" office:value="6" calcext:value-type="float">
            <text:p>6</text:p>
          </table:table-cell>
          <table:table-cell table:formula="of:=INDIRECT(ADDRESS([.N491];[.O491]))" office:value-type="float" office:value="0" calcext:value-type="float">
            <text:p>0</text:p>
          </table:table-cell>
          <table:table-cell table:number-columns-repeated="6"/>
          <table:table-cell table:formula="of:=IF(ISBLANK([.U491]); &quot;&quot;; COM.MICROSOFT.CONCAT(&quot;#define &quot;; [.T491]; &quot; (1 &lt;&lt; &quot;; [.U491]; &quot;)&quot;))">
            <text:p/>
          </table:table-cell>
        </table:table-row>
        <table:table-row table:style-name="ro3">
          <table:table-cell table:number-columns-repeated="13"/>
          <table:table-cell table:formula="of:=FLOOR((ROW([.D492]) - 1) / 8) + 2" office:value-type="float" office:value="63" calcext:value-type="float">
            <text:p>63</text:p>
          </table:table-cell>
          <table:table-cell table:formula="of:=MOD(ROW([.M493]) - 2; 8) + COLUMN([.D492])" office:value-type="float" office:value="7" calcext:value-type="float">
            <text:p>7</text:p>
          </table:table-cell>
          <table:table-cell table:formula="of:=INDIRECT(ADDRESS([.N492];[.O492]))" office:value-type="float" office:value="0" calcext:value-type="float">
            <text:p>0</text:p>
          </table:table-cell>
          <table:table-cell table:number-columns-repeated="6"/>
          <table:table-cell table:formula="of:=IF(ISBLANK([.U492]); &quot;&quot;; COM.MICROSOFT.CONCAT(&quot;#define &quot;; [.T492]; &quot; (1 &lt;&lt; &quot;; [.U492]; &quot;)&quot;))">
            <text:p/>
          </table:table-cell>
        </table:table-row>
        <table:table-row table:style-name="ro3">
          <table:table-cell table:number-columns-repeated="13"/>
          <table:table-cell table:formula="of:=FLOOR((ROW([.D493]) - 1) / 8) + 2" office:value-type="float" office:value="63" calcext:value-type="float">
            <text:p>63</text:p>
          </table:table-cell>
          <table:table-cell table:formula="of:=MOD(ROW([.M494]) - 2; 8) + COLUMN([.D493])" office:value-type="float" office:value="8" calcext:value-type="float">
            <text:p>8</text:p>
          </table:table-cell>
          <table:table-cell table:formula="of:=INDIRECT(ADDRESS([.N493];[.O493]))" office:value-type="float" office:value="0" calcext:value-type="float">
            <text:p>0</text:p>
          </table:table-cell>
          <table:table-cell table:formula="of:=IF([.P489] = 0; &quot;RESERVED&quot;; [.P489])" office:value-type="string" office:string-value="Column end address" calcext:value-type="string">
            <text:p>Column end address</text:p>
          </table:table-cell>
          <table:table-cell table:number-columns-repeated="5"/>
          <table:table-cell table:formula="of:=IF(ISBLANK([.U493]); &quot;&quot;; COM.MICROSOFT.CONCAT(&quot;#define &quot;; [.T493]; &quot; (1 &lt;&lt; &quot;; [.U493]; &quot;)&quot;))">
            <text:p/>
          </table:table-cell>
        </table:table-row>
        <table:table-row table:style-name="ro3">
          <table:table-cell table:number-columns-repeated="13"/>
          <table:table-cell table:formula="of:=FLOOR((ROW([.D494]) - 1) / 8) + 2" office:value-type="float" office:value="63" calcext:value-type="float">
            <text:p>63</text:p>
          </table:table-cell>
          <table:table-cell table:formula="of:=MOD(ROW([.M495]) - 2; 8) + COLUMN([.D494])" office:value-type="float" office:value="9" calcext:value-type="float">
            <text:p>9</text:p>
          </table:table-cell>
          <table:table-cell table:formula="of:=INDIRECT(ADDRESS([.N494];[.O494]))" office:value-type="string" office:string-value="R" calcext:value-type="string">
            <text:p>R</text:p>
          </table:table-cell>
          <table:table-cell table:formula="of:=IF([.P494] = 0; &quot;RESERVED&quot;; [.P494])" office:value-type="string" office:string-value="R" calcext:value-type="string">
            <text:p>R</text:p>
          </table:table-cell>
          <table:table-cell table:number-columns-repeated="2"/>
          <table:table-cell office:value-type="string" calcext:value-type="string">
            <text:p>Column end addr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494]); &quot;&quot;; COM.MICROSOFT.CONCAT(&quot;#define &quot;; [.T494]; &quot; (1 &lt;&lt; &quot;; [.U494]; &quot;)&quot;))" office:value-type="string" office:string-value="#define Column end address (1 &lt;&lt; 3)" calcext:value-type="string">
            <text:p>#define Column end address (1 &lt;&lt; 3)</text:p>
          </table:table-cell>
        </table:table-row>
        <table:table-row table:style-name="ro3">
          <table:table-cell table:number-columns-repeated="13"/>
          <table:table-cell table:formula="of:=FLOOR((ROW([.D495]) - 1) / 8) + 2" office:value-type="float" office:value="63" calcext:value-type="float">
            <text:p>63</text:p>
          </table:table-cell>
          <table:table-cell table:formula="of:=MOD(ROW([.M496]) - 2; 8) + COLUMN([.D495])" office:value-type="float" office:value="10" calcext:value-type="float">
            <text:p>10</text:p>
          </table:table-cell>
          <table:table-cell table:formula="of:=INDIRECT(ADDRESS([.N495];[.O495]))" office:value-type="string" office:string-value="G" calcext:value-type="string">
            <text:p>G</text:p>
          </table:table-cell>
          <table:table-cell table:formula="of:=IF([.P495] = 0; &quot;RESERVED&quot;; [.P495]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495]); &quot;&quot;; COM.MICROSOFT.CONCAT(&quot;#define &quot;; [.T495]; &quot; (1 &lt;&lt; &quot;; [.U495]; &quot;)&quot;))" office:value-type="string" office:string-value="#define R (1 &lt;&lt; 2)" calcext:value-type="string">
            <text:p>#define R (1 &lt;&lt; 2)</text:p>
          </table:table-cell>
        </table:table-row>
        <table:table-row table:style-name="ro3">
          <table:table-cell table:number-columns-repeated="13"/>
          <table:table-cell table:formula="of:=FLOOR((ROW([.D496]) - 1) / 8) + 2" office:value-type="float" office:value="63" calcext:value-type="float">
            <text:p>63</text:p>
          </table:table-cell>
          <table:table-cell table:formula="of:=MOD(ROW([.M497]) - 2; 8) + COLUMN([.D496])" office:value-type="float" office:value="11" calcext:value-type="float">
            <text:p>11</text:p>
          </table:table-cell>
          <table:table-cell table:formula="of:=INDIRECT(ADDRESS([.N496];[.O496]))" office:value-type="string" office:string-value="B" calcext:value-type="string">
            <text:p>B</text:p>
          </table:table-cell>
          <table:table-cell table:formula="of:=IF([.P496] = 0; &quot;RESERVED&quot;; [.P496])" office:value-type="string" office:string-value="B" calcext:value-type="string">
            <text:p>B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496]); &quot;&quot;; COM.MICROSOFT.CONCAT(&quot;#define &quot;; [.T496]; &quot; (1 &lt;&lt; &quot;; [.U496]; &quot;)&quot;))" office:value-type="string" office:string-value="#define G (1 &lt;&lt; 1)" calcext:value-type="string">
            <text:p>#define G (1 &lt;&lt; 1)</text:p>
          </table:table-cell>
        </table:table-row>
        <table:table-row table:style-name="ro3">
          <table:table-cell table:number-columns-repeated="13"/>
          <table:table-cell table:formula="of:=FLOOR((ROW([.D497]) - 1) / 8) + 2" office:value-type="float" office:value="64" calcext:value-type="float">
            <text:p>64</text:p>
          </table:table-cell>
          <table:table-cell table:formula="of:=MOD(ROW([.M498]) - 2; 8) + COLUMN([.D497])" office:value-type="float" office:value="4" calcext:value-type="float">
            <text:p>4</text:p>
          </table:table-cell>
          <table:table-cell table:formula="of:=INDIRECT(ADDRESS([.N497];[.O497]))" office:value-type="string" office:string-value="Row start address" calcext:value-type="string">
            <text:p>Row start address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497]); &quot;&quot;; COM.MICROSOFT.CONCAT(&quot;#define &quot;; [.T497]; &quot; (1 &lt;&lt; &quot;; [.U497]; &quot;)&quot;))" office:value-type="string" office:string-value="#define B (1 &lt;&lt; 0)" calcext:value-type="string">
            <text:p>#define B (1 &lt;&lt; 0)</text:p>
          </table:table-cell>
        </table:table-row>
        <table:table-row table:style-name="ro3">
          <table:table-cell table:number-columns-repeated="13"/>
          <table:table-cell table:formula="of:=FLOOR((ROW([.D498]) - 1) / 8) + 2" office:value-type="float" office:value="64" calcext:value-type="float">
            <text:p>64</text:p>
          </table:table-cell>
          <table:table-cell table:formula="of:=MOD(ROW([.M499]) - 2; 8) + COLUMN([.D498])" office:value-type="float" office:value="5" calcext:value-type="float">
            <text:p>5</text:p>
          </table:table-cell>
          <table:table-cell table:formula="of:=INDIRECT(ADDRESS([.N498];[.O498]))" office:value-type="float" office:value="0" calcext:value-type="float">
            <text:p>0</text:p>
          </table:table-cell>
          <table:table-cell table:number-columns-repeated="6"/>
          <table:table-cell table:formula="of:=IF(ISBLANK([.U498]); &quot;&quot;; COM.MICROSOFT.CONCAT(&quot;#define &quot;; [.T498]; &quot; (1 &lt;&lt; &quot;; [.U498]; &quot;)&quot;))">
            <text:p/>
          </table:table-cell>
        </table:table-row>
        <table:table-row table:style-name="ro3">
          <table:table-cell table:number-columns-repeated="13"/>
          <table:table-cell table:formula="of:=FLOOR((ROW([.D499]) - 1) / 8) + 2" office:value-type="float" office:value="64" calcext:value-type="float">
            <text:p>64</text:p>
          </table:table-cell>
          <table:table-cell table:formula="of:=MOD(ROW([.M500]) - 2; 8) + COLUMN([.D499])" office:value-type="float" office:value="6" calcext:value-type="float">
            <text:p>6</text:p>
          </table:table-cell>
          <table:table-cell table:formula="of:=INDIRECT(ADDRESS([.N499];[.O499]))" office:value-type="float" office:value="0" calcext:value-type="float">
            <text:p>0</text:p>
          </table:table-cell>
          <table:table-cell table:number-columns-repeated="6"/>
          <table:table-cell table:formula="of:=IF(ISBLANK([.U499]); &quot;&quot;; COM.MICROSOFT.CONCAT(&quot;#define &quot;; [.T499]; &quot; (1 &lt;&lt; &quot;; [.U499]; &quot;)&quot;))">
            <text:p/>
          </table:table-cell>
        </table:table-row>
        <table:table-row table:style-name="ro3">
          <table:table-cell table:number-columns-repeated="13"/>
          <table:table-cell table:formula="of:=FLOOR((ROW([.D500]) - 1) / 8) + 2" office:value-type="float" office:value="64" calcext:value-type="float">
            <text:p>64</text:p>
          </table:table-cell>
          <table:table-cell table:formula="of:=MOD(ROW([.M501]) - 2; 8) + COLUMN([.D500])" office:value-type="float" office:value="7" calcext:value-type="float">
            <text:p>7</text:p>
          </table:table-cell>
          <table:table-cell table:formula="of:=INDIRECT(ADDRESS([.N500];[.O500]))" office:value-type="float" office:value="0" calcext:value-type="float">
            <text:p>0</text:p>
          </table:table-cell>
          <table:table-cell table:formula="of:=IF([.P497] = 0; &quot;RESERVED&quot;; [.P497])" office:value-type="string" office:string-value="Row start address" calcext:value-type="string">
            <text:p>Row start address</text:p>
          </table:table-cell>
          <table:table-cell table:number-columns-repeated="5"/>
          <table:table-cell table:formula="of:=IF(ISBLANK([.U500]); &quot;&quot;; COM.MICROSOFT.CONCAT(&quot;#define &quot;; [.T500]; &quot; (1 &lt;&lt; &quot;; [.U500]; &quot;)&quot;))">
            <text:p/>
          </table:table-cell>
        </table:table-row>
        <table:table-row table:style-name="ro3">
          <table:table-cell table:number-columns-repeated="13"/>
          <table:table-cell table:formula="of:=FLOOR((ROW([.D501]) - 1) / 8) + 2" office:value-type="float" office:value="64" calcext:value-type="float">
            <text:p>64</text:p>
          </table:table-cell>
          <table:table-cell table:formula="of:=MOD(ROW([.M502]) - 2; 8) + COLUMN([.D501])" office:value-type="float" office:value="8" calcext:value-type="float">
            <text:p>8</text:p>
          </table:table-cell>
          <table:table-cell table:formula="of:=INDIRECT(ADDRESS([.N501];[.O501]))" office:value-type="string" office:string-value="Row end address" calcext:value-type="string">
            <text:p>Row end address</text:p>
          </table:table-cell>
          <table:table-cell table:number-columns-repeated="3"/>
          <table:table-cell office:value-type="string" calcext:value-type="string">
            <text:p>Row start addres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501]); &quot;&quot;; COM.MICROSOFT.CONCAT(&quot;#define &quot;; [.T501]; &quot; (1 &lt;&lt; &quot;; [.U501]; &quot;)&quot;))" office:value-type="string" office:string-value="#define Row start address (1 &lt;&lt; 4)" calcext:value-type="string">
            <text:p>#define Row start address (1 &lt;&lt; 4)</text:p>
          </table:table-cell>
        </table:table-row>
        <table:table-row table:style-name="ro3">
          <table:table-cell table:number-columns-repeated="13"/>
          <table:table-cell table:formula="of:=FLOOR((ROW([.D502]) - 1) / 8) + 2" office:value-type="float" office:value="64" calcext:value-type="float">
            <text:p>64</text:p>
          </table:table-cell>
          <table:table-cell table:formula="of:=MOD(ROW([.M503]) - 2; 8) + COLUMN([.D502])" office:value-type="float" office:value="9" calcext:value-type="float">
            <text:p>9</text:p>
          </table:table-cell>
          <table:table-cell table:formula="of:=INDIRECT(ADDRESS([.N502];[.O502]))" office:value-type="float" office:value="0" calcext:value-type="float">
            <text:p>0</text:p>
          </table:table-cell>
          <table:table-cell table:number-columns-repeated="6"/>
          <table:table-cell table:formula="of:=IF(ISBLANK([.U502]); &quot;&quot;; COM.MICROSOFT.CONCAT(&quot;#define &quot;; [.T502]; &quot; (1 &lt;&lt; &quot;; [.U502]; &quot;)&quot;))">
            <text:p/>
          </table:table-cell>
        </table:table-row>
        <table:table-row table:style-name="ro3">
          <table:table-cell table:number-columns-repeated="13"/>
          <table:table-cell table:formula="of:=FLOOR((ROW([.D503]) - 1) / 8) + 2" office:value-type="float" office:value="64" calcext:value-type="float">
            <text:p>64</text:p>
          </table:table-cell>
          <table:table-cell table:formula="of:=MOD(ROW([.M504]) - 2; 8) + COLUMN([.D503])" office:value-type="float" office:value="10" calcext:value-type="float">
            <text:p>10</text:p>
          </table:table-cell>
          <table:table-cell table:formula="of:=INDIRECT(ADDRESS([.N503];[.O503]))" office:value-type="float" office:value="0" calcext:value-type="float">
            <text:p>0</text:p>
          </table:table-cell>
          <table:table-cell table:number-columns-repeated="6"/>
          <table:table-cell table:formula="of:=IF(ISBLANK([.U503]); &quot;&quot;; COM.MICROSOFT.CONCAT(&quot;#define &quot;; [.T503]; &quot; (1 &lt;&lt; &quot;; [.U503]; &quot;)&quot;))">
            <text:p/>
          </table:table-cell>
        </table:table-row>
        <table:table-row table:style-name="ro3">
          <table:table-cell table:number-columns-repeated="13"/>
          <table:table-cell table:formula="of:=FLOOR((ROW([.D504]) - 1) / 8) + 2" office:value-type="float" office:value="64" calcext:value-type="float">
            <text:p>64</text:p>
          </table:table-cell>
          <table:table-cell table:formula="of:=MOD(ROW([.M505]) - 2; 8) + COLUMN([.D504])" office:value-type="float" office:value="11" calcext:value-type="float">
            <text:p>11</text:p>
          </table:table-cell>
          <table:table-cell table:formula="of:=INDIRECT(ADDRESS([.N504];[.O504]))" office:value-type="float" office:value="0" calcext:value-type="float">
            <text:p>0</text:p>
          </table:table-cell>
          <table:table-cell table:formula="of:=IF([.P501] = 0; &quot;RESERVED&quot;; [.P501])" office:value-type="string" office:string-value="Row end address" calcext:value-type="string">
            <text:p>Row end address</text:p>
          </table:table-cell>
          <table:table-cell table:number-columns-repeated="5"/>
          <table:table-cell table:formula="of:=IF(ISBLANK([.U504]); &quot;&quot;; COM.MICROSOFT.CONCAT(&quot;#define &quot;; [.T504]; &quot; (1 &lt;&lt; &quot;; [.U504]; &quot;)&quot;))">
            <text:p/>
          </table:table-cell>
        </table:table-row>
        <table:table-row table:style-name="ro3">
          <table:table-cell table:number-columns-repeated="13"/>
          <table:table-cell table:formula="of:=FLOOR((ROW([.D505]) - 1) / 8) + 2" office:value-type="float" office:value="65" calcext:value-type="float">
            <text:p>65</text:p>
          </table:table-cell>
          <table:table-cell table:formula="of:=MOD(ROW([.M506]) - 2; 8) + COLUMN([.D505])" office:value-type="float" office:value="4" calcext:value-type="float">
            <text:p>4</text:p>
          </table:table-cell>
          <table:table-cell table:formula="of:=INDIRECT(ADDRESS([.N505];[.O505]))" office:value-type="string" office:string-value="Column start address" calcext:value-type="string">
            <text:p>Column start address</text:p>
          </table:table-cell>
          <table:table-cell table:number-columns-repeated="3"/>
          <table:table-cell office:value-type="string" calcext:value-type="string">
            <text:p>Row end addres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05]); &quot;&quot;; COM.MICROSOFT.CONCAT(&quot;#define &quot;; [.T505]; &quot; (1 &lt;&lt; &quot;; [.U505]; &quot;)&quot;))" office:value-type="string" office:string-value="#define Row end address (1 &lt;&lt; 0)" calcext:value-type="string">
            <text:p>#define Row end address (1 &lt;&lt; 0)</text:p>
          </table:table-cell>
        </table:table-row>
        <table:table-row table:style-name="ro3">
          <table:table-cell table:number-columns-repeated="13"/>
          <table:table-cell table:formula="of:=FLOOR((ROW([.D506]) - 1) / 8) + 2" office:value-type="float" office:value="65" calcext:value-type="float">
            <text:p>65</text:p>
          </table:table-cell>
          <table:table-cell table:formula="of:=MOD(ROW([.M507]) - 2; 8) + COLUMN([.D506])" office:value-type="float" office:value="5" calcext:value-type="float">
            <text:p>5</text:p>
          </table:table-cell>
          <table:table-cell table:formula="of:=INDIRECT(ADDRESS([.N506];[.O506]))" office:value-type="float" office:value="0" calcext:value-type="float">
            <text:p>0</text:p>
          </table:table-cell>
          <table:table-cell table:number-columns-repeated="6"/>
          <table:table-cell table:formula="of:=IF(ISBLANK([.U506]); &quot;&quot;; COM.MICROSOFT.CONCAT(&quot;#define &quot;; [.T506]; &quot; (1 &lt;&lt; &quot;; [.U506]; &quot;)&quot;))">
            <text:p/>
          </table:table-cell>
        </table:table-row>
        <table:table-row table:style-name="ro3">
          <table:table-cell table:number-columns-repeated="13"/>
          <table:table-cell table:formula="of:=FLOOR((ROW([.D507]) - 1) / 8) + 2" office:value-type="float" office:value="65" calcext:value-type="float">
            <text:p>65</text:p>
          </table:table-cell>
          <table:table-cell table:formula="of:=MOD(ROW([.M508]) - 2; 8) + COLUMN([.D507])" office:value-type="float" office:value="6" calcext:value-type="float">
            <text:p>6</text:p>
          </table:table-cell>
          <table:table-cell table:formula="of:=INDIRECT(ADDRESS([.N507];[.O507]))" office:value-type="float" office:value="0" calcext:value-type="float">
            <text:p>0</text:p>
          </table:table-cell>
          <table:table-cell table:number-columns-repeated="6"/>
          <table:table-cell table:formula="of:=IF(ISBLANK([.U507]); &quot;&quot;; COM.MICROSOFT.CONCAT(&quot;#define &quot;; [.T507]; &quot; (1 &lt;&lt; &quot;; [.U507]; &quot;)&quot;))">
            <text:p/>
          </table:table-cell>
        </table:table-row>
        <table:table-row table:style-name="ro3">
          <table:table-cell table:number-columns-repeated="13"/>
          <table:table-cell table:formula="of:=FLOOR((ROW([.D508]) - 1) / 8) + 2" office:value-type="float" office:value="65" calcext:value-type="float">
            <text:p>65</text:p>
          </table:table-cell>
          <table:table-cell table:formula="of:=MOD(ROW([.M509]) - 2; 8) + COLUMN([.D508])" office:value-type="float" office:value="7" calcext:value-type="float">
            <text:p>7</text:p>
          </table:table-cell>
          <table:table-cell table:formula="of:=INDIRECT(ADDRESS([.N508];[.O508]))" office:value-type="float" office:value="0" calcext:value-type="float">
            <text:p>0</text:p>
          </table:table-cell>
          <table:table-cell table:number-columns-repeated="6"/>
          <table:table-cell table:formula="of:=IF(ISBLANK([.U508]); &quot;&quot;; COM.MICROSOFT.CONCAT(&quot;#define &quot;; [.T508]; &quot; (1 &lt;&lt; &quot;; [.U508]; &quot;)&quot;))">
            <text:p/>
          </table:table-cell>
        </table:table-row>
        <table:table-row table:style-name="ro3">
          <table:table-cell table:number-columns-repeated="13"/>
          <table:table-cell table:formula="of:=FLOOR((ROW([.D509]) - 1) / 8) + 2" office:value-type="float" office:value="65" calcext:value-type="float">
            <text:p>65</text:p>
          </table:table-cell>
          <table:table-cell table:formula="of:=MOD(ROW([.M510]) - 2; 8) + COLUMN([.D509])" office:value-type="float" office:value="8" calcext:value-type="float">
            <text:p>8</text:p>
          </table:table-cell>
          <table:table-cell table:formula="of:=INDIRECT(ADDRESS([.N509];[.O509]))" office:value-type="float" office:value="0" calcext:value-type="float">
            <text:p>0</text:p>
          </table:table-cell>
          <table:table-cell table:formula="of:=IF([.P505] = 0; &quot;RESERVED&quot;; [.P505])" office:value-type="string" office:string-value="Column start address" calcext:value-type="string">
            <text:p>Column start address</text:p>
          </table:table-cell>
          <table:table-cell table:number-columns-repeated="5"/>
          <table:table-cell table:formula="of:=IF(ISBLANK([.U509]); &quot;&quot;; COM.MICROSOFT.CONCAT(&quot;#define &quot;; [.T509]; &quot; (1 &lt;&lt; &quot;; [.U509]; &quot;)&quot;))">
            <text:p/>
          </table:table-cell>
        </table:table-row>
        <table:table-row table:style-name="ro3">
          <table:table-cell table:number-columns-repeated="13"/>
          <table:table-cell table:formula="of:=FLOOR((ROW([.D510]) - 1) / 8) + 2" office:value-type="float" office:value="65" calcext:value-type="float">
            <text:p>65</text:p>
          </table:table-cell>
          <table:table-cell table:formula="of:=MOD(ROW([.M511]) - 2; 8) + COLUMN([.D510])" office:value-type="float" office:value="9" calcext:value-type="float">
            <text:p>9</text:p>
          </table:table-cell>
          <table:table-cell table:formula="of:=INDIRECT(ADDRESS([.N510];[.O510]))" office:value-type="string" office:string-value="WEN" calcext:value-type="string">
            <text:p>WEN</text:p>
          </table:table-cell>
          <table:table-cell table:formula="of:=IF([.P510] = 0; &quot;RESERVED&quot;; [.P510])" office:value-type="string" office:string-value="WEN" calcext:value-type="string">
            <text:p>WEN</text:p>
          </table:table-cell>
          <table:table-cell table:number-columns-repeated="2"/>
          <table:table-cell office:value-type="string" calcext:value-type="string">
            <text:p>Column start addr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510]); &quot;&quot;; COM.MICROSOFT.CONCAT(&quot;#define &quot;; [.T510]; &quot; (1 &lt;&lt; &quot;; [.U510]; &quot;)&quot;))" office:value-type="string" office:string-value="#define Column start address (1 &lt;&lt; 3)" calcext:value-type="string">
            <text:p>#define Column start address (1 &lt;&lt; 3)</text:p>
          </table:table-cell>
        </table:table-row>
        <table:table-row table:style-name="ro3">
          <table:table-cell table:number-columns-repeated="13"/>
          <table:table-cell table:formula="of:=FLOOR((ROW([.D511]) - 1) / 8) + 2" office:value-type="float" office:value="65" calcext:value-type="float">
            <text:p>65</text:p>
          </table:table-cell>
          <table:table-cell table:formula="of:=MOD(ROW([.M512]) - 2; 8) + COLUMN([.D511])" office:value-type="float" office:value="10" calcext:value-type="float">
            <text:p>10</text:p>
          </table:table-cell>
          <table:table-cell table:formula="of:=INDIRECT(ADDRESS([.N511];[.O511]))" office:value-type="string" office:string-value="WINT" calcext:value-type="string">
            <text:p>WINT</text:p>
          </table:table-cell>
          <table:table-cell table:formula="of:=IF([.P511] = 0; &quot;RESERVED&quot;; [.P511])" office:value-type="string" office:string-value="WINT" calcext:value-type="string">
            <text:p>WINT</text:p>
          </table:table-cell>
          <table:table-cell table:number-columns-repeated="2"/>
          <table:table-cell office:value-type="string" calcext:value-type="string">
            <text:p>WEN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511]); &quot;&quot;; COM.MICROSOFT.CONCAT(&quot;#define &quot;; [.T511]; &quot; (1 &lt;&lt; &quot;; [.U511]; &quot;)&quot;))" office:value-type="string" office:string-value="#define WEN (1 &lt;&lt; 2)" calcext:value-type="string">
            <text:p>#define WEN (1 &lt;&lt; 2)</text:p>
          </table:table-cell>
        </table:table-row>
        <table:table-row table:style-name="ro3">
          <table:table-cell table:number-columns-repeated="13"/>
          <table:table-cell table:formula="of:=FLOOR((ROW([.D512]) - 1) / 8) + 2" office:value-type="float" office:value="65" calcext:value-type="float">
            <text:p>65</text:p>
          </table:table-cell>
          <table:table-cell table:formula="of:=MOD(ROW([.M513]) - 2; 8) + COLUMN([.D512])" office:value-type="float" office:value="11" calcext:value-type="float">
            <text:p>11</text:p>
          </table:table-cell>
          <table:table-cell table:formula="of:=INDIRECT(ADDRESS([.N512];[.O512]))" office:value-type="string" office:string-value="WSHD" calcext:value-type="string">
            <text:p>WSHD</text:p>
          </table:table-cell>
          <table:table-cell table:formula="of:=IF([.P512] = 0; &quot;RESERVED&quot;; [.P512])" office:value-type="string" office:string-value="WSHD" calcext:value-type="string">
            <text:p>WSHD</text:p>
          </table:table-cell>
          <table:table-cell table:number-columns-repeated="2"/>
          <table:table-cell office:value-type="string" calcext:value-type="string">
            <text:p>WINT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512]); &quot;&quot;; COM.MICROSOFT.CONCAT(&quot;#define &quot;; [.T512]; &quot; (1 &lt;&lt; &quot;; [.U512]; &quot;)&quot;))" office:value-type="string" office:string-value="#define WINT (1 &lt;&lt; 1)" calcext:value-type="string">
            <text:p>#define WINT (1 &lt;&lt; 1)</text:p>
          </table:table-cell>
        </table:table-row>
        <table:table-row table:style-name="ro3">
          <table:table-cell table:number-columns-repeated="13"/>
          <table:table-cell table:formula="of:=FLOOR((ROW([.D513]) - 1) / 8) + 2" office:value-type="float" office:value="66" calcext:value-type="float">
            <text:p>66</text:p>
          </table:table-cell>
          <table:table-cell table:formula="of:=MOD(ROW([.M514]) - 2; 8) + COLUMN([.D513])" office:value-type="float" office:value="4" calcext:value-type="float">
            <text:p>4</text:p>
          </table:table-cell>
          <table:table-cell table:formula="of:=INDIRECT(ADDRESS([.N513];[.O513]))" office:value-type="string" office:string-value="Column end address" calcext:value-type="string">
            <text:p>Column end address</text:p>
          </table:table-cell>
          <table:table-cell table:number-columns-repeated="3"/>
          <table:table-cell office:value-type="string" calcext:value-type="string">
            <text:p>WSH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13]); &quot;&quot;; COM.MICROSOFT.CONCAT(&quot;#define &quot;; [.T513]; &quot; (1 &lt;&lt; &quot;; [.U513]; &quot;)&quot;))" office:value-type="string" office:string-value="#define WSHD (1 &lt;&lt; 0)" calcext:value-type="string">
            <text:p>#define WSHD (1 &lt;&lt; 0)</text:p>
          </table:table-cell>
        </table:table-row>
        <table:table-row table:style-name="ro3">
          <table:table-cell table:number-columns-repeated="13"/>
          <table:table-cell table:formula="of:=FLOOR((ROW([.D514]) - 1) / 8) + 2" office:value-type="float" office:value="66" calcext:value-type="float">
            <text:p>66</text:p>
          </table:table-cell>
          <table:table-cell table:formula="of:=MOD(ROW([.M515]) - 2; 8) + COLUMN([.D514])" office:value-type="float" office:value="5" calcext:value-type="float">
            <text:p>5</text:p>
          </table:table-cell>
          <table:table-cell table:formula="of:=INDIRECT(ADDRESS([.N514];[.O514]))" office:value-type="float" office:value="0" calcext:value-type="float">
            <text:p>0</text:p>
          </table:table-cell>
          <table:table-cell table:number-columns-repeated="6"/>
          <table:table-cell table:formula="of:=IF(ISBLANK([.U514]); &quot;&quot;; COM.MICROSOFT.CONCAT(&quot;#define &quot;; [.T514]; &quot; (1 &lt;&lt; &quot;; [.U514]; &quot;)&quot;))">
            <text:p/>
          </table:table-cell>
        </table:table-row>
        <table:table-row table:style-name="ro3">
          <table:table-cell table:number-columns-repeated="13"/>
          <table:table-cell table:formula="of:=FLOOR((ROW([.D515]) - 1) / 8) + 2" office:value-type="float" office:value="66" calcext:value-type="float">
            <text:p>66</text:p>
          </table:table-cell>
          <table:table-cell table:formula="of:=MOD(ROW([.M516]) - 2; 8) + COLUMN([.D515])" office:value-type="float" office:value="6" calcext:value-type="float">
            <text:p>6</text:p>
          </table:table-cell>
          <table:table-cell table:formula="of:=INDIRECT(ADDRESS([.N515];[.O515]))" office:value-type="float" office:value="0" calcext:value-type="float">
            <text:p>0</text:p>
          </table:table-cell>
          <table:table-cell table:number-columns-repeated="6"/>
          <table:table-cell table:formula="of:=IF(ISBLANK([.U515]); &quot;&quot;; COM.MICROSOFT.CONCAT(&quot;#define &quot;; [.T515]; &quot; (1 &lt;&lt; &quot;; [.U515]; &quot;)&quot;))">
            <text:p/>
          </table:table-cell>
        </table:table-row>
        <table:table-row table:style-name="ro3">
          <table:table-cell table:number-columns-repeated="13"/>
          <table:table-cell table:formula="of:=FLOOR((ROW([.D516]) - 1) / 8) + 2" office:value-type="float" office:value="66" calcext:value-type="float">
            <text:p>66</text:p>
          </table:table-cell>
          <table:table-cell table:formula="of:=MOD(ROW([.M517]) - 2; 8) + COLUMN([.D516])" office:value-type="float" office:value="7" calcext:value-type="float">
            <text:p>7</text:p>
          </table:table-cell>
          <table:table-cell table:formula="of:=INDIRECT(ADDRESS([.N516];[.O516]))" office:value-type="float" office:value="0" calcext:value-type="float">
            <text:p>0</text:p>
          </table:table-cell>
          <table:table-cell table:number-columns-repeated="6"/>
          <table:table-cell table:formula="of:=IF(ISBLANK([.U516]); &quot;&quot;; COM.MICROSOFT.CONCAT(&quot;#define &quot;; [.T516]; &quot; (1 &lt;&lt; &quot;; [.U516]; &quot;)&quot;))">
            <text:p/>
          </table:table-cell>
        </table:table-row>
        <table:table-row table:style-name="ro3">
          <table:table-cell table:number-columns-repeated="13"/>
          <table:table-cell table:formula="of:=FLOOR((ROW([.D517]) - 1) / 8) + 2" office:value-type="float" office:value="66" calcext:value-type="float">
            <text:p>66</text:p>
          </table:table-cell>
          <table:table-cell table:formula="of:=MOD(ROW([.M518]) - 2; 8) + COLUMN([.D517])" office:value-type="float" office:value="8" calcext:value-type="float">
            <text:p>8</text:p>
          </table:table-cell>
          <table:table-cell table:formula="of:=INDIRECT(ADDRESS([.N517];[.O517]))" office:value-type="float" office:value="0" calcext:value-type="float">
            <text:p>0</text:p>
          </table:table-cell>
          <table:table-cell table:formula="of:=IF([.P513] = 0; &quot;RESERVED&quot;; [.P513])" office:value-type="string" office:string-value="Column end address" calcext:value-type="string">
            <text:p>Column end address</text:p>
          </table:table-cell>
          <table:table-cell table:number-columns-repeated="5"/>
          <table:table-cell table:formula="of:=IF(ISBLANK([.U517]); &quot;&quot;; COM.MICROSOFT.CONCAT(&quot;#define &quot;; [.T517]; &quot; (1 &lt;&lt; &quot;; [.U517]; &quot;)&quot;))">
            <text:p/>
          </table:table-cell>
        </table:table-row>
        <table:table-row table:style-name="ro3">
          <table:table-cell table:number-columns-repeated="13"/>
          <table:table-cell table:formula="of:=FLOOR((ROW([.D518]) - 1) / 8) + 2" office:value-type="float" office:value="66" calcext:value-type="float">
            <text:p>66</text:p>
          </table:table-cell>
          <table:table-cell table:formula="of:=MOD(ROW([.M519]) - 2; 8) + COLUMN([.D518])" office:value-type="float" office:value="9" calcext:value-type="float">
            <text:p>9</text:p>
          </table:table-cell>
          <table:table-cell table:formula="of:=INDIRECT(ADDRESS([.N518];[.O518]))" office:value-type="string" office:string-value="R" calcext:value-type="string">
            <text:p>R</text:p>
          </table:table-cell>
          <table:table-cell table:formula="of:=IF([.P518] = 0; &quot;RESERVED&quot;; [.P518])" office:value-type="string" office:string-value="R" calcext:value-type="string">
            <text:p>R</text:p>
          </table:table-cell>
          <table:table-cell table:number-columns-repeated="2"/>
          <table:table-cell office:value-type="string" calcext:value-type="string">
            <text:p>Column end addr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518]); &quot;&quot;; COM.MICROSOFT.CONCAT(&quot;#define &quot;; [.T518]; &quot; (1 &lt;&lt; &quot;; [.U518]; &quot;)&quot;))" office:value-type="string" office:string-value="#define Column end address (1 &lt;&lt; 3)" calcext:value-type="string">
            <text:p>#define Column end address (1 &lt;&lt; 3)</text:p>
          </table:table-cell>
        </table:table-row>
        <table:table-row table:style-name="ro3">
          <table:table-cell table:number-columns-repeated="13"/>
          <table:table-cell table:formula="of:=FLOOR((ROW([.D519]) - 1) / 8) + 2" office:value-type="float" office:value="66" calcext:value-type="float">
            <text:p>66</text:p>
          </table:table-cell>
          <table:table-cell table:formula="of:=MOD(ROW([.M520]) - 2; 8) + COLUMN([.D519])" office:value-type="float" office:value="10" calcext:value-type="float">
            <text:p>10</text:p>
          </table:table-cell>
          <table:table-cell table:formula="of:=INDIRECT(ADDRESS([.N519];[.O519]))" office:value-type="string" office:string-value="G" calcext:value-type="string">
            <text:p>G</text:p>
          </table:table-cell>
          <table:table-cell table:formula="of:=IF([.P519] = 0; &quot;RESERVED&quot;; [.P519]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519]); &quot;&quot;; COM.MICROSOFT.CONCAT(&quot;#define &quot;; [.T519]; &quot; (1 &lt;&lt; &quot;; [.U519]; &quot;)&quot;))" office:value-type="string" office:string-value="#define R (1 &lt;&lt; 2)" calcext:value-type="string">
            <text:p>#define R (1 &lt;&lt; 2)</text:p>
          </table:table-cell>
        </table:table-row>
        <table:table-row table:style-name="ro3">
          <table:table-cell table:number-columns-repeated="13"/>
          <table:table-cell table:formula="of:=FLOOR((ROW([.D520]) - 1) / 8) + 2" office:value-type="float" office:value="66" calcext:value-type="float">
            <text:p>66</text:p>
          </table:table-cell>
          <table:table-cell table:formula="of:=MOD(ROW([.M521]) - 2; 8) + COLUMN([.D520])" office:value-type="float" office:value="11" calcext:value-type="float">
            <text:p>11</text:p>
          </table:table-cell>
          <table:table-cell table:formula="of:=INDIRECT(ADDRESS([.N520];[.O520]))" office:value-type="string" office:string-value="B" calcext:value-type="string">
            <text:p>B</text:p>
          </table:table-cell>
          <table:table-cell table:formula="of:=IF([.P520] = 0; &quot;RESERVED&quot;; [.P520])" office:value-type="string" office:string-value="B" calcext:value-type="string">
            <text:p>B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520]); &quot;&quot;; COM.MICROSOFT.CONCAT(&quot;#define &quot;; [.T520]; &quot; (1 &lt;&lt; &quot;; [.U520]; &quot;)&quot;))" office:value-type="string" office:string-value="#define G (1 &lt;&lt; 1)" calcext:value-type="string">
            <text:p>#define G (1 &lt;&lt; 1)</text:p>
          </table:table-cell>
        </table:table-row>
        <table:table-row table:style-name="ro3">
          <table:table-cell table:number-columns-repeated="13"/>
          <table:table-cell table:formula="of:=FLOOR((ROW([.D521]) - 1) / 8) + 2" office:value-type="float" office:value="67" calcext:value-type="float">
            <text:p>67</text:p>
          </table:table-cell>
          <table:table-cell table:formula="of:=MOD(ROW([.M522]) - 2; 8) + COLUMN([.D521])" office:value-type="float" office:value="4" calcext:value-type="float">
            <text:p>4</text:p>
          </table:table-cell>
          <table:table-cell table:formula="of:=INDIRECT(ADDRESS([.N521];[.O521]))" office:value-type="string" office:string-value="Row start address" calcext:value-type="string">
            <text:p>Row start address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21]); &quot;&quot;; COM.MICROSOFT.CONCAT(&quot;#define &quot;; [.T521]; &quot; (1 &lt;&lt; &quot;; [.U521]; &quot;)&quot;))" office:value-type="string" office:string-value="#define B (1 &lt;&lt; 0)" calcext:value-type="string">
            <text:p>#define B (1 &lt;&lt; 0)</text:p>
          </table:table-cell>
        </table:table-row>
        <table:table-row table:style-name="ro3">
          <table:table-cell table:number-columns-repeated="13"/>
          <table:table-cell table:formula="of:=FLOOR((ROW([.D522]) - 1) / 8) + 2" office:value-type="float" office:value="67" calcext:value-type="float">
            <text:p>67</text:p>
          </table:table-cell>
          <table:table-cell table:formula="of:=MOD(ROW([.M523]) - 2; 8) + COLUMN([.D522])" office:value-type="float" office:value="5" calcext:value-type="float">
            <text:p>5</text:p>
          </table:table-cell>
          <table:table-cell table:formula="of:=INDIRECT(ADDRESS([.N522];[.O522]))" office:value-type="float" office:value="0" calcext:value-type="float">
            <text:p>0</text:p>
          </table:table-cell>
          <table:table-cell table:number-columns-repeated="6"/>
          <table:table-cell table:formula="of:=IF(ISBLANK([.U522]); &quot;&quot;; COM.MICROSOFT.CONCAT(&quot;#define &quot;; [.T522]; &quot; (1 &lt;&lt; &quot;; [.U522]; &quot;)&quot;))">
            <text:p/>
          </table:table-cell>
        </table:table-row>
        <table:table-row table:style-name="ro3">
          <table:table-cell table:number-columns-repeated="13"/>
          <table:table-cell table:formula="of:=FLOOR((ROW([.D523]) - 1) / 8) + 2" office:value-type="float" office:value="67" calcext:value-type="float">
            <text:p>67</text:p>
          </table:table-cell>
          <table:table-cell table:formula="of:=MOD(ROW([.M524]) - 2; 8) + COLUMN([.D523])" office:value-type="float" office:value="6" calcext:value-type="float">
            <text:p>6</text:p>
          </table:table-cell>
          <table:table-cell table:formula="of:=INDIRECT(ADDRESS([.N523];[.O523]))" office:value-type="float" office:value="0" calcext:value-type="float">
            <text:p>0</text:p>
          </table:table-cell>
          <table:table-cell table:number-columns-repeated="6"/>
          <table:table-cell table:formula="of:=IF(ISBLANK([.U523]); &quot;&quot;; COM.MICROSOFT.CONCAT(&quot;#define &quot;; [.T523]; &quot; (1 &lt;&lt; &quot;; [.U523]; &quot;)&quot;))">
            <text:p/>
          </table:table-cell>
        </table:table-row>
        <table:table-row table:style-name="ro3">
          <table:table-cell table:number-columns-repeated="13"/>
          <table:table-cell table:formula="of:=FLOOR((ROW([.D524]) - 1) / 8) + 2" office:value-type="float" office:value="67" calcext:value-type="float">
            <text:p>67</text:p>
          </table:table-cell>
          <table:table-cell table:formula="of:=MOD(ROW([.M525]) - 2; 8) + COLUMN([.D524])" office:value-type="float" office:value="7" calcext:value-type="float">
            <text:p>7</text:p>
          </table:table-cell>
          <table:table-cell table:formula="of:=INDIRECT(ADDRESS([.N524];[.O524]))" office:value-type="float" office:value="0" calcext:value-type="float">
            <text:p>0</text:p>
          </table:table-cell>
          <table:table-cell table:formula="of:=IF([.P521] = 0; &quot;RESERVED&quot;; [.P521])" office:value-type="string" office:string-value="Row start address" calcext:value-type="string">
            <text:p>Row start address</text:p>
          </table:table-cell>
          <table:table-cell table:number-columns-repeated="5"/>
          <table:table-cell table:formula="of:=IF(ISBLANK([.U524]); &quot;&quot;; COM.MICROSOFT.CONCAT(&quot;#define &quot;; [.T524]; &quot; (1 &lt;&lt; &quot;; [.U524]; &quot;)&quot;))">
            <text:p/>
          </table:table-cell>
        </table:table-row>
        <table:table-row table:style-name="ro3">
          <table:table-cell table:number-columns-repeated="13"/>
          <table:table-cell table:formula="of:=FLOOR((ROW([.D525]) - 1) / 8) + 2" office:value-type="float" office:value="67" calcext:value-type="float">
            <text:p>67</text:p>
          </table:table-cell>
          <table:table-cell table:formula="of:=MOD(ROW([.M526]) - 2; 8) + COLUMN([.D525])" office:value-type="float" office:value="8" calcext:value-type="float">
            <text:p>8</text:p>
          </table:table-cell>
          <table:table-cell table:formula="of:=INDIRECT(ADDRESS([.N525];[.O525]))" office:value-type="string" office:string-value="Row end address" calcext:value-type="string">
            <text:p>Row end address</text:p>
          </table:table-cell>
          <table:table-cell table:number-columns-repeated="3"/>
          <table:table-cell office:value-type="string" calcext:value-type="string">
            <text:p>Row start addres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525]); &quot;&quot;; COM.MICROSOFT.CONCAT(&quot;#define &quot;; [.T525]; &quot; (1 &lt;&lt; &quot;; [.U525]; &quot;)&quot;))" office:value-type="string" office:string-value="#define Row start address (1 &lt;&lt; 4)" calcext:value-type="string">
            <text:p>#define Row start address (1 &lt;&lt; 4)</text:p>
          </table:table-cell>
        </table:table-row>
        <table:table-row table:style-name="ro3">
          <table:table-cell table:number-columns-repeated="13"/>
          <table:table-cell table:formula="of:=FLOOR((ROW([.D526]) - 1) / 8) + 2" office:value-type="float" office:value="67" calcext:value-type="float">
            <text:p>67</text:p>
          </table:table-cell>
          <table:table-cell table:formula="of:=MOD(ROW([.M527]) - 2; 8) + COLUMN([.D526])" office:value-type="float" office:value="9" calcext:value-type="float">
            <text:p>9</text:p>
          </table:table-cell>
          <table:table-cell table:formula="of:=INDIRECT(ADDRESS([.N526];[.O526]))" office:value-type="float" office:value="0" calcext:value-type="float">
            <text:p>0</text:p>
          </table:table-cell>
          <table:table-cell table:number-columns-repeated="6"/>
          <table:table-cell table:formula="of:=IF(ISBLANK([.U526]); &quot;&quot;; COM.MICROSOFT.CONCAT(&quot;#define &quot;; [.T526]; &quot; (1 &lt;&lt; &quot;; [.U526]; &quot;)&quot;))">
            <text:p/>
          </table:table-cell>
        </table:table-row>
        <table:table-row table:style-name="ro3">
          <table:table-cell table:number-columns-repeated="13"/>
          <table:table-cell table:formula="of:=FLOOR((ROW([.D527]) - 1) / 8) + 2" office:value-type="float" office:value="67" calcext:value-type="float">
            <text:p>67</text:p>
          </table:table-cell>
          <table:table-cell table:formula="of:=MOD(ROW([.M528]) - 2; 8) + COLUMN([.D527])" office:value-type="float" office:value="10" calcext:value-type="float">
            <text:p>10</text:p>
          </table:table-cell>
          <table:table-cell table:formula="of:=INDIRECT(ADDRESS([.N527];[.O527]))" office:value-type="float" office:value="0" calcext:value-type="float">
            <text:p>0</text:p>
          </table:table-cell>
          <table:table-cell table:number-columns-repeated="6"/>
          <table:table-cell table:formula="of:=IF(ISBLANK([.U527]); &quot;&quot;; COM.MICROSOFT.CONCAT(&quot;#define &quot;; [.T527]; &quot; (1 &lt;&lt; &quot;; [.U527]; &quot;)&quot;))">
            <text:p/>
          </table:table-cell>
        </table:table-row>
        <table:table-row table:style-name="ro3">
          <table:table-cell table:number-columns-repeated="13"/>
          <table:table-cell table:formula="of:=FLOOR((ROW([.D528]) - 1) / 8) + 2" office:value-type="float" office:value="67" calcext:value-type="float">
            <text:p>67</text:p>
          </table:table-cell>
          <table:table-cell table:formula="of:=MOD(ROW([.M529]) - 2; 8) + COLUMN([.D528])" office:value-type="float" office:value="11" calcext:value-type="float">
            <text:p>11</text:p>
          </table:table-cell>
          <table:table-cell table:formula="of:=INDIRECT(ADDRESS([.N528];[.O528]))" office:value-type="float" office:value="0" calcext:value-type="float">
            <text:p>0</text:p>
          </table:table-cell>
          <table:table-cell table:formula="of:=IF([.P525] = 0; &quot;RESERVED&quot;; [.P525])" office:value-type="string" office:string-value="Row end address" calcext:value-type="string">
            <text:p>Row end address</text:p>
          </table:table-cell>
          <table:table-cell table:number-columns-repeated="5"/>
          <table:table-cell table:formula="of:=IF(ISBLANK([.U528]); &quot;&quot;; COM.MICROSOFT.CONCAT(&quot;#define &quot;; [.T528]; &quot; (1 &lt;&lt; &quot;; [.U528]; &quot;)&quot;))">
            <text:p/>
          </table:table-cell>
        </table:table-row>
        <table:table-row table:style-name="ro3">
          <table:table-cell table:number-columns-repeated="13"/>
          <table:table-cell table:formula="of:=FLOOR((ROW([.D529]) - 1) / 8) + 2" office:value-type="float" office:value="68" calcext:value-type="float">
            <text:p>68</text:p>
          </table:table-cell>
          <table:table-cell table:formula="of:=MOD(ROW([.M530]) - 2; 8) + COLUMN([.D529])" office:value-type="float" office:value="4" calcext:value-type="float">
            <text:p>4</text:p>
          </table:table-cell>
          <table:table-cell table:formula="of:=INDIRECT(ADDRESS([.N529];[.O529]))" office:value-type="string" office:string-value="Column start address" calcext:value-type="string">
            <text:p>Column start address</text:p>
          </table:table-cell>
          <table:table-cell table:number-columns-repeated="3"/>
          <table:table-cell office:value-type="string" calcext:value-type="string">
            <text:p>Row end addres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29]); &quot;&quot;; COM.MICROSOFT.CONCAT(&quot;#define &quot;; [.T529]; &quot; (1 &lt;&lt; &quot;; [.U529]; &quot;)&quot;))" office:value-type="string" office:string-value="#define Row end address (1 &lt;&lt; 0)" calcext:value-type="string">
            <text:p>#define Row end address (1 &lt;&lt; 0)</text:p>
          </table:table-cell>
        </table:table-row>
        <table:table-row table:style-name="ro3">
          <table:table-cell table:number-columns-repeated="13"/>
          <table:table-cell table:formula="of:=FLOOR((ROW([.D530]) - 1) / 8) + 2" office:value-type="float" office:value="68" calcext:value-type="float">
            <text:p>68</text:p>
          </table:table-cell>
          <table:table-cell table:formula="of:=MOD(ROW([.M531]) - 2; 8) + COLUMN([.D530])" office:value-type="float" office:value="5" calcext:value-type="float">
            <text:p>5</text:p>
          </table:table-cell>
          <table:table-cell table:formula="of:=INDIRECT(ADDRESS([.N530];[.O530]))" office:value-type="float" office:value="0" calcext:value-type="float">
            <text:p>0</text:p>
          </table:table-cell>
          <table:table-cell table:number-columns-repeated="6"/>
          <table:table-cell table:formula="of:=IF(ISBLANK([.U530]); &quot;&quot;; COM.MICROSOFT.CONCAT(&quot;#define &quot;; [.T530]; &quot; (1 &lt;&lt; &quot;; [.U530]; &quot;)&quot;))">
            <text:p/>
          </table:table-cell>
        </table:table-row>
        <table:table-row table:style-name="ro3">
          <table:table-cell table:number-columns-repeated="13"/>
          <table:table-cell table:formula="of:=FLOOR((ROW([.D531]) - 1) / 8) + 2" office:value-type="float" office:value="68" calcext:value-type="float">
            <text:p>68</text:p>
          </table:table-cell>
          <table:table-cell table:formula="of:=MOD(ROW([.M532]) - 2; 8) + COLUMN([.D531])" office:value-type="float" office:value="6" calcext:value-type="float">
            <text:p>6</text:p>
          </table:table-cell>
          <table:table-cell table:formula="of:=INDIRECT(ADDRESS([.N531];[.O531]))" office:value-type="float" office:value="0" calcext:value-type="float">
            <text:p>0</text:p>
          </table:table-cell>
          <table:table-cell table:number-columns-repeated="6"/>
          <table:table-cell table:formula="of:=IF(ISBLANK([.U531]); &quot;&quot;; COM.MICROSOFT.CONCAT(&quot;#define &quot;; [.T531]; &quot; (1 &lt;&lt; &quot;; [.U531]; &quot;)&quot;))">
            <text:p/>
          </table:table-cell>
        </table:table-row>
        <table:table-row table:style-name="ro3">
          <table:table-cell table:number-columns-repeated="13"/>
          <table:table-cell table:formula="of:=FLOOR((ROW([.D532]) - 1) / 8) + 2" office:value-type="float" office:value="68" calcext:value-type="float">
            <text:p>68</text:p>
          </table:table-cell>
          <table:table-cell table:formula="of:=MOD(ROW([.M533]) - 2; 8) + COLUMN([.D532])" office:value-type="float" office:value="7" calcext:value-type="float">
            <text:p>7</text:p>
          </table:table-cell>
          <table:table-cell table:formula="of:=INDIRECT(ADDRESS([.N532];[.O532]))" office:value-type="float" office:value="0" calcext:value-type="float">
            <text:p>0</text:p>
          </table:table-cell>
          <table:table-cell table:number-columns-repeated="6"/>
          <table:table-cell table:formula="of:=IF(ISBLANK([.U532]); &quot;&quot;; COM.MICROSOFT.CONCAT(&quot;#define &quot;; [.T532]; &quot; (1 &lt;&lt; &quot;; [.U532]; &quot;)&quot;))">
            <text:p/>
          </table:table-cell>
        </table:table-row>
        <table:table-row table:style-name="ro3">
          <table:table-cell table:number-columns-repeated="13"/>
          <table:table-cell table:formula="of:=FLOOR((ROW([.D533]) - 1) / 8) + 2" office:value-type="float" office:value="68" calcext:value-type="float">
            <text:p>68</text:p>
          </table:table-cell>
          <table:table-cell table:formula="of:=MOD(ROW([.M534]) - 2; 8) + COLUMN([.D533])" office:value-type="float" office:value="8" calcext:value-type="float">
            <text:p>8</text:p>
          </table:table-cell>
          <table:table-cell table:formula="of:=INDIRECT(ADDRESS([.N533];[.O533]))" office:value-type="float" office:value="0" calcext:value-type="float">
            <text:p>0</text:p>
          </table:table-cell>
          <table:table-cell table:formula="of:=IF([.P529] = 0; &quot;RESERVED&quot;; [.P529])" office:value-type="string" office:string-value="Column start address" calcext:value-type="string">
            <text:p>Column start address</text:p>
          </table:table-cell>
          <table:table-cell table:number-columns-repeated="5"/>
          <table:table-cell table:formula="of:=IF(ISBLANK([.U533]); &quot;&quot;; COM.MICROSOFT.CONCAT(&quot;#define &quot;; [.T533]; &quot; (1 &lt;&lt; &quot;; [.U533]; &quot;)&quot;))">
            <text:p/>
          </table:table-cell>
        </table:table-row>
        <table:table-row table:style-name="ro3">
          <table:table-cell table:number-columns-repeated="13"/>
          <table:table-cell table:formula="of:=FLOOR((ROW([.D534]) - 1) / 8) + 2" office:value-type="float" office:value="68" calcext:value-type="float">
            <text:p>68</text:p>
          </table:table-cell>
          <table:table-cell table:formula="of:=MOD(ROW([.M535]) - 2; 8) + COLUMN([.D534])" office:value-type="float" office:value="9" calcext:value-type="float">
            <text:p>9</text:p>
          </table:table-cell>
          <table:table-cell table:formula="of:=INDIRECT(ADDRESS([.N534];[.O534]))" office:value-type="string" office:string-value="WEN" calcext:value-type="string">
            <text:p>WEN</text:p>
          </table:table-cell>
          <table:table-cell table:formula="of:=IF([.P534] = 0; &quot;RESERVED&quot;; [.P534])" office:value-type="string" office:string-value="WEN" calcext:value-type="string">
            <text:p>WEN</text:p>
          </table:table-cell>
          <table:table-cell table:number-columns-repeated="2"/>
          <table:table-cell office:value-type="string" calcext:value-type="string">
            <text:p>Column start addr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534]); &quot;&quot;; COM.MICROSOFT.CONCAT(&quot;#define &quot;; [.T534]; &quot; (1 &lt;&lt; &quot;; [.U534]; &quot;)&quot;))" office:value-type="string" office:string-value="#define Column start address (1 &lt;&lt; 3)" calcext:value-type="string">
            <text:p>#define Column start address (1 &lt;&lt; 3)</text:p>
          </table:table-cell>
        </table:table-row>
        <table:table-row table:style-name="ro3">
          <table:table-cell table:number-columns-repeated="13"/>
          <table:table-cell table:formula="of:=FLOOR((ROW([.D535]) - 1) / 8) + 2" office:value-type="float" office:value="68" calcext:value-type="float">
            <text:p>68</text:p>
          </table:table-cell>
          <table:table-cell table:formula="of:=MOD(ROW([.M536]) - 2; 8) + COLUMN([.D535])" office:value-type="float" office:value="10" calcext:value-type="float">
            <text:p>10</text:p>
          </table:table-cell>
          <table:table-cell table:formula="of:=INDIRECT(ADDRESS([.N535];[.O535]))" office:value-type="string" office:string-value="WINT" calcext:value-type="string">
            <text:p>WINT</text:p>
          </table:table-cell>
          <table:table-cell table:formula="of:=IF([.P535] = 0; &quot;RESERVED&quot;; [.P535])" office:value-type="string" office:string-value="WINT" calcext:value-type="string">
            <text:p>WINT</text:p>
          </table:table-cell>
          <table:table-cell table:number-columns-repeated="2"/>
          <table:table-cell office:value-type="string" calcext:value-type="string">
            <text:p>WEN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535]); &quot;&quot;; COM.MICROSOFT.CONCAT(&quot;#define &quot;; [.T535]; &quot; (1 &lt;&lt; &quot;; [.U535]; &quot;)&quot;))" office:value-type="string" office:string-value="#define WEN (1 &lt;&lt; 2)" calcext:value-type="string">
            <text:p>#define WEN (1 &lt;&lt; 2)</text:p>
          </table:table-cell>
        </table:table-row>
        <table:table-row table:style-name="ro3">
          <table:table-cell table:number-columns-repeated="13"/>
          <table:table-cell table:formula="of:=FLOOR((ROW([.D536]) - 1) / 8) + 2" office:value-type="float" office:value="68" calcext:value-type="float">
            <text:p>68</text:p>
          </table:table-cell>
          <table:table-cell table:formula="of:=MOD(ROW([.M537]) - 2; 8) + COLUMN([.D536])" office:value-type="float" office:value="11" calcext:value-type="float">
            <text:p>11</text:p>
          </table:table-cell>
          <table:table-cell table:formula="of:=INDIRECT(ADDRESS([.N536];[.O536]))" office:value-type="string" office:string-value="WSHD" calcext:value-type="string">
            <text:p>WSHD</text:p>
          </table:table-cell>
          <table:table-cell table:formula="of:=IF([.P536] = 0; &quot;RESERVED&quot;; [.P536])" office:value-type="string" office:string-value="WSHD" calcext:value-type="string">
            <text:p>WSHD</text:p>
          </table:table-cell>
          <table:table-cell table:number-columns-repeated="2"/>
          <table:table-cell office:value-type="string" calcext:value-type="string">
            <text:p>WINT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536]); &quot;&quot;; COM.MICROSOFT.CONCAT(&quot;#define &quot;; [.T536]; &quot; (1 &lt;&lt; &quot;; [.U536]; &quot;)&quot;))" office:value-type="string" office:string-value="#define WINT (1 &lt;&lt; 1)" calcext:value-type="string">
            <text:p>#define WINT (1 &lt;&lt; 1)</text:p>
          </table:table-cell>
        </table:table-row>
        <table:table-row table:style-name="ro3">
          <table:table-cell table:number-columns-repeated="13"/>
          <table:table-cell table:formula="of:=FLOOR((ROW([.D537]) - 1) / 8) + 2" office:value-type="float" office:value="69" calcext:value-type="float">
            <text:p>69</text:p>
          </table:table-cell>
          <table:table-cell table:formula="of:=MOD(ROW([.M538]) - 2; 8) + COLUMN([.D537])" office:value-type="float" office:value="4" calcext:value-type="float">
            <text:p>4</text:p>
          </table:table-cell>
          <table:table-cell table:formula="of:=INDIRECT(ADDRESS([.N537];[.O537]))" office:value-type="string" office:string-value="Column end address" calcext:value-type="string">
            <text:p>Column end address</text:p>
          </table:table-cell>
          <table:table-cell table:number-columns-repeated="3"/>
          <table:table-cell office:value-type="string" calcext:value-type="string">
            <text:p>WSH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37]); &quot;&quot;; COM.MICROSOFT.CONCAT(&quot;#define &quot;; [.T537]; &quot; (1 &lt;&lt; &quot;; [.U537]; &quot;)&quot;))" office:value-type="string" office:string-value="#define WSHD (1 &lt;&lt; 0)" calcext:value-type="string">
            <text:p>#define WSHD (1 &lt;&lt; 0)</text:p>
          </table:table-cell>
        </table:table-row>
        <table:table-row table:style-name="ro3">
          <table:table-cell table:number-columns-repeated="13"/>
          <table:table-cell table:formula="of:=FLOOR((ROW([.D538]) - 1) / 8) + 2" office:value-type="float" office:value="69" calcext:value-type="float">
            <text:p>69</text:p>
          </table:table-cell>
          <table:table-cell table:formula="of:=MOD(ROW([.M539]) - 2; 8) + COLUMN([.D538])" office:value-type="float" office:value="5" calcext:value-type="float">
            <text:p>5</text:p>
          </table:table-cell>
          <table:table-cell table:formula="of:=INDIRECT(ADDRESS([.N538];[.O538]))" office:value-type="float" office:value="0" calcext:value-type="float">
            <text:p>0</text:p>
          </table:table-cell>
          <table:table-cell table:number-columns-repeated="6"/>
          <table:table-cell table:formula="of:=IF(ISBLANK([.U538]); &quot;&quot;; COM.MICROSOFT.CONCAT(&quot;#define &quot;; [.T538]; &quot; (1 &lt;&lt; &quot;; [.U538]; &quot;)&quot;))">
            <text:p/>
          </table:table-cell>
        </table:table-row>
        <table:table-row table:style-name="ro3">
          <table:table-cell table:number-columns-repeated="13"/>
          <table:table-cell table:formula="of:=FLOOR((ROW([.D539]) - 1) / 8) + 2" office:value-type="float" office:value="69" calcext:value-type="float">
            <text:p>69</text:p>
          </table:table-cell>
          <table:table-cell table:formula="of:=MOD(ROW([.M540]) - 2; 8) + COLUMN([.D539])" office:value-type="float" office:value="6" calcext:value-type="float">
            <text:p>6</text:p>
          </table:table-cell>
          <table:table-cell table:formula="of:=INDIRECT(ADDRESS([.N539];[.O539]))" office:value-type="float" office:value="0" calcext:value-type="float">
            <text:p>0</text:p>
          </table:table-cell>
          <table:table-cell table:number-columns-repeated="6"/>
          <table:table-cell table:formula="of:=IF(ISBLANK([.U539]); &quot;&quot;; COM.MICROSOFT.CONCAT(&quot;#define &quot;; [.T539]; &quot; (1 &lt;&lt; &quot;; [.U539]; &quot;)&quot;))">
            <text:p/>
          </table:table-cell>
        </table:table-row>
        <table:table-row table:style-name="ro3">
          <table:table-cell table:number-columns-repeated="13"/>
          <table:table-cell table:formula="of:=FLOOR((ROW([.D540]) - 1) / 8) + 2" office:value-type="float" office:value="69" calcext:value-type="float">
            <text:p>69</text:p>
          </table:table-cell>
          <table:table-cell table:formula="of:=MOD(ROW([.M541]) - 2; 8) + COLUMN([.D540])" office:value-type="float" office:value="7" calcext:value-type="float">
            <text:p>7</text:p>
          </table:table-cell>
          <table:table-cell table:formula="of:=INDIRECT(ADDRESS([.N540];[.O540]))" office:value-type="float" office:value="0" calcext:value-type="float">
            <text:p>0</text:p>
          </table:table-cell>
          <table:table-cell table:number-columns-repeated="6"/>
          <table:table-cell table:formula="of:=IF(ISBLANK([.U540]); &quot;&quot;; COM.MICROSOFT.CONCAT(&quot;#define &quot;; [.T540]; &quot; (1 &lt;&lt; &quot;; [.U540]; &quot;)&quot;))">
            <text:p/>
          </table:table-cell>
        </table:table-row>
        <table:table-row table:style-name="ro3">
          <table:table-cell table:number-columns-repeated="13"/>
          <table:table-cell table:formula="of:=FLOOR((ROW([.D541]) - 1) / 8) + 2" office:value-type="float" office:value="69" calcext:value-type="float">
            <text:p>69</text:p>
          </table:table-cell>
          <table:table-cell table:formula="of:=MOD(ROW([.M542]) - 2; 8) + COLUMN([.D541])" office:value-type="float" office:value="8" calcext:value-type="float">
            <text:p>8</text:p>
          </table:table-cell>
          <table:table-cell table:formula="of:=INDIRECT(ADDRESS([.N541];[.O541]))" office:value-type="float" office:value="0" calcext:value-type="float">
            <text:p>0</text:p>
          </table:table-cell>
          <table:table-cell table:formula="of:=IF([.P537] = 0; &quot;RESERVED&quot;; [.P537])" office:value-type="string" office:string-value="Column end address" calcext:value-type="string">
            <text:p>Column end address</text:p>
          </table:table-cell>
          <table:table-cell table:number-columns-repeated="5"/>
          <table:table-cell table:formula="of:=IF(ISBLANK([.U541]); &quot;&quot;; COM.MICROSOFT.CONCAT(&quot;#define &quot;; [.T541]; &quot; (1 &lt;&lt; &quot;; [.U541]; &quot;)&quot;))">
            <text:p/>
          </table:table-cell>
        </table:table-row>
        <table:table-row table:style-name="ro3">
          <table:table-cell table:number-columns-repeated="13"/>
          <table:table-cell table:formula="of:=FLOOR((ROW([.D542]) - 1) / 8) + 2" office:value-type="float" office:value="69" calcext:value-type="float">
            <text:p>69</text:p>
          </table:table-cell>
          <table:table-cell table:formula="of:=MOD(ROW([.M543]) - 2; 8) + COLUMN([.D542])" office:value-type="float" office:value="9" calcext:value-type="float">
            <text:p>9</text:p>
          </table:table-cell>
          <table:table-cell table:formula="of:=INDIRECT(ADDRESS([.N542];[.O542]))" office:value-type="string" office:string-value="R" calcext:value-type="string">
            <text:p>R</text:p>
          </table:table-cell>
          <table:table-cell table:formula="of:=IF([.P542] = 0; &quot;RESERVED&quot;; [.P542])" office:value-type="string" office:string-value="R" calcext:value-type="string">
            <text:p>R</text:p>
          </table:table-cell>
          <table:table-cell table:number-columns-repeated="2"/>
          <table:table-cell office:value-type="string" calcext:value-type="string">
            <text:p>Column end addr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542]); &quot;&quot;; COM.MICROSOFT.CONCAT(&quot;#define &quot;; [.T542]; &quot; (1 &lt;&lt; &quot;; [.U542]; &quot;)&quot;))" office:value-type="string" office:string-value="#define Column end address (1 &lt;&lt; 3)" calcext:value-type="string">
            <text:p>#define Column end address (1 &lt;&lt; 3)</text:p>
          </table:table-cell>
        </table:table-row>
        <table:table-row table:style-name="ro3">
          <table:table-cell table:number-columns-repeated="13"/>
          <table:table-cell table:formula="of:=FLOOR((ROW([.D543]) - 1) / 8) + 2" office:value-type="float" office:value="69" calcext:value-type="float">
            <text:p>69</text:p>
          </table:table-cell>
          <table:table-cell table:formula="of:=MOD(ROW([.M544]) - 2; 8) + COLUMN([.D543])" office:value-type="float" office:value="10" calcext:value-type="float">
            <text:p>10</text:p>
          </table:table-cell>
          <table:table-cell table:formula="of:=INDIRECT(ADDRESS([.N543];[.O543]))" office:value-type="string" office:string-value="G" calcext:value-type="string">
            <text:p>G</text:p>
          </table:table-cell>
          <table:table-cell table:formula="of:=IF([.P543] = 0; &quot;RESERVED&quot;; [.P543]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543]); &quot;&quot;; COM.MICROSOFT.CONCAT(&quot;#define &quot;; [.T543]; &quot; (1 &lt;&lt; &quot;; [.U543]; &quot;)&quot;))" office:value-type="string" office:string-value="#define R (1 &lt;&lt; 2)" calcext:value-type="string">
            <text:p>#define R (1 &lt;&lt; 2)</text:p>
          </table:table-cell>
        </table:table-row>
        <table:table-row table:style-name="ro3">
          <table:table-cell table:number-columns-repeated="13"/>
          <table:table-cell table:formula="of:=FLOOR((ROW([.D544]) - 1) / 8) + 2" office:value-type="float" office:value="69" calcext:value-type="float">
            <text:p>69</text:p>
          </table:table-cell>
          <table:table-cell table:formula="of:=MOD(ROW([.M545]) - 2; 8) + COLUMN([.D544])" office:value-type="float" office:value="11" calcext:value-type="float">
            <text:p>11</text:p>
          </table:table-cell>
          <table:table-cell table:formula="of:=INDIRECT(ADDRESS([.N544];[.O544]))" office:value-type="string" office:string-value="B" calcext:value-type="string">
            <text:p>B</text:p>
          </table:table-cell>
          <table:table-cell table:formula="of:=IF([.P544] = 0; &quot;RESERVED&quot;; [.P544])" office:value-type="string" office:string-value="B" calcext:value-type="string">
            <text:p>B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544]); &quot;&quot;; COM.MICROSOFT.CONCAT(&quot;#define &quot;; [.T544]; &quot; (1 &lt;&lt; &quot;; [.U544]; &quot;)&quot;))" office:value-type="string" office:string-value="#define G (1 &lt;&lt; 1)" calcext:value-type="string">
            <text:p>#define G (1 &lt;&lt; 1)</text:p>
          </table:table-cell>
        </table:table-row>
        <table:table-row table:style-name="ro3">
          <table:table-cell table:number-columns-repeated="13"/>
          <table:table-cell table:formula="of:=FLOOR((ROW([.D545]) - 1) / 8) + 2" office:value-type="float" office:value="70" calcext:value-type="float">
            <text:p>70</text:p>
          </table:table-cell>
          <table:table-cell table:formula="of:=MOD(ROW([.M546]) - 2; 8) + COLUMN([.D545])" office:value-type="float" office:value="4" calcext:value-type="float">
            <text:p>4</text:p>
          </table:table-cell>
          <table:table-cell table:formula="of:=INDIRECT(ADDRESS([.N545];[.O545]))" office:value-type="string" office:string-value="Row start address" calcext:value-type="string">
            <text:p>Row start address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45]); &quot;&quot;; COM.MICROSOFT.CONCAT(&quot;#define &quot;; [.T545]; &quot; (1 &lt;&lt; &quot;; [.U545]; &quot;)&quot;))" office:value-type="string" office:string-value="#define B (1 &lt;&lt; 0)" calcext:value-type="string">
            <text:p>#define B (1 &lt;&lt; 0)</text:p>
          </table:table-cell>
        </table:table-row>
        <table:table-row table:style-name="ro3">
          <table:table-cell table:number-columns-repeated="13"/>
          <table:table-cell table:formula="of:=FLOOR((ROW([.D546]) - 1) / 8) + 2" office:value-type="float" office:value="70" calcext:value-type="float">
            <text:p>70</text:p>
          </table:table-cell>
          <table:table-cell table:formula="of:=MOD(ROW([.M547]) - 2; 8) + COLUMN([.D546])" office:value-type="float" office:value="5" calcext:value-type="float">
            <text:p>5</text:p>
          </table:table-cell>
          <table:table-cell table:formula="of:=INDIRECT(ADDRESS([.N546];[.O546]))" office:value-type="float" office:value="0" calcext:value-type="float">
            <text:p>0</text:p>
          </table:table-cell>
          <table:table-cell table:number-columns-repeated="6"/>
          <table:table-cell table:formula="of:=IF(ISBLANK([.U546]); &quot;&quot;; COM.MICROSOFT.CONCAT(&quot;#define &quot;; [.T546]; &quot; (1 &lt;&lt; &quot;; [.U546]; &quot;)&quot;))">
            <text:p/>
          </table:table-cell>
        </table:table-row>
        <table:table-row table:style-name="ro3">
          <table:table-cell table:number-columns-repeated="13"/>
          <table:table-cell table:formula="of:=FLOOR((ROW([.D547]) - 1) / 8) + 2" office:value-type="float" office:value="70" calcext:value-type="float">
            <text:p>70</text:p>
          </table:table-cell>
          <table:table-cell table:formula="of:=MOD(ROW([.M548]) - 2; 8) + COLUMN([.D547])" office:value-type="float" office:value="6" calcext:value-type="float">
            <text:p>6</text:p>
          </table:table-cell>
          <table:table-cell table:formula="of:=INDIRECT(ADDRESS([.N547];[.O547]))" office:value-type="float" office:value="0" calcext:value-type="float">
            <text:p>0</text:p>
          </table:table-cell>
          <table:table-cell table:number-columns-repeated="6"/>
          <table:table-cell table:formula="of:=IF(ISBLANK([.U547]); &quot;&quot;; COM.MICROSOFT.CONCAT(&quot;#define &quot;; [.T547]; &quot; (1 &lt;&lt; &quot;; [.U547]; &quot;)&quot;))">
            <text:p/>
          </table:table-cell>
        </table:table-row>
        <table:table-row table:style-name="ro3">
          <table:table-cell table:number-columns-repeated="13"/>
          <table:table-cell table:formula="of:=FLOOR((ROW([.D548]) - 1) / 8) + 2" office:value-type="float" office:value="70" calcext:value-type="float">
            <text:p>70</text:p>
          </table:table-cell>
          <table:table-cell table:formula="of:=MOD(ROW([.M549]) - 2; 8) + COLUMN([.D548])" office:value-type="float" office:value="7" calcext:value-type="float">
            <text:p>7</text:p>
          </table:table-cell>
          <table:table-cell table:formula="of:=INDIRECT(ADDRESS([.N548];[.O548]))" office:value-type="float" office:value="0" calcext:value-type="float">
            <text:p>0</text:p>
          </table:table-cell>
          <table:table-cell table:formula="of:=IF([.P545] = 0; &quot;RESERVED&quot;; [.P545])" office:value-type="string" office:string-value="Row start address" calcext:value-type="string">
            <text:p>Row start address</text:p>
          </table:table-cell>
          <table:table-cell table:number-columns-repeated="5"/>
          <table:table-cell table:formula="of:=IF(ISBLANK([.U548]); &quot;&quot;; COM.MICROSOFT.CONCAT(&quot;#define &quot;; [.T548]; &quot; (1 &lt;&lt; &quot;; [.U548]; &quot;)&quot;))">
            <text:p/>
          </table:table-cell>
        </table:table-row>
        <table:table-row table:style-name="ro3">
          <table:table-cell table:number-columns-repeated="13"/>
          <table:table-cell table:formula="of:=FLOOR((ROW([.D549]) - 1) / 8) + 2" office:value-type="float" office:value="70" calcext:value-type="float">
            <text:p>70</text:p>
          </table:table-cell>
          <table:table-cell table:formula="of:=MOD(ROW([.M550]) - 2; 8) + COLUMN([.D549])" office:value-type="float" office:value="8" calcext:value-type="float">
            <text:p>8</text:p>
          </table:table-cell>
          <table:table-cell table:formula="of:=INDIRECT(ADDRESS([.N549];[.O549]))" office:value-type="string" office:string-value="Row end address" calcext:value-type="string">
            <text:p>Row end address</text:p>
          </table:table-cell>
          <table:table-cell table:number-columns-repeated="3"/>
          <table:table-cell office:value-type="string" calcext:value-type="string">
            <text:p>Row start addres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549]); &quot;&quot;; COM.MICROSOFT.CONCAT(&quot;#define &quot;; [.T549]; &quot; (1 &lt;&lt; &quot;; [.U549]; &quot;)&quot;))" office:value-type="string" office:string-value="#define Row start address (1 &lt;&lt; 4)" calcext:value-type="string">
            <text:p>#define Row start address (1 &lt;&lt; 4)</text:p>
          </table:table-cell>
        </table:table-row>
        <table:table-row table:style-name="ro3">
          <table:table-cell table:number-columns-repeated="13"/>
          <table:table-cell table:formula="of:=FLOOR((ROW([.D550]) - 1) / 8) + 2" office:value-type="float" office:value="70" calcext:value-type="float">
            <text:p>70</text:p>
          </table:table-cell>
          <table:table-cell table:formula="of:=MOD(ROW([.M551]) - 2; 8) + COLUMN([.D550])" office:value-type="float" office:value="9" calcext:value-type="float">
            <text:p>9</text:p>
          </table:table-cell>
          <table:table-cell table:formula="of:=INDIRECT(ADDRESS([.N550];[.O550]))" office:value-type="float" office:value="0" calcext:value-type="float">
            <text:p>0</text:p>
          </table:table-cell>
          <table:table-cell table:number-columns-repeated="6"/>
          <table:table-cell table:formula="of:=IF(ISBLANK([.U550]); &quot;&quot;; COM.MICROSOFT.CONCAT(&quot;#define &quot;; [.T550]; &quot; (1 &lt;&lt; &quot;; [.U550]; &quot;)&quot;))">
            <text:p/>
          </table:table-cell>
        </table:table-row>
        <table:table-row table:style-name="ro3">
          <table:table-cell table:number-columns-repeated="13"/>
          <table:table-cell table:formula="of:=FLOOR((ROW([.D551]) - 1) / 8) + 2" office:value-type="float" office:value="70" calcext:value-type="float">
            <text:p>70</text:p>
          </table:table-cell>
          <table:table-cell table:formula="of:=MOD(ROW([.M552]) - 2; 8) + COLUMN([.D551])" office:value-type="float" office:value="10" calcext:value-type="float">
            <text:p>10</text:p>
          </table:table-cell>
          <table:table-cell table:formula="of:=INDIRECT(ADDRESS([.N551];[.O551]))" office:value-type="float" office:value="0" calcext:value-type="float">
            <text:p>0</text:p>
          </table:table-cell>
          <table:table-cell table:number-columns-repeated="6"/>
          <table:table-cell table:formula="of:=IF(ISBLANK([.U551]); &quot;&quot;; COM.MICROSOFT.CONCAT(&quot;#define &quot;; [.T551]; &quot; (1 &lt;&lt; &quot;; [.U551]; &quot;)&quot;))">
            <text:p/>
          </table:table-cell>
        </table:table-row>
        <table:table-row table:style-name="ro3">
          <table:table-cell table:number-columns-repeated="13"/>
          <table:table-cell table:formula="of:=FLOOR((ROW([.D552]) - 1) / 8) + 2" office:value-type="float" office:value="70" calcext:value-type="float">
            <text:p>70</text:p>
          </table:table-cell>
          <table:table-cell table:formula="of:=MOD(ROW([.M553]) - 2; 8) + COLUMN([.D552])" office:value-type="float" office:value="11" calcext:value-type="float">
            <text:p>11</text:p>
          </table:table-cell>
          <table:table-cell table:formula="of:=INDIRECT(ADDRESS([.N552];[.O552]))" office:value-type="float" office:value="0" calcext:value-type="float">
            <text:p>0</text:p>
          </table:table-cell>
          <table:table-cell table:formula="of:=IF([.P549] = 0; &quot;RESERVED&quot;; [.P549])" office:value-type="string" office:string-value="Row end address" calcext:value-type="string">
            <text:p>Row end address</text:p>
          </table:table-cell>
          <table:table-cell table:number-columns-repeated="5"/>
          <table:table-cell table:formula="of:=IF(ISBLANK([.U552]); &quot;&quot;; COM.MICROSOFT.CONCAT(&quot;#define &quot;; [.T552]; &quot; (1 &lt;&lt; &quot;; [.U552]; &quot;)&quot;))">
            <text:p/>
          </table:table-cell>
        </table:table-row>
        <table:table-row table:style-name="ro3">
          <table:table-cell table:number-columns-repeated="13"/>
          <table:table-cell table:formula="of:=FLOOR((ROW([.D553]) - 1) / 8) + 2" office:value-type="float" office:value="71" calcext:value-type="float">
            <text:p>71</text:p>
          </table:table-cell>
          <table:table-cell table:formula="of:=MOD(ROW([.M554]) - 2; 8) + COLUMN([.D553])" office:value-type="float" office:value="4" calcext:value-type="float">
            <text:p>4</text:p>
          </table:table-cell>
          <table:table-cell table:formula="of:=INDIRECT(ADDRESS([.N553];[.O553]))" office:value-type="string" office:string-value="Column start address" calcext:value-type="string">
            <text:p>Column start address</text:p>
          </table:table-cell>
          <table:table-cell table:number-columns-repeated="3"/>
          <table:table-cell office:value-type="string" calcext:value-type="string">
            <text:p>Row end address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53]); &quot;&quot;; COM.MICROSOFT.CONCAT(&quot;#define &quot;; [.T553]; &quot; (1 &lt;&lt; &quot;; [.U553]; &quot;)&quot;))" office:value-type="string" office:string-value="#define Row end address (1 &lt;&lt; 0)" calcext:value-type="string">
            <text:p>#define Row end address (1 &lt;&lt; 0)</text:p>
          </table:table-cell>
        </table:table-row>
        <table:table-row table:style-name="ro3">
          <table:table-cell table:number-columns-repeated="13"/>
          <table:table-cell table:formula="of:=FLOOR((ROW([.D554]) - 1) / 8) + 2" office:value-type="float" office:value="71" calcext:value-type="float">
            <text:p>71</text:p>
          </table:table-cell>
          <table:table-cell table:formula="of:=MOD(ROW([.M555]) - 2; 8) + COLUMN([.D554])" office:value-type="float" office:value="5" calcext:value-type="float">
            <text:p>5</text:p>
          </table:table-cell>
          <table:table-cell table:formula="of:=INDIRECT(ADDRESS([.N554];[.O554]))" office:value-type="float" office:value="0" calcext:value-type="float">
            <text:p>0</text:p>
          </table:table-cell>
          <table:table-cell table:number-columns-repeated="6"/>
          <table:table-cell table:formula="of:=IF(ISBLANK([.U554]); &quot;&quot;; COM.MICROSOFT.CONCAT(&quot;#define &quot;; [.T554]; &quot; (1 &lt;&lt; &quot;; [.U554]; &quot;)&quot;))">
            <text:p/>
          </table:table-cell>
        </table:table-row>
        <table:table-row table:style-name="ro3">
          <table:table-cell table:number-columns-repeated="13"/>
          <table:table-cell table:formula="of:=FLOOR((ROW([.D555]) - 1) / 8) + 2" office:value-type="float" office:value="71" calcext:value-type="float">
            <text:p>71</text:p>
          </table:table-cell>
          <table:table-cell table:formula="of:=MOD(ROW([.M556]) - 2; 8) + COLUMN([.D555])" office:value-type="float" office:value="6" calcext:value-type="float">
            <text:p>6</text:p>
          </table:table-cell>
          <table:table-cell table:formula="of:=INDIRECT(ADDRESS([.N555];[.O555]))" office:value-type="float" office:value="0" calcext:value-type="float">
            <text:p>0</text:p>
          </table:table-cell>
          <table:table-cell table:number-columns-repeated="6"/>
          <table:table-cell table:formula="of:=IF(ISBLANK([.U555]); &quot;&quot;; COM.MICROSOFT.CONCAT(&quot;#define &quot;; [.T555]; &quot; (1 &lt;&lt; &quot;; [.U555]; &quot;)&quot;))">
            <text:p/>
          </table:table-cell>
        </table:table-row>
        <table:table-row table:style-name="ro3">
          <table:table-cell table:number-columns-repeated="13"/>
          <table:table-cell table:formula="of:=FLOOR((ROW([.D556]) - 1) / 8) + 2" office:value-type="float" office:value="71" calcext:value-type="float">
            <text:p>71</text:p>
          </table:table-cell>
          <table:table-cell table:formula="of:=MOD(ROW([.M557]) - 2; 8) + COLUMN([.D556])" office:value-type="float" office:value="7" calcext:value-type="float">
            <text:p>7</text:p>
          </table:table-cell>
          <table:table-cell table:formula="of:=INDIRECT(ADDRESS([.N556];[.O556]))" office:value-type="float" office:value="0" calcext:value-type="float">
            <text:p>0</text:p>
          </table:table-cell>
          <table:table-cell table:number-columns-repeated="6"/>
          <table:table-cell table:formula="of:=IF(ISBLANK([.U556]); &quot;&quot;; COM.MICROSOFT.CONCAT(&quot;#define &quot;; [.T556]; &quot; (1 &lt;&lt; &quot;; [.U556]; &quot;)&quot;))">
            <text:p/>
          </table:table-cell>
        </table:table-row>
        <table:table-row table:style-name="ro3">
          <table:table-cell table:number-columns-repeated="13"/>
          <table:table-cell table:formula="of:=FLOOR((ROW([.D557]) - 1) / 8) + 2" office:value-type="float" office:value="71" calcext:value-type="float">
            <text:p>71</text:p>
          </table:table-cell>
          <table:table-cell table:formula="of:=MOD(ROW([.M558]) - 2; 8) + COLUMN([.D557])" office:value-type="float" office:value="8" calcext:value-type="float">
            <text:p>8</text:p>
          </table:table-cell>
          <table:table-cell table:formula="of:=INDIRECT(ADDRESS([.N557];[.O557]))" office:value-type="float" office:value="0" calcext:value-type="float">
            <text:p>0</text:p>
          </table:table-cell>
          <table:table-cell table:formula="of:=IF([.P553] = 0; &quot;RESERVED&quot;; [.P553])" office:value-type="string" office:string-value="Column start address" calcext:value-type="string">
            <text:p>Column start address</text:p>
          </table:table-cell>
          <table:table-cell table:number-columns-repeated="5"/>
          <table:table-cell table:formula="of:=IF(ISBLANK([.U557]); &quot;&quot;; COM.MICROSOFT.CONCAT(&quot;#define &quot;; [.T557]; &quot; (1 &lt;&lt; &quot;; [.U557]; &quot;)&quot;))">
            <text:p/>
          </table:table-cell>
        </table:table-row>
        <table:table-row table:style-name="ro3">
          <table:table-cell table:number-columns-repeated="13"/>
          <table:table-cell table:formula="of:=FLOOR((ROW([.D558]) - 1) / 8) + 2" office:value-type="float" office:value="71" calcext:value-type="float">
            <text:p>71</text:p>
          </table:table-cell>
          <table:table-cell table:formula="of:=MOD(ROW([.M559]) - 2; 8) + COLUMN([.D558])" office:value-type="float" office:value="9" calcext:value-type="float">
            <text:p>9</text:p>
          </table:table-cell>
          <table:table-cell table:formula="of:=INDIRECT(ADDRESS([.N558];[.O558]))" office:value-type="string" office:string-value="WEN" calcext:value-type="string">
            <text:p>WEN</text:p>
          </table:table-cell>
          <table:table-cell table:formula="of:=IF([.P558] = 0; &quot;RESERVED&quot;; [.P558])" office:value-type="string" office:string-value="WEN" calcext:value-type="string">
            <text:p>WEN</text:p>
          </table:table-cell>
          <table:table-cell table:number-columns-repeated="2"/>
          <table:table-cell office:value-type="string" calcext:value-type="string">
            <text:p>Column start addr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558]); &quot;&quot;; COM.MICROSOFT.CONCAT(&quot;#define &quot;; [.T558]; &quot; (1 &lt;&lt; &quot;; [.U558]; &quot;)&quot;))" office:value-type="string" office:string-value="#define Column start address (1 &lt;&lt; 3)" calcext:value-type="string">
            <text:p>#define Column start address (1 &lt;&lt; 3)</text:p>
          </table:table-cell>
        </table:table-row>
        <table:table-row table:style-name="ro3">
          <table:table-cell table:number-columns-repeated="13"/>
          <table:table-cell table:formula="of:=FLOOR((ROW([.D559]) - 1) / 8) + 2" office:value-type="float" office:value="71" calcext:value-type="float">
            <text:p>71</text:p>
          </table:table-cell>
          <table:table-cell table:formula="of:=MOD(ROW([.M560]) - 2; 8) + COLUMN([.D559])" office:value-type="float" office:value="10" calcext:value-type="float">
            <text:p>10</text:p>
          </table:table-cell>
          <table:table-cell table:formula="of:=INDIRECT(ADDRESS([.N559];[.O559]))" office:value-type="string" office:string-value="WINT" calcext:value-type="string">
            <text:p>WINT</text:p>
          </table:table-cell>
          <table:table-cell table:formula="of:=IF([.P559] = 0; &quot;RESERVED&quot;; [.P559])" office:value-type="string" office:string-value="WINT" calcext:value-type="string">
            <text:p>WINT</text:p>
          </table:table-cell>
          <table:table-cell table:number-columns-repeated="2"/>
          <table:table-cell office:value-type="string" calcext:value-type="string">
            <text:p>WEN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559]); &quot;&quot;; COM.MICROSOFT.CONCAT(&quot;#define &quot;; [.T559]; &quot; (1 &lt;&lt; &quot;; [.U559]; &quot;)&quot;))" office:value-type="string" office:string-value="#define WEN (1 &lt;&lt; 2)" calcext:value-type="string">
            <text:p>#define WEN (1 &lt;&lt; 2)</text:p>
          </table:table-cell>
        </table:table-row>
        <table:table-row table:style-name="ro3">
          <table:table-cell table:number-columns-repeated="13"/>
          <table:table-cell table:formula="of:=FLOOR((ROW([.D560]) - 1) / 8) + 2" office:value-type="float" office:value="71" calcext:value-type="float">
            <text:p>71</text:p>
          </table:table-cell>
          <table:table-cell table:formula="of:=MOD(ROW([.M561]) - 2; 8) + COLUMN([.D560])" office:value-type="float" office:value="11" calcext:value-type="float">
            <text:p>11</text:p>
          </table:table-cell>
          <table:table-cell table:formula="of:=INDIRECT(ADDRESS([.N560];[.O560]))" office:value-type="string" office:string-value="WSHD" calcext:value-type="string">
            <text:p>WSHD</text:p>
          </table:table-cell>
          <table:table-cell table:formula="of:=IF([.P560] = 0; &quot;RESERVED&quot;; [.P560])" office:value-type="string" office:string-value="WSHD" calcext:value-type="string">
            <text:p>WSHD</text:p>
          </table:table-cell>
          <table:table-cell table:number-columns-repeated="2"/>
          <table:table-cell office:value-type="string" calcext:value-type="string">
            <text:p>WINT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560]); &quot;&quot;; COM.MICROSOFT.CONCAT(&quot;#define &quot;; [.T560]; &quot; (1 &lt;&lt; &quot;; [.U560]; &quot;)&quot;))" office:value-type="string" office:string-value="#define WINT (1 &lt;&lt; 1)" calcext:value-type="string">
            <text:p>#define WINT (1 &lt;&lt; 1)</text:p>
          </table:table-cell>
        </table:table-row>
        <table:table-row table:style-name="ro3">
          <table:table-cell table:number-columns-repeated="13"/>
          <table:table-cell table:formula="of:=FLOOR((ROW([.D561]) - 1) / 8) + 2" office:value-type="float" office:value="72" calcext:value-type="float">
            <text:p>72</text:p>
          </table:table-cell>
          <table:table-cell table:formula="of:=MOD(ROW([.M562]) - 2; 8) + COLUMN([.D561])" office:value-type="float" office:value="4" calcext:value-type="float">
            <text:p>4</text:p>
          </table:table-cell>
          <table:table-cell table:formula="of:=INDIRECT(ADDRESS([.N561];[.O561]))" office:value-type="string" office:string-value="Column end address" calcext:value-type="string">
            <text:p>Column end address</text:p>
          </table:table-cell>
          <table:table-cell table:number-columns-repeated="3"/>
          <table:table-cell office:value-type="string" calcext:value-type="string">
            <text:p>WSHD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61]); &quot;&quot;; COM.MICROSOFT.CONCAT(&quot;#define &quot;; [.T561]; &quot; (1 &lt;&lt; &quot;; [.U561]; &quot;)&quot;))" office:value-type="string" office:string-value="#define WSHD (1 &lt;&lt; 0)" calcext:value-type="string">
            <text:p>#define WSHD (1 &lt;&lt; 0)</text:p>
          </table:table-cell>
        </table:table-row>
        <table:table-row table:style-name="ro3">
          <table:table-cell table:number-columns-repeated="13"/>
          <table:table-cell table:formula="of:=FLOOR((ROW([.D562]) - 1) / 8) + 2" office:value-type="float" office:value="72" calcext:value-type="float">
            <text:p>72</text:p>
          </table:table-cell>
          <table:table-cell table:formula="of:=MOD(ROW([.M563]) - 2; 8) + COLUMN([.D562])" office:value-type="float" office:value="5" calcext:value-type="float">
            <text:p>5</text:p>
          </table:table-cell>
          <table:table-cell table:formula="of:=INDIRECT(ADDRESS([.N562];[.O562]))" office:value-type="float" office:value="0" calcext:value-type="float">
            <text:p>0</text:p>
          </table:table-cell>
          <table:table-cell table:number-columns-repeated="6"/>
          <table:table-cell table:formula="of:=IF(ISBLANK([.U562]); &quot;&quot;; COM.MICROSOFT.CONCAT(&quot;#define &quot;; [.T562]; &quot; (1 &lt;&lt; &quot;; [.U562]; &quot;)&quot;))">
            <text:p/>
          </table:table-cell>
        </table:table-row>
        <table:table-row table:style-name="ro3">
          <table:table-cell table:number-columns-repeated="13"/>
          <table:table-cell table:formula="of:=FLOOR((ROW([.D563]) - 1) / 8) + 2" office:value-type="float" office:value="72" calcext:value-type="float">
            <text:p>72</text:p>
          </table:table-cell>
          <table:table-cell table:formula="of:=MOD(ROW([.M564]) - 2; 8) + COLUMN([.D563])" office:value-type="float" office:value="6" calcext:value-type="float">
            <text:p>6</text:p>
          </table:table-cell>
          <table:table-cell table:formula="of:=INDIRECT(ADDRESS([.N563];[.O563]))" office:value-type="float" office:value="0" calcext:value-type="float">
            <text:p>0</text:p>
          </table:table-cell>
          <table:table-cell table:number-columns-repeated="6"/>
          <table:table-cell table:formula="of:=IF(ISBLANK([.U563]); &quot;&quot;; COM.MICROSOFT.CONCAT(&quot;#define &quot;; [.T563]; &quot; (1 &lt;&lt; &quot;; [.U563]; &quot;)&quot;))">
            <text:p/>
          </table:table-cell>
        </table:table-row>
        <table:table-row table:style-name="ro3">
          <table:table-cell table:number-columns-repeated="13"/>
          <table:table-cell table:formula="of:=FLOOR((ROW([.D564]) - 1) / 8) + 2" office:value-type="float" office:value="72" calcext:value-type="float">
            <text:p>72</text:p>
          </table:table-cell>
          <table:table-cell table:formula="of:=MOD(ROW([.M565]) - 2; 8) + COLUMN([.D564])" office:value-type="float" office:value="7" calcext:value-type="float">
            <text:p>7</text:p>
          </table:table-cell>
          <table:table-cell table:formula="of:=INDIRECT(ADDRESS([.N564];[.O564]))" office:value-type="float" office:value="0" calcext:value-type="float">
            <text:p>0</text:p>
          </table:table-cell>
          <table:table-cell table:number-columns-repeated="6"/>
          <table:table-cell table:formula="of:=IF(ISBLANK([.U564]); &quot;&quot;; COM.MICROSOFT.CONCAT(&quot;#define &quot;; [.T564]; &quot; (1 &lt;&lt; &quot;; [.U564]; &quot;)&quot;))">
            <text:p/>
          </table:table-cell>
        </table:table-row>
        <table:table-row table:style-name="ro3">
          <table:table-cell table:number-columns-repeated="13"/>
          <table:table-cell table:formula="of:=FLOOR((ROW([.D565]) - 1) / 8) + 2" office:value-type="float" office:value="72" calcext:value-type="float">
            <text:p>72</text:p>
          </table:table-cell>
          <table:table-cell table:formula="of:=MOD(ROW([.M566]) - 2; 8) + COLUMN([.D565])" office:value-type="float" office:value="8" calcext:value-type="float">
            <text:p>8</text:p>
          </table:table-cell>
          <table:table-cell table:formula="of:=INDIRECT(ADDRESS([.N565];[.O565]))" office:value-type="float" office:value="0" calcext:value-type="float">
            <text:p>0</text:p>
          </table:table-cell>
          <table:table-cell table:formula="of:=IF([.P561] = 0; &quot;RESERVED&quot;; [.P561])" office:value-type="string" office:string-value="Column end address" calcext:value-type="string">
            <text:p>Column end address</text:p>
          </table:table-cell>
          <table:table-cell table:number-columns-repeated="5"/>
          <table:table-cell table:formula="of:=IF(ISBLANK([.U565]); &quot;&quot;; COM.MICROSOFT.CONCAT(&quot;#define &quot;; [.T565]; &quot; (1 &lt;&lt; &quot;; [.U565]; &quot;)&quot;))">
            <text:p/>
          </table:table-cell>
        </table:table-row>
        <table:table-row table:style-name="ro3">
          <table:table-cell table:number-columns-repeated="13"/>
          <table:table-cell table:formula="of:=FLOOR((ROW([.D566]) - 1) / 8) + 2" office:value-type="float" office:value="72" calcext:value-type="float">
            <text:p>72</text:p>
          </table:table-cell>
          <table:table-cell table:formula="of:=MOD(ROW([.M567]) - 2; 8) + COLUMN([.D566])" office:value-type="float" office:value="9" calcext:value-type="float">
            <text:p>9</text:p>
          </table:table-cell>
          <table:table-cell table:formula="of:=INDIRECT(ADDRESS([.N566];[.O566]))" office:value-type="string" office:string-value="R" calcext:value-type="string">
            <text:p>R</text:p>
          </table:table-cell>
          <table:table-cell table:formula="of:=IF([.P566] = 0; &quot;RESERVED&quot;; [.P566])" office:value-type="string" office:string-value="R" calcext:value-type="string">
            <text:p>R</text:p>
          </table:table-cell>
          <table:table-cell table:number-columns-repeated="2"/>
          <table:table-cell office:value-type="string" calcext:value-type="string">
            <text:p>Column end addres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566]); &quot;&quot;; COM.MICROSOFT.CONCAT(&quot;#define &quot;; [.T566]; &quot; (1 &lt;&lt; &quot;; [.U566]; &quot;)&quot;))" office:value-type="string" office:string-value="#define Column end address (1 &lt;&lt; 3)" calcext:value-type="string">
            <text:p>#define Column end address (1 &lt;&lt; 3)</text:p>
          </table:table-cell>
        </table:table-row>
        <table:table-row table:style-name="ro3">
          <table:table-cell table:number-columns-repeated="13"/>
          <table:table-cell table:formula="of:=FLOOR((ROW([.D567]) - 1) / 8) + 2" office:value-type="float" office:value="72" calcext:value-type="float">
            <text:p>72</text:p>
          </table:table-cell>
          <table:table-cell table:formula="of:=MOD(ROW([.M568]) - 2; 8) + COLUMN([.D567])" office:value-type="float" office:value="10" calcext:value-type="float">
            <text:p>10</text:p>
          </table:table-cell>
          <table:table-cell table:formula="of:=INDIRECT(ADDRESS([.N567];[.O567]))" office:value-type="string" office:string-value="G" calcext:value-type="string">
            <text:p>G</text:p>
          </table:table-cell>
          <table:table-cell table:formula="of:=IF([.P567] = 0; &quot;RESERVED&quot;; [.P567])" office:value-type="string" office:string-value="G" calcext:value-type="string">
            <text:p>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567]); &quot;&quot;; COM.MICROSOFT.CONCAT(&quot;#define &quot;; [.T567]; &quot; (1 &lt;&lt; &quot;; [.U567]; &quot;)&quot;))" office:value-type="string" office:string-value="#define R (1 &lt;&lt; 2)" calcext:value-type="string">
            <text:p>#define R (1 &lt;&lt; 2)</text:p>
          </table:table-cell>
        </table:table-row>
        <table:table-row table:style-name="ro3">
          <table:table-cell table:number-columns-repeated="13"/>
          <table:table-cell table:formula="of:=FLOOR((ROW([.D568]) - 1) / 8) + 2" office:value-type="float" office:value="72" calcext:value-type="float">
            <text:p>72</text:p>
          </table:table-cell>
          <table:table-cell table:formula="of:=MOD(ROW([.M569]) - 2; 8) + COLUMN([.D568])" office:value-type="float" office:value="11" calcext:value-type="float">
            <text:p>11</text:p>
          </table:table-cell>
          <table:table-cell table:formula="of:=INDIRECT(ADDRESS([.N568];[.O568]))" office:value-type="string" office:string-value="B" calcext:value-type="string">
            <text:p>B</text:p>
          </table:table-cell>
          <table:table-cell table:formula="of:=IF([.P568] = 0; &quot;RESERVED&quot;; [.P568])" office:value-type="string" office:string-value="B" calcext:value-type="string">
            <text:p>B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568]); &quot;&quot;; COM.MICROSOFT.CONCAT(&quot;#define &quot;; [.T568]; &quot; (1 &lt;&lt; &quot;; [.U568]; &quot;)&quot;))" office:value-type="string" office:string-value="#define G (1 &lt;&lt; 1)" calcext:value-type="string">
            <text:p>#define G (1 &lt;&lt; 1)</text:p>
          </table:table-cell>
        </table:table-row>
        <table:table-row table:style-name="ro3">
          <table:table-cell table:number-columns-repeated="13"/>
          <table:table-cell table:formula="of:=FLOOR((ROW([.D569]) - 1) / 8) + 2" office:value-type="float" office:value="73" calcext:value-type="float">
            <text:p>73</text:p>
          </table:table-cell>
          <table:table-cell table:formula="of:=MOD(ROW([.M570]) - 2; 8) + COLUMN([.D569])" office:value-type="float" office:value="4" calcext:value-type="float">
            <text:p>4</text:p>
          </table:table-cell>
          <table:table-cell table:formula="of:=INDIRECT(ADDRESS([.N569];[.O569]))" office:value-type="string" office:string-value="Vertical delay" calcext:value-type="string">
            <text:p>Vertical delay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69]); &quot;&quot;; COM.MICROSOFT.CONCAT(&quot;#define &quot;; [.T569]; &quot; (1 &lt;&lt; &quot;; [.U569]; &quot;)&quot;))" office:value-type="string" office:string-value="#define B (1 &lt;&lt; 0)" calcext:value-type="string">
            <text:p>#define B (1 &lt;&lt; 0)</text:p>
          </table:table-cell>
        </table:table-row>
        <table:table-row table:style-name="ro3">
          <table:table-cell table:number-columns-repeated="13"/>
          <table:table-cell table:formula="of:=FLOOR((ROW([.D570]) - 1) / 8) + 2" office:value-type="float" office:value="73" calcext:value-type="float">
            <text:p>73</text:p>
          </table:table-cell>
          <table:table-cell table:formula="of:=MOD(ROW([.M571]) - 2; 8) + COLUMN([.D570])" office:value-type="float" office:value="5" calcext:value-type="float">
            <text:p>5</text:p>
          </table:table-cell>
          <table:table-cell table:formula="of:=INDIRECT(ADDRESS([.N570];[.O570]))" office:value-type="float" office:value="0" calcext:value-type="float">
            <text:p>0</text:p>
          </table:table-cell>
          <table:table-cell table:number-columns-repeated="6"/>
          <table:table-cell table:formula="of:=IF(ISBLANK([.U570]); &quot;&quot;; COM.MICROSOFT.CONCAT(&quot;#define &quot;; [.T570]; &quot; (1 &lt;&lt; &quot;; [.U570]; &quot;)&quot;))">
            <text:p/>
          </table:table-cell>
        </table:table-row>
        <table:table-row table:style-name="ro3">
          <table:table-cell table:number-columns-repeated="13"/>
          <table:table-cell table:formula="of:=FLOOR((ROW([.D571]) - 1) / 8) + 2" office:value-type="float" office:value="73" calcext:value-type="float">
            <text:p>73</text:p>
          </table:table-cell>
          <table:table-cell table:formula="of:=MOD(ROW([.M572]) - 2; 8) + COLUMN([.D571])" office:value-type="float" office:value="6" calcext:value-type="float">
            <text:p>6</text:p>
          </table:table-cell>
          <table:table-cell table:formula="of:=INDIRECT(ADDRESS([.N571];[.O571]))" office:value-type="float" office:value="0" calcext:value-type="float">
            <text:p>0</text:p>
          </table:table-cell>
          <table:table-cell table:number-columns-repeated="6"/>
          <table:table-cell table:formula="of:=IF(ISBLANK([.U571]); &quot;&quot;; COM.MICROSOFT.CONCAT(&quot;#define &quot;; [.T571]; &quot; (1 &lt;&lt; &quot;; [.U571]; &quot;)&quot;))">
            <text:p/>
          </table:table-cell>
        </table:table-row>
        <table:table-row table:style-name="ro3">
          <table:table-cell table:number-columns-repeated="13"/>
          <table:table-cell table:formula="of:=FLOOR((ROW([.D572]) - 1) / 8) + 2" office:value-type="float" office:value="73" calcext:value-type="float">
            <text:p>73</text:p>
          </table:table-cell>
          <table:table-cell table:formula="of:=MOD(ROW([.M573]) - 2; 8) + COLUMN([.D572])" office:value-type="float" office:value="7" calcext:value-type="float">
            <text:p>7</text:p>
          </table:table-cell>
          <table:table-cell table:formula="of:=INDIRECT(ADDRESS([.N572];[.O572]))" office:value-type="float" office:value="0" calcext:value-type="float">
            <text:p>0</text:p>
          </table:table-cell>
          <table:table-cell table:number-columns-repeated="6"/>
          <table:table-cell table:formula="of:=IF(ISBLANK([.U572]); &quot;&quot;; COM.MICROSOFT.CONCAT(&quot;#define &quot;; [.T572]; &quot; (1 &lt;&lt; &quot;; [.U572]; &quot;)&quot;))">
            <text:p/>
          </table:table-cell>
        </table:table-row>
        <table:table-row table:style-name="ro3">
          <table:table-cell table:number-columns-repeated="13"/>
          <table:table-cell table:formula="of:=FLOOR((ROW([.D573]) - 1) / 8) + 2" office:value-type="float" office:value="73" calcext:value-type="float">
            <text:p>73</text:p>
          </table:table-cell>
          <table:table-cell table:formula="of:=MOD(ROW([.M574]) - 2; 8) + COLUMN([.D573])" office:value-type="float" office:value="8" calcext:value-type="float">
            <text:p>8</text:p>
          </table:table-cell>
          <table:table-cell table:formula="of:=INDIRECT(ADDRESS([.N573];[.O573]))" office:value-type="float" office:value="0" calcext:value-type="float">
            <text:p>0</text:p>
          </table:table-cell>
          <table:table-cell table:number-columns-repeated="6"/>
          <table:table-cell table:formula="of:=IF(ISBLANK([.U573]); &quot;&quot;; COM.MICROSOFT.CONCAT(&quot;#define &quot;; [.T573]; &quot; (1 &lt;&lt; &quot;; [.U573]; &quot;)&quot;))">
            <text:p/>
          </table:table-cell>
        </table:table-row>
        <table:table-row table:style-name="ro3">
          <table:table-cell table:number-columns-repeated="13"/>
          <table:table-cell table:formula="of:=FLOOR((ROW([.D574]) - 1) / 8) + 2" office:value-type="float" office:value="73" calcext:value-type="float">
            <text:p>73</text:p>
          </table:table-cell>
          <table:table-cell table:formula="of:=MOD(ROW([.M575]) - 2; 8) + COLUMN([.D574])" office:value-type="float" office:value="9" calcext:value-type="float">
            <text:p>9</text:p>
          </table:table-cell>
          <table:table-cell table:formula="of:=INDIRECT(ADDRESS([.N574];[.O574]))" office:value-type="float" office:value="0" calcext:value-type="float">
            <text:p>0</text:p>
          </table:table-cell>
          <table:table-cell table:number-columns-repeated="6"/>
          <table:table-cell table:formula="of:=IF(ISBLANK([.U574]); &quot;&quot;; COM.MICROSOFT.CONCAT(&quot;#define &quot;; [.T574]; &quot; (1 &lt;&lt; &quot;; [.U574]; &quot;)&quot;))">
            <text:p/>
          </table:table-cell>
        </table:table-row>
        <table:table-row table:style-name="ro3">
          <table:table-cell table:number-columns-repeated="13"/>
          <table:table-cell table:formula="of:=FLOOR((ROW([.D575]) - 1) / 8) + 2" office:value-type="float" office:value="73" calcext:value-type="float">
            <text:p>73</text:p>
          </table:table-cell>
          <table:table-cell table:formula="of:=MOD(ROW([.M576]) - 2; 8) + COLUMN([.D575])" office:value-type="float" office:value="10" calcext:value-type="float">
            <text:p>10</text:p>
          </table:table-cell>
          <table:table-cell table:formula="of:=INDIRECT(ADDRESS([.N575];[.O575]))" office:value-type="float" office:value="0" calcext:value-type="float">
            <text:p>0</text:p>
          </table:table-cell>
          <table:table-cell table:number-columns-repeated="6"/>
          <table:table-cell table:formula="of:=IF(ISBLANK([.U575]); &quot;&quot;; COM.MICROSOFT.CONCAT(&quot;#define &quot;; [.T575]; &quot; (1 &lt;&lt; &quot;; [.U575]; &quot;)&quot;))">
            <text:p/>
          </table:table-cell>
        </table:table-row>
        <table:table-row table:style-name="ro3">
          <table:table-cell table:number-columns-repeated="13"/>
          <table:table-cell table:formula="of:=FLOOR((ROW([.D576]) - 1) / 8) + 2" office:value-type="float" office:value="73" calcext:value-type="float">
            <text:p>73</text:p>
          </table:table-cell>
          <table:table-cell table:formula="of:=MOD(ROW([.M577]) - 2; 8) + COLUMN([.D576])" office:value-type="float" office:value="11" calcext:value-type="float">
            <text:p>11</text:p>
          </table:table-cell>
          <table:table-cell table:formula="of:=INDIRECT(ADDRESS([.N576];[.O576]))" office:value-type="float" office:value="0" calcext:value-type="float">
            <text:p>0</text:p>
          </table:table-cell>
          <table:table-cell table:number-columns-repeated="6"/>
          <table:table-cell table:formula="of:=IF(ISBLANK([.U576]); &quot;&quot;; COM.MICROSOFT.CONCAT(&quot;#define &quot;; [.T576]; &quot; (1 &lt;&lt; &quot;; [.U576]; &quot;)&quot;))">
            <text:p/>
          </table:table-cell>
        </table:table-row>
        <table:table-row table:style-name="ro3">
          <table:table-cell table:number-columns-repeated="13"/>
          <table:table-cell table:formula="of:=FLOOR((ROW([.D577]) - 1) / 8) + 2" office:value-type="float" office:value="74" calcext:value-type="float">
            <text:p>74</text:p>
          </table:table-cell>
          <table:table-cell table:formula="of:=MOD(ROW([.M578]) - 2; 8) + COLUMN([.D577])" office:value-type="float" office:value="4" calcext:value-type="float">
            <text:p>4</text:p>
          </table:table-cell>
          <table:table-cell table:formula="of:=INDIRECT(ADDRESS([.N577];[.O577]))" office:value-type="string" office:string-value="Horizontal delay" calcext:value-type="string">
            <text:p>Horizontal delay</text:p>
          </table:table-cell>
          <table:table-cell table:number-columns-repeated="6"/>
          <table:table-cell table:formula="of:=IF(ISBLANK([.U577]); &quot;&quot;; COM.MICROSOFT.CONCAT(&quot;#define &quot;; [.T577]; &quot; (1 &lt;&lt; &quot;; [.U577]; &quot;)&quot;))">
            <text:p/>
          </table:table-cell>
        </table:table-row>
        <table:table-row table:style-name="ro3">
          <table:table-cell table:number-columns-repeated="13"/>
          <table:table-cell table:formula="of:=FLOOR((ROW([.D578]) - 1) / 8) + 2" office:value-type="float" office:value="74" calcext:value-type="float">
            <text:p>74</text:p>
          </table:table-cell>
          <table:table-cell table:formula="of:=MOD(ROW([.M579]) - 2; 8) + COLUMN([.D578])" office:value-type="float" office:value="5" calcext:value-type="float">
            <text:p>5</text:p>
          </table:table-cell>
          <table:table-cell table:formula="of:=INDIRECT(ADDRESS([.N578];[.O578]))" office:value-type="float" office:value="0" calcext:value-type="float">
            <text:p>0</text:p>
          </table:table-cell>
          <table:table-cell table:number-columns-repeated="6"/>
          <table:table-cell table:formula="of:=IF(ISBLANK([.U578]); &quot;&quot;; COM.MICROSOFT.CONCAT(&quot;#define &quot;; [.T578]; &quot; (1 &lt;&lt; &quot;; [.U578]; &quot;)&quot;))">
            <text:p/>
          </table:table-cell>
        </table:table-row>
        <table:table-row table:style-name="ro3">
          <table:table-cell table:number-columns-repeated="13"/>
          <table:table-cell table:formula="of:=FLOOR((ROW([.D579]) - 1) / 8) + 2" office:value-type="float" office:value="74" calcext:value-type="float">
            <text:p>74</text:p>
          </table:table-cell>
          <table:table-cell table:formula="of:=MOD(ROW([.M580]) - 2; 8) + COLUMN([.D579])" office:value-type="float" office:value="6" calcext:value-type="float">
            <text:p>6</text:p>
          </table:table-cell>
          <table:table-cell table:formula="of:=INDIRECT(ADDRESS([.N579];[.O579]))" office:value-type="float" office:value="0" calcext:value-type="float">
            <text:p>0</text:p>
          </table:table-cell>
          <table:table-cell table:number-columns-repeated="6"/>
          <table:table-cell table:formula="of:=IF(ISBLANK([.U579]); &quot;&quot;; COM.MICROSOFT.CONCAT(&quot;#define &quot;; [.T579]; &quot; (1 &lt;&lt; &quot;; [.U579]; &quot;)&quot;))">
            <text:p/>
          </table:table-cell>
        </table:table-row>
        <table:table-row table:style-name="ro3">
          <table:table-cell table:number-columns-repeated="13"/>
          <table:table-cell table:formula="of:=FLOOR((ROW([.D580]) - 1) / 8) + 2" office:value-type="float" office:value="74" calcext:value-type="float">
            <text:p>74</text:p>
          </table:table-cell>
          <table:table-cell table:formula="of:=MOD(ROW([.M581]) - 2; 8) + COLUMN([.D580])" office:value-type="float" office:value="7" calcext:value-type="float">
            <text:p>7</text:p>
          </table:table-cell>
          <table:table-cell table:formula="of:=INDIRECT(ADDRESS([.N580];[.O580]))" office:value-type="float" office:value="0" calcext:value-type="float">
            <text:p>0</text:p>
          </table:table-cell>
          <table:table-cell table:number-columns-repeated="6"/>
          <table:table-cell table:formula="of:=IF(ISBLANK([.U580]); &quot;&quot;; COM.MICROSOFT.CONCAT(&quot;#define &quot;; [.T580]; &quot; (1 &lt;&lt; &quot;; [.U580]; &quot;)&quot;))">
            <text:p/>
          </table:table-cell>
        </table:table-row>
        <table:table-row table:style-name="ro3">
          <table:table-cell table:number-columns-repeated="13"/>
          <table:table-cell table:formula="of:=FLOOR((ROW([.D581]) - 1) / 8) + 2" office:value-type="float" office:value="74" calcext:value-type="float">
            <text:p>74</text:p>
          </table:table-cell>
          <table:table-cell table:formula="of:=MOD(ROW([.M582]) - 2; 8) + COLUMN([.D581])" office:value-type="float" office:value="8" calcext:value-type="float">
            <text:p>8</text:p>
          </table:table-cell>
          <table:table-cell table:formula="of:=INDIRECT(ADDRESS([.N581];[.O581]))" office:value-type="float" office:value="0" calcext:value-type="float">
            <text:p>0</text:p>
          </table:table-cell>
          <table:table-cell table:number-columns-repeated="6"/>
          <table:table-cell table:formula="of:=IF(ISBLANK([.U581]); &quot;&quot;; COM.MICROSOFT.CONCAT(&quot;#define &quot;; [.T581]; &quot; (1 &lt;&lt; &quot;; [.U581]; &quot;)&quot;))">
            <text:p/>
          </table:table-cell>
        </table:table-row>
        <table:table-row table:style-name="ro3">
          <table:table-cell table:number-columns-repeated="13"/>
          <table:table-cell table:formula="of:=FLOOR((ROW([.D582]) - 1) / 8) + 2" office:value-type="float" office:value="74" calcext:value-type="float">
            <text:p>74</text:p>
          </table:table-cell>
          <table:table-cell table:formula="of:=MOD(ROW([.M583]) - 2; 8) + COLUMN([.D582])" office:value-type="float" office:value="9" calcext:value-type="float">
            <text:p>9</text:p>
          </table:table-cell>
          <table:table-cell table:formula="of:=INDIRECT(ADDRESS([.N582];[.O582]))" office:value-type="float" office:value="0" calcext:value-type="float">
            <text:p>0</text:p>
          </table:table-cell>
          <table:table-cell table:number-columns-repeated="6"/>
          <table:table-cell table:formula="of:=IF(ISBLANK([.U582]); &quot;&quot;; COM.MICROSOFT.CONCAT(&quot;#define &quot;; [.T582]; &quot; (1 &lt;&lt; &quot;; [.U582]; &quot;)&quot;))">
            <text:p/>
          </table:table-cell>
        </table:table-row>
        <table:table-row table:style-name="ro3">
          <table:table-cell table:number-columns-repeated="13"/>
          <table:table-cell table:formula="of:=FLOOR((ROW([.D583]) - 1) / 8) + 2" office:value-type="float" office:value="74" calcext:value-type="float">
            <text:p>74</text:p>
          </table:table-cell>
          <table:table-cell table:formula="of:=MOD(ROW([.M584]) - 2; 8) + COLUMN([.D583])" office:value-type="float" office:value="10" calcext:value-type="float">
            <text:p>10</text:p>
          </table:table-cell>
          <table:table-cell table:formula="of:=INDIRECT(ADDRESS([.N583];[.O583]))" office:value-type="float" office:value="0" calcext:value-type="float">
            <text:p>0</text:p>
          </table:table-cell>
          <table:table-cell table:number-columns-repeated="6"/>
          <table:table-cell table:formula="of:=IF(ISBLANK([.U583]); &quot;&quot;; COM.MICROSOFT.CONCAT(&quot;#define &quot;; [.T583]; &quot; (1 &lt;&lt; &quot;; [.U583]; &quot;)&quot;))">
            <text:p/>
          </table:table-cell>
        </table:table-row>
        <table:table-row table:style-name="ro3">
          <table:table-cell table:number-columns-repeated="13"/>
          <table:table-cell table:formula="of:=FLOOR((ROW([.D584]) - 1) / 8) + 2" office:value-type="float" office:value="74" calcext:value-type="float">
            <text:p>74</text:p>
          </table:table-cell>
          <table:table-cell table:formula="of:=MOD(ROW([.M585]) - 2; 8) + COLUMN([.D584])" office:value-type="float" office:value="11" calcext:value-type="float">
            <text:p>11</text:p>
          </table:table-cell>
          <table:table-cell table:formula="of:=INDIRECT(ADDRESS([.N584];[.O584]))" office:value-type="float" office:value="0" calcext:value-type="float">
            <text:p>0</text:p>
          </table:table-cell>
          <table:table-cell table:number-columns-repeated="6"/>
          <table:table-cell table:formula="of:=IF(ISBLANK([.U584]); &quot;&quot;; COM.MICROSOFT.CONCAT(&quot;#define &quot;; [.T584]; &quot; (1 &lt;&lt; &quot;; [.U584]; &quot;)&quot;))">
            <text:p/>
          </table:table-cell>
        </table:table-row>
        <table:table-row table:style-name="ro3">
          <table:table-cell table:number-columns-repeated="13"/>
          <table:table-cell table:formula="of:=FLOOR((ROW([.D585]) - 1) / 8) + 2" office:value-type="float" office:value="75" calcext:value-type="float">
            <text:p>75</text:p>
          </table:table-cell>
          <table:table-cell table:formula="of:=MOD(ROW([.M586]) - 2; 8) + COLUMN([.D585])" office:value-type="float" office:value="4" calcext:value-type="float">
            <text:p>4</text:p>
          </table:table-cell>
          <table:table-cell table:formula="of:=INDIRECT(ADDRESS([.N585];[.O585]))" office:value-type="float" office:value="0" calcext:value-type="float">
            <text:p>0</text:p>
          </table:table-cell>
          <table:table-cell table:formula="of:=IF([.P585] = 0; &quot;RESERVED&quot;; [.P585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585]); &quot;&quot;; COM.MICROSOFT.CONCAT(&quot;#define &quot;; [.T585]; &quot; (1 &lt;&lt; &quot;; [.U585]; &quot;)&quot;))">
            <text:p/>
          </table:table-cell>
        </table:table-row>
        <table:table-row table:style-name="ro3">
          <table:table-cell table:number-columns-repeated="13"/>
          <table:table-cell table:formula="of:=FLOOR((ROW([.D586]) - 1) / 8) + 2" office:value-type="float" office:value="75" calcext:value-type="float">
            <text:p>75</text:p>
          </table:table-cell>
          <table:table-cell table:formula="of:=MOD(ROW([.M587]) - 2; 8) + COLUMN([.D586])" office:value-type="float" office:value="5" calcext:value-type="float">
            <text:p>5</text:p>
          </table:table-cell>
          <table:table-cell table:formula="of:=INDIRECT(ADDRESS([.N586];[.O586]))" office:value-type="string" office:string-value="Character height" calcext:value-type="string">
            <text:p>Character height</text:p>
          </table:table-cell>
          <table:table-cell table:number-columns-repeated="6"/>
          <table:table-cell table:formula="of:=IF(ISBLANK([.U586]); &quot;&quot;; COM.MICROSOFT.CONCAT(&quot;#define &quot;; [.T586]; &quot; (1 &lt;&lt; &quot;; [.U586]; &quot;)&quot;))">
            <text:p/>
          </table:table-cell>
        </table:table-row>
        <table:table-row table:style-name="ro3">
          <table:table-cell table:number-columns-repeated="13"/>
          <table:table-cell table:formula="of:=FLOOR((ROW([.D587]) - 1) / 8) + 2" office:value-type="float" office:value="75" calcext:value-type="float">
            <text:p>75</text:p>
          </table:table-cell>
          <table:table-cell table:formula="of:=MOD(ROW([.M588]) - 2; 8) + COLUMN([.D587])" office:value-type="float" office:value="6" calcext:value-type="float">
            <text:p>6</text:p>
          </table:table-cell>
          <table:table-cell table:formula="of:=INDIRECT(ADDRESS([.N587];[.O587]))" office:value-type="float" office:value="0" calcext:value-type="float">
            <text:p>0</text:p>
          </table:table-cell>
          <table:table-cell table:number-columns-repeated="6"/>
          <table:table-cell table:formula="of:=IF(ISBLANK([.U587]); &quot;&quot;; COM.MICROSOFT.CONCAT(&quot;#define &quot;; [.T587]; &quot; (1 &lt;&lt; &quot;; [.U587]; &quot;)&quot;))">
            <text:p/>
          </table:table-cell>
        </table:table-row>
        <table:table-row table:style-name="ro3">
          <table:table-cell table:number-columns-repeated="13"/>
          <table:table-cell table:formula="of:=FLOOR((ROW([.D588]) - 1) / 8) + 2" office:value-type="float" office:value="75" calcext:value-type="float">
            <text:p>75</text:p>
          </table:table-cell>
          <table:table-cell table:formula="of:=MOD(ROW([.M589]) - 2; 8) + COLUMN([.D588])" office:value-type="float" office:value="7" calcext:value-type="float">
            <text:p>7</text:p>
          </table:table-cell>
          <table:table-cell table:formula="of:=INDIRECT(ADDRESS([.N588];[.O588]))" office:value-type="float" office:value="0" calcext:value-type="float">
            <text:p>0</text:p>
          </table:table-cell>
          <table:table-cell table:number-columns-repeated="6"/>
          <table:table-cell table:formula="of:=IF(ISBLANK([.U588]); &quot;&quot;; COM.MICROSOFT.CONCAT(&quot;#define &quot;; [.T588]; &quot; (1 &lt;&lt; &quot;; [.U588]; &quot;)&quot;))">
            <text:p/>
          </table:table-cell>
        </table:table-row>
        <table:table-row table:style-name="ro3">
          <table:table-cell table:number-columns-repeated="13"/>
          <table:table-cell table:formula="of:=FLOOR((ROW([.D589]) - 1) / 8) + 2" office:value-type="float" office:value="75" calcext:value-type="float">
            <text:p>75</text:p>
          </table:table-cell>
          <table:table-cell table:formula="of:=MOD(ROW([.M590]) - 2; 8) + COLUMN([.D589])" office:value-type="float" office:value="8" calcext:value-type="float">
            <text:p>8</text:p>
          </table:table-cell>
          <table:table-cell table:formula="of:=INDIRECT(ADDRESS([.N589];[.O589]))" office:value-type="float" office:value="0" calcext:value-type="float">
            <text:p>0</text:p>
          </table:table-cell>
          <table:table-cell table:number-columns-repeated="6"/>
          <table:table-cell table:formula="of:=IF(ISBLANK([.U589]); &quot;&quot;; COM.MICROSOFT.CONCAT(&quot;#define &quot;; [.T589]; &quot; (1 &lt;&lt; &quot;; [.U589]; &quot;)&quot;))">
            <text:p/>
          </table:table-cell>
        </table:table-row>
        <table:table-row table:style-name="ro3">
          <table:table-cell table:number-columns-repeated="13"/>
          <table:table-cell table:formula="of:=FLOOR((ROW([.D590]) - 1) / 8) + 2" office:value-type="float" office:value="75" calcext:value-type="float">
            <text:p>75</text:p>
          </table:table-cell>
          <table:table-cell table:formula="of:=MOD(ROW([.M591]) - 2; 8) + COLUMN([.D590])" office:value-type="float" office:value="9" calcext:value-type="float">
            <text:p>9</text:p>
          </table:table-cell>
          <table:table-cell table:formula="of:=INDIRECT(ADDRESS([.N590];[.O590]))" office:value-type="float" office:value="0" calcext:value-type="float">
            <text:p>0</text:p>
          </table:table-cell>
          <table:table-cell table:number-columns-repeated="6"/>
          <table:table-cell table:formula="of:=IF(ISBLANK([.U590]); &quot;&quot;; COM.MICROSOFT.CONCAT(&quot;#define &quot;; [.T590]; &quot; (1 &lt;&lt; &quot;; [.U590]; &quot;)&quot;))">
            <text:p/>
          </table:table-cell>
        </table:table-row>
        <table:table-row table:style-name="ro3">
          <table:table-cell table:number-columns-repeated="13"/>
          <table:table-cell table:formula="of:=FLOOR((ROW([.D591]) - 1) / 8) + 2" office:value-type="float" office:value="75" calcext:value-type="float">
            <text:p>75</text:p>
          </table:table-cell>
          <table:table-cell table:formula="of:=MOD(ROW([.M592]) - 2; 8) + COLUMN([.D591])" office:value-type="float" office:value="10" calcext:value-type="float">
            <text:p>10</text:p>
          </table:table-cell>
          <table:table-cell table:formula="of:=INDIRECT(ADDRESS([.N591];[.O591]))" office:value-type="float" office:value="0" calcext:value-type="float">
            <text:p>0</text:p>
          </table:table-cell>
          <table:table-cell table:number-columns-repeated="6"/>
          <table:table-cell table:formula="of:=IF(ISBLANK([.U591]); &quot;&quot;; COM.MICROSOFT.CONCAT(&quot;#define &quot;; [.T591]; &quot; (1 &lt;&lt; &quot;; [.U591]; &quot;)&quot;))">
            <text:p/>
          </table:table-cell>
        </table:table-row>
        <table:table-row table:style-name="ro3">
          <table:table-cell table:number-columns-repeated="13"/>
          <table:table-cell table:formula="of:=FLOOR((ROW([.D592]) - 1) / 8) + 2" office:value-type="float" office:value="75" calcext:value-type="float">
            <text:p>75</text:p>
          </table:table-cell>
          <table:table-cell table:formula="of:=MOD(ROW([.M593]) - 2; 8) + COLUMN([.D592])" office:value-type="float" office:value="11" calcext:value-type="float">
            <text:p>11</text:p>
          </table:table-cell>
          <table:table-cell table:formula="of:=INDIRECT(ADDRESS([.N592];[.O592]))" office:value-type="float" office:value="0" calcext:value-type="float">
            <text:p>0</text:p>
          </table:table-cell>
          <table:table-cell table:formula="of:=IF([.P586] = 0; &quot;RESERVED&quot;; [.P586])" office:value-type="string" office:string-value="Character height" calcext:value-type="string">
            <text:p>Character height</text:p>
          </table:table-cell>
          <table:table-cell table:number-columns-repeated="5"/>
          <table:table-cell table:formula="of:=IF(ISBLANK([.U592]); &quot;&quot;; COM.MICROSOFT.CONCAT(&quot;#define &quot;; [.T592]; &quot; (1 &lt;&lt; &quot;; [.U592]; &quot;)&quot;))">
            <text:p/>
          </table:table-cell>
        </table:table-row>
        <table:table-row table:style-name="ro3">
          <table:table-cell table:number-columns-repeated="13"/>
          <table:table-cell table:formula="of:=FLOOR((ROW([.D593]) - 1) / 8) + 2" office:value-type="float" office:value="76" calcext:value-type="float">
            <text:p>76</text:p>
          </table:table-cell>
          <table:table-cell table:formula="of:=MOD(ROW([.M594]) - 2; 8) + COLUMN([.D593])" office:value-type="float" office:value="4" calcext:value-type="float">
            <text:p>4</text:p>
          </table:table-cell>
          <table:table-cell table:formula="of:=INDIRECT(ADDRESS([.N593];[.O593]))" office:value-type="float" office:value="0" calcext:value-type="float">
            <text:p>0</text:p>
          </table:table-cell>
          <table:table-cell table:formula="of:=IF([.P593] = 0; &quot;RESERVED&quot;; [.P593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Character height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593]); &quot;&quot;; COM.MICROSOFT.CONCAT(&quot;#define &quot;; [.T593]; &quot; (1 &lt;&lt; &quot;; [.U593]; &quot;)&quot;))" office:value-type="string" office:string-value="#define Character height (1 &lt;&lt; 0)" calcext:value-type="string">
            <text:p>#define Character height (1 &lt;&lt; 0)</text:p>
          </table:table-cell>
        </table:table-row>
        <table:table-row table:style-name="ro3">
          <table:table-cell table:number-columns-repeated="13"/>
          <table:table-cell table:formula="of:=FLOOR((ROW([.D594]) - 1) / 8) + 2" office:value-type="float" office:value="76" calcext:value-type="float">
            <text:p>76</text:p>
          </table:table-cell>
          <table:table-cell table:formula="of:=MOD(ROW([.M595]) - 2; 8) + COLUMN([.D594])" office:value-type="float" office:value="5" calcext:value-type="float">
            <text:p>5</text:p>
          </table:table-cell>
          <table:table-cell table:formula="of:=INDIRECT(ADDRESS([.N594];[.O594]))" office:value-type="float" office:value="0" calcext:value-type="float">
            <text:p>0</text:p>
          </table:table-cell>
          <table:table-cell table:formula="of:=IF([.P594] = 0; &quot;RESERVED&quot;; [.P594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594]); &quot;&quot;; COM.MICROSOFT.CONCAT(&quot;#define &quot;; [.T594]; &quot; (1 &lt;&lt; &quot;; [.U594]; &quot;)&quot;))" office:value-type="string" office:string-value="#define RESERVED (1 &lt;&lt; 7)" calcext:value-type="string">
            <text:p>#define RESERVED (1 &lt;&lt; 7)</text:p>
          </table:table-cell>
        </table:table-row>
        <table:table-row table:style-name="ro3">
          <table:table-cell table:number-columns-repeated="13"/>
          <table:table-cell table:formula="of:=FLOOR((ROW([.D595]) - 1) / 8) + 2" office:value-type="float" office:value="76" calcext:value-type="float">
            <text:p>76</text:p>
          </table:table-cell>
          <table:table-cell table:formula="of:=MOD(ROW([.M596]) - 2; 8) + COLUMN([.D595])" office:value-type="float" office:value="6" calcext:value-type="float">
            <text:p>6</text:p>
          </table:table-cell>
          <table:table-cell table:formula="of:=INDIRECT(ADDRESS([.N595];[.O595]))" office:value-type="float" office:value="0" calcext:value-type="float">
            <text:p>0</text:p>
          </table:table-cell>
          <table:table-cell table:formula="of:=IF([.P595] = 0; &quot;RESERVED&quot;; [.P595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RESERVED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595]); &quot;&quot;; COM.MICROSOFT.CONCAT(&quot;#define &quot;; [.T595]; &quot; (1 &lt;&lt; &quot;; [.U595]; &quot;)&quot;))" office:value-type="string" office:string-value="#define RESERVED (1 &lt;&lt; 6)" calcext:value-type="string">
            <text:p>#define RESERVED (1 &lt;&lt; 6)</text:p>
          </table:table-cell>
        </table:table-row>
        <table:table-row table:style-name="ro3">
          <table:table-cell table:number-columns-repeated="13"/>
          <table:table-cell table:formula="of:=FLOOR((ROW([.D596]) - 1) / 8) + 2" office:value-type="float" office:value="76" calcext:value-type="float">
            <text:p>76</text:p>
          </table:table-cell>
          <table:table-cell table:formula="of:=MOD(ROW([.M597]) - 2; 8) + COLUMN([.D596])" office:value-type="float" office:value="7" calcext:value-type="float">
            <text:p>7</text:p>
          </table:table-cell>
          <table:table-cell table:formula="of:=INDIRECT(ADDRESS([.N596];[.O596]))" office:value-type="string" office:string-value="Row to row spacing" calcext:value-type="string">
            <text:p>Row to row spacing</text:p>
          </table:table-cell>
          <table:table-cell table:number-columns-repeated="3"/>
          <table:table-cell office:value-type="string" calcext:value-type="string">
            <text:p>RESERVED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596]); &quot;&quot;; COM.MICROSOFT.CONCAT(&quot;#define &quot;; [.T596]; &quot; (1 &lt;&lt; &quot;; [.U596]; &quot;)&quot;))" office:value-type="string" office:string-value="#define RESERVED (1 &lt;&lt; 5)" calcext:value-type="string">
            <text:p>#define RESERVED (1 &lt;&lt; 5)</text:p>
          </table:table-cell>
        </table:table-row>
        <table:table-row table:style-name="ro3">
          <table:table-cell table:number-columns-repeated="13"/>
          <table:table-cell table:formula="of:=FLOOR((ROW([.D597]) - 1) / 8) + 2" office:value-type="float" office:value="76" calcext:value-type="float">
            <text:p>76</text:p>
          </table:table-cell>
          <table:table-cell table:formula="of:=MOD(ROW([.M598]) - 2; 8) + COLUMN([.D597])" office:value-type="float" office:value="8" calcext:value-type="float">
            <text:p>8</text:p>
          </table:table-cell>
          <table:table-cell table:formula="of:=INDIRECT(ADDRESS([.N597];[.O597]))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formula="of:=IF(ISBLANK([.U597]); &quot;&quot;; COM.MICROSOFT.CONCAT(&quot;#define &quot;; [.T597]; &quot; (1 &lt;&lt; &quot;; [.U597]; &quot;)&quot;))" office:value-type="string" office:string-value="#define  (1 &lt;&lt; 4)" calcext:value-type="string">
            <text:p>#define <text:s/>(1 &lt;&lt; 4)</text:p>
          </table:table-cell>
        </table:table-row>
        <table:table-row table:style-name="ro3">
          <table:table-cell table:number-columns-repeated="13"/>
          <table:table-cell table:formula="of:=FLOOR((ROW([.D598]) - 1) / 8) + 2" office:value-type="float" office:value="76" calcext:value-type="float">
            <text:p>76</text:p>
          </table:table-cell>
          <table:table-cell table:formula="of:=MOD(ROW([.M599]) - 2; 8) + COLUMN([.D598])" office:value-type="float" office:value="9" calcext:value-type="float">
            <text:p>9</text:p>
          </table:table-cell>
          <table:table-cell table:formula="of:=INDIRECT(ADDRESS([.N598];[.O598]))" office:value-type="float" office:value="0" calcext:value-type="float">
            <text:p>0</text:p>
          </table:table-cell>
          <table:table-cell table:number-columns-repeated="6"/>
          <table:table-cell table:formula="of:=IF(ISBLANK([.U598]); &quot;&quot;; COM.MICROSOFT.CONCAT(&quot;#define &quot;; [.T598]; &quot; (1 &lt;&lt; &quot;; [.U598]; &quot;)&quot;))">
            <text:p/>
          </table:table-cell>
        </table:table-row>
        <table:table-row table:style-name="ro3">
          <table:table-cell table:number-columns-repeated="13"/>
          <table:table-cell table:formula="of:=FLOOR((ROW([.D599]) - 1) / 8) + 2" office:value-type="float" office:value="76" calcext:value-type="float">
            <text:p>76</text:p>
          </table:table-cell>
          <table:table-cell table:formula="of:=MOD(ROW([.M600]) - 2; 8) + COLUMN([.D599])" office:value-type="float" office:value="10" calcext:value-type="float">
            <text:p>10</text:p>
          </table:table-cell>
          <table:table-cell table:formula="of:=INDIRECT(ADDRESS([.N599];[.O599]))" office:value-type="float" office:value="0" calcext:value-type="float">
            <text:p>0</text:p>
          </table:table-cell>
          <table:table-cell table:number-columns-repeated="6"/>
          <table:table-cell table:formula="of:=IF(ISBLANK([.U599]); &quot;&quot;; COM.MICROSOFT.CONCAT(&quot;#define &quot;; [.T599]; &quot; (1 &lt;&lt; &quot;; [.U599]; &quot;)&quot;))">
            <text:p/>
          </table:table-cell>
        </table:table-row>
        <table:table-row table:style-name="ro3">
          <table:table-cell table:number-columns-repeated="13"/>
          <table:table-cell table:formula="of:=FLOOR((ROW([.D600]) - 1) / 8) + 2" office:value-type="float" office:value="76" calcext:value-type="float">
            <text:p>76</text:p>
          </table:table-cell>
          <table:table-cell table:formula="of:=MOD(ROW([.M601]) - 2; 8) + COLUMN([.D600])" office:value-type="float" office:value="11" calcext:value-type="float">
            <text:p>11</text:p>
          </table:table-cell>
          <table:table-cell table:formula="of:=INDIRECT(ADDRESS([.N600];[.O600]))" office:value-type="float" office:value="0" calcext:value-type="float">
            <text:p>0</text:p>
          </table:table-cell>
          <table:table-cell table:formula="of:=IF([.P596] = 0; &quot;RESERVED&quot;; [.P596])" office:value-type="string" office:string-value="Row to row spacing" calcext:value-type="string">
            <text:p>Row to row spacing</text:p>
          </table:table-cell>
          <table:table-cell table:number-columns-repeated="5"/>
          <table:table-cell table:formula="of:=IF(ISBLANK([.U600]); &quot;&quot;; COM.MICROSOFT.CONCAT(&quot;#define &quot;; [.T600]; &quot; (1 &lt;&lt; &quot;; [.U600]; &quot;)&quot;))">
            <text:p/>
          </table:table-cell>
        </table:table-row>
        <table:table-row table:style-name="ro3">
          <table:table-cell table:number-columns-repeated="13"/>
          <table:table-cell table:formula="of:=FLOOR((ROW([.D601]) - 1) / 8) + 2" office:value-type="float" office:value="77" calcext:value-type="float">
            <text:p>77</text:p>
          </table:table-cell>
          <table:table-cell table:formula="of:=MOD(ROW([.M602]) - 2; 8) + COLUMN([.D601])" office:value-type="float" office:value="4" calcext:value-type="float">
            <text:p>4</text:p>
          </table:table-cell>
          <table:table-cell table:formula="of:=INDIRECT(ADDRESS([.N601];[.O601]))" office:value-type="string" office:string-value="OSDEN" calcext:value-type="string">
            <text:p>OSDEN</text:p>
          </table:table-cell>
          <table:table-cell table:formula="of:=IF([.P601] = 0; &quot;RESERVED&quot;; [.P601])" office:value-type="string" office:string-value="OSDEN" calcext:value-type="string">
            <text:p>OSDEN</text:p>
          </table:table-cell>
          <table:table-cell table:number-columns-repeated="2"/>
          <table:table-cell office:value-type="string" calcext:value-type="string">
            <text:p>Row to row spac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01]); &quot;&quot;; COM.MICROSOFT.CONCAT(&quot;#define &quot;; [.T601]; &quot; (1 &lt;&lt; &quot;; [.U601]; &quot;)&quot;))" office:value-type="string" office:string-value="#define Row to row spacing (1 &lt;&lt; 0)" calcext:value-type="string">
            <text:p>#define Row to row spacing (1 &lt;&lt; 0)</text:p>
          </table:table-cell>
        </table:table-row>
        <table:table-row table:style-name="ro3">
          <table:table-cell table:number-columns-repeated="13"/>
          <table:table-cell table:formula="of:=FLOOR((ROW([.D602]) - 1) / 8) + 2" office:value-type="float" office:value="77" calcext:value-type="float">
            <text:p>77</text:p>
          </table:table-cell>
          <table:table-cell table:formula="of:=MOD(ROW([.M603]) - 2; 8) + COLUMN([.D602])" office:value-type="float" office:value="5" calcext:value-type="float">
            <text:p>5</text:p>
          </table:table-cell>
          <table:table-cell table:formula="of:=INDIRECT(ADDRESS([.N602];[.O602]))" office:value-type="string" office:string-value="BSEN" calcext:value-type="string">
            <text:p>BSEN</text:p>
          </table:table-cell>
          <table:table-cell table:formula="of:=IF([.P602] = 0; &quot;RESERVED&quot;; [.P602])" office:value-type="string" office:string-value="BSEN" calcext:value-type="string">
            <text:p>BSEN</text:p>
          </table:table-cell>
          <table:table-cell table:number-columns-repeated="2"/>
          <table:table-cell office:value-type="string" calcext:value-type="string">
            <text:p>OSDEN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602]); &quot;&quot;; COM.MICROSOFT.CONCAT(&quot;#define &quot;; [.T602]; &quot; (1 &lt;&lt; &quot;; [.U602]; &quot;)&quot;))" office:value-type="string" office:string-value="#define OSDEN (1 &lt;&lt; 7)" calcext:value-type="string">
            <text:p>#define OSDEN (1 &lt;&lt; 7)</text:p>
          </table:table-cell>
        </table:table-row>
        <table:table-row table:style-name="ro3">
          <table:table-cell table:number-columns-repeated="13"/>
          <table:table-cell table:formula="of:=FLOOR((ROW([.D603]) - 1) / 8) + 2" office:value-type="float" office:value="77" calcext:value-type="float">
            <text:p>77</text:p>
          </table:table-cell>
          <table:table-cell table:formula="of:=MOD(ROW([.M604]) - 2; 8) + COLUMN([.D603])" office:value-type="float" office:value="6" calcext:value-type="float">
            <text:p>6</text:p>
          </table:table-cell>
          <table:table-cell table:formula="of:=INDIRECT(ADDRESS([.N603];[.O603]))" office:value-type="string" office:string-value="Shadow" calcext:value-type="string">
            <text:p>Shadow</text:p>
          </table:table-cell>
          <table:table-cell table:formula="of:=IF([.P603] = 0; &quot;RESERVED&quot;; [.P603])" office:value-type="string" office:string-value="Shadow" calcext:value-type="string">
            <text:p>Shadow</text:p>
          </table:table-cell>
          <table:table-cell table:number-columns-repeated="2"/>
          <table:table-cell office:value-type="string" calcext:value-type="string">
            <text:p>BSEN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603]); &quot;&quot;; COM.MICROSOFT.CONCAT(&quot;#define &quot;; [.T603]; &quot; (1 &lt;&lt; &quot;; [.U603]; &quot;)&quot;))" office:value-type="string" office:string-value="#define BSEN (1 &lt;&lt; 6)" calcext:value-type="string">
            <text:p>#define BSEN (1 &lt;&lt; 6)</text:p>
          </table:table-cell>
        </table:table-row>
        <table:table-row table:style-name="ro3">
          <table:table-cell table:number-columns-repeated="13"/>
          <table:table-cell table:formula="of:=FLOOR((ROW([.D604]) - 1) / 8) + 2" office:value-type="float" office:value="77" calcext:value-type="float">
            <text:p>77</text:p>
          </table:table-cell>
          <table:table-cell table:formula="of:=MOD(ROW([.M605]) - 2; 8) + COLUMN([.D604])" office:value-type="float" office:value="7" calcext:value-type="float">
            <text:p>7</text:p>
          </table:table-cell>
          <table:table-cell table:formula="of:=INDIRECT(ADDRESS([.N604];[.O604]))" office:value-type="string" office:string-value="FBEN" calcext:value-type="string">
            <text:p>FBEN</text:p>
          </table:table-cell>
          <table:table-cell table:formula="of:=IF([.P604] = 0; &quot;RESERVED&quot;; [.P604])" office:value-type="string" office:string-value="FBEN" calcext:value-type="string">
            <text:p>FBEN</text:p>
          </table:table-cell>
          <table:table-cell table:number-columns-repeated="2"/>
          <table:table-cell office:value-type="string" calcext:value-type="string">
            <text:p>Shadow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604]); &quot;&quot;; COM.MICROSOFT.CONCAT(&quot;#define &quot;; [.T604]; &quot; (1 &lt;&lt; &quot;; [.U604]; &quot;)&quot;))" office:value-type="string" office:string-value="#define Shadow (1 &lt;&lt; 5)" calcext:value-type="string">
            <text:p>#define Shadow (1 &lt;&lt; 5)</text:p>
          </table:table-cell>
        </table:table-row>
        <table:table-row table:style-name="ro3">
          <table:table-cell table:number-columns-repeated="13"/>
          <table:table-cell table:formula="of:=FLOOR((ROW([.D605]) - 1) / 8) + 2" office:value-type="float" office:value="77" calcext:value-type="float">
            <text:p>77</text:p>
          </table:table-cell>
          <table:table-cell table:formula="of:=MOD(ROW([.M606]) - 2; 8) + COLUMN([.D605])" office:value-type="float" office:value="8" calcext:value-type="float">
            <text:p>8</text:p>
          </table:table-cell>
          <table:table-cell table:formula="of:=INDIRECT(ADDRESS([.N605];[.O605]))" office:value-type="string" office:string-value="Blend" calcext:value-type="string">
            <text:p>Blend</text:p>
          </table:table-cell>
          <table:table-cell table:formula="of:=IF([.P605] = 0; &quot;RESERVED&quot;; [.P605])" office:value-type="string" office:string-value="Blend" calcext:value-type="string">
            <text:p>Blend</text:p>
          </table:table-cell>
          <table:table-cell table:number-columns-repeated="2"/>
          <table:table-cell office:value-type="string" calcext:value-type="string">
            <text:p>FBEN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605]); &quot;&quot;; COM.MICROSOFT.CONCAT(&quot;#define &quot;; [.T605]; &quot; (1 &lt;&lt; &quot;; [.U605]; &quot;)&quot;))" office:value-type="string" office:string-value="#define FBEN (1 &lt;&lt; 4)" calcext:value-type="string">
            <text:p>#define FBEN (1 &lt;&lt; 4)</text:p>
          </table:table-cell>
        </table:table-row>
        <table:table-row table:style-name="ro3">
          <table:table-cell table:number-columns-repeated="13"/>
          <table:table-cell table:formula="of:=FLOOR((ROW([.D606]) - 1) / 8) + 2" office:value-type="float" office:value="77" calcext:value-type="float">
            <text:p>77</text:p>
          </table:table-cell>
          <table:table-cell table:formula="of:=MOD(ROW([.M607]) - 2; 8) + COLUMN([.D606])" office:value-type="float" office:value="9" calcext:value-type="float">
            <text:p>9</text:p>
          </table:table-cell>
          <table:table-cell table:formula="of:=INDIRECT(ADDRESS([.N606];[.O606]))" office:value-type="string" office:string-value="WENclr" calcext:value-type="string">
            <text:p>WENclr</text:p>
          </table:table-cell>
          <table:table-cell table:formula="of:=IF([.P606] = 0; &quot;RESERVED&quot;; [.P606])" office:value-type="string" office:string-value="WENclr" calcext:value-type="string">
            <text:p>WENclr</text:p>
          </table:table-cell>
          <table:table-cell table:number-columns-repeated="2"/>
          <table:table-cell office:value-type="string" calcext:value-type="string">
            <text:p>Blend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606]); &quot;&quot;; COM.MICROSOFT.CONCAT(&quot;#define &quot;; [.T606]; &quot; (1 &lt;&lt; &quot;; [.U606]; &quot;)&quot;))" office:value-type="string" office:string-value="#define Blend (1 &lt;&lt; 3)" calcext:value-type="string">
            <text:p>#define Blend (1 &lt;&lt; 3)</text:p>
          </table:table-cell>
        </table:table-row>
        <table:table-row table:style-name="ro3">
          <table:table-cell table:number-columns-repeated="13"/>
          <table:table-cell table:formula="of:=FLOOR((ROW([.D607]) - 1) / 8) + 2" office:value-type="float" office:value="77" calcext:value-type="float">
            <text:p>77</text:p>
          </table:table-cell>
          <table:table-cell table:formula="of:=MOD(ROW([.M608]) - 2; 8) + COLUMN([.D607])" office:value-type="float" office:value="10" calcext:value-type="float">
            <text:p>10</text:p>
          </table:table-cell>
          <table:table-cell table:formula="of:=INDIRECT(ADDRESS([.N607];[.O607]))" office:value-type="string" office:string-value="RAMclr" calcext:value-type="string">
            <text:p>RAMclr</text:p>
          </table:table-cell>
          <table:table-cell table:formula="of:=IF([.P607] = 0; &quot;RESERVED&quot;; [.P607])" office:value-type="string" office:string-value="RAMclr" calcext:value-type="string">
            <text:p>RAMclr</text:p>
          </table:table-cell>
          <table:table-cell table:number-columns-repeated="2"/>
          <table:table-cell office:value-type="string" calcext:value-type="string">
            <text:p>WENclr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607]); &quot;&quot;; COM.MICROSOFT.CONCAT(&quot;#define &quot;; [.T607]; &quot; (1 &lt;&lt; &quot;; [.U607]; &quot;)&quot;))" office:value-type="string" office:string-value="#define WENclr (1 &lt;&lt; 2)" calcext:value-type="string">
            <text:p>#define WENclr (1 &lt;&lt; 2)</text:p>
          </table:table-cell>
        </table:table-row>
        <table:table-row table:style-name="ro3">
          <table:table-cell table:number-columns-repeated="13"/>
          <table:table-cell table:formula="of:=FLOOR((ROW([.D608]) - 1) / 8) + 2" office:value-type="float" office:value="77" calcext:value-type="float">
            <text:p>77</text:p>
          </table:table-cell>
          <table:table-cell table:formula="of:=MOD(ROW([.M609]) - 2; 8) + COLUMN([.D608])" office:value-type="float" office:value="11" calcext:value-type="float">
            <text:p>11</text:p>
          </table:table-cell>
          <table:table-cell table:formula="of:=INDIRECT(ADDRESS([.N608];[.O608]))" office:value-type="string" office:string-value="FBKGC" calcext:value-type="string">
            <text:p>FBKGC</text:p>
          </table:table-cell>
          <table:table-cell table:formula="of:=IF([.P608] = 0; &quot;RESERVED&quot;; [.P608])" office:value-type="string" office:string-value="FBKGC" calcext:value-type="string">
            <text:p>FBKGC</text:p>
          </table:table-cell>
          <table:table-cell table:number-columns-repeated="2"/>
          <table:table-cell office:value-type="string" calcext:value-type="string">
            <text:p>RAMclr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608]); &quot;&quot;; COM.MICROSOFT.CONCAT(&quot;#define &quot;; [.T608]; &quot; (1 &lt;&lt; &quot;; [.U608]; &quot;)&quot;))" office:value-type="string" office:string-value="#define RAMclr (1 &lt;&lt; 1)" calcext:value-type="string">
            <text:p>#define RAMclr (1 &lt;&lt; 1)</text:p>
          </table:table-cell>
        </table:table-row>
        <table:table-row table:style-name="ro3">
          <table:table-cell table:number-columns-repeated="13"/>
          <table:table-cell table:formula="of:=FLOOR((ROW([.D609]) - 1) / 8) + 2" office:value-type="float" office:value="78" calcext:value-type="float">
            <text:p>78</text:p>
          </table:table-cell>
          <table:table-cell table:formula="of:=MOD(ROW([.M610]) - 2; 8) + COLUMN([.D609])" office:value-type="float" office:value="4" calcext:value-type="float">
            <text:p>4</text:p>
          </table:table-cell>
          <table:table-cell table:formula="of:=INDIRECT(ADDRESS([.N609];[.O609]))" office:value-type="float" office:value="0" calcext:value-type="float">
            <text:p>0</text:p>
          </table:table-cell>
          <table:table-cell table:formula="of:=IF([.P609] = 0; &quot;RESERVED&quot;; [.P609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FBKGC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09]); &quot;&quot;; COM.MICROSOFT.CONCAT(&quot;#define &quot;; [.T609]; &quot; (1 &lt;&lt; &quot;; [.U609]; &quot;)&quot;))" office:value-type="string" office:string-value="#define FBKGC (1 &lt;&lt; 0)" calcext:value-type="string">
            <text:p>#define FBKGC (1 &lt;&lt; 0)</text:p>
          </table:table-cell>
        </table:table-row>
        <table:table-row table:style-name="ro3">
          <table:table-cell table:number-columns-repeated="13"/>
          <table:table-cell table:formula="of:=FLOOR((ROW([.D610]) - 1) / 8) + 2" office:value-type="float" office:value="78" calcext:value-type="float">
            <text:p>78</text:p>
          </table:table-cell>
          <table:table-cell table:formula="of:=MOD(ROW([.M611]) - 2; 8) + COLUMN([.D610])" office:value-type="float" office:value="5" calcext:value-type="float">
            <text:p>5</text:p>
          </table:table-cell>
          <table:table-cell table:formula="of:=INDIRECT(ADDRESS([.N610];[.O610]))" office:value-type="float" office:value="0" calcext:value-type="float">
            <text:p>0</text:p>
          </table:table-cell>
          <table:table-cell table:formula="of:=IF([.P610] = 0; &quot;RESERVED&quot;; [.P61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10]); &quot;&quot;; COM.MICROSOFT.CONCAT(&quot;#define &quot;; [.T610]; &quot; (1 &lt;&lt; &quot;; [.U610]; &quot;)&quot;))">
            <text:p/>
          </table:table-cell>
        </table:table-row>
        <table:table-row table:style-name="ro3">
          <table:table-cell table:number-columns-repeated="13"/>
          <table:table-cell table:formula="of:=FLOOR((ROW([.D611]) - 1) / 8) + 2" office:value-type="float" office:value="78" calcext:value-type="float">
            <text:p>78</text:p>
          </table:table-cell>
          <table:table-cell table:formula="of:=MOD(ROW([.M612]) - 2; 8) + COLUMN([.D611])" office:value-type="float" office:value="6" calcext:value-type="float">
            <text:p>6</text:p>
          </table:table-cell>
          <table:table-cell table:formula="of:=INDIRECT(ADDRESS([.N611];[.O611]))" office:value-type="float" office:value="0" calcext:value-type="float">
            <text:p>0</text:p>
          </table:table-cell>
          <table:table-cell table:formula="of:=IF([.P611] = 0; &quot;RESERVED&quot;; [.P611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11]); &quot;&quot;; COM.MICROSOFT.CONCAT(&quot;#define &quot;; [.T611]; &quot; (1 &lt;&lt; &quot;; [.U611]; &quot;)&quot;))">
            <text:p/>
          </table:table-cell>
        </table:table-row>
        <table:table-row table:style-name="ro3">
          <table:table-cell table:number-columns-repeated="13"/>
          <table:table-cell table:formula="of:=FLOOR((ROW([.D612]) - 1) / 8) + 2" office:value-type="float" office:value="78" calcext:value-type="float">
            <text:p>78</text:p>
          </table:table-cell>
          <table:table-cell table:formula="of:=MOD(ROW([.M613]) - 2; 8) + COLUMN([.D612])" office:value-type="float" office:value="7" calcext:value-type="float">
            <text:p>7</text:p>
          </table:table-cell>
          <table:table-cell table:formula="of:=INDIRECT(ADDRESS([.N612];[.O612]))" office:value-type="string" office:string-value="DWE" calcext:value-type="string">
            <text:p>DWE</text:p>
          </table:table-cell>
          <table:table-cell table:formula="of:=IF([.P612] = 0; &quot;RESERVED&quot;; [.P612])" office:value-type="string" office:string-value="DWE" calcext:value-type="string">
            <text:p>DWE</text:p>
          </table:table-cell>
          <table:table-cell table:number-columns-repeated="5"/>
          <table:table-cell table:formula="of:=IF(ISBLANK([.U612]); &quot;&quot;; COM.MICROSOFT.CONCAT(&quot;#define &quot;; [.T612]; &quot; (1 &lt;&lt; &quot;; [.U612]; &quot;)&quot;))">
            <text:p/>
          </table:table-cell>
        </table:table-row>
        <table:table-row table:style-name="ro3">
          <table:table-cell table:number-columns-repeated="13"/>
          <table:table-cell table:formula="of:=FLOOR((ROW([.D613]) - 1) / 8) + 2" office:value-type="float" office:value="78" calcext:value-type="float">
            <text:p>78</text:p>
          </table:table-cell>
          <table:table-cell table:formula="of:=MOD(ROW([.M614]) - 2; 8) + COLUMN([.D613])" office:value-type="float" office:value="8" calcext:value-type="float">
            <text:p>8</text:p>
          </table:table-cell>
          <table:table-cell table:formula="of:=INDIRECT(ADDRESS([.N613];[.O613]))" office:value-type="string" office:string-value="HSP" calcext:value-type="string">
            <text:p>HSP</text:p>
          </table:table-cell>
          <table:table-cell table:formula="of:=IF([.P613] = 0; &quot;RESERVED&quot;; [.P613])" office:value-type="string" office:string-value="HSP" calcext:value-type="string">
            <text:p>HSP</text:p>
          </table:table-cell>
          <table:table-cell table:number-columns-repeated="2"/>
          <table:table-cell office:value-type="string" calcext:value-type="string">
            <text:p>DWE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613]); &quot;&quot;; COM.MICROSOFT.CONCAT(&quot;#define &quot;; [.T613]; &quot; (1 &lt;&lt; &quot;; [.U613]; &quot;)&quot;))" office:value-type="string" office:string-value="#define DWE (1 &lt;&lt; 4)" calcext:value-type="string">
            <text:p>#define DWE (1 &lt;&lt; 4)</text:p>
          </table:table-cell>
        </table:table-row>
        <table:table-row table:style-name="ro3">
          <table:table-cell table:number-columns-repeated="13"/>
          <table:table-cell table:formula="of:=FLOOR((ROW([.D614]) - 1) / 8) + 2" office:value-type="float" office:value="78" calcext:value-type="float">
            <text:p>78</text:p>
          </table:table-cell>
          <table:table-cell table:formula="of:=MOD(ROW([.M615]) - 2; 8) + COLUMN([.D614])" office:value-type="float" office:value="9" calcext:value-type="float">
            <text:p>9</text:p>
          </table:table-cell>
          <table:table-cell table:formula="of:=INDIRECT(ADDRESS([.N614];[.O614]))" office:value-type="string" office:string-value="VSP" calcext:value-type="string">
            <text:p>VSP</text:p>
          </table:table-cell>
          <table:table-cell table:formula="of:=IF([.P614] = 0; &quot;RESERVED&quot;; [.P614])" office:value-type="string" office:string-value="VSP" calcext:value-type="string">
            <text:p>VSP</text:p>
          </table:table-cell>
          <table:table-cell table:number-columns-repeated="2"/>
          <table:table-cell office:value-type="string" calcext:value-type="string">
            <text:p>HSP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614]); &quot;&quot;; COM.MICROSOFT.CONCAT(&quot;#define &quot;; [.T614]; &quot; (1 &lt;&lt; &quot;; [.U614]; &quot;)&quot;))" office:value-type="string" office:string-value="#define HSP (1 &lt;&lt; 3)" calcext:value-type="string">
            <text:p>#define HSP (1 &lt;&lt; 3)</text:p>
          </table:table-cell>
        </table:table-row>
        <table:table-row table:style-name="ro3">
          <table:table-cell table:number-columns-repeated="13"/>
          <table:table-cell table:formula="of:=FLOOR((ROW([.D615]) - 1) / 8) + 2" office:value-type="float" office:value="78" calcext:value-type="float">
            <text:p>78</text:p>
          </table:table-cell>
          <table:table-cell table:formula="of:=MOD(ROW([.M616]) - 2; 8) + COLUMN([.D615])" office:value-type="float" office:value="10" calcext:value-type="float">
            <text:p>10</text:p>
          </table:table-cell>
          <table:table-cell table:formula="of:=INDIRECT(ADDRESS([.N615];[.O615]))" office:value-type="float" office:value="0" calcext:value-type="float">
            <text:p>0</text:p>
          </table:table-cell>
          <table:table-cell table:formula="of:=IF([.P615] = 0; &quot;RESERVED&quot;; [.P615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VSP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615]); &quot;&quot;; COM.MICROSOFT.CONCAT(&quot;#define &quot;; [.T615]; &quot; (1 &lt;&lt; &quot;; [.U615]; &quot;)&quot;))" office:value-type="string" office:string-value="#define VSP (1 &lt;&lt; 2)" calcext:value-type="string">
            <text:p>#define VSP (1 &lt;&lt; 2)</text:p>
          </table:table-cell>
        </table:table-row>
        <table:table-row table:style-name="ro3">
          <table:table-cell table:number-columns-repeated="13"/>
          <table:table-cell table:formula="of:=FLOOR((ROW([.D616]) - 1) / 8) + 2" office:value-type="float" office:value="78" calcext:value-type="float">
            <text:p>78</text:p>
          </table:table-cell>
          <table:table-cell table:formula="of:=MOD(ROW([.M617]) - 2; 8) + COLUMN([.D616])" office:value-type="float" office:value="11" calcext:value-type="float">
            <text:p>11</text:p>
          </table:table-cell>
          <table:table-cell table:formula="of:=INDIRECT(ADDRESS([.N616];[.O616]))" office:value-type="float" office:value="0" calcext:value-type="float">
            <text:p>0</text:p>
          </table:table-cell>
          <table:table-cell table:formula="of:=IF([.P616] = 0; &quot;RESERVED&quot;; [.P616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16]); &quot;&quot;; COM.MICROSOFT.CONCAT(&quot;#define &quot;; [.T616]; &quot; (1 &lt;&lt; &quot;; [.U616]; &quot;)&quot;))">
            <text:p/>
          </table:table-cell>
        </table:table-row>
        <table:table-row table:style-name="ro3">
          <table:table-cell table:number-columns-repeated="13"/>
          <table:table-cell table:formula="of:=FLOOR((ROW([.D617]) - 1) / 8) + 2" office:value-type="float" office:value="79" calcext:value-type="float">
            <text:p>79</text:p>
          </table:table-cell>
          <table:table-cell table:formula="of:=MOD(ROW([.M618]) - 2; 8) + COLUMN([.D617])" office:value-type="float" office:value="4" calcext:value-type="float">
            <text:p>4</text:p>
          </table:table-cell>
          <table:table-cell table:formula="of:=INDIRECT(ADDRESS([.N617];[.O617]))" office:value-type="float" office:value="0" calcext:value-type="float">
            <text:p>0</text:p>
          </table:table-cell>
          <table:table-cell table:formula="of:=IF([.P617] = 0; &quot;RESERVED&quot;; [.P617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17]); &quot;&quot;; COM.MICROSOFT.CONCAT(&quot;#define &quot;; [.T617]; &quot; (1 &lt;&lt; &quot;; [.U617]; &quot;)&quot;))">
            <text:p/>
          </table:table-cell>
        </table:table-row>
        <table:table-row table:style-name="ro3">
          <table:table-cell table:number-columns-repeated="13"/>
          <table:table-cell table:formula="of:=FLOOR((ROW([.D618]) - 1) / 8) + 2" office:value-type="float" office:value="79" calcext:value-type="float">
            <text:p>79</text:p>
          </table:table-cell>
          <table:table-cell table:formula="of:=MOD(ROW([.M619]) - 2; 8) + COLUMN([.D618])" office:value-type="float" office:value="5" calcext:value-type="float">
            <text:p>5</text:p>
          </table:table-cell>
          <table:table-cell table:formula="of:=INDIRECT(ADDRESS([.N618];[.O618]))" office:value-type="float" office:value="0" calcext:value-type="float">
            <text:p>0</text:p>
          </table:table-cell>
          <table:table-cell table:formula="of:=IF([.P618] = 0; &quot;RESERVED&quot;; [.P618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18]); &quot;&quot;; COM.MICROSOFT.CONCAT(&quot;#define &quot;; [.T618]; &quot; (1 &lt;&lt; &quot;; [.U618]; &quot;)&quot;))">
            <text:p/>
          </table:table-cell>
        </table:table-row>
        <table:table-row table:style-name="ro3">
          <table:table-cell table:number-columns-repeated="13"/>
          <table:table-cell table:formula="of:=FLOOR((ROW([.D619]) - 1) / 8) + 2" office:value-type="float" office:value="79" calcext:value-type="float">
            <text:p>79</text:p>
          </table:table-cell>
          <table:table-cell table:formula="of:=MOD(ROW([.M620]) - 2; 8) + COLUMN([.D619])" office:value-type="float" office:value="6" calcext:value-type="float">
            <text:p>6</text:p>
          </table:table-cell>
          <table:table-cell table:formula="of:=INDIRECT(ADDRESS([.N619];[.O619]))" office:value-type="float" office:value="0" calcext:value-type="float">
            <text:p>0</text:p>
          </table:table-cell>
          <table:table-cell table:formula="of:=IF([.P619] = 0; &quot;RESERVED&quot;; [.P619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19]); &quot;&quot;; COM.MICROSOFT.CONCAT(&quot;#define &quot;; [.T619]; &quot; (1 &lt;&lt; &quot;; [.U619]; &quot;)&quot;))">
            <text:p/>
          </table:table-cell>
        </table:table-row>
        <table:table-row table:style-name="ro3">
          <table:table-cell table:number-columns-repeated="13"/>
          <table:table-cell table:formula="of:=FLOOR((ROW([.D620]) - 1) / 8) + 2" office:value-type="float" office:value="79" calcext:value-type="float">
            <text:p>79</text:p>
          </table:table-cell>
          <table:table-cell table:formula="of:=MOD(ROW([.M621]) - 2; 8) + COLUMN([.D620])" office:value-type="float" office:value="7" calcext:value-type="float">
            <text:p>7</text:p>
          </table:table-cell>
          <table:table-cell table:formula="of:=INDIRECT(ADDRESS([.N620];[.O620]))" office:value-type="float" office:value="0" calcext:value-type="float">
            <text:p>0</text:p>
          </table:table-cell>
          <table:table-cell table:formula="of:=IF([.P620] = 0; &quot;RESERVED&quot;; [.P620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20]); &quot;&quot;; COM.MICROSOFT.CONCAT(&quot;#define &quot;; [.T620]; &quot; (1 &lt;&lt; &quot;; [.U620]; &quot;)&quot;))">
            <text:p/>
          </table:table-cell>
        </table:table-row>
        <table:table-row table:style-name="ro3">
          <table:table-cell table:number-columns-repeated="13"/>
          <table:table-cell table:formula="of:=FLOOR((ROW([.D621]) - 1) / 8) + 2" office:value-type="float" office:value="79" calcext:value-type="float">
            <text:p>79</text:p>
          </table:table-cell>
          <table:table-cell table:formula="of:=MOD(ROW([.M622]) - 2; 8) + COLUMN([.D621])" office:value-type="float" office:value="8" calcext:value-type="float">
            <text:p>8</text:p>
          </table:table-cell>
          <table:table-cell table:formula="of:=INDIRECT(ADDRESS([.N621];[.O621]))" office:value-type="float" office:value="0" calcext:value-type="float">
            <text:p>0</text:p>
          </table:table-cell>
          <table:table-cell table:formula="of:=IF([.P621] = 0; &quot;RESERVED&quot;; [.P621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21]); &quot;&quot;; COM.MICROSOFT.CONCAT(&quot;#define &quot;; [.T621]; &quot; (1 &lt;&lt; &quot;; [.U621]; &quot;)&quot;))">
            <text:p/>
          </table:table-cell>
        </table:table-row>
        <table:table-row table:style-name="ro3">
          <table:table-cell table:number-columns-repeated="13"/>
          <table:table-cell table:formula="of:=FLOOR((ROW([.D622]) - 1) / 8) + 2" office:value-type="float" office:value="79" calcext:value-type="float">
            <text:p>79</text:p>
          </table:table-cell>
          <table:table-cell table:formula="of:=MOD(ROW([.M623]) - 2; 8) + COLUMN([.D622])" office:value-type="float" office:value="9" calcext:value-type="float">
            <text:p>9</text:p>
          </table:table-cell>
          <table:table-cell table:formula="of:=INDIRECT(ADDRESS([.N622];[.O622]))" office:value-type="string" office:string-value="CSR" calcext:value-type="string">
            <text:p>CSR</text:p>
          </table:table-cell>
          <table:table-cell table:formula="of:=IF([.P622] = 0; &quot;RESERVED&quot;; [.P622])" office:value-type="string" office:string-value="CSR" calcext:value-type="string">
            <text:p>CSR</text:p>
          </table:table-cell>
          <table:table-cell table:number-columns-repeated="5"/>
          <table:table-cell table:formula="of:=IF(ISBLANK([.U622]); &quot;&quot;; COM.MICROSOFT.CONCAT(&quot;#define &quot;; [.T622]; &quot; (1 &lt;&lt; &quot;; [.U622]; &quot;)&quot;))">
            <text:p/>
          </table:table-cell>
        </table:table-row>
        <table:table-row table:style-name="ro3">
          <table:table-cell table:number-columns-repeated="13"/>
          <table:table-cell table:formula="of:=FLOOR((ROW([.D623]) - 1) / 8) + 2" office:value-type="float" office:value="79" calcext:value-type="float">
            <text:p>79</text:p>
          </table:table-cell>
          <table:table-cell table:formula="of:=MOD(ROW([.M624]) - 2; 8) + COLUMN([.D623])" office:value-type="float" office:value="10" calcext:value-type="float">
            <text:p>10</text:p>
          </table:table-cell>
          <table:table-cell table:formula="of:=INDIRECT(ADDRESS([.N623];[.O623]))" office:value-type="string" office:string-value="CSG" calcext:value-type="string">
            <text:p>CSG</text:p>
          </table:table-cell>
          <table:table-cell table:formula="of:=IF([.P623] = 0; &quot;RESERVED&quot;; [.P623])" office:value-type="string" office:string-value="CSG" calcext:value-type="string">
            <text:p>CSG</text:p>
          </table:table-cell>
          <table:table-cell table:number-columns-repeated="2"/>
          <table:table-cell office:value-type="string" calcext:value-type="string">
            <text:p>CSR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623]); &quot;&quot;; COM.MICROSOFT.CONCAT(&quot;#define &quot;; [.T623]; &quot; (1 &lt;&lt; &quot;; [.U623]; &quot;)&quot;))" office:value-type="string" office:string-value="#define CSR (1 &lt;&lt; 2)" calcext:value-type="string">
            <text:p>#define CSR (1 &lt;&lt; 2)</text:p>
          </table:table-cell>
        </table:table-row>
        <table:table-row table:style-name="ro3">
          <table:table-cell table:number-columns-repeated="13"/>
          <table:table-cell table:formula="of:=FLOOR((ROW([.D624]) - 1) / 8) + 2" office:value-type="float" office:value="79" calcext:value-type="float">
            <text:p>79</text:p>
          </table:table-cell>
          <table:table-cell table:formula="of:=MOD(ROW([.M625]) - 2; 8) + COLUMN([.D624])" office:value-type="float" office:value="11" calcext:value-type="float">
            <text:p>11</text:p>
          </table:table-cell>
          <table:table-cell table:formula="of:=INDIRECT(ADDRESS([.N624];[.O624]))" office:value-type="string" office:string-value="CSB" calcext:value-type="string">
            <text:p>CSB</text:p>
          </table:table-cell>
          <table:table-cell table:formula="of:=IF([.P624] = 0; &quot;RESERVED&quot;; [.P624])" office:value-type="string" office:string-value="CSB" calcext:value-type="string">
            <text:p>CSB</text:p>
          </table:table-cell>
          <table:table-cell table:number-columns-repeated="2"/>
          <table:table-cell office:value-type="string" calcext:value-type="string">
            <text:p>CSG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624]); &quot;&quot;; COM.MICROSOFT.CONCAT(&quot;#define &quot;; [.T624]; &quot; (1 &lt;&lt; &quot;; [.U624]; &quot;)&quot;))" office:value-type="string" office:string-value="#define CSG (1 &lt;&lt; 1)" calcext:value-type="string">
            <text:p>#define CSG (1 &lt;&lt; 1)</text:p>
          </table:table-cell>
        </table:table-row>
        <table:table-row table:style-name="ro3">
          <table:table-cell table:number-columns-repeated="13"/>
          <table:table-cell table:formula="of:=FLOOR((ROW([.D625]) - 1) / 8) + 2" office:value-type="float" office:value="80" calcext:value-type="float">
            <text:p>80</text:p>
          </table:table-cell>
          <table:table-cell table:formula="of:=MOD(ROW([.M626]) - 2; 8) + COLUMN([.D625])" office:value-type="float" office:value="4" calcext:value-type="float">
            <text:p>4</text:p>
          </table:table-cell>
          <table:table-cell table:formula="of:=INDIRECT(ADDRESS([.N625];[.O625]))" office:value-type="string" office:string-value="FSW" calcext:value-type="string">
            <text:p>FSW</text:p>
          </table:table-cell>
          <table:table-cell table:formula="of:=IF([.P625] = 0; &quot;RESERVED&quot;; [.P625])" office:value-type="string" office:string-value="FSW" calcext:value-type="string">
            <text:p>FSW</text:p>
          </table:table-cell>
          <table:table-cell table:number-columns-repeated="2"/>
          <table:table-cell office:value-type="string" calcext:value-type="string">
            <text:p>C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25]); &quot;&quot;; COM.MICROSOFT.CONCAT(&quot;#define &quot;; [.T625]; &quot; (1 &lt;&lt; &quot;; [.U625]; &quot;)&quot;))" office:value-type="string" office:string-value="#define CSB (1 &lt;&lt; 0)" calcext:value-type="string">
            <text:p>#define CSB (1 &lt;&lt; 0)</text:p>
          </table:table-cell>
        </table:table-row>
        <table:table-row table:style-name="ro3">
          <table:table-cell table:number-columns-repeated="13"/>
          <table:table-cell table:formula="of:=FLOOR((ROW([.D626]) - 1) / 8) + 2" office:value-type="float" office:value="80" calcext:value-type="float">
            <text:p>80</text:p>
          </table:table-cell>
          <table:table-cell table:formula="of:=MOD(ROW([.M627]) - 2; 8) + COLUMN([.D626])" office:value-type="float" office:value="5" calcext:value-type="float">
            <text:p>5</text:p>
          </table:table-cell>
          <table:table-cell table:formula="of:=INDIRECT(ADDRESS([.N626];[.O626]))" office:value-type="float" office:value="0" calcext:value-type="float">
            <text:p>0</text:p>
          </table:table-cell>
          <table:table-cell table:formula="of:=IF([.P626] = 0; &quot;RESERVED&quot;; [.P626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FSW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626]); &quot;&quot;; COM.MICROSOFT.CONCAT(&quot;#define &quot;; [.T626]; &quot; (1 &lt;&lt; &quot;; [.U626]; &quot;)&quot;))" office:value-type="string" office:string-value="#define FSW (1 &lt;&lt; 7)" calcext:value-type="string">
            <text:p>#define FSW (1 &lt;&lt; 7)</text:p>
          </table:table-cell>
        </table:table-row>
        <table:table-row table:style-name="ro3">
          <table:table-cell table:number-columns-repeated="13"/>
          <table:table-cell table:formula="of:=FLOOR((ROW([.D627]) - 1) / 8) + 2" office:value-type="float" office:value="80" calcext:value-type="float">
            <text:p>80</text:p>
          </table:table-cell>
          <table:table-cell table:formula="of:=MOD(ROW([.M628]) - 2; 8) + COLUMN([.D627])" office:value-type="float" office:value="6" calcext:value-type="float">
            <text:p>6</text:p>
          </table:table-cell>
          <table:table-cell table:formula="of:=INDIRECT(ADDRESS([.N627];[.O627]))" office:value-type="float" office:value="0" calcext:value-type="float">
            <text:p>0</text:p>
          </table:table-cell>
          <table:table-cell table:formula="of:=IF([.P627] = 0; &quot;RESERVED&quot;; [.P627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27]); &quot;&quot;; COM.MICROSOFT.CONCAT(&quot;#define &quot;; [.T627]; &quot; (1 &lt;&lt; &quot;; [.U627]; &quot;)&quot;))">
            <text:p/>
          </table:table-cell>
        </table:table-row>
        <table:table-row table:style-name="ro3">
          <table:table-cell table:number-columns-repeated="13"/>
          <table:table-cell table:formula="of:=FLOOR((ROW([.D628]) - 1) / 8) + 2" office:value-type="float" office:value="80" calcext:value-type="float">
            <text:p>80</text:p>
          </table:table-cell>
          <table:table-cell table:formula="of:=MOD(ROW([.M629]) - 2; 8) + COLUMN([.D628])" office:value-type="float" office:value="7" calcext:value-type="float">
            <text:p>7</text:p>
          </table:table-cell>
          <table:table-cell table:formula="of:=INDIRECT(ADDRESS([.N628];[.O628]))" office:value-type="float" office:value="0" calcext:value-type="float">
            <text:p>0</text:p>
          </table:table-cell>
          <table:table-cell table:formula="of:=IF([.P628] = 0; &quot;RESERVED&quot;; [.P628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28]); &quot;&quot;; COM.MICROSOFT.CONCAT(&quot;#define &quot;; [.T628]; &quot; (1 &lt;&lt; &quot;; [.U628]; &quot;)&quot;))">
            <text:p/>
          </table:table-cell>
        </table:table-row>
        <table:table-row table:style-name="ro3">
          <table:table-cell table:number-columns-repeated="13"/>
          <table:table-cell table:formula="of:=FLOOR((ROW([.D629]) - 1) / 8) + 2" office:value-type="float" office:value="80" calcext:value-type="float">
            <text:p>80</text:p>
          </table:table-cell>
          <table:table-cell table:formula="of:=MOD(ROW([.M630]) - 2; 8) + COLUMN([.D629])" office:value-type="float" office:value="8" calcext:value-type="float">
            <text:p>8</text:p>
          </table:table-cell>
          <table:table-cell table:formula="of:=INDIRECT(ADDRESS([.N629];[.O629]))" office:value-type="float" office:value="0" calcext:value-type="float">
            <text:p>0</text:p>
          </table:table-cell>
          <table:table-cell table:formula="of:=IF([.P629] = 0; &quot;RESERVED&quot;; [.P629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29]); &quot;&quot;; COM.MICROSOFT.CONCAT(&quot;#define &quot;; [.T629]; &quot; (1 &lt;&lt; &quot;; [.U629]; &quot;)&quot;))">
            <text:p/>
          </table:table-cell>
        </table:table-row>
        <table:table-row table:style-name="ro3">
          <table:table-cell table:number-columns-repeated="13"/>
          <table:table-cell table:formula="of:=FLOOR((ROW([.D630]) - 1) / 8) + 2" office:value-type="float" office:value="80" calcext:value-type="float">
            <text:p>80</text:p>
          </table:table-cell>
          <table:table-cell table:formula="of:=MOD(ROW([.M631]) - 2; 8) + COLUMN([.D630])" office:value-type="float" office:value="9" calcext:value-type="float">
            <text:p>9</text:p>
          </table:table-cell>
          <table:table-cell table:formula="of:=INDIRECT(ADDRESS([.N630];[.O630]))" office:value-type="string" office:string-value="FSR" calcext:value-type="string">
            <text:p>FSR</text:p>
          </table:table-cell>
          <table:table-cell table:formula="of:=IF([.P630] = 0; &quot;RESERVED&quot;; [.P630])" office:value-type="string" office:string-value="FSR" calcext:value-type="string">
            <text:p>FSR</text:p>
          </table:table-cell>
          <table:table-cell table:number-columns-repeated="5"/>
          <table:table-cell table:formula="of:=IF(ISBLANK([.U630]); &quot;&quot;; COM.MICROSOFT.CONCAT(&quot;#define &quot;; [.T630]; &quot; (1 &lt;&lt; &quot;; [.U630]; &quot;)&quot;))">
            <text:p/>
          </table:table-cell>
        </table:table-row>
        <table:table-row table:style-name="ro3">
          <table:table-cell table:number-columns-repeated="13"/>
          <table:table-cell table:formula="of:=FLOOR((ROW([.D631]) - 1) / 8) + 2" office:value-type="float" office:value="80" calcext:value-type="float">
            <text:p>80</text:p>
          </table:table-cell>
          <table:table-cell table:formula="of:=MOD(ROW([.M632]) - 2; 8) + COLUMN([.D631])" office:value-type="float" office:value="10" calcext:value-type="float">
            <text:p>10</text:p>
          </table:table-cell>
          <table:table-cell table:formula="of:=INDIRECT(ADDRESS([.N631];[.O631]))" office:value-type="string" office:string-value="FSG" calcext:value-type="string">
            <text:p>FSG</text:p>
          </table:table-cell>
          <table:table-cell table:formula="of:=IF([.P631] = 0; &quot;RESERVED&quot;; [.P631])" office:value-type="string" office:string-value="FSG" calcext:value-type="string">
            <text:p>FSG</text:p>
          </table:table-cell>
          <table:table-cell table:number-columns-repeated="2"/>
          <table:table-cell office:value-type="string" calcext:value-type="string">
            <text:p>FSR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631]); &quot;&quot;; COM.MICROSOFT.CONCAT(&quot;#define &quot;; [.T631]; &quot; (1 &lt;&lt; &quot;; [.U631]; &quot;)&quot;))" office:value-type="string" office:string-value="#define FSR (1 &lt;&lt; 2)" calcext:value-type="string">
            <text:p>#define FSR (1 &lt;&lt; 2)</text:p>
          </table:table-cell>
        </table:table-row>
        <table:table-row table:style-name="ro3">
          <table:table-cell table:number-columns-repeated="13"/>
          <table:table-cell table:formula="of:=FLOOR((ROW([.D632]) - 1) / 8) + 2" office:value-type="float" office:value="80" calcext:value-type="float">
            <text:p>80</text:p>
          </table:table-cell>
          <table:table-cell table:formula="of:=MOD(ROW([.M633]) - 2; 8) + COLUMN([.D632])" office:value-type="float" office:value="11" calcext:value-type="float">
            <text:p>11</text:p>
          </table:table-cell>
          <table:table-cell table:formula="of:=INDIRECT(ADDRESS([.N632];[.O632]))" office:value-type="string" office:string-value="FSB" calcext:value-type="string">
            <text:p>FSB</text:p>
          </table:table-cell>
          <table:table-cell table:formula="of:=IF([.P632] = 0; &quot;RESERVED&quot;; [.P632])" office:value-type="string" office:string-value="FSB" calcext:value-type="string">
            <text:p>FSB</text:p>
          </table:table-cell>
          <table:table-cell table:number-columns-repeated="2"/>
          <table:table-cell office:value-type="string" calcext:value-type="string">
            <text:p>FSG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632]); &quot;&quot;; COM.MICROSOFT.CONCAT(&quot;#define &quot;; [.T632]; &quot; (1 &lt;&lt; &quot;; [.U632]; &quot;)&quot;))" office:value-type="string" office:string-value="#define FSG (1 &lt;&lt; 1)" calcext:value-type="string">
            <text:p>#define FSG (1 &lt;&lt; 1)</text:p>
          </table:table-cell>
        </table:table-row>
        <table:table-row table:style-name="ro3">
          <table:table-cell table:number-columns-repeated="13"/>
          <table:table-cell table:formula="of:=FLOOR((ROW([.D633]) - 1) / 8) + 2" office:value-type="float" office:value="81" calcext:value-type="float">
            <text:p>81</text:p>
          </table:table-cell>
          <table:table-cell table:formula="of:=MOD(ROW([.M634]) - 2; 8) + COLUMN([.D633])" office:value-type="float" office:value="4" calcext:value-type="float">
            <text:p>4</text:p>
          </table:table-cell>
          <table:table-cell table:formula="of:=INDIRECT(ADDRESS([.N633];[.O633]))" office:value-type="string" office:string-value="WW41" calcext:value-type="string">
            <text:p>WW41</text:p>
          </table:table-cell>
          <table:table-cell table:formula="of:=IF([.P633] = 0; &quot;RESERVED&quot;; [.P633])" office:value-type="string" office:string-value="WW41" calcext:value-type="string">
            <text:p>WW41</text:p>
          </table:table-cell>
          <table:table-cell table:number-columns-repeated="2"/>
          <table:table-cell office:value-type="string" calcext:value-type="string">
            <text:p>FSB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33]); &quot;&quot;; COM.MICROSOFT.CONCAT(&quot;#define &quot;; [.T633]; &quot; (1 &lt;&lt; &quot;; [.U633]; &quot;)&quot;))" office:value-type="string" office:string-value="#define FSB (1 &lt;&lt; 0)" calcext:value-type="string">
            <text:p>#define FSB (1 &lt;&lt; 0)</text:p>
          </table:table-cell>
        </table:table-row>
        <table:table-row table:style-name="ro3">
          <table:table-cell table:number-columns-repeated="13"/>
          <table:table-cell table:formula="of:=FLOOR((ROW([.D634]) - 1) / 8) + 2" office:value-type="float" office:value="81" calcext:value-type="float">
            <text:p>81</text:p>
          </table:table-cell>
          <table:table-cell table:formula="of:=MOD(ROW([.M635]) - 2; 8) + COLUMN([.D634])" office:value-type="float" office:value="5" calcext:value-type="float">
            <text:p>5</text:p>
          </table:table-cell>
          <table:table-cell table:formula="of:=INDIRECT(ADDRESS([.N634];[.O634]))" office:value-type="string" office:string-value="WW40" calcext:value-type="string">
            <text:p>WW40</text:p>
          </table:table-cell>
          <table:table-cell table:formula="of:=IF([.P634] = 0; &quot;RESERVED&quot;; [.P634])" office:value-type="string" office:string-value="WW40" calcext:value-type="string">
            <text:p>WW40</text:p>
          </table:table-cell>
          <table:table-cell table:number-columns-repeated="2"/>
          <table:table-cell office:value-type="string" calcext:value-type="string">
            <text:p>WW4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634]); &quot;&quot;; COM.MICROSOFT.CONCAT(&quot;#define &quot;; [.T634]; &quot; (1 &lt;&lt; &quot;; [.U634]; &quot;)&quot;))" office:value-type="string" office:string-value="#define WW41 (1 &lt;&lt; 7)" calcext:value-type="string">
            <text:p>#define WW41 (1 &lt;&lt; 7)</text:p>
          </table:table-cell>
        </table:table-row>
        <table:table-row table:style-name="ro3">
          <table:table-cell table:number-columns-repeated="13"/>
          <table:table-cell table:formula="of:=FLOOR((ROW([.D635]) - 1) / 8) + 2" office:value-type="float" office:value="81" calcext:value-type="float">
            <text:p>81</text:p>
          </table:table-cell>
          <table:table-cell table:formula="of:=MOD(ROW([.M636]) - 2; 8) + COLUMN([.D635])" office:value-type="float" office:value="6" calcext:value-type="float">
            <text:p>6</text:p>
          </table:table-cell>
          <table:table-cell table:formula="of:=INDIRECT(ADDRESS([.N635];[.O635]))" office:value-type="string" office:string-value="WW31" calcext:value-type="string">
            <text:p>WW31</text:p>
          </table:table-cell>
          <table:table-cell table:formula="of:=IF([.P635] = 0; &quot;RESERVED&quot;; [.P635])" office:value-type="string" office:string-value="WW31" calcext:value-type="string">
            <text:p>WW31</text:p>
          </table:table-cell>
          <table:table-cell table:number-columns-repeated="2"/>
          <table:table-cell office:value-type="string" calcext:value-type="string">
            <text:p>WW4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635]); &quot;&quot;; COM.MICROSOFT.CONCAT(&quot;#define &quot;; [.T635]; &quot; (1 &lt;&lt; &quot;; [.U635]; &quot;)&quot;))" office:value-type="string" office:string-value="#define WW40 (1 &lt;&lt; 6)" calcext:value-type="string">
            <text:p>#define WW40 (1 &lt;&lt; 6)</text:p>
          </table:table-cell>
        </table:table-row>
        <table:table-row table:style-name="ro3">
          <table:table-cell table:number-columns-repeated="13"/>
          <table:table-cell table:formula="of:=FLOOR((ROW([.D636]) - 1) / 8) + 2" office:value-type="float" office:value="81" calcext:value-type="float">
            <text:p>81</text:p>
          </table:table-cell>
          <table:table-cell table:formula="of:=MOD(ROW([.M637]) - 2; 8) + COLUMN([.D636])" office:value-type="float" office:value="7" calcext:value-type="float">
            <text:p>7</text:p>
          </table:table-cell>
          <table:table-cell table:formula="of:=INDIRECT(ADDRESS([.N636];[.O636]))" office:value-type="string" office:string-value="WW30" calcext:value-type="string">
            <text:p>WW30</text:p>
          </table:table-cell>
          <table:table-cell table:formula="of:=IF([.P636] = 0; &quot;RESERVED&quot;; [.P636])" office:value-type="string" office:string-value="WW30" calcext:value-type="string">
            <text:p>WW30</text:p>
          </table:table-cell>
          <table:table-cell table:number-columns-repeated="2"/>
          <table:table-cell office:value-type="string" calcext:value-type="string">
            <text:p>WW3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636]); &quot;&quot;; COM.MICROSOFT.CONCAT(&quot;#define &quot;; [.T636]; &quot; (1 &lt;&lt; &quot;; [.U636]; &quot;)&quot;))" office:value-type="string" office:string-value="#define WW31 (1 &lt;&lt; 5)" calcext:value-type="string">
            <text:p>#define WW31 (1 &lt;&lt; 5)</text:p>
          </table:table-cell>
        </table:table-row>
        <table:table-row table:style-name="ro3">
          <table:table-cell table:number-columns-repeated="13"/>
          <table:table-cell table:formula="of:=FLOOR((ROW([.D637]) - 1) / 8) + 2" office:value-type="float" office:value="81" calcext:value-type="float">
            <text:p>81</text:p>
          </table:table-cell>
          <table:table-cell table:formula="of:=MOD(ROW([.M638]) - 2; 8) + COLUMN([.D637])" office:value-type="float" office:value="8" calcext:value-type="float">
            <text:p>8</text:p>
          </table:table-cell>
          <table:table-cell table:formula="of:=INDIRECT(ADDRESS([.N637];[.O637]))" office:value-type="string" office:string-value="WW21" calcext:value-type="string">
            <text:p>WW21</text:p>
          </table:table-cell>
          <table:table-cell table:formula="of:=IF([.P637] = 0; &quot;RESERVED&quot;; [.P637])" office:value-type="string" office:string-value="WW21" calcext:value-type="string">
            <text:p>WW21</text:p>
          </table:table-cell>
          <table:table-cell table:number-columns-repeated="2"/>
          <table:table-cell office:value-type="string" calcext:value-type="string">
            <text:p>WW3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637]); &quot;&quot;; COM.MICROSOFT.CONCAT(&quot;#define &quot;; [.T637]; &quot; (1 &lt;&lt; &quot;; [.U637]; &quot;)&quot;))" office:value-type="string" office:string-value="#define WW30 (1 &lt;&lt; 4)" calcext:value-type="string">
            <text:p>#define WW30 (1 &lt;&lt; 4)</text:p>
          </table:table-cell>
        </table:table-row>
        <table:table-row table:style-name="ro3">
          <table:table-cell table:number-columns-repeated="13"/>
          <table:table-cell table:formula="of:=FLOOR((ROW([.D638]) - 1) / 8) + 2" office:value-type="float" office:value="81" calcext:value-type="float">
            <text:p>81</text:p>
          </table:table-cell>
          <table:table-cell table:formula="of:=MOD(ROW([.M639]) - 2; 8) + COLUMN([.D638])" office:value-type="float" office:value="9" calcext:value-type="float">
            <text:p>9</text:p>
          </table:table-cell>
          <table:table-cell table:formula="of:=INDIRECT(ADDRESS([.N638];[.O638]))" office:value-type="string" office:string-value="WW20" calcext:value-type="string">
            <text:p>WW20</text:p>
          </table:table-cell>
          <table:table-cell table:formula="of:=IF([.P638] = 0; &quot;RESERVED&quot;; [.P638])" office:value-type="string" office:string-value="WW20" calcext:value-type="string">
            <text:p>WW20</text:p>
          </table:table-cell>
          <table:table-cell table:number-columns-repeated="2"/>
          <table:table-cell office:value-type="string" calcext:value-type="string">
            <text:p>WW2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638]); &quot;&quot;; COM.MICROSOFT.CONCAT(&quot;#define &quot;; [.T638]; &quot; (1 &lt;&lt; &quot;; [.U638]; &quot;)&quot;))" office:value-type="string" office:string-value="#define WW21 (1 &lt;&lt; 3)" calcext:value-type="string">
            <text:p>#define WW21 (1 &lt;&lt; 3)</text:p>
          </table:table-cell>
        </table:table-row>
        <table:table-row table:style-name="ro3">
          <table:table-cell table:number-columns-repeated="13"/>
          <table:table-cell table:formula="of:=FLOOR((ROW([.D639]) - 1) / 8) + 2" office:value-type="float" office:value="81" calcext:value-type="float">
            <text:p>81</text:p>
          </table:table-cell>
          <table:table-cell table:formula="of:=MOD(ROW([.M640]) - 2; 8) + COLUMN([.D639])" office:value-type="float" office:value="10" calcext:value-type="float">
            <text:p>10</text:p>
          </table:table-cell>
          <table:table-cell table:formula="of:=INDIRECT(ADDRESS([.N639];[.O639]))" office:value-type="string" office:string-value="WW11" calcext:value-type="string">
            <text:p>WW11</text:p>
          </table:table-cell>
          <table:table-cell table:formula="of:=IF([.P639] = 0; &quot;RESERVED&quot;; [.P639])" office:value-type="string" office:string-value="WW11" calcext:value-type="string">
            <text:p>WW11</text:p>
          </table:table-cell>
          <table:table-cell table:number-columns-repeated="2"/>
          <table:table-cell office:value-type="string" calcext:value-type="string">
            <text:p>WW2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639]); &quot;&quot;; COM.MICROSOFT.CONCAT(&quot;#define &quot;; [.T639]; &quot; (1 &lt;&lt; &quot;; [.U639]; &quot;)&quot;))" office:value-type="string" office:string-value="#define WW20 (1 &lt;&lt; 2)" calcext:value-type="string">
            <text:p>#define WW20 (1 &lt;&lt; 2)</text:p>
          </table:table-cell>
        </table:table-row>
        <table:table-row table:style-name="ro3">
          <table:table-cell table:number-columns-repeated="13"/>
          <table:table-cell table:formula="of:=FLOOR((ROW([.D640]) - 1) / 8) + 2" office:value-type="float" office:value="81" calcext:value-type="float">
            <text:p>81</text:p>
          </table:table-cell>
          <table:table-cell table:formula="of:=MOD(ROW([.M641]) - 2; 8) + COLUMN([.D640])" office:value-type="float" office:value="11" calcext:value-type="float">
            <text:p>11</text:p>
          </table:table-cell>
          <table:table-cell table:formula="of:=INDIRECT(ADDRESS([.N640];[.O640]))" office:value-type="string" office:string-value="WW10" calcext:value-type="string">
            <text:p>WW10</text:p>
          </table:table-cell>
          <table:table-cell table:formula="of:=IF([.P640] = 0; &quot;RESERVED&quot;; [.P640])" office:value-type="string" office:string-value="WW10" calcext:value-type="string">
            <text:p>WW10</text:p>
          </table:table-cell>
          <table:table-cell table:number-columns-repeated="2"/>
          <table:table-cell office:value-type="string" calcext:value-type="string">
            <text:p>WW1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640]); &quot;&quot;; COM.MICROSOFT.CONCAT(&quot;#define &quot;; [.T640]; &quot; (1 &lt;&lt; &quot;; [.U640]; &quot;)&quot;))" office:value-type="string" office:string-value="#define WW11 (1 &lt;&lt; 1)" calcext:value-type="string">
            <text:p>#define WW11 (1 &lt;&lt; 1)</text:p>
          </table:table-cell>
        </table:table-row>
        <table:table-row table:style-name="ro3">
          <table:table-cell table:number-columns-repeated="13"/>
          <table:table-cell table:formula="of:=FLOOR((ROW([.D641]) - 1) / 8) + 2" office:value-type="float" office:value="82" calcext:value-type="float">
            <text:p>82</text:p>
          </table:table-cell>
          <table:table-cell table:formula="of:=MOD(ROW([.M642]) - 2; 8) + COLUMN([.D641])" office:value-type="float" office:value="4" calcext:value-type="float">
            <text:p>4</text:p>
          </table:table-cell>
          <table:table-cell table:formula="of:=INDIRECT(ADDRESS([.N641];[.O641]))" office:value-type="string" office:string-value="WH41" calcext:value-type="string">
            <text:p>WH41</text:p>
          </table:table-cell>
          <table:table-cell table:formula="of:=IF([.P641] = 0; &quot;RESERVED&quot;; [.P641])" office:value-type="string" office:string-value="WH41" calcext:value-type="string">
            <text:p>WH41</text:p>
          </table:table-cell>
          <table:table-cell table:number-columns-repeated="2"/>
          <table:table-cell office:value-type="string" calcext:value-type="string">
            <text:p>WW1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41]); &quot;&quot;; COM.MICROSOFT.CONCAT(&quot;#define &quot;; [.T641]; &quot; (1 &lt;&lt; &quot;; [.U641]; &quot;)&quot;))" office:value-type="string" office:string-value="#define WW10 (1 &lt;&lt; 0)" calcext:value-type="string">
            <text:p>#define WW10 (1 &lt;&lt; 0)</text:p>
          </table:table-cell>
        </table:table-row>
        <table:table-row table:style-name="ro3">
          <table:table-cell table:number-columns-repeated="13"/>
          <table:table-cell table:formula="of:=FLOOR((ROW([.D642]) - 1) / 8) + 2" office:value-type="float" office:value="82" calcext:value-type="float">
            <text:p>82</text:p>
          </table:table-cell>
          <table:table-cell table:formula="of:=MOD(ROW([.M643]) - 2; 8) + COLUMN([.D642])" office:value-type="float" office:value="5" calcext:value-type="float">
            <text:p>5</text:p>
          </table:table-cell>
          <table:table-cell table:formula="of:=INDIRECT(ADDRESS([.N642];[.O642]))" office:value-type="string" office:string-value="WH40" calcext:value-type="string">
            <text:p>WH40</text:p>
          </table:table-cell>
          <table:table-cell table:formula="of:=IF([.P642] = 0; &quot;RESERVED&quot;; [.P642])" office:value-type="string" office:string-value="WH40" calcext:value-type="string">
            <text:p>WH40</text:p>
          </table:table-cell>
          <table:table-cell table:number-columns-repeated="2"/>
          <table:table-cell office:value-type="string" calcext:value-type="string">
            <text:p>WH4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ISBLANK([.U642]); &quot;&quot;; COM.MICROSOFT.CONCAT(&quot;#define &quot;; [.T642]; &quot; (1 &lt;&lt; &quot;; [.U642]; &quot;)&quot;))" office:value-type="string" office:string-value="#define WH41 (1 &lt;&lt; 7)" calcext:value-type="string">
            <text:p>#define WH41 (1 &lt;&lt; 7)</text:p>
          </table:table-cell>
        </table:table-row>
        <table:table-row table:style-name="ro3">
          <table:table-cell table:number-columns-repeated="13"/>
          <table:table-cell table:formula="of:=FLOOR((ROW([.D643]) - 1) / 8) + 2" office:value-type="float" office:value="82" calcext:value-type="float">
            <text:p>82</text:p>
          </table:table-cell>
          <table:table-cell table:formula="of:=MOD(ROW([.M644]) - 2; 8) + COLUMN([.D643])" office:value-type="float" office:value="6" calcext:value-type="float">
            <text:p>6</text:p>
          </table:table-cell>
          <table:table-cell table:formula="of:=INDIRECT(ADDRESS([.N643];[.O643]))" office:value-type="string" office:string-value="WH31" calcext:value-type="string">
            <text:p>WH31</text:p>
          </table:table-cell>
          <table:table-cell table:formula="of:=IF([.P643] = 0; &quot;RESERVED&quot;; [.P643])" office:value-type="string" office:string-value="WH31" calcext:value-type="string">
            <text:p>WH31</text:p>
          </table:table-cell>
          <table:table-cell table:number-columns-repeated="2"/>
          <table:table-cell office:value-type="string" calcext:value-type="string">
            <text:p>WH4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643]); &quot;&quot;; COM.MICROSOFT.CONCAT(&quot;#define &quot;; [.T643]; &quot; (1 &lt;&lt; &quot;; [.U643]; &quot;)&quot;))" office:value-type="string" office:string-value="#define WH40 (1 &lt;&lt; 6)" calcext:value-type="string">
            <text:p>#define WH40 (1 &lt;&lt; 6)</text:p>
          </table:table-cell>
        </table:table-row>
        <table:table-row table:style-name="ro3">
          <table:table-cell table:number-columns-repeated="13"/>
          <table:table-cell table:formula="of:=FLOOR((ROW([.D644]) - 1) / 8) + 2" office:value-type="float" office:value="82" calcext:value-type="float">
            <text:p>82</text:p>
          </table:table-cell>
          <table:table-cell table:formula="of:=MOD(ROW([.M645]) - 2; 8) + COLUMN([.D644])" office:value-type="float" office:value="7" calcext:value-type="float">
            <text:p>7</text:p>
          </table:table-cell>
          <table:table-cell table:formula="of:=INDIRECT(ADDRESS([.N644];[.O644]))" office:value-type="string" office:string-value="WH30" calcext:value-type="string">
            <text:p>WH30</text:p>
          </table:table-cell>
          <table:table-cell table:formula="of:=IF([.P644] = 0; &quot;RESERVED&quot;; [.P644])" office:value-type="string" office:string-value="WH30" calcext:value-type="string">
            <text:p>WH30</text:p>
          </table:table-cell>
          <table:table-cell table:number-columns-repeated="2"/>
          <table:table-cell office:value-type="string" calcext:value-type="string">
            <text:p>WH3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644]); &quot;&quot;; COM.MICROSOFT.CONCAT(&quot;#define &quot;; [.T644]; &quot; (1 &lt;&lt; &quot;; [.U644]; &quot;)&quot;))" office:value-type="string" office:string-value="#define WH31 (1 &lt;&lt; 5)" calcext:value-type="string">
            <text:p>#define WH31 (1 &lt;&lt; 5)</text:p>
          </table:table-cell>
        </table:table-row>
        <table:table-row table:style-name="ro3">
          <table:table-cell table:number-columns-repeated="13"/>
          <table:table-cell table:formula="of:=FLOOR((ROW([.D645]) - 1) / 8) + 2" office:value-type="float" office:value="82" calcext:value-type="float">
            <text:p>82</text:p>
          </table:table-cell>
          <table:table-cell table:formula="of:=MOD(ROW([.M646]) - 2; 8) + COLUMN([.D645])" office:value-type="float" office:value="8" calcext:value-type="float">
            <text:p>8</text:p>
          </table:table-cell>
          <table:table-cell table:formula="of:=INDIRECT(ADDRESS([.N645];[.O645]))" office:value-type="string" office:string-value="WH21" calcext:value-type="string">
            <text:p>WH21</text:p>
          </table:table-cell>
          <table:table-cell table:formula="of:=IF([.P645] = 0; &quot;RESERVED&quot;; [.P645])" office:value-type="string" office:string-value="WH21" calcext:value-type="string">
            <text:p>WH21</text:p>
          </table:table-cell>
          <table:table-cell table:number-columns-repeated="2"/>
          <table:table-cell office:value-type="string" calcext:value-type="string">
            <text:p>WH3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645]); &quot;&quot;; COM.MICROSOFT.CONCAT(&quot;#define &quot;; [.T645]; &quot; (1 &lt;&lt; &quot;; [.U645]; &quot;)&quot;))" office:value-type="string" office:string-value="#define WH30 (1 &lt;&lt; 4)" calcext:value-type="string">
            <text:p>#define WH30 (1 &lt;&lt; 4)</text:p>
          </table:table-cell>
        </table:table-row>
        <table:table-row table:style-name="ro3">
          <table:table-cell table:number-columns-repeated="13"/>
          <table:table-cell table:formula="of:=FLOOR((ROW([.D646]) - 1) / 8) + 2" office:value-type="float" office:value="82" calcext:value-type="float">
            <text:p>82</text:p>
          </table:table-cell>
          <table:table-cell table:formula="of:=MOD(ROW([.M647]) - 2; 8) + COLUMN([.D646])" office:value-type="float" office:value="9" calcext:value-type="float">
            <text:p>9</text:p>
          </table:table-cell>
          <table:table-cell table:formula="of:=INDIRECT(ADDRESS([.N646];[.O646]))" office:value-type="string" office:string-value="WH20" calcext:value-type="string">
            <text:p>WH20</text:p>
          </table:table-cell>
          <table:table-cell table:formula="of:=IF([.P646] = 0; &quot;RESERVED&quot;; [.P646])" office:value-type="string" office:string-value="WH20" calcext:value-type="string">
            <text:p>WH20</text:p>
          </table:table-cell>
          <table:table-cell table:number-columns-repeated="2"/>
          <table:table-cell office:value-type="string" calcext:value-type="string">
            <text:p>WH21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ISBLANK([.U646]); &quot;&quot;; COM.MICROSOFT.CONCAT(&quot;#define &quot;; [.T646]; &quot; (1 &lt;&lt; &quot;; [.U646]; &quot;)&quot;))" office:value-type="string" office:string-value="#define WH21 (1 &lt;&lt; 3)" calcext:value-type="string">
            <text:p>#define WH21 (1 &lt;&lt; 3)</text:p>
          </table:table-cell>
        </table:table-row>
        <table:table-row table:style-name="ro3">
          <table:table-cell table:number-columns-repeated="13"/>
          <table:table-cell table:formula="of:=FLOOR((ROW([.D647]) - 1) / 8) + 2" office:value-type="float" office:value="82" calcext:value-type="float">
            <text:p>82</text:p>
          </table:table-cell>
          <table:table-cell table:formula="of:=MOD(ROW([.M648]) - 2; 8) + COLUMN([.D647])" office:value-type="float" office:value="10" calcext:value-type="float">
            <text:p>10</text:p>
          </table:table-cell>
          <table:table-cell table:formula="of:=INDIRECT(ADDRESS([.N647];[.O647]))" office:value-type="string" office:string-value="WH11" calcext:value-type="string">
            <text:p>WH11</text:p>
          </table:table-cell>
          <table:table-cell table:formula="of:=IF([.P647] = 0; &quot;RESERVED&quot;; [.P647])" office:value-type="string" office:string-value="WH11" calcext:value-type="string">
            <text:p>WH11</text:p>
          </table:table-cell>
          <table:table-cell table:number-columns-repeated="2"/>
          <table:table-cell office:value-type="string" calcext:value-type="string">
            <text:p>WH2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647]); &quot;&quot;; COM.MICROSOFT.CONCAT(&quot;#define &quot;; [.T647]; &quot; (1 &lt;&lt; &quot;; [.U647]; &quot;)&quot;))" office:value-type="string" office:string-value="#define WH20 (1 &lt;&lt; 2)" calcext:value-type="string">
            <text:p>#define WH20 (1 &lt;&lt; 2)</text:p>
          </table:table-cell>
        </table:table-row>
        <table:table-row table:style-name="ro3">
          <table:table-cell table:number-columns-repeated="13"/>
          <table:table-cell table:formula="of:=FLOOR((ROW([.D648]) - 1) / 8) + 2" office:value-type="float" office:value="82" calcext:value-type="float">
            <text:p>82</text:p>
          </table:table-cell>
          <table:table-cell table:formula="of:=MOD(ROW([.M649]) - 2; 8) + COLUMN([.D648])" office:value-type="float" office:value="11" calcext:value-type="float">
            <text:p>11</text:p>
          </table:table-cell>
          <table:table-cell table:formula="of:=INDIRECT(ADDRESS([.N648];[.O648]))" office:value-type="string" office:string-value="WH10" calcext:value-type="string">
            <text:p>WH10</text:p>
          </table:table-cell>
          <table:table-cell table:formula="of:=IF([.P648] = 0; &quot;RESERVED&quot;; [.P648])" office:value-type="string" office:string-value="WH10" calcext:value-type="string">
            <text:p>WH10</text:p>
          </table:table-cell>
          <table:table-cell table:number-columns-repeated="2"/>
          <table:table-cell office:value-type="string" calcext:value-type="string">
            <text:p>WH1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648]); &quot;&quot;; COM.MICROSOFT.CONCAT(&quot;#define &quot;; [.T648]; &quot; (1 &lt;&lt; &quot;; [.U648]; &quot;)&quot;))" office:value-type="string" office:string-value="#define WH11 (1 &lt;&lt; 1)" calcext:value-type="string">
            <text:p>#define WH11 (1 &lt;&lt; 1)</text:p>
          </table:table-cell>
        </table:table-row>
        <table:table-row table:style-name="ro3">
          <table:table-cell table:number-columns-repeated="13"/>
          <table:table-cell table:formula="of:=FLOOR((ROW([.D649]) - 1) / 8) + 2" office:value-type="float" office:value="83" calcext:value-type="float">
            <text:p>83</text:p>
          </table:table-cell>
          <table:table-cell table:formula="of:=MOD(ROW([.M650]) - 2; 8) + COLUMN([.D649])" office:value-type="float" office:value="4" calcext:value-type="float">
            <text:p>4</text:p>
          </table:table-cell>
          <table:table-cell table:formula="of:=INDIRECT(ADDRESS([.N649];[.O649]))" office:value-type="float" office:value="0" calcext:value-type="float">
            <text:p>0</text:p>
          </table:table-cell>
          <table:table-cell table:formula="of:=IF([.P649] = 0; &quot;RESERVED&quot;; [.P649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WH1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49]); &quot;&quot;; COM.MICROSOFT.CONCAT(&quot;#define &quot;; [.T649]; &quot; (1 &lt;&lt; &quot;; [.U649]; &quot;)&quot;))" office:value-type="string" office:string-value="#define WH10 (1 &lt;&lt; 0)" calcext:value-type="string">
            <text:p>#define WH10 (1 &lt;&lt; 0)</text:p>
          </table:table-cell>
        </table:table-row>
        <table:table-row table:style-name="ro3">
          <table:table-cell table:number-columns-repeated="13"/>
          <table:table-cell table:formula="of:=FLOOR((ROW([.D650]) - 1) / 8) + 2" office:value-type="float" office:value="83" calcext:value-type="float">
            <text:p>83</text:p>
          </table:table-cell>
          <table:table-cell table:formula="of:=MOD(ROW([.M651]) - 2; 8) + COLUMN([.D650])" office:value-type="float" office:value="5" calcext:value-type="float">
            <text:p>5</text:p>
          </table:table-cell>
          <table:table-cell table:formula="of:=INDIRECT(ADDRESS([.N650];[.O650]))" office:value-type="string" office:string-value="R1" calcext:value-type="string">
            <text:p>R1</text:p>
          </table:table-cell>
          <table:table-cell table:formula="of:=IF([.P650] = 0; &quot;RESERVED&quot;; [.P650])" office:value-type="string" office:string-value="R1" calcext:value-type="string">
            <text:p>R1</text:p>
          </table:table-cell>
          <table:table-cell table:number-columns-repeated="5"/>
          <table:table-cell table:formula="of:=IF(ISBLANK([.U650]); &quot;&quot;; COM.MICROSOFT.CONCAT(&quot;#define &quot;; [.T650]; &quot; (1 &lt;&lt; &quot;; [.U650]; &quot;)&quot;))">
            <text:p/>
          </table:table-cell>
        </table:table-row>
        <table:table-row table:style-name="ro3">
          <table:table-cell table:number-columns-repeated="13"/>
          <table:table-cell table:formula="of:=FLOOR((ROW([.D651]) - 1) / 8) + 2" office:value-type="float" office:value="83" calcext:value-type="float">
            <text:p>83</text:p>
          </table:table-cell>
          <table:table-cell table:formula="of:=MOD(ROW([.M652]) - 2; 8) + COLUMN([.D651])" office:value-type="float" office:value="6" calcext:value-type="float">
            <text:p>6</text:p>
          </table:table-cell>
          <table:table-cell table:formula="of:=INDIRECT(ADDRESS([.N651];[.O651]))" office:value-type="string" office:string-value="G1" calcext:value-type="string">
            <text:p>G1</text:p>
          </table:table-cell>
          <table:table-cell table:formula="of:=IF([.P651] = 0; &quot;RESERVED&quot;; [.P651])" office:value-type="string" office:string-value="G1" calcext:value-type="string">
            <text:p>G1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651]); &quot;&quot;; COM.MICROSOFT.CONCAT(&quot;#define &quot;; [.T651]; &quot; (1 &lt;&lt; &quot;; [.U651]; &quot;)&quot;))" office:value-type="string" office:string-value="#define R1 (1 &lt;&lt; 6)" calcext:value-type="string">
            <text:p>#define R1 (1 &lt;&lt; 6)</text:p>
          </table:table-cell>
        </table:table-row>
        <table:table-row table:style-name="ro3">
          <table:table-cell table:number-columns-repeated="13"/>
          <table:table-cell table:formula="of:=FLOOR((ROW([.D652]) - 1) / 8) + 2" office:value-type="float" office:value="83" calcext:value-type="float">
            <text:p>83</text:p>
          </table:table-cell>
          <table:table-cell table:formula="of:=MOD(ROW([.M653]) - 2; 8) + COLUMN([.D652])" office:value-type="float" office:value="7" calcext:value-type="float">
            <text:p>7</text:p>
          </table:table-cell>
          <table:table-cell table:formula="of:=INDIRECT(ADDRESS([.N652];[.O652]))" office:value-type="string" office:string-value="B1" calcext:value-type="string">
            <text:p>B1</text:p>
          </table:table-cell>
          <table:table-cell table:formula="of:=IF([.P652] = 0; &quot;RESERVED&quot;; [.P652])" office:value-type="string" office:string-value="B1" calcext:value-type="string">
            <text:p>B1</text:p>
          </table:table-cell>
          <table:table-cell table:number-columns-repeated="2"/>
          <table:table-cell office:value-type="string" calcext:value-type="string">
            <text:p>G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652]); &quot;&quot;; COM.MICROSOFT.CONCAT(&quot;#define &quot;; [.T652]; &quot; (1 &lt;&lt; &quot;; [.U652]; &quot;)&quot;))" office:value-type="string" office:string-value="#define G1 (1 &lt;&lt; 5)" calcext:value-type="string">
            <text:p>#define G1 (1 &lt;&lt; 5)</text:p>
          </table:table-cell>
        </table:table-row>
        <table:table-row table:style-name="ro3">
          <table:table-cell table:number-columns-repeated="13"/>
          <table:table-cell table:formula="of:=FLOOR((ROW([.D653]) - 1) / 8) + 2" office:value-type="float" office:value="83" calcext:value-type="float">
            <text:p>83</text:p>
          </table:table-cell>
          <table:table-cell table:formula="of:=MOD(ROW([.M654]) - 2; 8) + COLUMN([.D653])" office:value-type="float" office:value="8" calcext:value-type="float">
            <text:p>8</text:p>
          </table:table-cell>
          <table:table-cell table:formula="of:=INDIRECT(ADDRESS([.N653];[.O653]))" office:value-type="float" office:value="0" calcext:value-type="float">
            <text:p>0</text:p>
          </table:table-cell>
          <table:table-cell table:formula="of:=IF([.P653] = 0; &quot;RESERVED&quot;; [.P653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ISBLANK([.U653]); &quot;&quot;; COM.MICROSOFT.CONCAT(&quot;#define &quot;; [.T653]; &quot; (1 &lt;&lt; &quot;; [.U653]; &quot;)&quot;))" office:value-type="string" office:string-value="#define B1 (1 &lt;&lt; 4)" calcext:value-type="string">
            <text:p>#define B1 (1 &lt;&lt; 4)</text:p>
          </table:table-cell>
        </table:table-row>
        <table:table-row table:style-name="ro3">
          <table:table-cell table:number-columns-repeated="13"/>
          <table:table-cell table:formula="of:=FLOOR((ROW([.D654]) - 1) / 8) + 2" office:value-type="float" office:value="83" calcext:value-type="float">
            <text:p>83</text:p>
          </table:table-cell>
          <table:table-cell table:formula="of:=MOD(ROW([.M655]) - 2; 8) + COLUMN([.D654])" office:value-type="float" office:value="9" calcext:value-type="float">
            <text:p>9</text:p>
          </table:table-cell>
          <table:table-cell table:formula="of:=INDIRECT(ADDRESS([.N654];[.O654]))" office:value-type="string" office:string-value="R2" calcext:value-type="string">
            <text:p>R2</text:p>
          </table:table-cell>
          <table:table-cell table:formula="of:=IF([.P654] = 0; &quot;RESERVED&quot;; [.P654])" office:value-type="string" office:string-value="R2" calcext:value-type="string">
            <text:p>R2</text:p>
          </table:table-cell>
          <table:table-cell table:number-columns-repeated="5"/>
          <table:table-cell table:formula="of:=IF(ISBLANK([.U654]); &quot;&quot;; COM.MICROSOFT.CONCAT(&quot;#define &quot;; [.T654]; &quot; (1 &lt;&lt; &quot;; [.U654]; &quot;)&quot;))">
            <text:p/>
          </table:table-cell>
        </table:table-row>
        <table:table-row table:style-name="ro3">
          <table:table-cell table:number-columns-repeated="13"/>
          <table:table-cell table:formula="of:=FLOOR((ROW([.D655]) - 1) / 8) + 2" office:value-type="float" office:value="83" calcext:value-type="float">
            <text:p>83</text:p>
          </table:table-cell>
          <table:table-cell table:formula="of:=MOD(ROW([.M656]) - 2; 8) + COLUMN([.D655])" office:value-type="float" office:value="10" calcext:value-type="float">
            <text:p>10</text:p>
          </table:table-cell>
          <table:table-cell table:formula="of:=INDIRECT(ADDRESS([.N655];[.O655]))" office:value-type="string" office:string-value="G2" calcext:value-type="string">
            <text:p>G2</text:p>
          </table:table-cell>
          <table:table-cell table:formula="of:=IF([.P655] = 0; &quot;RESERVED&quot;; [.P655])" office:value-type="string" office:string-value="G2" calcext:value-type="string">
            <text:p>G2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655]); &quot;&quot;; COM.MICROSOFT.CONCAT(&quot;#define &quot;; [.T655]; &quot; (1 &lt;&lt; &quot;; [.U655]; &quot;)&quot;))" office:value-type="string" office:string-value="#define R2 (1 &lt;&lt; 2)" calcext:value-type="string">
            <text:p>#define R2 (1 &lt;&lt; 2)</text:p>
          </table:table-cell>
        </table:table-row>
        <table:table-row table:style-name="ro3">
          <table:table-cell table:number-columns-repeated="13"/>
          <table:table-cell table:formula="of:=FLOOR((ROW([.D656]) - 1) / 8) + 2" office:value-type="float" office:value="83" calcext:value-type="float">
            <text:p>83</text:p>
          </table:table-cell>
          <table:table-cell table:formula="of:=MOD(ROW([.M657]) - 2; 8) + COLUMN([.D656])" office:value-type="float" office:value="11" calcext:value-type="float">
            <text:p>11</text:p>
          </table:table-cell>
          <table:table-cell table:formula="of:=INDIRECT(ADDRESS([.N656];[.O656]))" office:value-type="string" office:string-value="B2" calcext:value-type="string">
            <text:p>B2</text:p>
          </table:table-cell>
          <table:table-cell table:formula="of:=IF([.P656] = 0; &quot;RESERVED&quot;; [.P656])" office:value-type="string" office:string-value="B2" calcext:value-type="string">
            <text:p>B2</text:p>
          </table:table-cell>
          <table:table-cell table:number-columns-repeated="2"/>
          <table:table-cell office:value-type="string" calcext:value-type="string">
            <text:p>G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656]); &quot;&quot;; COM.MICROSOFT.CONCAT(&quot;#define &quot;; [.T656]; &quot; (1 &lt;&lt; &quot;; [.U656]; &quot;)&quot;))" office:value-type="string" office:string-value="#define G2 (1 &lt;&lt; 1)" calcext:value-type="string">
            <text:p>#define G2 (1 &lt;&lt; 1)</text:p>
          </table:table-cell>
        </table:table-row>
        <table:table-row table:style-name="ro3">
          <table:table-cell table:number-columns-repeated="13"/>
          <table:table-cell table:formula="of:=FLOOR((ROW([.D657]) - 1) / 8) + 2" office:value-type="float" office:value="84" calcext:value-type="float">
            <text:p>84</text:p>
          </table:table-cell>
          <table:table-cell table:formula="of:=MOD(ROW([.M658]) - 2; 8) + COLUMN([.D657])" office:value-type="float" office:value="4" calcext:value-type="float">
            <text:p>4</text:p>
          </table:table-cell>
          <table:table-cell table:formula="of:=INDIRECT(ADDRESS([.N657];[.O657]))" office:value-type="float" office:value="0" calcext:value-type="float">
            <text:p>0</text:p>
          </table:table-cell>
          <table:table-cell table:formula="of:=IF([.P657] = 0; &quot;RESERVED&quot;; [.P657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57]); &quot;&quot;; COM.MICROSOFT.CONCAT(&quot;#define &quot;; [.T657]; &quot; (1 &lt;&lt; &quot;; [.U657]; &quot;)&quot;))" office:value-type="string" office:string-value="#define B2 (1 &lt;&lt; 0)" calcext:value-type="string">
            <text:p>#define B2 (1 &lt;&lt; 0)</text:p>
          </table:table-cell>
        </table:table-row>
        <table:table-row table:style-name="ro3">
          <table:table-cell table:number-columns-repeated="13"/>
          <table:table-cell table:formula="of:=FLOOR((ROW([.D658]) - 1) / 8) + 2" office:value-type="float" office:value="84" calcext:value-type="float">
            <text:p>84</text:p>
          </table:table-cell>
          <table:table-cell table:formula="of:=MOD(ROW([.M659]) - 2; 8) + COLUMN([.D658])" office:value-type="float" office:value="5" calcext:value-type="float">
            <text:p>5</text:p>
          </table:table-cell>
          <table:table-cell table:formula="of:=INDIRECT(ADDRESS([.N658];[.O658]))" office:value-type="string" office:string-value="R3" calcext:value-type="string">
            <text:p>R3</text:p>
          </table:table-cell>
          <table:table-cell table:formula="of:=IF([.P658] = 0; &quot;RESERVED&quot;; [.P658])" office:value-type="string" office:string-value="R3" calcext:value-type="string">
            <text:p>R3</text:p>
          </table:table-cell>
          <table:table-cell table:number-columns-repeated="5"/>
          <table:table-cell table:formula="of:=IF(ISBLANK([.U658]); &quot;&quot;; COM.MICROSOFT.CONCAT(&quot;#define &quot;; [.T658]; &quot; (1 &lt;&lt; &quot;; [.U658]; &quot;)&quot;))">
            <text:p/>
          </table:table-cell>
        </table:table-row>
        <table:table-row table:style-name="ro3">
          <table:table-cell table:number-columns-repeated="13"/>
          <table:table-cell table:formula="of:=FLOOR((ROW([.D659]) - 1) / 8) + 2" office:value-type="float" office:value="84" calcext:value-type="float">
            <text:p>84</text:p>
          </table:table-cell>
          <table:table-cell table:formula="of:=MOD(ROW([.M660]) - 2; 8) + COLUMN([.D659])" office:value-type="float" office:value="6" calcext:value-type="float">
            <text:p>6</text:p>
          </table:table-cell>
          <table:table-cell table:formula="of:=INDIRECT(ADDRESS([.N659];[.O659]))" office:value-type="string" office:string-value="G3" calcext:value-type="string">
            <text:p>G3</text:p>
          </table:table-cell>
          <table:table-cell table:formula="of:=IF([.P659] = 0; &quot;RESERVED&quot;; [.P659])" office:value-type="string" office:string-value="G3" calcext:value-type="string">
            <text:p>G3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ISBLANK([.U659]); &quot;&quot;; COM.MICROSOFT.CONCAT(&quot;#define &quot;; [.T659]; &quot; (1 &lt;&lt; &quot;; [.U659]; &quot;)&quot;))" office:value-type="string" office:string-value="#define R3 (1 &lt;&lt; 6)" calcext:value-type="string">
            <text:p>#define R3 (1 &lt;&lt; 6)</text:p>
          </table:table-cell>
        </table:table-row>
        <table:table-row table:style-name="ro3">
          <table:table-cell table:number-columns-repeated="13"/>
          <table:table-cell table:formula="of:=FLOOR((ROW([.D660]) - 1) / 8) + 2" office:value-type="float" office:value="84" calcext:value-type="float">
            <text:p>84</text:p>
          </table:table-cell>
          <table:table-cell table:formula="of:=MOD(ROW([.M661]) - 2; 8) + COLUMN([.D660])" office:value-type="float" office:value="7" calcext:value-type="float">
            <text:p>7</text:p>
          </table:table-cell>
          <table:table-cell table:formula="of:=INDIRECT(ADDRESS([.N660];[.O660]))" office:value-type="string" office:string-value="B3" calcext:value-type="string">
            <text:p>B3</text:p>
          </table:table-cell>
          <table:table-cell table:formula="of:=IF([.P660] = 0; &quot;RESERVED&quot;; [.P660])" office:value-type="string" office:string-value="B3" calcext:value-type="string">
            <text:p>B3</text:p>
          </table:table-cell>
          <table:table-cell table:number-columns-repeated="2"/>
          <table:table-cell office:value-type="string" calcext:value-type="string">
            <text:p>G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ISBLANK([.U660]); &quot;&quot;; COM.MICROSOFT.CONCAT(&quot;#define &quot;; [.T660]; &quot; (1 &lt;&lt; &quot;; [.U660]; &quot;)&quot;))" office:value-type="string" office:string-value="#define G3 (1 &lt;&lt; 5)" calcext:value-type="string">
            <text:p>#define G3 (1 &lt;&lt; 5)</text:p>
          </table:table-cell>
        </table:table-row>
        <table:table-row table:style-name="ro3">
          <table:table-cell table:number-columns-repeated="13"/>
          <table:table-cell table:formula="of:=FLOOR((ROW([.D661]) - 1) / 8) + 2" office:value-type="float" office:value="84" calcext:value-type="float">
            <text:p>84</text:p>
          </table:table-cell>
          <table:table-cell table:formula="of:=MOD(ROW([.M662]) - 2; 8) + COLUMN([.D661])" office:value-type="float" office:value="8" calcext:value-type="float">
            <text:p>8</text:p>
          </table:table-cell>
          <table:table-cell table:formula="of:=INDIRECT(ADDRESS([.N661];[.O661]))" office:value-type="float" office:value="0" calcext:value-type="float">
            <text:p>0</text:p>
          </table:table-cell>
          <table:table-cell table:formula="of:=IF([.P661] = 0; &quot;RESERVED&quot;; [.P661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61]); &quot;&quot;; COM.MICROSOFT.CONCAT(&quot;#define &quot;; [.T661]; &quot; (1 &lt;&lt; &quot;; [.U661]; &quot;)&quot;))">
            <text:p/>
          </table:table-cell>
        </table:table-row>
        <table:table-row table:style-name="ro3">
          <table:table-cell table:number-columns-repeated="13"/>
          <table:table-cell table:formula="of:=FLOOR((ROW([.D662]) - 1) / 8) + 2" office:value-type="float" office:value="84" calcext:value-type="float">
            <text:p>84</text:p>
          </table:table-cell>
          <table:table-cell table:formula="of:=MOD(ROW([.M663]) - 2; 8) + COLUMN([.D662])" office:value-type="float" office:value="9" calcext:value-type="float">
            <text:p>9</text:p>
          </table:table-cell>
          <table:table-cell table:formula="of:=INDIRECT(ADDRESS([.N662];[.O662]))" office:value-type="string" office:string-value="R4" calcext:value-type="string">
            <text:p>R4</text:p>
          </table:table-cell>
          <table:table-cell table:formula="of:=IF([.P662] = 0; &quot;RESERVED&quot;; [.P662])" office:value-type="string" office:string-value="R4" calcext:value-type="string">
            <text:p>R4</text:p>
          </table:table-cell>
          <table:table-cell table:number-columns-repeated="5"/>
          <table:table-cell table:formula="of:=IF(ISBLANK([.U662]); &quot;&quot;; COM.MICROSOFT.CONCAT(&quot;#define &quot;; [.T662]; &quot; (1 &lt;&lt; &quot;; [.U662]; &quot;)&quot;))">
            <text:p/>
          </table:table-cell>
        </table:table-row>
        <table:table-row table:style-name="ro3">
          <table:table-cell table:number-columns-repeated="13"/>
          <table:table-cell table:formula="of:=FLOOR((ROW([.D663]) - 1) / 8) + 2" office:value-type="float" office:value="84" calcext:value-type="float">
            <text:p>84</text:p>
          </table:table-cell>
          <table:table-cell table:formula="of:=MOD(ROW([.M664]) - 2; 8) + COLUMN([.D663])" office:value-type="float" office:value="10" calcext:value-type="float">
            <text:p>10</text:p>
          </table:table-cell>
          <table:table-cell table:formula="of:=INDIRECT(ADDRESS([.N663];[.O663]))" office:value-type="string" office:string-value="G4" calcext:value-type="string">
            <text:p>G4</text:p>
          </table:table-cell>
          <table:table-cell table:formula="of:=IF([.P663] = 0; &quot;RESERVED&quot;; [.P663])" office:value-type="string" office:string-value="G4" calcext:value-type="string">
            <text:p>G4</text:p>
          </table:table-cell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663]); &quot;&quot;; COM.MICROSOFT.CONCAT(&quot;#define &quot;; [.T663]; &quot; (1 &lt;&lt; &quot;; [.U663]; &quot;)&quot;))" office:value-type="string" office:string-value="#define R4 (1 &lt;&lt; 2)" calcext:value-type="string">
            <text:p>#define R4 (1 &lt;&lt; 2)</text:p>
          </table:table-cell>
        </table:table-row>
        <table:table-row table:style-name="ro3">
          <table:table-cell table:number-columns-repeated="13"/>
          <table:table-cell table:formula="of:=FLOOR((ROW([.D664]) - 1) / 8) + 2" office:value-type="float" office:value="84" calcext:value-type="float">
            <text:p>84</text:p>
          </table:table-cell>
          <table:table-cell table:formula="of:=MOD(ROW([.M665]) - 2; 8) + COLUMN([.D664])" office:value-type="float" office:value="11" calcext:value-type="float">
            <text:p>11</text:p>
          </table:table-cell>
          <table:table-cell table:formula="of:=INDIRECT(ADDRESS([.N664];[.O664]))" office:value-type="string" office:string-value="B4" calcext:value-type="string">
            <text:p>B4</text:p>
          </table:table-cell>
          <table:table-cell table:formula="of:=IF([.P664] = 0; &quot;RESERVED&quot;; [.P664])" office:value-type="string" office:string-value="B4" calcext:value-type="string">
            <text:p>B4</text:p>
          </table:table-cell>
          <table:table-cell table:number-columns-repeated="2"/>
          <table:table-cell office:value-type="string" calcext:value-type="string">
            <text:p>G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664]); &quot;&quot;; COM.MICROSOFT.CONCAT(&quot;#define &quot;; [.T664]; &quot; (1 &lt;&lt; &quot;; [.U664]; &quot;)&quot;))" office:value-type="string" office:string-value="#define G4 (1 &lt;&lt; 1)" calcext:value-type="string">
            <text:p>#define G4 (1 &lt;&lt; 1)</text:p>
          </table:table-cell>
        </table:table-row>
        <table:table-row table:style-name="ro3">
          <table:table-cell table:number-columns-repeated="13"/>
          <table:table-cell table:formula="of:=FLOOR((ROW([.D665]) - 1) / 8) + 2" office:value-type="float" office:value="85" calcext:value-type="float">
            <text:p>85</text:p>
          </table:table-cell>
          <table:table-cell table:formula="of:=MOD(ROW([.M666]) - 2; 8) + COLUMN([.D665])" office:value-type="float" office:value="4" calcext:value-type="float">
            <text:p>4</text:p>
          </table:table-cell>
          <table:table-cell table:formula="of:=INDIRECT(ADDRESS([.N665];[.O665]))" office:value-type="float" office:value="0" calcext:value-type="float">
            <text:p>0</text:p>
          </table:table-cell>
          <table:table-cell table:formula="of:=IF([.P665] = 0; &quot;RESERVED&quot;; [.P665])" office:value-type="string" office:string-value="RESERVED" calcext:value-type="string">
            <text:p>RESERVED</text:p>
          </table:table-cell>
          <table:table-cell table:number-columns-repeated="2"/>
          <table:table-cell office:value-type="string" calcext:value-type="string">
            <text:p>B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65]); &quot;&quot;; COM.MICROSOFT.CONCAT(&quot;#define &quot;; [.T665]; &quot; (1 &lt;&lt; &quot;; [.U665]; &quot;)&quot;))" office:value-type="string" office:string-value="#define B4 (1 &lt;&lt; 0)" calcext:value-type="string">
            <text:p>#define B4 (1 &lt;&lt; 0)</text:p>
          </table:table-cell>
        </table:table-row>
        <table:table-row table:style-name="ro3">
          <table:table-cell table:number-columns-repeated="13"/>
          <table:table-cell table:formula="of:=FLOOR((ROW([.D666]) - 1) / 8) + 2" office:value-type="float" office:value="85" calcext:value-type="float">
            <text:p>85</text:p>
          </table:table-cell>
          <table:table-cell table:formula="of:=MOD(ROW([.M667]) - 2; 8) + COLUMN([.D666])" office:value-type="float" office:value="5" calcext:value-type="float">
            <text:p>5</text:p>
          </table:table-cell>
          <table:table-cell table:formula="of:=INDIRECT(ADDRESS([.N666];[.O666]))" office:value-type="float" office:value="0" calcext:value-type="float">
            <text:p>0</text:p>
          </table:table-cell>
          <table:table-cell table:formula="of:=IF([.P666] = 0; &quot;RESERVED&quot;; [.P666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66]); &quot;&quot;; COM.MICROSOFT.CONCAT(&quot;#define &quot;; [.T666]; &quot; (1 &lt;&lt; &quot;; [.U666]; &quot;)&quot;))">
            <text:p/>
          </table:table-cell>
        </table:table-row>
        <table:table-row table:style-name="ro3">
          <table:table-cell table:number-columns-repeated="13"/>
          <table:table-cell table:formula="of:=FLOOR((ROW([.D667]) - 1) / 8) + 2" office:value-type="float" office:value="85" calcext:value-type="float">
            <text:p>85</text:p>
          </table:table-cell>
          <table:table-cell table:formula="of:=MOD(ROW([.M668]) - 2; 8) + COLUMN([.D667])" office:value-type="float" office:value="6" calcext:value-type="float">
            <text:p>6</text:p>
          </table:table-cell>
          <table:table-cell table:formula="of:=INDIRECT(ADDRESS([.N667];[.O667]))" office:value-type="float" office:value="0" calcext:value-type="float">
            <text:p>0</text:p>
          </table:table-cell>
          <table:table-cell table:formula="of:=IF([.P667] = 0; &quot;RESERVED&quot;; [.P667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67]); &quot;&quot;; COM.MICROSOFT.CONCAT(&quot;#define &quot;; [.T667]; &quot; (1 &lt;&lt; &quot;; [.U667]; &quot;)&quot;))">
            <text:p/>
          </table:table-cell>
        </table:table-row>
        <table:table-row table:style-name="ro3">
          <table:table-cell table:number-columns-repeated="13"/>
          <table:table-cell table:formula="of:=FLOOR((ROW([.D668]) - 1) / 8) + 2" office:value-type="float" office:value="85" calcext:value-type="float">
            <text:p>85</text:p>
          </table:table-cell>
          <table:table-cell table:formula="of:=MOD(ROW([.M669]) - 2; 8) + COLUMN([.D668])" office:value-type="float" office:value="7" calcext:value-type="float">
            <text:p>7</text:p>
          </table:table-cell>
          <table:table-cell table:formula="of:=INDIRECT(ADDRESS([.N668];[.O668]))" office:value-type="float" office:value="0" calcext:value-type="float">
            <text:p>0</text:p>
          </table:table-cell>
          <table:table-cell table:formula="of:=IF([.P668] = 0; &quot;RESERVED&quot;; [.P668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68]); &quot;&quot;; COM.MICROSOFT.CONCAT(&quot;#define &quot;; [.T668]; &quot; (1 &lt;&lt; &quot;; [.U668]; &quot;)&quot;))">
            <text:p/>
          </table:table-cell>
        </table:table-row>
        <table:table-row table:style-name="ro3">
          <table:table-cell table:number-columns-repeated="13"/>
          <table:table-cell table:formula="of:=FLOOR((ROW([.D669]) - 1) / 8) + 2" office:value-type="float" office:value="85" calcext:value-type="float">
            <text:p>85</text:p>
          </table:table-cell>
          <table:table-cell table:formula="of:=MOD(ROW([.M670]) - 2; 8) + COLUMN([.D669])" office:value-type="float" office:value="8" calcext:value-type="float">
            <text:p>8</text:p>
          </table:table-cell>
          <table:table-cell table:formula="of:=INDIRECT(ADDRESS([.N669];[.O669]))" office:value-type="float" office:value="0" calcext:value-type="float">
            <text:p>0</text:p>
          </table:table-cell>
          <table:table-cell table:formula="of:=IF([.P669] = 0; &quot;RESERVED&quot;; [.P669])" office:value-type="string" office:string-value="RESERVED" calcext:value-type="string">
            <text:p>RESERVED</text:p>
          </table:table-cell>
          <table:table-cell table:number-columns-repeated="5"/>
          <table:table-cell table:formula="of:=IF(ISBLANK([.U669]); &quot;&quot;; COM.MICROSOFT.CONCAT(&quot;#define &quot;; [.T669]; &quot; (1 &lt;&lt; &quot;; [.U669]; &quot;)&quot;))">
            <text:p/>
          </table:table-cell>
        </table:table-row>
        <table:table-row table:style-name="ro3">
          <table:table-cell table:number-columns-repeated="13"/>
          <table:table-cell table:formula="of:=FLOOR((ROW([.D670]) - 1) / 8) + 2" office:value-type="float" office:value="85" calcext:value-type="float">
            <text:p>85</text:p>
          </table:table-cell>
          <table:table-cell table:formula="of:=MOD(ROW([.M671]) - 2; 8) + COLUMN([.D670])" office:value-type="float" office:value="9" calcext:value-type="float">
            <text:p>9</text:p>
          </table:table-cell>
          <table:table-cell table:formula="of:=INDIRECT(ADDRESS([.N670];[.O670]))" office:value-type="string" office:string-value="D2" calcext:value-type="string">
            <text:p>D2</text:p>
          </table:table-cell>
          <table:table-cell table:formula="of:=IF([.P670] = 0; &quot;RESERVED&quot;; [.P670])" office:value-type="string" office:string-value="D2" calcext:value-type="string">
            <text:p>D2</text:p>
          </table:table-cell>
          <table:table-cell table:number-columns-repeated="5"/>
          <table:table-cell table:formula="of:=IF(ISBLANK([.U670]); &quot;&quot;; COM.MICROSOFT.CONCAT(&quot;#define &quot;; [.T670]; &quot; (1 &lt;&lt; &quot;; [.U670]; &quot;)&quot;))">
            <text:p/>
          </table:table-cell>
        </table:table-row>
        <table:table-row table:style-name="ro3">
          <table:table-cell table:number-columns-repeated="13"/>
          <table:table-cell table:formula="of:=FLOOR((ROW([.D671]) - 1) / 8) + 2" office:value-type="float" office:value="85" calcext:value-type="float">
            <text:p>85</text:p>
          </table:table-cell>
          <table:table-cell table:formula="of:=MOD(ROW([.M672]) - 2; 8) + COLUMN([.D671])" office:value-type="float" office:value="10" calcext:value-type="float">
            <text:p>10</text:p>
          </table:table-cell>
          <table:table-cell table:formula="of:=INDIRECT(ADDRESS([.N671];[.O671]))" office:value-type="string" office:string-value="D1" calcext:value-type="string">
            <text:p>D1</text:p>
          </table:table-cell>
          <table:table-cell table:formula="of:=IF([.P671] = 0; &quot;RESERVED&quot;; [.P671])" office:value-type="string" office:string-value="D1" calcext:value-type="string">
            <text:p>D1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ISBLANK([.U671]); &quot;&quot;; COM.MICROSOFT.CONCAT(&quot;#define &quot;; [.T671]; &quot; (1 &lt;&lt; &quot;; [.U671]; &quot;)&quot;))" office:value-type="string" office:string-value="#define D2 (1 &lt;&lt; 2)" calcext:value-type="string">
            <text:p>#define D2 (1 &lt;&lt; 2)</text:p>
          </table:table-cell>
        </table:table-row>
        <table:table-row table:style-name="ro3">
          <table:table-cell table:number-columns-repeated="13"/>
          <table:table-cell table:formula="of:=FLOOR((ROW([.D672]) - 1) / 8) + 2" office:value-type="float" office:value="85" calcext:value-type="float">
            <text:p>85</text:p>
          </table:table-cell>
          <table:table-cell table:formula="of:=MOD(ROW([.M673]) - 2; 8) + COLUMN([.D672])" office:value-type="float" office:value="11" calcext:value-type="float">
            <text:p>11</text:p>
          </table:table-cell>
          <table:table-cell table:formula="of:=INDIRECT(ADDRESS([.N672];[.O672]))" office:value-type="string" office:string-value="D0" calcext:value-type="string">
            <text:p>D0</text:p>
          </table:table-cell>
          <table:table-cell table:formula="of:=IF([.P672] = 0; &quot;RESERVED&quot;; [.P672])" office:value-type="string" office:string-value="D0" calcext:value-type="string">
            <text:p>D0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ISBLANK([.U672]); &quot;&quot;; COM.MICROSOFT.CONCAT(&quot;#define &quot;; [.T672]; &quot; (1 &lt;&lt; &quot;; [.U672]; &quot;)&quot;))" office:value-type="string" office:string-value="#define D1 (1 &lt;&lt; 1)" calcext:value-type="string">
            <text:p>#define D1 (1 &lt;&lt; 1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U673]); &quot;&quot;; COM.MICROSOFT.CONCAT(&quot;#define &quot;; [.T673]; &quot; (1 &lt;&lt; &quot;; [.U673]; &quot;)&quot;))" office:value-type="string" office:string-value="#define D0 (1 &lt;&lt; 0)" calcext:value-type="string">
            <text:p>#define D0 (1 &lt;&lt; 0)</text:p>
          </table:table-cell>
        </table:table-row>
        <table:table-row table:style-name="ro3" table:number-rows-repeated="1047902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XFRs (header)" table:style-name="ta2">
        <table:table-column table:style-name="co18" table:default-cell-style-name="Default"/>
        <table:table-column table:style-name="co19" table:default-cell-style-name="ce54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47"/>
        <table:table-row table:style-name="ro3">
          <table:table-cell table:style-name="ce540"/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]; &quot;,&quot;)" office:value-type="string" office:string-value="PADMOD," calcext:value-type="string">
            <text:p>PADMOD,</text:p>
          </table:table-cell>
          <table:table-cell table:style-name="ce544" table:formula="of:=COM.MICROSOFT.CONCAT(&quot;0x0&quot;; [$'XFRs (datasheet)'.C2]; &quot;,&quot;)" office:value-type="string" office:string-value="0x0F2B," calcext:value-type="string">
            <text:p>0x0F2B,</text:p>
          </table:table-cell>
          <table:table-cell table:style-name="ce545" table:formula="of:=IF([$'XFRs (datasheet)'.D2] = &quot;R&quot;; &quot;read&quot;; IF([$'XFRs (datasheet)'.D2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]; &quot; */&quot;)" office:value-type="string" office:string-value="/** Pad mode control registers. (All are &quot;0&quot; in Chip Reset) */" calcext:value-type="string">
            <text:p>/** Pad mode control registers. (All are "0" in Chip Reset)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]; &quot;,&quot;)" office:value-type="string" office:string-value="PADMOD," calcext:value-type="string">
            <text:p>PADMOD,</text:p>
          </table:table-cell>
          <table:table-cell table:style-name="ce544" table:formula="of:=COM.MICROSOFT.CONCAT(&quot;0x0&quot;; [$'XFRs (datasheet)'.C3]; &quot;,&quot;)" office:value-type="string" office:string-value="0x0F2C," calcext:value-type="string">
            <text:p>0x0F2C,</text:p>
          </table:table-cell>
          <table:table-cell table:style-name="ce545" table:formula="of:=IF([$'XFRs (datasheet)'.D3] = &quot;R&quot;; &quot;read&quot;; IF([$'XFRs (datasheet)'.D3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]; &quot;,&quot;)" office:value-type="string" office:string-value="PADMOD," calcext:value-type="string">
            <text:p>PADMOD,</text:p>
          </table:table-cell>
          <table:table-cell table:style-name="ce544" table:formula="of:=COM.MICROSOFT.CONCAT(&quot;0x0&quot;; [$'XFRs (datasheet)'.C4]; &quot;,&quot;)" office:value-type="string" office:string-value="0x0F2D," calcext:value-type="string">
            <text:p>0x0F2D,</text:p>
          </table:table-cell>
          <table:table-cell table:style-name="ce545" table:formula="of:=IF([$'XFRs (datasheet)'.D4] = &quot;R&quot;; &quot;read&quot;; IF([$'XFRs (datasheet)'.D4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]; &quot;,&quot;)" office:value-type="string" office:string-value="PADMOD," calcext:value-type="string">
            <text:p>PADMOD,</text:p>
          </table:table-cell>
          <table:table-cell table:style-name="ce544" table:formula="of:=COM.MICROSOFT.CONCAT(&quot;0x0&quot;; [$'XFRs (datasheet)'.C5]; &quot;,&quot;)" office:value-type="string" office:string-value="0x0F2E," calcext:value-type="string">
            <text:p>0x0F2E,</text:p>
          </table:table-cell>
          <table:table-cell table:style-name="ce545" table:formula="of:=IF([$'XFRs (datasheet)'.D5] = &quot;R&quot;; &quot;read&quot;; IF([$'XFRs (datasheet)'.D5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]; &quot;,&quot;)" office:value-type="string" office:string-value="OPTION," calcext:value-type="string">
            <text:p>OPTION,</text:p>
          </table:table-cell>
          <table:table-cell table:style-name="ce544" table:formula="of:=COM.MICROSOFT.CONCAT(&quot;0x0&quot;; [$'XFRs (datasheet)'.C6]; &quot;,&quot;)" office:value-type="string" office:string-value="0x0F2F," calcext:value-type="string">
            <text:p>0x0F2F,</text:p>
          </table:table-cell>
          <table:table-cell table:style-name="ce545" table:formula="of:=IF([$'XFRs (datasheet)'.D6] = &quot;R&quot;; &quot;read&quot;; IF([$'XFRs (datasheet)'.D6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]; &quot; */&quot;)" office:value-type="string" office:string-value="/** Chip option configuration (All are &quot;0&quot; in Chip Reset) */" calcext:value-type="string">
            <text:p>/** Chip option configuration (All are "0" in Chip Reset)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]; &quot;,&quot;)" office:value-type="string" office:string-value="PORT4," calcext:value-type="string">
            <text:p>PORT4,</text:p>
          </table:table-cell>
          <table:table-cell table:style-name="ce544" table:formula="of:=COM.MICROSOFT.CONCAT(&quot;0x0&quot;; [$'XFRs (datasheet)'.C7]; &quot;,&quot;)" office:value-type="string" office:string-value="0x0F30," calcext:value-type="string">
            <text:p>0x0F30,</text:p>
          </table:table-cell>
          <table:table-cell table:style-name="ce545" table:formula="of:=IF([$'XFRs (datasheet)'.D7] = &quot;R&quot;; &quot;read&quot;; IF([$'XFRs (datasheet)'.D7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]; &quot; */&quot;)" office:value-type="string" office:string-value="/** Port 4 base register and pin P4.0 control */" calcext:value-type="string">
            <text:p>/** Port 4 base register and pin P4.0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8]; &quot;,&quot;)" office:value-type="string" office:string-value="PORT4," calcext:value-type="string">
            <text:p>PORT4,</text:p>
          </table:table-cell>
          <table:table-cell table:style-name="ce544" table:formula="of:=COM.MICROSOFT.CONCAT(&quot;0x0&quot;; [$'XFRs (datasheet)'.C8]; &quot;,&quot;)" office:value-type="string" office:string-value="0x0F31," calcext:value-type="string">
            <text:p>0x0F31,</text:p>
          </table:table-cell>
          <table:table-cell table:style-name="ce545" table:formula="of:=IF([$'XFRs (datasheet)'.D8] = &quot;R&quot;; &quot;read&quot;; IF([$'XFRs (datasheet)'.D8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8]; &quot; */&quot;)" office:value-type="string" office:string-value="/** P4.1 control */" calcext:value-type="string">
            <text:p>/** P4.1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9]; &quot;,&quot;)" office:value-type="string" office:string-value="PORT4," calcext:value-type="string">
            <text:p>PORT4,</text:p>
          </table:table-cell>
          <table:table-cell table:style-name="ce544" table:formula="of:=COM.MICROSOFT.CONCAT(&quot;0x0&quot;; [$'XFRs (datasheet)'.C9]; &quot;,&quot;)" office:value-type="string" office:string-value="0x0F32," calcext:value-type="string">
            <text:p>0x0F32,</text:p>
          </table:table-cell>
          <table:table-cell table:style-name="ce545" table:formula="of:=IF([$'XFRs (datasheet)'.D9] = &quot;R&quot;; &quot;read&quot;; IF([$'XFRs (datasheet)'.D9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9]; &quot; */&quot;)" office:value-type="string" office:string-value="/** P4.2 control */" calcext:value-type="string">
            <text:p>/** P4.2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0]; &quot;,&quot;)" office:value-type="string" office:string-value="PORT4," calcext:value-type="string">
            <text:p>PORT4,</text:p>
          </table:table-cell>
          <table:table-cell table:style-name="ce544" table:formula="of:=COM.MICROSOFT.CONCAT(&quot;0x0&quot;; [$'XFRs (datasheet)'.C10]; &quot;,&quot;)" office:value-type="string" office:string-value="0x0F33," calcext:value-type="string">
            <text:p>0x0F33,</text:p>
          </table:table-cell>
          <table:table-cell table:style-name="ce545" table:formula="of:=IF([$'XFRs (datasheet)'.D10] = &quot;R&quot;; &quot;read&quot;; IF([$'XFRs (datasheet)'.D10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0]; &quot; */&quot;)" office:value-type="string" office:string-value="/** P4.3 control */" calcext:value-type="string">
            <text:p>/** P4.3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1]; &quot;,&quot;)" office:value-type="string" office:string-value="PORT4," calcext:value-type="string">
            <text:p>PORT4,</text:p>
          </table:table-cell>
          <table:table-cell table:style-name="ce544" table:formula="of:=COM.MICROSOFT.CONCAT(&quot;0x0&quot;; [$'XFRs (datasheet)'.C11]; &quot;,&quot;)" office:value-type="string" office:string-value="0x0F34," calcext:value-type="string">
            <text:p>0x0F34,</text:p>
          </table:table-cell>
          <table:table-cell table:style-name="ce545" table:formula="of:=IF([$'XFRs (datasheet)'.D11] = &quot;R&quot;; &quot;read&quot;; IF([$'XFRs (datasheet)'.D11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1]; &quot; */&quot;)" office:value-type="string" office:string-value="/** P4.4 control */" calcext:value-type="string">
            <text:p>/** P4.4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2]; &quot;,&quot;)" office:value-type="string" office:string-value="PORT4," calcext:value-type="string">
            <text:p>PORT4,</text:p>
          </table:table-cell>
          <table:table-cell table:style-name="ce544" table:formula="of:=COM.MICROSOFT.CONCAT(&quot;0x0&quot;; [$'XFRs (datasheet)'.C12]; &quot;,&quot;)" office:value-type="string" office:string-value="0x0F35," calcext:value-type="string">
            <text:p>0x0F35,</text:p>
          </table:table-cell>
          <table:table-cell table:style-name="ce545" table:formula="of:=IF([$'XFRs (datasheet)'.D12] = &quot;R&quot;; &quot;read&quot;; IF([$'XFRs (datasheet)'.D12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2]; &quot; */&quot;)" office:value-type="string" office:string-value="/** P4.5 control */" calcext:value-type="string">
            <text:p>/** P4.5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3]; &quot;,&quot;)" office:value-type="string" office:string-value="PORT4," calcext:value-type="string">
            <text:p>PORT4,</text:p>
          </table:table-cell>
          <table:table-cell table:style-name="ce544" table:formula="of:=COM.MICROSOFT.CONCAT(&quot;0x0&quot;; [$'XFRs (datasheet)'.C13]; &quot;,&quot;)" office:value-type="string" office:string-value="0x0F36," calcext:value-type="string">
            <text:p>0x0F36,</text:p>
          </table:table-cell>
          <table:table-cell table:style-name="ce545" table:formula="of:=IF([$'XFRs (datasheet)'.D13] = &quot;R&quot;; &quot;read&quot;; IF([$'XFRs (datasheet)'.D13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3]; &quot; */&quot;)" office:value-type="string" office:string-value="/** P4.6 control */" calcext:value-type="string">
            <text:p>/** P4.6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4]; &quot;,&quot;)" office:value-type="string" office:string-value="PORT4," calcext:value-type="string">
            <text:p>PORT4,</text:p>
          </table:table-cell>
          <table:table-cell table:style-name="ce544" table:formula="of:=COM.MICROSOFT.CONCAT(&quot;0x0&quot;; [$'XFRs (datasheet)'.C14]; &quot;,&quot;)" office:value-type="string" office:string-value="0x0F37," calcext:value-type="string">
            <text:p>0x0F37,</text:p>
          </table:table-cell>
          <table:table-cell table:style-name="ce545" table:formula="of:=IF([$'XFRs (datasheet)'.D14] = &quot;R&quot;; &quot;read&quot;; IF([$'XFRs (datasheet)'.D14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4]; &quot; */&quot;)" office:value-type="string" office:string-value="/** P4.7 control */" calcext:value-type="string">
            <text:p>/** P4.7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5]; &quot;,&quot;)" office:value-type="string" office:string-value="PORT5," calcext:value-type="string">
            <text:p>PORT5,</text:p>
          </table:table-cell>
          <table:table-cell table:style-name="ce544" table:formula="of:=COM.MICROSOFT.CONCAT(&quot;0x0&quot;; [$'XFRs (datasheet)'.C15]; &quot;,&quot;)" office:value-type="string" office:string-value="0x0F38," calcext:value-type="string">
            <text:p>0x0F38,</text:p>
          </table:table-cell>
          <table:table-cell table:style-name="ce545" table:formula="of:=IF([$'XFRs (datasheet)'.D15] = &quot;R&quot;; &quot;read&quot;; IF([$'XFRs (datasheet)'.D15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5]; &quot; */&quot;)" office:value-type="string" office:string-value="/** Port 5 base register and pin P5.0 control */" calcext:value-type="string">
            <text:p>/** Port 5 base register and pin P5.0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6]; &quot;,&quot;)" office:value-type="string" office:string-value="PORT5," calcext:value-type="string">
            <text:p>PORT5,</text:p>
          </table:table-cell>
          <table:table-cell table:style-name="ce544" table:formula="of:=COM.MICROSOFT.CONCAT(&quot;0x0&quot;; [$'XFRs (datasheet)'.C16]; &quot;,&quot;)" office:value-type="string" office:string-value="0x0F39," calcext:value-type="string">
            <text:p>0x0F39,</text:p>
          </table:table-cell>
          <table:table-cell table:style-name="ce545" table:formula="of:=IF([$'XFRs (datasheet)'.D16] = &quot;R&quot;; &quot;read&quot;; IF([$'XFRs (datasheet)'.D16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6]; &quot; */&quot;)" office:value-type="string" office:string-value="/** P5.1 control */" calcext:value-type="string">
            <text:p>/** P5.1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7]; &quot;,&quot;)" office:value-type="string" office:string-value="PORT5," calcext:value-type="string">
            <text:p>PORT5,</text:p>
          </table:table-cell>
          <table:table-cell table:style-name="ce544" table:formula="of:=COM.MICROSOFT.CONCAT(&quot;0x0&quot;; [$'XFRs (datasheet)'.C17]; &quot;,&quot;)" office:value-type="string" office:string-value="0x0F3A," calcext:value-type="string">
            <text:p>0x0F3A,</text:p>
          </table:table-cell>
          <table:table-cell table:style-name="ce545" table:formula="of:=IF([$'XFRs (datasheet)'.D17] = &quot;R&quot;; &quot;read&quot;; IF([$'XFRs (datasheet)'.D17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7]; &quot; */&quot;)" office:value-type="string" office:string-value="/** P5.2 control */" calcext:value-type="string">
            <text:p>/** P5.2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8]; &quot;,&quot;)" office:value-type="string" office:string-value="PORT5," calcext:value-type="string">
            <text:p>PORT5,</text:p>
          </table:table-cell>
          <table:table-cell table:style-name="ce544" table:formula="of:=COM.MICROSOFT.CONCAT(&quot;0x0&quot;; [$'XFRs (datasheet)'.C18]; &quot;,&quot;)" office:value-type="string" office:string-value="0x0F3B," calcext:value-type="string">
            <text:p>0x0F3B,</text:p>
          </table:table-cell>
          <table:table-cell table:style-name="ce545" table:formula="of:=IF([$'XFRs (datasheet)'.D18] = &quot;R&quot;; &quot;read&quot;; IF([$'XFRs (datasheet)'.D18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8]; &quot; */&quot;)" office:value-type="string" office:string-value="/** P5.3 control */" calcext:value-type="string">
            <text:p>/** P5.3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19]; &quot;,&quot;)" office:value-type="string" office:string-value="PORT5," calcext:value-type="string">
            <text:p>PORT5,</text:p>
          </table:table-cell>
          <table:table-cell table:style-name="ce544" table:formula="of:=COM.MICROSOFT.CONCAT(&quot;0x0&quot;; [$'XFRs (datasheet)'.C19]; &quot;,&quot;)" office:value-type="string" office:string-value="0x0F3C," calcext:value-type="string">
            <text:p>0x0F3C,</text:p>
          </table:table-cell>
          <table:table-cell table:style-name="ce545" table:formula="of:=IF([$'XFRs (datasheet)'.D19] = &quot;R&quot;; &quot;read&quot;; IF([$'XFRs (datasheet)'.D19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19]; &quot; */&quot;)" office:value-type="string" office:string-value="/** P5.4 control */" calcext:value-type="string">
            <text:p>/** P5.4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0]; &quot;,&quot;)" office:value-type="string" office:string-value="PORT5," calcext:value-type="string">
            <text:p>PORT5,</text:p>
          </table:table-cell>
          <table:table-cell table:style-name="ce544" table:formula="of:=COM.MICROSOFT.CONCAT(&quot;0x0&quot;; [$'XFRs (datasheet)'.C20]; &quot;,&quot;)" office:value-type="string" office:string-value="0x0F3D," calcext:value-type="string">
            <text:p>0x0F3D,</text:p>
          </table:table-cell>
          <table:table-cell table:style-name="ce545" table:formula="of:=IF([$'XFRs (datasheet)'.D20] = &quot;R&quot;; &quot;read&quot;; IF([$'XFRs (datasheet)'.D20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0]; &quot; */&quot;)" office:value-type="string" office:string-value="/** P5.5 control */" calcext:value-type="string">
            <text:p>/** P5.5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1]; &quot;,&quot;)" office:value-type="string" office:string-value="PORT5," calcext:value-type="string">
            <text:p>PORT5,</text:p>
          </table:table-cell>
          <table:table-cell table:style-name="ce544" table:formula="of:=COM.MICROSOFT.CONCAT(&quot;0x0&quot;; [$'XFRs (datasheet)'.C21]; &quot;,&quot;)" office:value-type="string" office:string-value="0x0F3E," calcext:value-type="string">
            <text:p>0x0F3E,</text:p>
          </table:table-cell>
          <table:table-cell table:style-name="ce545" table:formula="of:=IF([$'XFRs (datasheet)'.D21] = &quot;R&quot;; &quot;read&quot;; IF([$'XFRs (datasheet)'.D21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1]; &quot; */&quot;)" office:value-type="string" office:string-value="/** P5.6 control */" calcext:value-type="string">
            <text:p>/** P5.6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2]; &quot;,&quot;)" office:value-type="string" office:string-value="PORT5," calcext:value-type="string">
            <text:p>PORT5,</text:p>
          </table:table-cell>
          <table:table-cell table:style-name="ce544" table:formula="of:=COM.MICROSOFT.CONCAT(&quot;0x0&quot;; [$'XFRs (datasheet)'.C22]; &quot;,&quot;)" office:value-type="string" office:string-value="0x0F3F," calcext:value-type="string">
            <text:p>0x0F3F,</text:p>
          </table:table-cell>
          <table:table-cell table:style-name="ce545" table:formula="of:=IF([$'XFRs (datasheet)'.D22] = &quot;R&quot;; &quot;read&quot;; IF([$'XFRs (datasheet)'.D22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2]; &quot; */&quot;)" office:value-type="string" office:string-value="/** P5.7 control */" calcext:value-type="string">
            <text:p>/** P5.7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3]; &quot;,&quot;)" office:value-type="string" office:string-value="PORT6," calcext:value-type="string">
            <text:p>PORT6,</text:p>
          </table:table-cell>
          <table:table-cell table:style-name="ce544" table:formula="of:=COM.MICROSOFT.CONCAT(&quot;0x0&quot;; [$'XFRs (datasheet)'.C23]; &quot;,&quot;)" office:value-type="string" office:string-value="0x0F28," calcext:value-type="string">
            <text:p>0x0F28,</text:p>
          </table:table-cell>
          <table:table-cell table:style-name="ce545" table:formula="of:=IF([$'XFRs (datasheet)'.D23] = &quot;R&quot;; &quot;read&quot;; IF([$'XFRs (datasheet)'.D23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3]; &quot; */&quot;)" office:value-type="string" office:string-value="/** Port 6 base register and pin P6.0 control */" calcext:value-type="string">
            <text:p>/** Port 6 base register and pin P6.0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4]; &quot;,&quot;)" office:value-type="string" office:string-value="PORT6," calcext:value-type="string">
            <text:p>PORT6,</text:p>
          </table:table-cell>
          <table:table-cell table:style-name="ce544" table:formula="of:=COM.MICROSOFT.CONCAT(&quot;0x0&quot;; [$'XFRs (datasheet)'.C24]; &quot;,&quot;)" office:value-type="string" office:string-value="0x0F29," calcext:value-type="string">
            <text:p>0x0F29,</text:p>
          </table:table-cell>
          <table:table-cell table:style-name="ce545" table:formula="of:=IF([$'XFRs (datasheet)'.D24] = &quot;R&quot;; &quot;read&quot;; IF([$'XFRs (datasheet)'.D24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4]; &quot; */&quot;)" office:value-type="string" office:string-value="/** P6.1 control */" calcext:value-type="string">
            <text:p>/** P6.1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5]; &quot;,&quot;)" office:value-type="string" office:string-value="PORT6," calcext:value-type="string">
            <text:p>PORT6,</text:p>
          </table:table-cell>
          <table:table-cell table:style-name="ce544" table:formula="of:=COM.MICROSOFT.CONCAT(&quot;0x0&quot;; [$'XFRs (datasheet)'.C25]; &quot;,&quot;)" office:value-type="string" office:string-value="0x0F30," calcext:value-type="string">
            <text:p>0x0F30,</text:p>
          </table:table-cell>
          <table:table-cell table:style-name="ce545" table:formula="of:=IF([$'XFRs (datasheet)'.D25] = &quot;R&quot;; &quot;read&quot;; IF([$'XFRs (datasheet)'.D25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5]; &quot; */&quot;)" office:value-type="string" office:string-value="/** P6.2 control */" calcext:value-type="string">
            <text:p>/** P6.2 control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6]; &quot;,&quot;)" office:value-type="string" office:string-value="DA0," calcext:value-type="string">
            <text:p>DA0,</text:p>
          </table:table-cell>
          <table:table-cell table:style-name="ce544" table:formula="of:=COM.MICROSOFT.CONCAT(&quot;0x0&quot;; [$'XFRs (datasheet)'.C26]; &quot;,&quot;)" office:value-type="string" office:string-value="0x0F20," calcext:value-type="string">
            <text:p>0x0F20,</text:p>
          </table:table-cell>
          <table:table-cell table:style-name="ce545" table:formula="of:=IF([$'XFRs (datasheet)'.D26] = &quot;R&quot;; &quot;read&quot;; IF([$'XFRs (datasheet)'.D26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6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7]; &quot;,&quot;)" office:value-type="string" office:string-value="DA1," calcext:value-type="string">
            <text:p>DA1,</text:p>
          </table:table-cell>
          <table:table-cell table:style-name="ce544" table:formula="of:=COM.MICROSOFT.CONCAT(&quot;0x0&quot;; [$'XFRs (datasheet)'.C27]; &quot;,&quot;)" office:value-type="string" office:string-value="0x0F21," calcext:value-type="string">
            <text:p>0x0F21,</text:p>
          </table:table-cell>
          <table:table-cell table:style-name="ce545" table:formula="of:=IF([$'XFRs (datasheet)'.D27] = &quot;R&quot;; &quot;read&quot;; IF([$'XFRs (datasheet)'.D27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7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8]; &quot;,&quot;)" office:value-type="string" office:string-value="DA2," calcext:value-type="string">
            <text:p>DA2,</text:p>
          </table:table-cell>
          <table:table-cell table:style-name="ce544" table:formula="of:=COM.MICROSOFT.CONCAT(&quot;0x0&quot;; [$'XFRs (datasheet)'.C28]; &quot;,&quot;)" office:value-type="string" office:string-value="0x0F22," calcext:value-type="string">
            <text:p>0x0F22,</text:p>
          </table:table-cell>
          <table:table-cell table:style-name="ce545" table:formula="of:=IF([$'XFRs (datasheet)'.D28] = &quot;R&quot;; &quot;read&quot;; IF([$'XFRs (datasheet)'.D28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8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29]; &quot;,&quot;)" office:value-type="string" office:string-value="DA3," calcext:value-type="string">
            <text:p>DA3,</text:p>
          </table:table-cell>
          <table:table-cell table:style-name="ce544" table:formula="of:=COM.MICROSOFT.CONCAT(&quot;0x0&quot;; [$'XFRs (datasheet)'.C29]; &quot;,&quot;)" office:value-type="string" office:string-value="0x0F23," calcext:value-type="string">
            <text:p>0x0F23,</text:p>
          </table:table-cell>
          <table:table-cell table:style-name="ce545" table:formula="of:=IF([$'XFRs (datasheet)'.D29] = &quot;R&quot;; &quot;read&quot;; IF([$'XFRs (datasheet)'.D29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29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0]; &quot;,&quot;)" office:value-type="string" office:string-value="HVSTUS," calcext:value-type="string">
            <text:p>HVSTUS,</text:p>
          </table:table-cell>
          <table:table-cell table:style-name="ce544" table:formula="of:=COM.MICROSOFT.CONCAT(&quot;0x0&quot;; [$'XFRs (datasheet)'.C30]; &quot;,&quot;)" office:value-type="string" office:string-value="0x0F40," calcext:value-type="string">
            <text:p>0x0F40,</text:p>
          </table:table-cell>
          <table:table-cell table:style-name="ce545" table:formula="of:=IF([$'XFRs (datasheet)'.D30] = &quot;R&quot;; &quot;read&quot;; IF([$'XFRs (datasheet)'.D30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0]; &quot; */&quot;)" office:value-type="string" office:string-value="/** The status of polarity, present and static level for HSYNC and VSYNC */" calcext:value-type="string">
            <text:p>/** The status of polarity, present and static level for HSYNC and VSYNC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1]; &quot;,&quot;)" office:value-type="string" office:string-value="HCNTH," calcext:value-type="string">
            <text:p>HCNTH,</text:p>
          </table:table-cell>
          <table:table-cell table:style-name="ce544" table:formula="of:=COM.MICROSOFT.CONCAT(&quot;0x0&quot;; [$'XFRs (datasheet)'.C31]; &quot;,&quot;)" office:value-type="string" office:string-value="0x0F41," calcext:value-type="string">
            <text:p>0x0F41,</text:p>
          </table:table-cell>
          <table:table-cell table:style-name="ce545" table:formula="of:=IF([$'XFRs (datasheet)'.D31] = &quot;R&quot;; &quot;read&quot;; IF([$'XFRs (datasheet)'.D31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1]; &quot; */&quot;)" office:value-type="string" office:string-value="/** High byte of hor. frequency counter */" calcext:value-type="string">
            <text:p>/** High byte of hor. frequency coun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2]; &quot;,&quot;)" office:value-type="string" office:string-value="HCNTL," calcext:value-type="string">
            <text:p>HCNTL,</text:p>
          </table:table-cell>
          <table:table-cell table:style-name="ce544" table:formula="of:=COM.MICROSOFT.CONCAT(&quot;0x0&quot;; [$'XFRs (datasheet)'.C32]; &quot;,&quot;)" office:value-type="string" office:string-value="0x0F42," calcext:value-type="string">
            <text:p>0x0F42,</text:p>
          </table:table-cell>
          <table:table-cell table:style-name="ce545" table:formula="of:=IF([$'XFRs (datasheet)'.D32] = &quot;R&quot;; &quot;read&quot;; IF([$'XFRs (datasheet)'.D32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2]; &quot; */&quot;)" office:value-type="string" office:string-value="/** Low byte of hor. frequency counter */" calcext:value-type="string">
            <text:p>/** Low byte of hor. frequency coun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3]; &quot;,&quot;)" office:value-type="string" office:string-value="VCNTH," calcext:value-type="string">
            <text:p>VCNTH,</text:p>
          </table:table-cell>
          <table:table-cell table:style-name="ce544" table:formula="of:=COM.MICROSOFT.CONCAT(&quot;0x0&quot;; [$'XFRs (datasheet)'.C33]; &quot;,&quot;)" office:value-type="string" office:string-value="0x0F43," calcext:value-type="string">
            <text:p>0x0F43,</text:p>
          </table:table-cell>
          <table:table-cell table:style-name="ce545" table:formula="of:=IF([$'XFRs (datasheet)'.D33] = &quot;R&quot;; &quot;read&quot;; IF([$'XFRs (datasheet)'.D33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3]; &quot; */&quot;)" office:value-type="string" office:string-value="/** High byte of vert. frequency counter */" calcext:value-type="string">
            <text:p>/** High byte of vert. frequency coun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4]; &quot;,&quot;)" office:value-type="string" office:string-value="VCNTL," calcext:value-type="string">
            <text:p>VCNTL,</text:p>
          </table:table-cell>
          <table:table-cell table:style-name="ce544" table:formula="of:=COM.MICROSOFT.CONCAT(&quot;0x0&quot;; [$'XFRs (datasheet)'.C34]; &quot;,&quot;)" office:value-type="string" office:string-value="0x0F44," calcext:value-type="string">
            <text:p>0x0F44,</text:p>
          </table:table-cell>
          <table:table-cell table:style-name="ce545" table:formula="of:=IF([$'XFRs (datasheet)'.D34] = &quot;R&quot;; &quot;read&quot;; IF([$'XFRs (datasheet)'.D34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4]; &quot; */&quot;)" office:value-type="string" office:string-value="/** Low byte of vert. frequency counter */" calcext:value-type="string">
            <text:p>/** Low byte of vert. frequency coun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5]; &quot;,&quot;)" office:value-type="string" office:string-value="HVCTR0," calcext:value-type="string">
            <text:p>HVCTR0,</text:p>
          </table:table-cell>
          <table:table-cell table:style-name="ce544" table:formula="of:=COM.MICROSOFT.CONCAT(&quot;0x0&quot;; [$'XFRs (datasheet)'.C35]; &quot;,&quot;)" office:value-type="string" office:string-value="0x0F40," calcext:value-type="string">
            <text:p>0x0F40,</text:p>
          </table:table-cell>
          <table:table-cell table:style-name="ce545" table:formula="of:=IF([$'XFRs (datasheet)'.D35] = &quot;R&quot;; &quot;read&quot;; IF([$'XFRs (datasheet)'.D35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5]; &quot; */&quot;)" office:value-type="string" office:string-value="/** H/V sync processor control register 0 */" calcext:value-type="string">
            <text:p>/** H/V sync processor control register 0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6]; &quot;,&quot;)" office:value-type="string" office:string-value="HVCTR3," calcext:value-type="string">
            <text:p>HVCTR3,</text:p>
          </table:table-cell>
          <table:table-cell table:style-name="ce544" table:formula="of:=COM.MICROSOFT.CONCAT(&quot;0x0&quot;; [$'XFRs (datasheet)'.C36]; &quot;,&quot;)" office:value-type="string" office:string-value="0x0F43," calcext:value-type="string">
            <text:p>0x0F43,</text:p>
          </table:table-cell>
          <table:table-cell table:style-name="ce545" table:formula="of:=IF([$'XFRs (datasheet)'.D36] = &quot;R&quot;; &quot;read&quot;; IF([$'XFRs (datasheet)'.D36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6]; &quot; */&quot;)" office:value-type="string" office:string-value="/** HSYNC clamp pulse control register */" calcext:value-type="string">
            <text:p>/** HSYNC clamp pulse control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7]; &quot;,&quot;)" office:value-type="string" office:string-value="INTFLG," calcext:value-type="string">
            <text:p>INTFLG,</text:p>
          </table:table-cell>
          <table:table-cell table:style-name="ce544" table:formula="of:=COM.MICROSOFT.CONCAT(&quot;0x0&quot;; [$'XFRs (datasheet)'.C37]; &quot;,&quot;)" office:value-type="string" office:string-value="0x0F48," calcext:value-type="string">
            <text:p>0x0F48,</text:p>
          </table:table-cell>
          <table:table-cell table:style-name="ce545" table:formula="of:=IF([$'XFRs (datasheet)'.D37] = &quot;R&quot;; &quot;read&quot;; IF([$'XFRs (datasheet)'.D37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7]; &quot; */&quot;)" office:value-type="string" office:string-value="/** Interrupt flag register. Interrupts set the flag bits, writing 1 to a bit will clear it. */" calcext:value-type="string">
            <text:p>/** Interrupt flag register. Interrupts set the flag bits, writing 1 to a bit will clear it.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8]; &quot;,&quot;)" office:value-type="string" office:string-value="INTEN," calcext:value-type="string">
            <text:p>INTEN,</text:p>
          </table:table-cell>
          <table:table-cell table:style-name="ce544" table:formula="of:=COM.MICROSOFT.CONCAT(&quot;0x0&quot;; [$'XFRs (datasheet)'.C38]; &quot;,&quot;)" office:value-type="string" office:string-value="0x0F49," calcext:value-type="string">
            <text:p>0x0F49,</text:p>
          </table:table-cell>
          <table:table-cell table:style-name="ce545" table:formula="of:=IF([$'XFRs (datasheet)'.D38] = &quot;R&quot;; &quot;read&quot;; IF([$'XFRs (datasheet)'.D38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8]; &quot; */&quot;)" office:value-type="string" office:string-value="/** Interrupt enable register */" calcext:value-type="string">
            <text:p>/** Interrupt enable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39]; &quot;,&quot;)" office:value-type="string" office:string-value="IICCTR," calcext:value-type="string">
            <text:p>IICCTR,</text:p>
          </table:table-cell>
          <table:table-cell table:style-name="ce544" table:formula="of:=COM.MICROSOFT.CONCAT(&quot;0x0&quot;; [$'XFRs (datasheet)'.C39]; &quot;,&quot;)" office:value-type="string" office:string-value="0x0F00," calcext:value-type="string">
            <text:p>0x0F00,</text:p>
          </table:table-cell>
          <table:table-cell table:style-name="ce545" table:formula="of:=IF([$'XFRs (datasheet)'.D39] = &quot;R&quot;; &quot;read&quot;; IF([$'XFRs (datasheet)'.D39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39]; &quot; */&quot;)" office:value-type="string" office:string-value="/** IIC interface control register */" calcext:value-type="string">
            <text:p>/** IIC interface control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0]; &quot;,&quot;)" office:value-type="string" office:string-value="IICSTUS," calcext:value-type="string">
            <text:p>IICSTUS,</text:p>
          </table:table-cell>
          <table:table-cell table:style-name="ce544" table:formula="of:=COM.MICROSOFT.CONCAT(&quot;0x0&quot;; [$'XFRs (datasheet)'.C40]; &quot;,&quot;)" office:value-type="string" office:string-value="0x0F01," calcext:value-type="string">
            <text:p>0x0F01,</text:p>
          </table:table-cell>
          <table:table-cell table:style-name="ce545" table:formula="of:=IF([$'XFRs (datasheet)'.D40] = &quot;R&quot;; &quot;read&quot;; IF([$'XFRs (datasheet)'.D40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0]; &quot; */&quot;)" office:value-type="string" office:string-value="/** IIC interface status register */" calcext:value-type="string">
            <text:p>/** IIC interface status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1]; &quot;,&quot;)" office:value-type="string" office:string-value="IICSTUS," calcext:value-type="string">
            <text:p>IICSTUS,</text:p>
          </table:table-cell>
          <table:table-cell table:style-name="ce544" table:formula="of:=COM.MICROSOFT.CONCAT(&quot;0x0&quot;; [$'XFRs (datasheet)'.C41]; &quot;,&quot;)" office:value-type="string" office:string-value="0x0F02," calcext:value-type="string">
            <text:p>0x0F02,</text:p>
          </table:table-cell>
          <table:table-cell table:style-name="ce545" table:formula="of:=IF([$'XFRs (datasheet)'.D41] = &quot;R&quot;; &quot;read&quot;; IF([$'XFRs (datasheet)'.D41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1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2]; &quot;,&quot;)" office:value-type="string" office:string-value="INTFLG," calcext:value-type="string">
            <text:p>INTFLG,</text:p>
          </table:table-cell>
          <table:table-cell table:style-name="ce544" table:formula="of:=COM.MICROSOFT.CONCAT(&quot;0x0&quot;; [$'XFRs (datasheet)'.C42]; &quot;,&quot;)" office:value-type="string" office:string-value="0x0F03," calcext:value-type="string">
            <text:p>0x0F03,</text:p>
          </table:table-cell>
          <table:table-cell table:style-name="ce545" table:formula="of:=IF([$'XFRs (datasheet)'.D42] = &quot;R&quot;; &quot;read&quot;; IF([$'XFRs (datasheet)'.D42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2]; &quot; */&quot;)" office:value-type="string" office:string-value="/** Interrupt flag register. Interrupts set the flag bits, writing 1 to a bit will clear it. */" calcext:value-type="string">
            <text:p>/** Interrupt flag register. Interrupts set the flag bits, writing 1 to a bit will clear it.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3]; &quot;,&quot;)" office:value-type="string" office:string-value="INTFLG," calcext:value-type="string">
            <text:p>INTFLG,</text:p>
          </table:table-cell>
          <table:table-cell table:style-name="ce544" table:formula="of:=COM.MICROSOFT.CONCAT(&quot;0x0&quot;; [$'XFRs (datasheet)'.C43]; &quot;,&quot;)" office:value-type="string" office:string-value="0x0F03," calcext:value-type="string">
            <text:p>0x0F03,</text:p>
          </table:table-cell>
          <table:table-cell table:style-name="ce545" table:formula="of:=IF([$'XFRs (datasheet)'.D43] = &quot;R&quot;; &quot;read&quot;; IF([$'XFRs (datasheet)'.D43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3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4]; &quot;,&quot;)" office:value-type="string" office:string-value="INTEN," calcext:value-type="string">
            <text:p>INTEN,</text:p>
          </table:table-cell>
          <table:table-cell table:style-name="ce544" table:formula="of:=COM.MICROSOFT.CONCAT(&quot;0x0&quot;; [$'XFRs (datasheet)'.C44]; &quot;,&quot;)" office:value-type="string" office:string-value="0x0F04," calcext:value-type="string">
            <text:p>0x0F04,</text:p>
          </table:table-cell>
          <table:table-cell table:style-name="ce545" table:formula="of:=IF([$'XFRs (datasheet)'.D44] = &quot;R&quot;; &quot;read&quot;; IF([$'XFRs (datasheet)'.D44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4]; &quot; */&quot;)" office:value-type="string" office:string-value="/** Interrupt enable register */" calcext:value-type="string">
            <text:p>/** Interrupt enable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5]; &quot;,&quot;)" office:value-type="string" office:string-value="MBUF," calcext:value-type="string">
            <text:p>MBUF,</text:p>
          </table:table-cell>
          <table:table-cell table:style-name="ce544" table:formula="of:=COM.MICROSOFT.CONCAT(&quot;0x0&quot;; [$'XFRs (datasheet)'.C45]; &quot;,&quot;)" office:value-type="string" office:string-value="0x0F05," calcext:value-type="string">
            <text:p>0x0F05,</text:p>
          </table:table-cell>
          <table:table-cell table:style-name="ce545" table:formula="of:=IF([$'XFRs (datasheet)'.D45] = &quot;R&quot;; &quot;read&quot;; IF([$'XFRs (datasheet)'.D45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5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6]; &quot;,&quot;)" office:value-type="string" office:string-value="RCABUF," calcext:value-type="string">
            <text:p>RCABUF,</text:p>
          </table:table-cell>
          <table:table-cell table:style-name="ce544" table:formula="of:=COM.MICROSOFT.CONCAT(&quot;0x0&quot;; [$'XFRs (datasheet)'.C46]; &quot;,&quot;)" office:value-type="string" office:string-value="0x0F06," calcext:value-type="string">
            <text:p>0x0F06,</text:p>
          </table:table-cell>
          <table:table-cell table:style-name="ce545" table:formula="of:=IF([$'XFRs (datasheet)'.D46] = &quot;R&quot;; &quot;read&quot;; IF([$'XFRs (datasheet)'.D46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6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7]; &quot;,&quot;)" office:value-type="string" office:string-value="TXABUF," calcext:value-type="string">
            <text:p>TXABUF,</text:p>
          </table:table-cell>
          <table:table-cell table:style-name="ce544" table:formula="of:=COM.MICROSOFT.CONCAT(&quot;0x0&quot;; [$'XFRs (datasheet)'.C47]; &quot;,&quot;)" office:value-type="string" office:string-value="0x0F06," calcext:value-type="string">
            <text:p>0x0F06,</text:p>
          </table:table-cell>
          <table:table-cell table:style-name="ce545" table:formula="of:=IF([$'XFRs (datasheet)'.D47] = &quot;R&quot;; &quot;read&quot;; IF([$'XFRs (datasheet)'.D47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7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8]; &quot;,&quot;)" office:value-type="string" office:string-value="SLVAADR," calcext:value-type="string">
            <text:p>SLVAADR,</text:p>
          </table:table-cell>
          <table:table-cell table:style-name="ce544" table:formula="of:=COM.MICROSOFT.CONCAT(&quot;0x0&quot;; [$'XFRs (datasheet)'.C48]; &quot;,&quot;)" office:value-type="string" office:string-value="0x0F07," calcext:value-type="string">
            <text:p>0x0F07,</text:p>
          </table:table-cell>
          <table:table-cell table:style-name="ce545" table:formula="of:=IF([$'XFRs (datasheet)'.D48] = &quot;R&quot;; &quot;read&quot;; IF([$'XFRs (datasheet)'.D48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8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49]; &quot;,&quot;)" office:value-type="string" office:string-value="RCBBUF," calcext:value-type="string">
            <text:p>RCBBUF,</text:p>
          </table:table-cell>
          <table:table-cell table:style-name="ce544" table:formula="of:=COM.MICROSOFT.CONCAT(&quot;0x0&quot;; [$'XFRs (datasheet)'.C49]; &quot;,&quot;)" office:value-type="string" office:string-value="0x0F08," calcext:value-type="string">
            <text:p>0x0F08,</text:p>
          </table:table-cell>
          <table:table-cell table:style-name="ce545" table:formula="of:=IF([$'XFRs (datasheet)'.D49] = &quot;R&quot;; &quot;read&quot;; IF([$'XFRs (datasheet)'.D49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49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0]; &quot;,&quot;)" office:value-type="string" office:string-value="TXBBUF," calcext:value-type="string">
            <text:p>TXBBUF,</text:p>
          </table:table-cell>
          <table:table-cell table:style-name="ce544" table:formula="of:=COM.MICROSOFT.CONCAT(&quot;0x0&quot;; [$'XFRs (datasheet)'.C50]; &quot;,&quot;)" office:value-type="string" office:string-value="0x0F08," calcext:value-type="string">
            <text:p>0x0F08,</text:p>
          </table:table-cell>
          <table:table-cell table:style-name="ce545" table:formula="of:=IF([$'XFRs (datasheet)'.D50] = &quot;R&quot;; &quot;read&quot;; IF([$'XFRs (datasheet)'.D50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0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1]; &quot;,&quot;)" office:value-type="string" office:string-value="SLVBADR," calcext:value-type="string">
            <text:p>SLVBADR,</text:p>
          </table:table-cell>
          <table:table-cell table:style-name="ce544" table:formula="of:=COM.MICROSOFT.CONCAT(&quot;0x0&quot;; [$'XFRs (datasheet)'.C51]; &quot;,&quot;)" office:value-type="string" office:string-value="0x0F09," calcext:value-type="string">
            <text:p>0x0F09,</text:p>
          </table:table-cell>
          <table:table-cell table:style-name="ce545" table:formula="of:=IF([$'XFRs (datasheet)'.D51] = &quot;R&quot;; &quot;read&quot;; IF([$'XFRs (datasheet)'.D51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1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2]; &quot;,&quot;)" office:value-type="string" office:string-value="ADC," calcext:value-type="string">
            <text:p>ADC,</text:p>
          </table:table-cell>
          <table:table-cell table:style-name="ce544" table:formula="of:=COM.MICROSOFT.CONCAT(&quot;0x0&quot;; [$'XFRs (datasheet)'.C52]; &quot;,&quot;)" office:value-type="string" office:string-value="0x0F10," calcext:value-type="string">
            <text:p>0x0F10,</text:p>
          </table:table-cell>
          <table:table-cell table:style-name="ce545" table:formula="of:=IF([$'XFRs (datasheet)'.D52] = &quot;R&quot;; &quot;read&quot;; IF([$'XFRs (datasheet)'.D52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2]; &quot; */&quot;)" office:value-type="string" office:string-value="/** ADC control register */" calcext:value-type="string">
            <text:p>/** ADC control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3]; &quot;,&quot;)" office:value-type="string" office:string-value="ADC," calcext:value-type="string">
            <text:p>ADC,</text:p>
          </table:table-cell>
          <table:table-cell table:style-name="ce544" table:formula="of:=COM.MICROSOFT.CONCAT(&quot;0x0&quot;; [$'XFRs (datasheet)'.C53]; &quot;,&quot;)" office:value-type="string" office:string-value="0x0F10," calcext:value-type="string">
            <text:p>0x0F10,</text:p>
          </table:table-cell>
          <table:table-cell table:style-name="ce545" table:formula="of:=IF([$'XFRs (datasheet)'.D53] = &quot;R&quot;; &quot;read&quot;; IF([$'XFRs (datasheet)'.D53] = &quot;W&quot;; &quot;write&quot;; &quot;both&quot;))" office:value-type="string" office:string-value="read" calcext:value-type="string">
            <text:p>read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3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4]; &quot;,&quot;)" office:value-type="string" office:string-value="WDT," calcext:value-type="string">
            <text:p>WDT,</text:p>
          </table:table-cell>
          <table:table-cell table:style-name="ce544" table:formula="of:=COM.MICROSOFT.CONCAT(&quot;0x0&quot;; [$'XFRs (datasheet)'.C54]; &quot;,&quot;)" office:value-type="string" office:string-value="0x0F18," calcext:value-type="string">
            <text:p>0x0F18,</text:p>
          </table:table-cell>
          <table:table-cell table:style-name="ce545" table:formula="of:=IF([$'XFRs (datasheet)'.D54] = &quot;R&quot;; &quot;read&quot;; IF([$'XFRs (datasheet)'.D54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4]; &quot; */&quot;)" office:value-type="string" office:string-value="/** Watchdog timer control register */" calcext:value-type="string">
            <text:p>/** Watchdog timer control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5]; &quot;,&quot;)" office:value-type="string" office:string-value="ISPSLV," calcext:value-type="string">
            <text:p>ISPSLV,</text:p>
          </table:table-cell>
          <table:table-cell table:style-name="ce544" table:formula="of:=COM.MICROSOFT.CONCAT(&quot;0x0&quot;; [$'XFRs (datasheet)'.C55]; &quot;,&quot;)" office:value-type="string" office:string-value="0x0F0B," calcext:value-type="string">
            <text:p>0x0F0B,</text:p>
          </table:table-cell>
          <table:table-cell table:style-name="ce545" table:formula="of:=IF([$'XFRs (datasheet)'.D55] = &quot;R&quot;; &quot;read&quot;; IF([$'XFRs (datasheet)'.D55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5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6]; &quot;,&quot;)" office:value-type="string" office:string-value="ISPEN," calcext:value-type="string">
            <text:p>ISPEN,</text:p>
          </table:table-cell>
          <table:table-cell table:style-name="ce544" table:formula="of:=COM.MICROSOFT.CONCAT(&quot;0x0&quot;; [$'XFRs (datasheet)'.C56]; &quot;,&quot;)" office:value-type="string" office:string-value="0x0F0C," calcext:value-type="string">
            <text:p>0x0F0C,</text:p>
          </table:table-cell>
          <table:table-cell table:style-name="ce545" table:formula="of:=IF([$'XFRs (datasheet)'.D56] = &quot;R&quot;; &quot;read&quot;; IF([$'XFRs (datasheet)'.D56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6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7]; &quot;,&quot;)" office:value-type="string" office:string-value="OSDRA," calcext:value-type="string">
            <text:p>OSDRA,</text:p>
          </table:table-cell>
          <table:table-cell table:style-name="ce544" table:formula="of:=COM.MICROSOFT.CONCAT(&quot;0x0&quot;; [$'XFRs (datasheet)'.C57]; &quot;,&quot;)" office:value-type="string" office:string-value="0x0FA0," calcext:value-type="string">
            <text:p>0x0FA0,</text:p>
          </table:table-cell>
          <table:table-cell table:style-name="ce545" table:formula="of:=IF([$'XFRs (datasheet)'.D57] = &quot;R&quot;; &quot;read&quot;; IF([$'XFRs (datasheet)'.D57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7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8]; &quot;,&quot;)" office:value-type="string" office:string-value="OSDCA," calcext:value-type="string">
            <text:p>OSDCA,</text:p>
          </table:table-cell>
          <table:table-cell table:style-name="ce544" table:formula="of:=COM.MICROSOFT.CONCAT(&quot;0x0&quot;; [$'XFRs (datasheet)'.C58]; &quot;,&quot;)" office:value-type="string" office:string-value="0x0FA1," calcext:value-type="string">
            <text:p>0x0FA1,</text:p>
          </table:table-cell>
          <table:table-cell table:style-name="ce545" table:formula="of:=IF([$'XFRs (datasheet)'.D58] = &quot;R&quot;; &quot;read&quot;; IF([$'XFRs (datasheet)'.D58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8]; &quot; */&quot;)" office:value-type="string" office:string-value="/** This is the column address of the display RAM that next 9-bit data should be written into */" calcext:value-type="string">
            <text:p>/** This is the column address of the display RAM that next 9-bit data should be written into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59]; &quot;,&quot;)" office:value-type="string" office:string-value="OSDDT0," calcext:value-type="string">
            <text:p>OSDDT0,</text:p>
          </table:table-cell>
          <table:table-cell table:style-name="ce544" table:formula="of:=COM.MICROSOFT.CONCAT(&quot;0x0&quot;; [$'XFRs (datasheet)'.C59]; &quot;,&quot;)" office:value-type="string" office:string-value="0x0FA2," calcext:value-type="string">
            <text:p>0x0FA2,</text:p>
          </table:table-cell>
          <table:table-cell table:style-name="ce545" table:formula="of:=IF([$'XFRs (datasheet)'.D59] = &quot;R&quot;; &quot;read&quot;; IF([$'XFRs (datasheet)'.D59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59]; &quot; */&quot;)" office:value-type="string" office:string-value="/** Form a 9-bit value – (0 &lt;&lt; 8) || OSDDT0 and write into current display RAM address */" calcext:value-type="string">
            <text:p>/** Form a 9-bit value – (0 &lt;&lt; 8) || OSDDT0 and write into current display RAM address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0]; &quot;,&quot;)" office:value-type="string" office:string-value="OSDDT1," calcext:value-type="string">
            <text:p>OSDDT1,</text:p>
          </table:table-cell>
          <table:table-cell table:style-name="ce544" table:formula="of:=COM.MICROSOFT.CONCAT(&quot;0x0&quot;; [$'XFRs (datasheet)'.C60]; &quot;,&quot;)" office:value-type="string" office:string-value="0x0FA3," calcext:value-type="string">
            <text:p>0x0FA3,</text:p>
          </table:table-cell>
          <table:table-cell table:style-name="ce545" table:formula="of:=IF([$'XFRs (datasheet)'.D60] = &quot;R&quot;; &quot;read&quot;; IF([$'XFRs (datasheet)'.D60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0]; &quot; */&quot;)" office:value-type="string" office:string-value="/** Form a 9-bit value – (1 &lt;&lt; 8) || OSDDT1 and write into current display RAM address */" calcext:value-type="string">
            <text:p>/** Form a 9-bit value – (1 &lt;&lt; 8) || OSDDT1 and write into current display RAM address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1]; &quot;,&quot;)" office:value-type="string" office:string-value="W1ROW," calcext:value-type="string">
            <text:p>W1ROW,</text:p>
          </table:table-cell>
          <table:table-cell table:style-name="ce544" table:formula="of:=COM.MICROSOFT.CONCAT(&quot;0x0&quot;; [$'XFRs (datasheet)'.C61]; &quot;,&quot;)" office:value-type="string" office:string-value="0x0FC0," calcext:value-type="string">
            <text:p>0x0FC0,</text:p>
          </table:table-cell>
          <table:table-cell table:style-name="ce545" table:formula="of:=IF([$'XFRs (datasheet)'.D61] = &quot;R&quot;; &quot;read&quot;; IF([$'XFRs (datasheet)'.D61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1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2]; &quot;,&quot;)" office:value-type="string" office:string-value="W1COL," calcext:value-type="string">
            <text:p>W1COL,</text:p>
          </table:table-cell>
          <table:table-cell table:style-name="ce544" table:formula="of:=COM.MICROSOFT.CONCAT(&quot;0x0&quot;; [$'XFRs (datasheet)'.C62]; &quot;,&quot;)" office:value-type="string" office:string-value="0x0FC1," calcext:value-type="string">
            <text:p>0x0FC1,</text:p>
          </table:table-cell>
          <table:table-cell table:style-name="ce545" table:formula="of:=IF([$'XFRs (datasheet)'.D62] = &quot;R&quot;; &quot;read&quot;; IF([$'XFRs (datasheet)'.D62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2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3]; &quot;,&quot;)" office:value-type="string" office:string-value="W1COL," calcext:value-type="string">
            <text:p>W1COL,</text:p>
          </table:table-cell>
          <table:table-cell table:style-name="ce544" table:formula="of:=COM.MICROSOFT.CONCAT(&quot;0x0&quot;; [$'XFRs (datasheet)'.C63]; &quot;,&quot;)" office:value-type="string" office:string-value="0x0FC2," calcext:value-type="string">
            <text:p>0x0FC2,</text:p>
          </table:table-cell>
          <table:table-cell table:style-name="ce545" table:formula="of:=IF([$'XFRs (datasheet)'.D63] = &quot;R&quot;; &quot;read&quot;; IF([$'XFRs (datasheet)'.D63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3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4]; &quot;,&quot;)" office:value-type="string" office:string-value="W2ROW," calcext:value-type="string">
            <text:p>W2ROW,</text:p>
          </table:table-cell>
          <table:table-cell table:style-name="ce544" table:formula="of:=COM.MICROSOFT.CONCAT(&quot;0x0&quot;; [$'XFRs (datasheet)'.C64]; &quot;,&quot;)" office:value-type="string" office:string-value="0x0FC3," calcext:value-type="string">
            <text:p>0x0FC3,</text:p>
          </table:table-cell>
          <table:table-cell table:style-name="ce545" table:formula="of:=IF([$'XFRs (datasheet)'.D64] = &quot;R&quot;; &quot;read&quot;; IF([$'XFRs (datasheet)'.D64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4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5]; &quot;,&quot;)" office:value-type="string" office:string-value="W2COL," calcext:value-type="string">
            <text:p>W2COL,</text:p>
          </table:table-cell>
          <table:table-cell table:style-name="ce544" table:formula="of:=COM.MICROSOFT.CONCAT(&quot;0x0&quot;; [$'XFRs (datasheet)'.C65]; &quot;,&quot;)" office:value-type="string" office:string-value="0x0FC4," calcext:value-type="string">
            <text:p>0x0FC4,</text:p>
          </table:table-cell>
          <table:table-cell table:style-name="ce545" table:formula="of:=IF([$'XFRs (datasheet)'.D65] = &quot;R&quot;; &quot;read&quot;; IF([$'XFRs (datasheet)'.D65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5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6]; &quot;,&quot;)" office:value-type="string" office:string-value="W2COL," calcext:value-type="string">
            <text:p>W2COL,</text:p>
          </table:table-cell>
          <table:table-cell table:style-name="ce544" table:formula="of:=COM.MICROSOFT.CONCAT(&quot;0x0&quot;; [$'XFRs (datasheet)'.C66]; &quot;,&quot;)" office:value-type="string" office:string-value="0x0FC5," calcext:value-type="string">
            <text:p>0x0FC5,</text:p>
          </table:table-cell>
          <table:table-cell table:style-name="ce545" table:formula="of:=IF([$'XFRs (datasheet)'.D66] = &quot;R&quot;; &quot;read&quot;; IF([$'XFRs (datasheet)'.D66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6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7]; &quot;,&quot;)" office:value-type="string" office:string-value="W3ROW," calcext:value-type="string">
            <text:p>W3ROW,</text:p>
          </table:table-cell>
          <table:table-cell table:style-name="ce544" table:formula="of:=COM.MICROSOFT.CONCAT(&quot;0x0&quot;; [$'XFRs (datasheet)'.C67]; &quot;,&quot;)" office:value-type="string" office:string-value="0x0FC6," calcext:value-type="string">
            <text:p>0x0FC6,</text:p>
          </table:table-cell>
          <table:table-cell table:style-name="ce545" table:formula="of:=IF([$'XFRs (datasheet)'.D67] = &quot;R&quot;; &quot;read&quot;; IF([$'XFRs (datasheet)'.D67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7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8]; &quot;,&quot;)" office:value-type="string" office:string-value="W3COL," calcext:value-type="string">
            <text:p>W3COL,</text:p>
          </table:table-cell>
          <table:table-cell table:style-name="ce544" table:formula="of:=COM.MICROSOFT.CONCAT(&quot;0x0&quot;; [$'XFRs (datasheet)'.C68]; &quot;,&quot;)" office:value-type="string" office:string-value="0x0FC7," calcext:value-type="string">
            <text:p>0x0FC7,</text:p>
          </table:table-cell>
          <table:table-cell table:style-name="ce545" table:formula="of:=IF([$'XFRs (datasheet)'.D68] = &quot;R&quot;; &quot;read&quot;; IF([$'XFRs (datasheet)'.D68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8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69]; &quot;,&quot;)" office:value-type="string" office:string-value="W3COL," calcext:value-type="string">
            <text:p>W3COL,</text:p>
          </table:table-cell>
          <table:table-cell table:style-name="ce544" table:formula="of:=COM.MICROSOFT.CONCAT(&quot;0x0&quot;; [$'XFRs (datasheet)'.C69]; &quot;,&quot;)" office:value-type="string" office:string-value="0x0FC8," calcext:value-type="string">
            <text:p>0x0FC8,</text:p>
          </table:table-cell>
          <table:table-cell table:style-name="ce545" table:formula="of:=IF([$'XFRs (datasheet)'.D69] = &quot;R&quot;; &quot;read&quot;; IF([$'XFRs (datasheet)'.D69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69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0]; &quot;,&quot;)" office:value-type="string" office:string-value="W4ROW," calcext:value-type="string">
            <text:p>W4ROW,</text:p>
          </table:table-cell>
          <table:table-cell table:style-name="ce544" table:formula="of:=COM.MICROSOFT.CONCAT(&quot;0x0&quot;; [$'XFRs (datasheet)'.C70]; &quot;,&quot;)" office:value-type="string" office:string-value="0x0FC9," calcext:value-type="string">
            <text:p>0x0FC9,</text:p>
          </table:table-cell>
          <table:table-cell table:style-name="ce545" table:formula="of:=IF([$'XFRs (datasheet)'.D70] = &quot;R&quot;; &quot;read&quot;; IF([$'XFRs (datasheet)'.D70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0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1]; &quot;,&quot;)" office:value-type="string" office:string-value="W4COL," calcext:value-type="string">
            <text:p>W4COL,</text:p>
          </table:table-cell>
          <table:table-cell table:style-name="ce544" table:formula="of:=COM.MICROSOFT.CONCAT(&quot;0x0&quot;; [$'XFRs (datasheet)'.C71]; &quot;,&quot;)" office:value-type="string" office:string-value="0x0FCA," calcext:value-type="string">
            <text:p>0x0FCA,</text:p>
          </table:table-cell>
          <table:table-cell table:style-name="ce545" table:formula="of:=IF([$'XFRs (datasheet)'.D71] = &quot;R&quot;; &quot;read&quot;; IF([$'XFRs (datasheet)'.D71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1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2]; &quot;,&quot;)" office:value-type="string" office:string-value="W4COL," calcext:value-type="string">
            <text:p>W4COL,</text:p>
          </table:table-cell>
          <table:table-cell table:style-name="ce544" table:formula="of:=COM.MICROSOFT.CONCAT(&quot;0x0&quot;; [$'XFRs (datasheet)'.C72]; &quot;,&quot;)" office:value-type="string" office:string-value="0x0FCB," calcext:value-type="string">
            <text:p>0x0FCB,</text:p>
          </table:table-cell>
          <table:table-cell table:style-name="ce545" table:formula="of:=IF([$'XFRs (datasheet)'.D72] = &quot;R&quot;; &quot;read&quot;; IF([$'XFRs (datasheet)'.D72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2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3]; &quot;,&quot;)" office:value-type="string" office:string-value="VERTD," calcext:value-type="string">
            <text:p>VERTD,</text:p>
          </table:table-cell>
          <table:table-cell table:style-name="ce544" table:formula="of:=COM.MICROSOFT.CONCAT(&quot;0x0&quot;; [$'XFRs (datasheet)'.C73]; &quot;,&quot;)" office:value-type="string" office:string-value="0x0FCC," calcext:value-type="string">
            <text:p>0x0FCC,</text:p>
          </table:table-cell>
          <table:table-cell table:style-name="ce545" table:formula="of:=IF([$'XFRs (datasheet)'.D73] = &quot;R&quot;; &quot;read&quot;; IF([$'XFRs (datasheet)'.D73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3]; &quot; */&quot;)" office:value-type="string" office:string-value="/** Starting position for vert. display. Starts at line 4*VERTD + 1. Power-up value: 4 */" calcext:value-type="string">
            <text:p>/** Starting position for vert. display. Starts at line 4*VERTD + 1. Power-up value: 4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4]; &quot;,&quot;)" office:value-type="string" office:string-value="HORD," calcext:value-type="string">
            <text:p>HORD,</text:p>
          </table:table-cell>
          <table:table-cell table:style-name="ce544" table:formula="of:=COM.MICROSOFT.CONCAT(&quot;0x0&quot;; [$'XFRs (datasheet)'.C74]; &quot;,&quot;)" office:value-type="string" office:string-value="0x0FCD," calcext:value-type="string">
            <text:p>0x0FCD,</text:p>
          </table:table-cell>
          <table:table-cell table:style-name="ce545" table:formula="of:=IF([$'XFRs (datasheet)'.D74] = &quot;R&quot;; &quot;read&quot;; IF([$'XFRs (datasheet)'.D74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4]; &quot; */&quot;)" office:value-type="string" office:string-value="/** Starting position for hor. display. Starts at dot 6*HORD + 49. Power-up value: 15 */" calcext:value-type="string">
            <text:p>/** Starting position for hor. display. Starts at dot 6*HORD + 49. Power-up value: 15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5]; &quot;,&quot;)" office:value-type="string" office:string-value="CH," calcext:value-type="string">
            <text:p>CH,</text:p>
          </table:table-cell>
          <table:table-cell table:style-name="ce544" table:formula="of:=COM.MICROSOFT.CONCAT(&quot;0x0&quot;; [$'XFRs (datasheet)'.C75]; &quot;,&quot;)" office:value-type="string" office:string-value="0x0FCE," calcext:value-type="string">
            <text:p>0x0FCE,</text:p>
          </table:table-cell>
          <table:table-cell table:style-name="ce545" table:formula="of:=IF([$'XFRs (datasheet)'.D75] = &quot;R&quot;; &quot;read&quot;; IF([$'XFRs (datasheet)'.D75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5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6]; &quot;,&quot;)" office:value-type="string" office:string-value="RSPACE," calcext:value-type="string">
            <text:p>RSPACE,</text:p>
          </table:table-cell>
          <table:table-cell table:style-name="ce544" table:formula="of:=COM.MICROSOFT.CONCAT(&quot;0x0&quot;; [$'XFRs (datasheet)'.C76]; &quot;,&quot;)" office:value-type="string" office:string-value="0x0FD0," calcext:value-type="string">
            <text:p>0x0FD0,</text:p>
          </table:table-cell>
          <table:table-cell table:style-name="ce545" table:formula="of:=IF([$'XFRs (datasheet)'.D76] = &quot;R&quot;; &quot;read&quot;; IF([$'XFRs (datasheet)'.D76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6]; &quot; */&quot;)" office:value-type="string" office:string-value="/**  */" calcext:value-type="string">
            <text:p>/** <text:s/>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7]; &quot;,&quot;)" office:value-type="string" office:string-value="OSDCON," calcext:value-type="string">
            <text:p>OSDCON,</text:p>
          </table:table-cell>
          <table:table-cell table:style-name="ce544" table:formula="of:=COM.MICROSOFT.CONCAT(&quot;0x0&quot;; [$'XFRs (datasheet)'.C77]; &quot;,&quot;)" office:value-type="string" office:string-value="0x0FD1," calcext:value-type="string">
            <text:p>0x0FD1,</text:p>
          </table:table-cell>
          <table:table-cell table:style-name="ce545" table:formula="of:=IF([$'XFRs (datasheet)'.D77] = &quot;R&quot;; &quot;read&quot;; IF([$'XFRs (datasheet)'.D77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7]; &quot; */&quot;)" office:value-type="string" office:string-value="/** OSD control register */" calcext:value-type="string">
            <text:p>/** OSD control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8]; &quot;,&quot;)" office:value-type="string" office:string-value="OSDCON," calcext:value-type="string">
            <text:p>OSDCON,</text:p>
          </table:table-cell>
          <table:table-cell table:style-name="ce544" table:formula="of:=COM.MICROSOFT.CONCAT(&quot;0x0&quot;; [$'XFRs (datasheet)'.C78]; &quot;,&quot;)" office:value-type="string" office:string-value="0x0FD2," calcext:value-type="string">
            <text:p>0x0FD2,</text:p>
          </table:table-cell>
          <table:table-cell table:style-name="ce545" table:formula="of:=IF([$'XFRs (datasheet)'.D78] = &quot;R&quot;; &quot;read&quot;; IF([$'XFRs (datasheet)'.D78] = &quot;W&quot;; &quot;write&quot;; &quot;both&quot;))" office:value-type="string" office:string-value="both" calcext:value-type="string">
            <text:p>both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8]; &quot; */&quot;)" office:value-type="string" office:string-value="/** OSD control register */" calcext:value-type="string">
            <text:p>/** OSD control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79]; &quot;,&quot;)" office:value-type="string" office:string-value="CHSC," calcext:value-type="string">
            <text:p>CHSC,</text:p>
          </table:table-cell>
          <table:table-cell table:style-name="ce544" table:formula="of:=COM.MICROSOFT.CONCAT(&quot;0x0&quot;; [$'XFRs (datasheet)'.C79]; &quot;,&quot;)" office:value-type="string" office:string-value="0x0FD3," calcext:value-type="string">
            <text:p>0x0FD3,</text:p>
          </table:table-cell>
          <table:table-cell table:style-name="ce545" table:formula="of:=IF([$'XFRs (datasheet)'.D79] = &quot;R&quot;; &quot;read&quot;; IF([$'XFRs (datasheet)'.D79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79]; &quot; */&quot;)" office:value-type="string" office:string-value="/** Character shadow colour */" calcext:value-type="string">
            <text:p>/** Character shadow colou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80]; &quot;,&quot;)" office:value-type="string" office:string-value="FSSTP," calcext:value-type="string">
            <text:p>FSSTP,</text:p>
          </table:table-cell>
          <table:table-cell table:style-name="ce544" table:formula="of:=COM.MICROSOFT.CONCAT(&quot;0x0&quot;; [$'XFRs (datasheet)'.C80]; &quot;,&quot;)" office:value-type="string" office:string-value="0x0FD4," calcext:value-type="string">
            <text:p>0x0FD4,</text:p>
          </table:table-cell>
          <table:table-cell table:style-name="ce545" table:formula="of:=IF([$'XFRs (datasheet)'.D80] = &quot;R&quot;; &quot;read&quot;; IF([$'XFRs (datasheet)'.D80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80]; &quot; */&quot;)" office:value-type="string" office:string-value="/** Full screen self-test pattern control register */" calcext:value-type="string">
            <text:p>/** Full screen self-test pattern control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81]; &quot;,&quot;)" office:value-type="string" office:string-value="WINSW," calcext:value-type="string">
            <text:p>WINSW,</text:p>
          </table:table-cell>
          <table:table-cell table:style-name="ce544" table:formula="of:=COM.MICROSOFT.CONCAT(&quot;0x0&quot;; [$'XFRs (datasheet)'.C81]; &quot;,&quot;)" office:value-type="string" office:string-value="0x0FD5," calcext:value-type="string">
            <text:p>0x0FD5,</text:p>
          </table:table-cell>
          <table:table-cell table:style-name="ce545" table:formula="of:=IF([$'XFRs (datasheet)'.D81] = &quot;R&quot;; &quot;read&quot;; IF([$'XFRs (datasheet)'.D81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81]; &quot; */&quot;)" office:value-type="string" office:string-value="/** Window shadow width control register */" calcext:value-type="string">
            <text:p>/** Window shadow width control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82]; &quot;,&quot;)" office:value-type="string" office:string-value="WINSH," calcext:value-type="string">
            <text:p>WINSH,</text:p>
          </table:table-cell>
          <table:table-cell table:style-name="ce544" table:formula="of:=COM.MICROSOFT.CONCAT(&quot;0x0&quot;; [$'XFRs (datasheet)'.C82]; &quot;,&quot;)" office:value-type="string" office:string-value="0x0FD6," calcext:value-type="string">
            <text:p>0x0FD6,</text:p>
          </table:table-cell>
          <table:table-cell table:style-name="ce545" table:formula="of:=IF([$'XFRs (datasheet)'.D82] = &quot;R&quot;; &quot;read&quot;; IF([$'XFRs (datasheet)'.D82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82]; &quot; */&quot;)" office:value-type="string" office:string-value="/** Window shadows height control register */" calcext:value-type="string">
            <text:p>/** Window shadows height control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83]; &quot;,&quot;)" office:value-type="string" office:string-value="WINSC," calcext:value-type="string">
            <text:p>WINSC,</text:p>
          </table:table-cell>
          <table:table-cell table:style-name="ce544" table:formula="of:=COM.MICROSOFT.CONCAT(&quot;0x0&quot;; [$'XFRs (datasheet)'.C83]; &quot;,&quot;)" office:value-type="string" office:string-value="0x0FD7," calcext:value-type="string">
            <text:p>0x0FD7,</text:p>
          </table:table-cell>
          <table:table-cell table:style-name="ce545" table:formula="of:=IF([$'XFRs (datasheet)'.D83] = &quot;R&quot;; &quot;read&quot;; IF([$'XFRs (datasheet)'.D83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83]; &quot; */&quot;)" office:value-type="string" office:string-value="/** Window shadow colour register */" calcext:value-type="string">
            <text:p>/** Window shadow colour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84]; &quot;,&quot;)" office:value-type="string" office:string-value="WINSC," calcext:value-type="string">
            <text:p>WINSC,</text:p>
          </table:table-cell>
          <table:table-cell table:style-name="ce544" table:formula="of:=COM.MICROSOFT.CONCAT(&quot;0x0&quot;; [$'XFRs (datasheet)'.C84]; &quot;,&quot;)" office:value-type="string" office:string-value="0x0FD8," calcext:value-type="string">
            <text:p>0x0FD8,</text:p>
          </table:table-cell>
          <table:table-cell table:style-name="ce545" table:formula="of:=IF([$'XFRs (datasheet)'.D84] = &quot;R&quot;; &quot;read&quot;; IF([$'XFRs (datasheet)'.D84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84]; &quot; */&quot;)" office:value-type="string" office:string-value="/** Window shadow colour register */" calcext:value-type="string">
            <text:p>/** Window shadow colour register */</text:p>
          </table:table-cell>
        </table:table-row>
        <table:table-row table:style-name="ro3">
          <table:table-cell table:style-name="ce541" office:value-type="string" calcext:value-type="string">
            <text:p>XFR(</text:p>
          </table:table-cell>
          <table:table-cell table:style-name="ce543" table:formula="of:=COM.MICROSOFT.CONCAT([$'XFRs (datasheet)'.B85]; &quot;,&quot;)" office:value-type="string" office:string-value="XDEL," calcext:value-type="string">
            <text:p>XDEL,</text:p>
          </table:table-cell>
          <table:table-cell table:style-name="ce544" table:formula="of:=COM.MICROSOFT.CONCAT(&quot;0x0&quot;; [$'XFRs (datasheet)'.C85]; &quot;,&quot;)" office:value-type="string" office:string-value="0x0FD9," calcext:value-type="string">
            <text:p>0x0FD9,</text:p>
          </table:table-cell>
          <table:table-cell table:style-name="ce545" table:formula="of:=IF([$'XFRs (datasheet)'.D85] = &quot;R&quot;; &quot;read&quot;; IF([$'XFRs (datasheet)'.D85] = &quot;W&quot;; &quot;write&quot;; &quot;both&quot;))" office:value-type="string" office:string-value="write" calcext:value-type="string">
            <text:p>write</text:p>
          </table:table-cell>
          <table:table-cell table:style-name="ce546" office:value-type="string" calcext:value-type="string">
            <text:p>);</text:p>
          </table:table-cell>
          <table:table-cell table:style-name="ce548" table:formula="of:=COM.MICROSOFT.CONCAT(&quot;/** &quot;; [$'XFRs (datasheet)'.M85]; &quot; */&quot;)" office:value-type="string" office:string-value="/** Rout, Gout, Bout, FBKG and INT outputs delay reference to pin XIN input falling edge control register */" calcext:value-type="string">
            <text:p>/** Rout, Gout, Bout, FBKG and INT outputs delay reference to pin XIN input falling edge control register */</text:p>
          </table:table-cell>
        </table:table-row>
        <table:table-row table:style-name="ro3" table:number-rows-repeated="104848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'XFRs (datasheet)'.A1:'XFRs (datasheet)'.M1048576"/>
        <table:database-range table:name="__Anonymous_Sheet_DB__1" table:target-range-address="'XFRs (memmap)'.A1:'XFRs (memmap)'.N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v" fo:country="LV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Kompanija NA</meta:initial-creator>
    <meta:creation-date>2024-04-04T14:38:03Z</meta:creation-date>
    <dc:date>2025-12-14T18:09:12.894212585</dc:date>
    <meta:editing-duration>PT5H45M27S</meta:editing-duration>
    <meta:editing-cycles>11</meta:editing-cycles>
    <meta:document-statistic meta:table-count="5" meta:cell-count="7458" meta:object-count="0"/>
  </office:meta>
</office:document-meta>
</file>

<file path=Basic/Standard/Eval.xml><?xml version="1.0" encoding="utf-8"?>
<!DOCTYPE module  PUBLIC '-//OpenOffice.org//DTD OfficeDocument 1.0//EN'  'module.dtd'>
<script:module xmlns:script="http://openoffice.org/2000/script" script:name="Eval" script:language="StarBasic" script:moduleType="normal">REM  *****  BASIC  *****

nction EvalFormula(sFormula As String) As Double
    Dim oSheet As Object
    Dim oCell As Object

    oSheet = ThisComponent.CurrentController.ActiveSheet
    oCell = oSheet.getCellByPosition(0, 0) ' temporary cell A1

    oCell.Formula = "=" &amp; sFormula
    EvalFormula = oCell.Valu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va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